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Ubuntu" svg:font-family="Ubuntu"/>
    <style:font-face style:name="Google Sans" svg:font-family="&quot;Google Sans&quot;"/>
    <style:font-face style:name="&quot;Google Sans&quot;" svg:font-family="&quot;&quot;Google Sans&quot;&quot;"/>
    <style:font-face style:name="Roboto" svg:font-family="Roboto"/>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9CB9C"/>
      <style:text-properties style:font-name="Ubuntu" style:font-name-asian="Ubuntu" style:font-name-complex="Ubuntu"/>
    </style:style>
    <style:style style:name="ce3" style:family="table-cell" style:parent-style-name="Default" style:data-style-name="N0">
      <style:table-cell-properties style:vertical-align="middle" fo:background-color="#F9CB9C"/>
      <style:text-properties style:font-name="Ubuntu" style:font-name-asian="Ubuntu" style:font-name-complex="Ubuntu"/>
    </style:style>
    <style:style style:name="ce4" style:family="table-cell" style:parent-style-name="Default" style:data-style-name="N0">
      <style:table-cell-properties style:vertical-align="middle" fo:wrap-option="wrap" fo:background-color="#F9CB9C"/>
      <style:text-properties style:font-name="Ubuntu" style:font-name-asian="Ubuntu" style:font-name-complex="Ubuntu" fo:font-weight="bold" style:font-weight-asian="bold" style:font-weight-complex="bold"/>
    </style:style>
    <style:style style:name="ce5" style:family="table-cell" style:parent-style-name="Default" style:data-style-name="N0">
      <style:table-cell-properties style:vertical-align="middle" fo:wrap-option="wrap" fo:background-color="#F9CB9C"/>
      <style:text-properties style:font-name="Ubuntu" style:font-name-asian="Ubuntu" style:font-name-complex="Ubuntu" fo:font-size="11pt" style:font-size-asian="11pt" style:font-size-complex="11pt"/>
    </style:style>
    <style:style style:name="ce6" style:family="table-cell" style:parent-style-name="Default" style:data-style-name="N0">
      <style:table-cell-properties style:vertical-align="top" fo:wrap-option="wrap" fo:background-color="#F9CB9C"/>
      <style:text-properties style:font-name="Ubuntu" style:font-name-asian="Ubuntu" style:font-name-complex="Ubuntu"/>
    </style:style>
    <style:style style:name="ce7" style:family="table-cell" style:parent-style-name="Default" style:data-style-name="N0">
      <style:table-cell-properties style:vertical-align="top" fo:wrap-option="wrap" fo:background-color="#F9CB9C"/>
      <style:text-properties style:font-name="Google Sans" style:font-name-asian="Google Sans" style:font-name-complex="Google Sans"/>
    </style:style>
    <style:style style:name="ce8" style:family="table-cell" style:parent-style-name="Default" style:data-style-name="N0">
      <style:table-cell-properties style:vertical-align="middle" fo:wrap-option="wrap" fo:background-color="#F9CB9C"/>
      <style:text-properties style:font-name="Google Sans" style:font-name-asian="Google Sans" style:font-name-complex="Google Sans"/>
    </style:style>
    <style:style style:name="ce9" style:family="table-cell" style:parent-style-name="Default" style:data-style-name="N0">
      <style:table-cell-properties style:vertical-align="middle" fo:wrap-option="wrap" fo:background-color="#F9CB9C"/>
      <style:text-properties style:font-name="Ubuntu" style:font-name-asian="Ubuntu" style:font-name-complex="Ubuntu" fo:font-size="9pt" style:font-size-asian="9pt" style:font-size-complex="9pt"/>
    </style:style>
    <style:style style:name="ce10" style:family="table-cell" style:parent-style-name="Default" style:data-style-name="N0">
      <style:table-cell-properties style:vertical-align="top" fo:wrap-option="wrap" fo:background-color="#FFFFFF" style:repeat-content="false"/>
      <style:paragraph-properties fo:text-align="start" fo:margin-left="0cm"/>
      <style:text-properties fo:color="#1F1F1F" style:font-name="&quot;Google Sans&quot;" style:font-name-asian="&quot;Google Sans&quot;" style:font-name-complex="&quot;Google Sans&quot;"/>
    </style:style>
    <style:style style:name="ce11" style:family="table-cell" style:parent-style-name="Default" style:data-style-name="N0">
      <style:table-cell-properties style:vertical-align="top" fo:background-color="#FFFFFF" style:repeat-content="false"/>
      <style:paragraph-properties fo:text-align="end" fo:margin-right="0cm"/>
      <style:text-properties fo:color="#0000FF" style:font-name="Roboto" style:font-name-asian="Roboto" style:font-name-complex="Roboto" fo:font-size="11pt" style:font-size-asian="11pt" style:font-size-complex="11pt" style:text-underline-style="solid" style:text-underline-type="single" fo:font-weight="bold" style:font-weight-asian="bold" style:font-weight-complex="bold"/>
    </style:style>
    <style:style style:name="ce12" style:family="table-cell" style:parent-style-name="Default" style:data-style-name="N0">
      <style:table-cell-properties style:vertical-align="top" fo:background-color="#FFFFFF" style:repeat-content="false"/>
      <style:paragraph-properties fo:text-align="end" fo:margin-right="0cm"/>
      <style:text-properties fo:color="#0000FF" style:font-name="Roboto" style:font-name-asian="Roboto" style:font-name-complex="Roboto" fo:font-size="11pt" style:font-size-asian="11pt" style:font-size-complex="11pt" style:text-underline-style="solid" style:text-underline-type="single"/>
    </style:style>
    <style:style style:name="ce13" style:family="table-cell" style:parent-style-name="Default" style:data-style-name="N0">
      <style:table-cell-properties style:vertical-align="top" fo:wrap-option="wrap" fo:background-color="#FFFFFF" style:repeat-content="false"/>
      <style:paragraph-properties fo:text-align="start" fo:margin-left="0cm"/>
      <style:text-properties fo:color="#1F1F1F" style:font-name="&quot;Google Sans&quot;" style:font-name-asian="&quot;Google Sans&quot;" style:font-name-complex="&quot;Google Sans&quot;" fo:font-weight="bold" style:font-weight-asian="bold" style:font-weight-complex="bold"/>
    </style:style>
    <style:style style:name="ce14" style:family="table-cell" style:parent-style-name="Default" style:data-style-name="N0">
      <style:table-cell-properties style:vertical-align="top" fo:wrap-option="wrap" fo:background-color="#FFFFFF" style:repeat-content="false"/>
      <style:paragraph-properties fo:text-align="start" fo:margin-left="0cm"/>
      <style:text-properties fo:color="#1F1F1F" style:font-name="&quot;Google Sans&quot;" style:font-name-asian="&quot;Google Sans&quot;" style:font-name-complex="&quot;Google Sans&quot;" fo:font-size="11pt" style:font-size-asian="11pt" style:font-size-complex="11pt"/>
    </style:style>
    <style:style style:name="ce15" style:family="table-cell" style:parent-style-name="Default" style:data-style-name="N0">
      <style:table-cell-properties style:vertical-align="top" fo:wrap-option="wrap" fo:background-color="#FFFFFF" style:repeat-content="false"/>
      <style:paragraph-properties fo:text-align="start" fo:margin-left="0cm"/>
      <style:text-properties fo:color="#1F1F1F" style:font-name="Google Sans" style:font-name-asian="Google Sans" style:font-name-complex="Google Sans"/>
    </style:style>
    <style:style style:name="ce16" style:family="table-cell" style:parent-style-name="Default" style:data-style-name="N0">
      <style:table-cell-properties style:vertical-align="top" fo:background-color="#FFFFFF" style:repeat-content="false"/>
      <style:paragraph-properties fo:text-align="end" fo:margin-right="0cm"/>
      <style:text-properties style:font-name="Roboto" style:font-name-asian="Roboto" style:font-name-complex="Roboto" fo:font-size="11pt" style:font-size-asian="11pt" style:font-size-complex="11pt" fo:font-weight="bold" style:font-weight-asian="bold" style:font-weight-complex="bold"/>
    </style:style>
    <style:style style:name="ce17" style:family="table-cell" style:parent-style-name="Default" style:data-style-name="N0">
      <style:table-cell-properties style:vertical-align="top" fo:background-color="#FFFFFF" style:repeat-content="false"/>
      <style:paragraph-properties fo:text-align="end" fo:margin-right="0cm"/>
      <style:text-properties fo:color="#1F1F1F" style:font-name="Roboto" style:font-name-asian="Roboto" style:font-name-complex="Roboto" fo:font-size="11pt" style:font-size-asian="11pt" style:font-size-complex="11pt"/>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F1F1F" style:font-name="&quot;Google Sans&quot;" style:font-name-asian="&quot;Google Sans&quot;" style:font-name-complex="&quot;Google Sans&quot;"/>
    </style:style>
    <style:style style:name="ce19" style:family="table-cell" style:parent-style-name="Default" style:data-style-name="N0">
      <style:table-cell-properties style:vertical-align="top" fo:wrap-option="wrap" fo:background-color="#FFFFFF"/>
      <style:text-properties fo:color="#1F1F1F" style:font-name="Google Sans" style:font-name-asian="Google Sans" style:font-name-complex="Google Sans"/>
    </style:style>
    <style:style style:name="ce20" style:family="table-cell" style:parent-style-name="Default" style:data-style-name="N0">
      <style:table-cell-properties style:vertical-align="top" fo:wrap-option="wrap" fo:background-color="#FFFFFF"/>
      <style:text-properties fo:color="#1F1F1F" style:font-name="Google Sans" style:font-name-asian="Google Sans" style:font-name-complex="Google Sans" fo:font-weight="bold" style:font-weight-asian="bold" style:font-weight-complex="bold"/>
    </style:style>
    <style:style style:name="ce21" style:family="table-cell" style:parent-style-name="Default" style:data-style-name="N0">
      <style:table-cell-properties style:vertical-align="top" fo:background-color="#FFFFFF" style:repeat-content="false"/>
      <style:paragraph-properties fo:text-align="start" fo:margin-left="0cm"/>
      <style:text-properties fo:color="#1F1F1F" style:font-name="&quot;Google Sans&quot;" style:font-name-asian="&quot;Google Sans&quot;" style:font-name-complex="&quot;Google Sans&quot;" style:text-underline-style="solid" style:text-underline-type="single"/>
    </style:style>
    <style:style style:name="ce22" style:family="table-cell" style:parent-style-name="Default" style:data-style-name="N0">
      <style:table-cell-properties fo:border-top="thin solid #E1E3E1" fo:border-bottom="none" fo:border-left="none" fo:border-right="none" style:vertical-align="top" fo:wrap-option="wrap" fo:background-color="#FFFFFF"/>
      <style:text-properties style:font-name="Roboto" style:font-name-asian="Roboto" style:font-name-complex="Roboto"/>
    </style:style>
    <style:style style:name="ce23" style:family="table-cell" style:parent-style-name="Default" style:data-style-name="N0">
      <style:table-cell-properties style:vertical-align="top" style:repeat-content="false"/>
      <style:paragraph-properties fo:text-align="end" fo:margin-right="0cm"/>
      <style:text-properties fo:color="#0000FF" style:font-name="Roboto" style:font-name-asian="Roboto" style:font-name-complex="Roboto" fo:font-size="11pt" style:font-size-asian="11pt" style:font-size-complex="11pt" style:text-underline-style="solid" style:text-underline-type="single"/>
    </style:style>
    <style:style style:name="ce24" style:family="table-cell" style:parent-style-name="Default" style:data-style-name="N0">
      <style:table-cell-properties style:vertical-align="automatic"/>
    </style:style>
    <style:style style:name="ce25" style:family="table-cell" style:parent-style-name="Default" style:data-style-name="N0"/>
    <style:style style:name="ce26" style:family="table-cell" style:parent-style-name="Default" style:data-style-name="N0">
      <style:table-cell-properties style:vertical-align="top"/>
    </style:style>
    <style:style style:name="ce27" style:family="table-cell" style:parent-style-name="Default" style:data-style-name="N0">
      <style:table-cell-properties style:vertical-align="top" fo:wrap-option="wrap"/>
      <style:text-properties style:font-name="Google Sans" style:font-name-asian="Google Sans" style:font-name-complex="Google Sans"/>
    </style:style>
    <style:style style:name="ce28" style:family="table-cell" style:parent-style-name="Default" style:data-style-name="N0">
      <style:table-cell-properties style:vertical-align="top"/>
      <style:text-properties style:font-name="Google Sans" style:font-name-asian="Google Sans" style:font-name-complex="Google Sans"/>
    </style:style>
    <style:style style:name="ce29" style:family="table-cell" style:parent-style-name="Default" style:data-style-name="N0">
      <style:table-cell-properties style:vertical-align="automatic"/>
      <style:text-properties fo:font-size="11pt" style:font-size-asian="11pt" style:font-size-complex="11pt"/>
    </style:style>
    <style:style style:name="ce30" style:family="table-cell" style:parent-style-name="Default" style:data-style-name="N0">
      <style:table-cell-properties style:vertical-align="top" style:repeat-content="false"/>
      <style:paragraph-properties fo:text-align="end" fo:margin-right="0cm"/>
      <style:text-properties fo:color="#FFFFFF" style:font-name="Roboto" style:font-name-asian="Roboto" style:font-name-complex="Roboto" fo:font-size="11pt" style:font-size-asian="11pt" style:font-size-complex="11pt"/>
    </style:style>
    <style:style style:name="ce31" style:family="table-cell" style:parent-style-name="Default" style:data-style-name="N0">
      <style:table-cell-properties style:vertical-align="top" fo:wrap-option="wrap" fo:background-color="#FFFFFF" style:repeat-content="false"/>
      <style:paragraph-properties fo:text-align="start" fo:margin-left="0cm"/>
      <style:text-properties fo:color="#1F1F1F" style:font-name="&quot;Google Sans&quot;" style:font-name-asian="&quot;Google Sans&quot;" style:font-name-complex="&quot;Google Sans&quot;" fo:font-size="9pt" style:font-size-asian="9pt" style:font-size-complex="9pt"/>
    </style:style>
    <style:style style:name="ce32"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style:style>
    <style:style style:name="ce33" style:family="table-cell" style:parent-style-name="Default" style:data-style-name="N0">
      <style:table-cell-properties style:vertical-align="top" fo:wrap-option="wrap" fo:background-color="#B7B7B7" style:repeat-content="false"/>
      <style:paragraph-properties fo:text-align="start" fo:margin-left="0cm"/>
      <style:text-properties fo:color="#1F1F1F" style:font-name="&quot;Google Sans&quot;" style:font-name-asian="&quot;Google Sans&quot;" style:font-name-complex="&quot;Google Sans&quot;"/>
    </style:style>
    <style:style style:name="ce34" style:family="table-cell" style:parent-style-name="Default" style:data-style-name="N0">
      <style:table-cell-properties style:vertical-align="top" fo:background-color="#B7B7B7" style:repeat-content="false"/>
      <style:paragraph-properties fo:text-align="end" fo:margin-right="0cm"/>
      <style:text-properties fo:color="#1F1F1F" style:font-name="Roboto" style:font-name-asian="Roboto" style:font-name-complex="Roboto" fo:font-size="11pt" style:font-size-asian="11pt" style:font-size-complex="11pt"/>
    </style:style>
    <style:style style:name="ce35" style:family="table-cell" style:parent-style-name="Default" style:data-style-name="N0">
      <style:table-cell-properties style:vertical-align="top" fo:background-color="#B7B7B7" style:repeat-content="false"/>
      <style:paragraph-properties fo:text-align="start" fo:margin-left="0cm"/>
      <style:text-properties fo:color="#1F1F1F" style:font-name="&quot;Google Sans&quot;" style:font-name-asian="&quot;Google Sans&quot;" style:font-name-complex="&quot;Google Sans&quot;"/>
    </style:style>
    <style:style style:name="ce36" style:family="table-cell" style:parent-style-name="Default" style:data-style-name="N37">
      <style:table-cell-properties style:vertical-align="top" fo:wrap-option="wrap" fo:background-color="#B7B7B7" style:repeat-content="false"/>
      <style:paragraph-properties fo:text-align="start" fo:margin-left="0cm"/>
      <style:text-properties fo:color="#1F1F1F" style:font-name="&quot;Google Sans&quot;" style:font-name-asian="&quot;Google Sans&quot;" style:font-name-complex="&quot;Google Sans&quot;"/>
    </style:style>
    <style:style style:name="ce37" style:family="table-cell" style:parent-style-name="Default" style:data-style-name="N0">
      <style:table-cell-properties style:vertical-align="top" fo:wrap-option="wrap" fo:background-color="#B7B7B7" style:repeat-content="false"/>
      <style:paragraph-properties fo:text-align="start" fo:margin-left="0cm"/>
      <style:text-properties fo:color="#1F1F1F" style:font-name="&quot;Google Sans&quot;" style:font-name-asian="&quot;Google Sans&quot;" style:font-name-complex="&quot;Google Sans&quot;" fo:font-weight="bold" style:font-weight-asian="bold" style:font-weight-complex="bold"/>
    </style:style>
    <style:style style:name="ce38" style:family="table-cell" style:parent-style-name="Default" style:data-style-name="N0">
      <style:table-cell-properties style:vertical-align="top" fo:wrap-option="wrap" fo:background-color="#B7B7B7" style:repeat-content="false"/>
      <style:paragraph-properties fo:text-align="start" fo:margin-left="0cm"/>
      <style:text-properties fo:color="#1F1F1F" style:font-name="&quot;Google Sans&quot;" style:font-name-asian="&quot;Google Sans&quot;" style:font-name-complex="&quot;Google Sans&quot;" fo:font-size="11pt" style:font-size-asian="11pt" style:font-size-complex="11pt"/>
    </style:style>
    <style:style style:name="ce39" style:family="table-cell" style:parent-style-name="Default" style:data-style-name="N0">
      <style:table-cell-properties style:vertical-align="top" fo:wrap-option="wrap" fo:background-color="#B7B7B7" style:repeat-content="false"/>
      <style:paragraph-properties fo:text-align="start" fo:margin-left="0cm"/>
      <style:text-properties fo:color="#1F1F1F" style:font-name="Google Sans" style:font-name-asian="Google Sans" style:font-name-complex="Google Sans"/>
    </style:style>
    <style:style style:name="ce40" style:family="table-cell" style:parent-style-name="Default" style:data-style-name="N0">
      <style:table-cell-properties style:vertical-align="top" fo:background-color="#FFFFFF" style:repeat-content="false"/>
      <style:paragraph-properties fo:text-align="start" fo:margin-left="0cm"/>
      <style:text-properties fo:color="#1F1F1F" style:font-name="&quot;Google Sans&quot;" style:font-name-asian="&quot;Google Sans&quot;" style:font-name-complex="&quot;Google Sans&quot;"/>
    </style:style>
    <style:style style:name="ce41" style:family="table-cell" style:parent-style-name="Default" style:data-style-name="N37">
      <style:table-cell-properties style:vertical-align="top" fo:wrap-option="wrap" fo:background-color="#FFFFFF" style:repeat-content="false"/>
      <style:paragraph-properties fo:text-align="start" fo:margin-left="0cm"/>
      <style:text-properties fo:color="#1F1F1F" style:font-name="&quot;Google Sans&quot;" style:font-name-asian="&quot;Google Sans&quot;" style:font-name-complex="&quot;Google Sans&quot;"/>
    </style:style>
    <style:style style:name="ce42" style:family="table-cell" style:parent-style-name="Default" style:data-style-name="N0">
      <style:table-cell-properties style:vertical-align="top" fo:wrap-option="wrap" fo:background-color="#FFFF00" style:repeat-content="false"/>
      <style:paragraph-properties fo:text-align="start" fo:margin-left="0cm"/>
      <style:text-properties fo:color="#1F1F1F" style:font-name="&quot;Google Sans&quot;" style:font-name-asian="&quot;Google Sans&quot;" style:font-name-complex="&quot;Google Sans&quot;" fo:font-weight="bold" style:font-weight-asian="bold" style:font-weight-complex="bold"/>
    </style:style>
    <style:style style:name="ce43" style:family="table-cell" style:parent-style-name="Default" style:data-style-name="N0">
      <style:table-cell-properties style:vertical-align="top" fo:wrap-option="wrap" fo:background-color="#FFFFFF" style:repeat-content="false"/>
      <style:paragraph-properties fo:text-align="start" fo:margin-left="0cm"/>
      <style:text-properties fo:color="#0000FF" style:font-name="&quot;Google Sans&quot;" style:font-name-asian="&quot;Google Sans&quot;" style:font-name-complex="&quot;Google Sans&quot;" style:text-underline-style="solid" style:text-underline-type="single"/>
    </style:style>
    <style:style style:name="ce44" style:family="table-cell" style:parent-style-name="Default" style:data-style-name="N0">
      <style:table-cell-properties style:vertical-align="top" fo:wrap-option="wrap" fo:background-color="#FFFFFF" style:repeat-content="false"/>
      <style:paragraph-properties fo:text-align="start" fo:margin-left="0cm"/>
      <style:text-properties style:font-name="&quot;Google Sans&quot;" style:font-name-asian="&quot;Google Sans&quot;" style:font-name-complex="&quot;Google Sans&quot;"/>
    </style:style>
    <style:style style:name="ce45" style:family="table-cell" style:parent-style-name="Default" style:data-style-name="N0">
      <style:table-cell-properties style:vertical-align="top" fo:wrap-option="wrap" fo:background-color="#D9EAD3"/>
      <style:text-properties style:font-name="Google Sans" style:font-name-asian="Google Sans" style:font-name-complex="Google Sans"/>
    </style:style>
    <style:style style:name="ce46" style:family="table-cell" style:parent-style-name="Default" style:data-style-name="N0">
      <style:table-cell-properties style:vertical-align="top"/>
      <style:text-properties fo:font-size="11pt" style:font-size-asian="11pt" style:font-size-complex="11pt"/>
    </style:style>
    <style:style style:name="ce47" style:family="table-cell" style:parent-style-name="Default" style:data-style-name="N0">
      <style:table-cell-properties style:vertical-align="top" fo:wrap-option="wrap" fo:background-color="#D9EAD3" style:repeat-content="false"/>
      <style:paragraph-properties fo:text-align="start" fo:margin-left="0cm"/>
      <style:text-properties fo:color="#1F1F1F" style:font-name="Google Sans" style:font-name-asian="Google Sans" style:font-name-complex="Google Sans"/>
    </style:style>
    <style:style style:name="ce48" style:family="table-cell" style:parent-style-name="Default" style:data-style-name="N0">
      <style:table-cell-properties style:vertical-align="top" style:repeat-content="false"/>
      <style:paragraph-properties fo:text-align="end" fo:margin-right="0cm"/>
      <style:text-properties style:font-name="Roboto" style:font-name-asian="Roboto" style:font-name-complex="Roboto" fo:font-size="11pt" style:font-size-asian="11pt" style:font-size-complex="11pt"/>
    </style:style>
    <style:style style:name="ce49" style:family="table-cell" style:parent-style-name="Default" style:data-style-name="N0">
      <style:table-cell-properties style:vertical-align="top" fo:background-color="#FFFFFF" style:repeat-content="false"/>
      <style:paragraph-properties fo:text-align="end" fo:margin-right="0cm"/>
      <style:text-properties style:font-name="Roboto" style:font-name-asian="Roboto" style:font-name-complex="Roboto" fo:font-size="11pt" style:font-size-asian="11pt" style:font-size-complex="11pt"/>
    </style:style>
    <style:style style:name="ce50" style:family="table-cell" style:parent-style-name="Default" style:data-style-name="N0">
      <style:table-cell-properties fo:background-color="#FFFFFF"/>
    </style:style>
    <style:style style:name="ce51" style:family="table-cell" style:parent-style-name="Default" style:data-style-name="N0">
      <style:table-cell-properties style:vertical-align="automatic" fo:background-color="#FFFFFF"/>
      <style:text-properties fo:font-size="11pt" style:font-size-asian="11pt" style:font-size-complex="11pt"/>
    </style:style>
    <style:style style:name="ce52" style:family="table-cell" style:parent-style-name="Default" style:data-style-name="N0">
      <style:table-cell-properties style:vertical-align="top" fo:wrap-option="wrap" fo:background-color="#FFFFFF"/>
      <style:text-properties style:font-name="Google Sans" style:font-name-asian="Google Sans" style:font-name-complex="Google Sans"/>
    </style:style>
    <style:style style:name="ce53" style:family="table-cell" style:parent-style-name="Default" style:data-style-name="N0">
      <style:table-cell-properties style:vertical-align="top" fo:background-color="#FFFFFF"/>
      <style:text-properties style:font-name="Google Sans" style:font-name-asian="Google Sans" style:font-name-complex="Google Sans"/>
    </style:style>
    <style:style style:name="ce54" style:family="table-cell" style:parent-style-name="Default" style:data-style-name="N0">
      <style:table-cell-properties fo:background-color="#FFFFFF"/>
      <style:text-properties fo:font-size="11pt" style:font-size-asian="11pt" style:font-size-complex="11pt"/>
    </style:style>
    <style:style style:name="ce55" style:family="table-cell" style:parent-style-name="Default" style:data-style-name="N0">
      <style:table-cell-properties style:vertical-align="top" fo:wrap-option="wrap" fo:background-color="#FFFFFF" style:repeat-content="false"/>
      <style:paragraph-properties fo:text-align="start" fo:margin-left="0cm"/>
      <style:text-properties fo:color="#1F1F1F" style:font-name="&quot;Google Sans&quot;" style:font-name-asian="&quot;Google Sans&quot;" style:font-name-complex="&quot;Google Sans&quot;" fo:font-size="11pt" style:font-size-asian="11pt" style:font-size-complex="11pt" fo:font-weight="bold" style:font-weight-asian="bold" style:font-weight-complex="bold"/>
    </style:style>
    <style:style style:name="ce56" style:family="table-cell" style:parent-style-name="Default" style:data-style-name="N0">
      <style:table-cell-properties style:vertical-align="top" fo:wrap-option="wrap"/>
    </style:style>
    <style:style style:name="ce57" style:family="table-cell" style:parent-style-name="Default" style:data-style-name="N0">
      <style:table-cell-properties style:vertical-align="top" fo:wrap-option="wrap" fo:background-color="#F4CCCC" style:repeat-content="false"/>
      <style:paragraph-properties fo:text-align="start" fo:margin-left="0cm"/>
      <style:text-properties fo:color="#1F1F1F" style:font-name="&quot;Google Sans&quot;" style:font-name-asian="&quot;Google Sans&quot;" style:font-name-complex="&quot;Google Sans&quot;" fo:font-size="11pt" style:font-size-asian="11pt" style:font-size-complex="11pt"/>
    </style:style>
    <style:style style:name="ce58" style:family="table-cell" style:parent-style-name="Default" style:data-style-name="N0">
      <style:table-cell-properties style:vertical-align="top" fo:background-color="#B7B7B7"/>
    </style:style>
    <style:style style:name="ce59" style:family="table-cell" style:parent-style-name="Default" style:data-style-name="N0">
      <style:table-cell-properties fo:background-color="#B7B7B7"/>
    </style:style>
    <style:style style:name="ce60" style:family="table-cell" style:parent-style-name="Default" style:data-style-name="N0">
      <style:table-cell-properties style:vertical-align="top" fo:wrap-option="wrap" fo:background-color="#B7B7B7"/>
      <style:text-properties style:font-name="Google Sans" style:font-name-asian="Google Sans" style:font-name-complex="Google Sans"/>
    </style:style>
    <style:style style:name="ce61" style:family="table-cell" style:parent-style-name="Default" style:data-style-name="N0">
      <style:table-cell-properties style:vertical-align="top" fo:background-color="#B7B7B7"/>
      <style:text-properties style:font-name="Google Sans" style:font-name-asian="Google Sans" style:font-name-complex="Google Sans"/>
    </style:style>
    <style:style style:name="ce62" style:family="table-cell" style:parent-style-name="Default" style:data-style-name="N0">
      <style:table-cell-properties fo:background-color="#B7B7B7"/>
      <style:text-properties fo:font-size="11pt" style:font-size-asian="11pt" style:font-size-complex="11pt"/>
    </style:style>
    <style:style style:name="ce63" style:family="table-cell" style:parent-style-name="Default" style:data-style-name="N0">
      <style:table-cell-properties style:vertical-align="top" fo:wrap-option="wrap" fo:background-color="#D9D2E9" style:repeat-content="false"/>
      <style:paragraph-properties fo:text-align="start" fo:margin-left="0cm"/>
      <style:text-properties fo:color="#1F1F1F" style:font-name="&quot;Google Sans&quot;" style:font-name-asian="&quot;Google Sans&quot;" style:font-name-complex="&quot;Google Sans&quot;" fo:font-size="11pt" style:font-size-asian="11pt" style:font-size-complex="11pt"/>
    </style:style>
    <style:style style:name="ce64" style:family="table-cell" style:parent-style-name="Default" style:data-style-name="N0">
      <style:table-cell-properties style:vertical-align="top" fo:wrap-option="wrap" fo:background-color="#D9D2E9" style:repeat-content="false"/>
      <style:paragraph-properties fo:text-align="start" fo:margin-left="0cm"/>
      <style:text-properties fo:color="#1F1F1F" style:font-name="Google Sans" style:font-name-asian="Google Sans" style:font-name-complex="Google Sans"/>
    </style:style>
    <style:style style:name="ce65" style:family="table-cell" style:parent-style-name="Default" style:data-style-name="N0">
      <style:table-cell-properties style:vertical-align="automatic" fo:wrap-option="wrap"/>
    </style:style>
    <style:style style:name="ce66" style:family="table-cell" style:parent-style-name="Default" style:data-style-name="N0">
      <style:table-cell-properties style:vertical-align="top" fo:wrap-option="wrap" fo:background-color="#CFE2F3" style:repeat-content="false"/>
      <style:paragraph-properties fo:text-align="start" fo:margin-left="0cm"/>
      <style:text-properties fo:color="#1F1F1F" style:font-name="&quot;Google Sans&quot;" style:font-name-asian="&quot;Google Sans&quot;" style:font-name-complex="&quot;Google Sans&quot;" fo:font-size="11pt" style:font-size-asian="11pt" style:font-size-complex="11pt"/>
    </style:style>
    <style:style style:name="ce67" style:family="table-cell" style:parent-style-name="Default" style:data-style-name="N0">
      <style:table-cell-properties style:vertical-align="top" fo:wrap-option="wrap" fo:background-color="#CFE2F3" style:repeat-content="false"/>
      <style:paragraph-properties fo:text-align="start" fo:margin-left="0cm"/>
      <style:text-properties fo:color="#1F1F1F" style:font-name="&quot;Google Sans&quot;" style:font-name-asian="&quot;Google Sans&quot;" style:font-name-complex="&quot;Google Sans&quot;"/>
    </style:style>
    <style:style style:name="ce68" style:family="table-cell" style:parent-style-name="Default" style:data-style-name="N0">
      <style:table-cell-properties style:vertical-align="top" fo:wrap-option="wrap" fo:background-color="#F4CCCC" style:repeat-content="false"/>
      <style:paragraph-properties fo:text-align="start" fo:margin-left="0cm"/>
      <style:text-properties fo:color="#1F1F1F" style:font-name="Google Sans" style:font-name-asian="Google Sans" style:font-name-complex="Google Sans"/>
    </style:style>
    <style:style style:name="ce69" style:family="table-cell" style:parent-style-name="Default" style:data-style-name="N36">
      <style:table-cell-properties style:vertical-align="top" fo:wrap-option="wrap" fo:background-color="#B7B7B7" style:repeat-content="false"/>
      <style:paragraph-properties fo:text-align="start" fo:margin-left="0cm"/>
      <style:text-properties fo:color="#1F1F1F" style:font-name="&quot;Google Sans&quot;" style:font-name-asian="&quot;Google Sans&quot;" style:font-name-complex="&quot;Google Sans&quot;"/>
    </style:style>
    <style:style style:name="ce70" style:family="table-cell" style:parent-style-name="Default" style:data-style-name="N0">
      <style:table-cell-properties style:vertical-align="top" fo:background-color="#B7B7B7" style:repeat-content="false"/>
      <style:paragraph-properties fo:text-align="end" fo:margin-right="0cm"/>
      <style:text-properties style:font-name="Roboto" style:font-name-asian="Roboto" style:font-name-complex="Roboto" fo:font-size="11pt" style:font-size-asian="11pt" style:font-size-complex="11pt"/>
    </style:style>
    <style:style style:name="ce71" style:family="table-cell" style:parent-style-name="Default" style:data-style-name="N0">
      <style:table-cell-properties style:vertical-align="automatic" fo:wrap-option="wrap" fo:background-color="#B7B7B7"/>
    </style:style>
    <style:style style:name="ce72" style:family="table-cell" style:parent-style-name="Default" style:data-style-name="N0">
      <style:table-cell-properties style:vertical-align="top" fo:wrap-option="wrap" fo:background-color="#B7B7B7"/>
    </style:style>
    <style:style style:name="ce73" style:family="table-cell" style:parent-style-name="Default" style:data-style-name="N36">
      <style:table-cell-properties style:vertical-align="top" fo:wrap-option="wrap" fo:background-color="#FFFFFF" style:repeat-content="false"/>
      <style:paragraph-properties fo:text-align="start" fo:margin-left="0cm"/>
      <style:text-properties fo:color="#1F1F1F" style:font-name="&quot;Google Sans&quot;" style:font-name-asian="&quot;Google Sans&quot;" style:font-name-complex="&quot;Google Sans&quot;"/>
    </style:style>
    <style:style style:name="ce74" style:family="table-cell" style:parent-style-name="Default" style:data-style-name="N0">
      <style:table-cell-properties style:vertical-align="top"/>
      <style:text-properties fo:color="#0000FF" style:font-name="Cambria" style:font-name-asian="Cambria" style:font-name-complex="Cambria" style:text-underline-style="solid" style:text-underline-type="single" style:font-family-generic="roman"/>
    </style:style>
    <style:style style:name="ce75" style:family="table-cell" style:parent-style-name="Default" style:data-style-name="N0">
      <style:table-cell-properties style:vertical-align="top" fo:wrap-option="wrap" fo:background-color="#FFF2CC" style:repeat-content="false"/>
      <style:paragraph-properties fo:text-align="start" fo:margin-left="0cm"/>
      <style:text-properties fo:color="#1F1F1F" style:font-name="&quot;Google Sans&quot;" style:font-name-asian="&quot;Google Sans&quot;" style:font-name-complex="&quot;Google Sans&quot;" fo:font-size="11pt" style:font-size-asian="11pt" style:font-size-complex="11pt"/>
    </style:style>
    <style:style style:name="ce76" style:family="table-cell" style:parent-style-name="Default" style:data-style-name="N0">
      <style:table-cell-properties style:vertical-align="top" fo:wrap-option="wrap" fo:background-color="#FFFFFF" style:repeat-content="false"/>
      <style:paragraph-properties fo:text-align="start" fo:margin-left="0cm"/>
      <style:text-properties fo:color="#1F1F1F" style:font-name="&quot;Google Sans&quot;" style:font-name-asian="&quot;Google Sans&quot;" style:font-name-complex="&quot;Google Sans&quot;" style:text-underline-style="solid" style:text-underline-type="single"/>
    </style:style>
    <style:style style:name="ce77" style:family="table-cell" style:parent-style-name="Default" style:data-style-name="N0">
      <style:table-cell-properties style:vertical-align="automatic" fo:wrap-option="wrap" fo:background-color="#B7B7B7"/>
      <style:text-properties fo:font-size="11pt" style:font-size-asian="11pt" style:font-size-complex="11pt"/>
    </style:style>
    <style:style style:name="ce78" style:family="table-cell" style:parent-style-name="Default" style:data-style-name="N0">
      <style:table-cell-properties style:vertical-align="top" fo:background-color="#B7B7B7"/>
      <style:text-properties fo:font-size="11pt" style:font-size-asian="11pt" style:font-size-complex="11pt"/>
    </style:style>
    <style:style style:name="ce79" style:family="table-cell" style:parent-style-name="Default" style:data-style-name="N0">
      <style:table-cell-properties style:vertical-align="top" fo:background-color="#FFFFFF" style:repeat-content="false"/>
      <style:paragraph-properties fo:text-align="end" fo:margin-right="0cm"/>
      <style:text-properties fo:color="#1F1F1F" style:font-name="Google Sans" style:font-name-asian="Google Sans" style:font-name-complex="Google Sans"/>
    </style:style>
    <style:style style:name="ce80" style:family="table-cell" style:parent-style-name="Default" style:data-style-name="N0">
      <style:table-cell-properties style:vertical-align="top" fo:background-color="#FFFFFF" style:repeat-content="false"/>
      <style:paragraph-properties fo:text-align="end" fo:margin-right="0cm"/>
      <style:text-properties fo:color="#0000FF" style:font-name="Google Sans" style:font-name-asian="Google Sans" style:font-name-complex="Google Sans" style:text-underline-style="solid" style:text-underline-type="single"/>
    </style:style>
    <style:style style:name="ce81" style:family="table-cell" style:parent-style-name="Default" style:data-style-name="N38">
      <style:table-cell-properties style:vertical-align="top" fo:wrap-option="wrap" fo:background-color="#FFFFFF" style:repeat-content="false"/>
      <style:paragraph-properties fo:text-align="start" fo:margin-left="0cm"/>
      <style:text-properties fo:color="#1F1F1F" style:font-name="Google Sans" style:font-name-asian="Google Sans" style:font-name-complex="Google Sans"/>
    </style:style>
    <style:style style:name="ce82" style:family="table-cell" style:parent-style-name="Default" style:data-style-name="N0">
      <style:text-properties style:font-name="Google Sans" style:font-name-asian="Google Sans" style:font-name-complex="Google Sans"/>
    </style:style>
    <style:style style:name="ce83" style:family="table-cell" style:parent-style-name="Default" style:data-style-name="N0">
      <style:table-cell-properties style:vertical-align="top" fo:wrap-option="wrap" fo:background-color="#FFFFFF" style:repeat-content="false"/>
      <style:paragraph-properties fo:text-align="start" fo:margin-left="0cm"/>
      <style:text-properties fo:color="#1F1F1F" style:font-name="Google Sans" style:font-name-asian="Google Sans" style:font-name-complex="Google Sans" fo:font-weight="bold" style:font-weight-asian="bold" style:font-weight-complex="bold"/>
    </style:style>
    <style:style style:name="ce84" style:family="table-cell" style:parent-style-name="Default" style:data-style-name="N0">
      <style:table-cell-properties style:vertical-align="automatic"/>
      <style:text-properties fo:color="#0000FF" style:font-name="Google Sans" style:font-name-asian="Google Sans" style:font-name-complex="Google Sans" style:text-underline-style="solid" style:text-underline-type="single"/>
    </style:style>
    <style:style style:name="ce85" style:family="table-cell" style:parent-style-name="Default" style:data-style-name="N0">
      <style:table-cell-properties style:vertical-align="automatic"/>
      <style:text-properties style:font-name="Google Sans" style:font-name-asian="Google Sans" style:font-name-complex="Google Sans"/>
    </style:style>
    <style:style style:name="ce86" style:family="table-cell" style:parent-style-name="Default" style:data-style-name="N0">
      <style:table-cell-properties style:vertical-align="automatic" fo:background-color="#FFFFFF"/>
      <style:text-properties fo:color="#222222" style:font-name="Google Sans" style:font-name-asian="Google Sans" style:font-name-complex="Google Sans"/>
    </style:style>
    <style:style style:name="ce87" style:family="table-cell" style:parent-style-name="Default" style:data-style-name="N0">
      <style:table-cell-properties style:vertical-align="top" fo:wrap-option="wrap" fo:background-color="#46BDC6" style:repeat-content="false"/>
      <style:paragraph-properties fo:text-align="start" fo:margin-left="0cm"/>
      <style:text-properties fo:color="#1F1F1F" style:font-name="Google Sans" style:font-name-asian="Google Sans" style:font-name-complex="Google Sans"/>
    </style:style>
    <style:style style:name="ce88" style:family="table-cell" style:parent-style-name="Default" style:data-style-name="N0">
      <style:table-cell-properties style:vertical-align="top" fo:background-color="#46BDC6" style:repeat-content="false"/>
      <style:paragraph-properties fo:text-align="end" fo:margin-right="0cm"/>
      <style:text-properties fo:color="#1F1F1F" style:font-name="Google Sans" style:font-name-asian="Google Sans" style:font-name-complex="Google Sans"/>
    </style:style>
    <style:style style:name="ce89" style:family="table-cell" style:parent-style-name="Default" style:data-style-name="N0">
      <style:table-cell-properties style:vertical-align="automatic" fo:background-color="#46BDC6"/>
      <style:text-properties fo:color="#0000FF" style:font-name="Google Sans" style:font-name-asian="Google Sans" style:font-name-complex="Google Sans" style:text-underline-style="solid" style:text-underline-type="single"/>
    </style:style>
    <style:style style:name="ce90" style:family="table-cell" style:parent-style-name="Default" style:data-style-name="N0">
      <style:table-cell-properties style:vertical-align="automatic" fo:background-color="#F7F7F8"/>
      <style:text-properties style:font-name="Google Sans" style:font-name-asian="Google Sans" style:font-name-complex="Google Sans"/>
    </style:style>
    <style:style style:name="ce91" style:family="table-cell" style:parent-style-name="Default" style:data-style-name="N38">
      <style:table-cell-properties style:vertical-align="automatic" fo:background-color="#FFFFFF"/>
      <style:text-properties fo:color="#222222" style:font-name="Google Sans" style:font-name-asian="Google Sans" style:font-name-complex="Google Sans"/>
    </style:style>
    <style:style style:name="ce92" style:family="table-cell" style:parent-style-name="Default" style:data-style-name="N0">
      <style:table-cell-properties style:vertical-align="automatic" fo:background-color="#46BDC6"/>
      <style:text-properties style:font-name="Google Sans" style:font-name-asian="Google Sans" style:font-name-complex="Google Sans"/>
    </style:style>
    <style:style style:name="ce93" style:family="table-cell" style:parent-style-name="Default" style:data-style-name="N0">
      <style:table-cell-properties style:vertical-align="top" fo:wrap-option="wrap" fo:background-color="#46BDC6" style:repeat-content="false"/>
      <style:paragraph-properties fo:text-align="start" fo:margin-left="0cm"/>
      <style:text-properties fo:color="#1F1F1F" style:font-name="Google Sans" style:font-name-asian="Google Sans" style:font-name-complex="Google Sans" fo:font-weight="bold" style:font-weight-asian="bold" style:font-weight-complex="bold"/>
    </style:style>
    <style:style style:name="ce94" style:family="table-cell" style:parent-style-name="Default" style:data-style-name="N0">
      <style:table-cell-properties fo:background-color="#46BDC6"/>
      <style:text-properties style:font-name="Google Sans" style:font-name-asian="Google Sans" style:font-name-complex="Google Sans"/>
    </style:style>
    <style:style style:name="ce95" style:family="table-cell" style:parent-style-name="Default" style:data-style-name="N0">
      <style:table-cell-properties style:vertical-align="top" fo:wrap-option="wrap" fo:background-color="#46BDC6" style:repeat-content="false"/>
      <style:paragraph-properties fo:text-align="start" fo:margin-left="0cm"/>
      <style:text-properties fo:color="#1F1F1F" style:font-name="&quot;Google Sans&quot;" style:font-name-asian="&quot;Google Sans&quot;" style:font-name-complex="&quot;Google Sans&quot;"/>
    </style:style>
    <style:style style:name="ce96" style:family="table-cell" style:parent-style-name="Default" style:data-style-name="N0">
      <style:table-cell-properties style:vertical-align="top" fo:background-color="#46BDC6"/>
    </style:style>
    <style:style style:name="ce97" style:family="table-cell" style:parent-style-name="Default" style:data-style-name="N0">
      <style:table-cell-properties fo:background-color="#46BDC6"/>
    </style:style>
    <style:style style:name="ce98" style:family="table-cell" style:parent-style-name="Default" style:data-style-name="N0">
      <style:table-cell-properties style:vertical-align="top" fo:background-color="#46BDC6"/>
      <style:text-properties style:font-name="Google Sans" style:font-name-asian="Google Sans" style:font-name-complex="Google Sans"/>
    </style:style>
    <style:style style:name="ce99" style:family="table-cell" style:parent-style-name="Default" style:data-style-name="N0">
      <style:table-cell-properties fo:background-color="#46BDC6"/>
      <style:text-properties fo:font-size="11pt" style:font-size-asian="11pt" style:font-size-complex="11pt"/>
    </style:style>
    <style:style style:name="ce100" style:family="table-cell" style:parent-style-name="Default" style:data-style-name="N0">
      <style:table-cell-properties style:vertical-align="automatic" fo:background-color="#46BDC6"/>
      <style:text-properties fo:font-size="11pt" style:font-size-asian="11pt" style:font-size-complex="11pt"/>
    </style:style>
    <style:style style:name="ce101" style:family="table-cell" style:parent-style-name="Default" style:data-style-name="N0">
      <style:table-cell-properties style:vertical-align="top" style:repeat-content="false"/>
      <style:paragraph-properties fo:text-align="end" fo:margin-right="0cm"/>
      <style:text-properties style:font-name="Google Sans" style:font-name-asian="Google Sans" style:font-name-complex="Google Sans"/>
    </style:style>
    <style:style style:name="ce102" style:family="table-cell" style:parent-style-name="Default" style:data-style-name="N0">
      <style:table-cell-properties style:vertical-align="automatic" fo:background-color="#FFFFFF"/>
      <style:text-properties fo:color="#222222" style:font-name="Google Sans" style:font-name-asian="Google Sans" style:font-name-complex="Google Sans" style:text-underline-style="solid" style:text-underline-type="single"/>
    </style:style>
    <style:style style:name="ce103" style:family="table-cell" style:parent-style-name="Default" style:data-style-name="N0">
      <style:table-cell-properties style:vertical-align="automatic" fo:background-color="#FFFFFF"/>
      <style:text-properties fo:color="#222222" style:font-name="Google Sans" style:font-name-asian="Google Sans" style:font-name-complex="Google Sans" style:text-underline-style="solid" style:text-underline-type="single" fo:font-weight="bold" style:font-weight-asian="bold" style:font-weight-complex="bold"/>
    </style:style>
    <style:style style:name="ce104" style:family="table-cell" style:parent-style-name="Default" style:data-style-name="N0">
      <style:table-cell-properties style:vertical-align="top" fo:wrap-option="wrap" fo:background-color="#FFF2CC" style:repeat-content="false"/>
      <style:paragraph-properties fo:text-align="start" fo:margin-left="0cm"/>
      <style:text-properties fo:color="#1F1F1F" style:font-name="Google Sans" style:font-name-asian="Google Sans" style:font-name-complex="Google Sans"/>
    </style:style>
    <style:style style:name="ce105" style:family="table-cell" style:parent-style-name="Default" style:data-style-name="N0">
      <style:table-cell-properties style:vertical-align="top" fo:wrap-option="wrap" fo:background-color="#FFFF00" style:repeat-content="false"/>
      <style:paragraph-properties fo:text-align="start" fo:margin-left="0cm"/>
      <style:text-properties fo:color="#1F1F1F" style:font-name="Google Sans" style:font-name-asian="Google Sans" style:font-name-complex="Google Sans" fo:font-weight="bold" style:font-weight-asian="bold" style:font-weight-complex="bold"/>
    </style:style>
    <style:style style:name="ce106" style:family="table-cell" style:parent-style-name="Default" style:data-style-name="N0">
      <style:table-cell-properties style:vertical-align="automatic" fo:background-color="#46BDC6"/>
      <style:text-properties fo:color="#222222" style:font-name="Google Sans" style:font-name-asian="Google Sans" style:font-name-complex="Google Sans"/>
    </style:style>
    <style:style style:name="ce107" style:family="table-cell" style:parent-style-name="Default" style:data-style-name="N38">
      <style:table-cell-properties style:vertical-align="top" fo:wrap-option="wrap" fo:background-color="#46BDC6" style:repeat-content="false"/>
      <style:paragraph-properties fo:text-align="start" fo:margin-left="0cm"/>
      <style:text-properties fo:color="#1F1F1F" style:font-name="Google Sans" style:font-name-asian="Google Sans" style:font-name-complex="Google Sans"/>
    </style:style>
    <style:style style:name="ce108" style:family="table-cell" style:parent-style-name="Default" style:data-style-name="N0">
      <style:table-cell-properties style:vertical-align="top" fo:wrap-option="wrap" fo:background-color="#46BDC6"/>
      <style:text-properties style:font-name="Google Sans" style:font-name-asian="Google Sans" style:font-name-complex="Google Sans"/>
    </style:style>
    <style:style style:name="ce109" style:family="table-cell" style:parent-style-name="Default" style:data-style-name="N0">
      <style:table-cell-properties style:vertical-align="automatic" fo:background-color="#FFFFFF"/>
      <style:text-properties fo:color="#222222" style:font-name="Google Sans" style:font-name-asian="Google Sans" style:font-name-complex="Google Sans" fo:font-weight="bold" style:font-weight-asian="bold" style:font-weight-complex="bold"/>
    </style:style>
    <style:style style:name="ce110" style:family="table-cell" style:parent-style-name="Default" style:data-style-name="N0">
      <style:table-cell-properties fo:background-color="#FFFFFF"/>
      <style:text-properties style:font-name="Google Sans" style:font-name-asian="Google Sans" style:font-name-complex="Google Sans"/>
    </style:style>
    <style:style style:name="ce111" style:family="table-cell" style:parent-style-name="Default" style:data-style-name="N0">
      <style:table-cell-properties style:vertical-align="automatic" fo:background-color="#FFFFFF"/>
      <style:text-properties style:font-name="Google Sans" style:font-name-asian="Google Sans" style:font-name-complex="Google Sans"/>
    </style:style>
    <style:style style:name="ce112" style:family="table-cell" style:parent-style-name="Default" style:data-style-name="N0">
      <style:table-cell-properties style:vertical-align="top" fo:background-color="#FFFFFF"/>
    </style:style>
    <style:style style:name="ce113" style:family="table-cell" style:parent-style-name="Default" style:data-style-name="N0">
      <style:table-cell-properties style:vertical-align="top" fo:background-color="#FFFFFF" style:repeat-content="false"/>
      <style:paragraph-properties fo:text-align="end" fo:margin-right="0cm"/>
      <style:text-properties style:font-name="Google Sans" style:font-name-asian="Google Sans" style:font-name-complex="Google Sans"/>
    </style:style>
    <style:style style:name="ce114" style:family="table-cell" style:parent-style-name="Default" style:data-style-name="N0">
      <style:table-cell-properties fo:background-color="#F7F7F8"/>
      <style:text-properties fo:color="#222222" style:font-name="Google Sans" style:font-name-asian="Google Sans" style:font-name-complex="Google Sans" fo:font-weight="bold" style:font-weight-asian="bold" style:font-weight-complex="bold"/>
    </style:style>
    <style:style style:name="ce115" style:family="table-cell" style:parent-style-name="Default" style:data-style-name="N0">
      <style:table-cell-properties style:vertical-align="automatic" fo:background-color="#F7F7F8"/>
      <style:text-properties fo:color="#222222" style:font-name="Google Sans" style:font-name-asian="Google Sans" style:font-name-complex="Google Sans"/>
    </style:style>
    <style:style style:name="ce116" style:family="table-cell" style:parent-style-name="Default" style:data-style-name="N0">
      <style:table-cell-properties style:vertical-align="top" fo:background-color="#46BDC6" style:repeat-content="false"/>
      <style:paragraph-properties fo:text-align="end" fo:margin-right="0cm"/>
      <style:text-properties style:font-name="Google Sans" style:font-name-asian="Google Sans" style:font-name-complex="Google Sans"/>
    </style:style>
    <style:style style:name="ce117" style:family="table-cell" style:parent-style-name="Default" style:data-style-name="N0">
      <style:table-cell-properties fo:background-color="#FFFFFF"/>
      <style:text-properties fo:color="#222222" style:font-name="Google Sans" style:font-name-asian="Google Sans" style:font-name-complex="Google Sans" fo:font-weight="bold" style:font-weight-asian="bold" style:font-weight-complex="bold"/>
    </style:style>
    <style:style style:name="ce118" style:family="table-cell" style:parent-style-name="Default" style:data-style-name="N39">
      <style:table-cell-properties style:vertical-align="top" fo:wrap-option="wrap"/>
      <style:text-properties style:font-name="Google Sans" style:font-name-asian="Google Sans" style:font-name-complex="Google Sans"/>
    </style:style>
    <style:style style:name="ce119" style:family="table-cell" style:parent-style-name="Default" style:data-style-name="N0">
      <style:table-cell-properties style:vertical-align="top" fo:wrap-option="wrap"/>
      <style:text-properties style:font-name="Google Sans" style:font-name-asian="Google Sans" style:font-name-complex="Google Sans" fo:font-weight="bold" style:font-weight-asian="bold" style:font-weight-complex="bold"/>
    </style:style>
    <style:style style:name="ce120" style:family="table-cell" style:parent-style-name="Default" style:data-style-name="N0">
      <style:table-cell-properties style:vertical-align="top"/>
      <style:text-properties style:font-name="Google Sans" style:font-name-asian="Google Sans" style:font-name-complex="Google Sans" fo:font-weight="bold" style:font-weight-asian="bold" style:font-weight-complex="bold"/>
    </style:style>
    <style:style style:name="ce121" style:family="table-cell" style:parent-style-name="Default" style:data-style-name="N36">
      <style:table-cell-properties style:vertical-align="top" fo:wrap-option="wrap" fo:background-color="#FFFFFF" style:repeat-content="false"/>
      <style:paragraph-properties fo:text-align="start" fo:margin-left="0cm"/>
      <style:text-properties fo:color="#1F1F1F" style:font-name="Google Sans" style:font-name-asian="Google Sans" style:font-name-complex="Google Sans"/>
    </style:style>
    <style:style style:name="ce122" style:family="table-cell" style:parent-style-name="Default" style:data-style-name="N0">
      <style:table-cell-properties style:vertical-align="top" fo:wrap-option="wrap" fo:background-color="#F4CCCC" style:repeat-content="false"/>
      <style:paragraph-properties fo:text-align="start" fo:margin-left="0cm"/>
      <style:text-properties fo:color="#1F1F1F" style:font-name="&quot;Google Sans&quot;" style:font-name-asian="&quot;Google Sans&quot;" style:font-name-complex="&quot;Google Sans&quot;"/>
    </style:style>
    <style:style style:name="ce123" style:family="table-cell" style:parent-style-name="Default" style:data-style-name="N39">
      <style:table-cell-properties style:vertical-align="top" fo:wrap-option="wrap" fo:background-color="#FFFFFF" style:repeat-content="false"/>
      <style:paragraph-properties fo:text-align="start" fo:margin-left="0cm"/>
      <style:text-properties fo:color="#1F1F1F" style:font-name="Google Sans" style:font-name-asian="Google Sans" style:font-name-complex="Google Sans"/>
    </style:style>
    <style:style style:name="ce124" style:family="table-cell" style:parent-style-name="Default" style:data-style-name="N0">
      <style:table-cell-properties style:vertical-align="top" fo:wrap-option="wrap" fo:background-color="#FFFFFF" style:repeat-content="false"/>
      <style:paragraph-properties fo:text-align="start" fo:margin-left="0cm"/>
      <style:text-properties fo:color="#1F1F1F" style:font-name="&quot;Google Sans&quot;" style:font-name-asian="&quot;Google Sans&quot;" style:font-name-complex="&quot;Google Sans&quot;" fo:font-style="italic" style:font-style-asian="italic" style:font-style-complex="italic"/>
    </style:style>
    <style:style style:name="ce125" style:family="table-cell" style:parent-style-name="Default" style:data-style-name="N39">
      <style:table-cell-properties style:vertical-align="top" fo:wrap-option="wrap" style:repeat-content="false"/>
      <style:paragraph-properties fo:text-align="start" fo:margin-left="0cm"/>
      <style:text-properties style:font-name="Google Sans" style:font-name-asian="Google Sans" style:font-name-complex="Google Sans"/>
    </style:style>
    <style:style style:name="ce126" style:family="table-cell" style:parent-style-name="Default" style:data-style-name="N0">
      <style:table-cell-properties style:vertical-align="top" fo:wrap-option="wrap" style:repeat-content="false"/>
      <style:paragraph-properties fo:text-align="start" fo:margin-left="0cm"/>
      <style:text-properties style:font-name="Google Sans" style:font-name-asian="Google Sans" style:font-name-complex="Google Sans"/>
    </style:style>
    <style:style style:name="ce127" style:family="table-cell" style:parent-style-name="Default" style:data-style-name="N0">
      <style:table-cell-properties style:vertical-align="top" fo:wrap-option="wrap" style:repeat-content="false"/>
      <style:paragraph-properties fo:text-align="start" fo:margin-left="0cm"/>
      <style:text-properties fo:color="#1F1F1F" style:font-name="Google Sans" style:font-name-asian="Google Sans" style:font-name-complex="Google Sans"/>
    </style:style>
    <style:style style:name="ce128" style:family="table-cell" style:parent-style-name="Default" style:data-style-name="N0">
      <style:table-cell-properties style:vertical-align="top" fo:wrap-option="wrap"/>
      <style:text-properties style:font-name="Google Sans" style:font-name-asian="Google Sans" style:font-name-complex="Google Sans" fo:font-style="italic" style:font-style-asian="italic" style:font-style-complex="italic"/>
    </style:style>
    <style:style style:name="ce129" style:family="table-cell" style:parent-style-name="Default" style:data-style-name="N0">
      <style:table-cell-properties style:vertical-align="top" fo:wrap-option="wrap" fo:background-color="#FFFFFF" style:repeat-content="false"/>
      <style:paragraph-properties fo:text-align="end" fo:margin-right="0cm"/>
      <style:text-properties fo:color="#1F1F1F" style:font-name="Google Sans" style:font-name-asian="Google Sans" style:font-name-complex="Google Sans"/>
    </style:style>
    <style:style style:name="ce130" style:family="table-cell" style:parent-style-name="Default" style:data-style-name="N0">
      <style:table-cell-properties fo:border-top="none" fo:border-bottom="none" fo:border-left="thin solid #000000" fo:border-right="none" style:vertical-align="top" fo:wrap-option="wrap" fo:background-color="#FFFFFF" style:repeat-content="false"/>
      <style:paragraph-properties fo:text-align="start" fo:margin-left="0cm"/>
      <style:text-properties fo:color="#1F1F1F" style:font-name="&quot;Google Sans&quot;" style:font-name-asian="&quot;Google Sans&quot;" style:font-name-complex="&quot;Google Sans&quot;"/>
    </style:style>
    <style:style style:name="ce131" style:family="table-cell" style:parent-style-name="Default" style:data-style-name="N40">
      <style:table-cell-properties style:vertical-align="top" fo:wrap-option="wrap" fo:background-color="#FFFFFF" style:repeat-content="false"/>
      <style:paragraph-properties fo:text-align="start" fo:margin-left="0cm"/>
      <style:text-properties fo:color="#1F1F1F" style:font-name="Google Sans" style:font-name-asian="Google Sans" style:font-name-complex="Google Sans"/>
    </style:style>
    <style:style style:name="ce132" style:family="table-cell" style:parent-style-name="Default" style:data-style-name="N0">
      <style:table-cell-properties style:vertical-align="top" fo:wrap-option="wrap" style:repeat-content="false"/>
      <style:paragraph-properties fo:text-align="end" fo:margin-right="0cm"/>
      <style:text-properties style:font-name="Google Sans" style:font-name-asian="Google Sans" style:font-name-complex="Google Sans"/>
    </style:style>
    <style:style style:name="ce133" style:family="table-cell" style:parent-style-name="Default" style:data-style-name="N0">
      <style:table-cell-properties style:vertical-align="automatic" fo:wrap-option="wrap"/>
      <style:text-properties style:font-name="Google Sans" style:font-name-asian="Google Sans" style:font-name-complex="Google Sans"/>
    </style:style>
    <style:style style:name="ce134" style:family="table-cell" style:parent-style-name="Default" style:data-style-name="N0">
      <style:table-cell-properties fo:border-top="none" fo:border-bottom="none" fo:border-left="thin solid #000000" fo:border-right="none" style:vertical-align="top" fo:wrap-option="wrap" fo:background-color="#FFFFFF" style:repeat-content="false"/>
      <style:paragraph-properties fo:text-align="start" fo:margin-left="0cm"/>
      <style:text-properties fo:color="#1F1F1F" style:font-name="Google Sans" style:font-name-asian="Google Sans" style:font-name-complex="Google Sans" fo:font-weight="bold" style:font-weight-asian="bold" style:font-weight-complex="bold"/>
    </style:style>
    <style:style style:name="ce135" style:family="table-cell" style:parent-style-name="Default" style:data-style-name="N0">
      <style:table-cell-properties style:vertical-align="top" fo:wrap-option="wrap" fo:background-color="#CFE2F3" style:repeat-content="false"/>
      <style:paragraph-properties fo:text-align="start" fo:margin-left="0cm"/>
      <style:text-properties fo:color="#1F1F1F" style:font-name="Google Sans" style:font-name-asian="Google Sans" style:font-name-complex="Google Sans"/>
    </style:style>
    <style:style style:name="ce136" style:family="table-cell" style:parent-style-name="Default" style:data-style-name="N0">
      <style:table-cell-properties fo:border-top="none" fo:border-bottom="none" fo:border-left="thin solid #000000" fo:border-right="none" style:vertical-align="top"/>
      <style:text-properties style:font-name="Google Sans" style:font-name-asian="Google Sans" style:font-name-complex="Google Sans" fo:font-weight="bold" style:font-weight-asian="bold" style:font-weight-complex="bold"/>
    </style:style>
    <style:style style:name="ce137" style:family="table-cell" style:parent-style-name="Default" style:data-style-name="N37">
      <style:table-cell-properties style:vertical-align="top"/>
      <style:text-properties style:font-name="Google Sans" style:font-name-asian="Google Sans" style:font-name-complex="Google Sans"/>
    </style:style>
    <style:style style:name="ce138" style:family="table-cell" style:parent-style-name="Default" style:data-style-name="N0">
      <style:table-cell-properties style:vertical-align="automatic" fo:background-color="#FFFFFF" style:repeat-content="false"/>
      <style:paragraph-properties fo:text-align="start" fo:margin-left="0cm"/>
      <style:text-properties fo:color="#007B8B" style:font-name="Google Sans" style:font-name-asian="Google Sans" style:font-name-complex="Google Sans"/>
    </style:style>
    <style:style style:name="ce139" style:family="table-cell" style:parent-style-name="Default" style:data-style-name="N0">
      <style:table-cell-properties style:vertical-align="top"/>
      <style:text-properties fo:color="#0000FF" style:font-name="Google Sans" style:font-name-asian="Google Sans" style:font-name-complex="Google Sans" style:text-underline-style="solid" style:text-underline-type="single"/>
    </style:style>
    <style:style style:name="ce140" style:family="table-cell" style:parent-style-name="Default" style:data-style-name="N41">
      <style:table-cell-properties style:vertical-align="top"/>
      <style:text-properties style:font-name="Google Sans" style:font-name-asian="Google Sans" style:font-name-complex="Google Sans"/>
    </style:style>
    <style:style style:name="ce141" style:family="table-cell" style:parent-style-name="Default" style:data-style-name="N0">
      <style:table-cell-properties style:vertical-align="automatic" style:repeat-content="false"/>
      <style:paragraph-properties fo:text-align="start" fo:margin-left="0cm"/>
      <style:text-properties fo:color="#007B8B" style:font-name="Google Sans" style:font-name-asian="Google Sans" style:font-name-complex="Google Sans" style:text-underline-style="solid" style:text-underline-type="single"/>
    </style:style>
    <style:style style:name="ce142" style:family="table-cell" style:parent-style-name="Default" style:data-style-name="N0">
      <style:table-cell-properties style:vertical-align="automatic" style:repeat-content="false"/>
      <style:paragraph-properties fo:text-align="start" fo:margin-left="0cm"/>
      <style:text-properties fo:color="#007B8B" style:font-name="Google Sans" style:font-name-asian="Google Sans" style:font-name-complex="Google Sans"/>
    </style:style>
    <style:style style:name="ce143" style:family="table-cell" style:parent-style-name="Default" style:data-style-name="N0">
      <style:table-cell-properties style:vertical-align="automatic" fo:background-color="#FFFFFF" style:repeat-content="false"/>
      <style:paragraph-properties fo:text-align="start" fo:margin-left="0cm"/>
      <style:text-properties fo:color="#007B8B" style:font-name="Google Sans" style:font-name-asian="Google Sans" style:font-name-complex="Google Sans" style:text-underline-style="solid" style:text-underline-type="single"/>
    </style:style>
    <style:style style:name="ce144" style:family="table-cell" style:parent-style-name="Default" style:data-style-name="N0">
      <style:table-cell-properties style:vertical-align="automatic" fo:background-color="#FFFFFF"/>
      <style:text-properties style:font-name="Google Sans" style:font-name-asian="Google Sans" style:font-name-complex="Google Sans" style:text-underline-style="solid" style:text-underline-type="single"/>
    </style:style>
    <style:style style:name="ce145" style:family="table-cell" style:parent-style-name="Default" style:data-style-name="N0">
      <style:table-cell-properties style:vertical-align="automatic" fo:background-color="#FFFFFF"/>
      <style:text-properties fo:color="#FFFFFF" style:font-name="Google Sans" style:font-name-asian="Google Sans" style:font-name-complex="Google Sans" style:text-underline-style="solid" style:text-underline-type="single"/>
    </style:style>
    <style:style style:name="ce146" style:family="table-cell" style:parent-style-name="Default" style:data-style-name="N0">
      <style:table-cell-properties style:vertical-align="top" fo:background-color="#EAD1DC"/>
      <style:text-properties style:font-name="Google Sans" style:font-name-asian="Google Sans" style:font-name-complex="Google Sans"/>
    </style:style>
    <style:style style:name="ce147" style:family="table-cell" style:parent-style-name="Default" style:data-style-name="N0">
      <style:table-cell-properties style:vertical-align="top" fo:background-color="#FFF2CC"/>
      <style:text-properties style:font-name="Google Sans" style:font-name-asian="Google Sans" style:font-name-complex="Google Sans"/>
    </style:style>
    <style:style style:name="ce148" style:family="table-cell" style:parent-style-name="Default" style:data-style-name="N0">
      <style:table-cell-properties style:vertical-align="automatic" fo:background-color="#FFF2CC"/>
      <style:text-properties style:font-name="Google Sans" style:font-name-asian="Google Sans" style:font-name-complex="Google Sans"/>
    </style:style>
    <style:style style:name="ce149" style:family="table-cell" style:parent-style-name="Default" style:data-style-name="N0">
      <style:table-cell-properties style:vertical-align="top" fo:background-color="#FFF2CC" style:repeat-content="false"/>
      <style:paragraph-properties fo:text-align="end" fo:margin-right="0cm"/>
      <style:text-properties style:font-name="Google Sans" style:font-name-asian="Google Sans" style:font-name-complex="Google Sans"/>
    </style:style>
    <style:style style:name="ce150" style:family="table-cell" style:parent-style-name="Default" style:data-style-name="N0">
      <style:table-cell-properties style:vertical-align="automatic" fo:background-color="#FFF2CC"/>
      <style:text-properties fo:color="#222222" style:font-name="Google Sans" style:font-name-asian="Google Sans" style:font-name-complex="Google Sans" style:text-underline-style="solid" style:text-underline-type="single" fo:font-weight="bold" style:font-weight-asian="bold" style:font-weight-complex="bold"/>
    </style:style>
    <style:style style:name="ce151" style:family="table-cell" style:parent-style-name="Default" style:data-style-name="N0">
      <style:table-cell-properties style:vertical-align="automatic" fo:wrap-option="wrap" fo:background-color="#FFF2CC"/>
      <style:text-properties style:font-name="Google Sans" style:font-name-asian="Google Sans" style:font-name-complex="Google Sans"/>
    </style:style>
    <style:style style:name="ce152" style:family="table-cell" style:parent-style-name="Default" style:data-style-name="N0">
      <style:table-cell-properties style:vertical-align="automatic" fo:background-color="#FFF2CC"/>
      <style:text-properties fo:color="#222222" style:font-name="Google Sans" style:font-name-asian="Google Sans" style:font-name-complex="Google Sans"/>
    </style:style>
    <style:style style:name="ce153" style:family="table-cell" style:parent-style-name="Default" style:data-style-name="N0">
      <style:table-cell-properties style:vertical-align="automatic" fo:background-color="#FFF2CC" style:repeat-content="false"/>
      <style:paragraph-properties fo:text-align="start" fo:margin-left="0cm"/>
      <style:text-properties fo:color="#007B8B" style:font-name="Google Sans" style:font-name-asian="Google Sans" style:font-name-complex="Google Sans" style:text-underline-style="solid" style:text-underline-type="single"/>
    </style:style>
    <style:style style:name="ce154" style:family="table-cell" style:parent-style-name="Default" style:data-style-name="N0">
      <style:table-cell-properties fo:background-color="#FFF2CC"/>
      <style:text-properties style:font-name="Google Sans" style:font-name-asian="Google Sans" style:font-name-complex="Google Sans"/>
    </style:style>
    <style:style style:name="ce155" style:family="table-cell" style:parent-style-name="Default" style:data-style-name="N0">
      <style:table-cell-properties style:vertical-align="top" fo:wrap-option="wrap" fo:background-color="#FFF2CC"/>
      <style:text-properties style:font-name="Google Sans" style:font-name-asian="Google Sans" style:font-name-complex="Google Sans"/>
    </style:style>
    <style:style style:name="ce156" style:family="table-cell" style:parent-style-name="Default" style:data-style-name="N0">
      <style:table-cell-properties style:vertical-align="automatic" fo:background-color="#EAD1DC"/>
      <style:text-properties fo:color="#222222" style:font-name="Google Sans" style:font-name-asian="Google Sans" style:font-name-complex="Google Sans"/>
    </style:style>
    <style:style style:name="ce157" style:family="table-cell" style:parent-style-name="Default" style:data-style-name="N0">
      <style:table-cell-properties fo:background-color="#EAD1DC"/>
      <style:text-properties fo:color="#FFFFFF" style:font-name="Google Sans" style:font-name-asian="Google Sans" style:font-name-complex="Google Sans" style:text-underline-style="solid" style:text-underline-type="single"/>
    </style:style>
    <style:style style:name="ce158" style:family="table-cell" style:parent-style-name="Default" style:data-style-name="N0">
      <style:table-cell-properties style:vertical-align="automatic" fo:background-color="#F4CCCC"/>
      <style:text-properties style:font-name="Google Sans" style:font-name-asian="Google Sans" style:font-name-complex="Google Sans"/>
    </style:style>
    <style:style style:name="ce159" style:family="table-cell" style:parent-style-name="Default" style:data-style-name="N0">
      <style:table-cell-properties style:vertical-align="automatic" fo:wrap-option="wrap"/>
      <style:text-properties fo:color="#0000FF" style:font-name="Google Sans" style:font-name-asian="Google Sans" style:font-name-complex="Google Sans" style:text-underline-style="solid" style:text-underline-type="single"/>
    </style:style>
    <style:style style:name="ce160" style:family="table-cell" style:parent-style-name="Default" style:data-style-name="N0">
      <style:table-cell-properties style:vertical-align="automatic" fo:background-color="#CFE2F3"/>
      <style:text-properties style:font-name="Google Sans" style:font-name-asian="Google Sans" style:font-name-complex="Google Sans"/>
    </style:style>
    <style:style style:name="ce161" style:family="table-cell" style:parent-style-name="Default" style:data-style-name="N0">
      <style:table-cell-properties style:vertical-align="top" fo:background-color="#CFE2F3" style:repeat-content="false"/>
      <style:paragraph-properties fo:text-align="end" fo:margin-right="0cm"/>
      <style:text-properties style:font-name="Google Sans" style:font-name-asian="Google Sans" style:font-name-complex="Google Sans"/>
    </style:style>
    <style:style style:name="ce162" style:family="table-cell" style:parent-style-name="Default" style:data-style-name="N0">
      <style:table-cell-properties style:vertical-align="top" fo:background-color="#CFE2F3"/>
      <style:text-properties style:font-name="Google Sans" style:font-name-asian="Google Sans" style:font-name-complex="Google Sans"/>
    </style:style>
    <style:style style:name="ce163" style:family="table-cell" style:parent-style-name="Default" style:data-style-name="N0">
      <style:table-cell-properties style:vertical-align="automatic" fo:wrap-option="wrap" fo:background-color="#CFE2F3"/>
      <style:text-properties style:font-name="Google Sans" style:font-name-asian="Google Sans" style:font-name-complex="Google Sans"/>
    </style:style>
    <style:style style:name="ce164" style:family="table-cell" style:parent-style-name="Default" style:data-style-name="N0">
      <style:table-cell-properties style:vertical-align="automatic" fo:background-color="#CFE2F3"/>
      <style:text-properties fo:color="#222222" style:font-name="Google Sans" style:font-name-asian="Google Sans" style:font-name-complex="Google Sans"/>
    </style:style>
    <style:style style:name="ce165" style:family="table-cell" style:parent-style-name="Default" style:data-style-name="N0">
      <style:table-cell-properties fo:background-color="#CFE2F3"/>
      <style:text-properties fo:color="#FFFFFF" style:font-name="Google Sans" style:font-name-asian="Google Sans" style:font-name-complex="Google Sans" style:text-underline-style="solid" style:text-underline-type="single"/>
    </style:style>
    <style:style style:name="ce166" style:family="table-cell" style:parent-style-name="Default" style:data-style-name="N0">
      <style:table-cell-properties fo:background-color="#CFE2F3"/>
      <style:text-properties style:font-name="Google Sans" style:font-name-asian="Google Sans" style:font-name-complex="Google Sans"/>
    </style:style>
    <style:style style:name="ce167" style:family="table-cell" style:parent-style-name="Default" style:data-style-name="N0">
      <style:table-cell-properties style:vertical-align="top" fo:wrap-option="wrap" fo:background-color="#CFE2F3"/>
    </style:style>
    <style:style style:name="ce168" style:family="table-cell" style:parent-style-name="Default" style:data-style-name="N0">
      <style:table-cell-properties fo:background-color="#CFE2F3"/>
    </style:style>
    <style:style style:name="ce169" style:family="table-cell" style:parent-style-name="Default" style:data-style-name="N0">
      <style:table-cell-properties style:vertical-align="automatic" fo:background-color="#CFE2F3"/>
    </style:style>
    <style:style style:name="ce170" style:family="table-cell" style:parent-style-name="Default" style:data-style-name="N0">
      <style:table-cell-properties style:vertical-align="top" fo:background-color="#CFE2F3"/>
    </style:style>
    <style:style style:name="ce171" style:family="table-cell" style:parent-style-name="Default" style:data-style-name="N0">
      <style:table-cell-properties style:vertical-align="top" fo:wrap-option="wrap" fo:background-color="#CFE2F3"/>
      <style:text-properties style:font-name="Google Sans" style:font-name-asian="Google Sans" style:font-name-complex="Google Sans"/>
    </style:style>
    <style:style style:name="ce172" style:family="table-cell" style:parent-style-name="Default" style:data-style-name="N0">
      <style:table-cell-properties style:vertical-align="automatic" fo:background-color="#EAD1DC"/>
      <style:text-properties style:font-name="Google Sans" style:font-name-asian="Google Sans" style:font-name-complex="Google Sans"/>
    </style:style>
    <style:style style:name="ce173" style:family="table-cell" style:parent-style-name="Default" style:data-style-name="N0">
      <style:table-cell-properties style:vertical-align="top" fo:wrap-option="wrap" fo:background-color="#EAD1DC" style:repeat-content="false"/>
      <style:paragraph-properties fo:text-align="start" fo:margin-left="0cm"/>
      <style:text-properties fo:color="#1F1F1F" style:font-name="Google Sans" style:font-name-asian="Google Sans" style:font-name-complex="Google Sans"/>
    </style:style>
    <style:style style:name="ce174" style:family="table-cell" style:parent-style-name="Default" style:data-style-name="N0">
      <style:table-cell-properties style:vertical-align="top" fo:background-color="#EAD1DC" style:repeat-content="false"/>
      <style:paragraph-properties fo:text-align="end" fo:margin-right="0cm"/>
      <style:text-properties style:font-name="Google Sans" style:font-name-asian="Google Sans" style:font-name-complex="Google Sans"/>
    </style:style>
    <style:style style:name="ce175" style:family="table-cell" style:parent-style-name="Default" style:data-style-name="N0">
      <style:table-cell-properties style:vertical-align="top" fo:background-color="#EAD1DC" style:repeat-content="false"/>
      <style:paragraph-properties fo:text-align="end" fo:margin-right="0cm"/>
      <style:text-properties fo:color="#0000FF" style:font-name="Google Sans" style:font-name-asian="Google Sans" style:font-name-complex="Google Sans" style:text-underline-style="solid" style:text-underline-type="single"/>
    </style:style>
    <style:style style:name="ce176" style:family="table-cell" style:parent-style-name="Default" style:data-style-name="N0">
      <style:table-cell-properties style:vertical-align="automatic" fo:wrap-option="wrap" fo:background-color="#EAD1DC"/>
      <style:text-properties style:font-name="Google Sans" style:font-name-asian="Google Sans" style:font-name-complex="Google Sans"/>
    </style:style>
    <style:style style:name="ce177" style:family="table-cell" style:parent-style-name="Default" style:data-style-name="N0">
      <style:table-cell-properties fo:background-color="#EAD1DC"/>
      <style:text-properties style:font-name="Google Sans" style:font-name-asian="Google Sans" style:font-name-complex="Google Sans"/>
    </style:style>
    <style:style style:name="ce178" style:family="table-cell" style:parent-style-name="Default" style:data-style-name="N0">
      <style:table-cell-properties style:vertical-align="top" fo:wrap-option="wrap" fo:background-color="#EAD1DC"/>
      <style:text-properties style:font-name="Google Sans" style:font-name-asian="Google Sans" style:font-name-complex="Google Sans" fo:font-size="13pt" style:font-size-asian="13pt" style:font-size-complex="13pt"/>
    </style:style>
    <style:style style:name="ce179" style:family="table-cell" style:parent-style-name="Default" style:data-style-name="N0">
      <style:table-cell-properties style:vertical-align="automatic" fo:background-color="#EAD1DC"/>
      <style:text-properties style:font-name="Google Sans" style:font-name-asian="Google Sans" style:font-name-complex="Google Sans" fo:font-size="13pt" style:font-size-asian="13pt" style:font-size-complex="13pt"/>
    </style:style>
    <style:style style:name="ce180" style:family="table-cell" style:parent-style-name="Default" style:data-style-name="N0">
      <style:table-cell-properties fo:background-color="#EAD1DC"/>
      <style:text-properties style:font-name="Google Sans" style:font-name-asian="Google Sans" style:font-name-complex="Google Sans" fo:font-size="13pt" style:font-size-asian="13pt" style:font-size-complex="13pt"/>
    </style:style>
    <style:style style:name="ce181" style:family="table-cell" style:parent-style-name="Default" style:data-style-name="N0">
      <style:table-cell-properties style:vertical-align="top" fo:background-color="#EAD1DC"/>
      <style:text-properties style:font-name="Google Sans" style:font-name-asian="Google Sans" style:font-name-complex="Google Sans" fo:font-size="13pt" style:font-size-asian="13pt" style:font-size-complex="13pt"/>
    </style:style>
    <style:style style:name="ce182" style:family="table-cell" style:parent-style-name="Default" style:data-style-name="N0">
      <style:table-cell-properties style:vertical-align="top" fo:wrap-option="wrap" fo:background-color="#EAD1DC"/>
      <style:text-properties style:font-name="Google Sans" style:font-name-asian="Google Sans" style:font-name-complex="Google Sans"/>
    </style:style>
    <style:style style:name="ce183" style:family="table-cell" style:parent-style-name="Default" style:data-style-name="N0">
      <style:table-cell-properties style:vertical-align="top" fo:wrap-option="wrap" fo:background-color="#EAD1DC"/>
    </style:style>
    <style:style style:name="ce184" style:family="table-cell" style:parent-style-name="Default" style:data-style-name="N0">
      <style:table-cell-properties fo:background-color="#EAD1DC"/>
    </style:style>
    <style:style style:name="ce185" style:family="table-cell" style:parent-style-name="Default" style:data-style-name="N0">
      <style:table-cell-properties style:vertical-align="automatic" fo:background-color="#EAD1DC"/>
    </style:style>
    <style:style style:name="ce186" style:family="table-cell" style:parent-style-name="Default" style:data-style-name="N0">
      <style:table-cell-properties style:vertical-align="top" fo:background-color="#EAD1DC"/>
    </style:style>
    <style:style style:name="ce187" style:family="table-cell" style:parent-style-name="Default" style:data-style-name="N0">
      <style:table-cell-properties style:vertical-align="automatic" fo:wrap-option="wrap" fo:background-color="#FFFFFF"/>
      <style:text-properties style:font-name="Google Sans" style:font-name-asian="Google Sans" style:font-name-complex="Google Sans"/>
    </style:style>
    <style:style style:name="ce188" style:family="table-cell" style:parent-style-name="Default" style:data-style-name="N0">
      <style:table-cell-properties style:vertical-align="automatic" fo:background-color="#FFFFFF"/>
      <style:text-properties style:font-name="Google Sans" style:font-name-asian="Google Sans" style:font-name-complex="Google Sans" fo:font-weight="bold" style:font-weight-asian="bold" style:font-weight-complex="bold"/>
    </style:style>
    <style:style style:name="ce189" style:family="table-cell" style:parent-style-name="Default" style:data-style-name="N0">
      <style:text-properties fo:font-size="8pt" style:font-size-asian="8pt" style:font-size-complex="8pt"/>
    </style:style>
    <style:style style:name="ce190" style:family="table-cell" style:parent-style-name="Default" style:data-style-name="N0">
      <style:table-cell-properties style:vertical-align="top" fo:wrap-option="wrap" fo:background-color="#FFFFFF" style:repeat-content="false"/>
      <style:paragraph-properties fo:text-align="start" fo:margin-left="0cm"/>
      <style:text-properties fo:color="#1F1F1F" style:font-name="&quot;Google Sans&quot;" style:font-name-asian="&quot;Google Sans&quot;" style:font-name-complex="&quot;Google Sans&quot;" fo:font-size="10pt" style:font-size-asian="10pt" style:font-size-complex="10pt"/>
    </style:style>
    <style:style style:name="ce191" style:family="table-cell" style:parent-style-name="Default" style:data-style-name="N0">
      <style:table-cell-properties style:vertical-align="automatic"/>
      <style:text-properties fo:font-size="8pt" style:font-size-asian="8pt" style:font-size-complex="8pt"/>
    </style:style>
    <style:style style:name="ce192" style:family="table-cell" style:parent-style-name="Default" style:data-style-name="N0">
      <style:table-cell-properties style:vertical-align="automatic" fo:wrap-option="wrap"/>
      <style:text-properties fo:font-size="9pt" style:font-size-asian="9pt" style:font-size-complex="9pt"/>
    </style:style>
    <style:style style:name="ce193" style:family="table-cell" style:parent-style-name="Default" style:data-style-name="N0">
      <style:text-properties fo:font-weight="bold" style:font-weight-asian="bold" style:font-weight-complex="bold"/>
    </style:style>
    <style:style style:name="ce194" style:family="table-cell" style:parent-style-name="Default" style:data-style-name="N0">
      <style:table-cell-properties style:vertical-align="automatic" fo:wrap-option="wrap"/>
      <style:text-properties fo:font-size="11pt" style:font-size-asian="11pt" style:font-size-complex="11pt"/>
    </style:style>
    <style:style style:name="ce195" style:family="table-cell" style:parent-style-name="Default" style:data-style-name="N0">
      <style:table-cell-properties style:vertical-align="automatic" fo:wrap-option="wrap"/>
      <style:text-properties fo:font-size="10pt" style:font-size-asian="10pt" style:font-size-complex="10pt"/>
    </style:style>
    <style:style style:name="ce196" style:family="table-cell" style:parent-style-name="Default" style:data-style-name="N0">
      <style:table-cell-properties style:vertical-align="top" fo:wrap-option="wrap"/>
      <style:text-properties fo:font-size="11pt" style:font-size-asian="11pt" style:font-size-complex="11pt"/>
    </style:style>
    <style:style style:name="ce197" style:family="table-cell" style:parent-style-name="Default" style:data-style-name="N0">
      <style:table-cell-properties fo:background-color="#999999"/>
      <style:text-properties fo:font-size="11pt" style:font-size-asian="11pt" style:font-size-complex="11pt"/>
    </style:style>
    <style:style style:name="ce198" style:family="table-cell" style:parent-style-name="Default" style:data-style-name="N0">
      <style:table-cell-properties style:vertical-align="automatic"/>
      <style:text-properties fo:font-size="11pt" style:font-size-asian="11pt" style:font-size-complex="11pt" fo:font-weight="bold" style:font-weight-asian="bold" style:font-weight-complex="bold"/>
    </style:style>
    <style:style style:name="ce199" style:family="table-cell" style:parent-style-name="Default" style:data-style-name="N0">
      <style:table-cell-properties style:vertical-align="automatic" fo:background-color="#999999"/>
      <style:text-properties fo:font-size="11pt" style:font-size-asian="11pt" style:font-size-complex="11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Google Sans" style:font-name-asian="Google Sans" style:font-name-complex="Google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1F1F1F" style:text-line-through-style="none" style:font-name="Google Sans" style:font-name-asian="Google Sans" style:font-name-complex="Google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1F1F1F" style:text-line-through-style="none" style:font-name="Google Sans" style:font-name-asian="Google Sans" style:font-name-complex="Google Sans"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1F1F1F" style:text-line-through-style="none" style:font-name="Google Sans" style:font-name-asian="Google Sans" style:font-name-complex="Google Sans"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Google Sans" style:font-name-asian="Google Sans" style:font-name-complex="Google Sans"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Google Sans" style:font-name-asian="Google Sans" style:font-name-complex="Google Sans"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9" style:family="text" style:parent-style-name="Default">
      <style:text-properties fo:color="#1F1F1F" style:text-line-through-style="none" style:font-name="Google Sans" style:font-name-asian="Google Sans" style:font-name-complex="Google Sans" fo:font-size="12pt" style:font-size-asian="12pt" style:font-size-complex="12pt" fo:font-style="italic" style:font-style-asian="italic" style:font-style-complex="italic" style:text-underline-style="none" style:text-underline-type="none" fo:font-weight="bold" style:font-weight-asian="bold" style:font-weight-complex="bold" style:text-outline="false" fo:text-shadow="none"/>
    </style:style>
    <style:style style:name="T10" style:family="text" style:parent-style-name="Default">
      <style:text-properties fo:color="#000000" style:text-line-through-style="none" style:font-name="Google Sans" style:font-name-asian="Google Sans" style:font-name-complex="Google Sans" fo:font-size="12pt" style:font-size-asian="12pt" style:font-size-complex="12pt" fo:font-style="italic" style:font-style-asian="italic" style:font-style-complex="italic"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95791666666667cm"/>
    </style:style>
    <style:style style:name="co2" style:family="table-column">
      <style:table-column-properties fo:break-before="auto" style:column-width="2.143125cm"/>
    </style:style>
    <style:style style:name="co3" style:family="table-column">
      <style:table-column-properties fo:break-before="auto" style:column-width="1.85208333333333cm"/>
    </style:style>
    <style:style style:name="co4" style:family="table-column">
      <style:table-column-properties fo:break-before="auto" style:column-width="2.59291666666667cm"/>
    </style:style>
    <style:style style:name="co5" style:family="table-column">
      <style:table-column-properties fo:break-before="auto" style:column-width="1.53458333333333cm"/>
    </style:style>
    <style:style style:name="co6" style:family="table-column">
      <style:table-column-properties fo:break-before="auto" style:column-width="3.01625cm"/>
    </style:style>
    <style:style style:name="co7" style:family="table-column">
      <style:table-column-properties fo:break-before="auto" style:column-width="2.38125cm"/>
    </style:style>
    <style:style style:name="co8" style:family="table-column">
      <style:table-column-properties fo:break-before="auto" style:column-width="2.83104166666667cm"/>
    </style:style>
    <style:style style:name="co9" style:family="table-column">
      <style:table-column-properties fo:break-before="auto" style:column-width="1.87854166666667cm"/>
    </style:style>
    <style:style style:name="co10" style:family="table-column">
      <style:table-column-properties fo:break-before="auto" style:column-width="3.175cm"/>
    </style:style>
    <style:style style:name="co11" style:family="table-column">
      <style:table-column-properties fo:break-before="auto" style:column-width="2.43416666666667cm"/>
    </style:style>
    <style:style style:name="co12" style:family="table-column">
      <style:table-column-properties fo:break-before="auto" style:column-width="3.36020833333333cm"/>
    </style:style>
    <style:style style:name="co13" style:family="table-column">
      <style:table-column-properties fo:break-before="auto" style:column-width="2.301875cm"/>
    </style:style>
    <style:style style:name="co14" style:family="table-column">
      <style:table-column-properties fo:break-before="auto" style:column-width="3.12208333333333cm"/>
    </style:style>
    <style:style style:name="co15" style:family="table-column">
      <style:table-column-properties fo:break-before="auto" style:column-width="4.63020833333333cm"/>
    </style:style>
    <style:style style:name="co16" style:family="table-column">
      <style:table-column-properties fo:break-before="auto" style:column-width="4.92125cm"/>
    </style:style>
    <style:style style:name="co17" style:family="table-column">
      <style:table-column-properties fo:break-before="auto" style:column-width="2.936875cm"/>
    </style:style>
    <style:style style:name="co18" style:family="table-column">
      <style:table-column-properties fo:break-before="auto" style:column-width="5.50333333333333cm"/>
    </style:style>
    <style:style style:name="co19" style:family="table-column">
      <style:table-column-properties fo:break-before="auto" style:column-width="14.208125cm"/>
    </style:style>
    <style:style style:name="co20" style:family="table-column">
      <style:table-column-properties fo:break-before="auto" style:column-width="4.841875cm"/>
    </style:style>
    <style:style style:name="co21" style:family="table-column">
      <style:table-column-properties fo:break-before="auto" style:column-width="12.5941666666667cm"/>
    </style:style>
    <style:style style:name="co22" style:family="table-column">
      <style:table-column-properties fo:break-before="auto" style:column-width="9.33979166666667cm"/>
    </style:style>
    <style:style style:name="co23" style:family="table-column">
      <style:table-column-properties fo:break-before="auto" style:column-width="3.730625cm"/>
    </style:style>
    <style:style style:name="co24" style:family="table-column">
      <style:table-column-properties fo:break-before="auto" style:column-width="4.49791666666667cm"/>
    </style:style>
    <style:style style:name="co25" style:family="table-column">
      <style:table-column-properties fo:break-before="auto" style:column-width="2.64583333333333cm"/>
    </style:style>
    <style:style style:name="co26" style:family="table-column">
      <style:table-column-properties fo:break-before="auto" style:column-width="5.29166666666667cm"/>
    </style:style>
    <style:style style:name="co27" style:family="table-column">
      <style:table-column-properties fo:break-before="auto" style:column-width="4.23333333333333cm"/>
    </style:style>
    <style:style style:name="co28" style:family="table-column">
      <style:table-column-properties fo:break-before="auto" style:column-width="6.45583333333333cm"/>
    </style:style>
    <style:style style:name="co29" style:family="table-column">
      <style:table-column-properties fo:break-before="auto" style:column-width="2.48708333333333cm"/>
    </style:style>
    <style:style style:name="co30" style:family="table-column">
      <style:table-column-properties fo:break-before="auto" style:column-width="1.984375cm"/>
    </style:style>
    <style:style style:name="co31" style:family="table-column">
      <style:table-column-properties fo:break-before="auto" style:column-width="4.07458333333333cm"/>
    </style:style>
    <style:style style:name="co32" style:family="table-column">
      <style:table-column-properties fo:break-before="auto" style:column-width="7.62cm"/>
    </style:style>
    <style:style style:name="co33" style:family="table-column">
      <style:table-column-properties fo:break-before="auto" style:column-width="3.67770833333333cm"/>
    </style:style>
    <style:style style:name="co34" style:family="table-column">
      <style:table-column-properties fo:break-before="auto" style:column-width="0.423333333333333cm"/>
    </style:style>
    <style:style style:name="co35" style:family="table-column">
      <style:table-column-properties fo:break-before="auto" style:column-width="3.14854166666667cm"/>
    </style:style>
    <style:style style:name="ro1" style:family="table-row">
      <style:table-row-properties style:row-height="60pt" style:use-optimal-row-height="false" fo:break-before="auto"/>
    </style:style>
    <style:style style:name="ro2" style:family="table-row">
      <style:table-row-properties style:row-height="237.75pt" style:use-optimal-row-height="false" fo:break-before="auto"/>
    </style:style>
    <style:style style:name="ro3" style:family="table-row">
      <style:table-row-properties style:row-height="144.75pt" style:use-optimal-row-height="false" fo:break-before="auto"/>
    </style:style>
    <style:style style:name="ro4" style:family="table-row">
      <style:table-row-properties style:row-height="98.25pt" style:use-optimal-row-height="false" fo:break-before="auto"/>
    </style:style>
    <style:style style:name="ro5" style:family="table-row">
      <style:table-row-properties style:row-height="153pt" style:use-optimal-row-height="false" fo:break-before="auto"/>
    </style:style>
    <style:style style:name="ro6" style:family="table-row">
      <style:table-row-properties style:row-height="150pt" style:use-optimal-row-height="false" fo:break-before="auto"/>
    </style:style>
    <style:style style:name="ro7" style:family="table-row">
      <style:table-row-properties style:row-height="126.75pt" style:use-optimal-row-height="false" fo:break-before="auto"/>
    </style:style>
    <style:style style:name="ro8" style:family="table-row">
      <style:table-row-properties style:row-height="58.5pt" style:use-optimal-row-height="false" fo:break-before="auto"/>
    </style:style>
    <style:style style:name="ro9" style:family="table-row">
      <style:table-row-properties style:row-height="72.75pt" style:use-optimal-row-height="false" fo:break-before="auto"/>
    </style:style>
    <style:style style:name="ro10" style:family="table-row">
      <style:table-row-properties style:row-height="15.75pt" style:use-optimal-row-height="false" fo:break-before="auto"/>
    </style:style>
    <style:style style:name="ro11" style:family="table-row">
      <style:table-row-properties style:row-height="16pt" style:use-optimal-row-height="true" fo:break-before="auto"/>
    </style:style>
    <style:style style:name="ro12" style:family="table-row">
      <style:table-row-properties style:row-height="17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quot;≈ 16.0° S&quot;;&quot;168.4° E&quot;;&quot;≈ –17.80&quot;;&quot;≈ 168.40&quot;)">
          <table:help-message/>
          <table:error-message table:display="true"/>
        </table:content-validation>
        <table:content-validation table:name="val2" table:condition="of:cell-content-is-in-list(&quot;Père Tattevin&quot;;&quot;Nick Thieberger&quot;;&quot;Vorēs&quot;;&quot;Schnell&quot;)">
          <table:help-message/>
          <table:error-message table:display="true"/>
        </table:content-validation>
      </table:content-validations>
      <table:table table:name="Stories" table:style-name="ta1">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2"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0"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23" table:number-columns-repeated="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number-columns-repeated="3" table:default-cell-style-name="ce1"/>
        <table:table-column table:style-name="co29" table:number-columns-repeated="988" table:default-cell-style-name="ce1"/>
        <table:table-column table:style-name="co30" table:number-columns-repeated="15360" table:default-cell-style-name="ce1"/>
        <table:table-row table:style-name="ro1">
          <table:table-cell office:value-type="string" table:style-name="ce2">
            <text:p>Entered by</text:p>
          </table:table-cell>
          <table:table-cell office:value-type="string" table:style-name="ce2">
            <text:p>Source first or second hand</text:p>
          </table:table-cell>
          <table:table-cell office:value-type="string" table:style-name="ce2">
            <text:p>Source</text:p>
          </table:table-cell>
          <table:table-cell office:value-type="string" table:style-name="ce2">
            <text:p>pages</text:p>
          </table:table-cell>
          <table:table-cell office:value-type="string" table:style-name="ce2">
            <text:p>Other source</text:p>
          </table:table-cell>
          <table:table-cell office:value-type="string" table:style-name="ce2">
            <text:p>URL ?</text:p>
          </table:table-cell>
          <table:table-cell office:value-type="string" table:style-name="ce3">
            <text:p>territory</text:p>
          </table:table-cell>
          <table:table-cell office:value-type="string" table:style-name="ce2">
            <text:p>lg group</text:p>
          </table:table-cell>
          <table:table-cell office:value-type="string" table:style-name="ce2">
            <text:p>original language</text:p>
          </table:table-cell>
          <table:table-cell office:value-type="string" table:style-name="ce2">
            <text:p>lg of publication</text:p>
          </table:table-cell>
          <table:table-cell office:value-type="string" table:style-name="ce2">
            <text:p>bilingual?</text:p>
          </table:table-cell>
          <table:table-cell office:value-type="string" table:style-name="ce2">
            <text:p>storyteller</text:p>
          </table:table-cell>
          <table:table-cell office:value-type="string" table:style-name="ce2">
            <text:p>date of recording</text:p>
          </table:table-cell>
          <table:table-cell office:value-type="string" table:style-name="ce2">
            <text:p>place of recording</text:p>
          </table:table-cell>
          <table:table-cell office:value-type="string" table:style-name="ce2">
            <text:p>space coord</text:p>
          </table:table-cell>
          <table:table-cell office:value-type="string" table:style-name="ce2">
            <text:p>editor</text:p>
          </table:table-cell>
          <table:table-cell office:value-type="string" table:style-name="ce2">
            <text:p>translator</text:p>
          </table:table-cell>
          <table:table-cell office:value-type="string" table:style-name="ce2">
            <text:p>Story title (Eng)</text:p>
          </table:table-cell>
          <table:table-cell office:value-type="string" table:style-name="ce4">
            <text:p>Story title (French)</text:p>
          </table:table-cell>
          <table:table-cell office:value-type="string" table:style-name="ce2">
            <text:p>Story title (other)</text:p>
          </table:table-cell>
          <table:table-cell office:value-type="string" table:style-name="ce2">
            <text:p>1-sentence summary</text:p>
          </table:table-cell>
          <table:table-cell office:value-type="string" table:style-name="ce5">
            <text:p>Abstract (Eng)</text:p>
          </table:table-cell>
          <table:table-cell office:value-type="string" table:style-name="ce5">
            <text:p>Abstract (Fr)</text:p>
          </table:table-cell>
          <table:table-cell office:value-type="string" table:style-name="ce2">
            <text:p>Keywords (Eng)</text:p>
          </table:table-cell>
          <table:table-cell office:value-type="string" table:style-name="ce5">
            <text:p>Motifs (Eng)</text:p>
          </table:table-cell>
          <table:table-cell office:value-type="string" table:style-name="ce6">
            <text:p>proposition de nouveaux motifs</text:p>
          </table:table-cell>
          <table:table-cell office:value-type="string" table:style-name="ce2">
            <text:p>species</text:p>
          </table:table-cell>
          <table:table-cell office:value-type="string" table:style-name="ce2">
            <text:p>non-human</text:p>
          </table:table-cell>
          <table:table-cell office:value-type="string" table:style-name="ce2">
            <text:p>placenames</text:p>
          </table:table-cell>
          <table:table-cell office:value-type="string" table:style-name="ce2">
            <text:p>named characters</text:p>
          </table:table-cell>
          <table:table-cell office:value-type="string" table:style-name="ce2">
            <text:p>external link</text:p>
          </table:table-cell>
          <table:table-cell office:value-type="string" table:style-name="ce2">
            <text:p>description of link</text:p>
          </table:table-cell>
          <table:table-cell office:value-type="string" table:style-name="ce2">
            <text:p>Connection to other stories</text:p>
          </table:table-cell>
          <table:table-cell office:value-type="string" table:style-name="ce2">
            <text:p>Megamotifs</text:p>
          </table:table-cell>
          <table:table-cell office:value-type="string" table:style-name="ce7">
            <text:p>Thème</text:p>
          </table:table-cell>
          <table:table-cell office:value-type="string" table:style-name="ce8">
            <text:p>Conte type</text:p>
          </table:table-cell>
          <table:table-cell office:value-type="string" table:style-name="ce9">
            <text:p>Autres infos données dans le texte, pour la fiche conte</text:p>
          </table:table-cell>
          <table:table-cell office:value-type="string" table:style-name="ce9">
            <text:p>ATU conte-type(AI ?)</text:p>
          </table:table-cell>
          <table:table-cell office:value-type="string" table:style-name="ce9">
            <text:p>ATU motifs (AI?)</text:p>
          </table:table-cell>
          <table:table-cell table:number-columns-repeated="16345"/>
        </table:table-row>
        <table:table-row table:style-name="ro2">
          <table:table-cell office:value-type="string" table:style-name="ce10">
            <text:p>Clothilde Volk</text:p>
          </table:table-cell>
          <table:table-cell table:style-name="ce10"/>
          <table:table-cell office:value-type="string" table:style-name="ce10">
            <text:p>Bensa &amp; Rivierre 1983</text:p>
          </table:table-cell>
          <table:table-cell office:value-type="string" table:style-name="ce10">
            <text:p>16-31</text:p>
          </table:table-cell>
          <table:table-cell office:value-type="string" table:style-name="ce11">
            <text:p><text:a xlink:href="https://doi.org/10.24397/pangloss-0005237">https://doi.org/10.24397/pangloss-0005237</text:a></text:p>
          </table:table-cell>
          <table:table-cell office:value-type="string" table:style-name="ce12">
            <text:p><text:a xlink:href="https://pangloss.cnrs.fr/corpus/show?oai_primary=cocoon-34c4f9aa-3a80-3d2f-a4a7-4b5b5bb2af30&amp;corpus=Cèmuhî&amp;oai_secondary=cocoon-36cc1d51-0ba0-350f-a0fa-6d56c696e9da&amp;filter=%7b%22form-s%22%3A%7b%22phono%22%3A1%7d%2C%22transl-s%22%3A%7b%22fr%22%3A1%7d%2C%22transl-w%22%3A%7b%22fr%22%3A1%2C%22en%22%3A1%7d%2C%22form-w%22%3A%7b%22phono%22%3A1%7d%2C%22transl-t%22%3A%7b%22fr%22%3A0%7d%2C%22form-t%22%3A%7b%22phono%22%3A0%7d%7d">https://pangloss.cnrs.fr/corpus/show?oai_primary=cocoon-34c4f9aa-3a80-3d2f-a4a7-4b5b5bb2af30&amp;corpus=C%C3%A8muh%C3%AE&amp;oai_secondary=cocoon-36cc1d51-0ba0-350f-a0fa-6d56c696e9da&amp;filter=%7B%22form-s%22%3A%7B%22phono%22%3A1%7D%2C%22transl-s%22%3A%7B%22fr%22%3A1%7D%2C%22transl-w%22%3A%7B%22fr%22%3A1%2C%22en%22%3A1%7D%2C%22form-w%22%3A%7B%22phono%22%3A1%7D%2C%22transl-t%22%3A%7B%22fr%22%3A0%7D%2C%22form-t%22%3A%7B%22phono%22%3A0%7D%7D</text:a></text:p>
          </table:table-cell>
          <table:table-cell office:value-type="string" table:style-name="ce10">
            <text:p>New Caledonia, Grande-Terre N</text:p>
          </table:table-cell>
          <table:table-cell office:value-type="string" table:style-name="ce10">
            <text:p>Cèmuhî</text:p>
          </table:table-cell>
          <table:table-cell office:value-type="string" table:style-name="ce10">
            <text:p>Cèmuhî</text:p>
          </table:table-cell>
          <table:table-cell office:value-type="string" table:style-name="ce10">
            <text:p>French</text:p>
          </table:table-cell>
          <table:table-cell office:value-type="string" table:style-name="ce10">
            <text:p>yes</text:p>
          </table:table-cell>
          <table:table-cell office:value-type="string" table:style-name="ce10">
            <text:p>Maurice Kodèm</text:p>
          </table:table-cell>
          <table:table-cell office:value-type="float" office:value="1971" table:style-name="ce10">
            <text:p>1971</text:p>
          </table:table-cell>
          <table:table-cell office:value-type="string" table:style-name="ce10">
            <text:p>Kokingone</text:p>
          </table:table-cell>
          <table:table-cell office:value-type="string" table:style-name="ce10">
            <text:p>-20.859062, 165.258667</text:p>
            <text:p/>
            <text:p/>
          </table:table-cell>
          <table:table-cell office:value-type="string" table:style-name="ce10">
            <text:p>Rivierre, Jean-Claude</text:p>
          </table:table-cell>
          <table:table-cell office:value-type="string" table:style-name="ce10">
            <text:p>Rivierre, Jean-Claude</text:p>
          </table:table-cell>
          <table:table-cell office:value-type="string" table:style-name="ce10">
            <text:p>The two wild fruits</text:p>
          </table:table-cell>
          <table:table-cell office:value-type="string" table:style-name="ce13">
            <text:p>Les deux fruits sauvages</text:p>
          </table:table-cell>
          <table:table-cell office:value-type="string" table:style-name="ce10">
            <text:p>Lupwö ucidaan</text:p>
          </table:table-cell>
          <table:table-cell office:value-type="string" table:style-name="ce10">
            <text:p>Two boys, born from women and Ochrosia fruits, slaughter their human male relatives and must thus return to life as fruits on the tree</text:p>
          </table:table-cell>
          <table:table-cell office:value-type="string" table:style-name="ce14">
            <text:p>The two Ucidaan sisters leave their father and three brothers to move to Pwöboa. One day, while fishing for prawns, two Ochrosia fruits get caught in their nets. The older sister swallows one, the younger one inadvertently swallows the other. Back home, each girl gives birth to a child that is the fruit they swallowed. As these two boys grow up, their mothers forbid them from going too close to the shore where their uncles live, for fear because they might kill them. They go anyway, kill their grandfather and uncles (who had planned to eat them), and cook their flesh with yams. Back home, the boys offer this food to their mothers, who learn the truth only after tasting it. Angry, the mothers tell them they are but Ochrosia fruits. The boys decide to return to the tree and find the fruits hanging by themselves. They say aloud that they want to join them, close their eyes, and upon reopening them, find themselves hanging back on the tree.</text:p>
          </table:table-cell>
          <table:table-cell office:value-type="string" table:style-name="ce14">
            <text:p>Les deux sœurs Ucidaan quittent leur père et leurs trois frères pour s’installer vers Pwöboa. <text:s/>§§ Un jour, alors qu’elles pêchent des crevettes dans le ruisseau, deux fruits d’Ochrosia se prennent dans leurs épuisettes. Si l’aînée en avale un alors que sa sœur le lui demande, la cadette avale l’autre par mégarde. De retour chez elles, elles accouchent chacune d’un enfant qui est le fruit avalé. §§ Ayant grandi et partant chasser, leurs mères leur interdisent de trop s’approcher du rivage où vivent leurs oncles qui les tueraient. Y allant quand même, ils tuent leur grand-père et leurs oncles qui avaient prévu de les manger. Ils cuisent leur chair et les mangent avec des ignames. §§ Rentrés, ils offrent cette nourriture à leurs mères, qui n’apprennent la vérité qu’après l’avoir goûtée. De colère, elles leur disent être des fruits d’Ochrosia. Les deux garçons décident donc de partir rejoindre le tronc de l'arbre. Arrivés devant, ils voient des fruits pendre seuls à l’arbre alors que ces fruits doivent aller par deux. Ils déclarent à voix haute vouloir les rejoindre, ferment les yeux. Une fois rouverts, ils se trouvent suspendus à l’arbre.</text:p>
          </table:table-cell>
          <table:table-cell office:value-type="string" table:style-name="ce10">
            <text:p>human-like children ; cannibalism ; <text:s/>a non-human birth ; metamorphosis ;<text:s text:c="2"/></text:p>
          </table:table-cell>
          <table:table-cell office:value-type="string" table:style-name="ce14">
            <text:p>§§ a woman eats a fruit and gives birth to a human-like child</text:p>
            <text:p>§§ human-like children are forbidden to go upon a limit</text:p>
            <text:p>§§ members of a family kill each other</text:p>
            <text:p>§§ children disobey an order</text:p>
            <text:p>§§ human-like children cook people</text:p>
            <text:p>§§ human-like children cook their relatives</text:p>
            <text:p>§§ human-like child give human flesh to his mother to eat</text:p>
            <text:p>§§ parent reveal to their child that they are not human</text:p>
            <text:p>§§ a child finds out that he is not human</text:p>
            <text:p>§§ a human-like child decides to leave its parents</text:p>
            <text:p>§§ humans eat other humans</text:p>
            <text:p>§§ someone achieves something by saying it out loud and closing their eyes</text:p>
            <text:p>§§ human-like chlid returns to his world</text:p>
            <text:p>§§ human-like child metamorphoses into a non human</text:p>
            <text:p>§§ a human-like child kills his near kin</text:p>
            <text:p>§§ a family member wants to eat a non-human</text:p>
            <text:p>§§ a non human kills someone</text:p>
          </table:table-cell>
          <table:table-cell office:value-type="string" table:style-name="ce10">
            <text:p>§§ a woman eats a fruit and gives birth to a human-like child §§ parent forbid a child to go upon a limit §§ human-like child returns to its world <text:s/>§§ human-like child metamorphoses into a non human</text:p>
          </table:table-cell>
          <table:table-cell office:value-type="string" table:style-name="ce10">
            <text:p>Ochrosia</text:p>
          </table:table-cell>
          <table:table-cell table:style-name="ce10"/>
          <table:table-cell office:value-type="string" table:style-name="ce10">
            <text:p>Pwöboa</text:p>
          </table:table-cell>
          <table:table-cell office:value-type="string" table:style-name="ce10">
            <text:p>Ucidaan (family name of all the characters)</text:p>
          </table:table-cell>
          <table:table-cell table:number-columns-repeated="2" table:style-name="ce10"/>
          <table:table-cell office:value-type="string" table:style-name="ce10">
            <text:p>toutes les histoires d'adoption d'enfant animal / fruit etc +corylinde man etc...</text:p>
          </table:table-cell>
          <table:table-cell office:value-type="string" table:style-name="ce10">
            <text:p>A gives birth to B. B is not of the same species as A. B returns to his world. A is left alone.</text:p>
          </table:table-cell>
          <table:table-cell office:value-type="string" table:style-name="ce15">
            <text:p>Impossible meeting of two worlds : giving birth to a human-like child</text:p>
          </table:table-cell>
          <table:table-cell office:value-type="string" table:style-name="ce15">
            <text:p>Adoption of a non-human child is found or born. The non human is eaten by a human. A quarrel arises. The eater suicides himself. The parents grieve to death.</text:p>
          </table:table-cell>
          <table:table-cell office:value-type="string" table:style-name="ce14">
            <text:p>level 2</text:p>
          </table:table-cell>
          <table:table-cell table:number-columns-repeated="2" table:style-name="ce14"/>
          <table:table-cell table:number-columns-repeated="16345"/>
        </table:table-row>
        <table:table-row table:style-name="ro3">
          <table:table-cell office:value-type="string" table:style-name="ce10">
            <text:p>Clothilde Volk</text:p>
          </table:table-cell>
          <table:table-cell table:style-name="ce10"/>
          <table:table-cell office:value-type="string" table:style-name="ce10">
            <text:p>Bensa &amp; Rivierre 1983</text:p>
          </table:table-cell>
          <table:table-cell office:value-type="string" table:style-name="ce10">
            <text:p>32-41</text:p>
          </table:table-cell>
          <table:table-cell table:style-name="ce16"/>
          <table:table-cell table:style-name="ce17"/>
          <table:table-cell office:value-type="string" table:style-name="ce10">
            <text:p>New Caledonia, Grande-Terre N</text:p>
          </table:table-cell>
          <table:table-cell office:value-type="string" table:style-name="ce10">
            <text:p>Cèmuhî</text:p>
          </table:table-cell>
          <table:table-cell office:value-type="string" table:style-name="ce10">
            <text:p>Cèmuhî</text:p>
          </table:table-cell>
          <table:table-cell office:value-type="string" table:style-name="ce10">
            <text:p>French</text:p>
          </table:table-cell>
          <table:table-cell office:value-type="string" table:style-name="ce10">
            <text:p>yes</text:p>
          </table:table-cell>
          <table:table-cell office:value-type="string" table:style-name="ce10">
            <text:p>Pwöpwé Pètiwi</text:p>
          </table:table-cell>
          <table:table-cell office:value-type="float" office:value="1975" table:style-name="ce10">
            <text:p>1975</text:p>
          </table:table-cell>
          <table:table-cell office:value-type="string" table:style-name="ce10">
            <text:p>Tiwaka</text:p>
          </table:table-cell>
          <table:table-cell office:value-type="string" table:style-name="ce10">
            <text:p>-20.888, 165.195981</text:p>
          </table:table-cell>
          <table:table-cell office:value-type="string" table:style-name="ce10">
            <text:p>Rivierre, Jean-Claude</text:p>
          </table:table-cell>
          <table:table-cell office:value-type="string" table:style-name="ce10">
            <text:p>Rivierre, Jean-Claude</text:p>
          </table:table-cell>
          <table:table-cell office:value-type="string" table:style-name="ce10">
            <text:p>The woman and the octopus</text:p>
          </table:table-cell>
          <table:table-cell office:value-type="string" table:style-name="ce13">
            <text:p>La femme et le poulpe</text:p>
          </table:table-cell>
          <table:table-cell office:value-type="string" table:style-name="ce10">
            <text:p>Nyaa âdi hâlé</text:p>
          </table:table-cell>
          <table:table-cell office:value-type="string" table:style-name="ce10">
            <text:p>After being caught, an octopus manages to escape being eaten, and instead kills Pearl Money, the woman who had caught it.</text:p>
          </table:table-cell>
          <table:table-cell office:value-type="string" table:style-name="ce14">
            <text:p>One day, a woman called Pearl Money and her companions went to the reef to look for shells. As they were collecting shellfish, Pearl Money caught an octopus and put it in her basket. She turned its head over without removing its organs. On top of it, she then added the shells and leaves what she had collected. §§ The octopus feeling oppressed complained to Pearl Money, whom it mistook for its mother. §§ When she returned home with the other women, she offered to keep the octopus for the following day. §§ During the night, the octopus tried to escape twice, without success. The third time, Pearl Money put it in the pot. Escaping again, it entered her body through every orifice until she died. Then it returned home.</text:p>
            <text:p/>
          </table:table-cell>
          <table:table-cell office:value-type="string" table:style-name="ce14">
            <text:p>Une femme nommée Monnaie-de-perles propose un jour à ses compagnes d’aller chercher des coquillages au récif. Alors qu’elles en ramassent, elle attrape un poulpe qu’elle met dans son panier. Elle lui retourne la tête sans lui retirer ses organes. Elle ajoute par-dessus les coquillages et les feuilles qu’elle récolte.§§ Le poulpe se sent oppressé et se plaint à Monnaie-de-perles qu’il prend pour sa mère. <text:s/>§§ Rentrée chez elle avec les autres femmes, elle propose de ne manger le poulpe que le lendemain. §§ Dans la nuit, le poulpe tente de s’échapper deux fois, sans succès. À la troisième, elle le met dans la marmite. S’échappant de nouveau, il s’introduit en elle par tous ses orifices jusqu’à ce qu’elle meure. Puis il retourne chez lui.</text:p>
          </table:table-cell>
          <table:table-cell office:value-type="string" table:style-name="ce10">
            <text:p>fishing ; talking animal ; murder; octopus; revenge</text:p>
          </table:table-cell>
          <table:table-cell office:value-type="string" table:style-name="ce14">
            <text:p>§§ an animal mistakes a human for its parent</text:p>
            <text:p>§§ a non human mistakes a human for its parent</text:p>
            <text:p>§§ a woman finds an animal in the wild and doesn't kill it</text:p>
            <text:p>§§ a woman finds a non-human in the wild and doesn't kill it</text:p>
            <text:p>§§ an animal kills a human who wants to eat it</text:p>
            <text:p>§§ a non-human kills a human who wants to eat it</text:p>
            <text:p>§§ an octopus kills a human who wants to eat it</text:p>
            <text:p>§§ an animal kills a human who wants to eat it</text:p>
            <text:p>§§ someone goes to the beach to search for shellfish</text:p>
            <text:p>§§ an animal penetrates a human through different organs</text:p>
            <text:p>§§ an octopus kills someone from the inside</text:p>
            <text:p>§§ a non human kills someone from the inside</text:p>
            <text:p>§§ §§ an animal kills someone from the inside</text:p>
          </table:table-cell>
          <table:table-cell table:style-name="ce10"/>
          <table:table-cell office:value-type="string" table:style-name="ce10">
            <text:p>octopus §§ Octopoda spp.</text:p>
          </table:table-cell>
          <table:table-cell table:number-columns-repeated="2" table:style-name="ce10"/>
          <table:table-cell office:value-type="string" table:style-name="ce10">
            <text:p>Pearl Money (the woman who gets murdered by the octopus)</text:p>
          </table:table-cell>
          <table:table-cell table:number-columns-repeated="3" table:style-name="ce10"/>
          <table:table-cell office:value-type="string" table:style-name="ce18">
            <text:p>A human/animal (A) finds an animal/human (B) and wants to eat it §§ however A doesn't kill B §§ A puts B in a basket and carries him §§ B isn't dead but manipulates his captor §§ B is in A's belly §§ B kills A from the inside</text:p>
          </table:table-cell>
          <table:table-cell office:value-type="string" table:style-name="ce15">
            <text:p>Impossible meeting of two worlds : adoption of an Animal Child</text:p>
          </table:table-cell>
          <table:table-cell office:value-type="string" table:style-name="ce15">
            <text:p>The eater eaten</text:p>
          </table:table-cell>
          <table:table-cell office:value-type="string" table:style-name="ce14">
            <text:p>level 2</text:p>
          </table:table-cell>
          <table:table-cell table:number-columns-repeated="2" table:style-name="ce14"/>
          <table:table-cell table:number-columns-repeated="16345"/>
        </table:table-row>
        <table:table-row table:style-name="ro4">
          <table:table-cell office:value-type="string" table:style-name="ce10">
            <text:p>Clothilde Volk</text:p>
          </table:table-cell>
          <table:table-cell table:style-name="ce10"/>
          <table:table-cell office:value-type="string" table:style-name="ce10">
            <text:p>Bensa &amp; Rivierre 1983</text:p>
          </table:table-cell>
          <table:table-cell office:value-type="string" table:style-name="ce10">
            <text:p>42-51</text:p>
          </table:table-cell>
          <table:table-cell office:value-type="string" table:style-name="ce11">
            <text:p><text:a xlink:href="https://doi.org/10.24397/pangloss-0005231">https://doi.org/10.24397/pangloss-0005231</text:a></text:p>
          </table:table-cell>
          <table:table-cell office:value-type="string" table:style-name="ce12">
            <text:p><text:a xlink:href="https://pangloss.cnrs.fr/corpus/show?oai_primary=cocoon-c476c8d3-d930-3178-81e9-35a203a2f345&amp;corpus=Cèmuhî&amp;oai_secondary=cocoon-71265dc8-92b9-37d5-a0c9-f69c5f3838a6&amp;filter=%7b%22form-s%22%3A%7b%22phono%22%3A1%7d%2C%22transl-s%22%3A%7b%22fr%22%3A1%7d%2C%22form-w%22%3A%7b%22phono%22%3A1%7d%2C%22transl-w%22%3A%7b%22fr%22%3A1%2C%22en%22%3A1%7d%2C%22transl-t%22%3A%7b%22fr%22%3A0%7d%2C%22form-t%22%3A%7b%22phono%22%3A0%7d%7d">https://pangloss.cnrs.fr/corpus/show?oai_primary=cocoon-c476c8d3-d930-3178-81e9-35a203a2f345&amp;corpus=C%C3%A8muh%C3%AE&amp;oai_secondary=cocoon-71265dc8-92b9-37d5-a0c9-f69c5f3838a6&amp;filter=%7B%22form-s%22%3A%7B%22phono%22%3A1%7D%2C%22transl-s%22%3A%7B%22fr%22%3A1%7D%2C%22form-w%22%3A%7B%22phono%22%3A1%7D%2C%22transl-w%22%3A%7B%22fr%22%3A1%2C%22en%22%3A1%7D%2C%22transl-t%22%3A%7B%22fr%22%3A0%7D%2C%22form-t%22%3A%7B%22phono%22%3A0%7D%7D</text:a></text:p>
          </table:table-cell>
          <table:table-cell office:value-type="string" table:style-name="ce10">
            <text:p>New Caledonia, Grande-Terre N</text:p>
          </table:table-cell>
          <table:table-cell office:value-type="string" table:style-name="ce10">
            <text:p>Cèmuhî</text:p>
          </table:table-cell>
          <table:table-cell office:value-type="string" table:style-name="ce10">
            <text:p>Cèmuhî</text:p>
          </table:table-cell>
          <table:table-cell office:value-type="string" table:style-name="ce10">
            <text:p>French</text:p>
          </table:table-cell>
          <table:table-cell office:value-type="string" table:style-name="ce10">
            <text:p>yes</text:p>
          </table:table-cell>
          <table:table-cell office:value-type="string" table:style-name="ce10">
            <text:p>Sébastien Pwagu</text:p>
          </table:table-cell>
          <table:table-cell office:value-type="string" table:style-name="ce10">
            <text:p>1966 ~ 1967</text:p>
          </table:table-cell>
          <table:table-cell office:value-type="string" table:style-name="ce10">
            <text:p>Tyé</text:p>
          </table:table-cell>
          <table:table-cell office:value-type="string" table:style-name="ce10">
            <text:p>-20.901, 165.298</text:p>
          </table:table-cell>
          <table:table-cell office:value-type="string" table:style-name="ce10">
            <text:p>Rivierre, Jean-Claude</text:p>
          </table:table-cell>
          <table:table-cell office:value-type="string" table:style-name="ce10">
            <text:p>Rivierre, Jean-Claude</text:p>
          </table:table-cell>
          <table:table-cell office:value-type="string" table:style-name="ce19">
            <text:p>[The seashell and the child(ren)]</text:p>
          </table:table-cell>
          <table:table-cell office:value-type="string" table:style-name="ce20">
            <text:p>Le coquillage et l'enfant / Le coquillage et les enfants</text:p>
          </table:table-cell>
          <table:table-cell office:value-type="string" table:style-name="ce19">
            <text:p>Lé èwa apahîn tècèiu</text:p>
          </table:table-cell>
          <table:table-cell office:value-type="string" table:style-name="ce19">
            <text:p>A boy mistakenly ate the seashell his sisters had adopted as their baby .</text:p>
          </table:table-cell>
          <table:table-cell office:value-type="string" table:style-name="ce14">
            <text:p>Two sisters adopted a seashell as their own, and hid it from their youngest brother. But having found the shell, he roasted it, and ate it, not knowing that it was the baby adopted by his sisters. §§ When the sisters learned of this, they blamed their brother. Hearing this, he became sad and went off to drown himself in the river. §§ He shouted out the names of his sisters, who came to rescue him, without success. When they saw that their brother has drowned, they cried themselves to death.</text:p>
            <text:p/>
          </table:table-cell>
          <table:table-cell office:value-type="string" table:style-name="ce14">
            <text:p>Deux sœurs adoptent un coquillage comme leur enfant, et le cachent à leur frère benjamin. Cependant celui-ci trouve le coquillage, le grille, et le mange, sans savoir que c'était le bébé adopté par ses sœurs. §§ Quand celles-ci l'apprennent, elles blâment leur frère; entendant cela, il s'attriste et part se noyer dans la rivière. §§ Il crie les noms de ses sœurs, qui viennent pour tenter de le secourir, mais en vain. Constatant la noyade de leur frère, elles pleurent jusqu'à en mourir.</text:p>
          </table:table-cell>
          <table:table-cell office:value-type="string" table:style-name="ce10">
            <text:p>non human adoption; <text:s/>shellfish ; siblings; suicide ; <text:s/>to die of sorrow ; drowning</text:p>
          </table:table-cell>
          <table:table-cell office:value-type="string" table:style-name="ce14">
            <text:p>§§ a human adopts a non-human</text:p>
            <text:p>§§ a woman adopts a shellfish</text:p>
            <text:p>§§ someone kills a child by mistake</text:p>
            <text:p>§§ someone kills a non human by mistake</text:p>
            <text:p>§§ a family member eats a non-human</text:p>
            <text:p>§§ regret leads to exile in the wild</text:p>
            <text:p>§§ sadness leads to suicide</text:p>
            <text:p>§§ mourning leads to death</text:p>
            <text:p/>
          </table:table-cell>
          <table:table-cell table:style-name="ce10"/>
          <table:table-cell office:value-type="string" table:style-name="ce10">
            <text:p>shellfish</text:p>
          </table:table-cell>
          <table:table-cell table:number-columns-repeated="2" table:style-name="ce10"/>
          <table:table-cell office:value-type="string" table:style-name="ce10">
            <text:p>Tulupi (eldest daughter) / Uupi (the other sister) / the youngest brother</text:p>
          </table:table-cell>
          <table:table-cell office:value-type="string" table:style-name="ce21">
            <text:p><text:a xlink:href="https://doi.org/10.24397/pangloss-0005231">https://doi.org/10.24397/pangloss-0005231</text:a></text:p>
          </table:table-cell>
          <table:table-cell office:value-type="string" table:style-name="ce10">
            <text:p>Same story on Pangloss Collection, with audio + vernacular + French translation. By Rivierre.</text:p>
          </table:table-cell>
          <table:table-cell table:style-name="ce10"/>
          <table:table-cell office:value-type="string" table:style-name="ce22">
            <text:p>A adopts B. B is not of the same species as A. B is eaten by C. C suicides himself when he finds out. A is left alone and grieve to death.</text:p>
          </table:table-cell>
          <table:table-cell office:value-type="string" table:style-name="ce15">
            <text:p>Impossible meeting of two worlds : adoption of an Animal Child</text:p>
          </table:table-cell>
          <table:table-cell office:value-type="string" table:style-name="ce15">
            <text:p>Adoption of a non-human child is found or born. The non human is eaten by a human. A quarrel arises. The eater suicides himself. The parents grieve to death.</text:p>
          </table:table-cell>
          <table:table-cell office:value-type="string" table:style-name="ce14">
            <text:p>level 2</text:p>
          </table:table-cell>
          <table:table-cell table:number-columns-repeated="2" table:style-name="ce14"/>
          <table:table-cell table:number-columns-repeated="16345"/>
        </table:table-row>
        <table:table-row table:style-name="ro5">
          <table:table-cell office:value-type="string" table:style-name="ce10">
            <text:p>Clothilde Volk</text:p>
          </table:table-cell>
          <table:table-cell table:style-name="ce10"/>
          <table:table-cell office:value-type="string" table:style-name="ce10">
            <text:p>Bensa &amp; Rivierre 1983</text:p>
          </table:table-cell>
          <table:table-cell office:value-type="string" table:style-name="ce10">
            <text:p>52-71</text:p>
          </table:table-cell>
          <table:table-cell office:value-type="string" table:style-name="ce11">
            <text:p>https://doi.org/10.24397/pangloss-0005239</text:p>
          </table:table-cell>
          <table:table-cell office:value-type="string" table:style-name="ce12">
            <text:p><text:a xlink:href="https://pangloss.cnrs.fr/corpus/show?oai_primary=cocoon-b100e342-4ea3-3907-aede-3aae777c59e0&amp;corpus=Cèmuhî&amp;oai_secondary=cocoon-dfb8f262-642f-3334-9b1a-7a62e8fb3653&amp;filter=%7b%22form-s%22%3A%7b%22phono%22%3A1%7d%2C%22transl-s%22%3A%7b%22fr%22%3A1%7d%2C%22form-w%22%3A%7b%22phono%22%3A1%7d%2C%22transl-w%22%3A%7b%22fr%22%3A1%2C%22en%22%3A1%7d%2C%22transl-t%22%3A%7b%22fr%22%3A0%7d%2C%22form-t%22%3A%7b%22phono%22%3A0%7d%7d">https://pangloss.cnrs.fr/corpus/show?oai_primary=cocoon-b100e342-4ea3-3907-aede-3aae777c59e0&amp;corpus=C%C3%A8muh%C3%AE&amp;oai_secondary=cocoon-dfb8f262-642f-3334-9b1a-7a62e8fb3653&amp;filter=%7B%22form-s%22%3A%7B%22phono%22%3A1%7D%2C%22transl-s%22%3A%7B%22fr%22%3A1%7D%2C%22form-w%22%3A%7B%22phono%22%3A1%7D%2C%22transl-w%22%3A%7B%22fr%22%3A1%2C%22en%22%3A1%7D%2C%22transl-t%22%3A%7B%22fr%22%3A0%7D%2C%22form-t%22%3A%7B%22phono%22%3A0%7D%7D</text:a></text:p>
          </table:table-cell>
          <table:table-cell office:value-type="string" table:style-name="ce10">
            <text:p>New Caledonia, Grande-Terre N</text:p>
          </table:table-cell>
          <table:table-cell office:value-type="string" table:style-name="ce10">
            <text:p>Cèmuhî</text:p>
          </table:table-cell>
          <table:table-cell office:value-type="string" table:style-name="ce10">
            <text:p>Cèmuhî</text:p>
          </table:table-cell>
          <table:table-cell office:value-type="string" table:style-name="ce10">
            <text:p>French</text:p>
          </table:table-cell>
          <table:table-cell office:value-type="string" table:style-name="ce10">
            <text:p>yes</text:p>
          </table:table-cell>
          <table:table-cell office:value-type="string" table:style-name="ce10">
            <text:p>Sébastien Pwagu</text:p>
          </table:table-cell>
          <table:table-cell office:value-type="float" office:value="1967" table:style-name="ce10">
            <text:p>1967</text:p>
          </table:table-cell>
          <table:table-cell office:value-type="string" table:style-name="ce10">
            <text:p>Tyé</text:p>
          </table:table-cell>
          <table:table-cell office:value-type="string" table:style-name="ce10">
            <text:p>-20.901, 165.298</text:p>
          </table:table-cell>
          <table:table-cell office:value-type="string" table:style-name="ce10">
            <text:p>Rivierre, Jean-Claude</text:p>
          </table:table-cell>
          <table:table-cell office:value-type="string" table:style-name="ce10">
            <text:p>Rivierre, Jean-Claude</text:p>
          </table:table-cell>
          <table:table-cell office:value-type="string" table:style-name="ce10">
            <text:p>The children of the orange tree</text:p>
          </table:table-cell>
          <table:table-cell office:value-type="string" table:style-name="ce13">
            <text:p>Les enfants de l'oranger</text:p>
          </table:table-cell>
          <table:table-cell office:value-type="string" table:style-name="ce10">
            <text:p>Acè dologö hê-éémwa-tuo</text:p>
          </table:table-cell>
          <table:table-cell office:value-type="string" table:style-name="ce10">
            <text:p>A girl, born from a tree, had a son with a chief from another island ; after a fight, the chief died thanks to the old woman who had adopted the girl.</text:p>
          </table:table-cell>
          <table:table-cell office:value-type="string" table:style-name="ce14">
            <text:p>An orange bursting in the ocean gave birth to a tree that rose to the surface. <text:s/>It produced two fruits which, when ripe, fell into the water and split open. A girl and a boy emerged from it. As they grew, the tree decided to take them to the shore, where an old woman welcomed them to her islet as her own children. §§ One day, the chief of Vieux-Touho went out to sea to fish with his subjects. They were also welcomed on the islet. But the chief, having fallen in love with the girl, left the islet, taking her with the old woman's permission. §§ Several years later, the girl gave the chief a son who inadvertently broke his father's flute. Furious, he insulted them and reminded his wife of her fruit origin. She fled with her son back to the islet. §§ The chief tried to find them, but the old woman ordered the islet to disappear underwater and move away. The chief chased them for a whole day, then died. His subjects decided to return and buried their leader.</text:p>
          </table:table-cell>
          <table:table-cell office:value-type="string" table:style-name="ce14">
            <text:p>D'une orange qui éclate dans l'océan naît un arbre qui s’élève à la surface. <text:s/>Il produit deux fruits qui, une fois mûrs, tombent à l’eau et se fendent. Une fille et un garçon en surgissent.§§ Ayant grandi, l’arbre décide de les emmener au rivage où une vielle femme les accueille sur son îlot comme ses enfants.§§ Un jour, le chef de Vieux-Touho part en mer pour pêcher avec ses sujets. Ils sont aussi accueillis sur l’îlot. Mais le chef, tombé amoureux de la fille, repart en l’emmenant sur l’autorisation de la vieille femme.§§ Plusieurs années après, la fille a donné au chef un fils qui par mégarde casse la flûte de son père. Furieux, il les insulte et rappelle à sa femme son origine de fruit. Elle décide alors de partir avec son fils et retourne chez la vieille femme.§§ Le chef tente de les retrouver, mais la vieille femme peut commander à l’îlot de disparaitre sous l’eau et de se mouvoir. Le chef les poursuit pendant une journée entière, puis meurt. Ses sujets décident donc de rentrer et d’enterrer leur chef.</text:p>
          </table:table-cell>
          <table:table-cell office:value-type="string" table:style-name="ce10">
            <text:p>child adoption ; non human ; orange ; drifting island ; love ;<text:s text:c="3"/></text:p>
          </table:table-cell>
          <table:table-cell office:value-type="string" table:style-name="ce14">
            <text:p>§§ a human comes out from a fruit</text:p>
            <text:p>§§ a human adopts a non human §§ a human marries a non human</text:p>
            <text:p>§§ a human rejects his spouse because of its non-human origin</text:p>
            <text:p>§§ a man rejects his wife because of her non human origin</text:p>
            <text:p>§§ a woman leaves her spouse with her child</text:p>
            <text:p>§§ a woman can command an islet</text:p>
            <text:p>§§ someone's flute is broken</text:p>
            <text:p>§§ a tree gives birth to a human §§ a non human gives birth to a human</text:p>
            <text:p>§§ a chief goes after his men and dies</text:p>
            <text:p>§§ a chief falls in love with a human §§ someone falls in love with a human</text:p>
            <text:p>§§ a child breaks an object §§ achild breaks a flute</text:p>
            <text:p>§§ a man gets violent because of an incident §§ a human gets violent because of an incident</text:p>
          </table:table-cell>
          <table:table-cell table:style-name="ce10"/>
          <table:table-cell office:value-type="string" table:style-name="ce10">
            <text:p>orange</text:p>
          </table:table-cell>
          <table:table-cell table:style-name="ce10"/>
          <table:table-cell office:value-type="string" table:style-name="ce10">
            <text:p>Vieux-Touho</text:p>
          </table:table-cell>
          <table:table-cell office:value-type="string" table:style-name="ce10">
            <text:p>chief of Vieux-Touho</text:p>
          </table:table-cell>
          <table:table-cell table:number-columns-repeated="2" table:style-name="ce10"/>
          <table:table-cell office:value-type="string" table:style-name="ce10">
            <text:p>l'île aux moustique de Alex + romamanmangan + totorikpian sandrine</text:p>
          </table:table-cell>
          <table:table-cell office:value-type="string" table:style-name="ce10">
            <text:p>A gives birth to B. B is not of the same species as A. C adopts B.D falls in love with B and takes B away. B gives birth to E. D gets mad at B because of E. B leaves with E and goes back to C. C helps B and E to escape. D dies.</text:p>
          </table:table-cell>
          <table:table-cell office:value-type="string" table:style-name="ce15">
            <text:p>Impossible meeting of two world : marriage to a non-human spouse</text:p>
          </table:table-cell>
          <table:table-cell table:style-name="ce15"/>
          <table:table-cell office:value-type="string" table:style-name="ce14">
            <text:p>level 2</text:p>
          </table:table-cell>
          <table:table-cell table:number-columns-repeated="2" table:style-name="ce14"/>
          <table:table-cell table:number-columns-repeated="16345"/>
        </table:table-row>
        <table:table-row table:style-name="ro4">
          <table:table-cell office:value-type="string" table:style-name="ce10">
            <text:p>Clothilde Volk</text:p>
          </table:table-cell>
          <table:table-cell table:style-name="ce10"/>
          <table:table-cell office:value-type="string" table:style-name="ce10">
            <text:p>Bensa &amp; Rivierre</text:p>
          </table:table-cell>
          <table:table-cell office:value-type="string" table:style-name="ce10">
            <text:p>72-79</text:p>
          </table:table-cell>
          <table:table-cell office:value-type="string" table:style-name="ce11">
            <text:p><text:a xlink:href="https://doi.org/10.24397/pangloss-0005241">https://doi.org/10.24397/pangloss-0005241</text:a></text:p>
          </table:table-cell>
          <table:table-cell office:value-type="string" table:style-name="ce23">
            <text:p><text:a xlink:href="https://pangloss.cnrs.fr/corpus/show?oai_primary=cocoon-baceffa6-5295-33b0-a8e7-aa398a092171&amp;corpus=Cèmuhî&amp;oai_secondary=cocoon-ae67671f-94df-3f2e-a72d-7f481602854e&amp;filter=%7b%22form-s%22%3A%7b%22phono%22%3A1%7d%2C%22transl-s%22%3A%7b%22fr%22%3A1%7d%2C%22form-w%22%3A%7b%22phono%22%3A1%7d%2C%22transl-w%22%3A%7b%22fr%22%3A1%7d%2C%22transl-t%22%3A%7b%22fr%22%3A0%7d%2C%22form-t%22%3A%7b%22phono%22%3A0%7d%7d">https://pangloss.cnrs.fr/corpus/show?oai_primary=cocoon-baceffa6-5295-33b0-a8e7-aa398a092171&amp;corpus=C%C3%A8muh%C3%AE&amp;oai_secondary=cocoon-ae67671f-94df-3f2e-a72d-7f481602854e&amp;filter=%7B%22form-s%22%3A%7B%22phono%22%3A1%7D%2C%22transl-s%22%3A%7B%22fr%22%3A1%7D%2C%22form-w%22%3A%7B%22phono%22%3A1%7D%2C%22transl-w%22%3A%7B%22fr%22%3A1%7D%2C%22transl-t%22%3A%7B%22fr%22%3A0%7D%2C%22form-t%22%3A%7B%22phono%22%3A0%7D%7D</text:a></text:p>
          </table:table-cell>
          <table:table-cell office:value-type="string" table:style-name="ce10">
            <text:p>Nouvelle-Calédonie, Grande Terre N (région de Touho)</text:p>
          </table:table-cell>
          <table:table-cell office:value-type="string" table:style-name="ce10">
            <text:p>Cèmuhî</text:p>
          </table:table-cell>
          <table:table-cell office:value-type="string" table:style-name="ce10">
            <text:p>Cèmuhî</text:p>
          </table:table-cell>
          <table:table-cell office:value-type="string" table:style-name="ce10">
            <text:p>French</text:p>
          </table:table-cell>
          <table:table-cell office:value-type="string" table:style-name="ce10">
            <text:p>yes</text:p>
          </table:table-cell>
          <table:table-cell office:value-type="string" table:style-name="ce10">
            <text:p>Marie Daulo</text:p>
          </table:table-cell>
          <table:table-cell office:value-type="float" office:value="1965" table:style-name="ce10">
            <text:p>1965</text:p>
          </table:table-cell>
          <table:table-cell office:value-type="string" table:style-name="ce10">
            <text:p>Poyes</text:p>
          </table:table-cell>
          <table:table-cell office:value-type="string" table:style-name="ce10">
            <text:p>-20.7914721, 165.2508229</text:p>
          </table:table-cell>
          <table:table-cell office:value-type="string" table:style-name="ce10">
            <text:p>Rivierre</text:p>
          </table:table-cell>
          <table:table-cell office:value-type="string" table:style-name="ce10">
            <text:p>Rivierre</text:p>
          </table:table-cell>
          <table:table-cell office:value-type="string" table:style-name="ce10">
            <text:p>[Turtle and the two fisher women</text:p>
          </table:table-cell>
          <table:table-cell office:value-type="string" table:style-name="ce13">
            <text:p>Tortue et les deux pêcheuses</text:p>
          </table:table-cell>
          <table:table-cell office:value-type="string" table:style-name="ce10">
            <text:p>Dèngilaan me iludaan</text:p>
          </table:table-cell>
          <table:table-cell office:value-type="string" table:style-name="ce10">
            <text:p>Because a turtle refuses to help two fisherwomen, they take revenge and cause her death and the death of her children.</text:p>
          </table:table-cell>
          <table:table-cell office:value-type="string" table:style-name="ce14">
            <text:p>Dèngilaan and Iludaan made torches and lit a fire to fish. But an eel splashed them, putting out their torch. They then went to see Mother Turtle and her children to ask for a light, but she refused. To get revenge, the two fisherwomen blackened the inside of Mother Turtle's house. Twice, one of her children fell ill, prompting Mother Turtle to go to Dèngilaan and Iludaan for help. They refused and the children died. Finally, Mother Turtle diesd like all of her children.</text:p>
          </table:table-cell>
          <table:table-cell office:value-type="string" table:style-name="ce14">
            <text:p>Dèngilaan et Iludaan fabriquent des torchent et allument un feu pour pêcher. Mais une anguille les éclabousse, éteignant leur torche. Elles vont alors voir Mère-Tortue-et-ses-enfants pour lui demander du feu, mais elle refuse. Pour se venger, les deux pêcheuses noircissent l'intérieur de chez Mère-Tortue. Par deux fois, un de ses enfants tombe malade, poussant Mère-Tortue à aller demander de l'aide à Dèngilaan et Iludaan. Elles refusent et les enfants meurent. Finalement, Mère-Tortue meurt comme tous ces enfants.</text:p>
          </table:table-cell>
          <table:table-cell office:value-type="string" table:style-name="ce10">
            <text:p>fisherwomen ; turtle ; fishing ; help ; revenge ; death ; sickness ; non-human help</text:p>
          </table:table-cell>
          <table:table-cell office:value-type="string" table:style-name="ce14">
            <text:p>§§ a human asks a non human for help</text:p>
            <text:p>§§ a human asks an animal for help</text:p>
            <text:p>§§ an animal splash puts out fire</text:p>
            <text:p>§§ a non human dies because ir refuses to help someone</text:p>
            <text:p>§§ an animal dies because it refuses to help someone</text:p>
            <text:p>§§ a human punishes a non human</text:p>
            <text:p>§§ a human punishes an animal</text:p>
            <text:p>§§ a human punishes a turtle</text:p>
            <text:p>§§ a human punishes a non human by blackening its home</text:p>
            <text:p>§§ a human takes revenge on a non human</text:p>
            <text:p>§§ human uses gum tree bark to blacken something</text:p>
            <text:p>§§ a non human begs a human for help</text:p>
            <text:p>§§ an animal begs a human for help</text:p>
            <text:p>§§ a non human stays in the dark and die</text:p>
            <text:p>§§ a non human family dies</text:p>
          </table:table-cell>
          <table:table-cell office:value-type="string" table:style-name="ce10">
            <text:p>§§a human asks a non-human for help§§ a human asks an animal for help <text:s/>§§ an animal splash puts out fire §§ a non human dies because ir refuses to help s.o §§an animal dies because it refuses to help someone §§ a human punishes a non human §§ a human punishes an animal §§ a human punishes a turtle §§a human punishes a non human by blackening its home§§ a human takes revenge on a non human§§ human uses gum tree bark to blacken something §§ a non human begs a human for help §§an animal begs a human for help §§ a non human stays in the dark and die §§a non human family dies</text:p>
          </table:table-cell>
          <table:table-cell office:value-type="string" table:style-name="ce24">
            <text:p>eel; turtle ;</text:p>
          </table:table-cell>
          <table:table-cell table:style-name="ce24"/>
          <table:table-cell table:style-name="ce25"/>
          <table:table-cell office:value-type="string" table:style-name="ce24">
            <text:p>Dèngilaan ; Iludaan; Mère-Tortue</text:p>
          </table:table-cell>
          <table:table-cell table:style-name="ce26"/>
          <table:table-cell table:style-name="ce25"/>
          <table:table-cell office:value-type="string" table:style-name="ce24">
            <text:p>la tortue et le rat ; et l'octopus etc. Celui qui n'est pas aidé refuse son aide aux autres.</text:p>
          </table:table-cell>
          <table:table-cell office:value-type="string" table:style-name="ce24">
            <text:p>A gives birth to B. B is not of the same species as A. C adopts B.D falls in love with B and takes B away. B gives birth to E. D gets mad at B because of E. B leaves with E and goes back to C. C helps B and E to escape. D dies.</text:p>
          </table:table-cell>
          <table:table-cell office:value-type="string" table:style-name="ce27">
            <text:p>Between two worlds: Death following an unfortunate encounter with a demon or a magical creature</text:p>
          </table:table-cell>
          <table:table-cell table:style-name="ce28"/>
          <table:table-cell office:value-type="string" table:style-name="ce14">
            <text:p>level 2</text:p>
          </table:table-cell>
          <table:table-cell table:style-name="ce1"/>
          <table:table-cell office:value-type="string" table:style-name="ce29">
            <text:p>animaux alliés</text:p>
          </table:table-cell>
          <table:table-cell table:number-columns-repeated="16345"/>
        </table:table-row>
        <table:table-row table:style-name="ro6">
          <table:table-cell office:value-type="string" table:style-name="ce10">
            <text:p>Clothilde Volk</text:p>
          </table:table-cell>
          <table:table-cell table:style-name="ce10"/>
          <table:table-cell office:value-type="string" table:style-name="ce10">
            <text:p>Bensa &amp; Rivierre</text:p>
          </table:table-cell>
          <table:table-cell office:value-type="string" table:style-name="ce10">
            <text:p>82-87</text:p>
          </table:table-cell>
          <table:table-cell office:value-type="string" table:style-name="ce11">
            <text:p>https://doi.org/10.24397/pangloss-0005260</text:p>
          </table:table-cell>
          <table:table-cell office:value-type="string" table:style-name="ce12">
            <text:p><text:a xlink:href="https://pangloss.cnrs.fr/corpus/show?oai_primary=cocoon-ea37401c-f6c4-3315-ba6f-e8e95eaf204a&amp;corpus=Paicî&amp;oai_secondary=cocoon-344d69ca-989b-36d9-ba1a-11b3276259a1&amp;filter=%7b%22form-s%22%3A%7b%22phono%22%3A1%7d%2C%22form-w%22%3A%7b%22phono%22%3A1%7d%2C%22transl-w%22%3A%7b%22fr%22%3A1%7d%2C%22transl-s%22%3A%7b%22fr%22%3A1%2C%22en%22%3A1%7d%2C%22transl-t%22%3A%7b%22fr%22%3A0%2C%22en%22%3A0%7d%2C%22form-t%22%3A%7b%22phono%22%3A0%7d%7d">https://pangloss.cnrs.fr/corpus/show?oai_primary=cocoon-ea37401c-f6c4-3315-ba6f-e8e95eaf204a&amp;corpus=Paic%C3%AE&amp;oai_secondary=cocoon-344d69ca-989b-36d9-ba1a-11b3276259a1&amp;filter=%7B%22form-s%22%3A%7B%22phono%22%3A1%7D%2C%22form-w%22%3A%7B%22phono%22%3A1%7D%2C%22transl-w%22%3A%7B%22fr%22%3A1%7D%2C%22transl-s%22%3A%7B%22fr%22%3A1%2C%22en%22%3A1%7D%2C%22transl-t%22%3A%7B%22fr%22%3A0%2C%22en%22%3A0%7D%2C%22form-t%22%3A%7B%22phono%22%3A0%7D%7D</text:a></text:p>
          </table:table-cell>
          <table:table-cell office:value-type="string" table:style-name="ce10">
            <text:p>Nouvelle-Calédonie</text:p>
          </table:table-cell>
          <table:table-cell office:value-type="string" table:style-name="ce10">
            <text:p>Paicî</text:p>
          </table:table-cell>
          <table:table-cell office:value-type="string" table:style-name="ce10">
            <text:p>Paicî</text:p>
          </table:table-cell>
          <table:table-cell office:value-type="string" table:style-name="ce10">
            <text:p>French</text:p>
          </table:table-cell>
          <table:table-cell office:value-type="string" table:style-name="ce10">
            <text:p>yes</text:p>
          </table:table-cell>
          <table:table-cell office:value-type="string" table:style-name="ce10">
            <text:p>Irénée Koowi</text:p>
          </table:table-cell>
          <table:table-cell office:value-type="float" office:value="1967" table:style-name="ce10">
            <text:p>1967</text:p>
          </table:table-cell>
          <table:table-cell office:value-type="string" table:style-name="ce10">
            <text:p>Galilée</text:p>
          </table:table-cell>
          <table:table-cell table:style-name="ce10"/>
          <table:table-cell office:value-type="string" table:style-name="ce10">
            <text:p>Rivierre</text:p>
          </table:table-cell>
          <table:table-cell office:value-type="string" table:style-name="ce10">
            <text:p>Rivierre</text:p>
          </table:table-cell>
          <table:table-cell office:value-type="string" table:style-name="ce10">
            <text:p>[The child who came out of the tree]</text:p>
          </table:table-cell>
          <table:table-cell office:value-type="string" table:style-name="ce13">
            <text:p>L'enfant sorti de l'arbre</text:p>
          </table:table-cell>
          <table:table-cell office:value-type="string" table:style-name="ce10">
            <text:p>Jojooro Âboro</text:p>
          </table:table-cell>
          <table:table-cell office:value-type="string" table:style-name="ce10">
            <text:p>A half-human half-devil ancestor used his magical powers to turn a spirit child into a human.</text:p>
          </table:table-cell>
          <table:table-cell office:value-type="string" table:style-name="ce14">
            <text:p>A half-human half-devil ancestor went to the dance square around sunset. There, children from all over joined him to play on the lawn he maintained. They left at dusk, and so on for three days. On the third day, the ancestor noticed that a child, lit by the setting sun, mysteriously disappeared into the shadow of a tree. The next day, he hid near the tree and learned that the child lived inside with his parents. He took a leaf and spat on the child to close the tree and took him home. With his magic, he separated him from the spirit world and made him a human.</text:p>
          </table:table-cell>
          <table:table-cell office:value-type="string" table:style-name="ce14">
            <text:p>Un ancêtre mi-humain et mi-diable se rend sur la place de danse aux alentours du coucher du soleil. Là, des enfants venus de partout le rejoignent pour jouer sur la pelouse qu'il entretient. Ils repartent au crépuscule, et ainsi pendant trois jours. Le troisième jour, l'ancêtre remarque qu'un enfant, éclairé par le soleil couchant, disparait mystérieusement dans l'ombre d'un arbre. Le lendemain, il se cache vers l'arbre et apprend que l'enfant habite à l'intérieur avec ses parents. Il prend une feuille et crachote sur l'enfant pour refermer l'arbre et l'emmène chez lui. Avec sa magie, il le sépare du monde des esprits et en fait un homme.</text:p>
          </table:table-cell>
          <table:table-cell office:value-type="string" table:style-name="ce10">
            <text:p>half-human half-devil ancestor ; spirit child ; human transformation ; adoption ; spell ;</text:p>
          </table:table-cell>
          <table:table-cell office:value-type="string" table:style-name="ce14">
            <text:p>§§ a half-human half-devil ancestor turns a human-like child into a human</text:p>
            <text:p>§§ a human-like child lives inside a tree</text:p>
            <text:p>§§ someone turns a human-like child into a human</text:p>
            <text:p>§§ someone uses a leaf to cast a spell</text:p>
            <text:p>§§ someone turns a spirit into a human</text:p>
            <text:p>§§ human adopts a human-like creature §§ human adopts a non human</text:p>
            <text:p>§§ a human-like creature comes party with humans §§ a non human comes party with humans</text:p>
            <text:p>§§ a human-like creature returns to its secret place every night ; §§ a non human returns to its secret place every night</text:p>
            <text:p>§§ someone hides and discovers where the human-like creature lives</text:p>
            <text:p>§§ someone destroys a human-like creature’s home. §§ someone destroys a non human's home</text:p>
            <text:p/>
          </table:table-cell>
          <table:table-cell office:value-type="string" table:style-name="ce10">
            <text:p>§§a half-human half-devil ancestor turns a human-like child into a human §§ a human-like child lives inside a tree §§ someone turns a human-like child into a human §§someone uses a leaf to cast a spell§§ someone turns a a spirit into a human §§a human-like creature comes party with human §§ a human-like creature returns to its secret place every night §§ someone hides and discovers where the human-like creature lives §§someone destroys a human-like creature’s home.</text:p>
          </table:table-cell>
          <table:table-cell table:number-columns-repeated="4" table:style-name="ce10"/>
          <table:table-cell table:style-name="ce26"/>
          <table:table-cell table:style-name="ce10"/>
          <table:table-cell office:value-type="string" table:style-name="ce24">
            <text:p>le mythe de la noix de coco : on prend un enfant au monde non humain</text:p>
          </table:table-cell>
          <table:table-cell office:value-type="string" table:style-name="ce24">
            <text:p><text:s/>C finds out A is not like a group of B. C destroys A's access to its world and turns A into B. A stays with the group of B.</text:p>
          </table:table-cell>
          <table:table-cell office:value-type="string" table:style-name="ce27">
            <text:p>Impossible meeting of two worlds: adoption of a wild child</text:p>
          </table:table-cell>
          <table:table-cell office:value-type="string" table:style-name="ce28">
            <text:p>[ADD] creating a human ; Adoption of someone from another world.</text:p>
          </table:table-cell>
          <table:table-cell office:value-type="string" table:style-name="ce14">
            <text:p>level 2</text:p>
          </table:table-cell>
          <table:table-cell table:number-columns-repeated="16347" table:style-name="ce1"/>
        </table:table-row>
        <table:table-row table:style-name="ro7">
          <table:table-cell office:value-type="string" table:style-name="ce10">
            <text:p>Clothilde Volk</text:p>
          </table:table-cell>
          <table:table-cell table:style-name="ce10"/>
          <table:table-cell office:value-type="string" table:style-name="ce10">
            <text:p>Bensa &amp; Rivierre</text:p>
          </table:table-cell>
          <table:table-cell office:value-type="string" table:style-name="ce10">
            <text:p>88-107</text:p>
          </table:table-cell>
          <table:table-cell table:style-name="ce30"/>
          <table:table-cell table:style-name="ce17"/>
          <table:table-cell office:value-type="string" table:style-name="ce10">
            <text:p>Nouvelle-Calédonie</text:p>
          </table:table-cell>
          <table:table-cell office:value-type="string" table:style-name="ce10">
            <text:p>Paicî</text:p>
          </table:table-cell>
          <table:table-cell office:value-type="string" table:style-name="ce10">
            <text:p>Paicî</text:p>
          </table:table-cell>
          <table:table-cell office:value-type="string" table:style-name="ce10">
            <text:p>French</text:p>
          </table:table-cell>
          <table:table-cell office:value-type="string" table:style-name="ce10">
            <text:p>yes</text:p>
          </table:table-cell>
          <table:table-cell office:value-type="string" table:style-name="ce10">
            <text:p>Mme Göröwirijaa</text:p>
          </table:table-cell>
          <table:table-cell office:value-type="float" office:value="1973" table:style-name="ce10">
            <text:p>1973</text:p>
          </table:table-cell>
          <table:table-cell office:value-type="string" table:style-name="ce10">
            <text:p>Näpwéwiimiâ</text:p>
          </table:table-cell>
          <table:table-cell office:value-type="string" table:style-name="ce10">
            <text:p>-20.9382999, 165.3834811</text:p>
          </table:table-cell>
          <table:table-cell office:value-type="string" table:style-name="ce10">
            <text:p>Rivierre</text:p>
          </table:table-cell>
          <table:table-cell office:value-type="string" table:style-name="ce10">
            <text:p>Rivierre</text:p>
          </table:table-cell>
          <table:table-cell office:value-type="string" table:style-name="ce10">
            <text:p>[Grand-Waka]</text:p>
          </table:table-cell>
          <table:table-cell office:value-type="string" table:style-name="ce13">
            <text:p>Grand-Waka</text:p>
          </table:table-cell>
          <table:table-cell office:value-type="string" table:style-name="ce10">
            <text:p>Wakë mäinä</text:p>
          </table:table-cell>
          <table:table-cell office:value-type="string" table:style-name="ce10">
            <text:p>An eel turns into a girl and marries a human, who rejects her, causing her to commit suicide and become a spirit, while the man is eaten by a shark</text:p>
          </table:table-cell>
          <table:table-cell office:value-type="string" table:style-name="ce14">
            <text:p>The Ko-popwé brothers went fishing. The youngest caught an eel that turned into a little girl, whom the brothers adopted. Grand-Waka came to see them to take her in exchange for money, which she accepted even though they had hidden her. Several years later, Grand-Waka decided one evening to go to a party without his wife and their son, "Grand-père-grand", but she went anyway, transformed into an old woman covered in ashes. She settled in an abandoned house where Grand-Waka cheated on her twice with another woman, Flyingfox. Later, when his wife had returned home, he came back with his new wife and her companions. When he asked his wife to show Flyingfox around the plantations, she killed her. To do so, she made her climb down onto a rock by the sea, which stung her. Enraged, Grand-Waka insulted his first wife as an eel and rejected her, prompting her to hang herself with a vine. Despite her death, the child she was carrying survived by feeding on the rottenness of her body, while she persisted in the form of a spirit. She then lived with her daughter until one day she went to retrieve her son. Grand-Waka, who wanted his children back, pursued them, but was eaten by a shark while crossing a river.</text:p>
          </table:table-cell>
          <table:table-cell office:value-type="string" table:style-name="ce14">
            <text:p>Les frères Ko-popwé sont partis pêcher. Le benjamin récupère une anguille qui se transforme en une fillette que les frères adoptent. Grand-Waka vient les voir pour l’emmener en échange d’argent, ce qu'elle accepte alors qu'ils l'avaient cachée. <text:s/>Plusieurs années plus tard, Grand-Waka décide un soir d’aller à une fête sans sa femme et leur fils, Grand-père-grand, mais elle y s’y rend quand même, transformée en vieille femme couverte de cendres. Elle s’installe dans une maison abandonnée où Grand-Waka vient par deux fois la tromper avec une autre femme, La-roussette. Plus tard, alors que sa femme est rentrée, il revient avec sa nouvelle épouse et ses compagnes. Alors qu’il demande à sa femme de faire visiter les plantations à La-roussette, elle la tue. Pour cela, elle la fait <text:s/>descendre sur un rocher situé au bord de la mer, qui la pique. Furieux, Grand-Waka traite sa première femme d’anguille et la rejette, ce qui la pousse à se pendre à l’aide d’une liane. Malgré sa mort, l’enfant qu’elle portait survit en se nourrissant de la pourriture de son corps, tandis qu’elle subsiste sous la forme d’un esprit. Elle vit désormais avec sa fille jusqu’à ce qu’elle aille un jour récupérer son fils. Grand-Waka, qui veut reprendre ses enfants, les poursuit, mais il meurt mangé par un requin alors qu’il traversait une rivière.</text:p>
          </table:table-cell>
          <table:table-cell office:value-type="string" table:style-name="ce10">
            <text:p>animal transformation ; marriage ; cheating <text:s/>; murder ; suicide <text:s/>; metamorphosis ; <text:s/>a non-human spouse ;</text:p>
          </table:table-cell>
          <table:table-cell office:value-type="string" table:style-name="ce14">
            <text:p>§§ an animal turns into a human ; §§ The youngest brother accomplishes a remarkable deed ; §§ Someone commits suicide to take revenge</text:p>
            <text:p>§§ an eel turns into a human ; §§ a human adopts a child-like human ;§§ a human marries a human-like creature ;</text:p>
            <text:p>§§ an animal becomes a human and is adopted by humans ; §§ A human, married to a woman-like creature, leaves her alone</text:p>
            <text:p>§§ an animal turns into a human and marries another human ;§§ A human-like creature puts on a disguise to attend a party</text:p>
            <text:p>§§ an animal turns into a human and its marriage with another human results in a tragedy ; A human-like creature finds out its spouse is cheating</text:p>
            <text:p>§§ someone uses an incantation while closing their eyes to achive something</text:p>
            <text:p>§§ a husband who cheated on his wife gets killed</text:p>
            <text:p>§§ someone uses vine to hang themselves</text:p>
            <text:p>§§ an individual becomes a spirit after their death</text:p>
            <text:p>§§ a child eats its mother corpse to survive</text:p>
            <text:p>§§ someone dies eaten by an animal</text:p>
            <text:p>§§ someone dies eaten by a shark</text:p>
            <text:p>§§ someone gets killed by a shark</text:p>
            <text:p>§§ Someone betrays their husband or wife and is punished</text:p>
            <text:p>§§ Infidelity punished by death</text:p>
          </table:table-cell>
          <table:table-cell office:value-type="string" table:style-name="ce10">
            <text:p><text:s/>§§ The youngest brother accomplishes a remarkable deed ; §§Someone commits suicide to take revenge §§A human-like creature puts on a disguise to attend a party §§ a humand like creature finds out its §§ A human-like creature finds out its spouse is cheating</text:p>
          </table:table-cell>
          <table:table-cell office:value-type="string" table:style-name="ce10">
            <text:p>eel ;</text:p>
          </table:table-cell>
          <table:table-cell table:number-columns-repeated="2" table:style-name="ce10"/>
          <table:table-cell office:value-type="string" table:style-name="ce10">
            <text:p>The Ko-popwé brothers ; Grand-Waka ; Grand-père-grand ; La-roussette <text:s/>;</text:p>
          </table:table-cell>
          <table:table-cell table:number-columns-repeated="2" table:style-name="ce10"/>
          <table:table-cell office:value-type="string" table:style-name="ce10">
            <text:p>Romanmangan ; vie de chef ;</text:p>
          </table:table-cell>
          <table:table-cell office:value-type="string" table:style-name="ce10">
            <text:p>A adopts B. B is not the same species as A but metamophoses into A. B marries C. C cheats on B with D. B kills D. C rejects B who commit suicid and metamorphoses into a spirit. B's body is eaten by E. E and B escape C, who dies eaten.</text:p>
          </table:table-cell>
          <table:table-cell office:value-type="string" table:style-name="ce27">
            <text:p>Impossible meeting of two worlds: marriage to a non-human spouse</text:p>
          </table:table-cell>
          <table:table-cell office:value-type="string" table:style-name="ce28">
            <text:p>The wife from another realm</text:p>
          </table:table-cell>
          <table:table-cell office:value-type="string" table:style-name="ce14">
            <text:p>level 2</text:p>
          </table:table-cell>
          <table:table-cell table:number-columns-repeated="2" table:style-name="ce31"/>
          <table:table-cell table:number-columns-repeated="16345"/>
        </table:table-row>
        <table:table-row table:style-name="ro1">
          <table:table-cell office:value-type="string" table:style-name="ce10">
            <text:p>Clothilde Volk</text:p>
          </table:table-cell>
          <table:table-cell table:style-name="ce10"/>
          <table:table-cell office:value-type="string" table:style-name="ce10">
            <text:p>Bensa &amp; Rivierre</text:p>
          </table:table-cell>
          <table:table-cell office:value-type="string" table:style-name="ce10">
            <text:p>108-129</text:p>
          </table:table-cell>
          <table:table-cell table:number-columns-repeated="2" table:style-name="ce17"/>
          <table:table-cell office:value-type="string" table:style-name="ce10">
            <text:p>Nouvelle-Calédonie</text:p>
          </table:table-cell>
          <table:table-cell office:value-type="string" table:style-name="ce10">
            <text:p>Paicî</text:p>
          </table:table-cell>
          <table:table-cell office:value-type="string" table:style-name="ce10">
            <text:p>Paicî</text:p>
          </table:table-cell>
          <table:table-cell office:value-type="string" table:style-name="ce10">
            <text:p>French</text:p>
          </table:table-cell>
          <table:table-cell office:value-type="string" table:style-name="ce10">
            <text:p>yes</text:p>
          </table:table-cell>
          <table:table-cell office:value-type="string" table:style-name="ce10">
            <text:p>Clément Goromôtö</text:p>
          </table:table-cell>
          <table:table-cell office:value-type="float" office:value="1973" table:style-name="ce10">
            <text:p>1973</text:p>
          </table:table-cell>
          <table:table-cell office:value-type="string" table:style-name="ce10">
            <text:p>Waté (Yaté ?)</text:p>
          </table:table-cell>
          <table:table-cell office:value-type="string" table:style-name="ce10">
            <text:p>(-22.1656204, 166.9499028)</text:p>
          </table:table-cell>
          <table:table-cell office:value-type="string" table:style-name="ce10">
            <text:p>Rivierre</text:p>
          </table:table-cell>
          <table:table-cell office:value-type="string" table:style-name="ce10">
            <text:p>Rivierre</text:p>
          </table:table-cell>
          <table:table-cell office:value-type="string" table:style-name="ce10">
            <text:p>[The grandmother and the three brothers]</text:p>
          </table:table-cell>
          <table:table-cell office:value-type="string" table:style-name="ce13">
            <text:p>La <text:s/>grand-mère et les trois frères</text:p>
          </table:table-cell>
          <table:table-cell office:value-type="string" table:style-name="ce10">
            <text:p>Tèèpa aéjii wâ bwëkua</text:p>
          </table:table-cell>
          <table:table-cell office:value-type="string" table:style-name="ce10">
            <text:p>A grandmother who killed two of her grandchildren got killed by the third and eaten by the three of them.</text:p>
          </table:table-cell>
          <table:table-cell office:value-type="string" table:style-name="ce14">
            <text:p>The eldest brother went to the seaside to throw mango fruits, then set off back home. He stoped by his grandmother's house to ask for supplies and ended up spending the night there. The grandmother waited until he was asleep to smash his skull with an axe. The same thing happened to the middle child, who had gone looking for the eldest. Then the youngest set off. He followed their trail, played with the mango fruits, and then went to his grandmother's house. After having decided he would spend the night there, he went out for a walk and brought back a banana flower, which he placed in a basket in which the grandmother had thrown the bodies of his brothers. When, in the middle of the night, the grandmother tried to kill him, the banana flower warned the boy, who waked up and killed her. Then the brothers stirred in the basket and came out. To get revenge, they put their grandmother in the oven and ate her.</text:p>
          </table:table-cell>
          <table:table-cell office:value-type="string" table:style-name="ce14">
            <text:p>L’ainé des frères part au bord de la mer lancer des fruits de faux-manguier puis prend le chemin du retour. Il passe par chez sa grand-mère pour lui demander des provisions et finit par passer la nuit chez elle. La grand-mère attend qu’il dorme pour lui fracasser le crâne avec une hache. La même chose arrive au cadet, parti à la recherche de l’ainé. C’est ensuite le benjamin qui prend la route. Il suit leur trace, joue avec les fruits du faux-manguier puis va chez sa grand-mère. Après avoir décidé qu’il allait y passer la nuit, il sort se promener et ramène une fleur de bananier qu’il dépose dans un panier dans lequel la grand-mère a jeté les corps de ses frères. Quand, au milieu de la nuit, la grand-mère tente de le tuer, la fleur de bananier avertit le garçon qui se réveille et la tue. C’est alors que les frères s’agitent dans le panier et en sortent. Pour se venger, ils mettent leur grand-mère au four et la mangent.</text:p>
          </table:table-cell>
          <table:table-cell office:value-type="string" table:style-name="ce10">
            <text:p><text:s/>bad grandmother ; grandchildren ; anthropophagy ; murder</text:p>
          </table:table-cell>
          <table:table-cell office:value-type="string" table:style-name="ce14">
            <text:p>a grandmother kills her grandchildren <text:s/>§§ the youngest brother kills the murderer §§ a human uses a magic plant <text:s/>§§ someone gets killed but lives anyway §§ people eat a member of their family §§ <text:s/>people eat their murderer</text:p>
          </table:table-cell>
          <table:table-cell office:value-type="string" table:style-name="ce10">
            <text:p>§§A group of brothers fails at a task, until the youngest brother succeeds</text:p>
          </table:table-cell>
          <table:table-cell office:value-type="string" table:style-name="ce10">
            <text:p>banana flower ;</text:p>
          </table:table-cell>
          <table:table-cell table:number-columns-repeated="6" table:style-name="ce10"/>
          <table:table-cell office:value-type="string" table:style-name="ce10">
            <text:p>A kills everyone until B turns up. B uses a magic object to help him win over A. <text:s/>B kills A. everyone come back to life and kill/eat A;</text:p>
          </table:table-cell>
          <table:table-cell office:value-type="string" table:style-name="ce15">
            <text:p>Victory: over a human</text:p>
          </table:table-cell>
          <table:table-cell office:value-type="string" table:style-name="ce15">
            <text:p>The eater becomes the eaten</text:p>
          </table:table-cell>
          <table:table-cell office:value-type="string" table:style-name="ce14">
            <text:p>level 2</text:p>
          </table:table-cell>
          <table:table-cell table:number-columns-repeated="2" table:style-name="ce31"/>
          <table:table-cell table:number-columns-repeated="16345"/>
        </table:table-row>
        <table:table-row table:style-name="ro1">
          <table:table-cell office:value-type="string" table:style-name="ce10">
            <text:p>Clothilde Volk</text:p>
          </table:table-cell>
          <table:table-cell table:style-name="ce10"/>
          <table:table-cell office:value-type="string" table:style-name="ce10">
            <text:p>Bensa &amp; Rivierre</text:p>
          </table:table-cell>
          <table:table-cell office:value-type="string" table:style-name="ce10">
            <text:p>130-143</text:p>
          </table:table-cell>
          <table:table-cell table:number-columns-repeated="2" table:style-name="ce17"/>
          <table:table-cell office:value-type="string" table:style-name="ce10">
            <text:p>Nouvelle-Calédonie</text:p>
          </table:table-cell>
          <table:table-cell office:value-type="string" table:style-name="ce10">
            <text:p>Paicî</text:p>
          </table:table-cell>
          <table:table-cell office:value-type="string" table:style-name="ce10">
            <text:p>Paicî</text:p>
          </table:table-cell>
          <table:table-cell office:value-type="string" table:style-name="ce10">
            <text:p>French</text:p>
          </table:table-cell>
          <table:table-cell office:value-type="string" table:style-name="ce10">
            <text:p>yes</text:p>
          </table:table-cell>
          <table:table-cell office:value-type="string" table:style-name="ce10">
            <text:p>François Pwùrùdë</text:p>
          </table:table-cell>
          <table:table-cell office:value-type="float" office:value="1973" table:style-name="ce10">
            <text:p>1973</text:p>
          </table:table-cell>
          <table:table-cell office:value-type="string" table:style-name="ce10">
            <text:p>Goa</text:p>
          </table:table-cell>
          <table:table-cell office:value-type="string" table:style-name="ce10">
            <text:p>-21.1064878, 165.3106062</text:p>
          </table:table-cell>
          <table:table-cell office:value-type="string" table:style-name="ce10">
            <text:p>Rivierre</text:p>
          </table:table-cell>
          <table:table-cell office:value-type="string" table:style-name="ce10">
            <text:p>Rivierre</text:p>
          </table:table-cell>
          <table:table-cell office:value-type="string" table:style-name="ce10">
            <text:p>[The misadventures of the lastborn]</text:p>
          </table:table-cell>
          <table:table-cell office:value-type="string" table:style-name="ce13">
            <text:p>Les mésaventures de Benjamin</text:p>
          </table:table-cell>
          <table:table-cell office:value-type="string" table:style-name="ce10">
            <text:p>Tëcî mä tëu</text:p>
          </table:table-cell>
          <table:table-cell office:value-type="string" table:style-name="ce10">
            <text:p>A paralyzed boy, anbandonned by his two older brothers, <text:s/>was cured by his grandmother who gave him two wives who were coconuts and was then saved by a shrimp when one of his brother tried to trap him.</text:p>
          </table:table-cell>
          <table:table-cell office:value-type="string" table:style-name="ce14">
            <text:p>Tëcî and Tëu's brothers had a paralyzed little brother whom they abandonned by setting him adrift in a canoe they had built. He drifted to his grandmother's house, warned of his arrival by La-muette. To cure him, they made him lie down on mats and placed stones from the oven on him. If a red ant crawled up his body, he had to remain motionless, but he could move if a black ant crawled up to his head. The stratagem succeeded and he was cured. They then made him climb a coconut tree to retrieve two green coconuts, which he placed in the back of his canoe, and gave him tarot cards and yams. On the way back, he had to <text:s/>turn around only if he saw smoke from his brothers' house and heard the whistling twice. When he turned around, he discovered that the coconuts had become two young girls. Back at his brothers' house, time passed. His older brother asked for one of the young girls, and he refused, urging him to go see the grandmother. When he failed the necessary tests, the older brother took revenge by trapping him. He had to go cut wood above a waterfall, which caused him to fall into a precipice. But he had warned his wives, who joined him. All three were saved by a shrimp that pierced the rock and brought them back to their well. To thank her, Benjamin offered her tarot cards and yams and took her to the stream.</text:p>
          </table:table-cell>
          <table:table-cell office:value-type="string" table:style-name="ce14">
            <text:p>Les frères Tëcî et Tëu <text:s/>ont un petit frère paralysé qu’ils abandonnent en le faisant dériver sur une pirogue qu’ils ont construit. Il dérive jusque chez la grand-mère, prévenue de son arrivée par La-muette. Pour le guérir, elles le font s’allonger sur des nattes et posent sur lui des pierres du four. Si une fourmi rouge remonte le long de son corps, il doit rester immobile, mais il peut bouger si une fourmi noire remonte jusqu’à sa tête. Le stratagème réussit et il est guérit. Elles le font ensuite monter à un cocotier pour récupérer deux cocos vertes qu’il met à l’arrière de sa pirogue et lui donnent des tarots et des ignames. Lors du chemin du retour, il ne doit se retourner que s’il voit la fumée de chez ses frères et qu’il entend deux fois les sifflements. Lorsqu’il se retourne, il découvre que les cocos sont devenu deux jeune filles. Revenu chez ses frères, le temps passe. Son frère aîné lui demande une des jeunes filles et il refuse, l’enjoignant à aller voir la grand-mère. Comme il ne réussit pas les épreuves nécessaires, il se venge en piégeant son petit frère. Celui-ci doit aller couper du bois au dessus d’une cascade, ce qui le fait tomber dans un précipice. Mais il avait prévenu ses femmes, qui le rejoignent. Tous les trois sont sauvés par une crevette qui perce la roche et les ramène jusqu’à leur puits. Pour la remercier, Benjamin lui offre des tarots et des ignames et l’emmène au ruisseau.</text:p>
          </table:table-cell>
          <table:table-cell office:value-type="string" table:style-name="ce10">
            <text:p>abandonment ; magical remission ; human transformation ; jealousy ; brotherhood</text:p>
          </table:table-cell>
          <table:table-cell office:value-type="string" table:style-name="ce14">
            <text:p>someone abandons a relative on a canoe §§ someone drifts §§ A paralyzed person is cured by lying on a mat, having stones heated in an oven on their back and ants crawling on their body §§ someone is cured by a ritual §§ someone is cured by overcoming a trial: the person must remain still if a red ant climbs on them but move if it is black §§ <text:s/>green coconuts turn into girls §§ <text:s/>a boy harvests coconuts that turn into girls §§ a human harversts coconuts that turns into humans §§ someone must stop themselves from turning around until they see smoke and hear a whistling twice §§ someone who is jealous of their brother tries to trap him §§ someone wants their brother's wife §§ a person tries to trap someone by making them fall into a precipice §§ someone is saved by an animal §§ someone is saved by a shrimp §§ people escape from a precipice thanks to a shrimp which pierces the rock §§ people follow a shrimp back home §§ someone wants their brother's wife §§ a paralyzed person is cured §§</text:p>
          </table:table-cell>
          <table:table-cell office:value-type="string" table:style-name="ce10">
            <text:p>§§ Someone can only turn around once the condition is met ; §§ A youngest is tricked with an impossible task §§ a woman saves her husband life §§</text:p>
          </table:table-cell>
          <table:table-cell office:value-type="string" table:style-name="ce10">
            <text:p>shrimp ; green coconut ; ant ;<text:s text:c="2"/></text:p>
          </table:table-cell>
          <table:table-cell table:number-columns-repeated="2" table:style-name="ce10"/>
          <table:table-cell office:value-type="string" table:style-name="ce10">
            <text:p><text:s/>the brothers Tëcî and Tëu ; La-muette ;</text:p>
          </table:table-cell>
          <table:table-cell table:number-columns-repeated="2" table:style-name="ce10"/>
          <table:table-cell office:value-type="string" table:style-name="ce10">
            <text:p>Sin ;</text:p>
          </table:table-cell>
          <table:table-cell office:value-type="string" table:style-name="ce10">
            <text:p>A is abandonned by B. C rescues and cures A. A returns with D. B wants to marry D. A refuses. B tricks A. A is saved by D. A and D escape thanks to E.</text:p>
          </table:table-cell>
          <table:table-cell office:value-type="string" table:style-name="ce15">
            <text:p>Victory: over a human</text:p>
          </table:table-cell>
          <table:table-cell office:value-type="string" table:style-name="ce15">
            <text:p>The brother's wife</text:p>
          </table:table-cell>
          <table:table-cell office:value-type="string" table:style-name="ce14">
            <text:p>level 2</text:p>
          </table:table-cell>
          <table:table-cell table:number-columns-repeated="2" table:style-name="ce31"/>
          <table:table-cell table:number-columns-repeated="16345"/>
        </table:table-row>
        <table:table-row table:style-name="ro1">
          <table:table-cell office:value-type="string" table:style-name="ce10">
            <text:p>Clothilde Volk</text:p>
          </table:table-cell>
          <table:table-cell table:style-name="ce10"/>
          <table:table-cell office:value-type="string" table:style-name="ce10">
            <text:p>Bensa &amp; Rivierre</text:p>
          </table:table-cell>
          <table:table-cell office:value-type="string" table:style-name="ce10">
            <text:p>144-153</text:p>
          </table:table-cell>
          <table:table-cell table:number-columns-repeated="2" table:style-name="ce17"/>
          <table:table-cell office:value-type="string" table:style-name="ce10">
            <text:p>Nouvelle-Calédonie</text:p>
          </table:table-cell>
          <table:table-cell office:value-type="string" table:style-name="ce10">
            <text:p>Paicî</text:p>
          </table:table-cell>
          <table:table-cell office:value-type="string" table:style-name="ce10">
            <text:p>Paicî</text:p>
          </table:table-cell>
          <table:table-cell office:value-type="string" table:style-name="ce10">
            <text:p>French</text:p>
          </table:table-cell>
          <table:table-cell office:value-type="string" table:style-name="ce10">
            <text:p>yes</text:p>
          </table:table-cell>
          <table:table-cell office:value-type="string" table:style-name="ce10">
            <text:p>Pierre Pwiaa</text:p>
          </table:table-cell>
          <table:table-cell office:value-type="float" office:value="1973" table:style-name="ce10">
            <text:p>1973</text:p>
          </table:table-cell>
          <table:table-cell office:value-type="string" table:style-name="ce10">
            <text:p>Néami</text:p>
          </table:table-cell>
          <table:table-cell office:value-type="string" table:style-name="ce10">
            <text:p>-20.9768079, 164.972439</text:p>
          </table:table-cell>
          <table:table-cell office:value-type="string" table:style-name="ce10">
            <text:p>Rivierre</text:p>
          </table:table-cell>
          <table:table-cell office:value-type="string" table:style-name="ce10">
            <text:p>Rivierre</text:p>
          </table:table-cell>
          <table:table-cell office:value-type="string" table:style-name="ce10">
            <text:p>[The two friends]</text:p>
          </table:table-cell>
          <table:table-cell office:value-type="string" table:style-name="ce13">
            <text:p>Les deux amis</text:p>
          </table:table-cell>
          <table:table-cell office:value-type="string" table:style-name="ce10">
            <text:p>Jèdé göröwi mä jèdé bërëwië</text:p>
          </table:table-cell>
          <table:table-cell office:value-type="string" table:style-name="ce32">
            <text:p>Two friends invite each other multiple times, eat their wives, and burn each other's houses, resulting in the death of one of them</text:p>
          </table:table-cell>
          <table:table-cell office:value-type="string" table:style-name="ce14">
            <text:p>Jèdé from the Mountain went to visit Jèdé from the Seaside. They prepared food, but Jèdé from the Seaside ate everything. The next day, he went to Jèdé from the Mountain, who in turn ate everything they had prepared. Jèdé from the Seaside invited him to come to his house the next day, and he ate the liver of a turtle he had found the day before. This turtle was his wife. The same thing happened to Jèdé from the Mountain the next day. Before leaving, Jèdé from the Seaside asked him to burn down his hut the next day, which he did. But Jèdé from the Seaside took refuge in a hole dug in the ground, which he closed with a stone and from which he emerged once the hut has burned down. The other also asked for his house to be set on fire, but it collapsed while he was inside, killing him.</text:p>
          </table:table-cell>
          <table:table-cell office:value-type="string" table:style-name="ce14">
            <text:p>Jèdé-de-montagne va rendre visite à Jèdé-de-bord-de-mer. Ils préparent à manger mais Jèdé-de-bord-de-mer mange tout le contenu. Le lendemain il va chez Jédè-de-montagne qui, à son tour mange tout ce qu’ils avaient préparé ensemble. Jèdé-de-bord-de-mer l’invite à venir chez lui lendemain et il mange le foie d’une tortue qu’il a trouvé la veille. Or cette tortue était son épouse. Il arrive la même chose à Jèdé-de-montagne le lendemain. Avant de repartir, Jèdé-de-bord-de-mer lui demande d’incendier sa case le lendemain, ce qu’il fait. Mais Jèdé-de-bord-de-mer se réfugie dans un trou creusé dans le sol qu’il ferme avec un caillou et duquel il ressort une fois la case calcinée. L’autre demande aussi à ce qu’on incendie sa maison, mais elle s’écroule alors qu’il était à l’intérieur, ce qui le tue.</text:p>
          </table:table-cell>
          <table:table-cell office:value-type="string" table:style-name="ce10">
            <text:p>two friends ; gluttony ; anthropophagy ; death ; animal-like human<text:s text:c="2"/></text:p>
          </table:table-cell>
          <table:table-cell office:value-type="string" table:style-name="ce14">
            <text:p>someone invites a person but eats all the food §§someone eats their animal wife §§ someone is married to a turtle whom they eats §§ someone asks a friend to burn down their house§§ someone survives a fire by taking refuge in a hole in the ground closed by a stone §§ someone dies in a fire §§ someone dies killed by the pieces of their house collapsing §§ two friends argue over food §§ someone is married to an animal §§ someone eats an animal-like human.</text:p>
            <text:p/>
          </table:table-cell>
          <table:table-cell office:value-type="string" table:style-name="ce10">
            <text:p>§§ someone eats an animal-like human.</text:p>
          </table:table-cell>
          <table:table-cell office:value-type="string" table:style-name="ce10">
            <text:p>turtle ;</text:p>
          </table:table-cell>
          <table:table-cell table:number-columns-repeated="2" table:style-name="ce10"/>
          <table:table-cell office:value-type="string" table:style-name="ce10">
            <text:p>Jèdé-de-montagne <text:s/>; <text:s/>Jèdé-de-bord-de-mer.</text:p>
          </table:table-cell>
          <table:table-cell table:number-columns-repeated="2" table:style-name="ce10"/>
          <table:table-cell office:value-type="string" table:style-name="ce10">
            <text:p>manikon</text:p>
          </table:table-cell>
          <table:table-cell office:value-type="string" table:style-name="ce10">
            <text:p>A invites B home. B eats all the food. B eats his animal-like wife. So doas A. B burns his home and die. A <text:s/>burns his home and lives.</text:p>
          </table:table-cell>
          <table:table-cell office:value-type="string" table:style-name="ce15">
            <text:p>Impossible meeting of two worlds: marriage to a non-human spouse.</text:p>
          </table:table-cell>
          <table:table-cell office:value-type="string" table:style-name="ce15">
            <text:p>Gluttony leads to death</text:p>
          </table:table-cell>
          <table:table-cell office:value-type="string" table:style-name="ce14">
            <text:p>level 2</text:p>
          </table:table-cell>
          <table:table-cell table:number-columns-repeated="2" table:style-name="ce31"/>
          <table:table-cell table:number-columns-repeated="16345"/>
        </table:table-row>
        <table:table-row table:style-name="ro1">
          <table:table-cell office:value-type="string" table:style-name="ce10">
            <text:p>Clothilde Volk</text:p>
          </table:table-cell>
          <table:table-cell table:style-name="ce10"/>
          <table:table-cell office:value-type="string" table:style-name="ce10">
            <text:p>Bensa &amp; Rivierre</text:p>
          </table:table-cell>
          <table:table-cell office:value-type="string" table:style-name="ce10">
            <text:p>154-159</text:p>
          </table:table-cell>
          <table:table-cell table:number-columns-repeated="2" table:style-name="ce17"/>
          <table:table-cell office:value-type="string" table:style-name="ce10">
            <text:p>Nouvelle-Calédonie</text:p>
          </table:table-cell>
          <table:table-cell office:value-type="string" table:style-name="ce10">
            <text:p>Paicî</text:p>
          </table:table-cell>
          <table:table-cell office:value-type="string" table:style-name="ce10">
            <text:p>Paicî</text:p>
          </table:table-cell>
          <table:table-cell office:value-type="string" table:style-name="ce10">
            <text:p>French</text:p>
          </table:table-cell>
          <table:table-cell office:value-type="string" table:style-name="ce10">
            <text:p>yes</text:p>
          </table:table-cell>
          <table:table-cell office:value-type="string" table:style-name="ce10">
            <text:p>Léon Pwùrùdë</text:p>
          </table:table-cell>
          <table:table-cell office:value-type="float" office:value="1967" table:style-name="ce10">
            <text:p>1967</text:p>
          </table:table-cell>
          <table:table-cell office:value-type="string" table:style-name="ce10">
            <text:p>Paama</text:p>
          </table:table-cell>
          <table:table-cell office:value-type="string" table:style-name="ce10">
            <text:p>22.2994° ; 166.7483°</text:p>
          </table:table-cell>
          <table:table-cell office:value-type="string" table:style-name="ce10">
            <text:p>Rivierre</text:p>
          </table:table-cell>
          <table:table-cell office:value-type="string" table:style-name="ce10">
            <text:p>Rivierre</text:p>
          </table:table-cell>
          <table:table-cell office:value-type="string" table:style-name="ce10">
            <text:p>[The eagle's revenge]</text:p>
          </table:table-cell>
          <table:table-cell office:value-type="string" table:style-name="ce13">
            <text:p>La vengeance de l'aigle</text:p>
          </table:table-cell>
          <table:table-cell office:value-type="string" table:style-name="ce10">
            <text:p>Dörönärî nä-pwé cié</text:p>
          </table:table-cell>
          <table:table-cell office:value-type="string" table:style-name="ce10">
            <text:p>Dörönäri of the Tyé Stream wants to kill an eagle but ends up being killed and eaten by it.</text:p>
          </table:table-cell>
          <table:table-cell office:value-type="string" table:style-name="ce14">
            <text:p>Dörönäri of the Tyé Stream went into the bush to gather some candlenut fruit. He returned home, ate some of the fruit, and blackened his body with the rest. He took his spears and his braincase and set out to kill the Pine Eagle of Céébwaa. Being arrived at Tiéti, the chief asked him what he was doing, and he replied that he was going to kill the eagle. The same thing happened in all the places he passed through (Poindimié, Ina, Tiparama, Paama, Bayes). The Eagle, who saw him coming, asked him the same question. Then, he announced that he went to kill it, took out his slingshot, and shot at the bird, which jumped onto a branch. As it jumped from branch to branch, none of the shots hit it. Dörönäri then thrown his spears, without result. Then the eagle droped droppings in each of its eyes to blind him, killed him, put him in the oven and ate him.</text:p>
          </table:table-cell>
          <table:table-cell office:value-type="string" table:style-name="ce14">
            <text:p>Dörönäri-du-ruisseau-de-Tyé part dans la brousse ramasser des fruits de bancoulier. Il retourne chez lui, mange certains fruits et se noircit le corps avec le reste. Il prend ses sagaies et son casse-tête et part pour tuer l’Aigle-des-pins-de-Céébwaa. Arricé à Tiéti, le chef lui demande ce qu’il fait, et il répond qu’il va tuer l’aigle. La même choses arrive dans tous les endroits par lesquels il passe (Poindimié, Ina, Tiparama, Paama, Bayes). L’Aigle qui le voit arriver, lui pose là même question. Alors, il annonce vouloir le tuer, sort son lance pierre et tire sur l’oiseau qui saute sur une branche. Comme il saute de branche en branche, aucun des tirs ne le touchent. Dörönäri-du-ruisseau-de-Tyé lance ensuite ses sagaies, sans résultat. Puis, l’aigle lâche des crottes dans chacun de ses yeux pour l’aveugler, le tue, le met au four et le mange.</text:p>
          </table:table-cell>
          <table:table-cell office:value-type="string" table:style-name="ce10">
            <text:p>picking ; bush ; hunting ; eagle ; death</text:p>
          </table:table-cell>
          <table:table-cell office:value-type="string" table:style-name="ce14">
            <text:p>someone goes into the bush to find fruit or vegetables §§ someone uses fruits to blacken their skin §§ someone uses a slingshot to kill an animal §§ a bird avoids being shot by jumping from branch to branch §§ someone tries to kill a bird with assagais §§ a bird blinds a person by defecating in their eyes §§ someone gets killed by an animal §§ somone gets killed by an eagle §§ someone gets eaten by an animal §§ an animal cooks a person in an oven §§ someone dies eaten by an eagle</text:p>
            <text:p/>
          </table:table-cell>
          <table:table-cell office:value-type="string" table:style-name="ce29">
            <text:p>§§ Someone is eaten by its prey §§Someone roams from one location to the next</text:p>
          </table:table-cell>
          <table:table-cell office:value-type="string" table:style-name="ce10">
            <text:p>eagle</text:p>
          </table:table-cell>
          <table:table-cell table:style-name="ce10"/>
          <table:table-cell office:value-type="string" table:style-name="ce10">
            <text:p>Poindimié, Ina, Tiparama, Paama, Bayes</text:p>
          </table:table-cell>
          <table:table-cell office:value-type="string" table:style-name="ce10">
            <text:p>Dörönäri of the Tyé Stream / Pine Eagle of Céébwaa/ Tiéti,Poindimié, Ina, Tiparama, Paama, Bayes (places)</text:p>
          </table:table-cell>
          <table:table-cell table:number-columns-repeated="3" table:style-name="ce10"/>
          <table:table-cell office:value-type="string" table:style-name="ce10">
            <text:p>A wants to kill B. A roams from one location to another to find B. B kills A.</text:p>
          </table:table-cell>
          <table:table-cell office:value-type="string" table:style-name="ce15">
            <text:p>Between two worlds: Death following an unfortunate encounter with a non-human<text:s text:c="2"/></text:p>
          </table:table-cell>
          <table:table-cell office:value-type="string" table:style-name="ce15">
            <text:p>The eater becomes the eaten</text:p>
          </table:table-cell>
          <table:table-cell office:value-type="string" table:style-name="ce14">
            <text:p>level 2</text:p>
          </table:table-cell>
          <table:table-cell table:number-columns-repeated="2" table:style-name="ce31"/>
          <table:table-cell table:number-columns-repeated="16345"/>
        </table:table-row>
        <table:table-row table:style-name="ro1">
          <table:table-cell table:number-columns-repeated="4" table:style-name="ce33"/>
          <table:table-cell table:number-columns-repeated="2" table:style-name="ce34"/>
          <table:table-cell table:style-name="ce35"/>
          <table:table-cell table:number-columns-repeated="5" table:style-name="ce33"/>
          <table:table-cell table:style-name="ce36"/>
          <table:table-cell table:number-columns-repeated="5" table:style-name="ce33"/>
          <table:table-cell table:style-name="ce37"/>
          <table:table-cell table:number-columns-repeated="2" table:style-name="ce33"/>
          <table:table-cell table:number-columns-repeated="2" table:style-name="ce38"/>
          <table:table-cell table:style-name="ce33"/>
          <table:table-cell table:style-name="ce38"/>
          <table:table-cell table:number-columns-repeated="9" table:style-name="ce33"/>
          <table:table-cell table:number-columns-repeated="2" table:style-name="ce39"/>
          <table:table-cell table:number-columns-repeated="3" table:style-name="ce38"/>
          <table:table-cell table:number-columns-repeated="16345"/>
        </table:table-row>
        <table:table-row table:style-name="ro1">
          <table:table-cell office:value-type="string" table:style-name="ce10">
            <text:p>Léa Manini</text:p>
          </table:table-cell>
          <table:table-cell table:style-name="ce10"/>
          <table:table-cell office:value-type="string" table:style-name="ce10">
            <text:p>Gardissat 2005 [1979]</text:p>
          </table:table-cell>
          <table:table-cell office:value-type="string" table:style-name="ce10">
            <text:p>16-21</text:p>
          </table:table-cell>
          <table:table-cell table:number-columns-repeated="2" table:style-name="ce17"/>
          <table:table-cell office:value-type="string" table:style-name="ce40">
            <text:p>Vanuatu, North</text:p>
          </table:table-cell>
          <table:table-cell office:value-type="string" table:style-name="ce10">
            <text:p>Hiw</text:p>
          </table:table-cell>
          <table:table-cell office:value-type="string" table:style-name="ce10">
            <text:p>Bislama</text:p>
          </table:table-cell>
          <table:table-cell office:value-type="string" table:style-name="ce10">
            <text:p>Eng</text:p>
          </table:table-cell>
          <table:table-cell office:value-type="string" table:style-name="ce10">
            <text:p>no</text:p>
          </table:table-cell>
          <table:table-cell office:value-type="string" table:style-name="ce10">
            <text:p>Pelau (from the village "Nanenimen")</text:p>
          </table:table-cell>
          <table:table-cell office:value-type="date" office:date-value="1979-04-01T00:00:00" table:style-name="ce41">
            <text:p>April 1979</text:p>
          </table:table-cell>
          <table:table-cell office:value-type="string" table:style-name="ce10">
            <text:p>Yugemëne ["Nanenimen"]</text:p>
          </table:table-cell>
          <table:table-cell office:value-type="string" table:style-name="ce10">
            <text:p>-13.127, 166.585</text:p>
          </table:table-cell>
          <table:table-cell office:value-type="string" table:style-name="ce10">
            <text:p>Nicolas Mezzalira</text:p>
          </table:table-cell>
          <table:table-cell office:value-type="string" table:style-name="ce10">
            <text:p>Paul Gardissat</text:p>
          </table:table-cell>
          <table:table-cell office:value-type="string" table:style-name="ce10">
            <text:p>Marapit the traveller</text:p>
          </table:table-cell>
          <table:table-cell office:value-type="string" table:style-name="ce13">
            <text:p>[Marapit le voyageur]</text:p>
          </table:table-cell>
          <table:table-cell office:value-type="string" table:style-name="ce10">
            <text:p>Mer̄avtit</text:p>
          </table:table-cell>
          <table:table-cell office:value-type="string" table:style-name="ce10">
            <text:p>A boy leaves his island with his brothers to see the world; helped by a bird, he ends up returning home, his favorite place</text:p>
          </table:table-cell>
          <table:table-cell office:value-type="string" table:style-name="ce14">
            <text:p>On Hiu island, facing the sea, Marapit dreams of an idyllic and unknown island. He is jolted out of his dream by a sea bird, which he curses. §§ Back in his village, he dislikes the women's dance and runs off into the forest. There, he tells his brothers of his desire to leave. Through the power of his divine song, he forces them to sail to Vanua Lava. §§ There, Marapit lets the least beautiful fruit grow on a tree on the island. Later, he asks the birds to take them [him &amp; his brothers] back to Hiu. §§ Only the seabird (Nasiko = Kingfisher) manages to do that, by carrying the siblings inside the fruit stuck in its beak.§§ On his return, Marapit declares that there's no place like home.</text:p>
            <text:p/>
          </table:table-cell>
          <table:table-cell office:value-type="string" table:style-name="ce14">
            <text:p>Sur l'île Hiu, face à la mer, Marapit rêve d'une île idyllique et inconnue. Il est sorti de son rêve par un oiseau de mer, qu'il maudit. §§ De retour à son village, il n'apprécie pas la danse des femmes; il fuit vers la forêt, où il confie à ses frères son désir de partir. §§ Par le pouvoir de son chant divin, il les force à prendre le large jusqu'à l'île de Vanua Lava. §§ Marapit laisse grandir le moins beau des fruits d'un arbre de l'île. Puis il demande aux oiseaux de le ramener, lui et ses frères, jusqu'à Hiu. §§ Cependant, seul l'oiseau de mer (Nasiko = martin-pêcheur) y parvient en transportant la fratrie à l'interieur du fruit coincé dans son bec. §§ De retour, Marapit déclare qu'il y a rien de mieux que chez soi.</text:p>
          </table:table-cell>
          <table:table-cell office:value-type="string" table:style-name="ce10">
            <text:p>sea bird ; women's dance ; brothers ; magic singing ; sea ; fruit</text:p>
          </table:table-cell>
          <table:table-cell office:value-type="string" table:style-name="ce14">
            <text:p>§§ someone desires to leave his own island to discover new ones §§ one's magical singing has power §§ one's magical singing can help a ship navigate §§ a human hides inside a fruit §§ a bird carries people in its beak §§ §§ a human asks an animal for help §§ someone is saved by a bird §§ someone is saved by an animal §§ one or several persons get inside an object §§ a child convinces his brothers to join him in his adventure</text:p>
            <text:p/>
            <text:p/>
          </table:table-cell>
          <table:table-cell office:value-type="string" table:style-name="ce10">
            <text:p>§§ the narrative ends well for the hero §§ someone returns home forever.</text:p>
          </table:table-cell>
          <table:table-cell office:value-type="string" table:style-name="ce10">
            <text:p>kingfisher</text:p>
          </table:table-cell>
          <table:table-cell table:style-name="ce10"/>
          <table:table-cell office:value-type="string" table:style-name="ce10">
            <text:p>Hiu island <text:s/>; Vanua Lava</text:p>
          </table:table-cell>
          <table:table-cell office:value-type="string" table:style-name="ce10">
            <text:p>Marapit / Bubu (his grandfather)</text:p>
          </table:table-cell>
          <table:table-cell table:number-columns-repeated="3" table:style-name="ce10"/>
          <table:table-cell office:value-type="string" table:style-name="ce10">
            <text:p>A wants to leave. A goes through troubles and is helped by B to return home</text:p>
          </table:table-cell>
          <table:table-cell office:value-type="string" table:style-name="ce15">
            <text:p>Victory: over the unknown</text:p>
          </table:table-cell>
          <table:table-cell office:value-type="string" table:style-name="ce15">
            <text:p>Home sweet home</text:p>
          </table:table-cell>
          <table:table-cell office:value-type="string" table:style-name="ce14">
            <text:p>level 5</text:p>
          </table:table-cell>
          <table:table-cell table:number-columns-repeated="2" table:style-name="ce14"/>
          <table:table-cell table:number-columns-repeated="16345"/>
        </table:table-row>
        <table:table-row table:style-name="ro1">
          <table:table-cell office:value-type="string" table:style-name="ce10">
            <text:p>Léa Manini</text:p>
          </table:table-cell>
          <table:table-cell table:style-name="ce10"/>
          <table:table-cell office:value-type="string" table:style-name="ce10">
            <text:p>Gardissat 2005 [1978]</text:p>
          </table:table-cell>
          <table:table-cell office:value-type="string" table:style-name="ce10">
            <text:p>22-27</text:p>
          </table:table-cell>
          <table:table-cell table:number-columns-repeated="2" table:style-name="ce17"/>
          <table:table-cell office:value-type="string" table:style-name="ce40">
            <text:p>Vanuatu, North</text:p>
          </table:table-cell>
          <table:table-cell office:value-type="string" table:style-name="ce10">
            <text:p>Mota</text:p>
          </table:table-cell>
          <table:table-cell office:value-type="string" table:style-name="ce10">
            <text:p>Bislama</text:p>
          </table:table-cell>
          <table:table-cell office:value-type="string" table:style-name="ce10">
            <text:p>Eng</text:p>
          </table:table-cell>
          <table:table-cell office:value-type="string" table:style-name="ce10">
            <text:p>no</text:p>
          </table:table-cell>
          <table:table-cell office:value-type="string" table:style-name="ce10">
            <text:p>James Barton in Mota</text:p>
          </table:table-cell>
          <table:table-cell office:value-type="float" office:value="1978" table:style-name="ce10">
            <text:p>1978</text:p>
          </table:table-cell>
          <table:table-cell office:value-type="string" table:style-name="ce10">
            <text:p>Mota</text:p>
          </table:table-cell>
          <table:table-cell office:value-type="string" table:style-name="ce10">
            <text:p>-13.8512474, 167.6936948</text:p>
          </table:table-cell>
          <table:table-cell office:value-type="string" table:style-name="ce10">
            <text:p>Nicolas Mezzalira</text:p>
          </table:table-cell>
          <table:table-cell office:value-type="string" table:style-name="ce10">
            <text:p>John Atkin into Bislama / Paul Gardissat into french</text:p>
          </table:table-cell>
          <table:table-cell office:value-type="string" table:style-name="ce10">
            <text:p>The legend of Kwat</text:p>
          </table:table-cell>
          <table:table-cell office:value-type="string" table:style-name="ce42">
            <text:p>[La légende de Kwat]</text:p>
          </table:table-cell>
          <table:table-cell table:style-name="ce10"/>
          <table:table-cell office:value-type="string" table:style-name="ce10">
            <text:p>Despite being betrayed by his brothers, Kwat, helped by a spider, succeeded at saving them from the ogre Kwasvar.</text:p>
          </table:table-cell>
          <table:table-cell office:value-type="string" table:style-name="ce14">
            <text:p>From the island of Vanua Lava, Kwat wants to travel, then he asks his 12 brothers to build canoes. So, Kwat chooses solid nananara wood. However, every evening, a spider tricks him, which makes the wood shavings disappear and the felled tree stand back up. §§ In exchange for its life, Spider makes a magnificent canoe for Kwat. §§ <text:s/>Kwat's jealous brothers play a trick on Kwat by making sure he is stuck in a tree. Meanwhile, they kidnap Kwat's wife, steal his canoe, and leave the island. §§ Kwat, with the help of Spider, hides in a rotten coconut and arrives at the next island before them. §§ The island is inhabited by a half-devil half-man, Kwasvar, who wants to eat them. The brothers escape from him by following Kwat's advice: they sleep in a beam. §§ Later, they take turns to escape, taking refuge up in an ironwood tree. Kwat's singing causes the tree to bend, bringing them back to Vanua Lava. As they release the tree top, Kwasvar is sent to the sky.</text:p>
          </table:table-cell>
          <table:table-cell office:value-type="string" table:style-name="ce14">
            <text:p>Depuis l'île de Vanua Lava, Kwat veut voyager et propose donc à ses douze frères de construire des pirogues. Pour ce faire, Kwat choisit le solide bois de nananara. Cependant, chaque soir, suite aux tours d'une araignée, le bois découpé disparaît et l'arbre abattu se redresse. §§ En échange de sa vie, elle lui crée une magnifique pirogue. §§ Jaloux, ses frères le piègent en s'assurant qu'il soit coincé dans un arbre. Puis ils kidnappent sa femme, volent sa pirogue et quittent l'île. §§ Kwat, avec l'aide de l'araignée, se cache dans une noix de coco pourrie et arrive avant eux à la prochaine île. §§ L'île est habitée par un être mi-homme mi-démon, Kwasvar, auquel les frères échappent en suivant les conseils de Kwat : ils dorment dans une poutre. §§ Plus tard, ils se réfugient tour à tour au sommet d'un arbre "bois de fer". Kwat, par son chant, fait fléchir l'arbre pour les ramener jusqu'à Vanua Lava. En lâchant l'arbre, il catapulte l'Ogre dans le ciel.</text:p>
          </table:table-cell>
          <table:table-cell office:value-type="string" table:style-name="ce10">
            <text:p>brothers ; magic tree ; spider ; trahison ; coconut ; half man - half demon creature ; magic singing <text:s/>; jealousy ; ogre</text:p>
          </table:table-cell>
          <table:table-cell office:value-type="string" table:style-name="ce14">
            <text:p>§§ <text:s/>someone desires to leave his own island to discover new ones <text:s/>§§ <text:s/>a brother is braver than <text:s/>his others §§ a brother <text:s/>convinces his brothers to join him in his adventure §§ jealousy between brothers §§ jealousy between common men and a powerful man §§ brothers are jealous of the canoe of one of them and try to steal it §§ <text:s/>jealous brothers try to trick one of them by trapping him at the top of a tree §§ someone runs away with their brother's wife §§ a spider helps a human §§ a felled tree rises again every day §§ a spirit helps a human to build a canoe §§ someone threatens to kill a spirit 0§§ a spirit prevents a man from building his canoe and rebuilds the trees he cut down §§ a spirit helps a man who threatens to kill them to avoid it §§ someone is saved by a spider §§ someone gets inside a coconut and drifts at sea §§ a human hides inside a fruit §§ <text:s/>one or several persons get inside an object §§ someone in a coconut at sea is picked up by their brother but stink which make them throw it §§ one's magical singing has power §§ one's magical singing can make a tree grow or bend §§ someone makes a tree stands up, making those climbing it falling down §§ someone sends their family members to fetch things to allow them to flee a dangerous creature <text:s/>§§ someone lets go of a bending tree, which make the last creature on it flying <text:s/>into the air §§ <text:s/>ogres are cannibals</text:p>
          </table:table-cell>
          <table:table-cell office:value-type="string" table:style-name="ce10">
            <text:p>§§ someone who is jealous of their brother tries to trap him §§ someone wants their brother's wife §§ someone wants someone else's belonging <text:s/>§§ a youngest brother accomplished a remarkable deed, saving the kingdom §§ the narrative ends well for the hero</text:p>
          </table:table-cell>
          <table:table-cell office:value-type="string" table:style-name="ce10">
            <text:p>tree nananara ; ironwood</text:p>
          </table:table-cell>
          <table:table-cell table:style-name="ce10"/>
          <table:table-cell office:value-type="string" table:style-name="ce10">
            <text:p>Vanua Lava</text:p>
          </table:table-cell>
          <table:table-cell office:value-type="string" table:style-name="ce10">
            <text:p>Kwat / Tagaro (powerful being) / Rowul (Kwat's mother) / Kwasvar (half man and half devil)</text:p>
          </table:table-cell>
          <table:table-cell table:number-columns-repeated="3" table:style-name="ce10"/>
          <table:table-cell office:value-type="string" table:style-name="ce10">
            <text:p>A wants to leave. B helps A. C is jealous of what B gave to A and fails tricking A. A and C are hostages of D. A tricks D and takes B home.</text:p>
          </table:table-cell>
          <table:table-cell office:value-type="string" table:style-name="ce15">
            <text:p>Victory: over a non-human</text:p>
          </table:table-cell>
          <table:table-cell office:value-type="string" table:style-name="ce15">
            <text:p>Home sweet home.</text:p>
          </table:table-cell>
          <table:table-cell office:value-type="string" table:style-name="ce14">
            <text:p>level 5</text:p>
          </table:table-cell>
          <table:table-cell table:number-columns-repeated="2" table:style-name="ce14"/>
          <table:table-cell table:number-columns-repeated="16345"/>
        </table:table-row>
        <table:table-row table:style-name="ro1">
          <table:table-cell office:value-type="string" table:style-name="ce10">
            <text:p>Léa Manini</text:p>
          </table:table-cell>
          <table:table-cell table:style-name="ce10"/>
          <table:table-cell office:value-type="string" table:style-name="ce10">
            <text:p>Gardissat 2005 [1978]</text:p>
          </table:table-cell>
          <table:table-cell office:value-type="string" table:style-name="ce10">
            <text:p>28-31</text:p>
          </table:table-cell>
          <table:table-cell table:number-columns-repeated="2" table:style-name="ce17"/>
          <table:table-cell office:value-type="string" table:style-name="ce40">
            <text:p>Vanuatu, North</text:p>
          </table:table-cell>
          <table:table-cell office:value-type="string" table:style-name="ce10">
            <text:p>Mota</text:p>
          </table:table-cell>
          <table:table-cell office:value-type="string" table:style-name="ce10">
            <text:p>Bislama</text:p>
          </table:table-cell>
          <table:table-cell office:value-type="string" table:style-name="ce10">
            <text:p>Eng</text:p>
          </table:table-cell>
          <table:table-cell office:value-type="string" table:style-name="ce10">
            <text:p>no</text:p>
          </table:table-cell>
          <table:table-cell office:value-type="string" table:style-name="ce10">
            <text:p>James Barton</text:p>
          </table:table-cell>
          <table:table-cell office:value-type="string" table:style-name="ce10">
            <text:p>10.10.1975</text:p>
          </table:table-cell>
          <table:table-cell office:value-type="string" table:style-name="ce10">
            <text:p>Vanua Lava</text:p>
          </table:table-cell>
          <table:table-cell office:value-type="string" table:style-name="ce10">
            <text:p>-13.8443151, 167.4472495</text:p>
          </table:table-cell>
          <table:table-cell office:value-type="string" table:style-name="ce10">
            <text:p>Nicolas Mezzalira</text:p>
          </table:table-cell>
          <table:table-cell office:value-type="string" table:style-name="ce10">
            <text:p>John Atkin into Bislama / Paul Gardissat into french</text:p>
          </table:table-cell>
          <table:table-cell office:value-type="string" table:style-name="ce10">
            <text:p>The devils' nasara from Sarevugvug</text:p>
          </table:table-cell>
          <table:table-cell office:value-type="string" table:style-name="ce13">
            <text:p>[La place de dance des démons de Sarevugvug]</text:p>
          </table:table-cell>
          <table:table-cell table:style-name="ce10"/>
          <table:table-cell office:value-type="string" table:style-name="ce10">
            <text:p>A man befriends a demon and goes with him to the Underworld, where he has to hide his true nature</text:p>
          </table:table-cell>
          <table:table-cell office:value-type="string" table:style-name="ce14">
            <text:p>A spirit (a demon?) disguises itself as a man from Surlau, a friend of a Tagtan man. As they fish and eat together, the man realizes that he is in the company of a spirit. The demon invites him to the Underworld and gives him advice on how to avoid being discovered by the other spirits. When they open their eyes, he has to shake luminescent mushrooms, and when they shake their bones, he has to smack pieces of wood against each other. At the end of the dance, he escapes a spirit's pursuit and takes refuge in his home.</text:p>
          </table:table-cell>
          <table:table-cell office:value-type="string" table:style-name="ce14">
            <text:p>Un démon prend l'apparence d'un habitant de Surlau, ami d'un homme de Tagtan. §§ Ils pêchent et mangent ensemble, l'homme réalise qu'il est en compagnie d'un démon. §§ Ce dernier l'invite à danser dans le monde souterrain et lui donne des conseils pour ne pas se faire découvrir par les autres démons. Quand ils ouvrent les yeux, ils doivent agiter des champignons luminescents et quand ils agitent leurs os, ils doivent faire s'entrechoquer des bouts de bois. §§ A la fin de la danse, il échappe à la poursuite d'un démon et se réfugie chez lui.</text:p>
            <text:p/>
            <text:p/>
          </table:table-cell>
          <table:table-cell office:value-type="string" table:style-name="ce10">
            <text:p>spirit ; fishing ; dance invitation ; mushroom ; pieces of wood ; bones of the dead <text:s/>; <text:s/>two friends</text:p>
          </table:table-cell>
          <table:table-cell office:value-type="string" table:style-name="ce14">
            <text:p>a spirit is a human-like creature §§ a spirit and a human are friends §§ a human dances with spirits §§ a human uses pieces of wood to mimic the sound of bones §§ a human uses mushrooms to mimic the eyes of spirits §§ a human is being chased by spirit(s) §§ a spirit lies to other spirits to save a human</text:p>
            <text:p/>
          </table:table-cell>
          <table:table-cell office:value-type="string" table:style-name="ce10">
            <text:p>§§ a human goes to the underworld §§ a spirit helps a human</text:p>
          </table:table-cell>
          <table:table-cell table:number-columns-repeated="2" table:style-name="ce10"/>
          <table:table-cell office:value-type="string" table:style-name="ce10">
            <text:p>Surlau ; <text:s/>Tagtan</text:p>
          </table:table-cell>
          <table:table-cell office:value-type="string" table:style-name="ce10">
            <text:p>/</text:p>
          </table:table-cell>
          <table:table-cell table:number-columns-repeated="2" table:style-name="ce10"/>
          <table:table-cell office:value-type="string" table:style-name="ce10">
            <text:p>the mat from the other world ; alex (même épreuves)</text:p>
          </table:table-cell>
          <table:table-cell office:value-type="string" table:style-name="ce10">
            <text:p>A and B are friends. B is not of the same nature as A. B invites A to his world and protects him. A goes back home safely.</text:p>
          </table:table-cell>
          <table:table-cell office:value-type="string" table:style-name="ce15">
            <text:p>Between two worlds: friendship between a human and the Dead</text:p>
          </table:table-cell>
          <table:table-cell office:value-type="string" table:style-name="ce15">
            <text:p>Home sweet home</text:p>
          </table:table-cell>
          <table:table-cell office:value-type="string" table:style-name="ce14">
            <text:p>level 5</text:p>
          </table:table-cell>
          <table:table-cell table:number-columns-repeated="2" table:style-name="ce14"/>
          <table:table-cell table:number-columns-repeated="16345"/>
        </table:table-row>
        <table:table-row table:style-name="ro1">
          <table:table-cell office:value-type="string" table:style-name="ce10">
            <text:p>Léa Manini</text:p>
          </table:table-cell>
          <table:table-cell table:style-name="ce10"/>
          <table:table-cell office:value-type="string" table:style-name="ce10">
            <text:p>Gardissat 2005 [1978]</text:p>
          </table:table-cell>
          <table:table-cell office:value-type="string" table:style-name="ce10">
            <text:p>32-33</text:p>
          </table:table-cell>
          <table:table-cell table:number-columns-repeated="2" table:style-name="ce17"/>
          <table:table-cell office:value-type="string" table:style-name="ce40">
            <text:p>Vanuatu, North</text:p>
          </table:table-cell>
          <table:table-cell office:value-type="string" table:style-name="ce10">
            <text:p>Gaua</text:p>
          </table:table-cell>
          <table:table-cell office:value-type="string" table:style-name="ce10">
            <text:p>Bislama</text:p>
          </table:table-cell>
          <table:table-cell office:value-type="string" table:style-name="ce10">
            <text:p>Eng</text:p>
          </table:table-cell>
          <table:table-cell office:value-type="string" table:style-name="ce10">
            <text:p>no</text:p>
          </table:table-cell>
          <table:table-cell office:value-type="string" table:style-name="ce10">
            <text:p>Edgel Weting Asbal</text:p>
          </table:table-cell>
          <table:table-cell office:value-type="string" table:style-name="ce10">
            <text:p>10.04.1976</text:p>
          </table:table-cell>
          <table:table-cell office:value-type="string" table:style-name="ce10">
            <text:p>Losolava on Gaua</text:p>
          </table:table-cell>
          <table:table-cell office:value-type="string" table:style-name="ce10">
            <text:p>-14.231011, 167.561734</text:p>
          </table:table-cell>
          <table:table-cell office:value-type="string" table:style-name="ce10">
            <text:p>Nicolas Mezzalira</text:p>
          </table:table-cell>
          <table:table-cell office:value-type="string" table:style-name="ce10">
            <text:p>Paul Gardissat</text:p>
          </table:table-cell>
          <table:table-cell office:value-type="string" table:style-name="ce10">
            <text:p>Wenagon and his two daughters</text:p>
          </table:table-cell>
          <table:table-cell office:value-type="string" table:style-name="ce13">
            <text:p>[Wenagon et ses deux filles]</text:p>
          </table:table-cell>
          <table:table-cell table:style-name="ce10"/>
          <table:table-cell office:value-type="string" table:style-name="ce10">
            <text:p>A man tricks his two daughters: they are so scared that they decide to leave their home.</text:p>
          </table:table-cell>
          <table:table-cell office:value-type="string" table:style-name="ce14">
            <text:p>Wenagon, known for his pranks, wants to play a trick on his two daughters.</text:p>
            <text:p>He pretends to be sick and asks them to go fishing.</text:p>
            <text:p>Taking a shortcut, he arrives before them at the river and hides under a rock. Thinking it’s an eel, the girls poke/stick it: this makes a hand appear that they mistake for a monster.</text:p>
            <text:p>They run away, Wenagon takes his shortcut back and brings home the basket of shrimp left by his daughters.</text:p>
            <text:p>When they find their basket, the girls understand the deception and tell their father that they want to leave home. Wenagon ends up living a lonely and sad life.</text:p>
          </table:table-cell>
          <table:table-cell office:value-type="string" table:style-name="ce14">
            <text:p>Wenagon, connu pour ses farces malheureuses, veut tendre un piège à ses deux filles. §§ Il prétend être malade et leur demande d’aller pêcher. §§ Grâce à un raccourci, il arrive avant elles à la rivière et se cache sous un rocher. Les filles pensent qu’il s’agit d’une anguille, elles le piquent. Il sort une main de sa cachette, <text:s/>qu’elles prennent pour un monstre. §§ Elles partent en courant, Wenagon reprend son raccourci et ramène le panier de crevettes laissé par ses filles. §§ Retrouvant leur panier, ses filles comprennent la supercherie et disent à leur père qu’elles veulent quitter le foyer. Wenagon finit sa vie seul.</text:p>
          </table:table-cell>
          <table:table-cell office:value-type="string" table:style-name="ce10">
            <text:p>tricks ; lie ; seafood ; sisters <text:s/>; single dad ; two daughters</text:p>
          </table:table-cell>
          <table:table-cell office:value-type="string" table:style-name="ce14">
            <text:p>a trickster character likes to make pranks on people §§ a man pranks his own daughters §§ a man hides under a rock as a prank §§ anger or disappointment results in a family breaking up §§ a child decides to leave their parents §§ A parent stays alone after making a mistake with their child</text:p>
            <text:p/>
          </table:table-cell>
          <table:table-cell office:value-type="string" table:style-name="ce10">
            <text:p>§§ A parent stays alone after making a mistake with their child</text:p>
          </table:table-cell>
          <table:table-cell table:number-columns-repeated="3" table:style-name="ce10"/>
          <table:table-cell office:value-type="string" table:style-name="ce10">
            <text:p>Wenagon</text:p>
          </table:table-cell>
          <table:table-cell table:number-columns-repeated="2" table:style-name="ce10"/>
          <table:table-cell office:value-type="string" table:style-name="ce10">
            <text:p>nitu ; et toutes les histoires d'enfant animal.</text:p>
          </table:table-cell>
          <table:table-cell office:value-type="string" table:style-name="ce10">
            <text:p>A tricks B. B finds out and leaves A alone.</text:p>
          </table:table-cell>
          <table:table-cell office:value-type="string" table:style-name="ce15">
            <text:p>Victory: over a human</text:p>
          </table:table-cell>
          <table:table-cell office:value-type="string" table:style-name="ce15">
            <text:p>the offended leaves or kills himself.</text:p>
          </table:table-cell>
          <table:table-cell office:value-type="string" table:style-name="ce14">
            <text:p>level 5</text:p>
          </table:table-cell>
          <table:table-cell table:number-columns-repeated="2" table:style-name="ce14"/>
          <table:table-cell table:number-columns-repeated="16345"/>
        </table:table-row>
        <table:table-row table:style-name="ro1">
          <table:table-cell office:value-type="string" table:style-name="ce10">
            <text:p>Léa Manini</text:p>
          </table:table-cell>
          <table:table-cell table:style-name="ce10"/>
          <table:table-cell office:value-type="string" table:style-name="ce10">
            <text:p>Gardissat 2005 [1978]</text:p>
          </table:table-cell>
          <table:table-cell office:value-type="string" table:style-name="ce10">
            <text:p>36-39</text:p>
          </table:table-cell>
          <table:table-cell table:number-columns-repeated="2" table:style-name="ce17"/>
          <table:table-cell office:value-type="string" table:style-name="ce10">
            <text:p>Vanuatu, North-Central</text:p>
          </table:table-cell>
          <table:table-cell office:value-type="string" table:style-name="ce10">
            <text:p>Santo</text:p>
          </table:table-cell>
          <table:table-cell office:value-type="string" table:style-name="ce10">
            <text:p>Bislama</text:p>
          </table:table-cell>
          <table:table-cell office:value-type="string" table:style-name="ce10">
            <text:p>Eng</text:p>
          </table:table-cell>
          <table:table-cell office:value-type="string" table:style-name="ce10">
            <text:p>no</text:p>
          </table:table-cell>
          <table:table-cell office:value-type="string" table:style-name="ce10">
            <text:p>Elda Sope Kalsrap (from Pango)</text:p>
          </table:table-cell>
          <table:table-cell office:value-type="float" office:value="1976" table:style-name="ce10">
            <text:p>1976</text:p>
          </table:table-cell>
          <table:table-cell office:value-type="string" table:style-name="ce10">
            <text:p>Tangoa Training Institute, Tangoa, South Santo</text:p>
          </table:table-cell>
          <table:table-cell office:value-type="string" table:style-name="ce10">
            <text:p>-15.591923, 166.987595</text:p>
            <text:p/>
            <text:p/>
          </table:table-cell>
          <table:table-cell office:value-type="string" table:style-name="ce10">
            <text:p>Nicolas Mezzalira</text:p>
          </table:table-cell>
          <table:table-cell office:value-type="string" table:style-name="ce10">
            <text:p>Paul Gardissat</text:p>
          </table:table-cell>
          <table:table-cell office:value-type="string" table:style-name="ce10">
            <text:p>The Namalao Cave</text:p>
          </table:table-cell>
          <table:table-cell office:value-type="string" table:style-name="ce13">
            <text:p><text:span text:style-name="T1">[La grotte aux<text:s/></text:span><text:span text:style-name="T1">Namalao</text:span><text:span text:style-name="T1">]</text:span></text:p>
          </table:table-cell>
          <table:table-cell table:style-name="ce10"/>
          <table:table-cell office:value-type="string" table:style-name="ce10">
            <text:p>A woman traps her husband in a cave, but he manages to escape thanks to birds, and finally takes revenge on his treasonous wife.</text:p>
          </table:table-cell>
          <table:table-cell office:value-type="string" table:style-name="ce14">
            <text:p>While happily married to her husband, a woman remembered a man she had met and decided to set a trap for her husband. §§ The village used to hunt namalao birds (wild fowls) in the depths of a cave. §§ She convinces her husband to go hunting and abandons him in the cave, from which one must be pulled out using a vine. §§ After three months, the man has lost his voice but manages to escape from the cave by tying the vine to a hundred namalao and flying above. §§ He stumbles upon his uncle's house, which he recognizes from his tattoo. §§ The uncle gathers all the men of the village and launches an expedition against the woman’s village. The woman, who is very sorry, is murdered by having her body chopped into pieces. §§ The victors hold a feast.</text:p>
          </table:table-cell>
          <table:table-cell office:value-type="string" table:style-name="ce14">
            <text:p><text:span text:style-name="T1">Bien qu'elle soit heureuse avec son mari, une femme ne peut oublier un autre homme qu'elle a rencontré. Elle décide alors de tendre un piège à son mari. §§ Le village avait l'habitude de chasser les poules d'eau<text:s/></text:span><text:span text:style-name="T1">namalao</text:span><text:span text:style-name="T1"><text:s/>au fond d'une grotte. §§ Elle convainc son mari d'aller chasser, mais l'abandonne dans la grotte, d'où l'on ne peut sortir que si l'on en est tiré à l'aide de lierre. §§ Après trois mois, l'homme a perdu la voix, mais parvient à sortir de la grotte en attachant une centaine de<text:s/></text:span><text:span text:style-name="T1">namalao</text:span><text:span text:style-name="T1"><text:s/>ensemble à l'aide du lierre et s'envole. §§ Il tombe sur la maison de son oncle, qu'il reconnaît grâce à son tatouage. §§ L'oncle rassemble tous les hommes de son village ; ils vont massacrer le village de la femme. Cette dernière, très désolée, se voit retirer ses membres un par un, jusqu'à la mort. §§ Un festin est tenu par les vainqueurs.</text:span></text:p>
          </table:table-cell>
          <table:table-cell office:value-type="string" table:style-name="ce10">
            <text:p>treason ; husband and wife ; bird ; cave ; vine ; revenge ; murder ;</text:p>
          </table:table-cell>
          <table:table-cell office:value-type="string" table:style-name="ce14">
            <text:p>a woman betrays her husband §§ a woman wants to trap her husband in order to abandon him §§ someone is trapped in a cave §§ someone loses their voice and cannot talk or call §§ someone escapes from a cave on a rope pulled by birds §§ someone is recognized thanks to a mark on his body §§ someone is recognized thanks to a tattoo§§ a man takes revenge on his wife by murdering her entire village §§ a woman is murdered by chopping up her bodyparts §§ a human is chopped up by one of his relatives §§ Someone betrays their husband or wife and is punished</text:p>
            <text:p/>
          </table:table-cell>
          <table:table-cell office:value-type="string" table:style-name="ce10">
            <text:p>§§ someone leaves to chase bird</text:p>
          </table:table-cell>
          <table:table-cell office:value-type="string" table:style-name="ce10">
            <text:p><text:span text:style-name="T1">Megapodius Layardi<text:s/></text:span><text:span text:style-name="T1">malao</text:span><text:span text:style-name="T1"><text:s/>;</text:span></text:p>
          </table:table-cell>
          <table:table-cell table:number-columns-repeated="2" table:style-name="ce10"/>
          <table:table-cell office:value-type="string" table:style-name="ce10">
            <text:p>/</text:p>
          </table:table-cell>
          <table:table-cell table:number-columns-repeated="3" table:style-name="ce10"/>
          <table:table-cell office:value-type="string" table:style-name="ce10">
            <text:p>A betrays and traps B. B gets out and kill A.</text:p>
          </table:table-cell>
          <table:table-cell office:value-type="string" table:style-name="ce15">
            <text:p>Victory: over a human</text:p>
          </table:table-cell>
          <table:table-cell office:value-type="string" table:style-name="ce15">
            <text:p>The eater is eaten.</text:p>
          </table:table-cell>
          <table:table-cell office:value-type="string" table:style-name="ce14">
            <text:p>level 5</text:p>
          </table:table-cell>
          <table:table-cell table:number-columns-repeated="2" table:style-name="ce14"/>
          <table:table-cell table:number-columns-repeated="16345"/>
        </table:table-row>
        <table:table-row table:style-name="ro1">
          <table:table-cell office:value-type="string" table:style-name="ce10">
            <text:p>Léa Manini</text:p>
          </table:table-cell>
          <table:table-cell table:style-name="ce10"/>
          <table:table-cell office:value-type="string" table:style-name="ce10">
            <text:p>Gardissat 2005 [1978]</text:p>
          </table:table-cell>
          <table:table-cell office:value-type="string" table:style-name="ce10">
            <text:p>40-43</text:p>
          </table:table-cell>
          <table:table-cell table:number-columns-repeated="2" table:style-name="ce17"/>
          <table:table-cell office:value-type="string" table:style-name="ce10">
            <text:p>Vanuatu, North-Central</text:p>
          </table:table-cell>
          <table:table-cell office:value-type="string" table:style-name="ce10">
            <text:p>Santo</text:p>
          </table:table-cell>
          <table:table-cell office:value-type="string" table:style-name="ce10">
            <text:p>Bislama</text:p>
          </table:table-cell>
          <table:table-cell office:value-type="string" table:style-name="ce10">
            <text:p>Eng</text:p>
          </table:table-cell>
          <table:table-cell office:value-type="string" table:style-name="ce10">
            <text:p>no</text:p>
          </table:table-cell>
          <table:table-cell office:value-type="string" table:style-name="ce10">
            <text:p>??</text:p>
          </table:table-cell>
          <table:table-cell office:value-type="string" table:style-name="ce10">
            <text:p>??</text:p>
          </table:table-cell>
          <table:table-cell office:value-type="string" table:style-name="ce10">
            <text:p>Santo</text:p>
          </table:table-cell>
          <table:table-cell office:value-type="string" table:style-name="ce10">
            <text:p>-15.5271759, 166.8720961</text:p>
          </table:table-cell>
          <table:table-cell office:value-type="string" table:style-name="ce10">
            <text:p>Nicolas Mezzalira</text:p>
          </table:table-cell>
          <table:table-cell office:value-type="string" table:style-name="ce10">
            <text:p>Paul Gardissat in the broadcast "Alors ... Raconte !" (Radio Port-Vila)</text:p>
          </table:table-cell>
          <table:table-cell office:value-type="string" table:style-name="ce10">
            <text:p>The tamed lisepsep of Santo</text:p>
          </table:table-cell>
          <table:table-cell office:value-type="string" table:style-name="ce13">
            <text:p><text:span text:style-name="T1">[Le<text:s/></text:span><text:span text:style-name="T1">lisepsep<text:s/></text:span><text:span text:style-name="T1">apprivoisé de Santo]</text:span></text:p>
          </table:table-cell>
          <table:table-cell table:style-name="ce10"/>
          <table:table-cell office:value-type="string" table:style-name="ce10">
            <text:p>A Lisesep spirit is adopted by a village and helps the villagers with miracles, but certain sounds make it run back to the natural world.</text:p>
          </table:table-cell>
          <table:table-cell office:value-type="string" table:style-name="ce14">
            <text:p>A man left his native village but left behind his herd of pigs, which he fed every day. §§ One day, however, the pigs didn’t come to fetch their food, so the man left the bucket of food behind. When he returned, the bucket was empty, yet the pigs still looked hungry. §§ Seeing the footsteps of a lisepsep, he hid and finally captured the dwarf at the top of a tree, cutting off its hair to remove its superhuman strength. §§ The lisepsep convinced the villagers to keep him in the village on two conditions: they could not play the flute or the drum. §§ The lisepsep performed miracles throughout the village. §§ Unfortunately, after a violent earthquake, a stranger who had come to visit and did not know the rules played the drum. §§ As a result, the lisepsep disappeared forever to the bottom of the ocean.</text:p>
          </table:table-cell>
          <table:table-cell office:value-type="string" table:style-name="ce14">
            <text:p><text:span text:style-name="T1">Un homme quitte son village natal, mais y laisse son troupeau de cochons, qu’il nourrit tous les jours. §§ Cependant, un jour que les cochons ne viennent pas chercher leur nourriture, l’homme décide de leur laisser le seau de nourriture. À son retour, le seau est vide, pourtant les cochons semblent affamés. §§ Voyant les traces d’un esprit<text:s/></text:span><text:span text:style-name="T1">lisepsep</text:span><text:span text:style-name="T1">, il se cache et capture le lutin au sommet d’un arbre, en lui coupant les cheveux pour lui retirer sa force surhumaine. §§ Le lisepsep convainc les hommes qu’il serait utile de le garder au village à deux conditions : ne pas jouer de flûte ou de tamtam. §§ Le lisepsep accomplit des miracles dans tout le village. §§ Malheureusement, après un tremblement de terre effrayant, un étranger, venu rendre visite et qui ne connaissait pas les règles, joue du tamtam. §§ Alors le lisepsep disparaît à jamais au fond de l’océan.</text:span></text:p>
          </table:table-cell>
          <table:table-cell office:value-type="string" table:style-name="ce10">
            <text:p>pig ; lisepsep ; spirit ; miracles ; tamtam ; flute ; earthquake ; <text:s/>adoption</text:p>
          </table:table-cell>
          <table:table-cell office:value-type="string" table:style-name="ce14">
            <text:p>§§ someone steals a pig's food §§ someone steals a pig's food §§ a spirit is discovered through the traces it leaves §§ a spirit comes to live among humans §§ a spirit has strength in its hair §§ cutting someone's hair removes their supernatural power §§ a spirit helps humans by making miracles §§ a spirit is scared of certain sounds §§ a spirit imposes rules on music §§ a person plays the drum after an earthquake §§ a person makes a spirit go away with the sound of a drum §§ a spirit imposes rules to villagers §§ the villagers do not respect the rules imposed by a spirit §§ a spirit forbid a human to play the drum</text:p>
          </table:table-cell>
          <table:table-cell table:number-columns-repeated="2" table:style-name="ce10"/>
          <table:table-cell office:value-type="string" table:style-name="ce10">
            <text:p>Lisepsep</text:p>
          </table:table-cell>
          <table:table-cell table:style-name="ce10"/>
          <table:table-cell office:value-type="string" table:style-name="ce10">
            <text:p>/</text:p>
          </table:table-cell>
          <table:table-cell table:number-columns-repeated="3" table:style-name="ce10"/>
          <table:table-cell office:value-type="string" table:style-name="ce10">
            <text:p>A steals from B. A finds out but decides to adopt B. B stays as long as the conditions are fulfilled. C arrives and breaks the rule. B returns to his world.</text:p>
          </table:table-cell>
          <table:table-cell office:value-type="string" table:style-name="ce15">
            <text:p>Impossible meeting of two worlds: adoption of a devil</text:p>
          </table:table-cell>
          <table:table-cell office:value-type="string" table:style-name="ce15">
            <text:p>Adoption of someone from another world</text:p>
          </table:table-cell>
          <table:table-cell office:value-type="string" table:style-name="ce14">
            <text:p>level 5</text:p>
          </table:table-cell>
          <table:table-cell table:number-columns-repeated="2" table:style-name="ce14"/>
          <table:table-cell table:number-columns-repeated="16345"/>
        </table:table-row>
        <table:table-row table:style-name="ro1">
          <table:table-cell table:number-columns-repeated="4" table:style-name="ce33"/>
          <table:table-cell table:number-columns-repeated="2" table:style-name="ce34"/>
          <table:table-cell table:number-columns-repeated="12" table:style-name="ce33"/>
          <table:table-cell table:style-name="ce37"/>
          <table:table-cell table:number-columns-repeated="2" table:style-name="ce33"/>
          <table:table-cell table:number-columns-repeated="2" table:style-name="ce38"/>
          <table:table-cell table:style-name="ce33"/>
          <table:table-cell table:style-name="ce38"/>
          <table:table-cell table:number-columns-repeated="9" table:style-name="ce33"/>
          <table:table-cell table:number-columns-repeated="2" table:style-name="ce39"/>
          <table:table-cell table:number-columns-repeated="3" table:style-name="ce38"/>
          <table:table-cell table:number-columns-repeated="16345"/>
        </table:table-row>
        <table:table-row table:style-name="ro1">
          <table:table-cell office:value-type="string" table:style-name="ce10">
            <text:p>Clothilde Volk</text:p>
          </table:table-cell>
          <table:table-cell table:style-name="ce10"/>
          <table:table-cell office:value-type="string" table:style-name="ce10">
            <text:p>Tattevin 1929</text:p>
          </table:table-cell>
          <table:table-cell office:value-type="string" table:style-name="ce10">
            <text:p>984-987</text:p>
          </table:table-cell>
          <table:table-cell table:number-columns-repeated="2" table:style-name="ce17"/>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29" table:style-name="ce10">
            <text:p>1929</text:p>
          </table:table-cell>
          <table:table-cell table:style-name="ce10"/>
          <table:table-cell office:value-type="string" table:style-name="ce29">
            <text:p>≈ 16.0° S, 168.4° E</text:p>
          </table:table-cell>
          <table:table-cell office:value-type="string" table:style-name="ce10">
            <text:p>Père Tattevin</text:p>
          </table:table-cell>
          <table:table-cell office:value-type="string" table:style-name="ce10">
            <text:p>Père Tattevin</text:p>
          </table:table-cell>
          <table:table-cell office:value-type="string" table:style-name="ce10">
            <text:p>[The legend of Barkulkul]</text:p>
          </table:table-cell>
          <table:table-cell office:value-type="string" table:style-name="ce13">
            <text:p>Légende de Barkulkul</text:p>
          </table:table-cell>
          <table:table-cell office:value-type="string" table:style-name="ce10">
            <text:p>Dūn na Barkulkul</text:p>
          </table:table-cell>
          <table:table-cell office:value-type="string" table:style-name="ce10">
            <text:p>The first man on Earth, born from a coconut tree, marries one of his brothers, who becomes a woman in order to perpetuate the human species.</text:p>
          </table:table-cell>
          <table:table-cell office:value-type="string" table:style-name="ce14">
            <text:p>The Earth was not initially inhabited by humans. The first ones were born from a coconut spathe, Barkulkul leading the way. §§ As part of his plan to perpetuate the human species, Barkulkul threw a chestnut at his sixth brother. The chestnut hung at his genitals and fell down with it. The brother was now a woman named Sermop (the split chestnut). §§ She recognised Barkulkul as her lover and the other ones as her other relatives. Barkulkul and Sermop married together, allowing humans to multiply.</text:p>
          </table:table-cell>
          <table:table-cell office:value-type="string" table:style-name="ce14">
            <text:p>Au commencement, il n'y avait pas d'humains sur la terre. Les sept premiers naissent d'un spathe de cocotier, Barkulkul en tête. §§ Barkulkul a un plan pour pérenniser l'espèce humaine : il envoie ses frères chercher des châtaignes, en lance une sur le cadet. Elle s'accroche à ses parties génitales et s'en détache. Il se transforme alors en femme nommée Sermop (la châtaigne fendue). §§ Elle reconnait Barkulkul comme sa moitié et le reste des frères comme sa famille. Barkulkul et Sermop se marient, permettant aux humains de se multiplier.</text:p>
          </table:table-cell>
          <table:table-cell office:value-type="string" table:style-name="ce10">
            <text:p>story of the origins ; gender transformation ; first humans ; <text:s text:c="2"/>seven ;</text:p>
          </table:table-cell>
          <table:table-cell office:value-type="string" table:style-name="ce14">
            <text:p>origin of mankind §§ a tree gives birth to mankind §§ a tree gives birth to a human §§ a fruit thrown at someone transforms that person §§ a man becomes a woman §§ marriage between two siblings §§ a man marries his own brother §§ a man marries his own síster §§ someone's name has an explicit meaning <text:s/>§§ someone marries a family member</text:p>
          </table:table-cell>
          <table:table-cell table:style-name="ce10"/>
          <table:table-cell office:value-type="string" table:style-name="ce10">
            <text:p>chestnut ; coconut</text:p>
          </table:table-cell>
          <table:table-cell table:number-columns-repeated="2" table:style-name="ce10"/>
          <table:table-cell office:value-type="string" table:style-name="ce10">
            <text:p>Barkulkul; Sermop</text:p>
          </table:table-cell>
          <table:table-cell table:number-columns-repeated="3" table:style-name="ce10"/>
          <table:table-cell office:value-type="string" table:style-name="ce10">
            <text:p>A has no B. A creates B. A marries B.</text:p>
          </table:table-cell>
          <table:table-cell office:value-type="string" table:style-name="ce15">
            <text:p>Mankind origin myth</text:p>
          </table:table-cell>
          <table:table-cell office:value-type="string" table:style-name="ce15">
            <text:p>Woman's creation</text:p>
          </table:table-cell>
          <table:table-cell office:value-type="string" table:style-name="ce14">
            <text:p>?</text:p>
          </table:table-cell>
          <table:table-cell table:number-columns-repeated="2" table:style-name="ce14"/>
          <table:table-cell table:number-columns-repeated="16345"/>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string" table:style-name="ce10">
            <text:p>863-864</text:p>
          </table:table-cell>
          <table:table-cell table:number-columns-repeated="2" table:style-name="ce17"/>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10"/>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Burto rock]</text:p>
          </table:table-cell>
          <table:table-cell office:value-type="string" table:style-name="ce13">
            <text:p>Légende de la Pierre Burto</text:p>
          </table:table-cell>
          <table:table-cell office:value-type="string" table:style-name="ce10">
            <text:p>Dün na Burto</text:p>
          </table:table-cell>
          <table:table-cell office:value-type="string" table:style-name="ce10">
            <text:p>Two twin brothers fall in love with two women but must resort to magic to open the cave where the women live.</text:p>
          </table:table-cell>
          <table:table-cell office:value-type="string" table:style-name="ce14">
            <text:p>Two women from Lon Bwili lived inside Burto Rock. Meanwhile, two twin brothers were abandoned by their mother near a river, but they survived and reached a cave. Once they had grown up, they went to the village festival in Ro, where they met the two women. They fell in love with them, and the feeling was mutual. Later, they went to Burto Rock and tried to open it using green reeds while singing. They opened it six times without seeing any of the women. They finally succeeded, married them, and brought them back to Lon Bwili.</text:p>
          </table:table-cell>
          <table:table-cell office:value-type="string" table:style-name="ce14">
            <text:p>À l'intérieur de la pierre Burto vivaient deux femmes originaires de Lon Bwili. §§ Des jumeaux abandonnés par leur mère survivent et partent vivre dans une grotte. §§ Ayant grandi, ils se rendent à la fête du village de Ro où ils rencontrent les deux femmes. Ils s'en éprennent et inversement. §§ Plus tard, ils se rendent à la pierre et tentent de l'ouvrir à l'aide de roseaux verts et de chants. Ils y parviennent six fois sans voir les deux femmes. Ayant enfin réussi, ils les épousent et les emmènent dans la grotte de Lon Bwili.</text:p>
          </table:table-cell>
          <table:table-cell office:value-type="string" table:style-name="ce10">
            <text:p>abandonment ; <text:s/>marriage ; cave ; twin brothers</text:p>
          </table:table-cell>
          <table:table-cell office:value-type="string" table:style-name="ce14">
            <text:p>§§ an orphan child lives in a cave §§ two brothers fall in love with two women §§ someone is trapped in a cave §§ someone's magical singing has power §§ someone's magical singing has the power to open a cave §§ a man sets his lover free from a cave §§ reeds are used to split the soil §§Six attempts are needed to succeed</text:p>
          </table:table-cell>
          <table:table-cell table:style-name="ce10"/>
          <table:table-cell office:value-type="string" table:style-name="ce10">
            <text:p>reeds</text:p>
          </table:table-cell>
          <table:table-cell table:style-name="ce10"/>
          <table:table-cell office:value-type="string" table:style-name="ce10">
            <text:p>Lon Bwili ; Ro</text:p>
          </table:table-cell>
          <table:table-cell office:value-type="string" table:style-name="ce10">
            <text:p>Ramro (name of the two women)</text:p>
          </table:table-cell>
          <table:table-cell table:number-columns-repeated="3" table:style-name="ce10"/>
          <table:table-cell office:value-type="string" table:style-name="ce10">
            <text:p>A and B are outsiders. They meet C and D. <text:s/>A and B get married with Cand D. They become insiders.</text:p>
          </table:table-cell>
          <table:table-cell office:value-type="string" table:style-name="ce15">
            <text:p>Victory: Resolution of the Lack</text:p>
          </table:table-cell>
          <table:table-cell office:value-type="string" table:style-name="ce15">
            <text:p>Marriage as a means of resolution</text:p>
          </table:table-cell>
          <table:table-cell office:value-type="string" table:style-name="ce14">
            <text:p>?</text:p>
          </table:table-cell>
          <table:table-cell table:number-columns-repeated="2" table:style-name="ce14"/>
          <table:table-cell table:number-columns-repeated="16345"/>
        </table:table-row>
        <table:table-row table:style-name="ro1">
          <table:table-cell office:value-type="string" table:style-name="ce10">
            <text:p>Léa Manini</text:p>
          </table:table-cell>
          <table:table-cell table:style-name="ce10"/>
          <table:table-cell office:value-type="string" table:style-name="ce10">
            <text:p>Tattevin 1929</text:p>
          </table:table-cell>
          <table:table-cell office:value-type="string" table:style-name="ce10">
            <text:p>490-494</text:p>
          </table:table-cell>
          <table:table-cell table:number-columns-repeated="2" table:style-name="ce17"/>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10"/>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Wahmil]</text:p>
          </table:table-cell>
          <table:table-cell office:value-type="string" table:style-name="ce13">
            <text:p>Légende de Wahmil</text:p>
          </table:table-cell>
          <table:table-cell office:value-type="string" table:style-name="ce10">
            <text:p>Dün na Wahmil</text:p>
          </table:table-cell>
          <table:table-cell office:value-type="string" table:style-name="ce10">
            <text:p>Two sisters, tricked by a spirit, fail to invite a man to their house. He goes instead to their neighbor, an old woman, whom he transforms into a beautiful young woman</text:p>
          </table:table-cell>
          <table:table-cell office:value-type="string" table:style-name="ce14">
            <text:p>Two sisters offer Wahmil, perched in a tree, to come down. He accepts on the condition that they roast a pig. §§ However, a spirit named Wahroro impersonates him when he arrives at the sisters' house in the dark: he eats the pig and sleeps in the house. §§ The sisters, believing they have already received the young man, refuse to let Wahmil enter, so he goes next door, to the house of an incontinent old woman. §§ He picks ten coconuts and cooks them: the juice, when poured over the old woman's body, transforms each of her body parts into those of a young woman. §§ The two sisters realize their mistake and come looking for Wahmil, but he rejects them, saying that he has found himself a wife.</text:p>
          </table:table-cell>
          <table:table-cell office:value-type="string" table:style-name="ce14">
            <text:p>Deux sœurs proposent à Wahmil de descendre de l’arbre dans lequel il est perché. Il accepte, à condition qu’elles fassent cuire un cochon. §§ Cependant, un esprit du nom de Wahroro se fait passer pour lui en arrivant à la maison des sœurs dans l’obscurité : il mange le cochon et dort dans la maison. §§ Les sœurs, croyant avoir déjà reçu le jeune homme, refusent de laisser entrer Wahmil, qui se rend donc dans la maison voisine, celle d’une vieille femme incontinente. §§ Il cueille dix noix de coco et les fait cuire : leur jus, une fois versé sur le corps de la vieille femme, transforme chacun de ses membres en ceux d’une jeune femme. §§ Les deux sœurs, comprenant leur erreur, viennent chercher Wahmil, qui les repousse, déclarant qu’il s’est fait une femme.</text:p>
          </table:table-cell>
          <table:table-cell office:value-type="string" table:style-name="ce10">
            <text:p>tree ; pig ; spirit ; coconut ; rejuvenation ; mistake ; two sisters <text:s/>; alter ego ;<text:s text:c="2"/></text:p>
          </table:table-cell>
          <table:table-cell office:value-type="string" table:style-name="ce14">
            <text:p>a spirit takes the place of a human §§ a spirit is mistaken for a human due to darkness §§ a woman misses out on her promise to invite a man §§ a man leaves a young woman for an old woman §§ an old woman is magically rejuvenated into a young one §§ coconut juice has magic powers</text:p>
          </table:table-cell>
          <table:table-cell table:number-columns-repeated="4" table:style-name="ce10"/>
          <table:table-cell office:value-type="string" table:style-name="ce10">
            <text:p>Wahmil / Wahroro (the spirit)</text:p>
          </table:table-cell>
          <table:table-cell table:number-columns-repeated="3" table:style-name="ce10"/>
          <table:table-cell office:value-type="string" table:style-name="ce10">
            <text:p>A is an outsider. B and C wants him. D pretends to be A. B and C rejects A. A goes with E. B and C are left alone.</text:p>
          </table:table-cell>
          <table:table-cell office:value-type="string" table:style-name="ce15">
            <text:p>Victory: Resolution of the Lack</text:p>
          </table:table-cell>
          <table:table-cell office:value-type="string" table:style-name="ce15">
            <text:p>The human-like husband rejects the two sisters.</text:p>
          </table:table-cell>
          <table:table-cell table:number-columns-repeated="3" table:style-name="ce31"/>
          <table:table-cell table:number-columns-repeated="16345"/>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string" table:style-name="ce10">
            <text:p>864-866</text:p>
          </table:table-cell>
          <table:table-cell table:number-columns-repeated="2" table:style-name="ce17"/>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10"/>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Simarugrug]</text:p>
          </table:table-cell>
          <table:table-cell office:value-type="string" table:style-name="ce13">
            <text:p>Légende de Simarugrug</text:p>
          </table:table-cell>
          <table:table-cell office:value-type="string" table:style-name="ce10">
            <text:p>Dün na Simarugrug</text:p>
          </table:table-cell>
          <table:table-cell office:value-type="string" table:style-name="ce10">
            <text:p>A man is falsely accused by his mother of eating all the bananas his sister brings and commits suicide by throwing himself into a fire</text:p>
          </table:table-cell>
          <table:table-cell office:value-type="string" table:style-name="ce14">
            <text:p>Simarugrug, originally from Binmutri, stays with his mother while his sister is once married in the village of Pantor. §§ One day, while the mother is away, the sister brings Simarugrug some bananas; he eats one. §§ When she returns, the mother sees the banana leaf he has left on the hearth and accuses him of having eaten all the bananas. He defends himself, but she refuses to believe him. Simarugrug then decides to light a fire behind the house and goes up to sing on his roof. §§ After calling his mother, he throws himself into the fire. The wind carries his ashes to his sister's village, who, understanding the tragedy, returns to her mother. She cuts a bamboo and, while singing, places her brother's body parts on it.</text:p>
          </table:table-cell>
          <table:table-cell office:value-type="string" table:style-name="ce14">
            <text:p>Simarugrug, originaire de Binmutri est resté vivre avec sa mère alors que sa soeur fut jadis mariée au village de Pantor. §§ Un jour, alors que la mère s'absente, la soeur apporte à Simarugrug des bananes; il en mange une. §§ Lorsqu'elle rentre, la mère voit la feuille de bananier qu'il a laissée sur le foyer et l'accuse d'avoir mangé toutes les bananes. Il se défend, mais elle refuse de le croire. Simarugrug décide alors d'allumer un feu derrière la maison et monte chanter sur son toit. §§ Après avoir appelé sa mère, il se jette dans le feu. Le vent porte ses cendres jusqu'au village de sa soeur qui, comprenant la tragédie, retourne chez sa mère. Elle coupe un bambou et, tout en chantant, y place les parties du corps de son frère.</text:p>
          </table:table-cell>
          <table:table-cell office:value-type="string" table:style-name="ce10">
            <text:p>banana ; disbelief ; suicide</text:p>
          </table:table-cell>
          <table:table-cell office:value-type="string" table:style-name="ce14">
            <text:p>§§ someone is accused of eating all the food §§ being blamed by a relative leads to sadness and depression §§ sadness leading to suicide §§ suicide by jumping into a fire §§ sadness expressed by singing §§ a fire's smoke or ashes become a sign of an event §§ someone collects all the pieces of a person or animal after they were dismembered</text:p>
          </table:table-cell>
          <table:table-cell table:style-name="ce10"/>
          <table:table-cell office:value-type="string" table:style-name="ce10">
            <text:p>banana</text:p>
          </table:table-cell>
          <table:table-cell table:style-name="ce10"/>
          <table:table-cell office:value-type="string" table:style-name="ce10">
            <text:p>Binmutri ; Pantor ;</text:p>
          </table:table-cell>
          <table:table-cell office:value-type="string" table:style-name="ce10">
            <text:p>Simarugrug</text:p>
          </table:table-cell>
          <table:table-cell table:style-name="ce10"/>
          <table:table-cell office:value-type="string" table:style-name="ce43">
            <text:p><text:a xlink:href="http://alex.francois.free.fr/AFtxt_mtp-romanmangan_fr.htm">Alexandre Francois - Contes et légendes du Vanuatu</text:a></text:p>
          </table:table-cell>
          <table:table-cell office:value-type="string" table:style-name="ce44">
            <text:p>Nitu</text:p>
          </table:table-cell>
          <table:table-cell office:value-type="string" table:style-name="ce10">
            <text:p>A is accused by B. A is offended and suicide himself. B is left alone.</text:p>
          </table:table-cell>
          <table:table-cell office:value-type="string" table:style-name="ce15">
            <text:p>Between two worlds: Suicide Following an Injustice</text:p>
          </table:table-cell>
          <table:table-cell office:value-type="string" table:style-name="ce15">
            <text:p>The offended leaves or kill himself</text:p>
          </table:table-cell>
          <table:table-cell office:value-type="string" table:style-name="ce31">
            <text:p>?</text:p>
          </table:table-cell>
          <table:table-cell table:number-columns-repeated="2" table:style-name="ce31"/>
          <table:table-cell table:number-columns-repeated="16345"/>
        </table:table-row>
        <table:table-row table:style-name="ro1">
          <table:table-cell office:value-type="string" table:style-name="ce10">
            <text:p>Clothilde Volk</text:p>
          </table:table-cell>
          <table:table-cell table:style-name="ce10"/>
          <table:table-cell office:value-type="string" table:style-name="ce10">
            <text:p>Tattevin 1929</text:p>
          </table:table-cell>
          <table:table-cell office:value-type="string" table:style-name="ce10">
            <text:p>987-991</text:p>
          </table:table-cell>
          <table:table-cell table:number-columns-repeated="2" table:style-name="ce17"/>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29" table:style-name="ce10">
            <text:p>1929</text:p>
          </table:table-cell>
          <table:table-cell table:style-name="ce10"/>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Marrélül]</text:p>
          </table:table-cell>
          <table:table-cell office:value-type="string" table:style-name="ce13">
            <text:p>Légende de Marrélül</text:p>
          </table:table-cell>
          <table:table-cell office:value-type="string" table:style-name="ce10">
            <text:p>Dün na Marrelül</text:p>
          </table:table-cell>
          <table:table-cell office:value-type="string" table:style-name="ce10">
            <text:p>A man realizes that his wife has slept with his brother and kills him. The brother resurrects but causes mankind to be mortal and to work for its survival</text:p>
          </table:table-cell>
          <table:table-cell office:value-type="string" table:style-name="ce14">
            <text:p>Barkulkul decides to leave for a while but forbids his wife Whamat to leave the house. He seals the door with a drawing made from a vine. §§ One day, his brother Marrélül goes hunting. He drops an arrow on the house, goes inside to retrieve it, and rapes Whamat. §§ Barkulkul returns and notices that someone has entered, but his wife tells him nothing. He asks the men of the village to draw, sees that his brother's drawing looks like his own, and kills him. He buries him with bananas that he then makes his wife eat. Marrélül is resurrected, but Barkulkul exiles him and condemns the men to become mortal. §§ He leaves for the sea, followed by a few, and separates the waters in two. The others, who used to feed on Barkulkul's power, die. With Barkulkul gone, humans must now work to produce their own food.</text:p>
          </table:table-cell>
          <table:table-cell office:value-type="string" table:style-name="ce14">
            <text:p>Un jour, Barkulkul décide de partir pour un temps mais interdit à sa femme Whamat de sortir de la maison. Il scelle la porte avec un dessin fait à la liane. §§ Son frère Marrélül part chasser. Il fait tomber une flèche sur la maison, entre pour la récupérer et viole Whamat. §§ Quand Barkulkul rentre, il remarque que quelqu’un est entré, mais sa femme ne lui dit rien. Après avoir fait dessiner les hommes du village et voyant que le dessin de son frère ressemble au sien, il le tue. Il l’enterre avec des bananes qu’il fait ensuite manger à sa femme. Marrélül ressuscite, mais Barkulkul l’exile et condamne les hommes à devenir mortels. §§ Il part vers la mer, suivi de quelques-uns, et sépare les eaux en deux. Les autres, qui se nourrissaient grâce aux pouvoirs de Barkulkul, meurent. Barkulkul parti, les humains doivent désormais travailler pour produire leur nourriture.</text:p>
          </table:table-cell>
          <table:table-cell office:value-type="string" table:style-name="ce10">
            <text:p>rape ; murder ; exile ; mortality ; resurrection ;<text:s text:c="2"/></text:p>
          </table:table-cell>
          <table:table-cell office:value-type="string" table:style-name="ce14">
            <text:p>§§ a man rapes a woman §§ a man kills his brother §§ humans become mortal §§ a man opens the sea §§ a man is exiled from the village §§ using vine to seal the door §§ a lover is burried with bananas §§ someone dies but lives anyway §§ mankind is punished because of someone's mistake</text:p>
          </table:table-cell>
          <table:table-cell table:number-columns-repeated="4" table:style-name="ce10"/>
          <table:table-cell office:value-type="string" table:style-name="ce10">
            <text:p>Barkulkul / Whamat / Marrélül</text:p>
          </table:table-cell>
          <table:table-cell table:number-columns-repeated="3" table:style-name="ce10"/>
          <table:table-cell office:value-type="string" table:style-name="ce10">
            <text:p>A leaves B alone. C have sex with B. A kills C. <text:s/>C comes back to life. Mankind is punished.</text:p>
          </table:table-cell>
          <table:table-cell office:value-type="string" table:style-name="ce45">
            <text:p><text:s/>?</text:p>
          </table:table-cell>
          <table:table-cell office:value-type="string" table:style-name="ce28">
            <text:p>The brothers' wife</text:p>
          </table:table-cell>
          <table:table-cell table:number-columns-repeated="3" table:style-name="ce46"/>
          <table:table-cell table:number-columns-repeated="16345"/>
        </table:table-row>
        <table:table-row table:style-name="ro1">
          <table:table-cell office:value-type="string" table:style-name="ce10">
            <text:p>Clothilde Volk</text:p>
          </table:table-cell>
          <table:table-cell table:style-name="ce10"/>
          <table:table-cell office:value-type="string" table:style-name="ce10">
            <text:p>Tattevin 1929</text:p>
          </table:table-cell>
          <table:table-cell office:value-type="string" table:style-name="ce10">
            <text:p>991-993</text:p>
          </table:table-cell>
          <table:table-cell table:number-columns-repeated="2" table:style-name="ce17"/>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29" table:style-name="ce10">
            <text:p>1929</text:p>
          </table:table-cell>
          <table:table-cell table:style-name="ce10"/>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Snake]</text:p>
          </table:table-cell>
          <table:table-cell office:value-type="string" table:style-name="ce13">
            <text:p>Légende du Serpent</text:p>
          </table:table-cell>
          <table:table-cell office:value-type="string" table:style-name="ce10">
            <text:p>Dün na Taltil</text:p>
          </table:table-cell>
          <table:table-cell office:value-type="string" table:style-name="ce10">
            <text:p>A man with a serpent body whose son was thrown into the sea was burned to death.</text:p>
          </table:table-cell>
          <table:table-cell office:value-type="string" table:style-name="ce14">
            <text:p>A man with the body of a snake gives birth to a son. When the son is covered in sores, the snake asks the men they live with to take him to the sea to bathe him. But the men, disgusted, refuse to carry him. The last one to leave resigns himself to it but puts the child on a bark and throws him into the sea so he won’t have to wash him. When the men return, the snake asks where his son is, and the last one replies that he has been thrown into the sea. To punish them, the snake locks them in the communal house on all fours, but they escape by digging through the ground and setting fire to the house and the snake. The snake, now dead, joins Marrélül. Enraged at having been killed, he begins throwing those who die into the fire.</text:p>
          </table:table-cell>
          <table:table-cell office:value-type="string" table:style-name="ce14">
            <text:p>Un homme au corps de serpent enfante un fils. Comme ce dernier est couvert de plaies, le serpent demande aux hommes avec qui ils vivent de l'ammener avec eux à la mer afin de le baigner. Mais les hommes, pris de dégoût, ne veulent pas le porter. Le dernier à partir s'y résoud, mais jette l'enfant à la mer sur une écorce pour ne pas avoir à le laver. Alors que les hommes rentrent, le serpent demande où est son fils et le dernier lui répond qu'il a été jetté à la mer.§§ Pour les punir, le serpent les enferme dans la maison commune en se mettant à quatre pattes dessus, mais ils s'enfuient en creusant la terre et mettent le feu à la maison et au serpent.§§ Le serpent, mort, rejoint Marrélül. De rage d'avoir été tué, il jette désormais au feu ceux qui meurent.</text:p>
          </table:table-cell>
          <table:table-cell office:value-type="string" table:style-name="ce10">
            <text:p>half-human half-animal man ; snake ; murder ; revenge <text:s/>; disgust ; injured child</text:p>
          </table:table-cell>
          <table:table-cell office:value-type="string" table:style-name="ce14">
            <text:p>a snake gives birth §§ an animal gives birth §§ a half-human half-animal person gives birth to a child §§ a person disgusted by someone refuses to help them §§ a child is thrown into the sea §§ a group of people escapes a place by digging in the ground §§ a person escapes a place by digging in the ground §§ an individual is burned to death §§ a half-human half-animal individual is burned to death §§ an individual goes to a specific place after death §§ an individual takes revenge after their death</text:p>
          </table:table-cell>
          <table:table-cell table:style-name="ce10"/>
          <table:table-cell office:value-type="string" table:style-name="ce10">
            <text:p>snake</text:p>
          </table:table-cell>
          <table:table-cell table:number-columns-repeated="2" table:style-name="ce10"/>
          <table:table-cell office:value-type="string" table:style-name="ce10">
            <text:p>W e (place where Marrélül lives and where dead people can go)</text:p>
          </table:table-cell>
          <table:table-cell table:number-columns-repeated="3" table:style-name="ce10"/>
          <table:table-cell office:value-type="string" table:style-name="ce10">
            <text:p>A is not like all the B. A gives birth to <text:s/>C. All the B reject C. A punishes all the B. All the B kill A. A punishes mankind.</text:p>
          </table:table-cell>
          <table:table-cell office:value-type="string" table:style-name="ce47">
            <text:p>?</text:p>
          </table:table-cell>
          <table:table-cell office:value-type="string" table:style-name="ce15">
            <text:p>adoption of someone from another world</text:p>
          </table:table-cell>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string" table:style-name="ce10">
            <text:p>867-869</text:p>
          </table:table-cell>
          <table:table-cell table:number-columns-repeated="2" table:style-name="ce17"/>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10"/>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stone axe]</text:p>
          </table:table-cell>
          <table:table-cell office:value-type="string" table:style-name="ce13">
            <text:p>Légende d'une hache de pierre</text:p>
          </table:table-cell>
          <table:table-cell office:value-type="string" table:style-name="ce10">
            <text:p>Dün na tela sü</text:p>
          </table:table-cell>
          <table:table-cell office:value-type="string" table:style-name="ce10">
            <text:p>An old man pretends to help two sisters get fruits from his tree, ends up marrying them, and dies.</text:p>
          </table:table-cell>
          <table:table-cell office:value-type="string" table:style-name="ce14">
            <text:p>Two sisters, Tsiren and Lon Pelehan, are sent by their father to secretly collect the fruits from the tree. But the old man is there and guesses that they are the daughters of a chief. He then comes up with a trick. He climbs the tree with his axe to look for the fruits, then pretends to have lost it and looks for it with them. To get compensation, he asks them several times to go see their father and bring him back a red mat, a twin (long red mat), and a pig. He finally asks to see their father, who, thinking that the old man is a sorcerer, gives him his daughters in marriage in exchange for two pigs and ten red mats. The old man then warns the two women that he is going to die and to give them his axe, and sings. Once the old man is dead, the two women are remarried by their father to new men.</text:p>
          </table:table-cell>
          <table:table-cell office:value-type="string" table:style-name="ce14">
            <text:p>Un vieillard habite sous un katabol.§§ Deux soeurs, Tsiren et Lon pelehan, sont envoyées par leur père récupérer en cachette les fruits de l'arbre. Mais le vieillard est là, et, ayant compris qu'elles sont des filles de chef, met au point une ruse. Il monte dans l'arbre avec sa hache chercher les fruits, puis prétend l'avoir perdue et la cherche avec elles.§§ Pour se faire dédommager, il leur demandent plusieurs fois d'aller voir leur père et de lui rammener une natte rouge, une twin (longue natte rouge), un cochon. Il demande ensuite à voir leur père, qui, pensant que le vieillard est un sorcier, lui donne ses filles en mariage en échange de deux cochons et dix nattes rouges. Le vieillard prévient ensuite les deux femmes qu'il va mourrir et leur donner sa hache, et chante.§§ Une fois le vieillard mort, les deux femmes sont remariées par leur père à de nouveaux hommes.</text:p>
          </table:table-cell>
          <table:table-cell office:value-type="string" table:style-name="ce10">
            <text:p>trickster ; <text:s/>lies ; old man ; two sisters ; compensation<text:s text:c="2"/></text:p>
          </table:table-cell>
          <table:table-cell office:value-type="string" table:style-name="ce14">
            <text:p>§§§ adults give a strange or immoral advice to a child</text:p>
            <text:p>§§ two sisters are sent to do bad things by their own father §§ Young people try to trick an old man but end up being tricked themselves §§ someone tricks a chief to get numerous goods §§ trickster getting tricked §§ an old man marries two sisters §§ Someone sings before dying, as they announce.</text:p>
          </table:table-cell>
          <table:table-cell table:style-name="ce10"/>
          <table:table-cell office:value-type="string" table:style-name="ce10">
            <text:p>katambol</text:p>
          </table:table-cell>
          <table:table-cell table:style-name="ce10"/>
          <table:table-cell office:value-type="string" table:style-name="ce10">
            <text:p>Pon-Eh (the old man's village) / Lon Waturur (village of the sisters)</text:p>
          </table:table-cell>
          <table:table-cell office:value-type="string" table:style-name="ce10">
            <text:p>Tsiren and Lon Pelehan</text:p>
          </table:table-cell>
          <table:table-cell table:number-columns-repeated="2" table:style-name="ce10"/>
          <table:table-cell office:value-type="string" table:style-name="ce10">
            <text:p>la hache de Sanuvenu (https://doi.org/10.24397/pangloss-0007554</text:p>
            <text:p>)</text:p>
          </table:table-cell>
          <table:table-cell office:value-type="string" table:style-name="ce10">
            <text:p>A steals from B. B tricks A. A dies.</text:p>
          </table:table-cell>
          <table:table-cell office:value-type="string" table:style-name="ce45">
            <text:p>?</text:p>
          </table:table-cell>
          <table:table-cell office:value-type="string" table:style-name="ce28">
            <text:p>The eater eaten</text:p>
          </table:table-cell>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31</text:p>
          </table:table-cell>
          <table:table-cell office:value-type="string" table:style-name="ce10">
            <text:p>504-506</text:p>
          </table:table-cell>
          <table:table-cell table:number-columns-repeated="2" table:style-name="ce17"/>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10"/>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Gelebwe]</text:p>
          </table:table-cell>
          <table:table-cell office:value-type="string" table:style-name="ce13">
            <text:p>Légende de Gélébwé</text:p>
          </table:table-cell>
          <table:table-cell office:value-type="string" table:style-name="ce10">
            <text:p>Dün na Gelebwe</text:p>
          </table:table-cell>
          <table:table-cell office:value-type="string" table:style-name="ce10">
            <text:p>After watching a Drecaena dance, Melegwe wonders about his charm; he uses his leaves during the dances to charm women, but dies when his father does the same.</text:p>
          </table:table-cell>
          <table:table-cell office:value-type="string" table:style-name="ce14">
            <text:p>Gelebwe watches a dracaena dance and asks, "What is the charm?" but the shrub does not answer. On the first two occasions, Gelebwe takes a leaf from the dracaena and puts it in his belt. On both occasions, he is followed by two women whom he marries. The third time, however, it is his father who tears off a leaf and puts it in his belt. Gelebwe becomes furious and tells his mother that he is going to die today. He takes the dracaena in his hands and sings. The dracaena sinks into the earth with Gelebwe in front of his mother. He disappears beneath the earth: this is the dracaena's charm.</text:p>
            <text:p/>
          </table:table-cell>
          <table:table-cell office:value-type="string" table:style-name="ce14">
            <text:p>Gélébwé regarde un dracéna danser et lui demande : «  Qu'est ce que le charme ? », mais l’arbuste ne veut pas répondre. Trois villages font une fête chacun leur tour. Les deux premières fois, Gélébwé prélève une feuille du dracéna et la met dans sa ceinture. À deux reprises, il est suivi par deux femmes qu’il épouse. La troisième fois, cependant, c’est son père qui arrache une feuille et la met dans sa ceinture. Gélébwé devient furieux et le dit à sa mère ; il lui annonce qu’il va mourir aujourd’hui. Il prend le dracéna entre ses mains et chante. Le dracéna s’enfonce dans la terre avec Gélébwé devant les yeux de sa mère. Il disparaît sous la terre : c’est le charme du dracéna.</text:p>
          </table:table-cell>
          <table:table-cell office:value-type="string" table:style-name="ce10">
            <text:p>dracena ; charm ; dance ; suicid ; father and son</text:p>
          </table:table-cell>
          <table:table-cell office:value-type="string" table:style-name="ce14">
            <text:p>a dancing plant §§ a dancing spirit §§ <text:s/>the leaves of a plant attract women §§ <text:s/>an element of a spirit charms women §§ a father uses the same wile as his son §§ someone commits suicide out of anger <text:s/>§§ suicide by burial §§ one's magical singing has power §§ one's magical singing has the power to attract women §§someone sings before dying, as they announce.§§ Someone sinks beneath the earth.</text:p>
          </table:table-cell>
          <table:table-cell table:style-name="ce10"/>
          <table:table-cell office:value-type="string" table:style-name="ce10">
            <text:p>dracéna</text:p>
          </table:table-cell>
          <table:table-cell table:style-name="ce10"/>
          <table:table-cell office:value-type="string" table:style-name="ce10">
            <text:p>Panwa (village)</text:p>
          </table:table-cell>
          <table:table-cell office:value-type="string" table:style-name="ce10">
            <text:p>Gelebwé / Tarigoro bu (father)</text:p>
          </table:table-cell>
          <table:table-cell table:number-columns-repeated="3" table:style-name="ce10"/>
          <table:table-cell office:value-type="string" table:style-name="ce10">
            <text:p>A collects a magical oject and uses it his benefit. B stealthe magical object and uses it to his benefit. A commits suicide out of rage. B is left alone.</text:p>
          </table:table-cell>
          <table:table-cell office:value-type="string" table:style-name="ce15">
            <text:p>Between two worlds: Suicide Following an Injustice</text:p>
          </table:table-cell>
          <table:table-cell office:value-type="string" table:style-name="ce15">
            <text:p>The offended leaves or kill himself</text:p>
          </table:table-cell>
          <table:table-cell table:number-columns-repeated="3" table:style-name="ce31"/>
          <table:table-cell table:number-columns-repeated="16345"/>
        </table:table-row>
        <table:table-row table:style-name="ro1">
          <table:table-cell office:value-type="string" table:style-name="ce10">
            <text:p>Léa Manini</text:p>
          </table:table-cell>
          <table:table-cell table:style-name="ce10"/>
          <table:table-cell office:value-type="string" table:style-name="ce10">
            <text:p>Tattevin 1929</text:p>
          </table:table-cell>
          <table:table-cell office:value-type="string" table:style-name="ce10">
            <text:p>993-994</text:p>
          </table:table-cell>
          <table:table-cell table:number-columns-repeated="2" table:style-name="ce17"/>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29" table:style-name="ce10">
            <text:p>1929</text:p>
          </table:table-cell>
          <table:table-cell table:style-name="ce10"/>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Mélésia, Mélésia and the war]</text:p>
          </table:table-cell>
          <table:table-cell office:value-type="string" table:style-name="ce13">
            <text:p>Légende de Mélésia, Mélésia et la guerre</text:p>
          </table:table-cell>
          <table:table-cell office:value-type="string" table:style-name="ce10">
            <text:p>Dün na Melesia, Melesia ae Tingin</text:p>
          </table:table-cell>
          <table:table-cell office:value-type="string" table:style-name="ce10">
            <text:p>A warrior is invincible because he can remove and re-swallow his own guts.</text:p>
          </table:table-cell>
          <table:table-cell office:value-type="string" table:style-name="ce14">
            <text:p>Like others, Mélésia is born from a coconut tree. He loves to fight, and not wanting to remain with the other men, he leaves the island and settles in Uidih.With his self-made bow, he kills fish easily, but men elude him. He sharpens the bones of the dead into weapons, knowing that no one else knows his secret technique. Mélésia is immortal: before battle, he removes his own guts and soaks them in water infused with taro leaves. When the fighting ends, he swallows his guts back, and they return to their rightful place, restoring him completely.</text:p>
          </table:table-cell>
          <table:table-cell office:value-type="string" table:style-name="ce14">
            <text:p>Comme d’autres, Mélésia naît d’un cocotier. Il est belliqueux et, ne voulant pas rester avec les autres hommes, quitte l’île pour s’installer à Uidih. Il fabrique un arc avec lequel il parvient à tuer des poissons, mais pas des hommes. Cependant, il aiguise les os des morts pour en faire des armes, sachant que les autres hommes ne connaissent pas cette technique secrète. Mélésia est également immortel : avant le combat, il retire ses boyaux et les laisse tremper dans de l’eau contenue dans des feuilles de taro.</text:p>
            <text:p/>
            <text:p>Quand la guerre se termine, Mélésia avale ses boyaux, qui se replacent dans son corps.</text:p>
          </table:table-cell>
          <table:table-cell office:value-type="string" table:style-name="ce10">
            <text:p>coconut ; secret ; war ; guts ; bones of the dead ; arrows made of deadmen's bones ; immortal ;</text:p>
          </table:table-cell>
          <table:table-cell office:value-type="string" table:style-name="ce14">
            <text:p>a tree gives birth to a human §§ a coconut tree gives birth to a human §§ someone desires to leave his own island to discover new ones §§ someone crafts weapons from the bones of the dead §§ a man is immortal §§ a man removes his guts for the time of battle §§ a man swallows his own guts</text:p>
          </table:table-cell>
          <table:table-cell table:style-name="ce10"/>
          <table:table-cell office:value-type="string" table:style-name="ce10">
            <text:p>coconut tree</text:p>
          </table:table-cell>
          <table:table-cell table:style-name="ce10"/>
          <table:table-cell office:value-type="string" table:style-name="ce10">
            <text:p>Uidih</text:p>
          </table:table-cell>
          <table:table-cell office:value-type="string" table:style-name="ce10">
            <text:p>Mélésia</text:p>
          </table:table-cell>
          <table:table-cell table:number-columns-repeated="3" table:style-name="ce10"/>
          <table:table-cell office:value-type="string" table:style-name="ce10">
            <text:p>A is not like all the B. A goes away from them. A lives alone forever</text:p>
          </table:table-cell>
          <table:table-cell office:value-type="string" table:style-name="ce27">
            <text:p>Impossible meeting of two worlds: A culture hero lives isolated from mankind (won by culture hero)</text:p>
          </table:table-cell>
          <table:table-cell office:value-type="string" table:style-name="ce28">
            <text:p>Immortal</text:p>
          </table:table-cell>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29</text:p>
          </table:table-cell>
          <table:table-cell office:value-type="string" table:style-name="ce10">
            <text:p>995-996</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29" table:style-name="ce10">
            <text:p>1929</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Mélésia: Mélésia and Barkulkul, or Mélésia steals a rock from Barkulkul]</text:p>
          </table:table-cell>
          <table:table-cell office:value-type="string" table:style-name="ce13">
            <text:p>Légende de Mélésia, Mélésia et Barkulkul ou Mélésia vole la pierre de Barkulkul</text:p>
          </table:table-cell>
          <table:table-cell office:value-type="string" table:style-name="ce10">
            <text:p>Dün na Melesia, Melesia ae Barkulkul</text:p>
          </table:table-cell>
          <table:table-cell office:value-type="string" table:style-name="ce10">
            <text:p>Mélésia steals Barkulkul's stone to attract fish but fails to turn it around.</text:p>
          </table:table-cell>
          <table:table-cell office:value-type="string" table:style-name="ce14">
            <text:p>Barkulkul attracts fish by sitting on a stone. §§ One day, Mélésia visits him, becomes jealous, and wants to do the same. §§ He decides to steal the stone and pulls it to On while singing. However, the stone is turned the wrong way, with the flat side down and the conical side up, and Mélésia cannot turn it over. §§ Once seated on it, the fish do not come, so he gives up. §§ This is why the stone today is called the “chair stone.”</text:p>
          </table:table-cell>
          <table:table-cell office:value-type="string" table:style-name="ce14">
            <text:p>Barkulkul arrivait à attirer les poissons en s’asseyant sur une pierre. §§ Un jour, le visitant, Mélésia fut jaloux et voulut faire de même. §§ Il décida de voler la pierre et la tira jusqu’à On en chantant. Cependant, la pierre était dans le mauvais sens, le côté plat vers le bas et le côté conique vers le haut, et Mélésia n’arrivait pas à la retourner. §§ Une fois assis dessus, les poissons ne vinrent pas, il l’abandonna donc. §§ C’est pour cette raison que cette pierre est appelée « chaise de pierre ».</text:p>
          </table:table-cell>
          <table:table-cell office:value-type="string" table:style-name="ce10">
            <text:p>secret ; fish ; rock ; treason ; fail ; story of origin ; chaise pierre ;</text:p>
          </table:table-cell>
          <table:table-cell office:value-type="string" table:style-name="ce14">
            <text:p>a man has a magic stone §§ one's magical singing has power §§ one's magical singing has the power to move a rock §§ a man fails to steal a magical element from someone else §§ a landscape feature is named after a person's action</text:p>
          </table:table-cell>
          <table:table-cell table:number-columns-repeated="4" table:style-name="ce10"/>
          <table:table-cell office:value-type="string" table:style-name="ce10">
            <text:p>Mélésia / Barkulul</text:p>
          </table:table-cell>
          <table:table-cell table:number-columns-repeated="3" table:style-name="ce10"/>
          <table:table-cell office:value-type="string" table:style-name="ce10">
            <text:p>A steals C from B. <text:s/>A can not use C properly, C becomes D forever..</text:p>
          </table:table-cell>
          <table:table-cell office:value-type="string" table:style-name="ce27">
            <text:p>Landscape mythology</text:p>
          </table:table-cell>
          <table:table-cell office:value-type="string" table:style-name="ce28">
            <text:p>A fail becomes a fact</text:p>
          </table:table-cell>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29</text:p>
          </table:table-cell>
          <table:table-cell office:value-type="string" table:style-name="ce10">
            <text:p>996-997</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29" table:style-name="ce10">
            <text:p>1929</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Mélésia: Mélésia and Bunglap]</text:p>
          </table:table-cell>
          <table:table-cell office:value-type="string" table:style-name="ce13">
            <text:p>Légende de Mélésia, Mélésia et Bunglap</text:p>
          </table:table-cell>
          <table:table-cell office:value-type="string" table:style-name="ce10">
            <text:p>Dün na Melesia, Melesia ae Bunglap</text:p>
          </table:table-cell>
          <table:table-cell office:value-type="string" table:style-name="ce10">
            <text:p>Mélésia attempts to trick Bunglap into cooking his wife’s breasts, but ends up being tricked himself.</text:p>
          </table:table-cell>
          <table:table-cell office:value-type="string" table:style-name="ce14">
            <text:p>Mélésia wants to play a trick on his friend Bunglap. §§ He takes two cucurbits from his field, cooks them, and then pretends they are his wife’s breasts. They eat them. §§ Two days later, Bunglap invites Mélésia to do the same with his wife’s breasts. Bunglap, too, maliciously places shrub leaves on his forehead, pretending they are the skin of his wife’s parts. §§ Two days later, Mélésia sticks both his wives’ parts on his forehead, and Bunglap laughs at him. §§ When he returns home, both his wives are dead.</text:p>
          </table:table-cell>
          <table:table-cell office:value-type="string" table:style-name="ce14">
            <text:p>Mélésia voulait jouer un tour à son ami Bunglap. §§ Il prit deux cucurbitacées dans son champ d’ignames, les cuisina, puis les fit passer pour les deux seins de sa femme. Ils les mangèrent. §§ Deux jours après, Bunglap invita Mélésia pour faire de même avec les seins de sa femme. Bunglap avait lui aussi rusé en disposant des feuilles d’arbustes sur son front qu’il fit passer pour la peau des parties de sa femme. §§ Deux jours après, Mélésia colla sur son front les parties de ses deux femmes, Bunglap se moqua de lui. §§ De retour chez lui, ses deux femmes étaient mortes.</text:p>
          </table:table-cell>
          <table:table-cell office:value-type="string" table:style-name="ce10">
            <text:p>tricks ; friends ; breast ; death ; anthropophagy ;</text:p>
          </table:table-cell>
          <table:table-cell office:value-type="string" table:style-name="ce14">
            <text:p>a trickster character likes to make pranks on people §§ a man invites his friend to eat §§ a man passes off cucurbits as his wife's breasts §§ trickster getting tricked</text:p>
          </table:table-cell>
          <table:table-cell table:number-columns-repeated="4" table:style-name="ce10"/>
          <table:table-cell office:value-type="string" table:style-name="ce10">
            <text:p>Mélésia / Bunglap</text:p>
          </table:table-cell>
          <table:table-cell table:number-columns-repeated="3" table:style-name="ce10"/>
          <table:table-cell office:value-type="string" table:style-name="ce10">
            <text:p>A tricks B. B tricks A. C and D dies.</text:p>
          </table:table-cell>
          <table:table-cell office:value-type="string" table:style-name="ce27">
            <text:p>Between two worlds: death for breaking a taboo</text:p>
          </table:table-cell>
          <table:table-cell office:value-type="string" table:style-name="ce28">
            <text:p>The eater eaten</text:p>
          </table:table-cell>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29</text:p>
          </table:table-cell>
          <table:table-cell office:value-type="string" table:style-name="ce10">
            <text:p>997-999</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29" table:style-name="ce10">
            <text:p>1929</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Mélésia, Mélésia at Sili]</text:p>
          </table:table-cell>
          <table:table-cell office:value-type="string" table:style-name="ce13">
            <text:p>Légende de Mélésia, Mélésia à Sili</text:p>
          </table:table-cell>
          <table:table-cell office:value-type="string" table:style-name="ce10">
            <text:p>Dün na Melesia, Melesia ae ta Sili</text:p>
          </table:table-cell>
          <table:table-cell office:value-type="string" table:style-name="ce10">
            <text:p>In order to marry a woman, Mélésia uses his song to make her a prisoner of the sea and ultimately rescues her.</text:p>
          </table:table-cell>
          <table:table-cell office:value-type="string" table:style-name="ce14">
            <text:p>Mélésia wants to marry the most beautiful woman in Sili, but her parents reject every suitor. §§ So Mélésia charms a clam with his song. §§ The next day, the woman goes fishing and the clam catches her foot. Meanwhile, the tide rises, reaching the girl’s neck. §§ Mélésia, sent by the girl’s parents, saves her by pushing back the sea with his magical song. §§ Mélésia finally marries the girl, paying the bride price: 9 pigs (3 males, 6 females) and 20 red mats.</text:p>
          </table:table-cell>
          <table:table-cell office:value-type="string" table:style-name="ce14">
            <text:p>Mélésia voulait épouser la plus belle femme de Sili, mais ses parents ne faisaient que refuser les prétendants. §§ Alors, Mélésia charma un bénitier par son chant. §§ Le lendemain, la femme alla à la pêche et le bénitier emprisonna son pied. Pendant ce temps, la marée montait, jusqu'à atteindre le cou de la fille. §§ Mélésia, envoyé par les parents de la fille, la sauva par son chant qui repoussa la mer. §§ Mélésia épousa la fille et paya le prix (3 cochons, 6 truies et 20 nattes rouges).</text:p>
          </table:table-cell>
          <table:table-cell office:value-type="string" table:style-name="ce10">
            <text:p>suitors ; husband and wife ; tricks ; sea ; seafood ; magical singing</text:p>
          </table:table-cell>
          <table:table-cell office:value-type="string" table:style-name="ce14">
            <text:p>§§ parents refuse to marry off their daughter §§ one's magical singing has power §§ one's magical singing has power to charm a shell §§ one's magical singing has power to charm a sea animal §§ one's magical singing has power to charm an animal §§ a man controls animals §§ someone's foot is caught in a giant clam §§ someone's life is threatened by the rising of the sea §§ a man rescues a girl to marry her §§ a man creates a danger onto a woman in order to appear as her rescuer §§ the narrative ends well for the hero</text:p>
          </table:table-cell>
          <table:table-cell table:style-name="ce10"/>
          <table:table-cell office:value-type="string" table:style-name="ce10">
            <text:p>clam</text:p>
          </table:table-cell>
          <table:table-cell table:style-name="ce10"/>
          <table:table-cell office:value-type="string" table:style-name="ce10">
            <text:p>Sili</text:p>
          </table:table-cell>
          <table:table-cell office:value-type="string" table:style-name="ce10">
            <text:p>Mélésia</text:p>
          </table:table-cell>
          <table:table-cell table:number-columns-repeated="3" table:style-name="ce10"/>
          <table:table-cell office:value-type="string" table:style-name="ce10">
            <text:p>A wants B. A tricks B. A gets B.</text:p>
          </table:table-cell>
          <table:table-cell office:value-type="string" table:style-name="ce27">
            <text:p>Impossible meeting of two worlds: marriage with a non-human spouse <text:s/>(won by culture hero)</text:p>
          </table:table-cell>
          <table:table-cell office:value-type="string" table:style-name="ce28">
            <text:p>Tricks sometimes do the trick</text:p>
          </table:table-cell>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29</text:p>
          </table:table-cell>
          <table:table-cell office:value-type="string" table:style-name="ce10">
            <text:p>999-1002</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29" table:style-name="ce10">
            <text:p>1929</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Mélésia, Mélésia at Santeh]</text:p>
          </table:table-cell>
          <table:table-cell office:value-type="string" table:style-name="ce13">
            <text:p>Légende de Mélésia, Mélésia à Santeh</text:p>
          </table:table-cell>
          <table:table-cell office:value-type="string" table:style-name="ce10">
            <text:p>Dün na Melesia, Melesia ae Ur Santeh</text:p>
          </table:table-cell>
          <table:table-cell office:value-type="string" table:style-name="ce10">
            <text:p>Mélésia uses his song to make two sisters prisoners of the sea and rain, so they must sleep at his place.</text:p>
          </table:table-cell>
          <table:table-cell office:value-type="string" table:style-name="ce14">
            <text:p>Mélésia wants to marry two sisters of Sateh named Tésal and Imsal, but their parents keep rejecting suitors. §§ So Mélésia charms two fish with his song. The next day, as the women go fishing, they fail to catch the two fish, causing them to gradually drift away, all the way to the “Red Point” where Mélésia lives. §§ He sings to keep the fish quiet. As the tide rises, surrounding the two women, Mélésia makes it rain. §§ To be free, the two women have to sleep in Mélésia’s house. §§ Faced with this situation, the girls’ parents authorize their marriage to Mélésia in exchange for 2 pigs and 20 red mats.</text:p>
          </table:table-cell>
          <table:table-cell office:value-type="string" table:style-name="ce14">
            <text:p>Mélésia voulait épouser deux sœurs de Sateh nommées Tésal et Imsal, mais ses parents ne faisaient que refuser les prétendants. §§ Alors, Mélésia charma deux poissons par son chant. §§ Le lendemain, les femmes allèrent à la pêche mais elles ne parvenaient pas à attraper les deux poissons, les amenant progressivement à s’éloigner, jusqu’à la « pointe rouge », où habitait Mélésia. §§ Il entonna un chant pour que les poissons se tinssent tranquilles. Pendant ce temps, la marée montait, elle entoura les deux femmes et Mélésia fit tomber la pluie. §§ Pour être libres, les deux femmes durent coucher dans la maison de Mélésia. §§ Face à cette situation, les parents des jeunes filles autorisèrent leur mariage avec Mélésia en échange de 2 cochons et 20 nattes rouges.</text:p>
          </table:table-cell>
          <table:table-cell office:value-type="string" table:style-name="ce10">
            <text:p>suitors ; husband and wife ; polygamy ; sisters ; tricks ; sea ; fish ; magical singing</text:p>
          </table:table-cell>
          <table:table-cell office:value-type="string" table:style-name="ce14">
            <text:p>parents refuse to marry off their daughter §§ parents refuse to marry off their daughters §§ one's magical singing has power §§ one's magical singing has power to charm a fish §§ one's magical singing has power to charm a sea animal §§ one's magical singing has power to charm an animal §§ a man controls animals §§ one's magical power has power to make it rain §§ someone's life is threatened by the rising of the sea §§ a man rescues a girl to marry her §§ a man creates a danger onto a woman in order to appear as her rescuer §§ the narrative ends well for the hero</text:p>
          </table:table-cell>
          <table:table-cell table:number-columns-repeated="3" table:style-name="ce10"/>
          <table:table-cell office:value-type="string" table:style-name="ce10">
            <text:p>Red Point</text:p>
          </table:table-cell>
          <table:table-cell office:value-type="string" table:style-name="ce10">
            <text:p>Mélésia/ Tesal/ Imsal</text:p>
          </table:table-cell>
          <table:table-cell table:number-columns-repeated="2" table:style-name="ce10"/>
          <table:table-cell office:value-type="string" table:style-name="ce10">
            <text:p>Myth of Human Mortality</text:p>
          </table:table-cell>
          <table:table-cell office:value-type="string" table:style-name="ce10">
            <text:p>A wants B. A tricks B. A gets B.</text:p>
          </table:table-cell>
          <table:table-cell office:value-type="string" table:style-name="ce27">
            <text:p>Impossible meeting of two worlds: marriage with a non-human spouse (won by culture hero)</text:p>
          </table:table-cell>
          <table:table-cell office:value-type="string" table:style-name="ce28">
            <text:p>Tricks sometimes do the trick</text:p>
          </table:table-cell>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29</text:p>
          </table:table-cell>
          <table:table-cell office:value-type="string" table:style-name="ce10">
            <text:p>1002-1003</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29" table:style-name="ce10">
            <text:p>1929</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Mélésia, Mélésia and Barkulkul or the legend of the coconut tree]</text:p>
          </table:table-cell>
          <table:table-cell office:value-type="string" table:style-name="ce13">
            <text:p>Légende de Mélésia, Mélésia et Barkukul ou Légende du cocotier</text:p>
          </table:table-cell>
          <table:table-cell office:value-type="string" table:style-name="ce10">
            <text:p>Dün na Melesia, Melesia ae Barkulkul / Dün na ul</text:p>
          </table:table-cell>
          <table:table-cell office:value-type="string" table:style-name="ce10">
            <text:p>Jealous to realize that Mélésia makes a better taro cake than him, Barkulkul takes the shape of his sister to steal his secret ingredient: the coconut.</text:p>
          </table:table-cell>
          <table:table-cell office:value-type="string" table:style-name="ce14">
            <text:p>Barkulkul invites Mélésia to prepare a taro cake; he sprays it with some seawater foam he has stored in ten bamboo stubs. Mélésia finds it bitter. §§ Two days later, Mélésia invites Barkulkul, but this time Mélésia sprays the cake with coconut milk contained in ten bamboo stubs; he is the only one with a coconut tree. §§ But Mélésia does not give his secret ingredient to his nephew. §§ So, to find out his secret, Barkulkul takes the form of his own mother, Mélésia's sister. Mélésia gives him the recipe and a sprouted coconut. §§ He sets off in a canoe and blows into a conch shell: that’s when Mélésia knows he has been tricked.</text:p>
          </table:table-cell>
          <table:table-cell office:value-type="string" table:style-name="ce14">
            <text:p>Barkulkul invita Mélésia à préparer un gâteau de taros, qu’il arrosa avec de l'écume d’eau de mer qu’il avait mise dans dix bouts de bambous. Mélésia le trouva amer. §§ Deux jours après, Mélésia invita Barkulkul, mais cette fois, Mélésia arrosa le gâteau de lait de noix de coco contenu dans dix bambous ; il était le seul à avoir un cocotier. §§ Mais Mélésia ne voulait pas donner son ingrédient secret à son neveu. §§ Alors, pour connaître son secret, Barkulkul prit la forme de sa mère, la sœur de Mélésia. Mélésia lui donna la recette et un coco germé. §§ Il partit en pirogue et souffla dans une conque, Mélésia sut qu’on lui avait tendu un piège.</text:p>
          </table:table-cell>
          <table:table-cell office:value-type="string" table:style-name="ce10">
            <text:p>sea ; coconut ; secret ; treason ; rivalry ; alter ego ; metamorphosis ;</text:p>
          </table:table-cell>
          <table:table-cell office:value-type="string" table:style-name="ce14">
            <text:p>a man invites his friend to eat §§ a man is the only one to possess a coconut tree §§ a man passes as a woman §§ a man magically takes on the shape of a woman §§ a man magically takes the shape of a family member §§ a man magically takes the shape of someone else in order to know a secret §§ a cooking recipe is kept secret §§ rivalry around cooking</text:p>
          </table:table-cell>
          <table:table-cell table:number-columns-repeated="4" table:style-name="ce10"/>
          <table:table-cell office:value-type="string" table:style-name="ce10">
            <text:p>Mélésia/ Barkulkul (his nephew)</text:p>
          </table:table-cell>
          <table:table-cell table:number-columns-repeated="3" table:style-name="ce10"/>
          <table:table-cell office:value-type="string" table:style-name="ce10">
            <text:p>A wants B; C has B.. A tricks C. A gets B.</text:p>
          </table:table-cell>
          <table:table-cell office:value-type="string" table:style-name="ce27">
            <text:p>A Culture Hero Involuntarily Gives Away One of His Possessions</text:p>
          </table:table-cell>
          <table:table-cell office:value-type="string" table:style-name="ce28">
            <text:p>Tricks sometimes do the trick</text:p>
          </table:table-cell>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29</text:p>
          </table:table-cell>
          <table:table-cell office:value-type="string" table:style-name="ce10">
            <text:p>1003-1004</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29" table:style-name="ce10">
            <text:p>1929</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Mélésia, the death of Mélésia]</text:p>
          </table:table-cell>
          <table:table-cell office:value-type="string" table:style-name="ce13">
            <text:p>Légende de Mélésia, Mort de Mélésia</text:p>
          </table:table-cell>
          <table:table-cell office:value-type="string" table:style-name="ce10">
            <text:p>Dün na Melesia, Matan na Melesia</text:p>
          </table:table-cell>
          <table:table-cell office:value-type="string" table:style-name="ce10">
            <text:p>The Kautas tribe traps Mélésia by declaring war on him; his treacherous wife discovers his secret and dries up his guts, which kills him.</text:p>
          </table:table-cell>
          <table:table-cell office:value-type="string" table:style-name="ce14">
            <text:p>The men intended to trick Mélésia to learn his secret war technique. So, a man from the Kautas tribe gave his daughter in marriage, and Mélésia married her. §§ The tribe made war on Mélésia, who was preparing a taro cake. §§ As his wife saw him drop his guts into the taro water, she pierced the leaves and the water ran out, drying out Mélésia's insides. §§ As a result, he was unable to swallow them back and died.</text:p>
          </table:table-cell>
          <table:table-cell office:value-type="string" table:style-name="ce14">
            <text:p>Les hommes avaient l'intention de tromper Mélésia pour comprendre sa technique de guerre secrète. Ainsi, un homme de la tribu Kautas donna sa fille en mariage, Mélésia l’épousa. §§ La tribu fit la guerre à Mélésia, alors en train de préparer un gâteau de taros. §§ Sa femme le vit déposer ses boyaux dans l’eau de taro, elle en perça les feuilles, l’eau s’écoula, les entrailles de Mélésia se desséchèrent. §§ De ce fait, il ne parvint pas à les avaler et mourut.</text:p>
          </table:table-cell>
          <table:table-cell office:value-type="string" table:style-name="ce10">
            <text:p>murder ; secret ; war ; treason ; guts ; <text:s/>immortality ; husband and wife</text:p>
          </table:table-cell>
          <table:table-cell office:value-type="string" table:style-name="ce14">
            <text:p>jealousy between common men and a powerful man §§ one man marries his daughter to trap another §§ a man removes his guts for the time of battle §§ a woman betrays her husband §§ a woman is responsible for her husband's death §§ a woman dries out her husband's guts §§ a man looses his immortality because of his wife §§ a woman uses her husband's secret against him</text:p>
          </table:table-cell>
          <table:table-cell table:number-columns-repeated="4" table:style-name="ce10"/>
          <table:table-cell office:value-type="string" table:style-name="ce10">
            <text:p>Mélésia ; Kauta tribes</text:p>
          </table:table-cell>
          <table:table-cell table:number-columns-repeated="2" table:style-name="ce10"/>
          <table:table-cell office:value-type="string" table:style-name="ce10">
            <text:p>Mélésia et la guerre (p. 993-994) <text:s/>= histoire liée</text:p>
          </table:table-cell>
          <table:table-cell office:value-type="string" table:style-name="ce10">
            <text:p>A wants B. C has B. A tricks C. C dies.</text:p>
          </table:table-cell>
          <table:table-cell office:value-type="string" table:style-name="ce27">
            <text:p>Impossible meeting of two worlds: marriage to a non-human spouse</text:p>
          </table:table-cell>
          <table:table-cell office:value-type="string" table:style-name="ce28">
            <text:p>Tricks sometimes do the trick</text:p>
          </table:table-cell>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string" table:style-name="ce10">
            <text:p>869-871</text:p>
          </table:table-cell>
          <table:table-cell table:number-columns-repeated="2" table:style-name="ce49"/>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50"/>
          <table:table-cell office:value-type="string" table:content-validation-name="val1" table:style-name="ce51">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emaer]</text:p>
          </table:table-cell>
          <table:table-cell office:value-type="string" table:style-name="ce13">
            <text:p>Légende de Témaèr</text:p>
          </table:table-cell>
          <table:table-cell office:value-type="string" table:style-name="ce10">
            <text:p>Dün na Temaer</text:p>
          </table:table-cell>
          <table:table-cell office:value-type="string" table:style-name="ce10">
            <text:p>A man, who has both a human wife and an evil spirit wife, kills the spirit wife after she murders his son</text:p>
          </table:table-cell>
          <table:table-cell office:value-type="string" table:style-name="ce14">
            <text:p>A man gave birth to a boy named Temaer. §§ As he was about to leave with his canoe, he entrusted him to his two wives: a human woman and an evil spirit. While the human wife went to look for food, the spirit woman accidentally killed the boy. The human wife returned and claimed her son. Realizing that the child was dead and having learned of the father's return, she went to tell him the sad news. §§ With the help of some villagers, the husband killed the spirit woman by setting fire to the tree in which she had taken refuge. This is how there are no more yaws in the region.</text:p>
          </table:table-cell>
          <table:table-cell office:value-type="string" table:style-name="ce14">
            <text:p><text:span text:style-name="T1">Un homme engendre un garçon nommé Témaèr et part avec sa pirogue, le laissant à ses deux femmes, une femme humaine et un esprit mauvais, appelé<text:s/></text:span><text:span text:style-name="T1">yes</text:span><text:span text:style-name="T1">. §§ La première étant partie chercher de la nourriture, la femme-esprit tue le garçon sans le vouloir. La femme humaine revenue réclame son fils. Comprenant que l'enfant est mort et apprenant le retour de son père, elle va lui annoncer la triste nouvelle. §§ Avec des habitants du village, le mari tue la femme-esprit en mettant le feu à l'arbre dans lequel elle s'était réfugiée. Depuis, il n'y a plus de<text:s/></text:span><text:span text:style-name="T1">yes</text:span><text:span text:style-name="T1"><text:s/>dans la région.</text:span></text:p>
          </table:table-cell>
          <table:table-cell office:value-type="string" table:style-name="ce10">
            <text:p>murder of a child; murder of a spirit woman; marriage with a spirit <text:s/>; two wifes</text:p>
          </table:table-cell>
          <table:table-cell office:value-type="string" table:style-name="ce14">
            <text:p>pig ; psipsi (crabs) ;</text:p>
          </table:table-cell>
          <table:table-cell table:number-columns-repeated="3" table:style-name="ce10"/>
          <table:table-cell office:value-type="string" table:style-name="ce10">
            <text:p>Ran-Buele (name of the village) ; Ambrim (where the father goes)</text:p>
          </table:table-cell>
          <table:table-cell office:value-type="string" table:style-name="ce10">
            <text:p><text:s/>Temaer (name of the son)<text:s text:c="2"/></text:p>
          </table:table-cell>
          <table:table-cell table:number-columns-repeated="3" table:style-name="ce10"/>
          <table:table-cell office:value-type="string" table:style-name="ce10">
            <text:p>A has B. C kills B. A kills C.</text:p>
          </table:table-cell>
          <table:table-cell office:value-type="string" table:style-name="ce52">
            <text:p>Impossible meeting of two worlds: marriage to a non-human spouse</text:p>
          </table:table-cell>
          <table:table-cell office:value-type="string" table:style-name="ce53">
            <text:p>The eater is eaten</text:p>
          </table:table-cell>
          <table:table-cell table:number-columns-repeated="3" table:style-name="ce54"/>
          <table:table-cell table:number-columns-repeated="16345"/>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float" office:value="871" table:style-name="ce10">
            <text:p>871</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a fish]</text:p>
          </table:table-cell>
          <table:table-cell office:value-type="string" table:style-name="ce13">
            <text:p>Légende d'un poisson</text:p>
          </table:table-cell>
          <table:table-cell office:value-type="string" table:style-name="ce10">
            <text:p>Dün na Mahalo</text:p>
          </table:table-cell>
          <table:table-cell office:value-type="string" table:style-name="ce10">
            <text:p>A man who plays the flute is swallowed by a fish but manages to escape from its belly.</text:p>
          </table:table-cell>
          <table:table-cell office:value-type="string" table:style-name="ce14">
            <text:p>A man was playing the flute while sitting on a branch of Wahiep. The music attracted a fish, which swallowed him. §§ In order to escape from its belly, he broke his flute and cut the fish's entrails, causing it to run aground near the tree. §§ Some men who had found the fish wanted to slice it up, but the man inside, scared of being cut, screamed. He finally managed to get out, covered in the animal's excrement.</text:p>
          </table:table-cell>
          <table:table-cell office:value-type="string" table:style-name="ce14">
            <text:p>Un homme qui joue de la flûte assis sur une branche de Wahiep, attire avec sa musique un poisson qui le happe. Afin de sortir de son ventre, il casse son instrument et coupe les entrailles du poisson qui s'échoue près de l'arbre.§§ Des hommes ayant trouvé le poisson veulent le dépecer, mais le joueur de flûte a peur qu'on le découpe en même temps et crie. Il parvient finanalement à sortir, couvert des excréments de l'animal.</text:p>
          </table:table-cell>
          <table:table-cell office:value-type="string" table:style-name="ce10">
            <text:p>fish; a human-eating fish</text:p>
          </table:table-cell>
          <table:table-cell office:value-type="string" table:style-name="ce14">
            <text:p>playing the flute §§ someone attracts <text:s/>a fish by playing music §§ someone is swallowed by a fish §§ someone is swallowed by an animal §§ someone is trapped inside an animal §§ someone uses his flute to cut the entrails of an animal and escape from its belly §§ someone kills an animal from the inside §§someone comes out alive from an animal §§ someone comes out alive from a fish §§the narrative ends well for the hero</text:p>
          </table:table-cell>
          <table:table-cell table:style-name="ce10"/>
          <table:table-cell office:value-type="string" table:style-name="ce10">
            <text:p>Wahiep ;</text:p>
          </table:table-cell>
          <table:table-cell table:number-columns-repeated="6" table:style-name="ce10"/>
          <table:table-cell office:value-type="string" table:style-name="ce10">
            <text:p>A is eaten by B and kill it from the inside. C wants to eat B <text:s/>but A comes out. from it.</text:p>
          </table:table-cell>
          <table:table-cell office:value-type="string" table:style-name="ce27">
            <text:p>Victory: over a non-human</text:p>
          </table:table-cell>
          <table:table-cell office:value-type="string" table:style-name="ce28">
            <text:p>swallowed alive</text:p>
          </table:table-cell>
          <table:table-cell office:value-type="string" table:style-name="ce51">
            <text:p>someone is swallowed by a marine creature <text:s/>and kill it from the inside</text:p>
          </table:table-cell>
          <table:table-cell office:value-type="string" table:style-name="ce29">
            <text:p>mythe de type Jonas : someone is swallowed by a marine creature <text:s/>and kill it from the inside.</text:p>
          </table:table-cell>
          <table:table-cell table:number-columns-repeated="16346" table:style-name="ce1"/>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string" table:style-name="ce10">
            <text:p>871-872</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a pandanus]</text:p>
          </table:table-cell>
          <table:table-cell office:value-type="string" table:style-name="ce13">
            <text:p>Légende d'un pandanus</text:p>
          </table:table-cell>
          <table:table-cell office:value-type="string" table:style-name="ce10">
            <text:p>Dün na Li-wolwol</text:p>
          </table:table-cell>
          <table:table-cell office:value-type="string" table:style-name="ce10">
            <text:p><text:s/>A boy is abandoned by his father, who sets him adrift on a pandanus, but he survives and gives his name to a place called Lon Wolwol ("in the pandanus")</text:p>
          </table:table-cell>
          <table:table-cell office:value-type="string" table:style-name="ce14">
            <text:p>A man from the Lon Bwé tribe cut down a pandanus tree, placed his child on top, and abandoned it in the Watün River. The child drifted out to sea to Lon Wolwol, then married a woman and had boys. He planted the pandanus tree, which multiplied. This is why there are so many pandanus trees in Lon Wolwol, which means "in the pandanus trees."</text:p>
          </table:table-cell>
          <table:table-cell office:value-type="string" table:style-name="ce14">
            <text:p>Un homme de la tribu Lon Bwé coupe un pandanus, installe son enfant par dessus, et l'abandonne à la rivière Watün. L'enfant dérive en mer jusqu'à Lon Wolwol, puis épouse une femme et donne naissance à des garçons. Il plante le pandanus qui se multiplie. C'est pourquoi les pandanus sont très nombreux à Lon Wolwol, qui signifie : dans les pandanus</text:p>
          </table:table-cell>
          <table:table-cell office:value-type="string" table:style-name="ce10">
            <text:p>child abandonment; family abandonment; drifting ; dispersion of species</text:p>
          </table:table-cell>
          <table:table-cell office:value-type="string" table:style-name="ce14">
            <text:p>a man abandons his child §§ a parent abandons their child §§ someone abandons a relative on a tree at sea §§ someone drifts at sea on a tree §§ someone survives being abandoned at sea §§ a tree gives its name to a place</text:p>
          </table:table-cell>
          <table:table-cell table:style-name="ce10"/>
          <table:table-cell office:value-type="string" table:style-name="ce10">
            <text:p>pandanus</text:p>
          </table:table-cell>
          <table:table-cell table:style-name="ce10"/>
          <table:table-cell office:value-type="string" table:style-name="ce10">
            <text:p>/ Watün (name of a river) / Lon wohwol or Lon Wolwol or Dip Point d'Ambrim (name of the pandanus place) / Mé (village) / gususu non bwisil (name of the tip of the coast) / Ambrim island / Harimal (village) / Olal (village)</text:p>
          </table:table-cell>
          <table:table-cell office:value-type="string" table:style-name="ce10">
            <text:p>Lon Bwé (name of a tribe)</text:p>
          </table:table-cell>
          <table:table-cell table:number-columns-repeated="3" table:style-name="ce10"/>
          <table:table-cell office:value-type="string" table:style-name="ce10">
            <text:p>A abandons B on a tree named C. B goes to a new village and plant C. C multiplies.</text:p>
          </table:table-cell>
          <table:table-cell office:value-type="string" table:style-name="ce45">
            <text:p>?</text:p>
          </table:table-cell>
          <table:table-cell office:value-type="string" table:style-name="ce28">
            <text:p><text:s/>Abandon / dispersion of species</text:p>
          </table:table-cell>
          <table:table-cell office:value-type="string" table:style-name="ce29">
            <text:p>Note from Tattevin) The inhabitants of the villages on the coast of Ambrim sacrifice a pig to the spirit of this woman when they pass by this place, then throw it into the sea, asking her to help them bring pigs back to their villages.</text:p>
          </table:table-cell>
          <table:table-cell table:number-columns-repeated="16347" table:style-name="ce1"/>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string" table:style-name="ce10">
            <text:p>871-872</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a pandanus]</text:p>
          </table:table-cell>
          <table:table-cell office:value-type="string" table:style-name="ce13">
            <text:p>Légende d'un pandanus</text:p>
          </table:table-cell>
          <table:table-cell office:value-type="string" table:style-name="ce10">
            <text:p>Dün na Li-wolwol</text:p>
          </table:table-cell>
          <table:table-cell office:value-type="string" table:style-name="ce10">
            <text:p>An old lady is abandoned at sea by her children, who place her on a pandanus tree, but she survives and settles in Lon Wolwol, which takes its name from the pandanus tree she plants there.</text:p>
          </table:table-cell>
          <table:table-cell office:value-type="string" table:style-name="ce14">
            <text:p>An old woman was abandoned at sea by her children, who placed her on a pandanus tree. She drifted and sang until she reached the village of Mé, which welcomed her, but she feared her children. She went from village to village until she settled in Lon Wolwol, which takes its name from the pandanus tree she planted there.</text:p>
          </table:table-cell>
          <table:table-cell office:value-type="string" table:style-name="ce55">
            <text:p><text:span text:style-name="T1">Une vieille femme se fait abandonner en mer par ses enfants qui l'installent sur un pandanus. Elle dérive et chante jusqu'à arriver au village de Mé qui l'accueille, mais elle redoute ses enfants. Elle va de village en village jusqu'à s'installer à Lon Wolwol, qui tire son nom de son pandanus qu'elle y plante.</text:span></text:p>
          </table:table-cell>
          <table:table-cell office:value-type="string" table:style-name="ce10">
            <text:p>child abandonment; family abandonment; drifting , dispersion of species</text:p>
          </table:table-cell>
          <table:table-cell office:value-type="string" table:style-name="ce14">
            <text:p>§§someone abandons a relative on a tree at sea §§ children abandon an old woman on a tree at sea §§ someone sings in despair §§someone wanders from one location to another until reaching a final one §§ a tree is planted <text:s text:c="2"/>to symbolise a narrative</text:p>
          </table:table-cell>
          <table:table-cell table:style-name="ce10"/>
          <table:table-cell office:value-type="string" table:style-name="ce10">
            <text:p>pandanus</text:p>
          </table:table-cell>
          <table:table-cell table:style-name="ce10"/>
          <table:table-cell office:value-type="string" table:style-name="ce10">
            <text:p>Mé (village) ; Lon Wolwol</text:p>
          </table:table-cell>
          <table:table-cell table:number-columns-repeated="4" table:style-name="ce10"/>
          <table:table-cell office:value-type="string" table:style-name="ce10">
            <text:p>A abandons B on a tree named C . B goes to a new place and plants C.</text:p>
          </table:table-cell>
          <table:table-cell office:value-type="string" table:style-name="ce45">
            <text:p>?</text:p>
          </table:table-cell>
          <table:table-cell office:value-type="string" table:style-name="ce28">
            <text:p><text:s/>Abandon / dispersion of species</text:p>
          </table:table-cell>
          <table:table-cell office:value-type="string" table:style-name="ce29">
            <text:p>Note from Tattevin) The inhabitants of the villages on the coast of Ambrim sacrifice a pig to the spirit of this woman when they pass by this place, then throw it into the sea, asking her to help them bring pigs back to their villages.</text:p>
          </table:table-cell>
          <table:table-cell table:number-columns-repeated="16347" table:style-name="ce1"/>
        </table:table-row>
        <table:table-row table:style-name="ro1">
          <table:table-cell office:value-type="string" table:style-name="ce10">
            <text:p>Léa Manini</text:p>
          </table:table-cell>
          <table:table-cell table:style-name="ce10"/>
          <table:table-cell office:value-type="string" table:style-name="ce10">
            <text:p>Tattevin 1931</text:p>
          </table:table-cell>
          <table:table-cell office:value-type="string" table:style-name="ce10">
            <text:p>489 - 490</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Wahger]</text:p>
          </table:table-cell>
          <table:table-cell office:value-type="string" table:style-name="ce13">
            <text:p>Légende de Wahger</text:p>
          </table:table-cell>
          <table:table-cell office:value-type="string" table:style-name="ce10">
            <text:p>Dün na Wagher</text:p>
          </table:table-cell>
          <table:table-cell office:value-type="string" table:style-name="ce10">
            <text:p>When men lack pigs, different breeds spring from Wagher's testicles—some roam free, others are captured, and from that time on, men have had pigs</text:p>
          </table:table-cell>
          <table:table-cell office:value-type="string" table:style-name="ce14">
            <text:p>Pigs didn't exist; instead, men had psipsi (crabs) as pigs. §§ One day, a man named Wagher climbed a tree, causing his testicles to swell and tear. §§ He then told his companions to weave ropes and stretch them around the house. Wagher could feel his testicles stirring. §§ They pulled out pigs, which his companions tried to restrain with the ropes. They managed to hold back a pair of male and female pigs—one black-and-white, one black and one gray—but let one ginger, one white, and one hermaphroditic pig escape. §§ Then Wagher gave the order to kill the psipsi, which became fish. Men have been raising pigs ever since.</text:p>
          </table:table-cell>
          <table:table-cell office:value-type="string" table:style-name="ce14">
            <text:p>Les cochons n'existaient pas, les hommes possédaient comme cochon les psipsi (crabes). §§ Un jour, un homme nommé Wagher était monté dans un arbre, ce qui lui avait déchiré et fait enfler les testicules. §§ Alors, il dit à ses compagnons de tisser des cordes et de les tendre autour de la maison. Wagher sentait ses testicules remuer. §§ Ils en sortirent des cochons, que ses compagnons tentaient de retenir par les cordes. Ils réussirent à retenir un couple de cochons mâle et femelle, un cochon noir-blanc, un noir et un gris ; mais laissèrent s’échapper un cochon roux, un blanc et un hermaphrodite. §§ Puis, Wagher donna l’ordre de tuer les psipsi, qui devinrent des poissons. Depuis, les hommes élèvent des cochons. §§</text:p>
          </table:table-cell>
          <table:table-cell office:value-type="string" table:style-name="ce10">
            <text:p>pig ; crabs ; tree ; testicles ; origin story ; dispersion of species ; Disappearance of a species</text:p>
          </table:table-cell>
          <table:table-cell office:value-type="string" table:style-name="ce14">
            <text:p>a man injures himself in a tree §§ <text:s/>a man injures his testicles in a tree §§ <text:s/>a wound gives birth §§ an injury to a man's testicles gives birth to animals §§ a man's injured testicles give birth to pigs §§ a man gives birth to different breeds (plants or animals) §§ a new specie comes out from genitals §§ a new specie spreads</text:p>
          </table:table-cell>
          <table:table-cell office:value-type="string" table:style-name="ce10">
            <text:p>§§ a new specie comes out from genitals §§ a new specie spreads §§ a new specie replaces an old one</text:p>
          </table:table-cell>
          <table:table-cell office:value-type="string" table:style-name="ce10">
            <text:p><text:s/>bungbung <text:s/>(pigs) ; <text:s/>psipsi <text:s/>(crabs)</text:p>
          </table:table-cell>
          <table:table-cell table:number-columns-repeated="2" table:style-name="ce10"/>
          <table:table-cell office:value-type="string" table:style-name="ce10">
            <text:p>Wagher</text:p>
          </table:table-cell>
          <table:table-cell table:number-columns-repeated="3" table:style-name="ce10"/>
          <table:table-cell office:value-type="string" table:style-name="ce10">
            <text:p>A does not exist but B does. A comes out from genitals. A spreads while B is replaced by A.</text:p>
          </table:table-cell>
          <table:table-cell office:value-type="string" table:style-name="ce45">
            <text:p>?</text:p>
          </table:table-cell>
          <table:table-cell office:value-type="string" table:style-name="ce28">
            <text:p>Origin and dispersion of species</text:p>
          </table:table-cell>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string" table:style-name="ce10">
            <text:p>872-873</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a shark]</text:p>
          </table:table-cell>
          <table:table-cell office:value-type="string" table:style-name="ce13">
            <text:p>Légende du Requin</text:p>
          </table:table-cell>
          <table:table-cell office:value-type="string" table:style-name="ce10">
            <text:p>Dün na Beh</text:p>
          </table:table-cell>
          <table:table-cell office:value-type="string" table:style-name="ce10">
            <text:p>Two boys carved a tree into the shape of a shark that ate their grandmother.</text:p>
          </table:table-cell>
          <table:table-cell office:value-type="string" table:style-name="ce14">
            <text:p>A man gave birth to two boys whom he left with his mother with coconuts to feed them before going to work in the fields with his wife. The boys, who were hunting lizards, were hungry. Three times they asked their grandmother for food and three times she refused. They then cut a tree in the shape of a shark and sang a magic song, asking the shark to take their grandmother away. When they got home, they abandoned the shark, who seized the grandmother and went into the sea. This is why sharks eat humans.</text:p>
          </table:table-cell>
          <table:table-cell office:value-type="string" table:style-name="ce14">
            <text:p>Un homme donne naissance à deux garçons qu’il laisse à sa mère, avec des cocos pour les nourrir, avant d’aller travailler aux champs avec sa femme. Les garçons, qui chassent les lézards, ont faim. À trois reprises, ils demandent à leur grand-mère de leur donner à manger, et à trois reprises elle refuse. Alors, ils taillent un arbre en forme de requin et lui demandent, en chantant, d’emporter leur grand-mère. Arrivés à leur maison, ils abandonnent le requin, qui saisit la grand-mère et se dirige vers la mer. C’est pourquoi les requins mangent les humains.</text:p>
          </table:table-cell>
          <table:table-cell office:value-type="string" table:style-name="ce10">
            <text:p>hunger ; revenge ; shark ; children ; grandmother</text:p>
          </table:table-cell>
          <table:table-cell office:value-type="string" table:style-name="ce14">
            <text:p>a grandmother refuses to feed her grandchildren §§ a caretaker fails at feeding or helping a child §§ a selfish person is punished §§ a human carves a creature (human, animal) out of wood §§ someone takes revenge by having a person eaten by an animal §§ one's magical singing has power §§ one's magical singing has power to bewitch an animal §§</text:p>
          </table:table-cell>
          <table:table-cell table:style-name="ce10"/>
          <table:table-cell office:value-type="string" table:style-name="ce10">
            <text:p>shark</text:p>
          </table:table-cell>
          <table:table-cell table:number-columns-repeated="7" table:style-name="ce10"/>
          <table:table-cell office:value-type="string" table:style-name="ce27">
            <text:p>Victory: over a relative</text:p>
          </table:table-cell>
          <table:table-cell office:value-type="string" table:style-name="ce28">
            <text:p>Origin of a human and non-human relationship</text:p>
          </table:table-cell>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31</text:p>
          </table:table-cell>
          <table:table-cell office:value-type="string" table:style-name="ce10">
            <text:p>494-495</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yams]</text:p>
          </table:table-cell>
          <table:table-cell office:value-type="string" table:style-name="ce13">
            <text:p>Légende des Ignames</text:p>
          </table:table-cell>
          <table:table-cell office:value-type="string" table:style-name="ce10">
            <text:p>Dün na Dam</text:p>
          </table:table-cell>
          <table:table-cell office:value-type="string" table:style-name="ce10">
            <text:p>An old man, after seeing that his fingernails were sprouting, asks his children to kill him and cut off his body parts, which will give birth to different yams.</text:p>
          </table:table-cell>
          <table:table-cell office:value-type="string" table:style-name="ce14">
            <text:p><text:span text:style-name="T1">In the beginning, there was no food. §§ One day, a very old man threw his finger-nails and toe-nails outside. He saw that they were sprouting, tasted them and thought they were good. §§ So he asked his children to kill him and cut up his body into different parts, then plant them. §§ They did so : his legs became long yams, his blood became<text:s/></text:span><text:span text:style-name="T1">rangal</text:span><text:span text:style-name="T1"><text:s/>yams, his bones hard and long, his liver round and his guts twisted. §§ A careless man altered a yam. That's why today the stake damages the yam, and why the Bulu-dam place (where yams are planted) is named after the Bunglap tribe.</text:span></text:p>
          </table:table-cell>
          <table:table-cell office:value-type="string" table:style-name="ce14">
            <text:p>Au commencement, il n’y avait pas de nourriture. §§ Un jour, un très vieil homme jeta ses ongles de mains et de pieds dehors. §§ Il vit que ces derniers germaient, goûta et trouva cela bon. §§ Alors, il demanda à ses enfants de le tuer et de découper son corps en différentes parties, puis de les planter. Ils firent ainsi : les jambes donnèrent des ignames longues, son sang des ignames (rangal), ses os des dures et longues, son foie des rondes et ses boyaux des tordues. §§ Un homme ne faisant pas attention écorcha une igname. C’est pour cette raison qu’aujourd’hui le pieu abime les ignames et que le lieu Bulu-dam (où l'on plante les ignames) est appelé en fonction de la tribu Bunglap.</text:p>
          </table:table-cell>
          <table:table-cell office:value-type="string" table:style-name="ce10">
            <text:p>old man ; yams ; nails ; bodyparts ; origin story</text:p>
          </table:table-cell>
          <table:table-cell office:value-type="string" table:style-name="ce14">
            <text:p>human fingernails sprout §§ patricide §§ an adult sacrifices themself to provide food for their children §§ a human is cut up by one of his relatives §§ a dead person's body parts give birth to plants §§ a dead person's body parts give birth to yams §§ a man gives birth to different breeds (plants or animal) §§ origin of yams §§ origin of a plant</text:p>
          </table:table-cell>
          <table:table-cell table:style-name="ce10"/>
          <table:table-cell office:value-type="string" table:style-name="ce10">
            <text:p>yam</text:p>
          </table:table-cell>
          <table:table-cell table:number-columns-repeated="2" table:style-name="ce10"/>
          <table:table-cell office:value-type="string" table:style-name="ce10">
            <text:p>Bulu-dam (place) / Bunglap (tribe)</text:p>
          </table:table-cell>
          <table:table-cell table:number-columns-repeated="3" table:style-name="ce10"/>
          <table:table-cell table:style-name="ce18"/>
          <table:table-cell office:value-type="string" table:style-name="ce15">
            <text:p>Plant origin myth</text:p>
          </table:table-cell>
          <table:table-cell office:value-type="string" table:style-name="ce15">
            <text:p>Someone gives precise instructions on how to bury him to his family §§ These instructions take the form of a prophecy §§ This person dies §§ His family respects the instructions §§ An unknown plant grows from the corpse §§ This new plant takes the form of a corpse part §§ This new plant takes on moral values linked to the corpse</text:p>
          </table:table-cell>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string" table:style-name="ce10">
            <text:p>873-875</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Watsün]</text:p>
          </table:table-cell>
          <table:table-cell office:value-type="string" table:style-name="ce13">
            <text:p>Légende de la Watsün</text:p>
          </table:table-cell>
          <table:table-cell office:value-type="string" table:style-name="ce10">
            <text:p>Dün na Watsün</text:p>
          </table:table-cell>
          <table:table-cell office:value-type="string" table:style-name="ce10">
            <text:p>Two men make friends around cooking; when one of them is killed, the other one brings him back to life through his song.</text:p>
          </table:table-cell>
          <table:table-cell office:value-type="string" table:style-name="ce14">
            <text:p>A man lived near the source of the Walala River where women would come to fetch water. §§ One day, he killed a hundred birds that were coming to feed on a palm tree near his house. He put them in the oven but their juice flowed into the river, which turned red. §§ A man from Lon Bwili who was going up the river came to him and asked him the secret behind the new taste of the water. Satisfied, he promised to help him if he was ever killed. §§ Precisely, the man was murdered and chopped up by the husbands of the women who were coming to fetch water and whom he was assaulting. §§ As promised, the man from Lon Bwili brought him back to life by singing and putting all the parts of his body back together.</text:p>
          </table:table-cell>
          <table:table-cell office:value-type="string" table:style-name="ce14">
            <text:p>Un homme habite près de la source de la rivière Walala où des femmes viennent puiser de l'eau. §§ Un jour, il tue cent oiseaux qui <text:s/>venaient se nourrir à un palmier proche de chez lui. Il les met au four mais leur jus s'écoule jusque dans la rivière, qui devient rouge. §§ Un homme de Lon Bwili remonte la rivière jusqu'à lui et lui demande le secret derrière le nouveau goût de l'eau. Satisfait, il lui promet de l'aider si jamais il se faisait tuer. §§ En effet, il se fait assassiner et découper par les maris des femmes qui viennent chercher l'eau et à qui il attente. §§ Comme promis, l'homme de Lon Bwili le ramène à la vie en chantant et en remettant toutes les parties de son corps ensemble.</text:p>
          </table:table-cell>
          <table:table-cell office:value-type="string" table:style-name="ce10">
            <text:p>blood ; animal blood ; murder ; resurrection</text:p>
          </table:table-cell>
          <table:table-cell office:value-type="string" table:style-name="ce14">
            <text:p>a man kills a hundred birds §§ a man soils a river with animal blood §§ a river becomes red §§ two men make friends around cooking §§ men kill another man for having assaulted their wives §§ a man is brought back to life thanks to a song §§ a man resuscitates his dead friend</text:p>
          </table:table-cell>
          <table:table-cell table:number-columns-repeated="4" table:style-name="ce10"/>
          <table:table-cell office:value-type="string" table:style-name="ce10">
            <text:p>Walala (name of the river) / Lon Bwili (name of a village)</text:p>
          </table:table-cell>
          <table:table-cell table:style-name="ce26"/>
          <table:table-cell table:number-columns-repeated="3" table:style-name="ce25"/>
          <table:table-cell office:value-type="string" table:style-name="ce27">
            <text:p>Victory: over death</text:p>
          </table:table-cell>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31</text:p>
          </table:table-cell>
          <table:table-cell office:value-type="string" table:style-name="ce10">
            <text:p>495 - 496</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sea]</text:p>
          </table:table-cell>
          <table:table-cell office:value-type="string" table:style-name="ce13">
            <text:p>Légende de la mer</text:p>
          </table:table-cell>
          <table:table-cell office:value-type="string" table:style-name="ce10">
            <text:p>Dün na Tas</text:p>
          </table:table-cell>
          <table:table-cell office:value-type="string" table:style-name="ce10">
            <text:p>When two women went to fetch water, they dropped it on the ground and couldn't stop it, giving birth to the salt sea.</text:p>
          </table:table-cell>
          <table:table-cell office:value-type="string" table:style-name="ce14">
            <text:p><text:span text:style-name="T1">(First version)</text:span><text:span text:style-name="T1"><text:s/>In the beginning, there was no sea. §§ One day, the Pantail tribe were planting yams. §§ Feeling exhausted, they sent two women to fetch water from a cave. §§ They collected the water in a taro leaf, but a vine spine pierced the leaves and the water fell to the ground. §§ The women tried to hold back the water using rocks and wood, but the water kept falling over. §§ Those who had their homes, where the water escaped, were killed by drowning. §§ And so the sea was born.§§ Fearing that the men would drown in this shallow water, the two women cut down a tree and threw it into the sea, its juice turned the water blue and dark; the men were now afraid of the sea. §§ The bitter juice from the trees held under the water was released, which is why the water is salty.<text:s/></text:span><text:span text:style-name="T1">(Variant 1)</text:span><text:span text:style-name="T1"><text:s/>The water is salty because the women pee themself in fear of the catastrophe.<text:s/></text:span><text:span text:style-name="T1">(Variant 2)</text:span><text:span text:style-name="T1"><text:s/>Sometimes there are three women instead of two: Masüpantas, Setas and Namatan.</text:span></text:p>
          </table:table-cell>
          <table:table-cell office:value-type="string" table:style-name="ce14">
            <text:p><text:span text:style-name="T1">(Première version)</text:span><text:span text:style-name="T1"><text:s/>Au commencement il n’y avait pas de mer. §§ Un jour, la tribu des Pantail plantait des ignames. Ayant chaud, ils envoyèrent deux femmes chercher de l’eau dans une grotte. §§ Elles rassemblèrent l’eau dans une feuille de taro, mais une épine de liane perça les feuilles et l’eau tomba par terre. §§ Les femmes tentèrent de retenir l’eau en utilisant des rochers et des bouts de bois, mais l’eau passait toujours au-dessus. §§ Ceux qui avaient leur maison là où l’eau s’échappa furent tués noyés. §§ C’est ainsi que la mer est née. §§ Par peur que les hommes ne se noient dans cette eau peu profonde, les deux femmes coupèrent un arbre et le jetèrent à la mer, son suc rendit l’eau bleu et sombre ; les hommes en avaient maintenant peur. §§ Le suc amère des arbres maintenu sous l’eau se libéra, c’est pour cette raison que l’eau est salée.<text:s/></text:span><text:span text:style-name="T1">(Variante 1)<text:s/></text:span><text:span text:style-name="T1">L’eau est salée parce que les femmes urinèrent de peur face à la catastrophe.<text:s/></text:span><text:span text:style-name="T1">(Variante 2)</text:span><text:span text:style-name="T1"><text:s/>Il y a parfois trois femmes au lieu de deux : Masüpantas, Setas et Namatan.</text:span></text:p>
          </table:table-cell>
          <table:table-cell office:value-type="string" table:style-name="ce10">
            <text:p>sea ; two women ; yams ; cave ; accident ; salt ; origin story</text:p>
          </table:table-cell>
          <table:table-cell office:value-type="string" table:style-name="ce14">
            <text:p>two women drop fresh water from taro leaves §§ women try to hold back dripping water §§ women try to stop the water with rocks or sand §§ water is unavoidable §§ the sea kills men §§ tree juices change the nature of water §§ tree juice makes water salty §§tree juice turns water blue §§urine makes water salty</text:p>
          </table:table-cell>
          <table:table-cell table:number-columns-repeated="4" table:style-name="ce10"/>
          <table:table-cell office:value-type="string" table:style-name="ce10">
            <text:p>Pantaial (name of the tribe) / Lon Buliu-u (place) / Eri (vine) / Mut (rocks) / Ru-at (rocks) / Simarup (rocks) / Watsün (river) / Sai (rocks) / Whor (rocks) / Bunglap (place) / lisin-mwil (wood) / Masüpantas, Setas et Namatan (three women's names)</text:p>
          </table:table-cell>
          <table:table-cell table:style-name="ce26"/>
          <table:table-cell table:number-columns-repeated="3" table:style-name="ce25"/>
          <table:table-cell office:value-type="string" table:style-name="ce27">
            <text:p>Landscape mythology</text:p>
          </table:table-cell>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string" table:style-name="ce10">
            <text:p>875-876</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corpse]</text:p>
          </table:table-cell>
          <table:table-cell office:value-type="string" table:style-name="ce13">
            <text:p>Légende de la dépouille humaine</text:p>
          </table:table-cell>
          <table:table-cell office:value-type="string" table:style-name="ce10">
            <text:p>Dün na Hulan</text:p>
          </table:table-cell>
          <table:table-cell office:value-type="string" table:style-name="ce10">
            <text:p>An old man asked a sorcerer to change his skin not to die but that failed.</text:p>
          </table:table-cell>
          <table:table-cell office:value-type="string" table:style-name="ce14">
            <text:p>An old man who did not want to die went to a sorcerer to change his skin. The sorcerer took him to a river, broke a young coconut over him making the water flow over his head, then sang. The skin came off. He did the same three times to remove the skin from the old man's entire body. A new skin appeared, and the sorcerer threw the old one into the river. The old man could have continued to live if the skin had touched the bottom, but it caught on the spines of a nearby tree and tore. Humans are therefore mortal and cannot change their skin.</text:p>
          </table:table-cell>
          <table:table-cell office:value-type="string" table:style-name="ce14">
            <text:p>Un vieil homme qui ne veut pas mourir va voir un sorcier pour changer sa peau. Le sorcier l’emmene près d’une rivière, casse un jeune coco sur lui faisant s'écouler l’eau sur sa tête, puis chante. La peau se détache. Il fait de même trois fois pour retirer la peau de tout le corps du vieillard. Une nouvelle peau apparait, et le sorcier jette l’ancienne dans la rivière. Le vieil homme aurait pu continuer à vivre si la peau avait touché le fond, mais elle s’accroche aux piquants d’un bois situé à proximité et se déchire. Les humains sont donc mortels et ne peuvent pas changer de peau.</text:p>
          </table:table-cell>
          <table:table-cell office:value-type="string" table:style-name="ce10">
            <text:p>old age ; origin of death ; sorcerer ; ritual <text:s/>; shedding<text:s text:c="2"/></text:p>
          </table:table-cell>
          <table:table-cell office:value-type="string" table:style-name="ce14">
            <text:p>an old man tries not to die §§ a sorcerer uses coconut water in a ritual §§ to remove the skin to have a new one§§ <text:s/>somone goes to a river to change their skin and to become immortal §§ someone's skin gets caught in a plant branch<text:s text:c="2"/></text:p>
          </table:table-cell>
          <table:table-cell table:number-columns-repeated="4" table:style-name="ce10"/>
          <table:table-cell office:value-type="string" table:style-name="ce10">
            <text:p>Bor (name of a wood)</text:p>
          </table:table-cell>
          <table:table-cell table:style-name="ce26"/>
          <table:table-cell table:style-name="ce25"/>
          <table:table-cell office:value-type="string" table:style-name="ce24">
            <text:p>Légende de Mélésia, Mélésia et la guerre</text:p>
          </table:table-cell>
          <table:table-cell table:style-name="ce25"/>
          <table:table-cell office:value-type="string" table:style-name="ce27">
            <text:p>Myth of Human Mortality</text:p>
          </table:table-cell>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string" table:style-name="ce10">
            <text:p>876-877</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W-burang]</text:p>
          </table:table-cell>
          <table:table-cell office:value-type="string" table:style-name="ce13">
            <text:p>Légende du Wa-burang</text:p>
          </table:table-cell>
          <table:table-cell office:value-type="string" table:style-name="ce10">
            <text:p>Dün na Wa-burang</text:p>
          </table:table-cell>
          <table:table-cell office:value-type="string" table:style-name="ce10">
            <text:p>A man with elephantiasis is kicked out of his home and taken to the other side of the island he lives on because he is deemed too scary.</text:p>
          </table:table-cell>
          <table:table-cell office:value-type="string" table:style-name="ce14">
            <text:p>A man whose legs had grown thick from elephantiasis, and who was called Burang, lived near the Wa-burang River, which he considered his own. He had many toothed pigs. Being considered too frightening, he was driven out of his home and taken to Lon Wali, on the other side of the island. They even put mountains across the island to prevent him from returning. He left with his pigs and elephantiasis, and that is why both are found in abundance on the other side of the island, but not where he came from.</text:p>
          </table:table-cell>
          <table:table-cell office:value-type="string" table:style-name="ce14">
            <text:p>Un homme dont les jambes ont grossi à cause de l'éléphantiasis et qu'on appelle Burang, vit près de la rivière Wa-burang qu'il considère comme la sienne. Il possède de nombreux cochons à dents. Étant jugé trop effrayant, il se fait chasser de chez lui et emmener à Lon Wali, de l'autre côté de l'île. On installe même des montagnes en travers de l'île pour l'empêcher de revenir. Il est parti avec ses cohons et l'éléphantiasis, et c'est pourquoi on trouve les deux en quantités de l'autre côté de l'île, mais plus là d'où il vient.</text:p>
          </table:table-cell>
          <table:table-cell office:value-type="string" table:style-name="ce10">
            <text:p>sickness ; apperance ; jugment ; fear ; rejection</text:p>
          </table:table-cell>
          <table:table-cell office:value-type="string" table:style-name="ce14">
            <text:p>a man with elephantiasis §§ people afraid because of someone apperance §§someone gets rejected from a community because of their appearance</text:p>
          </table:table-cell>
          <table:table-cell table:number-columns-repeated="4" table:style-name="ce10"/>
          <table:table-cell office:value-type="string" table:style-name="ce10">
            <text:p>Burang (nickname) / Wa-burang (name of the river)</text:p>
          </table:table-cell>
          <table:table-cell table:style-name="ce26"/>
          <table:table-cell table:style-name="ce25"/>
          <table:table-cell office:value-type="string" table:style-name="ce24">
            <text:p>manikon: repartition des especes</text:p>
          </table:table-cell>
          <table:table-cell table:style-name="ce25"/>
          <table:table-cell office:value-type="string" table:style-name="ce45">
            <text:p>?</text:p>
          </table:table-cell>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31</text:p>
          </table:table-cell>
          <table:table-cell office:value-type="string" table:style-name="ce10">
            <text:p>496-498</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day and night]</text:p>
          </table:table-cell>
          <table:table-cell office:value-type="string" table:style-name="ce13">
            <text:p>Légende du jour et de la nuit</text:p>
          </table:table-cell>
          <table:table-cell office:value-type="string" table:style-name="ce10">
            <text:p>Dün na ur pas ae ur mweran</text:p>
          </table:table-cell>
          <table:table-cell office:value-type="string" table:style-name="ce10">
            <text:p>After an ancestor made the sun disappear with the song of a cricket, night became known to mankind.</text:p>
          </table:table-cell>
          <table:table-cell office:value-type="string" table:style-name="ce14">
            <text:p>Night did not exist. In Lon Bwili appeared Olül Tebat's ancestor, who had fallen from the sky following his stake while planting taro in his celestial village. The men asked him about what was in his hand, but he didn't answer. It was a cricket, which he placed under his armpit. The cricket sang, causing the sun to move behind the mountain and night to come. The night was so dark that the men were afraid of disappearing into it, and wanted to eat a pig as their last meal. The ancestor reassured them, and they went to bed. He drew the day with a piece of wood on a shrub leaf, then threw it into the river. When it reached the open sea, the piece of wood made the dawn and then the sun appear. The men danced and thanked the ancestor. The ancestor told them that from now on, the sun will precede the night, and that after sleep, the sun would return every morning.</text:p>
          </table:table-cell>
          <table:table-cell office:value-type="string" table:style-name="ce14">
            <text:p>La nuit n’existait pas. A Lon Bwili apparut l’ancêtre de Olül Tebat qui était tombé du ciel en suivant son pieu alors qu’il plantait du taro dans son village céleste. Les hommes lui demandèrent ce qu’il avait dans la main, il ne répondit pas. C’était un grillon, qu’il mit sous son aisselle. Ce dernier chanta ce qui fit s’en aller le soleil derrière la montagne et advenir la nuit. La nuit était si noire que les hommes eurent peur d’y disparaître, ils voulurent manger un cochon pour leur dernier repas. L’ancêtre les rassura et ils allèrent se coucher. Il dessina le jour avec un morceau de bois sur une feuille d’arbuste, puis le jeta à la rivière. Une fois arrivé au large, le bout de bois fit apparaître l’aurore puis le soleil. Les hommes dansèrent et remercièrent l’ancêtre. L’ancêtre leur dit que désormais le soleil ferait place à la nuit, et qu’après le sommeil, le soleil reviendrait chaque matin.</text:p>
          </table:table-cell>
          <table:table-cell office:value-type="string" table:style-name="ce10">
            <text:p>night ; sun ; ancestor ; cricket ; piece of wood ; origin story</text:p>
          </table:table-cell>
          <table:table-cell office:value-type="string" table:style-name="ce14">
            <text:p>an ancestor falls from the sky §§ one's magical singing has power §§ a cricket's magical singing has the power to make the sun disappear §§ men want to kill a pig for fear of dying §§ one's magical drawing has power §§ one's magical drawing has the power to make the sun appear</text:p>
          </table:table-cell>
          <table:table-cell table:number-columns-repeated="4" table:style-name="ce10"/>
          <table:table-cell office:value-type="string" table:style-name="ce10">
            <text:p>Olül-Tebat (name of the relative of the ancestor) / Lon Bwili (place) / Rih-sül (shrub) / Watsün (river)</text:p>
          </table:table-cell>
          <table:table-cell table:style-name="ce26"/>
          <table:table-cell table:number-columns-repeated="3" table:style-name="ce25"/>
          <table:table-cell office:value-type="string" table:style-name="ce27">
            <text:p>Cosmogony</text:p>
          </table:table-cell>
          <table:table-cell table:style-name="ce28"/>
          <table:table-cell table:number-columns-repeated="16348" table:style-name="ce1"/>
        </table:table-row>
        <table:table-row table:style-name="ro1">
          <table:table-cell office:value-type="string" table:style-name="ce10">
            <text:p>Cothilde Volk</text:p>
          </table:table-cell>
          <table:table-cell table:style-name="ce10"/>
          <table:table-cell office:value-type="string" table:style-name="ce10">
            <text:p>Tattevin 1931</text:p>
          </table:table-cell>
          <table:table-cell office:value-type="string" table:style-name="ce10">
            <text:p>877-879</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W-ial]</text:p>
          </table:table-cell>
          <table:table-cell office:value-type="string" table:style-name="ce13">
            <text:p>Légende de la Wa-ial</text:p>
          </table:table-cell>
          <table:table-cell office:value-type="string" table:style-name="ce10">
            <text:p>Dün na Wa-ial</text:p>
          </table:table-cell>
          <table:table-cell office:value-type="string" table:style-name="ce10">
            <text:p>The people of Lon Guru and Mitsi declared war over control and ownership of a stream.</text:p>
          </table:table-cell>
          <table:table-cell office:value-type="string" table:style-name="ce14">
            <text:p>One day, an evil spirit gave birth to a boy, Wa-ial, and a girl. While they were hunting, they came across a stream that they thought they had discovered. However, the inhabitants of Lon Guru as well as those of Mtsi believed they were the first to have found it. A war ensued between the two groups. In order to find out who the stream belonged to, everyone agreed: if the spring dried up, it must have belonged to the Lon Guru. The first two men who had discovered it went up the stream singing and hitting it with reeds. They went as far as Wa-ial, where the river stoped flowing.</text:p>
          </table:table-cell>
          <table:table-cell office:value-type="string" table:style-name="ce14">
            <text:p>Un jour, un esprit mauvais donne naissance à un garçon, Wa-ial, et à une fille. Partis chasser, ils tombent sur un ruisseau qu'ils pensent avoir découvert. Or, les habitants de Lon Guru tout comme ceux de Mtsi pensent être les premiers à l'avoir trouvé. Il s'en suit une guerre entre les deux groupes. Afin de savoir à qui le ruisseau appartient, tous se mettent d'accord : si la source se tarrit, c'est qu'il appartient aux Lon Guru. Les deux premiers hommes à l'avoir découvert remontent le ruisseau en chantant et en le frappant avec des roseaux. Ils vont jusqu'à Wa-ial, où la rivière cesse de couler.</text:p>
          </table:table-cell>
          <table:table-cell office:value-type="string" table:style-name="ce10">
            <text:p>evil spirit ; steam ; war ; negotiations ; magical song</text:p>
          </table:table-cell>
          <table:table-cell office:value-type="string" table:style-name="ce14">
            <text:p>an evil spirit gives birth to children §§ people discover something while hunting §§ two groups are at war over the control of natural ressources §§ one's magical singing has power §§ human magical singing makes a river stop flowing §§ someone hits the water with a reed so that it no longer flows away</text:p>
          </table:table-cell>
          <table:table-cell table:number-columns-repeated="4" table:style-name="ce10"/>
          <table:table-cell office:value-type="string" table:style-name="ce10">
            <text:p>Wa-ial (name of the evil spirit's son and of a place) / Mtsi (name of a village) / Lon Guru (name of a village) / Rantas (name of a tribe) / Fatlang (the Wind-Stone - name of a place where the Rantas live) / Pan-Taltil (name of a place near the river)</text:p>
          </table:table-cell>
          <table:table-cell table:style-name="ce26"/>
          <table:table-cell table:number-columns-repeated="3" table:style-name="ce25"/>
          <table:table-cell office:value-type="string" table:style-name="ce45">
            <text:p>?</text:p>
          </table:table-cell>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31</text:p>
          </table:table-cell>
          <table:table-cell office:value-type="string" table:style-name="ce10">
            <text:p>498 - 499</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canoes]</text:p>
          </table:table-cell>
          <table:table-cell office:value-type="string" table:style-name="ce13">
            <text:p>Légende des Pirogues</text:p>
          </table:table-cell>
          <table:table-cell office:value-type="string" table:style-name="ce10">
            <text:p>Dün na Bulbul</text:p>
          </table:table-cell>
          <table:table-cell office:value-type="string" table:style-name="ce10">
            <text:p>To recover his arrow, Beresiu makes the first canoe; it also enables him to escape from cannibalistic villagers.</text:p>
          </table:table-cell>
          <table:table-cell office:value-type="string" table:style-name="ce14">
            <text:p>Beresiu made the first canoe. Originally from Lon Budut, he shot an arrow at a chicken, who was only wounded and managed to fly to Ambrim Island with his arrow. Beresiu wanted his arrow back. So he made a pirogue out of chopped wood and stones, sang and swam. Arriving on the neighboring island, he met the villagers of Ambrim, who returned his arrow. However, they threatened to kill him and then put him in the oven, but Beresiu managed to be put in the oven without being killed. Once the villagers had gone to the sea, he escaped from the oven by pushing aside leaves and stones, then he defecated in the leaves. He managed to reach his village in his pirogue.</text:p>
          </table:table-cell>
          <table:table-cell office:value-type="string" table:style-name="ce14">
            <text:p>Bérésiu fit la première pirogue. Originaire de Lon Budut, il tira une flèche sur une poule, qui fut seulement blessé et réussit à s’envoler jusqu’à l’île d’Ambrim avec sa flèche. Bérésiu voulut récupérer sa flèche. Ainsi, il fit une pirogue avec du bois coupé et des pierres, chanta et nagea. En arrivant sur l’île voisine, il fit connaissance avec les habitants d’Ambrim qui lui rendirent sa flèche. Cependant, ils menacèrent de le tuer puis de le mettre au four, mais Bérésiu réussit à être mis au four sans être tué. Une fois que les habitants étaient allés se baigner, il s’échappât du four en écartant les feuilles et les pierres, puis il déféqua dans les feuilles. Il réussit à rejoindre son village grâce à sa pirogue.</text:p>
          </table:table-cell>
          <table:table-cell office:value-type="string" table:style-name="ce10">
            <text:p>canoe ; arrow ; oven ; negociations ; escaping ; origin story</text:p>
          </table:table-cell>
          <table:table-cell office:value-type="string" table:style-name="ce14">
            <text:p>an injured chicken flies to a nearby island §§ a man arrives on an inhospitable island §§ a man arrives on a cannibal island §§ man escapes cannibal island in canoe §§ a man is baked in an oven</text:p>
          </table:table-cell>
          <table:table-cell table:number-columns-repeated="4" table:style-name="ce10"/>
          <table:table-cell office:value-type="string" table:style-name="ce10">
            <text:p>Bérésiu / Lon Bubut (place) / Ambrim (island) / li-abrupt (tree) / Pan-Asar (place) / Ponting (place)</text:p>
          </table:table-cell>
          <table:table-cell table:style-name="ce26"/>
          <table:table-cell table:number-columns-repeated="3" table:style-name="ce25"/>
          <table:table-cell office:value-type="string" table:style-name="ce45">
            <text:p>?</text:p>
          </table:table-cell>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float" office:value="879" table:style-name="ce10">
            <text:p>879</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Sun and the moon]</text:p>
          </table:table-cell>
          <table:table-cell office:value-type="string" table:style-name="ce13">
            <text:p>Légende du Soleil et de la lune</text:p>
          </table:table-cell>
          <table:table-cell office:value-type="string" table:style-name="ce10">
            <text:p>Dün na ial ae ul</text:p>
          </table:table-cell>
          <table:table-cell office:value-type="string" table:style-name="ce10">
            <text:p>The sun and the moon argue and give each other their current characteristics in the process.</text:p>
          </table:table-cell>
          <table:table-cell office:value-type="string" table:style-name="ce14">
            <text:p>The sun and the moon argue while cooking yams. The moon throws the sun into the fire, giving it its heat, and the sun throws the moon into the water, making it cold. This quarrel explains why they are no longer together.</text:p>
          </table:table-cell>
          <table:table-cell office:value-type="string" table:style-name="ce14">
            <text:p>Le soleil et la lune se disputent en cuisant des ignames. La lune jette le soleil dans le feu, lui donnant sa chaleur, et le soleil jette la lune dans l’eau, la rendant froide. Cette querelle explique pourquoi ils ne sont plus ensemble</text:p>
          </table:table-cell>
          <table:table-cell office:value-type="string" table:style-name="ce10">
            <text:p>sun ; moon ; argument ; origin myth</text:p>
          </table:table-cell>
          <table:table-cell office:value-type="string" table:style-name="ce14">
            <text:p>celestial beings depicted as humans §§ celestial beings eating yams §§ celestial eating <text:s/>§§Two groups quarrel while cooking yams.§§</text:p>
          </table:table-cell>
          <table:table-cell table:style-name="ce56"/>
          <table:table-cell office:value-type="string" table:style-name="ce24">
            <text:p><text:s/></text:p>
          </table:table-cell>
          <table:table-cell office:value-type="string" table:style-name="ce24">
            <text:p>moon ; sun</text:p>
          </table:table-cell>
          <table:table-cell table:number-columns-repeated="2" table:style-name="ce25"/>
          <table:table-cell table:style-name="ce26"/>
          <table:table-cell table:style-name="ce25"/>
          <table:table-cell office:value-type="string" table:style-name="ce24">
            <text:p>manikon <text:s/>; tous les mythes de spération des éspèces/</text:p>
          </table:table-cell>
          <table:table-cell office:value-type="string" table:style-name="ce24">
            <text:p>A and B live together, quarrel, and end up living on opposite sides.</text:p>
          </table:table-cell>
          <table:table-cell office:value-type="string" table:style-name="ce27">
            <text:p>cosmogony</text:p>
          </table:table-cell>
          <table:table-cell office:value-type="string" table:style-name="ce28">
            <text:p>Forever Apart</text:p>
          </table:table-cell>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string" table:style-name="ce10">
            <text:p>879-880</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ias of the Bangiti rock]</text:p>
          </table:table-cell>
          <table:table-cell office:value-type="string" table:style-name="ce13">
            <text:p>Légende du ias du rocher Bangiti</text:p>
          </table:table-cell>
          <table:table-cell office:value-type="string" table:style-name="ce10">
            <text:p>Ias na Bangiti</text:p>
          </table:table-cell>
          <table:table-cell office:value-type="string" table:style-name="ce10">
            <text:p>An ias eats a woman’s children, gets killed, and becomes a fish after being thrown into the sea.</text:p>
          </table:table-cell>
          <table:table-cell office:value-type="string" table:style-name="ce14">
            <text:p>A woman lives with her children on the Bangiti rock. In the earth lives an ias, a man with a body covered in hair who feeds on humans, especially women and children. One day, he climbs onto the rock, and the woman asks him to watch over her children, but he eats them. The woman goes to complain to the inhabitants of Lon Bwé, who kill the ias and throw it into the sea, where it turns into a fish.</text:p>
          </table:table-cell>
          <table:table-cell office:value-type="string" table:style-name="ce14">
            <text:p>Une femme habite avec ses enfants sur le rocher Bangiti. Dans la terre habite un ias, un homme au corps couvert de poils qui habite dans la terre et se nourrit d'hommes et d'enfants. Un jour, il monte sur le rocher, et la femme lui demande de surveiller ses enfants, mais il les mange. La femme va s'en plaindre aux habitants de Lon Bwé qui tuent le ias et le jettent à la mer où il se transforme en poisson.</text:p>
          </table:table-cell>
          <table:table-cell office:value-type="string" table:style-name="ce10">
            <text:p>evil creature ; anthropophagy ; murder ; metamorphosis</text:p>
          </table:table-cell>
          <table:table-cell office:value-type="string" table:style-name="ce14">
            <text:p>a human lives on a rock <text:s/>§§ a parent entrusts the supervision of his children to someone else §§ a human-like creature eats human §§ someone eats humans §§ someone eats children §§ the inhabitants of a village take revenge on someone who wrong one of them §§ a human metamorphosis into a fish after being throwned into the sea §§ someone metamorphosis into a fish</text:p>
          </table:table-cell>
          <table:table-cell table:number-columns-repeated="2" table:style-name="ce10"/>
          <table:table-cell office:value-type="string" table:style-name="ce10">
            <text:p>ias (a man with a body covered in hair who feeds on humans, especially women and children)</text:p>
          </table:table-cell>
          <table:table-cell office:value-type="string" table:style-name="ce10">
            <text:p>Bangiti (name of the rock) ; Lon Bwé (name of a village)</text:p>
          </table:table-cell>
          <table:table-cell table:style-name="ce10"/>
          <table:table-cell table:style-name="ce26"/>
          <table:table-cell table:number-columns-repeated="2" table:style-name="ce25"/>
          <table:table-cell office:value-type="string" table:style-name="ce24">
            <text:p>A is not like B. B entrusts A with the care of C and D. B eats C and D. B and other Bs kill A. A undergoes a metamorphosis and escapes.</text:p>
          </table:table-cell>
          <table:table-cell office:value-type="string" table:style-name="ce27">
            <text:p>victory over a non-human</text:p>
          </table:table-cell>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31</text:p>
          </table:table-cell>
          <table:table-cell office:value-type="string" table:style-name="ce10">
            <text:p>499-500</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Saon-Bwerang] [or origin of the fire]</text:p>
          </table:table-cell>
          <table:table-cell office:value-type="string" table:style-name="ce13">
            <text:p>Légende de Saon-Bwerang ou origine du feu</text:p>
          </table:table-cell>
          <table:table-cell office:value-type="string" table:style-name="ce10">
            <text:p>Dün na Saon-Bwerang / Taptunan na ap</text:p>
          </table:table-cell>
          <table:table-cell office:value-type="string" table:style-name="ce10">
            <text:p>A man, sitting on a rock and charming women, discovers fire by watching two branches rub together.</text:p>
          </table:table-cell>
          <table:table-cell office:value-type="string" table:style-name="ce14">
            <text:p>Saon-Bwerang sits on a rock at Pan-Ap. He charms the women: when a woman goes fishing, he grates an herb called Seng while singing, and the smell attracts them. This is how he discovers fire, by observing two branches of a tree rubbing against each other, from which a fire springs. Afterwards, all the men go to look for fire at this spot.</text:p>
          </table:table-cell>
          <table:table-cell office:value-type="string" table:style-name="ce14">
            <text:p>Saon-Bwerang est assis sur un rocher à Pan-Ap. Il charme les femmes : lorsqu’une femme va pêcher, il râpe une herbe appelée Seng en chantant, et l’odeur les attire. C’est ainsi qu’il découvre le feu, en observant deux branches d’un arbre se frotter l’une contre l’autre, d’où jaillit un feu. Ensuite, tous les hommes vont chercher le feu à cet endroit.</text:p>
          </table:table-cell>
          <table:table-cell office:value-type="string" table:style-name="ce10">
            <text:p>seduction ; magic herb ; <text:s/>fire ; branches ; origin myth</text:p>
          </table:table-cell>
          <table:table-cell office:value-type="string" table:style-name="ce14">
            <text:p>a man charms women with a herb §§ a man charms women with a plant §§ a man charms women with a being §§ a man discovers something by observing §§ a man discovers fire by observing §§</text:p>
          </table:table-cell>
          <table:table-cell table:style-name="ce10"/>
          <table:table-cell office:value-type="string" table:style-name="ce10">
            <text:p>Li-amdal (tree) ; Seng (herb)</text:p>
          </table:table-cell>
          <table:table-cell table:style-name="ce10"/>
          <table:table-cell office:value-type="string" table:style-name="ce10">
            <text:p>Pan-Ap (place) / Buila-arkon <text:s/>(rock)</text:p>
          </table:table-cell>
          <table:table-cell office:value-type="string" table:style-name="ce10">
            <text:p>Saon-Bwerang</text:p>
          </table:table-cell>
          <table:table-cell table:style-name="ce26"/>
          <table:table-cell table:number-columns-repeated="2" table:style-name="ce25"/>
          <table:table-cell office:value-type="string" table:style-name="ce24">
            <text:p>A discovers B by accident. B is then made available for everyone else.</text:p>
          </table:table-cell>
          <table:table-cell office:value-type="string" table:style-name="ce27">
            <text:p>Origin of fire as a technique (teknogonie)</text:p>
          </table:table-cell>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Tattevin 1931</text:p>
          </table:table-cell>
          <table:table-cell office:value-type="string" table:style-name="ce10">
            <text:p>880-881</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the ias of Pantaial]</text:p>
          </table:table-cell>
          <table:table-cell office:value-type="string" table:style-name="ce13">
            <text:p>Le ias de Pantaial</text:p>
          </table:table-cell>
          <table:table-cell office:value-type="string" table:style-name="ce10">
            <text:p>Ias na Pantaial</text:p>
          </table:table-cell>
          <table:table-cell office:value-type="string" table:style-name="ce24">
            <text:p>An ias repeatedly abducts children, but after being tracked and killed by the villagers, its body is divided, and its bones are kept as protective charms and amulets.</text:p>
          </table:table-cell>
          <table:table-cell office:value-type="string" table:style-name="ce14">
            <text:p>In the village of Pantaial, an ias twice takes advantage of the absence of adults to abduct a child and eat him. The third time, an adult stays and hides under a mat to avoid being seen by the ias. Once it has taken a child, the man chases it to find out where it lives. He then returns with the rest of the village to kill it, but it remains untraceable. The inhabitants then move to Lon Sing. The inhabitants of Pon-Rah, Panwa, Ponorwol, and Bunglap come to dig but do not find it. Finally, those of Lon-lé-Bulé find it and kill it. They cut it up and share it. Its bones are used to make charms and amulets that the Lon-lé-Bulé still keep today, to protect themselves in case of a fight.</text:p>
          </table:table-cell>
          <table:table-cell office:value-type="string" table:style-name="ce14">
            <text:p>Dans le village de Pantaial, un ias profite deux fois de l’absence des adultes pour venir enlever un enfant et le manger. La troisième fois, un adulte reste et se cache sous un tapis pour ne pas être vu par l’ias. Une fois qu’il a pris un enfant, l’homme le poursuit pour découvrir où il habite. Il revient ensuite avec le reste du village pour le tuer, mais il reste introuvable. Les habitants se déplacent alors à Lon Sing. Les habitants de Pon-Rah, Panwa, Ponorwol et Bunglap viennent creuser sans le trouver. Enfin, ceux de Lon-lé-Bulé le trouvent et le tuent. Ils le découpent et le partagent. Ses os sont utilisés pour fabriquer des charmes et des amulettes que les Lon-lé-Bulé conservent encore aujourd’hui, afin de se protéger en cas de combat.</text:p>
          </table:table-cell>
          <table:table-cell office:value-type="string" table:style-name="ce10">
            <text:p>ias ; anthropophagy ; murder ; charms ; amulets<text:s text:c="2"/></text:p>
          </table:table-cell>
          <table:table-cell office:value-type="string" table:style-name="ce14">
            <text:p>children being left without supervision get killed §§ a human eating creature §§ a human eating other humans §§ children getting eaten §§ someone hides under a mat to see something without being seen §§ the inhabitants of a village take revenge on someone who wrong one of them §§ someone is killed and dismembered §§ a group migrates to an other village for safety §§ bones used as charms and amulets</text:p>
          </table:table-cell>
          <table:table-cell table:number-columns-repeated="2" table:style-name="ce10"/>
          <table:table-cell office:value-type="string" table:style-name="ce10">
            <text:p>Ias</text:p>
          </table:table-cell>
          <table:table-cell office:value-type="string" table:style-name="ce10">
            <text:p>Pantaial (village) / Lon Sing (village) / Pon-Rah (village) / Panwa (village) / Ponorwol (village) / Bunglap (village) / Lon-lé-Bulé (village)</text:p>
          </table:table-cell>
          <table:table-cell table:style-name="ce10"/>
          <table:table-cell table:style-name="ce26"/>
          <table:table-cell table:number-columns-repeated="2" table:style-name="ce25"/>
          <table:table-cell office:value-type="string" table:style-name="ce24">
            <text:p>Children disappear. A discovers that B is eating them. A tracks B and kills him. B’s bones are used as amulets against all Bs.</text:p>
          </table:table-cell>
          <table:table-cell office:value-type="string" table:style-name="ce27">
            <text:p>victory over a non-human</text:p>
          </table:table-cell>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31</text:p>
          </table:table-cell>
          <table:table-cell office:value-type="float" office:value="500" table:style-name="ce10">
            <text:p>500</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circumcision]</text:p>
          </table:table-cell>
          <table:table-cell office:value-type="string" table:style-name="ce13">
            <text:p>Légende de la Circoncision</text:p>
          </table:table-cell>
          <table:table-cell office:value-type="string" table:style-name="ce10">
            <text:p>Dün na Whabo</text:p>
          </table:table-cell>
          <table:table-cell office:value-type="string" table:style-name="ce10">
            <text:p>A woman cuts off her husband's penis to avoid pain during intercourse: this is the invention of circumcision.</text:p>
          </table:table-cell>
          <table:table-cell office:value-type="string" table:style-name="ce14">
            <text:p>A woman is afraid of her husband. She experiences great pain during intercourse because her husband’s penis is too long. One day, she sets a trap for him: she climbs to the top of an almond tree with a sharpened bamboo. When her husband finds her, unable to reach her but still wanting to have sex, he extends his penis toward the top of the tree. The wife, seeing it rise, cuts it off with the bamboo. She explains to her husband that this will make intercourse less painful. Since then, the children are circumcised.</text:p>
          </table:table-cell>
          <table:table-cell office:value-type="string" table:style-name="ce14">
            <text:p>Une femme a peur de son mari. Elle ressent une grande douleur pendant les rapports sexuels, car le pénis de son mari est trop long. Un jour, elle lui tend un piège : elle monte se percher au sommet d’un amandier avec un bambou aiguisé. Quand son mari la retrouve, incapable de l’atteindre mais voulant tout de même avoir des rapports sexuels, il envoie son pénis vers le haut de l’arbre pour avoir des rapports depuis le sommet. La femme, voyant le pénis de son mari se dresser, le coupe avec le bambou. Elle lui explique qu’ainsi, les rapports seront moins douloureux. Depuis, les enfants sont circoncis.</text:p>
          </table:table-cell>
          <table:table-cell office:value-type="string" table:style-name="ce10">
            <text:p>circumcision ; husband and wife ; bamboo ; pénis ; tree ; reproduction ; pain</text:p>
          </table:table-cell>
          <table:table-cell office:value-type="string" table:style-name="ce14">
            <text:p>a woman betrays her husband §§ a woman wants to trap her husband in order to cut his penis off §§ the body parts are absolutely immense §§ a woman cuts off part of her husband's body §§ a woman cuts off her husband's penisa human is cut up by one of his relatives</text:p>
          </table:table-cell>
          <table:table-cell table:style-name="ce56"/>
          <table:table-cell table:number-columns-repeated="3" table:style-name="ce24"/>
          <table:table-cell office:value-type="string" table:style-name="ce24">
            <text:p>/</text:p>
          </table:table-cell>
          <table:table-cell table:style-name="ce26"/>
          <table:table-cell table:number-columns-repeated="3" table:style-name="ce25"/>
          <table:table-cell office:value-type="string" table:style-name="ce27">
            <text:p>Origin of social practice (circumcision)</text:p>
          </table:table-cell>
          <table:table-cell office:value-type="string" table:style-name="ce28">
            <text:p>off with their head</text:p>
          </table:table-cell>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31</text:p>
          </table:table-cell>
          <table:table-cell office:value-type="string" table:style-name="ce10">
            <text:p>501-504</text:p>
          </table:table-cell>
          <table:table-cell table:number-columns-repeated="2" table:style-name="ce48"/>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25"/>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a star]</text:p>
          </table:table-cell>
          <table:table-cell office:value-type="string" table:style-name="ce13">
            <text:p>Légende d'une étoile</text:p>
          </table:table-cell>
          <table:table-cell office:value-type="string" table:style-name="ce10">
            <text:p>Dün na teburbur sü</text:p>
          </table:table-cell>
          <table:table-cell office:value-type="string" table:style-name="ce10">
            <text:p>A mother eats her daughter’s meal and replaces it with excrement, prompting the grandmother to ask a star for fruit, and when the star refuses, she sings to dismember it, but the star in turn dismembers the little girl, who is ultimately eaten by her grandmother.</text:p>
          </table:table-cell>
          <table:table-cell office:value-type="string" table:style-name="ce14">
            <text:p>A girl, her mother, and her grandmother are planting taros. While the grandmother carries the little girl, the mother works and, feeling hungry, eats her daughter’s food, then defecates in some leaves and puts them in the basket. The child is still hungry, so the mother tells the grandmother to take the basket and eat under a coconut tree, but the grandmother smells the bad odor. After moving under three different coconut trees, she throws away the leaves containing the excrement. But the girl is still hungry. Then the grandmother sees a star at the top of an apple tree and asks it to drop a fruit for the little girl, but the star only drops seeds, three times in a row, which makes the girl cry. The grandmother begins to sing: the first song makes the star lose a leg, the second song makes it lose the other leg, the third a arm, and the fourth the other arm. The star falls; the grandmother puts it in the basket and asks the little girl to watch it while she goes to fetch firewood. While the grandmother is away, the star tells the girl to sing like her grandmother but in reverse. The star’s limbs reappear one by one. Then the star sings the grandmother’s song, and the little girl loses her limbs one by one. The star puts the girl in the basket, and the grandmother thinks it is still the star. She makes a fire and eats her little girl. Upon seeing the star, the grandmother realizes her mistake. She chases the star, which flees deep into the forest.</text:p>
          </table:table-cell>
          <table:table-cell office:value-type="string" table:style-name="ce14">
            <text:p>Une fille, une mère et une grand-mère plantent des taros. Alors que la grand-mère porte la petite fille, la mère travaille et, ayant faim, mange la nourriture de sa fille, puis défèque dans des feuilles qu’elle met dans le panier. L’enfant a faim, alors la mère demande à la grand-mère de prendre le panier et de manger sous un cocotier, mais la grand-mère sent la mauvaise odeur. Après avoir changé trois fois de cocotier, elle jette les feuilles contenant les excréments. Mais la fille a toujours faim. Alors la grand-mère voit une étoile au sommet d’un pommier et lui demande de jeter un fruit pour la petite fille, mais l’étoile ne jette que des noyaux, et ce à trois reprises, ce qui fait pleurer la fille. La grand-mère commence alors à chanter : le premier chant fait perdre une jambe à l’étoile, le deuxième chant lui fait perdre l’autre jambe, le troisième un bras, et le quatrième l’autre bras. L’étoile tombe ; la grand-mère la met dans le panier et demande à la petite fille de la surveiller pendant qu’elle va chercher de quoi faire un feu. Pendant son absence, l’étoile dit à la fille de chanter comme sa grand-mère mais en inversant le chant. Les membres de l’étoile réapparaissent un par un. Puis l’étoile chante le chant de la grand-mère et la petite fille perd ses membres un par un. L’étoile met la fille dans le panier, et la grand-mère croit qu’il s’agit toujours de l’étoile. Elle fait un feu et mange sa petite fille. En voyant l’étoile, la grand-mère comprend son erreur. Elle chasse l’étoile, qui s’enfuit au fin fond de la forêt.</text:p>
          </table:table-cell>
          <table:table-cell office:value-type="string" table:style-name="ce10">
            <text:p>star ; mother ; grandmother ; taro ; excrements ; fruit ; magical song ; parricide ; murder ; revenge</text:p>
          </table:table-cell>
          <table:table-cell office:value-type="string" table:style-name="ce14">
            <text:p>a woman starves her daughter §§ celestial beings depicted as humans §§ celestial eating §§ one's magical singing has power §§ one's magical singing has power to dismember a human being §§ one's magical singing has power to dismember a spirit §§ one's magical singing has power to give back the bodyparts of a spirit §§ parricide §§ a woman eats a family member by mistake §§ a human eats a family member by mistake</text:p>
          </table:table-cell>
          <table:table-cell table:style-name="ce56"/>
          <table:table-cell table:number-columns-repeated="4" table:style-name="ce25"/>
          <table:table-cell table:style-name="ce26"/>
          <table:table-cell table:number-columns-repeated="3" table:style-name="ce25"/>
          <table:table-cell office:value-type="string" table:style-name="ce45">
            <text:p>?</text:p>
          </table:table-cell>
          <table:table-cell office:value-type="string" table:style-name="ce28">
            <text:p>Glutonny leads to death</text:p>
          </table:table-cell>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attevin 1931</text:p>
          </table:table-cell>
          <table:table-cell office:value-type="string" table:style-name="ce10">
            <text:p>509-512</text:p>
          </table:table-cell>
          <table:table-cell table:number-columns-repeated="2" table:style-name="ce17"/>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10"/>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a Banian]</text:p>
          </table:table-cell>
          <table:table-cell office:value-type="string" table:style-name="ce13">
            <text:p>Légende d'un Banian</text:p>
          </table:table-cell>
          <table:table-cell office:value-type="string" table:style-name="ce10">
            <text:p>Dün na Li-bak</text:p>
          </table:table-cell>
          <table:table-cell office:value-type="string" table:style-name="ce10">
            <text:p>A man steals a woman's wings while she's bathing, then she finds them thanks to her cries, flees and escapes her husband by cutting the path in half.</text:p>
          </table:table-cell>
          <table:table-cell office:value-type="string" table:style-name="ce14">
            <text:p>Winged beings from a village “beyond the sea” liked to bathe in a river. A man from the village where they bathed wanted a wife, he was already married. So one day, a woman put down her wings, asked her daughter to look after them and went for a swim. However, the man stole and buried the wings. On his return, the woman couldn't find them and began to cry, so the man invited the woman and child to his home. After an argument, the woman's cries dug into the ground, revealing her wings. She left with her child for her village. The man then decided to make arrows, and shot one which landed on the Banian tree next to the woman's house, then the arrows piled up until they created a bridge surrounded by the Banian tree's roots. The man stood in the branches of the tree and threw fruit, which the child found and brought back to his mother, so she discovered him. Despite her refusal, the three of them set off along the same path, but she cut the path in two with a hidden axe. This way, one part would lead to the winged beings’s village and the other to the human's.</text:p>
          </table:table-cell>
          <table:table-cell office:value-type="string" table:style-name="ce57">
            <text:p>Des êtres ailés [albir] d’un village « au-delà de la mer » aimaient se baigner dans une rivière. Un homme du village, où ils se baignaient, désirait une femme, il était déjà marié. Alors un jour, une femme déposa ses ailes, demanda à sa fille de les surveiller et alla se baigner. Cependant, l’homme déroba et enterra les ailes. À son retour, la femme ne les retrouvant pas se mit à pleurer, l’homme invita donc la femme et l’enfant chez lui. Après une dispute, les pleurs de la femme creusèrent le sol ce qui dévoila ses ailes. Elle partit avec son enfant dans son village. L’homme décida donc de fabriquer des flèches, il en lança une qui arriva sur le Banian à côté de la maison de la femme, puis les flèches tirées s’empilèrent jusqu’à créer un pont entouré des racines du Banian. L’homme se mit dans les branches de l’arbre et lança des fruits que l’enfant trouvait et rapportait à sa mère, ainsi, elle le découvrit. Malgré son refus, ils partirent tous les trois par le même chemin, mais elle coupa le chemin en deux à l’aide d’une hache cachée. Ainsi, une partie serait au village des êtres ailés et l’autre partie à celui de l’homme.</text:p>
          </table:table-cell>
          <table:table-cell office:value-type="string" table:style-name="ce10">
            <text:p>wings ; winged beings ; polygamy ; thief ; <text:s/>husband and wife ; arrows ; banian ; axe</text:p>
          </table:table-cell>
          <table:table-cell office:value-type="string" table:style-name="ce14">
            <text:p>one or several women have wings §§ Women live in the sky §§ A woman lives in the sky §§ winged beings like to bathe §§ a man steals a woman's wings §§ someone steals someone else's wings §§ a man steals a woman's wings, then marries her §§ someone steals someone else's wings, they get married §§ A man prevents a woman from returning to the sky §§ <text:s/>a woman finds her wings while crying §§ someone finds theirs wings while crying §§ a bridge of arrows §§ a bridge of arrows is cut §§ one spouse prevents the other from returning to its animal form</text:p>
          </table:table-cell>
          <table:table-cell table:number-columns-repeated="3" table:style-name="ce10"/>
          <table:table-cell office:value-type="string" table:style-name="ce10">
            <text:p>Watün (river) / Lon bwili (village of the man) / Mut (rock)</text:p>
          </table:table-cell>
          <table:table-cell table:number-columns-repeated="3" table:style-name="ce10"/>
          <table:table-cell office:value-type="string" table:style-name="ce10">
            <text:p>conte type de la femme cygne et du motif du vol de l'habit animal</text:p>
          </table:table-cell>
          <table:table-cell table:style-name="ce10"/>
          <table:table-cell office:value-type="string" table:style-name="ce15">
            <text:p>Impossible meeting between two worlds: marriage to a non-human spouse</text:p>
          </table:table-cell>
          <table:table-cell office:value-type="string" table:style-name="ce15">
            <text:p>Women are winged §§ A man sees the winged women bathing or picking (he sees them arrive on earth) §§ the man prevents a woman from flying (steals her wings or kidnaps her) §§ the other winged women fly away and leave §§ the man and the winged woman get married (§§ the woman returns to heaven after her husband betrays her §§ the man tries to look for her in heaven but can't)</text:p>
          </table:table-cell>
          <table:table-cell table:style-name="ce31"/>
          <table:table-cell office:value-type="string" table:style-name="ce31">
            <text:p>Swan maiden</text:p>
          </table:table-cell>
          <table:table-cell office:value-type="string" table:style-name="ce31">
            <text:p>vol de l'habit animal</text:p>
          </table:table-cell>
          <table:table-cell table:number-columns-repeated="16345"/>
        </table:table-row>
        <table:table-row table:style-name="ro1">
          <table:table-cell office:value-type="string" table:style-name="ce10">
            <text:p>Léa Manini</text:p>
          </table:table-cell>
          <table:table-cell table:style-name="ce10"/>
          <table:table-cell office:value-type="string" table:style-name="ce10">
            <text:p>Tattevin 1931</text:p>
          </table:table-cell>
          <table:table-cell office:value-type="string" table:style-name="ce10">
            <text:p>506-509</text:p>
          </table:table-cell>
          <table:table-cell table:number-columns-repeated="2" table:style-name="ce17"/>
          <table:table-cell office:value-type="string" table:style-name="ce10">
            <text:p>Vanuatu, Central</text:p>
          </table:table-cell>
          <table:table-cell office:value-type="string" table:style-name="ce10">
            <text:p>Saa (South Pentecost)</text:p>
          </table:table-cell>
          <table:table-cell office:value-type="string" table:style-name="ce10">
            <text:p>Saa</text:p>
          </table:table-cell>
          <table:table-cell office:value-type="string" table:style-name="ce10">
            <text:p>French</text:p>
          </table:table-cell>
          <table:table-cell office:value-type="string" table:style-name="ce10">
            <text:p>yes</text:p>
          </table:table-cell>
          <table:table-cell office:value-type="string" table:style-name="ce10">
            <text:p>??</text:p>
          </table:table-cell>
          <table:table-cell office:value-type="float" office:value="1931" table:style-name="ce10">
            <text:p>1931</text:p>
          </table:table-cell>
          <table:table-cell table:style-name="ce10"/>
          <table:table-cell office:value-type="string" table:content-validation-name="val1" table:style-name="ce29">
            <text:p>≈ 16.0° S, 168.4° E</text:p>
          </table:table-cell>
          <table:table-cell office:value-type="string" table:content-validation-name="val2" table:style-name="ce10">
            <text:p>Père Tattevin</text:p>
          </table:table-cell>
          <table:table-cell office:value-type="string" table:style-name="ce10">
            <text:p>Père Tattevin</text:p>
          </table:table-cell>
          <table:table-cell office:value-type="string" table:style-name="ce10">
            <text:p>[The Legend of Milisitar]</text:p>
          </table:table-cell>
          <table:table-cell office:value-type="string" table:style-name="ce13">
            <text:p>Légende de Malisitar</text:p>
          </table:table-cell>
          <table:table-cell office:value-type="string" table:style-name="ce10">
            <text:p>Dün na Malisitar</text:p>
          </table:table-cell>
          <table:table-cell office:value-type="string" table:style-name="ce10">
            <text:p>A man marries the two daughters of a snake and betrays them by killing her (the snake) out of fear.</text:p>
          </table:table-cell>
          <table:table-cell office:value-type="string" table:style-name="ce14">
            <text:p>In Pan Asar, the sea serpent, Malisitar, had given birth to two daughters. They lived together under a stone. A man had planted cabbages, which Malisitar had asked her daughters to pick. The man realized twice that his cabbages were being stolen, so the third time he hid and discovered the two sisters. He married them, even though they didn't want to leave their mother. He asked them to bring their mother back to the family home, and despite their reluctance, they did so, enticing her with a song. Once inside the house, the man promised his wives that he would look after Malisitar. Despite his promise, he set fire to the house because of his fear of the snake. The daughters realized that their mother had died, recognizing her mottled skin in the ashes, and cried.</text:p>
          </table:table-cell>
          <table:table-cell office:value-type="string" table:style-name="ce14">
            <text:p>Le serpent de mer, Malisitar, avait donné naissance à deux filles à Pan Asar. Elles vivaient ensemble sous une pierre. Un homme avait planté des choux, que Malisitar avait demandé à ses filles d’aller cueillir. L’homme comprit à deux reprises qu’on lui dérobait ses choux, alors la troisième fois, il se cacha et découvrit les deux sœurs. Il les épousa même si elles ne voulaient pas quitter leur mère. Il leur demanda de ramener leur mère dans la maison familiale, elles firent ainsi malgré leur réticence en l’attirant par un chant. Une fois arrivée dans la maison, l’homme promit à ses femmes qu’il veillerait sur Malisitar. Malgré sa promesse, il mit le feu à la maison par peur du serpent. Les filles comprirent que leur mère était morte en reconnaissant sa peau tachetée dans les cendres, elles pleurèrent leur mère.</text:p>
          </table:table-cell>
          <table:table-cell office:value-type="string" table:style-name="ce10">
            <text:p>spirit ; snake ; sisters ; husband and wife ; polygamy ; murder ; magical song ; trahison</text:p>
          </table:table-cell>
          <table:table-cell office:value-type="string" table:style-name="ce14">
            <text:p>a snake gives birth §§ an animal gives birth §§ a spirit gives birth §§ a man marries a woman/women in exchange for something §§ a man kills a snake with fire §§ a man kills an animal with fire §§ a man kills his wife's parent §§ man kills wife's parent with fire</text:p>
          </table:table-cell>
          <table:table-cell table:number-columns-repeated="3" table:style-name="ce10"/>
          <table:table-cell office:value-type="string" table:style-name="ce10">
            <text:p>Pan Asar (place) / Ar bal (rock) / Ponorwol (village)</text:p>
          </table:table-cell>
          <table:table-cell office:value-type="string" table:style-name="ce10">
            <text:p>Malisitar</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table:number-columns-repeated="4" table:style-name="ce33"/>
          <table:table-cell table:number-columns-repeated="2" table:style-name="ce34"/>
          <table:table-cell table:number-columns-repeated="8" table:style-name="ce33"/>
          <table:table-cell table:content-validation-name="val1" table:style-name="ce33"/>
          <table:table-cell table:content-validation-name="val2" table:style-name="ce33"/>
          <table:table-cell table:number-columns-repeated="2" table:style-name="ce33"/>
          <table:table-cell table:style-name="ce37"/>
          <table:table-cell table:number-columns-repeated="2" table:style-name="ce33"/>
          <table:table-cell table:number-columns-repeated="2" table:style-name="ce38"/>
          <table:table-cell table:style-name="ce33"/>
          <table:table-cell table:style-name="ce38"/>
          <table:table-cell table:number-columns-repeated="5" table:style-name="ce33"/>
          <table:table-cell table:style-name="ce58"/>
          <table:table-cell table:number-columns-repeated="3" table:style-name="ce59"/>
          <table:table-cell table:style-name="ce60"/>
          <table:table-cell table:style-name="ce61"/>
          <table:table-cell table:number-columns-repeated="3" table:style-name="ce62"/>
          <table:table-cell table:number-columns-repeated="16345"/>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39-41</text:p>
          </table:table-cell>
          <table:table-cell table:number-columns-repeated="2" table:style-name="ce17"/>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office:value-type="string" table:style-name="ce10">
            <text:p>Eng</text:p>
          </table:table-cell>
          <table:table-cell office:value-type="string" table:style-name="ce10">
            <text:p>yes</text:p>
          </table:table-cell>
          <table:table-cell office:value-type="string" table:style-name="ce10">
            <text:p>Kalsarap Namaf</text:p>
          </table:table-cell>
          <table:table-cell table:number-columns-repeated="2" table:style-name="ce10"/>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the pig wife</text:p>
          </table:table-cell>
          <table:table-cell office:value-type="string" table:style-name="ce13">
            <text:p>[la femme-cochon]</text:p>
          </table:table-cell>
          <table:table-cell office:value-type="string" table:style-name="ce10">
            <text:p>Wak nmatu</text:p>
          </table:table-cell>
          <table:table-cell office:value-type="string" table:style-name="ce10">
            <text:p>A man exchanges his wife for a female pig to work the land better, but the pig makes a mess of his house, so he kills it.</text:p>
          </table:table-cell>
          <table:table-cell office:value-type="string" table:style-name="ce14">
            <text:p>This is the story told to him long ago by a man named Wili Santo. A man spent a lot of time with his wife. One day, the couple went to visit a friend. This friend had a female pig. The man offered to exchange the pig for his wife, saying that his wife didn’t work the land as well as the pig. The deal was struck, and the men exchanged “their wives.” Once they arrived at the man’s house, the pig dug up the earth and made a mess of the house. The man threatened his new “wife” and asked her to make something good to eat, but the pig didn’t understand human language. So the man struck and killed the pig.</text:p>
          </table:table-cell>
          <table:table-cell office:value-type="string" table:style-name="ce14">
            <text:p>C’est l’histoire que Wili Santo lui a racontée il y a fort longtemps. Un homme passait beaucoup de temps avec sa femme. Un jour, le couple alla voir un ami. Cet ami avait une truie. L’homme proposa à son ami d’échanger la truie contre sa femme, disant que sa femme ne travaillait pas la terre aussi bien que la truie. L’échange fut conclu, les hommes échangèrent « leurs femmes ». Une fois arrivée à la maison de l’homme, la truie creusa la terre et saccagea la maison. L’homme menaça sa nouvelle femme (truie), et lui demanda de faire quelque chose de bon à manger mais celle-ci ne comprenait pas la langue des humains. Alors l’homme frappa et tua la truie.</text:p>
          </table:table-cell>
          <table:table-cell office:value-type="string" table:style-name="ce10">
            <text:p>pig ; husband and wife ; working the land ; murder ; threat</text:p>
          </table:table-cell>
          <table:table-cell office:value-type="string" table:style-name="ce14">
            <text:p>anthropomorphism §§ a pig takes the social place of a human woman §§ an animal takes the social place of a human §§ men exchange wives §§ two friends exchange wives §§ a man kills his wife§§ a man kills his wife-pig §§a man kills his wife-animal</text:p>
          </table:table-cell>
          <table:table-cell table:number-columns-repeated="9" table:style-name="ce10"/>
          <table:table-cell table:number-columns-repeated="2" table:style-name="ce15"/>
          <table:table-cell table:number-columns-repeated="3" table:style-name="ce31"/>
          <table:table-cell table:number-columns-repeated="16345"/>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41-42</text:p>
          </table:table-cell>
          <table:table-cell table:number-columns-repeated="2" table:style-name="ce17"/>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office:value-type="string" table:style-name="ce10">
            <text:p>Eng</text:p>
          </table:table-cell>
          <table:table-cell office:value-type="string" table:style-name="ce10">
            <text:p>yes</text:p>
          </table:table-cell>
          <table:table-cell office:value-type="string" table:style-name="ce10">
            <text:p>Kalsarap Namaf</text:p>
          </table:table-cell>
          <table:table-cell table:number-columns-repeated="2" table:style-name="ce10"/>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Kalsarap on coconuts</text:p>
          </table:table-cell>
          <table:table-cell office:value-type="string" table:style-name="ce13">
            <text:p>[Kalsarap sur les noix de coco]</text:p>
          </table:table-cell>
          <table:table-cell table:style-name="ce10"/>
          <table:table-cell office:value-type="string" table:style-name="ce10">
            <text:p>A young man sees a coconut blossom from the head of his father, buried as he had told him to.</text:p>
          </table:table-cell>
          <table:table-cell office:value-type="string" table:style-name="ce14">
            <text:p>A man's wife had died, and he was raising his son alone. One day, when he felt death coming, he told his son that, when the day will come, a tree would grow from his grave, and that it should not be uprooted. After the father's death, the son went to the grave. After a while, a small tree appeared. A coconut tree had grown out of his father's head.</text:p>
          </table:table-cell>
          <table:table-cell office:value-type="string" table:style-name="ce63">
            <text:p>La femme d’un homme était morte, il élevait seul son fils. Un jour, quand il sentit la mort venir, il dit à son fils que, quand le jour serait venu, un arbre grandirait de sa tombe et qu’il ne faudrait alors pas l’arracher. Après la mort du père, le fils alla sur la tombe. Après quelque temps, un petit arbre était apparu : un cocotier était sorti de la tête de son père.</text:p>
          </table:table-cell>
          <table:table-cell office:value-type="string" table:style-name="ce10">
            <text:p>father and son ; old man ; burrial ; coconut tree</text:p>
          </table:table-cell>
          <table:table-cell office:value-type="string" table:style-name="ce14">
            <text:p>someone gives instructions on how to bury their corpse §§ someone tells their loved one not to cut down a plant that comes out of their corpse §§ <text:s/>father tells his son not to cut down a plant that comes out of their corpse §§ a plant is born from a specific part of a corpse's body §§ dead man's body parts give birth to plants §§ dead man's body parts give birth to a coconut tree §§ a coconut grows out of a man's head</text:p>
          </table:table-cell>
          <table:table-cell table:number-columns-repeated="7" table:style-name="ce10"/>
          <table:table-cell office:value-type="string" table:style-name="ce10">
            <text:p>cf. The legend of the yams</text:p>
          </table:table-cell>
          <table:table-cell table:style-name="ce10"/>
          <table:table-cell table:style-name="ce64"/>
          <table:table-cell office:value-type="string" table:style-name="ce64">
            <text:p>Someone gives precise instructions on how to bury him to his family §§ These instructions take the form of a prophecy §§ This person dies §§ His family respects the instructions §§ An unknown plant grows from the corpse §§ This new plant takes the form of a corpse part §§ This new plant takes on moral values linked to the corpse</text:p>
          </table:table-cell>
          <table:table-cell table:number-columns-repeated="3" table:style-name="ce31"/>
          <table:table-cell table:number-columns-repeated="16345"/>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43-47</text:p>
          </table:table-cell>
          <table:table-cell table:number-columns-repeated="2" table:style-name="ce17"/>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office:value-type="string" table:style-name="ce10">
            <text:p>Eng</text:p>
          </table:table-cell>
          <table:table-cell office:value-type="string" table:style-name="ce10">
            <text:p>yes</text:p>
          </table:table-cell>
          <table:table-cell office:value-type="string" table:style-name="ce10">
            <text:p>Silas Alban</text:p>
          </table:table-cell>
          <table:table-cell table:number-columns-repeated="2" table:style-name="ce10"/>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The devil pig</text:p>
          </table:table-cell>
          <table:table-cell office:value-type="string" table:style-name="ce13">
            <text:p>[le cochon diabolique]</text:p>
          </table:table-cell>
          <table:table-cell office:value-type="string" table:style-name="ce10">
            <text:p>Wak ntwam</text:p>
          </table:table-cell>
          <table:table-cell office:value-type="string" table:style-name="ce10">
            <text:p>After being attacked by a spirit-pig, a grandfather wants to track it down and manages to scare off the spirit that wants to eat him.</text:p>
          </table:table-cell>
          <table:table-cell office:value-type="string" table:style-name="ce14">
            <text:p>A grandfather and grandmother were out in their garden when they were attacked by a pig. They took refuge in their house. The grandfather decided to retrace the pig's steps. He followed the tracks to a cave. He heard a noise, turned around and met a man. In reality, this man was a spirit who took on the appearance of a pig or a man. He wanted to eat the grandfather, so he devised a stratagem. In the middle of the night, he asked the grandfather if he had eaten. They set off in search of food. The spirit told the grandfather to climb to the top of a fig tree. Once there, the spirit asked how many men he had already eaten, the grandfather returned the question. The spirit said he'd eaten 3 and the grandfather 8. So the spirit got scared and ran away. The grandfather climbed down from the tree and returned to his home.</text:p>
          </table:table-cell>
          <table:table-cell office:value-type="string" table:style-name="ce14">
            <text:p>Un grand-père et une grand-mère étaient installés dans leur jardin quand ils furent attaqués par un cochon. Ils se réfugièrent dans leur maison. Le grand-père décida de retrouver la trace du cochon. Il suivit les traces jusqu’à une cave. Il entendit un bruit, se retourna et fit la connaissance d’un homme. En réalité, cet homme était un esprit qui prenait l’apparence d’un cochon ou d’un homme. Il voulait manger le grand-père, alors il mit en place un stratagème. Au milieu de la nuit, il demanda au grand-père s'il avait mangé. Ils se mirent en route pour aller chercher de la nourriture. L’esprit dit au grand-père de monter au sommet d’un figuier. Une fois arrivé, l’esprit demanda combien d’hommes il avait déjà mangé, le grand-père lui retourna la question. L’esprit affirma qu’il en avait mangé 3 et le grand-père 8. Ainsi, l’esprit prit peur et s’enfuit. Le grand-père descendit de l’arbre et retrouva sa maison.</text:p>
          </table:table-cell>
          <table:table-cell office:value-type="string" table:style-name="ce10">
            <text:p>pig ; spirit ; anthropophagy ; grandmother ; grandfather ; escaping ; cave</text:p>
          </table:table-cell>
          <table:table-cell office:value-type="string" table:style-name="ce14">
            <text:p>a spirit takes the form of a pig §§ a spirit takes the form of a man §§ a cannibal spirit §§ an old man frightens a spirit §§ someone takes revenge on a spirit §§ a spirit hides in a cave §§ a human is being chased by spirit(s)§§ a spirit is discovered because they leaves traces</text:p>
          </table:table-cell>
          <table:table-cell table:number-columns-repeated="9" table:style-name="ce10"/>
          <table:table-cell table:number-columns-repeated="2" table:style-name="ce15"/>
          <table:table-cell table:number-columns-repeated="3" table:style-name="ce31"/>
          <table:table-cell table:number-columns-repeated="16345"/>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47-48</text:p>
          </table:table-cell>
          <table:table-cell table:number-columns-repeated="2" table:style-name="ce48"/>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office:value-type="string" table:style-name="ce10">
            <text:p>Eng</text:p>
          </table:table-cell>
          <table:table-cell office:value-type="string" table:style-name="ce10">
            <text:p>yes</text:p>
          </table:table-cell>
          <table:table-cell office:value-type="string" table:style-name="ce10">
            <text:p>Kalsarap Namaf (originally Apu Ntan, mister</text:p>
            <text:p>Kalpong of Eratap [he died in</text:p>
            <text:p>1922])</text:p>
          </table:table-cell>
          <table:table-cell table:style-name="ce65"/>
          <table:table-cell table:style-name="ce25"/>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Map̃er, the fish that hides (Apu Ntan's story)</text:p>
          </table:table-cell>
          <table:table-cell office:value-type="string" table:style-name="ce13">
            <text:p>(Map̃er, le poisson qui se cache] (l'histoire d'Apu Ntan)</text:p>
          </table:table-cell>
          <table:table-cell table:style-name="ce25"/>
          <table:table-cell office:value-type="string" table:style-name="ce10">
            <text:p>Apu Ntan compares the behavior of sinful men to that of the map̃er, a fish that hides from the light, the light here being Christianity.</text:p>
          </table:table-cell>
          <table:table-cell office:value-type="string" table:style-name="ce14">
            <text:p>Apu Ntan describes the behavior of the Map̃er. This fish doesn't like light, and as soon as it's exposed, it takes refuge in the rocks. For Apu Ntan, men are like this fish: they hide from the light to conceal their sins. They kill, they steal other people's wives, they steal, they commit adultery, but Christianity saves them: religion is the beach in the light.</text:p>
          </table:table-cell>
          <table:table-cell office:value-type="string" table:style-name="ce14">
            <text:p>Apu Ntan décrit le comportement du Map̃er. Ce poisson n’aime pas la lumière et dès qu’il est exposé, il se réfugie dans les rochers. Pour Apu Ntan, les hommes sont semblables à ce poisson : ils se cachent de la lumière pour cacher leurs péchés. Ils tuent, volent les femmes des autres, volent, commettent l’adultère …, mais le christianisme les sauve, la religion est semblable à la plage dans la lumière.</text:p>
          </table:table-cell>
          <table:table-cell office:value-type="string" table:style-name="ce10">
            <text:p>Maper ; fish ; christianity ; light and darkness</text:p>
          </table:table-cell>
          <table:table-cell office:value-type="string" table:style-name="ce14">
            <text:p>???</text:p>
          </table:table-cell>
          <table:table-cell table:style-name="ce56"/>
          <table:table-cell table:number-columns-repeated="4" table:style-name="ce25"/>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50 - 51</text:p>
          </table:table-cell>
          <table:table-cell table:number-columns-repeated="2" table:style-name="ce48"/>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office:value-type="string" table:style-name="ce10">
            <text:p>Eng</text:p>
          </table:table-cell>
          <table:table-cell office:value-type="string" table:style-name="ce10">
            <text:p>yes</text:p>
          </table:table-cell>
          <table:table-cell office:value-type="string" table:style-name="ce10">
            <text:p>Kalsarap Namaf</text:p>
          </table:table-cell>
          <table:table-cell table:style-name="ce65"/>
          <table:table-cell table:style-name="ce25"/>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the hawk and the owl<text:s text:c="2"/></text:p>
          </table:table-cell>
          <table:table-cell office:value-type="string" table:style-name="ce13">
            <text:p>[le faucon et la chouette]</text:p>
          </table:table-cell>
          <table:table-cell office:value-type="string" table:style-name="ce10">
            <text:p>Maal go sokfal ?</text:p>
          </table:table-cell>
          <table:table-cell office:value-type="string" table:style-name="ce10">
            <text:p>The hawk promises an owl an herb that enables him to fly high, but since it gives it to the mlapuas, it's the faster one.</text:p>
          </table:table-cell>
          <table:table-cell office:value-type="string" table:style-name="ce14">
            <text:p>One day, a hawk told an owl that he knew of an herb that, once swallowed, enabled it to fly very high. The hawk promised the owl to bring back the herb. However, the owl offered his herb to a mlapuas. The three flew away : the owl flew very low, because it hadn't drunk the herb; the mlapulas flew even higher than the hawk.</text:p>
          </table:table-cell>
          <table:table-cell office:value-type="string" table:style-name="ce14">
            <text:p>Un jour, un faucon dit à une chouette qu’il avait la connaissance d’une herbe qui, une fois avalée, lui permettait de voler très haut. Le faucon promit à la chouette de lui ramener ladite herbe. Cependant, la chouette offrit son herbe à un mlapuas. Ils s’envolèrent tous les trois : la chouette vola très bas parce qu’elle n’avait pas bu les herbes ; le mlapulas vola encore plus haut que le faucon.</text:p>
          </table:table-cell>
          <table:table-cell office:value-type="string" table:style-name="ce10">
            <text:p>hawk ; owl ; mlapulas ; herb ; secret power ; origine story</text:p>
          </table:table-cell>
          <table:table-cell office:value-type="string" table:style-name="ce14">
            <text:p>an herb with powers §§ <text:s/>a plant with powers §§ <text:s/>an herb makes a bird faster</text:p>
          </table:table-cell>
          <table:table-cell table:style-name="ce56"/>
          <table:table-cell table:number-columns-repeated="4" table:style-name="ce25"/>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51-54</text:p>
          </table:table-cell>
          <table:table-cell table:number-columns-repeated="2" table:style-name="ce17"/>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table:style-name="ce10"/>
          <table:table-cell office:value-type="string" table:style-name="ce10">
            <text:p>yes</text:p>
          </table:table-cell>
          <table:table-cell office:value-type="string" table:style-name="ce10">
            <text:p>Iokopeth</text:p>
          </table:table-cell>
          <table:table-cell table:number-columns-repeated="2" table:style-name="ce10"/>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The story of Katapel</text:p>
          </table:table-cell>
          <table:table-cell office:value-type="string" table:style-name="ce13">
            <text:p>[l'histoire de Katapel]</text:p>
          </table:table-cell>
          <table:table-cell table:style-name="ce25"/>
          <table:table-cell office:value-type="string" table:style-name="ce10">
            <text:p>A woman dies, swept away by the waves after her husband has released the water from a body of water where Katapel was looking for “sea meat”.</text:p>
          </table:table-cell>
          <table:table-cell office:value-type="string" table:style-name="ce14">
            <text:p>A chief named Langtatalof had two wives, one of whom was Katapel. One day, at a meeting with the women of the village, Langtatalof told the women that they had to find food and cook. So Katapel and the village women made food, but the “meat” came from the sea. So Langtatalof wondered how Katapel could find meat in the sea, and followed her. Every day, Katapel would go to a small pool of water where she would find shellfish, octopus or fish, which she would catch after moving a stone that prevented the water from flowing. After Katapel had left, Langtatalof did the same, but he didn't put the stone back properly. The water poured out in great quantities. Katapel, seeing the torrent pouring in, tried to create dikes with the sand and stones, but was swept away by the flow and into the sea. She was dead. That's why this lagoon bears the name Elakatapel, and why the ground is undulating with small piles of sand and stone.</text:p>
          </table:table-cell>
          <table:table-cell office:value-type="string" table:style-name="ce66">
            <text:p>Un chef nommé Langtatalof avait deux femmes, dont Katapel. Un jour, lors d’une réunion avec les femmes du village, Langtatalof dit aux femmes qu’elles devaient trouver la nourriture et faire à manger. Alors Katapel et les femmes du village firent à manger, mais la « viande » venait de la mer. Alors Langtatalof se demanda comment Katapel pouvait trouver de la viande dans la mer, il la suivi. Tous les jours, Katapel allait près d’un petit fond d’eau dans lequel elle trouvait des coquillages, des poulpes ou du poisson, qu’elle capturait après avoir déplacé une pierre qui empêchait l'écoulement de l’eau. Après que Katapel fût parti, Langtatalof fit de même, mais il ne remit pas la pierre correctement. L’eau s’écoula en grande quantité. Katapel, voyant le torrent se déverser, tenta de créer des digues avec le sable et les pierres, mais fut emporter par le flot qui rejoignait la mer. Elle était morte. C’est pour cette raison que ce lagon porte le nom d'Elakatapel et que le sol est vallonné des petits tas de sable et de pierre.</text:p>
          </table:table-cell>
          <table:table-cell office:value-type="string" table:style-name="ce10">
            <text:p>husband and wife ; sea ; shellfish ; octopus ; fish ; accident <text:s/>; origine story</text:p>
          </table:table-cell>
          <table:table-cell office:value-type="string" table:style-name="ce14">
            <text:p>husband tries to find his wife's secret §§ searching for shellfish §§ seafood is described as meat §§ §§ the sea is contained by a rock §§ water is unavoidable §§ the sea kills men §§ women try to hold back flowing water §§ women try to stop the water with rocks or sand</text:p>
            <text:p/>
          </table:table-cell>
          <table:table-cell table:number-columns-repeated="4" table:style-name="ce10"/>
          <table:table-cell office:value-type="string" table:style-name="ce10">
            <text:p>Langtatalof / Katapel</text:p>
          </table:table-cell>
          <table:table-cell table:style-name="ce26"/>
          <table:table-cell table:style-name="ce10"/>
          <table:table-cell office:value-type="string" table:style-name="ce10">
            <text:p>Same story appear p.76 to 79 by Petro Kalman</text:p>
            <text:p>(Katapel and Erakor Island)</text:p>
          </table:table-cell>
          <table:table-cell office:value-type="string" table:style-name="ce67">
            <text:p>A woman holds a secret §§ One or more unaware people want to know this secret §§ These people unblock a hole that the woman always carefully closed §§ Water flows from this hole §§ The water is unstoppable §§ The woman tries to stop the water §§ She can't §§ She dies or goes into exile.</text:p>
          </table:table-cell>
          <table:table-cell table:style-name="ce15"/>
          <table:table-cell office:value-type="string" table:style-name="ce15">
            <text:p>cf. Légende de la mer</text:p>
          </table:table-cell>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82 -84</text:p>
          </table:table-cell>
          <table:table-cell table:number-columns-repeated="2" table:style-name="ce17"/>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table:style-name="ce10"/>
          <table:table-cell office:value-type="string" table:style-name="ce10">
            <text:p>yes</text:p>
          </table:table-cell>
          <table:table-cell office:value-type="string" table:style-name="ce10">
            <text:p>Kalfap̃fun Mailei</text:p>
          </table:table-cell>
          <table:table-cell table:number-columns-repeated="2" table:style-name="ce10"/>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Katapel and Liportani</text:p>
          </table:table-cell>
          <table:table-cell office:value-type="string" table:style-name="ce13">
            <text:p>[Katapel et Liportani]</text:p>
          </table:table-cell>
          <table:table-cell table:style-name="ce10"/>
          <table:table-cell office:value-type="string" table:style-name="ce10">
            <text:p>The sea covers Katapel's island creating a lagoon because her husband's wife, Liportani, releases the water from a body of water where Katapel was looking for shellfish.</text:p>
          </table:table-cell>
          <table:table-cell office:value-type="string" table:style-name="ce14">
            <text:p>Two women lived under the same roof : Katapel and Liportani. When the village elders held banquets, they liked to bring back lots of food. Katapel brought seafood, even though Emtem was inland at the time and there was no salt water. So Liportani wondered how Katapel could find the seafood. She was jealous. She followed her. Katapel went near a large rock where she found shellfish. However, the rock blocked the flow of seawater, so Katapel moved it and then put it back. After Katapel had left, Liportani did the same, but she didn't put the stone back properly. Water poured out in great quantities. Katapel, hearing the torrent pouring from his house, tried to stop it, but without success. The water split in two at Katapel, which is why the lagoon is called Elakatapel.</text:p>
          </table:table-cell>
          <table:table-cell office:value-type="string" table:style-name="ce66">
            <text:p>Deux femmes vivaient sous le même toit : Katapel et Liportani. Quand les veilles personnes du village faisaient des banquets, ils aimaient rapporter beaucoup de nourriture. Katapel ramena des fruits de mer alors qu’à l’époque, Emtem était situé dans les terres et il n’y avait pas d’eau salée. Alors, Liportani se demanda comment Katapel pouvait trouver les fruits de mer. Elle était jalouse. Elle la suivit. Katapel allait près d’un grand rocher auprès duquel elle trouvait des coquillages. Cependant, cette pierre empêchait l'écoulement de l’eau de mer, alors Katapel la déplaçait puis la remettait en place. Après que Katapel fût parti, Liportani fit de même, mais elle ne remit pas la pierre correctement. L’eau s’écoula en grande quantité. Katapel, entendant le torrent se déverser depuis sa maison, tenta de l’arrêter, mais sans succès. L’eau s’est séparée en deux au niveau de Katapel, c’est pour cette raison que ce lagon porte le nom d'Elakatapel.</text:p>
          </table:table-cell>
          <table:table-cell office:value-type="string" table:style-name="ce10">
            <text:p>polygamy ; jalousy ; sea ; shellfish ; accident ; origine story</text:p>
          </table:table-cell>
          <table:table-cell office:value-type="string" table:style-name="ce14">
            <text:p>A woman tries to find another secret woman out of jealousy §§ searching for shellfishs §§ the sea is contained by a rock §§ water is inevitable §§ woman try to hold back the flowing water</text:p>
          </table:table-cell>
          <table:table-cell table:number-columns-repeated="4" table:style-name="ce10"/>
          <table:table-cell office:value-type="string" table:style-name="ce10">
            <text:p>Liportani / Katapel</text:p>
          </table:table-cell>
          <table:table-cell table:style-name="ce26"/>
          <table:table-cell table:number-columns-repeated="2" table:style-name="ce25"/>
          <table:table-cell office:value-type="string" table:style-name="ce67">
            <text:p>A woman holds a secret §§ One or more unaware people want to know this secret §§ These people unblock a hole that the woman always carefully closed §§ Water flows from this hole §§ The water is unstoppable §§ The woman tries to stop the water §§ She can't §§ She dies or goes into exile.</text:p>
          </table:table-cell>
          <table:table-cell table:style-name="ce27"/>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54-55</text:p>
          </table:table-cell>
          <table:table-cell table:number-columns-repeated="2" table:style-name="ce17"/>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office:value-type="string" table:style-name="ce10">
            <text:p>English</text:p>
          </table:table-cell>
          <table:table-cell office:value-type="string" table:style-name="ce10">
            <text:p>yes</text:p>
          </table:table-cell>
          <table:table-cell office:value-type="string" table:style-name="ce10">
            <text:p>Frank Alfos</text:p>
          </table:table-cell>
          <table:table-cell table:number-columns-repeated="2" table:style-name="ce10"/>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Taligter and Tagiter</text:p>
            <text:p/>
          </table:table-cell>
          <table:table-cell office:value-type="string" table:style-name="ce13">
            <text:p>[Taligter et Tagiter]</text:p>
          </table:table-cell>
          <table:table-cell table:style-name="ce25"/>
          <table:table-cell office:value-type="string" table:style-name="ce10">
            <text:p>Don't confuse Tagiter, the demonic sea slug that is a sign of death and exile, with Taligter, a simple fish.</text:p>
          </table:table-cell>
          <table:table-cell office:value-type="string" table:style-name="ce14">
            <text:p>Tagiter is a sea slug, announcing deaths and exiles when she cries. It should not be confused with Taligter, which is a fish. Although it pursues men, it is not a demon like Tagiter.</text:p>
          </table:table-cell>
          <table:table-cell office:value-type="string" table:style-name="ce14">
            <text:p>Tagiter est une limace de mer, elle annonce les morts et les exils quand elle pleure. Il ne faut pas la confondre avec Taligter qui est un poisson, même s’il poursuit les hommes ce n’est pas un démon comme Tagiter.</text:p>
          </table:table-cell>
          <table:table-cell office:value-type="string" table:style-name="ce10">
            <text:p>sea slug ; fish ; warning</text:p>
          </table:table-cell>
          <table:table-cell office:value-type="string" table:style-name="ce14">
            <text:p>the cries of sea slugs are a sign of bad news ?</text:p>
          </table:table-cell>
          <table:table-cell table:number-columns-repeated="5" table:style-name="ce10"/>
          <table:table-cell table:style-name="ce26"/>
          <table:table-cell table:style-name="ce10"/>
          <table:table-cell table:number-columns-repeated="2" table:style-name="ce25"/>
          <table:table-cell table:style-name="ce27"/>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58-60</text:p>
          </table:table-cell>
          <table:table-cell table:number-columns-repeated="2" table:style-name="ce17"/>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office:value-type="string" table:style-name="ce10">
            <text:p>English</text:p>
          </table:table-cell>
          <table:table-cell office:value-type="string" table:style-name="ce10">
            <text:p>yes</text:p>
          </table:table-cell>
          <table:table-cell office:value-type="string" table:style-name="ce10">
            <text:p>Harris Takau<text:s text:c="2"/></text:p>
          </table:table-cell>
          <table:table-cell table:number-columns-repeated="2" table:style-name="ce10"/>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Ririel and Ririal</text:p>
          </table:table-cell>
          <table:table-cell office:value-type="string" table:style-name="ce13">
            <text:p>[Ririel et Ririal]</text:p>
          </table:table-cell>
          <table:table-cell table:style-name="ce25"/>
          <table:table-cell office:value-type="string" table:style-name="ce10">
            <text:p>Ririel dies trying to pick a fruit, and her brother sings to the animals to tell their relative the news, but only the flying fox (bat?) succeeds.</text:p>
          </table:table-cell>
          <table:table-cell office:value-type="string" table:style-name="ce14">
            <text:p>Ririel and Ririal were brothers. One day, they wanted to pick some Nakavika fruit. After arguing over who would climb the tree first, Ririel made it. He fell from the tree and died. Then, holding his brother in his arms and crying, Ririal called a pig and sang a song to it to tell his parents that his brother had died; the pig went away, but didn't tell the parents. The same happened to a horse. Then, a flying-fox arrived and announced Ririel's death to his parents, who buried him.</text:p>
          </table:table-cell>
          <table:table-cell office:value-type="string" table:style-name="ce14">
            <text:p>Ririel et Ririal sont frères. Un jour, ils voulurent cueillir des fruits de Nakavika. Après s’être disputé pour savoir qui monterait en premier, c’est Ririel qui s’élança. Il tomba de l’arbre et mourut. Alors, tenant son frère dans les bras et pleurant, Ririal appela un cochon et lui chanta un chant pour qu’il aille annoncer la mort de son frère à leurs parents ; le cochon s’en alla, mais n’annonça pas la nouvelle aux parents. Il en fut de même avec un cheval. Puis, une chauve-souris arriva, il annonça la mort de Ririel aux parents qui l’enterrèrent.</text:p>
          </table:table-cell>
          <table:table-cell office:value-type="string" table:style-name="ce10">
            <text:p>brothers ; accident ; death ; tree ; fruits ; pig ; horse ; bat ; grief</text:p>
          </table:table-cell>
          <table:table-cell office:value-type="string" table:style-name="ce14">
            <text:p>a young man dies falling from a tree §§ one's magical singing has power §§ one's magical singing has power to charm an animal §§ a man asks the animals to announce his brother's death for him</text:p>
          </table:table-cell>
          <table:table-cell table:number-columns-repeated="4" table:style-name="ce10"/>
          <table:table-cell office:value-type="string" table:style-name="ce10">
            <text:p>Ririel / Ririal</text:p>
          </table:table-cell>
          <table:table-cell table:style-name="ce26"/>
          <table:table-cell table:style-name="ce10"/>
          <table:table-cell table:number-columns-repeated="2" table:style-name="ce25"/>
          <table:table-cell table:style-name="ce27"/>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58-61</text:p>
          </table:table-cell>
          <table:table-cell table:number-columns-repeated="2" table:style-name="ce17"/>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office:value-type="string" table:style-name="ce10">
            <text:p>English</text:p>
          </table:table-cell>
          <table:table-cell office:value-type="string" table:style-name="ce10">
            <text:p>yes</text:p>
          </table:table-cell>
          <table:table-cell office:value-type="string" table:style-name="ce10">
            <text:p>Harris Takau<text:s text:c="2"/></text:p>
          </table:table-cell>
          <table:table-cell table:number-columns-repeated="2" table:style-name="ce10"/>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The story of the group of children</text:p>
          </table:table-cell>
          <table:table-cell office:value-type="string" table:style-name="ce13">
            <text:p>[l'histoire d'un groupe d'enfants]</text:p>
          </table:table-cell>
          <table:table-cell table:style-name="ce25"/>
          <table:table-cell office:value-type="string" table:style-name="ce10">
            <text:p>A spirit robbed a jew's-harp? to a young kid, so his 9 friends helped him dig up a tree where the spirit was taking refuge, they killed it.</text:p>
          </table:table-cell>
          <table:table-cell office:value-type="string" table:style-name="ce14">
            <text:p>One group of 10 children was called Naferkal. They tended cabbages, taros and yams. One day, a ship docked and the youngest child bought a jew's-harp from the sailors. The youngest played with it and sang at the same time. His singing attracted a spirit who stole the jew's-harp and hid in the trunk of a banyan tree. The other children then tried to dig up the tree and bring it down. Despite their singing, they didn't succed. The youngest child chose a cabbage branch, which his friends considered too soft, but which brought down the tree. The children cut the spirit's throat.</text:p>
          </table:table-cell>
          <table:table-cell office:value-type="string" table:style-name="ce14">
            <text:p>Un groupe de 10 enfants était nommé Naferkal. Ils s’occupaient des choux, des taros et ignames. Un jour un bateau accosta et le plus jeune des enfants acheta aux marins un guimbarde. Le benjamin jouait avec et chantait en même temps. Son chant attira un esprit qui s’empara de guimbarde et se cacha dans le tronc d’un banyan. Alors, les autres enfants voulurent déterrer l’arbre pour le faire tomber. Malgré leur chant, ils n’y parvinrent pas. Le benjamin choisit une branche de chou, jugée trop peu solide par ses amis, pourtant celle-ci fit tomber l’arbre. Les enfants coupèrent la gorge de l’esprit.</text:p>
          </table:table-cell>
          <table:table-cell office:value-type="string" table:style-name="ce10">
            <text:p>cabbage ; group of kids ; youngest one ; banyan tree ; trunk ; spirit ; devil ; jew's-harp?</text:p>
          </table:table-cell>
          <table:table-cell office:value-type="string" table:style-name="ce14">
            <text:p>a spirit stole a jew's-harp to a kid §§ a devil hide itself in a tree §§ a magical creature is inside of a tree trunk §§ a devil is killed by a group of children §§ a cabbage stick dig up a tree §§ a soft stick dig up a tree</text:p>
          </table:table-cell>
          <table:table-cell table:number-columns-repeated="5"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63-66</text:p>
          </table:table-cell>
          <table:table-cell table:number-columns-repeated="2" table:style-name="ce17"/>
          <table:table-cell office:value-type="string" table:style-name="ce19">
            <text:p>Efate (central Vanuatu)</text:p>
          </table:table-cell>
          <table:table-cell office:value-type="string" table:style-name="ce19">
            <text:p>South Efate</text:p>
          </table:table-cell>
          <table:table-cell office:value-type="string" table:style-name="ce19">
            <text:p>South Efate</text:p>
          </table:table-cell>
          <table:table-cell office:value-type="string" table:style-name="ce19">
            <text:p>English</text:p>
          </table:table-cell>
          <table:table-cell office:value-type="string" table:style-name="ce19">
            <text:p>yes</text:p>
          </table:table-cell>
          <table:table-cell office:value-type="string" table:style-name="ce19">
            <text:p>Harris Takau<text:s text:c="2"/></text:p>
          </table:table-cell>
          <table:table-cell table:number-columns-repeated="2" table:style-name="ce19"/>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the barracuda and the hermit crab</text:p>
          </table:table-cell>
          <table:table-cell office:value-type="string" table:style-name="ce13">
            <text:p>[Le barracuda et le bernard-l'hermite]</text:p>
          </table:table-cell>
          <table:table-cell office:value-type="string" table:style-name="ce10">
            <text:p>Menal go katom</text:p>
          </table:table-cell>
          <table:table-cell office:value-type="string" table:style-name="ce10">
            <text:p>During the race with the barracuda, the hermit crab had been replaced by other hermit-crabs, so the barracuda ran out of breath, making the crab the winner.</text:p>
          </table:table-cell>
          <table:table-cell office:value-type="string" table:style-name="ce14">
            <text:p>The barracuda offered to race the hermit crab, and he accepted. However, the hermit crab knew he couldn't swim as fast as the barracuda. On the day of the race, the barracuda designated a number of points to be crossed during the race, and at each crossing points the barracuda would say “Wananatajo” and the hermit crab “Watetjo”. During the race, the hermit crab followed the barracuda : in fact, it had been replaced by other hermit-crabs at each point. By the last pass, the barracuda was exhausted, unable to say “Wananatajo”, his breathing stopped him and he died. The hermit crab had won. All the hermit crabs feasted and ate the barracuda's corpse.</text:p>
          </table:table-cell>
          <table:table-cell office:value-type="string" table:style-name="ce14">
            <text:p>Le barracuda proposa au bernard-l’hermite de faire une course, il accepta. Pourtant, le bernard-l’hermite savait qu’il ne nageait pas aussi vite que le barracuda. Le jour de la course, le barracuda désigna un certain nombre de points à franchir lors de la course, à chaque passage le barracuda dirait « Wananatajo » et le bernard-l’hermite « Watetjo ». Pendant la course, le bernard-l’hermite talonnait le barracuda : il s’était en réalité fait remplacer par d’autres bernard-l’hermite à chaque points. Au dernier passage, le barracuda était épuisé, il n’arrivait plus à dire « Wananatajo », sa respiration se coupa et il mourût. Le bernard-l’hermite avait gagné. Tous les bernard-l’hermite firent un festin avec le cadavre du barracuda.</text:p>
          </table:table-cell>
          <table:table-cell office:value-type="string" table:style-name="ce10">
            <text:p>barracuda ; hermit crab ; race ; trick ; death ; feast ; competicion</text:p>
          </table:table-cell>
          <table:table-cell office:value-type="string" table:style-name="ce14">
            <text:p>A barracuda and a hermit crab race againt each other §§ Two sea animals race against each other §§ the hermit crab is a smart animal §§ Hermits-crabs help each other §§ A barracuda can’t swim anymore §§ A sea animal can’t swim anymore §§ Hermit crabs eat the corpse of a barracuda §§ Hermit crabs eat the corpse of a defeated see animal</text:p>
            <text:p/>
          </table:table-cell>
          <table:table-cell table:number-columns-repeated="5"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69-70</text:p>
          </table:table-cell>
          <table:table-cell table:number-columns-repeated="2" table:style-name="ce17"/>
          <table:table-cell office:value-type="string" table:style-name="ce19">
            <text:p>Efate (central Vanuatu)</text:p>
          </table:table-cell>
          <table:table-cell office:value-type="string" table:style-name="ce19">
            <text:p>South Efate</text:p>
          </table:table-cell>
          <table:table-cell office:value-type="string" table:style-name="ce19">
            <text:p>South Efate</text:p>
          </table:table-cell>
          <table:table-cell office:value-type="string" table:style-name="ce19">
            <text:p>English</text:p>
          </table:table-cell>
          <table:table-cell office:value-type="string" table:style-name="ce19">
            <text:p>yes</text:p>
          </table:table-cell>
          <table:table-cell office:value-type="string" table:style-name="ce19">
            <text:p>John Maklen<text:s text:c="3"/></text:p>
          </table:table-cell>
          <table:table-cell table:number-columns-repeated="2" table:style-name="ce19"/>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Asaraf</text:p>
          </table:table-cell>
          <table:table-cell office:value-type="string" table:style-name="ce13">
            <text:p>Asaraf</text:p>
          </table:table-cell>
          <table:table-cell table:style-name="ce10"/>
          <table:table-cell office:value-type="string" table:style-name="ce10">
            <text:p>An angry giant raises the water between Efate and Erromango by putting his head in the water ; he is buried in a tree trunk.</text:p>
          </table:table-cell>
          <table:table-cell office:value-type="string" table:style-name="ce14">
            <text:p>A giant named Asaraf wanted to go to Erromango because the people of Efate had made him angry. At the time, Erromango could be seen from Efate. But the giant put his head in the water, and it was so massive that the water rose, and Erromango could no longer be seen. He spent his last days in Efate. The people buried him by bending him into a tree trunk, because he was giant.</text:p>
            <text:p/>
          </table:table-cell>
          <table:table-cell office:value-type="string" table:style-name="ce14">
            <text:p>Un géant du nom Asaraf voulait aller à Erromango parce que les gens de Efate l’avait mis en colère. A l’époque, on pouvait voir Erromango depuis Efate. Mais, le géant mis sa tête dans l’eau et elle était si massive que l’eau remonta ; on ne pouvait plus voir Erromango. Il passa ses derniers jours à Efate. Les gens l’enterrèrent en le pliant dans un tronc d’arbre tellement il était immense.</text:p>
          </table:table-cell>
          <table:table-cell office:value-type="string" table:style-name="ce10">
            <text:p>giant ; trunk ; sea level ; story of the origine</text:p>
          </table:table-cell>
          <table:table-cell office:value-type="string" table:style-name="ce14">
            <text:p>A giant modifie his environnement §§ A giant modifie the level of the sea §§ A giant is buried in a tree trunk §§ a magical creature is inside of a tree trunk</text:p>
            <text:p/>
          </table:table-cell>
          <table:table-cell table:number-columns-repeated="4" table:style-name="ce10"/>
          <table:table-cell office:value-type="string" table:style-name="ce10">
            <text:p>Asaraf</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88-90</text:p>
          </table:table-cell>
          <table:table-cell table:number-columns-repeated="2" table:style-name="ce17"/>
          <table:table-cell office:value-type="string" table:style-name="ce19">
            <text:p>Efate (central Vanuatu)</text:p>
          </table:table-cell>
          <table:table-cell office:value-type="string" table:style-name="ce19">
            <text:p>South Efate</text:p>
          </table:table-cell>
          <table:table-cell office:value-type="string" table:style-name="ce19">
            <text:p>South Efate</text:p>
          </table:table-cell>
          <table:table-cell office:value-type="string" table:style-name="ce19">
            <text:p>English</text:p>
          </table:table-cell>
          <table:table-cell office:value-type="string" table:style-name="ce19">
            <text:p>yes</text:p>
          </table:table-cell>
          <table:table-cell office:value-type="string" table:style-name="ce10">
            <text:p>Toukelau Takau</text:p>
          </table:table-cell>
          <table:table-cell table:number-columns-repeated="2" table:style-name="ce10"/>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Koaiseno</text:p>
          </table:table-cell>
          <table:table-cell office:value-type="string" table:style-name="ce13">
            <text:p>Koaiseno</text:p>
          </table:table-cell>
          <table:table-cell table:style-name="ce10"/>
          <table:table-cell office:value-type="string" table:style-name="ce10">
            <text:p>A couple adopts a child from the sea, but after an argument with the father, the child returns to the sea.</text:p>
          </table:table-cell>
          <table:table-cell office:value-type="string" table:style-name="ce14">
            <text:p>A man and a woman were unable to have a child. One day, a child appeared in a stone in the sea, named Koaiseno. The couple adopted the child as their own. They were very loving. One day, however, the father whipped the child, so Koaiseno cried and remembered that he came from the sea. He walked to the beach and sank into the water. His father tried to catch up with him, chanting his name over and over again. The father turned his head and saw that the house was not on fire, but that his son had disappeared into the sea.</text:p>
          </table:table-cell>
          <table:table-cell office:value-type="string" table:style-name="ce14">
            <text:p>Un homme et une femme ne parvenaient pas à avoir un enfant. Un jour, un enfant apparu dans une pierre dans la mer, il s’appelait Koaiseno. Alors le couple adopta l’enfant comme leur fils. Ils étaient très aimants. Pourtant, un jour, le père fouetta l’enfant, alors Koaiseno pleura et se rappela qu'il venait de la mer. Il marcha vers la plage et s’enfonça dans l’eau. Son père essaya de le rattraper, chanta son nom sans relâche. En apercevant son père, Koaiseno cria « la maison est en feu », le père tourna la tête, la maison n’était pas en feu, mais son fils avait disparu dans la mer.</text:p>
          </table:table-cell>
          <table:table-cell office:value-type="string" table:style-name="ce10">
            <text:p>adoption ; sea ; father and son</text:p>
          </table:table-cell>
          <table:table-cell office:value-type="string" table:style-name="ce14">
            <text:p>a child is born from a rock §§ a child is born from the sea §§ an infertile couple adopts a child from the wild §§ a couple adopts a child from the wild §§ a child sinks into the sea and disappears §§ someone disappears into the sea §§ sadness leading to exile in the wild §§ an adopted boy transforms himself in a fish and will live in the wild</text:p>
          </table:table-cell>
          <table:table-cell table:number-columns-repeated="4" table:style-name="ce10"/>
          <table:table-cell office:value-type="string" table:style-name="ce10">
            <text:p>Koaiseno</text:p>
          </table:table-cell>
          <table:table-cell table:style-name="ce26"/>
          <table:table-cell table:number-columns-repeated="2" table:style-name="ce25"/>
          <table:table-cell office:value-type="string" table:style-name="ce10">
            <text:p>a child from the wild world is adopted by a couple with a human child/children §§ the adopted child is a better hunter §§ the human child/children gets angry / the child/children reveals/reminds the adopted child of his origin §§ the adopted child decides to leave his family §§ the parents try to hold on to the adopted child (notably with gifts or gestures of affection) §§ but the adopted child leaves the family and returns to the wild world.</text:p>
          </table:table-cell>
          <table:table-cell table:style-name="ce27"/>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91-93</text:p>
          </table:table-cell>
          <table:table-cell table:number-columns-repeated="2" table:style-name="ce17"/>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office:value-type="string" table:style-name="ce10">
            <text:p>English</text:p>
          </table:table-cell>
          <table:table-cell office:value-type="string" table:style-name="ce10">
            <text:p>yes</text:p>
          </table:table-cell>
          <table:table-cell office:value-type="string" table:style-name="ce10">
            <text:p>Toukelau Takau</text:p>
          </table:table-cell>
          <table:table-cell table:number-columns-repeated="2" table:style-name="ce10"/>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Litong</text:p>
          </table:table-cell>
          <table:table-cell office:value-type="string" table:style-name="ce13">
            <text:p>Litong</text:p>
          </table:table-cell>
          <table:table-cell table:style-name="ce10"/>
          <table:table-cell office:value-type="string" table:style-name="ce10">
            <text:p>A Natopu wants to marry a human woman named Litong by sending his marine assistants.</text:p>
          </table:table-cell>
          <table:table-cell office:value-type="string" table:style-name="ce14">
            <text:p>A Natopu (a life-long spirit linked to a specfic place), asked to be given a wife. He wanted to marry Litong, so he sent his assistants to spread his message. Natopu's assistants were small sea creatures. When the ancestors received the message, they recognized Natopu's assistants. The assistants took Litong aboard a canoe with all her belongings. Then, in the middle of the ocean, the assistants disappeared. Natopu took Litong alive and disappear. That is why today, when the Natopu wants a woman, they give him a living one.</text:p>
          </table:table-cell>
          <table:table-cell office:value-type="string" table:style-name="ce14">
            <text:p>Un Natopu (esprit ancestral, lié à un endroit), demanda à ce qu’on lui donne une femme. Il voulait marier Litong, alors ils envoyèrent ses assistants pour demander à ce qu’on répande son message. Les assistants du Natopu étaient des petites créatures marines. Quand les ancêtres reçurent le message, ils reconnurent les assistants du Natopu. Les assistants enlevèrent Litong à bord d’un canoë avec l’ensemble de ses affaires. Alors au milieu de l’océan, les assistants disparurent. Le Natopu prie Litong vivante et disparu. C’est pour ça qu’aujourd’hui quand le Natopu veut une femme, on lui en donne une vivante.</text:p>
          </table:table-cell>
          <table:table-cell office:value-type="string" table:style-name="ce10">
            <text:p>spirit ; husband and wife ; wedding ; disparition ; origine story</text:p>
          </table:table-cell>
          <table:table-cell office:value-type="string" table:style-name="ce14">
            <text:p>marriage between a spirit and a woman §§ a spirit commands the sea §§ a spirit commands the sea animals §§ a spirit kidnaps a woman to marry her off</text:p>
          </table:table-cell>
          <table:table-cell table:number-columns-repeated="4" table:style-name="ce10"/>
          <table:table-cell office:value-type="string" table:style-name="ce10">
            <text:p>Litong</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101-106</text:p>
          </table:table-cell>
          <table:table-cell table:number-columns-repeated="2" table:style-name="ce17"/>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office:value-type="string" table:style-name="ce10">
            <text:p>English</text:p>
          </table:table-cell>
          <table:table-cell office:value-type="string" table:style-name="ce10">
            <text:p>yes</text:p>
          </table:table-cell>
          <table:table-cell office:value-type="string" table:style-name="ce10">
            <text:p>John Kaltapau</text:p>
            <text:p/>
          </table:table-cell>
          <table:table-cell table:number-columns-repeated="2" table:style-name="ce10"/>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A devil at Nguna</text:p>
          </table:table-cell>
          <table:table-cell office:value-type="string" table:style-name="ce13">
            <text:p>Un esprit à Nguna</text:p>
          </table:table-cell>
          <table:table-cell table:style-name="ce10"/>
          <table:table-cell office:value-type="string" table:style-name="ce10">
            <text:p>A woman and her son were living in secret until the son killed the spirit which was after them.<text:s text:c="2"/></text:p>
          </table:table-cell>
          <table:table-cell office:value-type="string" table:style-name="ce14">
            <text:p>There was a spirit in Nguna who ate people. He wanted to eat a woman first, but she had sores on her body, so he told her he was saving her for later. She fled to the next island and had a child. The child grew into a man. He asked his mother why she always cooked at night, and she replied that if she cooked during the day, the spirit would see the smoke and come to eat them. So the young man made a bow and arrow and told his little dog to watch the shore. The mother cooked by day and told her son that she could hear the spirit threatening them. Indeed, the spirit had taken a canoe. It swallowed the four arrows sent by the son, who ordered the dog to bite the spirit, and tore off the spirit's leg. The spirit fled and tried to escape the dog by hanging on to a door, but the dog bit him until he fell. Once it had fallen, it tore off and sucked the spirit's testicles, and the spirit died. The woman and child were then able to return to Nguna.</text:p>
          </table:table-cell>
          <table:table-cell office:value-type="string" table:style-name="ce14">
            <text:p>Il y avait un esprit à Nguna qui mangeait les gens. Il voulut manger une femme en premier, mais elle avait des plaies sur le corps donc il lui dit qu’il la réservait pour plus tard. Elle prit la fuite vers l’île voisine et eu une enfant. L’enfant grandit et devenu un homme. Il demanda à sa mère pourquoi elle cuisinait toujours la nuit, elle lui répondit que si elle cuisinait de jour, l’esprit verrait la fumée et viendrait les manger. Alors, le jeune homme fit un arc et des flèches et dit à son petit chien de surveiller la rive. La mère fit à manger de jour et il dit à son fils qu’elle entendait l’esprit les menacer. En effet, l’esprit avait pris un canoë. Il avala les quatre flèches envoyaient par le fils, qui ordonna au chien de mordre l’esprit, il arracha la jambe de l’esprit. L’esprit prit la fuite et essaya d’échapper au chien en se suspendant à une porte, mais le chien le mordit jusqu’à ce qu’il tombe. Une fois tombé, il arracha et suça les testicules de l’esprit, qui mourut. Alors, la femme et l’enfant purent retourner à Nguna.<text:s text:c="4"/></text:p>
          </table:table-cell>
          <table:table-cell office:value-type="string" table:style-name="ce10">
            <text:p>mother and son ; anthropophagy ; spirit ; cooking ; dog ; bow</text:p>
          </table:table-cell>
          <table:table-cell office:value-type="string" table:style-name="ce14">
            <text:p>a spirit wants to eat humans §§ a spirit eats humans §§ a woman flees a spirit by canoe §§ a woman refuses to cook for fear of being eaten by a spirit §§ someone refuses to cook for fear of being eaten by a spirit §§ a domestic dog kills a spirit §§ a dog kills a spirit §§ a dog kills a spirit by ripping off its testicles</text:p>
          </table:table-cell>
          <table:table-cell table:number-columns-repeated="5"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107-108</text:p>
          </table:table-cell>
          <table:table-cell table:number-columns-repeated="2" table:style-name="ce17"/>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office:value-type="string" table:style-name="ce10">
            <text:p>English</text:p>
          </table:table-cell>
          <table:table-cell office:value-type="string" table:style-name="ce10">
            <text:p>yes</text:p>
          </table:table-cell>
          <table:table-cell office:value-type="string" table:style-name="ce10">
            <text:p>Toukelau Takau<text:s text:c="2"/></text:p>
          </table:table-cell>
          <table:table-cell table:number-columns-repeated="2" table:style-name="ce10"/>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Litapurong and Ati Tam̃am</text:p>
          </table:table-cell>
          <table:table-cell office:value-type="string" table:style-name="ce13">
            <text:p>Litapurong et Ati Tam̃am</text:p>
          </table:table-cell>
          <table:table-cell table:style-name="ce10"/>
          <table:table-cell office:value-type="string" table:style-name="ce10">
            <text:p>A girl is sent to fetch salt water but she is kidnapped by a female spirit who locked her in a cave.</text:p>
          </table:table-cell>
          <table:table-cell office:value-type="string" table:style-name="ce14">
            <text:p>A young girl named Litapurong lived with her mother and grandmother because her father had died. The mother and grandmother wanted to make a laplap (coconut cake) and sent Litapurong to fetch salt water to sprinkle on the laplap. But on the way, a female spirit locked her in a cave. When her daughter didn't return, the mother went to fetch her. She sang her name and Litapurong sang back, but she remained trapped in the cave.</text:p>
          </table:table-cell>
          <table:table-cell office:value-type="string" table:style-name="ce14">
            <text:p>Une jeune fille du nom de Litapurong vivait avec sa mère et sa grand-mère parce que son père était mort. La mère et la grand-mère voulaient faire un laplap (gâteau de coco) et envoyèrent Litapurong chercher de l’eau salée pour arroser le laplap. Sauf que sur le chemin, un esprit féminin l’enferma avec elle dans une grotte. Sa fille ne revenant pas, la mère alla la chercher. Elle chanta son nom et Litapurong répondit par un chant, mais elle reste prisonnière de la grotte.</text:p>
          </table:table-cell>
          <table:table-cell office:value-type="string" table:style-name="ce10">
            <text:p>mother and daughter ; singing ; female spirit</text:p>
          </table:table-cell>
          <table:table-cell office:value-type="string" table:style-name="ce14">
            <text:p>a spirit imprisons a young girl in a cave §§ a spirit imprisons someone in a cave §§ a mother and daughter call each other by song §§ two people recognize each other by song §§ misfortune befalls a young girl who fetches water §§ misfortune befalls someone who fetches water §§ misfortune befalls a young person who fetches water</text:p>
          </table:table-cell>
          <table:table-cell table:number-columns-repeated="5"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Léa Manini</text:p>
          </table:table-cell>
          <table:table-cell table:style-name="ce10"/>
          <table:table-cell office:value-type="string" table:style-name="ce10">
            <text:p>Thieberger</text:p>
          </table:table-cell>
          <table:table-cell office:value-type="string" table:style-name="ce10">
            <text:p>108-114</text:p>
          </table:table-cell>
          <table:table-cell table:number-columns-repeated="2" table:style-name="ce17"/>
          <table:table-cell office:value-type="string" table:style-name="ce10">
            <text:p>Efate (central Vanuatu)</text:p>
          </table:table-cell>
          <table:table-cell office:value-type="string" table:style-name="ce10">
            <text:p>South Efate</text:p>
          </table:table-cell>
          <table:table-cell office:value-type="string" table:style-name="ce10">
            <text:p>South Efate</text:p>
          </table:table-cell>
          <table:table-cell office:value-type="string" table:style-name="ce10">
            <text:p>English</text:p>
          </table:table-cell>
          <table:table-cell office:value-type="string" table:style-name="ce10">
            <text:p>yes</text:p>
          </table:table-cell>
          <table:table-cell office:value-type="string" table:style-name="ce10">
            <text:p>Metu Josef</text:p>
          </table:table-cell>
          <table:table-cell table:number-columns-repeated="2" table:style-name="ce10"/>
          <table:table-cell office:value-type="string" table:content-validation-name="val1" table:style-name="ce29">
            <text:p>≈ –17.80, ≈ 168.40</text:p>
          </table:table-cell>
          <table:table-cell office:value-type="string" table:content-validation-name="val2" table:style-name="ce10">
            <text:p>Nick Thieberger</text:p>
          </table:table-cell>
          <table:table-cell office:value-type="string" table:style-name="ce10">
            <text:p>Nick Thieberger (+ Endis Kalsarap, Manuel Wayane and Joel Kalpram)</text:p>
          </table:table-cell>
          <table:table-cell office:value-type="string" table:style-name="ce10">
            <text:p>The angel from Erromango<text:s text:c="2"/></text:p>
          </table:table-cell>
          <table:table-cell office:value-type="string" table:style-name="ce13">
            <text:p>L'ange d'Erromango</text:p>
          </table:table-cell>
          <table:table-cell office:value-type="string" table:style-name="ce10">
            <text:p>Agel ni Ermag</text:p>
          </table:table-cell>
          <table:table-cell office:value-type="string" table:style-name="ce10">
            <text:p>a winged women whose wings were stolen by a man marries him but left him when she realised he was the thief, even thought she had two sons with him.</text:p>
          </table:table-cell>
          <table:table-cell office:value-type="string" table:style-name="ce14">
            <text:p>Winged women liked to bathe in Erromango. But one day, a woman put down her wings and a man stole them and hid them under a shell. When he returned, the woman couldn't find them and began to cry, so the man invited the woman to his home; after their marriage, they had two sons. One day, the children had built a bow and were having fun hunting animals, including a gecko that took refuge in the shell. The children then found the wings and brought them back to their mother, who was able to fly again. The winged woman broke branches to make her husband think there was thunder. He went out to fetch the children, but the woman had left, and the children told their father that their mother had returned home.</text:p>
          </table:table-cell>
          <table:table-cell office:value-type="string" table:style-name="ce57">
            <text:p>Des femmes ailées aimaient se baigner à Erromango. Mais, un jour, une femme déposa ses ailes et un homme déroba et cacha ses ailes sous un coquillage. À son retour, la femme ne les retrouvant pas se mit à pleurer, l’homme invita donc la femme chez lui ; après leur mariage, ils eurent deux fils. Un jour, les enfants avaient construit un arc et s’amusaient à chasser des animaux, notamment un gecko qui se réfugia dans le coquillage. Alors, les enfants retrouvèrent les ailes et les rapportèrent à leur mère qui pouvait de nouveau voler. La femme ailée cassa des branches pour que son mari croie qu’il y avait du tonnerre. En effet, il sortit pour ramener les enfants, mais la femme était partie, les enfants dirent à leur père que leur mère était rentré chez les siens.</text:p>
          </table:table-cell>
          <table:table-cell office:value-type="string" table:style-name="ce10">
            <text:p>wings ; winged beings ; thief ; <text:s/>husband and wife ; arrows ; thunder</text:p>
          </table:table-cell>
          <table:table-cell office:value-type="string" table:style-name="ce14">
            <text:p>one or several women have wings §§ Women live in the sky §§ A woman lives in the sky §§ winged beings like to bathe §§ a man steals a woman's wings §§ someone steals someone else's wings §§ a man steals a woman's wings, then marries her §§ someone steals someone else's wings, they get married §§ A man prevents a woman from returning to the sky §§ a woman's children find her wings §§ breaking branches imitates the sound of thunder §§ a spirit-woman abandons her child to return to the spirit world §§ one spouse prevents the other from returning to its animal form</text:p>
          </table:table-cell>
          <table:table-cell table:number-columns-repeated="5" table:style-name="ce10"/>
          <table:table-cell table:style-name="ce26"/>
          <table:table-cell table:style-name="ce25"/>
          <table:table-cell table:style-name="ce24"/>
          <table:table-cell table:style-name="ce18"/>
          <table:table-cell table:style-name="ce68"/>
          <table:table-cell office:value-type="string" table:style-name="ce68">
            <text:p>Women are winged §§ A man sees the winged women bathing or picking (he sees them arrive on earth) §§ the man prevents a woman from flying (steals her wings or kidnaps her) §§ the other winged women fly away and leave §§ the man and the winged woman get married (§§ the woman returns to heaven after her husband betrays her §§ the man tries to look for her in heaven but can't)</text:p>
          </table:table-cell>
          <table:table-cell table:number-columns-repeated="16348" table:style-name="ce1"/>
        </table:table-row>
        <table:table-row table:style-name="ro1">
          <table:table-cell table:number-columns-repeated="3" table:style-name="ce33"/>
          <table:table-cell table:style-name="ce69"/>
          <table:table-cell table:number-columns-repeated="2" table:style-name="ce70"/>
          <table:table-cell table:number-columns-repeated="6" table:style-name="ce33"/>
          <table:table-cell table:style-name="ce71"/>
          <table:table-cell table:style-name="ce59"/>
          <table:table-cell table:content-validation-name="val1" table:style-name="ce33"/>
          <table:table-cell table:content-validation-name="val2" table:style-name="ce33"/>
          <table:table-cell table:number-columns-repeated="2" table:style-name="ce33"/>
          <table:table-cell table:style-name="ce37"/>
          <table:table-cell table:number-columns-repeated="2" table:style-name="ce33"/>
          <table:table-cell table:number-columns-repeated="2" table:style-name="ce38"/>
          <table:table-cell table:style-name="ce33"/>
          <table:table-cell table:style-name="ce38"/>
          <table:table-cell table:style-name="ce72"/>
          <table:table-cell table:number-columns-repeated="4" table:style-name="ce59"/>
          <table:table-cell table:style-name="ce58"/>
          <table:table-cell table:number-columns-repeated="3" table:style-name="ce59"/>
          <table:table-cell table:style-name="ce60"/>
          <table:table-cell table:style-name="ce61"/>
          <table:table-cell table:number-columns-repeated="3" table:style-name="ce62"/>
          <table:table-cell table:number-columns-repeated="16345"/>
        </table:table-row>
        <table:table-row table:style-name="ro1">
          <table:table-cell office:value-type="string" table:style-name="ce10">
            <text:p>Clothilde Volk</text:p>
          </table:table-cell>
          <table:table-cell table:style-name="ce10"/>
          <table:table-cell office:value-type="string" table:style-name="ce10">
            <text:p>Vorēs, Schnell</text:p>
          </table:table-cell>
          <table:table-cell office:value-type="date" office:date-value="2025-04-01T00:00:00" table:style-name="ce73">
            <text:p>1-4</text:p>
          </table:table-cell>
          <table:table-cell table:number-columns-repeated="2" table:style-name="ce48"/>
          <table:table-cell office:value-type="string" table:style-name="ce10">
            <text:p>Vera'a (Vanua Lava, TorBa, northern Vanuatu)</text:p>
          </table:table-cell>
          <table:table-cell office:value-type="string" table:style-name="ce10">
            <text:p>Vera'a</text:p>
          </table:table-cell>
          <table:table-cell office:value-type="string" table:style-name="ce10">
            <text:p>Vera'a</text:p>
          </table:table-cell>
          <table:table-cell office:value-type="string" table:style-name="ce10">
            <text:p>English</text:p>
          </table:table-cell>
          <table:table-cell office:value-type="string" table:style-name="ce10">
            <text:p>trilingual</text:p>
          </table:table-cell>
          <table:table-cell office:value-type="string" table:style-name="ce10">
            <text:p>Iso Vorēs</text:p>
          </table:table-cell>
          <table:table-cell table:style-name="ce65"/>
          <table:table-cell table:style-name="ce25"/>
          <table:table-cell table:content-validation-name="val1" table:style-name="ce10"/>
          <table:table-cell office:value-type="string" table:content-validation-name="val2" table:style-name="ce10">
            <text:p>Vorēs, Schnell</text:p>
          </table:table-cell>
          <table:table-cell office:value-type="string" table:style-name="ce10">
            <text:p>Makson Vorēs, George B. Atkins, Armstrong Malau (bislama) / Stefan Schnell, Catriona Malau (english)</text:p>
          </table:table-cell>
          <table:table-cell office:value-type="string" table:style-name="ce10">
            <text:p>The rat and the hermit crab</text:p>
          </table:table-cell>
          <table:table-cell office:value-type="string" table:style-name="ce13">
            <text:p>Le rat et le Bernard-l'hermite</text:p>
          </table:table-cell>
          <table:table-cell office:value-type="string" table:style-name="ce10">
            <text:p>Kaka mu gōtō won gusuwō</text:p>
          </table:table-cell>
          <table:table-cell office:value-type="string" table:style-name="ce10">
            <text:p>A hermit crab was friend with a rat which tried to kill him because it did not want to give him all of his food.</text:p>
          </table:table-cell>
          <table:table-cell office:value-type="string" table:style-name="ce14">
            <text:p>A hermit crab and a rat were friends. One day, they decided to go eat some sea almond tree fruits. They harvested them and collected stones to pound them. They sat on a kava leaf to nibble on it. When the rat finished its portion first, it asked the hermit crab to share his. He accepted twice but refusds the third time. Angry, the rat nibbled at the base of the plant and the hermit crab fell, hitting his testicles on a stone. Just as he thought he was going to die, an old woman sewd him with a vine. He survived, but was no longer friends with the rat.</text:p>
          </table:table-cell>
          <table:table-cell office:value-type="string" table:style-name="ce14">
            <text:p>Un bernard-l'hermite et un rat sont amis. Un jour, ils décident d'aller manger des fruits de badamier. Ils les récoltent et ramassent des pierres pour pouvoir les piler. Ils s'installent sur une feuille de kava pour les grignoter. Comme le rat finit sa portion le premier, il demande au bernard-l'hermite de partager la sienne. Il accepte deux fois mais refuse la troisième. En colère, le rat grignote le pied de la plante et le bernard-l'hermite tombe, se cognant les testicules contre une pierre. Alors qu'il pense mourir, une vieille femme le recourd à l'aide d'une liane. Il survit, mais n'est plus ami avec le rat.</text:p>
          </table:table-cell>
          <table:table-cell office:value-type="string" table:style-name="ce10">
            <text:p>hermit crab ; rat ; jealousy ; friendship ; assassination attempt</text:p>
          </table:table-cell>
          <table:table-cell office:value-type="string" table:style-name="ce14">
            <text:p>two different animals are friends §§ two animals sit on a plant leaf §§ two friends argue over food §§ someone ask for another's food three times §§ a rat nibble on a plant on which sits another animal to make it fall down §§ an animal must have his testicules sewd back on §§ a woman sew testicules with a vine</text:p>
          </table:table-cell>
          <table:table-cell table:style-name="ce56"/>
          <table:table-cell table:number-columns-repeated="4" table:style-name="ce25"/>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Vorēs, Schnell</text:p>
          </table:table-cell>
          <table:table-cell office:value-type="date" office:date-value="2025-09-05T00:00:00" table:style-name="ce73">
            <text:p>5-9</text:p>
          </table:table-cell>
          <table:table-cell table:number-columns-repeated="2" table:style-name="ce48"/>
          <table:table-cell office:value-type="string" table:style-name="ce10">
            <text:p>Vera'a (Vanua Lava, TorBa, northern Vanuatu)</text:p>
          </table:table-cell>
          <table:table-cell office:value-type="string" table:style-name="ce10">
            <text:p>Vera'a</text:p>
          </table:table-cell>
          <table:table-cell office:value-type="string" table:style-name="ce10">
            <text:p>Vera'a</text:p>
          </table:table-cell>
          <table:table-cell office:value-type="string" table:style-name="ce10">
            <text:p>English</text:p>
          </table:table-cell>
          <table:table-cell office:value-type="string" table:style-name="ce10">
            <text:p>trilingual</text:p>
          </table:table-cell>
          <table:table-cell office:value-type="string" table:style-name="ce10">
            <text:p>Iso Vorēs</text:p>
          </table:table-cell>
          <table:table-cell table:style-name="ce65"/>
          <table:table-cell table:style-name="ce25"/>
          <table:table-cell table:content-validation-name="val1" table:style-name="ce10"/>
          <table:table-cell office:value-type="string" table:content-validation-name="val2" table:style-name="ce10">
            <text:p>Vorēs, Schnell</text:p>
          </table:table-cell>
          <table:table-cell office:value-type="string" table:style-name="ce10">
            <text:p>Makson Vorēs, George B. Atkins, Armstrong Malau (bislama) / Stefan Schnell, Catriona Malau (english)</text:p>
          </table:table-cell>
          <table:table-cell office:value-type="string" table:style-name="ce10">
            <text:p><text:s/>[The man and the reef]</text:p>
          </table:table-cell>
          <table:table-cell office:value-type="string" table:style-name="ce13">
            <text:p>[L'homme et le récif]</text:p>
          </table:table-cell>
          <table:table-cell office:value-type="string" table:style-name="ce10">
            <text:p/>
            <text:p>KAKA ‘ALĒN WŌM̄AL: M̄AL TËTRAG / KAKA MU ‘AN̄SARA WON ME’</text:p>
          </table:table-cell>
          <table:table-cell office:value-type="string" table:style-name="ce10">
            <text:p>A man who went fishing on a reef was taken by it to Hiw and then brought back home.</text:p>
          </table:table-cell>
          <table:table-cell office:value-type="string" table:style-name="ce14">
            <text:p>The inhabitants of Lemerig used to fish on a reef near their village and to eat their catch (fish, hermit crabs, crabs, mussels). One day, a man went down onto the reef, but it started moving and went out to sea. After panicking, the man decided to stay still, afraid of drowning if he had jumped. The reef was like a person, and its spirit spoke to him, telling him it was taking him to Torres. Arrived at Hiw, they went ashore. The man had to wait for the reef to leave. One night, it appeared in his dream, announcing their departure. On the return journey, the reef split in two: the larger part remained at sea, and the other took him home. It told the man to hide in the bush until evening, then returned to the sea, where he settled near Vanua Lava. A rooster's crowing announced the reef's destination.</text:p>
          </table:table-cell>
          <table:table-cell office:value-type="string" table:style-name="ce14">
            <text:p>Les habitants de Lemerig avaient l'habitude de pêcher sur un récif proche de leur village et de manger leurs prises (poissons, bernard-l'hermites, crabes, moules). Un jour, un homme descend sur le récif, mais celui-ci se met en mouvement et va en pleine mer. Après avoir paniqué, l'homme décide de rester, de peur de se noyer s'il saute. Le récif est comme une personne et son esprit s'adresse à lui, lui disant qu'il l'emmène à Torres. Arrivés à Hiw, ils vont à terre. L'homme doit attendre le récif pour repartir. Une nuit, il apparait dans son rêve, annonçant le départ. Sur le trajet du retour, le récif se sépare en deux : la plus grande partie reste en mer et l'autre le rammène chez lui. Il lui dit de se cacher dans la brousse jusqu'au soir puis retourne en mer où il s'installe proche de Vanua Lava. C'est le chant d'un coq qui annonce la destination du récif.</text:p>
          </table:table-cell>
          <table:table-cell office:value-type="string" table:style-name="ce10">
            <text:p>natrual element's spirit ; moving reef</text:p>
          </table:table-cell>
          <table:table-cell office:value-type="string" table:style-name="ce14">
            <text:p>a reef moves in the open sea §§ a reef has a spirit and talks to a human §§ a human communicates with the spirit of a natural element in his dreams §§ a reef splits in two §§ the crowing of a rooster signals that the reef is settling forever in its new place</text:p>
          </table:table-cell>
          <table:table-cell table:number-columns-repeated="4" table:style-name="ce10"/>
          <table:table-cell office:value-type="string" table:style-name="ce10">
            <text:p>Torres (island), Hiw (island), Vanua Lava (island), Lemerig (village)</text:p>
          </table:table-cell>
          <table:table-cell office:value-type="string" table:style-name="ce74">
            <text:p><text:a xlink:href="https://doi.org/10.24397/pangloss-0003073">https://doi.org/10.24397/pangloss-0003073</text:a></text:p>
          </table:table-cell>
          <table:table-cell office:value-type="string" table:style-name="ce10">
            <text:p>Same story in another language: <text:s/>Lemerig (same island)</text:p>
          </table:table-cell>
          <table:table-cell table:number-columns-repeated="2" table:style-name="ce25"/>
          <table:table-cell table:style-name="ce27"/>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Vorēs, Schnell</text:p>
          </table:table-cell>
          <table:table-cell office:value-type="string" table:style-name="ce10">
            <text:p>11-14</text:p>
          </table:table-cell>
          <table:table-cell table:number-columns-repeated="2" table:style-name="ce17"/>
          <table:table-cell office:value-type="string" table:style-name="ce10">
            <text:p>Vera'a (Vanua Lava, TorBa, northern Vanuatu)</text:p>
          </table:table-cell>
          <table:table-cell office:value-type="string" table:style-name="ce10">
            <text:p>Vera'a</text:p>
          </table:table-cell>
          <table:table-cell office:value-type="string" table:style-name="ce10">
            <text:p>Vera'a</text:p>
          </table:table-cell>
          <table:table-cell office:value-type="string" table:style-name="ce10">
            <text:p>English</text:p>
          </table:table-cell>
          <table:table-cell office:value-type="string" table:style-name="ce10">
            <text:p>trilingual</text:p>
          </table:table-cell>
          <table:table-cell office:value-type="string" table:style-name="ce10">
            <text:p>Thomas Noël</text:p>
          </table:table-cell>
          <table:table-cell table:number-columns-repeated="2" table:style-name="ce10"/>
          <table:table-cell table:content-validation-name="val1" table:style-name="ce10"/>
          <table:table-cell office:value-type="string" table:content-validation-name="val2" table:style-name="ce10">
            <text:p>Vorēs, Schnell</text:p>
          </table:table-cell>
          <table:table-cell office:value-type="string" table:style-name="ce10">
            <text:p>Makson Vorēs, George B. Atkins, Armstrong Malau (bislama) / Stefan Schnell, Catriona Malau (english)</text:p>
          </table:table-cell>
          <table:table-cell office:value-type="string" table:style-name="ce10">
            <text:p><text:s/>[The story of an old woman and her son]</text:p>
          </table:table-cell>
          <table:table-cell office:value-type="string" table:style-name="ce13">
            <text:p>[L'histoire d'une vieille avec sa fille]</text:p>
          </table:table-cell>
          <table:table-cell office:value-type="string" table:style-name="ce10">
            <text:p>Kaka mu mag’iē ne vōwal won ni’igi</text:p>
          </table:table-cell>
          <table:table-cell office:value-type="string" table:style-name="ce10">
            <text:p>A mother changed her skin to live forever but had to wear her old skin again because her daughter would not recognise her.</text:p>
          </table:table-cell>
          <table:table-cell office:value-type="string" table:style-name="ce14">
            <text:p>An elderly couple had a daughter. A few years later, the father died. The very old mother decided to go to the river to change her skin, and became a young girl again. But when she returned to Namnog where they lived, her daughter did not recognize her and cried. She rejected her mother's new appearance, even though she tried to convince her of her identity. The mother therefore decided to return to the river where she found her skin hanging from a branch of a dēmēe tree. When she returned, her daughter was happy to see her again. But the mother explained to her that, since she did not want her to change her skin, humans would have to die. She then sang her a song in which she told her that she had disobeyed.</text:p>
          </table:table-cell>
          <table:table-cell office:value-type="string" table:style-name="ce14">
            <text:p><text:span text:style-name="T1">Un couple déjà âgé a une fille. Quelques années plus tard, le père meurt. La mère, très âgée, décide d'aller à la rivière pour changer de peau, et redevient une jeune fille. Mais quand elle retourne à Namnog où elles habitent, sa fille ne la reconnaît pas et pleure. Elle refuse la nouvelle apparence de sa mère, qui pourtant tente de la convaincre de son identité. La mère décide donc de retourner à la rivière où elle trouve sa peau accrochée à une branche d'un arbre<text:s/></text:span><text:span text:style-name="T1">dēmēe.<text:s/></text:span><text:span text:style-name="T1">Quand elle revient, sa fille est heureuse de la retrouver. Mais la mère lui explique que, ne voulant pas qu'elle change de peau, les humains devront désormais mourir. Elle lui chante ensuite une chanson dans laquelle elle lui dit qu'elle a désobéi.</text:span></text:p>
          </table:table-cell>
          <table:table-cell office:value-type="string" table:style-name="ce10">
            <text:p>mother ; daughter ; skin ; aging ; death</text:p>
          </table:table-cell>
          <table:table-cell office:value-type="string" table:style-name="ce14">
            <text:p>a woman goes to a river to change her skin §§ somone goes to a river to change their skin and to become immortal §§ someone's skin gets caught in a plant branch<text:s text:c="2"/></text:p>
          </table:table-cell>
          <table:table-cell table:number-columns-repeated="5" table:style-name="ce10"/>
          <table:table-cell table:style-name="ce26"/>
          <table:table-cell table:style-name="ce25"/>
          <table:table-cell office:value-type="string" table:style-name="ce10">
            <text:p>cf. The legend of the corpse</text:p>
          </table:table-cell>
          <table:table-cell table:style-name="ce25"/>
          <table:table-cell table:style-name="ce27"/>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Vorēs, Schnell</text:p>
          </table:table-cell>
          <table:table-cell office:value-type="string" table:style-name="ce10">
            <text:p>15-18</text:p>
          </table:table-cell>
          <table:table-cell table:number-columns-repeated="2" table:style-name="ce17"/>
          <table:table-cell office:value-type="string" table:style-name="ce10">
            <text:p>Vera'a (Vanua Lava, TorBa, northern Vanuatu)</text:p>
          </table:table-cell>
          <table:table-cell office:value-type="string" table:style-name="ce10">
            <text:p>Vera'a</text:p>
          </table:table-cell>
          <table:table-cell office:value-type="string" table:style-name="ce10">
            <text:p>Vera'a</text:p>
          </table:table-cell>
          <table:table-cell office:value-type="string" table:style-name="ce10">
            <text:p>English</text:p>
          </table:table-cell>
          <table:table-cell office:value-type="string" table:style-name="ce10">
            <text:p>trilingual</text:p>
          </table:table-cell>
          <table:table-cell office:value-type="string" table:style-name="ce10">
            <text:p>Alban Sakius</text:p>
          </table:table-cell>
          <table:table-cell table:number-columns-repeated="2" table:style-name="ce10"/>
          <table:table-cell table:content-validation-name="val1" table:style-name="ce10"/>
          <table:table-cell office:value-type="string" table:content-validation-name="val2" table:style-name="ce10">
            <text:p>Vorēs, Schnell</text:p>
          </table:table-cell>
          <table:table-cell office:value-type="string" table:style-name="ce10">
            <text:p>Makson Vorēs, George B. Atkins, Armstrong Malau (bislama) / Stefan Schnell, Catriona Malau (english)</text:p>
          </table:table-cell>
          <table:table-cell office:value-type="string" table:style-name="ce10">
            <text:p>How Lakakris travelled from Gaua to Vanua Lava</text:p>
          </table:table-cell>
          <table:table-cell office:value-type="string" table:style-name="ce13">
            <text:p>Comment Lakakris se rendit de Gaua à Vanua Lava</text:p>
          </table:table-cell>
          <table:table-cell office:value-type="string" table:style-name="ce10">
            <text:p>Lakakris mvan kal ma den ‘a Guō: mvan ma lēn Vunulava</text:p>
          </table:table-cell>
          <table:table-cell office:value-type="string" table:style-name="ce10">
            <text:p>A man from Gaua went to multiple villages of Vanua Lava to find a wife.</text:p>
          </table:table-cell>
          <table:table-cell office:value-type="string" table:style-name="ce14">
            <text:p>Lakakris, who came from Gaua, went to Vanua Lava to find a wife. He brought chestnuts, tarot cards, pili nuts, a pig, shell money, and wild yams. He went to Beut, Liwiōn̄, and Tēkēl without success. Arrived at Minigar, he climbed to the top of a almond tree and beat the almonds with his penis. A woman who had seen him was frightened and ran away. He wanted to hit her but hit a rock, on which a hole could still be seen until recently. He followed the Great River, went to Tebeg, where he hit a stone with his stick and left the mark of his foot, which can still be seen today. It was at Pemölön that he met his wife, Rōmawokruō. He settled there with her, stumped the ground with his foot to level it and created four gardens and a plain. The gardens still exist today and the couple are still in Pemölön, in the form of rocks.</text:p>
          </table:table-cell>
          <table:table-cell office:value-type="string" table:style-name="ce14">
            <text:p>Lakakris, qui vient de Gaua, va à Vanua Lava pour trouver une femme. Il apporte des châtaignes, des tarots, des noix de pili, un cochon, de la monnaie en coquillage et des ignames sauvages. Il va à Beut, Liwiōn̄ et Tēkēl sans succès. Arrivé à Minigar, il monte au sommet d'un badamier et bat les amandes avec son pénis. Une femme qui le voit prend peur et s'enfuit. Il voulait la frapper mais frappe une roche, sur laquelle on pouvait toujours voir un trou il y a peu. Il suit la Grande Rivière, va à Tebeg où il frappe une pierre avec son bâton et imprime la marque de son pied, qu'on peut toujours voir aujourd'hui. C'est à Pemölön qu'il rencontre sa femme, Rōmawokruō. Il s'y installe avec elle, frappe le sol du pied pour l'applanir et créer quatre jardins et une plaine. Les jardins existent toujours aujourd'hui et les époux sont toujours à Pemölön, sous la forme de rochers.</text:p>
          </table:table-cell>
          <table:table-cell office:value-type="string" table:style-name="ce10">
            <text:p>marriage ; rejection ; quest</text:p>
          </table:table-cell>
          <table:table-cell office:value-type="string" table:style-name="ce14">
            <text:p>a man goes to another island to find a wife §§ a man scares a woman off with his penis §§ <text:s/>a man goes from villages to villages to find a wife §§ someone hits a rock and create a hole in it §§ §§ <text:s/>people transform into rocks</text:p>
          </table:table-cell>
          <table:table-cell table:number-columns-repeated="5"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text:s/>Vorēs, Schnell</text:p>
          </table:table-cell>
          <table:table-cell office:value-type="string" table:style-name="ce10">
            <text:p>19-37</text:p>
          </table:table-cell>
          <table:table-cell table:number-columns-repeated="2" table:style-name="ce17"/>
          <table:table-cell office:value-type="string" table:style-name="ce10">
            <text:p>Vera'a (Vanua Lava, TorBa, northern Vanuatu)</text:p>
          </table:table-cell>
          <table:table-cell office:value-type="string" table:style-name="ce10">
            <text:p>Vera'a</text:p>
          </table:table-cell>
          <table:table-cell office:value-type="string" table:style-name="ce10">
            <text:p>Vera'a</text:p>
          </table:table-cell>
          <table:table-cell office:value-type="string" table:style-name="ce10">
            <text:p>English</text:p>
          </table:table-cell>
          <table:table-cell office:value-type="string" table:style-name="ce10">
            <text:p>trilingual</text:p>
          </table:table-cell>
          <table:table-cell office:value-type="string" table:style-name="ce10">
            <text:p>James Jackner</text:p>
          </table:table-cell>
          <table:table-cell table:number-columns-repeated="2" table:style-name="ce10"/>
          <table:table-cell table:content-validation-name="val1" table:style-name="ce10"/>
          <table:table-cell office:value-type="string" table:content-validation-name="val2" table:style-name="ce10">
            <text:p>Vorēs, Schnell</text:p>
          </table:table-cell>
          <table:table-cell office:value-type="string" table:style-name="ce10">
            <text:p>Makson Vorēs, George B. Atkins, Armstrong Malau (bislama) / Stefan Schnell, Catriona Malau (english)</text:p>
          </table:table-cell>
          <table:table-cell office:value-type="string" table:style-name="ce10">
            <text:p>How Kpwo' and his brothers went to Gaua</text:p>
          </table:table-cell>
          <table:table-cell office:value-type="string" table:style-name="ce42">
            <text:p>Comment Kpwo' et ses frères se rendirent à Gaua</text:p>
          </table:table-cell>
          <table:table-cell office:value-type="string" table:style-name="ce10">
            <text:p>Qo’ birin̄ e raga ‘i’isigi: dirēm van a Lokono</text:p>
          </table:table-cell>
          <table:table-cell office:value-type="string" table:style-name="ce10">
            <text:p>Qo' saved his brother from an evil spirit even though they stole his canoe <text:s/>from him and ran away with his wife.</text:p>
          </table:table-cell>
          <table:table-cell office:value-type="string" table:style-name="ce14">
            <text:p>Qo’ had eleven brothers who tried to make canoes which never floated. Conversely, he managed to make a very good one with a spirit. It had tried to prevent Qo’ by making the trees he used to build it grow back but decided to help him after being threatened. Qo' then put magic leaves in a magic pit and it rained. His canoe drifted to the harbor where his brothers saw it and wanted to retrieve it. To do this, they made him climb to the top of a tree, enlarging its trunk with a magical song. Stuck at the top, he was only able to come back down thanks to his friend the spider, who cast her web for him. He set out in pursuit of his brothers on their way to Gaua with his wife. To do so, he asked his mother to put him in a coconut and throw it into the sea after the waves had broken three times.</text:p>
            <text:p>He arrived before them at Gaua, where they were all welcomed by an evil spirit, Tōmeren, who wanted to kill them. For four nights, Qo’ had to find a new hiding place because two of his brothers, oblivious, informed the evil spirit. They slept in the oven, inside the bamboo of the rafter of the nakamal, in the posts of the house and in the beam up in the roof.</text:p>
            <text:p>The spirit then tried to kill them in the daylight. Qo’ started to fight with it, allowing his brothers and his wife to take refuge in an oak tree that he had planted near the beach. They all climbed up, but the devil kept following them. Qo’ released twice some ants, first classical and then fire ants to make it climb down. He also told the tree to grow and then to lay down, so they could reach Vanua Lava. Finally, Qo’ made the tree stand up again, and the devil fell.</text:p>
            <text:p/>
          </table:table-cell>
          <table:table-cell office:value-type="string" table:style-name="ce14">
            <text:p>Qo’ avait onze frères qui tentèrent de construire des pirogues qui ne flottèrent jamais. À l’inverse, il réussit à en construire une très performante grâce à un esprit. Celui-ci avait tenté de l’empêcher de le fabriquer en faisant repousser les arbres qu’il avait utilisés pour le construire, mais, menacé, il décida de l’aider. Qo’ déposa alors des feuilles magiques dans une fosse magique, ce qui fit venir la pluie. Sa pirogue dériva jusqu’au port où ses frères la virent et voulurent la lui voler. Pour ce faire, ils le firent grimper au sommet d’un arbre dont ils agrandirent le tronc grâce à un chant magique. Coincé au sommet, il ne put redescendre que grâce à son amie l’araignée, qui lui jeta sa toile. Il partit à la poursuite de ses frères en route vers Gaua avec sa femme. Il demanda à sa mère de le placer dans une noix de coco et de la jeter à la mer après que les vagues se soient brisées à trois reprises.</text:p>
            <text:p/>
            <text:p>Il arriva avant eux à Gaua, où ils furent tous accueillis par un esprit maléfique, Tōmeren, qui voulait les tuer. Pendant quatre nuits, Qo’ dut trouver une nouvelle cachette car deux de ses frères, inconscients, informaient l’esprit maléfique. Ils dormirent dans le four, à l’intérieur du bambou de la charpente du nakamal, dans les poteaux de la maison et dans la poutre du toit.</text:p>
            <text:p>L’esprit tenta alors de les tuer en plein jour. Qo’ se battit avec lui, permettant à ses frères et à sa femme de se réfugier dans un chêne qu’il avait planté près de la plage. Ils grimpèrent tous, mais le diable les poursuivait. Qo’ lâcha deux fois des fourmis, d’abord classiques, puis de feu, pour le faire redescendre. Il ordonna également à l’arbre de grandir puis de se coucher, afin qu’ils puissent atteindre Vanua Lava. Finalement, Qo’ redressa l’arbre et le diable tomba.</text:p>
          </table:table-cell>
          <table:table-cell office:value-type="string" table:style-name="ce10">
            <text:p>family ; brotherhood ; betrayal ; spirit ; spider ; evil spirit</text:p>
          </table:table-cell>
          <table:table-cell office:value-type="string" table:style-name="ce75">
            <text:p>a child is braver than others §§ someone goes into the bush to find materials to make something §§ someone goes into the bush to find wood to make a canoe §§ a spirit prevents a man from building his canoe, by standing back up the trees he cut down §§ a felled tree is resurrected every day §§ a spirit helps a human build a canoe §§ someone threatens to kill a spirit §§ a spirit helps a man who threatens to kill them to avoid it §§ using magical leaves to make rain §§ placing magical leaves in a magical pit to make rain §§ jealousy between brothers §§ jealousy between common men and a powerful man §§ brothers are jealous of the canoe of one of them and try to steal it §§ someone who is jealous of their brother tries to trap him §§ someone run away with their brother's wife §§ jealous brothers try to trick one of them by trapping him at the top of a tree §§ brothers trap one of them to steal his canoe and his wife §§ someone runs away with their brother's wife §§ someone is stuck at the top of a tree and can't get down §§ one's magical singing can make a tree grow or bend §§ someone sings to widen the trunk of a tree and prevent someone else from climbing down §§ someone is rescued by an animal §§ someone is rescued by a spider §§ someone, stuck at the top of a tree, is rescued by a spider casting its web §§ someone gets inside a coconut and drifts at sea §§ someone is placed in a coconut and thrown into the sea after the waves break three times §§ people are welcomed in a new place by an evil spirit who wants to kill them §§ people must sleep in the house of a spirit who wants to harm them §§ people have to hide during the night to avoid getting killed by a spirit §§ hiding in a stone oven §§ hiding in the bamboo of a rafter §§ hiding in a pillar of a house §§ hiding in a beam up in the roof §§ someone oblivious reveals survival plans to an evil spirit §§ someone fights with a spirit to allow others to flee §§ taking refuge at the top of a tree §§ using ants to slow down a spirit §§ one’s magical talking has power §§ one’s magical talking has power to make a tree bend §§ one’s magical talking has power to make a tree grow §§ using a tree to escape from a dangerous situation §§ someone makes a tree stand up, making those climbing it falling down §§ one or several persons get (magically) inside an object §§ killing an evil spirit §§ a human escapes from a spirit who wants to eat them §§ ogres are cannibals §§ someone sends their family members to fetch things to allow them to flee a dangerous creature §§ someone let go of a bending tree, which make the last creature on it be thrown into the air</text:p>
            <text:p/>
            <text:p/>
          </table:table-cell>
          <table:table-cell table:number-columns-repeated="4" table:style-name="ce10"/>
          <table:table-cell office:value-type="string" table:style-name="ce10">
            <text:p>Qo' (protagonist), Tōmeren (evil spirit), Wōmarawraw (spirit)</text:p>
          </table:table-cell>
          <table:table-cell office:value-type="string" table:style-name="ce74">
            <text:p><text:a xlink:href="http://alex.francois.online.fr/AFtxt_msn-kpwet_e.htm">http://alex.francois.online.fr/AFtxt_msn-kpwet_e.htm</text:a></text:p>
          </table:table-cell>
          <table:table-cell office:value-type="string" table:style-name="ce10">
            <text:p>One of the many versions of the same story recorded by A. François in the Banks.</text:p>
          </table:table-cell>
          <table:table-cell office:value-type="string" table:style-name="ce76">
            <text:p><text:a xlink:href="https://en.wikipedia.org/wiki/Qat_(deity)">cf. The legend of Kwat https://en.wikipedia.org/wiki/Qat_(deity)</text:a></text:p>
          </table:table-cell>
          <table:table-cell table:style-name="ce25"/>
          <table:table-cell table:style-name="ce27"/>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Vorēs, Schnell</text:p>
          </table:table-cell>
          <table:table-cell office:value-type="string" table:style-name="ce10">
            <text:p>39-44</text:p>
          </table:table-cell>
          <table:table-cell table:number-columns-repeated="2" table:style-name="ce17"/>
          <table:table-cell office:value-type="string" table:style-name="ce10">
            <text:p>Vera'a (Vanua Lava, TorBa, northern Vanuatu)</text:p>
          </table:table-cell>
          <table:table-cell office:value-type="string" table:style-name="ce10">
            <text:p>Vera'a</text:p>
          </table:table-cell>
          <table:table-cell office:value-type="string" table:style-name="ce10">
            <text:p>Vera'a</text:p>
          </table:table-cell>
          <table:table-cell office:value-type="string" table:style-name="ce10">
            <text:p>English</text:p>
          </table:table-cell>
          <table:table-cell office:value-type="string" table:style-name="ce10">
            <text:p>trilingual</text:p>
          </table:table-cell>
          <table:table-cell office:value-type="string" table:style-name="ce10">
            <text:p>George Atkins</text:p>
          </table:table-cell>
          <table:table-cell table:number-columns-repeated="2" table:style-name="ce10"/>
          <table:table-cell table:content-validation-name="val1" table:style-name="ce10"/>
          <table:table-cell office:value-type="string" table:content-validation-name="val2" table:style-name="ce10">
            <text:p>Vorēs, Schnell</text:p>
          </table:table-cell>
          <table:table-cell office:value-type="string" table:style-name="ce10">
            <text:p>Makson Vorēs, George B. Atkins, Armstrong Malau (bislama) / Stefan Schnell, Catriona Malau (english)</text:p>
          </table:table-cell>
          <table:table-cell office:value-type="string" table:style-name="ce10">
            <text:p>The cat and the mouse</text:p>
          </table:table-cell>
          <table:table-cell office:value-type="string" table:style-name="ce13">
            <text:p>Le chat et la souris</text:p>
          </table:table-cell>
          <table:table-cell office:value-type="string" table:style-name="ce10">
            <text:p>Puskat won gusuwō: <text:s/>durum van mēn vovon̄odo an me’ wo sivien gusuwō dim durug ēn puskat</text:p>
          </table:table-cell>
          <table:table-cell office:value-type="string" table:style-name="ce10">
            <text:p>A cat and a rat were no longer friends because the rat prevented the cat from eating his papayas.</text:p>
          </table:table-cell>
          <table:table-cell office:value-type="string" table:style-name="ce14">
            <text:p>A cat and a rat were friends and lived together. One very hot day, they went fishing on the reef. The rat, afraid of drowning, asked the cat to warn him if the tide came in.</text:p>
            <text:p>Once their basket was full, the rat was hungry. The cat suggested they went see if there were any papayas in one of his gardens. Someone had to climb the tree to get one, but they couldn't agree. Finally, the rat climbed up. The rat nibbled at the papayas instead of nibbling at the stems to get them. After having made a hole in one of the papayas, it defecated in it. As the cat grown impatient, it threatened to bite the rat to death. The rat climbed down the tree unseen, dug a hole in the ground, and took refuge there.</text:p>
            <text:p>As it climbed the tree, the cat realized the ruse and threatened to kill the rat if it ever came across it. It's because of the papayas that, to these days, cats have to eat rats.</text:p>
          </table:table-cell>
          <table:table-cell office:value-type="string" table:style-name="ce14">
            <text:p>Un chat et un rat sont amis et vivent ensemble. Un jour de grande chaleur, ils vont pêcher sur le récif. Le rat, qui a peur de se noyer, demande au chat de le prévenir si la marée monte.</text:p>
            <text:p>Une fois leur panier rempli, le rat a faim. Le chat propose d’aller voir dans un de ses jardins s’il y a des papayes. Quelqu’un doit monter à l’arbre pour en récupérer une mais ils n’arrivent pas à se mettre d’accord. Finalement, le rat monte. Le rat grignote les papayes au lieu de grignoter les tiges pour les récupérer. Après avoir fait un trou dans une des papayes, il défèque dedans. Comme le chat s’impatiente, il le menace de le mordre à mort. Le rat descend de l’arbre sans être vu, creuse un trou dans le sol et s’y réfugie.</text:p>
            <text:p>En montant dans l’arbre, le chat se rend compte du subterfuge et menace le rat de le tuer si jamais il le croise.</text:p>
            <text:p>C’est à cause de cette histoire de papaye que les chats doivent manger les rats.</text:p>
          </table:table-cell>
          <table:table-cell office:value-type="string" table:style-name="ce10">
            <text:p>rat ; cat ; friendship ; betrayal ; threatening</text:p>
          </table:table-cell>
          <table:table-cell office:value-type="string" table:style-name="ce14">
            <text:p>a rat and a cat are friends §§ a rat and a cat go fishing at the reef §§ a rat is scared of drowning §§ two friends search for food in the garden of one of them <text:s/>§§two friends argue over food §§ two friends argue over who must harvest the food §§ a rat climbs up a tree to harvest papayas §§ a rat tricks a cat and eat his food §§ someone tricks their friend to eat all of their food §§ a rat, to take revenge on a cat, nibbles in a fruit and shits inside §§ a cat threatens a rat to bite it to death §§ someone threatens to kill their friend §§ a rat climbs down a tree unseen §§ a rat digs a hole in the ground and hides in it §§ a cat threatens a rat to kill a rat if they come across eachother</text:p>
          </table:table-cell>
          <table:table-cell table:number-columns-repeated="5"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Vorēs, Schnell</text:p>
          </table:table-cell>
          <table:table-cell office:value-type="string" table:style-name="ce10">
            <text:p>45-52</text:p>
          </table:table-cell>
          <table:table-cell table:number-columns-repeated="2" table:style-name="ce17"/>
          <table:table-cell office:value-type="string" table:style-name="ce10">
            <text:p>Vera'a (Vanua Lava, TorBa, northern Vanuatu)</text:p>
          </table:table-cell>
          <table:table-cell office:value-type="string" table:style-name="ce10">
            <text:p>Vera'a</text:p>
          </table:table-cell>
          <table:table-cell office:value-type="string" table:style-name="ce10">
            <text:p>Vera'a</text:p>
          </table:table-cell>
          <table:table-cell office:value-type="string" table:style-name="ce10">
            <text:p>English</text:p>
          </table:table-cell>
          <table:table-cell office:value-type="string" table:style-name="ce10">
            <text:p>trilingual</text:p>
          </table:table-cell>
          <table:table-cell office:value-type="string" table:style-name="ce10">
            <text:p>Alban Sakius</text:p>
          </table:table-cell>
          <table:table-cell table:number-columns-repeated="2" table:style-name="ce10"/>
          <table:table-cell table:content-validation-name="val1" table:style-name="ce10"/>
          <table:table-cell office:value-type="string" table:content-validation-name="val2" table:style-name="ce10">
            <text:p>Vorēs, Schnell</text:p>
          </table:table-cell>
          <table:table-cell office:value-type="string" table:style-name="ce10">
            <text:p>Makson Vorēs, George B. Atkins, Armstrong Malau (bislama) / Stefan Schnell, Catriona Malau (english)</text:p>
          </table:table-cell>
          <table:table-cell office:value-type="string" table:style-name="ce10">
            <text:p>The two girls and the spirit</text:p>
          </table:table-cell>
          <table:table-cell office:value-type="string" table:style-name="ce13">
            <text:p>Les deux filles et l'esprit</text:p>
          </table:table-cell>
          <table:table-cell office:value-type="string" table:style-name="ce10">
            <text:p>Ruwa m̄alm̄ala mvan mēn gil qurō wom mul 'ō man ‘ama’ ne vōwal</text:p>
          </table:table-cell>
          <table:table-cell office:value-type="string" table:style-name="ce10">
            <text:p>A girl who put a devil on fire is kidnapped and eaten by it.</text:p>
          </table:table-cell>
          <table:table-cell office:value-type="string" table:style-name="ce14">
            <text:p>Two girls went to look for wild yams in the bush. The first, having filled her basket, returned to the village while the other spent the night outside. She returned the next day with a devil in her basket and set it on fire. From then on, she had to be watched, because devils always return to eat those who burn them. For seven days, the men of the village stayed up at night, preventing the devil from coming to get her. Wanting to sleep, they placed coconuts filled with flies on the doorstep, keeping the devil away for two more days. The next day, the devil took on a human form and was invited into the house by an old woman who explained all the subterfuges to him. In the evening, he kidnapped the girl, ate her, and left only her head, which he hung from a banyan tree. Hung too high, the villagers could not retrieve it. The father of the two girls therefore asked two birds to bring it. The myzomela carrying the girl's head became stained with blood. This is why the myzomelas have red heads. The father gives the birds shell money to thank them.</text:p>
          </table:table-cell>
          <table:table-cell office:value-type="string" table:style-name="ce14">
            <text:p>Deux filles sont parties chercher des ignames sauvages dans la brousse. La première, qui a rempli son panier, rentre au village tandis que l’autre passe la nuit dehors. Elle revient le lendemain avec un diable dans son panier et le fait brûler. Il faut désormais la surveiller, parce que les diables reviennent toujours pour manger ceux qui les ont mis au feu. Pendant sept jours, les hommes du village veillent la nuit, empêchant le diable de venir la chercher. Désirant dormir, ils installent des noix de coco remplies de mouches sur le pas de la porte, tenant le diable éloigné pendant encore deux jours. Le lendemain, le diable prend une apparence humaine et est invité à rentrer dans la maison par une vieille femme qui lui explique tous les subterfuges. Le soir, il enlève la fille, la mange et ne laisse que sa tête qu’il pend à un arbre de banian. Pendue trop haut, les villageois ne peuvent la récupérer. Le père des deux filles demande donc à deux oiseaux de l’apporter. Le myzomèle qui porte la tête de la fille se tache de sang. C’est pourquoi les myzomèles ont la tête rouge. Le père donne aux oiseaux de la monnaie de coquillage pour les remercier.</text:p>
          </table:table-cell>
          <table:table-cell office:value-type="string" table:style-name="ce10">
            <text:p>devil ; bush ; child ; death</text:p>
          </table:table-cell>
          <table:table-cell office:value-type="string" table:style-name="ce14">
            <text:p>Someone goes into the bush to find fruit or vegetables §§ a child stays in the bush at night and ends up meeting a devil §§ someone ends up with a devil in their basket <text:s/>§§ someone burns a devil and is therefore going to be eaten by it <text:s/>§§ a girl burns a devil and is therefore going to be eaten by it <text:s/>§§ people stay awake to prevent a devil from entering a house in the village §§ <text:s/>people hang rotten coconuts full of flies to prevent a devil from entering a house §§ a devil transforms into a human to deceive the inhabitants of a village and enter a house §§ an old woman explains all the tricks to a devil without knowing it §§ a devil kidnaps a girl, eats her and hangs her head on a tree <text:s/>§§ people find a head by following traces of blood on leaves <text:s/>§§ someone asks birds to help them reach something that is too high for them §§ Humans ask an animal for help §§ a man offers shell money to birds to thank them §§ a man offers shell money to thank a friend §§ a human stays in the bush at night and ends up meeting a devil §§ a spirit appears as a human §§ someone oblivious reveals survival plans to an evil spirit §§ someone is killed by a spirit §§ a human escapes from a spirit/spirits who want to eat them</text:p>
          </table:table-cell>
          <table:table-cell table:number-columns-repeated="5"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Vorēs, Schnell</text:p>
          </table:table-cell>
          <table:table-cell office:value-type="string" table:style-name="ce10">
            <text:p>53-58</text:p>
          </table:table-cell>
          <table:table-cell table:number-columns-repeated="2" table:style-name="ce17"/>
          <table:table-cell office:value-type="string" table:style-name="ce10">
            <text:p>Vera'a (Vanua Lava, TorBa, northern Vanuatu)</text:p>
          </table:table-cell>
          <table:table-cell office:value-type="string" table:style-name="ce10">
            <text:p>Vera'a</text:p>
          </table:table-cell>
          <table:table-cell office:value-type="string" table:style-name="ce10">
            <text:p>Vera'a</text:p>
          </table:table-cell>
          <table:table-cell office:value-type="string" table:style-name="ce10">
            <text:p>English</text:p>
          </table:table-cell>
          <table:table-cell office:value-type="string" table:style-name="ce10">
            <text:p>trilingual</text:p>
          </table:table-cell>
          <table:table-cell office:value-type="string" table:style-name="ce10">
            <text:p>George B. Atkins</text:p>
          </table:table-cell>
          <table:table-cell table:number-columns-repeated="2" table:style-name="ce10"/>
          <table:table-cell table:content-validation-name="val1" table:style-name="ce10"/>
          <table:table-cell office:value-type="string" table:content-validation-name="val2" table:style-name="ce10">
            <text:p>Vorēs, Schnell</text:p>
          </table:table-cell>
          <table:table-cell office:value-type="string" table:style-name="ce10">
            <text:p>Makson Vorēs, George B. Atkins, Armstrong Malau (bislama) / Stefan Schnell, Catriona Malau (english)</text:p>
          </table:table-cell>
          <table:table-cell table:style-name="ce10"/>
          <table:table-cell table:style-name="ce13"/>
          <table:table-cell office:value-type="string" table:style-name="ce10">
            <text:p>Sivien bulbul mu gusuwōwon qono dim ‘uw</text:p>
          </table:table-cell>
          <table:table-cell office:value-type="string" table:style-name="ce10">
            <text:p>A rat befriended a piegon whou helped it save a turtle friend who was going to be eaten.</text:p>
          </table:table-cell>
          <table:table-cell office:value-type="string" table:style-name="ce14">
            <text:p>A pigeon flew in search of food and landed to sleep on a tree near a river. While he was waiting for sleep, it saw a rat which emerged from a rosewood tree. The rat offered to be its friend and asked if it waas going to rain. According to the pigeon, it might have rained, but lightly. When it woke up, the rat was on a log in the middle of the sea. It met a turtle who offered to bring it back on its shell. When it returned, it dug a hole in the bush. At that moment, two men came out of the bush, saw the turtle, put it on its shell, and then announcde that they had found a meal to their chief. The turtle was brought back to the village. To help the rat, the pigeon offered to distract the villagers by dancing covered in feathers while the rat gnawed at the ties holding the turtle. The turtle ran away and hit the surface of the sea three times to warn the pigeon of its escape. When the villagers returned to the fire, there was no more turtle.</text:p>
          </table:table-cell>
          <table:table-cell office:value-type="string" table:style-name="ce14">
            <text:p>Un pigeon vole à la recherche de nourriture et se pose pour dormir sur un arbre proche d’une rivière. Alors qu’il attend le sommeil, il voit un rat sortir d’un palissandre. Le rat lui propose d’être son ami et lui demande s’il va pleuvoir. Selon le pigeon, il risque e pleuvoir mais légèrement. Lorsqu’il se réveille, le rat est sur un rondin au milieu de la mer. Il rencontre une tortue qui lui propose de le ramener sur sa carapace. Revenu, il va creuser un trou dans la brousse. À ce moment, deux hommes sortent de la brousse, voient la tortue et la mettent sur la carapace puis vont annoncer avoir trouver le repas à leur chef. La tortue est ramenée au village. Pour aider le rat, le pigeon lui propose de distraire les villageois en dansant recouvert de plumes pendant que le rat ronge les liens qui retiennent la tortue. La tortue s’enfuit et frappe trois fois la surface de la mer pour prévenir le pigeon de sa fuite. Lorsque les villageois retournent vers le feu, il n’y a plus de tortue.</text:p>
          </table:table-cell>
          <table:table-cell office:value-type="string" table:style-name="ce10">
            <text:p>animals ; friendship ; mistake</text:p>
          </table:table-cell>
          <table:table-cell office:value-type="string" table:style-name="ce14">
            <text:p>a piegon lands on a tree to sleep §§ a piegon befriends a rat §§ a rat asks a pigeon if it is going to rain §§ a rat takes shelter inside a rosewood tree §§ it rains so much that the tree drifts to the middle of the sea §§ a turtle brings a rat to shore by carrying it on its shell §§ humans turn a turtle onto its back to prevent it from running away §§ a rat and a pigeon team up to save a turtle §§ a pigeon tries to attract the attention of the villagers by dancing covered in feathers§§ a pigeon creates a diversion by dancing §§a rat gnaws the ties holding a turtle captive §§ a turtle strikes the surface of the sea three times to warn that it has escaped §§ someone hides inside of a tree §§ two different animals are friends §§ one or several persons get (magically) inside an object</text:p>
            <text:p/>
            <text:p/>
          </table:table-cell>
          <table:table-cell table:number-columns-repeated="5"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Vorēs, Schnell</text:p>
          </table:table-cell>
          <table:table-cell office:value-type="string" table:style-name="ce10">
            <text:p>59-64</text:p>
          </table:table-cell>
          <table:table-cell table:number-columns-repeated="2" table:style-name="ce17"/>
          <table:table-cell office:value-type="string" table:style-name="ce10">
            <text:p>Vera'a (Vanua Lava, TorBa, northern Vanuatu)</text:p>
          </table:table-cell>
          <table:table-cell office:value-type="string" table:style-name="ce10">
            <text:p>Vera'a</text:p>
          </table:table-cell>
          <table:table-cell office:value-type="string" table:style-name="ce10">
            <text:p>Vera'a</text:p>
          </table:table-cell>
          <table:table-cell office:value-type="string" table:style-name="ce10">
            <text:p>English</text:p>
          </table:table-cell>
          <table:table-cell office:value-type="string" table:style-name="ce10">
            <text:p>trilingual</text:p>
          </table:table-cell>
          <table:table-cell office:value-type="string" table:style-name="ce10">
            <text:p>Purity Hope</text:p>
          </table:table-cell>
          <table:table-cell table:number-columns-repeated="2" table:style-name="ce10"/>
          <table:table-cell table:content-validation-name="val1" table:style-name="ce10"/>
          <table:table-cell office:value-type="string" table:content-validation-name="val2" table:style-name="ce10">
            <text:p>Vorēs, Schnell</text:p>
          </table:table-cell>
          <table:table-cell office:value-type="string" table:style-name="ce10">
            <text:p>Makson Vorēs, George B. Atkins, Armstrong Malau (bislama) / Stefan Schnell, Catriona Malau (english)</text:p>
          </table:table-cell>
          <table:table-cell table:style-name="ce10"/>
          <table:table-cell table:style-name="ce13"/>
          <table:table-cell office:value-type="string" table:style-name="ce10">
            <text:p>Sivien ‘amam kal ba’a lēn lōlō wōkalkal san̄san̄</text:p>
          </table:table-cell>
          <table:table-cell office:value-type="string" table:style-name="ce10">
            <text:p>At the top of a tree, two brothers are tricked by a spirit hidden inside a crab.</text:p>
          </table:table-cell>
          <table:table-cell office:value-type="string" table:style-name="ce14">
            <text:p>A couple had two boys who asked their father for a bow and arrow to hunt in the bush. They went there, laden with provisions given by their mother. They shooted birds then came across a lychee tree and picked the fruits lying on the ground. They then climbed the tree to eat more. They heared the wind, then the sound of a spirit at the foot of the tree. The spirit told them to come down to eat them, and the two brothers argued over who would come down first. They offered him lychees, leaves, and branches. They argued again, and the younger one came down. A branch close to the ground pierced his testicles. The branch had grazed the skin of his penis, which frightened the spirit. The older one came down, and the two brothers chased the spirit. He tried to take refuge in a cave but came out, then he asked a crab called "wōkalkal san̄san̄" <text:s/>to hide inside him. The two brothers asked the crab for directions, which showed them the wrong way. As they had returned, the crab confessed to them that it contained the spirit.</text:p>
          </table:table-cell>
          <table:table-cell office:value-type="string" table:style-name="ce14">
            <text:p>Un couple a deux garçons qui demandent à leur père un arc et une flèche pour chasser dans la brousse. Ils y vont, chargés des provisions données par leur mère. Ils tirent sur des oiseaux puis tombent sur un arbre à lychees et ramassent les fruits qui sont au sol. Ils grimpent ensuite à l’arbre pour en manger plus. Ils entendent le vent, puis le bruit d’un esprit au pied de l’arbre. L’esprit leur dit de descendre afin de les manger, et les deux frères se disputent pour savoir qui va descendre le premier. Ils lui proposent des lychees, des feuilles, des branches. Ils se disputent de nouveau et le plus jeune descend. Une branche proche du sol lui perce les testicules. La branche a écorché la peau de son pénis, ce qui effraie l’esprit. L’ainé descend et les deux frères poursuivent l’esprit. Il tente de se réfugier dans une grotte mais en ressort, puis il demande à un crabe appelé "wōkalkal san̄san̄" de se cacher à l’intérieur de lui. Les deux frères demandent des indications au crabe qui leur indique un mauvais chemin. Comme ils reviennent, le crabe leur avoue contenir l’esprit.</text:p>
          </table:table-cell>
          <table:table-cell office:value-type="string" table:style-name="ce10">
            <text:p>brotherhood ; hunt ; spirit ; danger</text:p>
          </table:table-cell>
          <table:table-cell office:value-type="string" table:style-name="ce14">
            <text:p>two brothers go hunt in the bush §§ hunters climb up a tree to eat fruits §§ a spirit want to eat humans and wait for them under a tree §§ two argue over who has to sacrifice himself §§ two brothers tries to feed a spirit with fruits, leaves and branches to escape death §§ someone has their testicles pierced by a branch §§ a spirit is being chased by humans §§ a spirit hides inside a crab to escape from humans §§ Someone goes into the bush to hunt §§ someone's skin gets caught in a plant branch</text:p>
            <text:p/>
            <text:p/>
            <text:p/>
          </table:table-cell>
          <table:table-cell table:number-columns-repeated="5"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Vorēs, Schnell</text:p>
          </table:table-cell>
          <table:table-cell office:value-type="string" table:style-name="ce10">
            <text:p>65-73</text:p>
          </table:table-cell>
          <table:table-cell table:number-columns-repeated="2" table:style-name="ce17"/>
          <table:table-cell office:value-type="string" table:style-name="ce10">
            <text:p>Vera'a (Vanua Lava, TorBa, northern Vanuatu)</text:p>
          </table:table-cell>
          <table:table-cell office:value-type="string" table:style-name="ce10">
            <text:p>Vera'a</text:p>
          </table:table-cell>
          <table:table-cell office:value-type="string" table:style-name="ce10">
            <text:p>Vera'a</text:p>
          </table:table-cell>
          <table:table-cell office:value-type="string" table:style-name="ce10">
            <text:p>English</text:p>
          </table:table-cell>
          <table:table-cell office:value-type="string" table:style-name="ce10">
            <text:p>trilingual</text:p>
          </table:table-cell>
          <table:table-cell office:value-type="string" table:style-name="ce10">
            <text:p>Purity Hope</text:p>
          </table:table-cell>
          <table:table-cell table:number-columns-repeated="2" table:style-name="ce10"/>
          <table:table-cell table:content-validation-name="val1" table:style-name="ce10"/>
          <table:table-cell office:value-type="string" table:content-validation-name="val2" table:style-name="ce10">
            <text:p>Vorēs, Schnell</text:p>
          </table:table-cell>
          <table:table-cell office:value-type="string" table:style-name="ce10">
            <text:p>Makson Vorēs, George B. Atkins, Armstrong Malau (bislama) / Stefan Schnell, Catriona Malau (english)</text:p>
          </table:table-cell>
          <table:table-cell table:style-name="ce10"/>
          <table:table-cell table:style-name="ce13"/>
          <table:table-cell office:value-type="string" table:style-name="ce10">
            <text:p>Ruwa mēn ‘uwaruō mleg birin̄ ēn ‘ama’ vōwal</text:p>
          </table:table-cell>
          <table:table-cell office:value-type="string" table:style-name="ce10">
            <text:p>Two sisters marry a devil to avoid a marriage arranged by their uncle; they manage to escape him and return to their parents' home.</text:p>
          </table:table-cell>
          <table:table-cell office:value-type="string" table:style-name="ce14">
            <text:p>A couple had two daughters who refused to marry their uncle's son. He warned them that they would herefore be marrying a devil. They met him as he was pretending to be a boy at the village festival they were attending, despite their parents' prohibition. They proposed to him; he accepted and took them home. To do so, they took a canoe and passed through ten points. <text:s/>By the time they arrived ashore, the younger daughter had understood that he was a devil. They entered a cave and then passed through nine other caves. They settled down to sleep, but the younger daughter could not do so. <text:s/>When she realized that the devil was covering them with his ears, she woke her sister up so that they could escape. The younger daughter collected ten sago palm leaves from the bush and then they set sail. The older sister blown a shell trumpet, which attracted the devil, who rushed ashore. He tried to drink the sea water to bring the canoe back, but the younger daughter thrown a sago palm leaf into the water, which he swallowed, cuting the inside of his throat. This was repeated nine times, until the girls reached the shore. They ran to their homes, but their parents initially refused to open the door, scared that they were the devil. They finally got in, but they were indeed married to a devil. This is how parents must accept proposals for their children, so that they make good marriages.</text:p>
          </table:table-cell>
          <table:table-cell office:value-type="string" table:style-name="ce14">
            <text:p>Un couple a deux filles qui refusent de se marier au fils de leur oncle. Il les avertit qu’elles vont donc se marier à un diable. Elles le rencontrent alors qu’il se fait passer pour un garçon à la fête du village où elles vont, malgré l’interdiction de leurs parents. Elles leur proposent de se marier avec lui, il accepte et les ramène chez lui. Pour cela, ils prennent une pirogue et passent par dix pointes. Arrivée à terre, la cadette a compris qu’il est un diable. Ils rentrent dans une grotte puis passent à travers neuf autres grottes. Ils s’installent pour dormir mais la cadette n’y parvient pas, et lorsqu’elle se rend compte que le diable les recouvre de ses oreilles, elle réveille sa sœur pour qu’elles s’enfuient. La cadette récupère dix feuilles de baquois dans la brousse puis elles prennent la mer. L’ainée souffle dans une trompette en coquillage, ce qui attire le diable qui se précipite sur le rivage. Il essaye de boire l’eau de la mer pour faire revenir la pirogue, mais la cadette lance dans l’eau une feuille de baquois qu’il avale et qui lui coupe l’intérieur de la gorge. Cela se répète dix fois, jusqu’à ce que les filles atteignent le rivage. Elles courent jusqu’à chez elles, mais leurs parents refusent dans un premier temps de leur ouvrir, les prenant pour le diable. Elles entrent finalement, mais ce sont bien mariées à un diable. C’est ainsi qu’il faut que les parents acceptent les propositions pour leurs enfants, afin qu’ils fassent de bons mariages.</text:p>
          </table:table-cell>
          <table:table-cell office:value-type="string" table:style-name="ce10">
            <text:p>marriage ; parents ; devil ; danger</text:p>
          </table:table-cell>
          <table:table-cell office:value-type="string" table:style-name="ce14">
            <text:p>a oncle proposes his son for marriage to his nieces but they refuse §§ two girls marry a devil §§ a spirit appears as a human §§ two girls go to a party even thought their parents told them not to §§ two girls meet a boy who is a devil in disguise §§ as two sisters want to marry the same boy, they agree to marry him both §§ after dancing, two girls follow a boy to his home §§ they pass ten points before arriving ashore §§ the younger sister realises the boy is a devil §§ they go through ten caves §§ a girl who followed a devil can not sleep §§ as two girls are covered by a devil's ears, they try to escape§§ a girl goes to the bush to take ten panandus leaves §§ Someone goes into the bush to find fruit or vegetables §§ a girl blows in a trumpet shell, alerting the devil they try to escape from §§ a spirit who wants to reach two girls escaping in a canoe sucks the water §§ to prevent the spirit to drink all of the sea water, a girl throws a panandus leaf in the sea §§ a devil swallows a leaf which cuts its throat §§ the same thing happens ten times §§ two girls, who are being chased by spirit(s), run to their home §§ two girls ask their parents to open their home's door but they think that they are a spirit §§ humans confuse familiar people with spirits §§ someone refuses a consanguineous marriage §§ a human understands that someone is a spirit §§ a human marries a spirit §§ a child disobeys his parents and finds himself in danger</text:p>
            <text:p/>
          </table:table-cell>
          <table:table-cell table:number-columns-repeated="5"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0">
            <text:p>Clothilde Volk</text:p>
          </table:table-cell>
          <table:table-cell table:style-name="ce10"/>
          <table:table-cell office:value-type="string" table:style-name="ce10">
            <text:p>Vorēs, Schnell</text:p>
          </table:table-cell>
          <table:table-cell office:value-type="string" table:style-name="ce10">
            <text:p>75-86</text:p>
          </table:table-cell>
          <table:table-cell table:number-columns-repeated="2" table:style-name="ce17"/>
          <table:table-cell office:value-type="string" table:style-name="ce10">
            <text:p>Vera'a (Vanua Lava, TorBa, northern Vanuatu)</text:p>
          </table:table-cell>
          <table:table-cell office:value-type="string" table:style-name="ce10">
            <text:p>Vera'a</text:p>
          </table:table-cell>
          <table:table-cell office:value-type="string" table:style-name="ce10">
            <text:p>Vera'a</text:p>
          </table:table-cell>
          <table:table-cell office:value-type="string" table:style-name="ce10">
            <text:p>English</text:p>
          </table:table-cell>
          <table:table-cell office:value-type="string" table:style-name="ce10">
            <text:p>trilingual</text:p>
          </table:table-cell>
          <table:table-cell office:value-type="string" table:style-name="ce10">
            <text:p>Joseph Sigi</text:p>
          </table:table-cell>
          <table:table-cell table:number-columns-repeated="2" table:style-name="ce10"/>
          <table:table-cell table:content-validation-name="val1" table:style-name="ce10"/>
          <table:table-cell office:value-type="string" table:content-validation-name="val2" table:style-name="ce10">
            <text:p>Vorēs, Schnell</text:p>
          </table:table-cell>
          <table:table-cell office:value-type="string" table:style-name="ce10">
            <text:p>Makson Vorēs, George B. Atkins, Armstrong Malau (bislama) / Stefan Schnell, Catriona Malau (english)</text:p>
          </table:table-cell>
          <table:table-cell table:style-name="ce10"/>
          <table:table-cell table:style-name="ce13"/>
          <table:table-cell office:value-type="string" table:style-name="ce10">
            <text:p>Lumgav ne vōwal m leg 'ōn ‘ama’</text:p>
          </table:table-cell>
          <table:table-cell office:value-type="string" table:style-name="ce10">
            <text:p>A child's uncle, who is a spirit, has a wife whom he beats and who therefore flies to the moon; in trying to bring her back to earth she falls.</text:p>
          </table:table-cell>
          <table:table-cell office:value-type="string" table:style-name="ce14">
            <text:p>A couple had a son. It was the father's job to gather food until he had grown up, after which he went with his wife. Every time they had come home, their son took something to eat from their basket. One day, he went looking for a malay apple tree whose fruit he liked. Night fell and spirits arrived, including that of his uncle. He told his nephew to hide in a hole in the tree while he pluged it with his testicles. The next day, the spirits left, and the uncle asked a girl to accompany his nephew home. They got married and lived together. They had to build their gardens, burn the weeds, plant the yams, bananas, and other plants, and then harvest them. They were helped every night by spirits who finished their work. The husband began to beat his wife, who nevertheless stayed with him and gave him a son. One day, wanting to get away, she burned a pile of leaves and used the smoke to fly to the moon. The husband, who wanted to get her back, asked two birds to go and get her, but they failed. He was finally helped by a spider who reached the moon thanks to its web attached to a tree. The woman had to climb into a basket also attached to the web, but she only had time to put one leg inside before the husband lowered it. As a result, she fell.</text:p>
          </table:table-cell>
          <table:table-cell office:value-type="string" table:style-name="ce14">
            <text:p>Un couple a un garçon. C’est au père d’aller chercher la nourriture jusqu’à ce qu’il grandisse, après quoi il y va avec sa femme. À chaque fois qu’ils rentrent, leur fils récupère quelque chose à manger dans leur panier. Un jour, il part à la recherche d’un jambosier rouge dont il a aimé les fruits. La nuit est tombée et des esprits arrivent dont celui de son oncle. Il dit à son neveu de se cacher dans un trou dans l’arbre tandis qu’il le bouche avec ses testicules. Le lendemain, les esprits sont partis et l’oncle demande à une fille de le raccompagner chez lui. Ils se marient et vivent ensemble. Ils doivent construire leurs jardins, brûler les mauvaises herbes, planter les ignames, bananes et autres plantes, puis les récolter. Ils sont aidés chaque nuit par des esprits qui finissent leur travail. Le mari commence à battre sa femme qui reste néanmoins avec lui et lui donne un fils. Un jour, désirant s’en aller, elle fait brûler un tas de feuilles et se sert de la fumée pour s’envoler jusqu’à la lune. Le mari, qui veut la récupérer, demande à deux oiseaux d’aller la chercher mais ils échouent. Il est finalement aidé par une araignée qui atteint la lune grâce à sa toile accrochée à un arbre. La femme doit se mettre dans un panier aussi accroché à la toile, mais elle n’a le temps de passer qu’une jambe dedans avant que le mari ne le fasse descendre. En conséquence, elle tombe.</text:p>
          </table:table-cell>
          <table:table-cell office:value-type="string" table:style-name="ce10">
            <text:p>mariage ; couple ; spirit ; abuive husband ; spider</text:p>
          </table:table-cell>
          <table:table-cell office:value-type="string" table:style-name="ce14">
            <text:p>someone climbs up a tree to eat fruits §§ spirits gather around someone who is on top of a tree §§ someone hides inside of a tree §§ a spirit plugs a hole in a tree with its testicles §§ a spirit asks other spirits to pinch off fruits and gives them to a human he protects §§ A couple who have to maintain gardens are helped every night by spirits §§ a man beats up his wife forcing her to leave §§ a woman burns leaves and use the smoke to fly to the moon §§ someone asks birds to help them reach something that is too high for them §§ a spider uses its web to reach the moon §§ someone has to go into a basket attached to a spider's web to be brought down from a very high place §§ someone puts a single leg in the basket attached to a string that is pulled and fell §§ Humans ask an animal for help §§ a woman-spirit magically disappeared thanks to a fire made from a pile of leaves §§ someone hides inside of a tree, to escape from spirit(s) §§ one or several persons get (magically) inside an object</text:p>
            <text:p/>
            <text:p/>
            <text:p/>
          </table:table-cell>
          <table:table-cell table:number-columns-repeated="5"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table:number-columns-repeated="2" table:style-name="ce33"/>
          <table:table-cell office:value-type="string" table:style-name="ce33">
            <text:p>f</text:p>
          </table:table-cell>
          <table:table-cell table:style-name="ce33"/>
          <table:table-cell table:number-columns-repeated="2" table:style-name="ce34"/>
          <table:table-cell table:number-columns-repeated="8" table:style-name="ce33"/>
          <table:table-cell table:content-validation-name="val1" table:style-name="ce33"/>
          <table:table-cell table:content-validation-name="val2" table:style-name="ce33"/>
          <table:table-cell table:number-columns-repeated="2" table:style-name="ce33"/>
          <table:table-cell table:style-name="ce37"/>
          <table:table-cell table:number-columns-repeated="2" table:style-name="ce33"/>
          <table:table-cell table:number-columns-repeated="2" table:style-name="ce38"/>
          <table:table-cell table:style-name="ce33"/>
          <table:table-cell office:value-type="string" table:style-name="ce38">
            <text:p>*</text:p>
          </table:table-cell>
          <table:table-cell table:number-columns-repeated="5" table:style-name="ce33"/>
          <table:table-cell table:style-name="ce58"/>
          <table:table-cell table:number-columns-repeated="3" table:style-name="ce59"/>
          <table:table-cell table:style-name="ce60"/>
          <table:table-cell table:style-name="ce61"/>
          <table:table-cell table:number-columns-repeated="3" table:style-name="ce62"/>
          <table:table-cell table:number-columns-repeated="16345"/>
        </table:table-row>
        <table:table-row table:style-name="ro1">
          <table:table-cell table:number-columns-repeated="4" table:style-name="ce38"/>
          <table:table-cell table:number-columns-repeated="2" table:style-name="ce70"/>
          <table:table-cell table:style-name="ce38"/>
          <table:table-cell table:style-name="ce62"/>
          <table:table-cell table:number-columns-repeated="10" table:style-name="ce38"/>
          <table:table-cell table:style-name="ce37"/>
          <table:table-cell table:number-columns-repeated="2" table:style-name="ce62"/>
          <table:table-cell table:style-name="ce77"/>
          <table:table-cell table:number-columns-repeated="8" table:style-name="ce38"/>
          <table:table-cell table:style-name="ce78"/>
          <table:table-cell table:number-columns-repeated="3" table:style-name="ce62"/>
          <table:table-cell table:style-name="ce60"/>
          <table:table-cell table:style-name="ce61"/>
          <table:table-cell table:number-columns-repeated="3" table:style-name="ce62"/>
          <table:table-cell table:number-columns-repeated="16345"/>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style-name="ce79"/>
          <table:table-cell office:value-type="string" table:style-name="ce80">
            <text:p><text:a xlink:href="https://doi.org/10.24397/pangloss-0002293">https://doi.org/10.24397/pangloss-0002293</text:a></text:p>
          </table:table-cell>
          <table:table-cell office:value-type="string" table:style-name="ce15">
            <text:p>North Vanuatu</text:p>
          </table:table-cell>
          <table:table-cell table:style-name="ce15"/>
          <table:table-cell office:value-type="string" table:style-name="ce15">
            <text:p>Araki</text:p>
          </table:table-cell>
          <table:table-cell office:value-type="string" table:style-name="ce15">
            <text:p>English / French</text:p>
          </table:table-cell>
          <table:table-cell office:value-type="string" table:style-name="ce15">
            <text:p>Yes</text:p>
          </table:table-cell>
          <table:table-cell office:value-type="string" table:style-name="ce15">
            <text:p>Lele Moli</text:p>
          </table:table-cell>
          <table:table-cell office:value-type="date" office:date-value="1997-11-01T00:00:00" table:style-name="ce81">
            <text:p>01/11/1997</text:p>
          </table:table-cell>
          <table:table-cell table:number-columns-repeated="2" table:style-name="ce82"/>
          <table:table-cell office:value-type="string" table:style-name="ce15">
            <text:p>François</text:p>
          </table:table-cell>
          <table:table-cell office:value-type="string" table:style-name="ce15">
            <text:p>François</text:p>
          </table:table-cell>
          <table:table-cell office:value-type="string" table:style-name="ce15">
            <text:p>A myth of origin: the island of Araki</text:p>
          </table:table-cell>
          <table:table-cell office:value-type="string" table:style-name="ce83">
            <text:p>Mythe d'origine: l'île d'Araki</text:p>
          </table:table-cell>
          <table:table-cell table:style-name="ce82"/>
          <table:table-cell office:value-type="string" table:style-name="ce15">
            <text:p>An island moves south, taking the women with it.</text:p>
          </table:table-cell>
          <table:table-cell office:value-type="string" table:style-name="ce15">
            <text:p>Originally, Araki faces Hog Harbour. One day, the women from the mainland go to the island to sing and dance without stopping, until the sound can no longer reach the mainland. However, when the men awake, they can no longer see the island, which has moved and taken their women with it. The island settles south of Santo, but not without coming into conflict with Tumepu, whose view it obscures. The two clash, which explains why the rocks are white on one side of each of the two islands.</text:p>
          </table:table-cell>
          <table:table-cell office:value-type="string" table:style-name="ce15">
            <text:p>À l’origine, Araki faisait face à Hog Harbour. Un jour, les femmes du continent allèrent sur l’île pour chanter et danser sans s’arrêter jusqu’à ce que le son ne parvienne plus au continent. Or en se réveillant, les hommes ne pouvaient plus voir l’île qui s’était déplacée et avait emporté leurs femmes. L’île s’installa au sud de Santo, non sans entrer en conflit avec Tumepu dont elle gâchait la vue. Les deux se sont affrontées, ce qui explique que les rochers soient blancs sur une face pour chacune des deux îles.</text:p>
          </table:table-cell>
          <table:table-cell office:value-type="string" table:style-name="ce15">
            <text:p>origins story ; island ; women ; mountain ; drifting island</text:p>
          </table:table-cell>
          <table:table-cell office:value-type="string" table:style-name="ce15">
            <text:p>an island has the capacity to move itself §§ an island fight with another island</text:p>
          </table:table-cell>
          <table:table-cell table:number-columns-repeated="3" table:style-name="ce10"/>
          <table:table-cell office:value-type="string" table:style-name="ce10">
            <text:p>Araki ; Hog Harbour; <text:s/>Santo ; Tumepu</text:p>
          </table:table-cell>
          <table:table-cell table:style-name="ce10"/>
          <table:table-cell table:style-name="ce26"/>
          <table:table-cell table:number-columns-repeated="3" table:style-name="ce25"/>
          <table:table-cell office:value-type="string" table:style-name="ce27">
            <text:p>Landscape mythology</text:p>
          </table:table-cell>
          <table:table-cell office:value-type="string" table:style-name="ce28">
            <text:p>Myhologie du paysage</text:p>
          </table:table-cell>
          <table:table-cell table:number-columns-repeated="2" table:style-name="ce1"/>
          <table:table-cell office:value-type="string" table:style-name="ce29">
            <text:p>F730. Extraordinary islands ; A955.3. Origin of island's position ;</text:p>
          </table:table-cell>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style-name="ce79"/>
          <table:table-cell office:value-type="string" table:style-name="ce84">
            <text:p><text:a xlink:href="https://doi.org/10.24397/pangloss-0003138">https://doi.org/10.24397/pangloss-0003138</text:a></text:p>
          </table:table-cell>
          <table:table-cell office:value-type="string" table:style-name="ce15">
            <text:p>North Vanuatu</text:p>
          </table:table-cell>
          <table:table-cell table:style-name="ce15"/>
          <table:table-cell office:value-type="string" table:style-name="ce15">
            <text:p>Lakon</text:p>
          </table:table-cell>
          <table:table-cell office:value-type="string" table:style-name="ce15">
            <text:p>English/ French</text:p>
          </table:table-cell>
          <table:table-cell office:value-type="string" table:style-name="ce15">
            <text:p>Yes</text:p>
          </table:table-cell>
          <table:table-cell office:value-type="string" table:style-name="ce15">
            <text:p>Nikson Wevales</text:p>
          </table:table-cell>
          <table:table-cell office:value-type="date" office:date-value="2003-08-20T00:00:00" table:style-name="ce81">
            <text:p>20/08/2003</text:p>
          </table:table-cell>
          <table:table-cell office:value-type="string" table:style-name="ce85">
            <text:p>Vanuatu, Gaua Island, Jolap</text:p>
            <text:p/>
          </table:table-cell>
          <table:table-cell office:value-type="string" table:style-name="ce86">
            <text:p>14°16'27.9"S 167°30'23.5"E</text:p>
          </table:table-cell>
          <table:table-cell office:value-type="string" table:style-name="ce15">
            <text:p>François</text:p>
          </table:table-cell>
          <table:table-cell office:value-type="string" table:style-name="ce15">
            <text:p>François</text:p>
          </table:table-cell>
          <table:table-cell office:value-type="string" table:style-name="ce15">
            <text:p>The origin of Gaua's great lake</text:p>
          </table:table-cell>
          <table:table-cell office:value-type="string" table:style-name="ce83">
            <text:p>L'origine du grand lac de Gaua</text:p>
          </table:table-cell>
          <table:table-cell table:style-name="ce82"/>
          <table:table-cell office:value-type="string" table:style-name="ce15">
            <text:p>A woman commited suicide by drowning herself because her sons disobeyed her and allowed water to flow without stopping.</text:p>
          </table:table-cell>
          <table:table-cell office:value-type="string" table:style-name="ce15">
            <text:p>A woman has two sons after her husband dies. One day, before going to work in the garden, she tells her two children, who are playing marbles, that if one of the marbles rolls down to the headboard of her bed, they must not go and get it. The mother adds that there is something under the bed. But a marble rolls under the mother's headboard. So the big brother tells the little brother to go and get it. After some reluctance, the youngest goes to fetch the marble. He moves the pillow, and water begins to flow. In the garden, the mother realizes the situation and tries to stop the water, but cannot. She sits down in the current and lets the water submerge her. The rock we can now see is actually the woman's body.</text:p>
          </table:table-cell>
          <table:table-cell office:value-type="string" table:style-name="ce15">
            <text:p>Une femme a deux garçons après que son mari est mort. Un jour, avant d’aller travailler dans le jardin, elle dit à ses deux enfants, qui jouent aux billes, que si une des billes roule au niveau de sa tête de lit, ils ne doivent pas aller la chercher. La mère ajoute qu’il y a quelque chose sous le lit. Mais une bille roule sous la tête de lit de la mère. Alors le grand frère dit au cadet d’aller la chercher. Après quelques réticences, le cadet va chercher la bille. Il remue l’oreiller et soudain de l’eau se met à couler. Dans le jardin, la mère se rend compte de la situation et veut arrêter l’eau, mais n’y arrive pas. Elle s’assoit dans le courant et laisse l’eau la submerger. Le rocher que l’on aperçoit désormais correspond en réalité au corps de cette femme.</text:p>
          </table:table-cell>
          <table:table-cell office:value-type="string" table:style-name="ce15">
            <text:p>brothers ; mother and sons ; marble ; water ; <text:s/>water leak ; <text:s/>suicide ; disobedience</text:p>
          </table:table-cell>
          <table:table-cell office:value-type="string" table:style-name="ce15">
            <text:p>A mother forbids her children to do something §§ A mother forbids her children to go under her bed §§ two brothers argue about who must to something dangerous and the youngest one has to do it§§ children argue over who will defy the ban §§ Two children argue over who will defy the ban, <text:s/>the youngest is chosen §§ Two brothers argue over who will search a marble §§ Two brothers argue over who will search a marble, the youngest is chosen §§ Two people argue over who search a marble the tree §§ <text:s/>a woman tries to hold back flowing water §§ a woman tries to stop the water with her body §§ water is unavoidable</text:p>
          </table:table-cell>
          <table:table-cell table:number-columns-repeated="5" table:style-name="ce10"/>
          <table:table-cell table:style-name="ce26"/>
          <table:table-cell table:style-name="ce25"/>
          <table:table-cell office:value-type="string" table:style-name="ce10">
            <text:p>[les poissons viennent d'une grotte]</text:p>
          </table:table-cell>
          <table:table-cell office:value-type="string" table:style-name="ce67">
            <text:p>{ A woman holds a secret §§ One or more unaware people want to know this secret §§ These people unblock a hole that the woman always carefully closed } §§ Water flows from this hole §§ The water is unstoppable §§ The woman tries to stop the water §§ She can't §§ She dies or goes into exile.</text:p>
          </table:table-cell>
          <table:table-cell office:value-type="string" table:style-name="ce27">
            <text:p>Landscape mythology</text:p>
          </table:table-cell>
          <table:table-cell office:value-type="string" table:style-name="ce28">
            <text:p>Mthologie du paysage</text:p>
          </table:table-cell>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style-name="ce79"/>
          <table:table-cell office:value-type="string" table:style-name="ce84">
            <text:p><text:a xlink:href="https://doi.org/10.24397/pangloss-0003255">https://doi.org/10.24397/pangloss-0003255</text:a></text:p>
          </table:table-cell>
          <table:table-cell office:value-type="string" table:style-name="ce15">
            <text:p>North Vanuatu</text:p>
          </table:table-cell>
          <table:table-cell table:style-name="ce15"/>
          <table:table-cell office:value-type="string" table:style-name="ce15">
            <text:p>Dorig</text:p>
          </table:table-cell>
          <table:table-cell office:value-type="string" table:style-name="ce15">
            <text:p>English/ French</text:p>
          </table:table-cell>
          <table:table-cell office:value-type="string" table:style-name="ce15">
            <text:p>Yes</text:p>
          </table:table-cell>
          <table:table-cell office:value-type="string" table:style-name="ce15">
            <text:p>John Collection Wemaras</text:p>
          </table:table-cell>
          <table:table-cell office:value-type="date" office:date-value="2003-08-07T00:00:00" table:style-name="ce81">
            <text:p>07/08/2003</text:p>
          </table:table-cell>
          <table:table-cell office:value-type="string" table:style-name="ce86">
            <text:p>Vanuatu, Gaua Island, Dorig</text:p>
          </table:table-cell>
          <table:table-cell office:value-type="string" table:style-name="ce85">
            <text:p>-14.286393955654944, 167.5099667002125</text:p>
          </table:table-cell>
          <table:table-cell office:value-type="string" table:style-name="ce15">
            <text:p>François</text:p>
          </table:table-cell>
          <table:table-cell office:value-type="string" table:style-name="ce15">
            <text:p>François</text:p>
          </table:table-cell>
          <table:table-cell office:value-type="string" table:style-name="ce15">
            <text:p>The Woman who became Volcano</text:p>
          </table:table-cell>
          <table:table-cell office:value-type="string" table:style-name="ce83">
            <text:p>La femme qui se transforma en un volcan</text:p>
          </table:table-cell>
          <table:table-cell table:style-name="ce82"/>
          <table:table-cell office:value-type="string" table:style-name="ce15">
            <text:p>Two boys steal fire from an old witch after she helps them cook fish, she took refuge in a mountain that became a volcano.</text:p>
          </table:table-cell>
          <table:table-cell office:value-type="string" table:style-name="ce15">
            <text:p>While their grandfather tends the taro, two boys go fishing for blennies, then come back and eat them raw for dinner. The next day, their grandfather forbids them to go too far in one direction when they go fishing, so that they do not run into their ancestor. The following day, they pass that point, and while they are fishing, an old woman comes out of a cave. She asks them what they are fishing for, suggests they eat together, and wants to know how they eat the blennies. When they reply that they eat them raw, she places the fish under her armpit, and after a while the fish is cooked. §§ In the evening, they give the grandfather a taste of this food, and he asks them to go and steal the old woman’s fire, but she has gone away. They take a coconut shell and follow the old woman as she enters a forest. They throw the shell at her and retrieve her fire, which they bring back to the grandfather. Today, the shell still exists in Navminto, the place called “The Coconut Shell,” where it is changed into stone.§§ The woman, for her part, throws herself from the top of a mountain, a-Mke-Ghrā, where she burns all the vegetation. Even today, this witch, who is none other than fire, lives inside the volcano, where she takes refuge after living near the sea.</text:p>
          </table:table-cell>
          <table:table-cell office:value-type="string" table:style-name="ce15">
            <text:p>Pendant que leur grand père s’occupait des taros, deux garçons partirent à la pêche aux blennies, puis rentrèrent et les mangèrent crus au dîner. Le lendemain, le grand-père leur défendit d’aller trop loin dans une direction quand ils partirent pêcher, pour qu’ils ne croisent pas leur ancêtre. Le lendemain, ils dépassèrent ce point, et alors qu’ils pêchaient, une vieille femme sortit d’une grotte. Elle leur demanda ce qu’ils pêchaient, leur proposa de manger ensemble et voulu savoir comment ils mangeaient les blennies. Comme ils répondirent qu’ils les mangeaient crus, elle plaça le poisson sous son aisselle, et après quelques temps le poisson fut cuit. Le soir, ils firent gouter cette nourriture au grand-père qui leur demanda d’aller voler le feu de la vieille dame, mais celle-ci s’en était allée. Ils prirent une coque de noix de coco et suivirent la vieille dame qui entrait dans une forêt. Ils lancèrent la coquille sur elle et récupérèrent son feu qu’ils apportèrent au grand-père. Aujourd’hui, la coquille existe encore à Navminto, l’endroit qu’on appelle La coquille de noix de coco, où elle a été changé en pierre. La femme quant à elle se jeta du haut d’une montagne, a-Mke-Ghrā, où elle fit brûler toute la végétation. Aujourd’hui encore, cette sorcière qui n’est autre que le feu, vit à l’intérieur du volcan, où elle dut se réfugier alors qu’elle vivait près de la mer.</text:p>
          </table:table-cell>
          <table:table-cell office:value-type="string" table:style-name="ce15">
            <text:p>brothers ; food ; fire ; old woman ; volcano ; raw ; cooked ; mountain ; suicide</text:p>
          </table:table-cell>
          <table:table-cell office:value-type="string" table:style-name="ce15">
            <text:p>two brothers go fishing <text:s/>§§ avoiding a certain place to avoid a dangerous spirit §§ cooking food with one's body §§ stealing fire §§ catching fire by throwing a coconut husk <text:s/>§§ throwing oneself from the top of a mountain §§ a human turns into a volcano §§ a human turns into part of the landscape</text:p>
          </table:table-cell>
          <table:table-cell table:number-columns-repeated="3" table:style-name="ce10"/>
          <table:table-cell office:value-type="string" table:style-name="ce10">
            <text:p>Navminto ; <text:s/>a-Mke-Ghrā</text:p>
          </table:table-cell>
          <table:table-cell table:style-name="ce10"/>
          <table:table-cell table:style-name="ce26"/>
          <table:table-cell table:style-name="ce25"/>
          <table:table-cell office:value-type="string" table:style-name="ce24">
            <text:p>le volcan d'Ambae (Sandrine) ; <text:s/>Le Volcan d'Ambae et le volcan d'Ambrym (Alex) https://doi.org/10.24397/pangloss-0002367</text:p>
          </table:table-cell>
          <table:table-cell table:style-name="ce25"/>
          <table:table-cell office:value-type="string" table:style-name="ce27">
            <text:p>Landscape mythology</text:p>
          </table:table-cell>
          <table:table-cell office:value-type="string" table:style-name="ce28">
            <text:p>Mythologie du paysage <text:s/>; le cru et le cuit ; vol du feu aux hommes</text:p>
          </table:table-cell>
          <table:table-cell table:number-columns-repeated="2" table:style-name="ce1"/>
          <table:table-cell office:value-type="string" table:style-name="ce29">
            <text:p>A966. Origin of volcanoes</text:p>
          </table:table-cell>
          <table:table-cell table:number-columns-repeated="16345"/>
        </table:table-row>
        <table:table-row table:style-name="ro1">
          <table:table-cell office:value-type="string" table:style-name="ce87">
            <text:p>Sandrine Bessis</text:p>
          </table:table-cell>
          <table:table-cell table:style-name="ce87"/>
          <table:table-cell office:value-type="string" table:style-name="ce87">
            <text:p>François</text:p>
          </table:table-cell>
          <table:table-cell office:value-type="string" table:style-name="ce87">
            <text:p>Pangloss</text:p>
          </table:table-cell>
          <table:table-cell table:style-name="ce88"/>
          <table:table-cell office:value-type="string" table:style-name="ce89">
            <text:p><text:a xlink:href="https://doi.org/10.24397/pangloss-0002912">https://doi.org/10.24397/pangloss-0002912</text:a></text:p>
          </table:table-cell>
          <table:table-cell office:value-type="string" table:style-name="ce87">
            <text:p>North Vanuatu</text:p>
          </table:table-cell>
          <table:table-cell table:style-name="ce87"/>
          <table:table-cell office:value-type="string" table:style-name="ce90">
            <text:p>Lo-Toga</text:p>
          </table:table-cell>
          <table:table-cell table:number-columns-repeated="2" table:style-name="ce87"/>
          <table:table-cell office:value-type="string" table:style-name="ce86">
            <text:p>Aisak Rongroriw</text:p>
          </table:table-cell>
          <table:table-cell office:value-type="date" office:date-value="2004-07-27T00:00:00" table:style-name="ce91">
            <text:p>27/07/2004</text:p>
          </table:table-cell>
          <table:table-cell office:value-type="string" table:style-name="ce86">
            <text:p>Vanuatu, Torres Islands, Lo Island, Rinuhe</text:p>
          </table:table-cell>
          <table:table-cell office:value-type="string" table:style-name="ce92">
            <text:p>-13.251189626097988, 166.61860182616496</text:p>
          </table:table-cell>
          <table:table-cell office:value-type="string" table:style-name="ce87">
            <text:p>François</text:p>
          </table:table-cell>
          <table:table-cell office:value-type="string" table:style-name="ce87">
            <text:p>François</text:p>
          </table:table-cell>
          <table:table-cell office:value-type="string" table:style-name="ce87">
            <text:p>The Origin of the Yam</text:p>
          </table:table-cell>
          <table:table-cell office:value-type="string" table:style-name="ce93">
            <text:p>L'origine de l'igname</text:p>
          </table:table-cell>
          <table:table-cell table:style-name="ce94"/>
          <table:table-cell table:number-columns-repeated="3" table:style-name="ce87"/>
          <table:table-cell office:value-type="string" table:style-name="ce87">
            <text:p>yam ; origin</text:p>
          </table:table-cell>
          <table:table-cell table:style-name="ce87"/>
          <table:table-cell table:style-name="ce95"/>
          <table:table-cell office:value-type="string" table:style-name="ce95">
            <text:p>yam</text:p>
          </table:table-cell>
          <table:table-cell table:number-columns-repeated="3" table:style-name="ce95"/>
          <table:table-cell table:style-name="ce96"/>
          <table:table-cell table:number-columns-repeated="3" table:style-name="ce97"/>
          <table:table-cell office:value-type="string" table:style-name="ce27">
            <text:p>Plant origin myth</text:p>
          </table:table-cell>
          <table:table-cell table:style-name="ce98"/>
          <table:table-cell table:number-columns-repeated="2" table:style-name="ce99"/>
          <table:table-cell table:style-name="ce100"/>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style-name="ce101"/>
          <table:table-cell office:value-type="string" table:style-name="ce102">
            <text:p><text:a xlink:href="https://doi.org/10.24397/pangloss-0003309">https://doi.org/10.24397/pangloss-0003309</text:a></text:p>
          </table:table-cell>
          <table:table-cell office:value-type="string" table:style-name="ce15">
            <text:p>North Vanuatu</text:p>
          </table:table-cell>
          <table:table-cell table:style-name="ce15"/>
          <table:table-cell office:value-type="string" table:style-name="ce15">
            <text:p>Mwotlap</text:p>
          </table:table-cell>
          <table:table-cell office:value-type="string" table:style-name="ce15">
            <text:p>English / French</text:p>
          </table:table-cell>
          <table:table-cell office:value-type="string" table:style-name="ce15">
            <text:p>Yes</text:p>
          </table:table-cell>
          <table:table-cell office:value-type="string" table:style-name="ce15">
            <text:p>Edgar Howard</text:p>
          </table:table-cell>
          <table:table-cell office:value-type="date" office:date-value="2000-08-28T00:00:00" table:style-name="ce81">
            <text:p>28/08/2000</text:p>
          </table:table-cell>
          <table:table-cell office:value-type="string" table:style-name="ce86">
            <text:p>Vanuatu, Banks Islands, Motalava, Lahlap</text:p>
          </table:table-cell>
          <table:table-cell office:value-type="string" table:style-name="ce15">
            <text:p>-13.676880652226545, 167.67346733558614</text:p>
          </table:table-cell>
          <table:table-cell office:value-type="string" table:style-name="ce15">
            <text:p>François</text:p>
          </table:table-cell>
          <table:table-cell office:value-type="string" table:style-name="ce15">
            <text:p>François</text:p>
          </table:table-cell>
          <table:table-cell office:value-type="string" table:style-name="ce15">
            <text:p>The origin of kava</text:p>
          </table:table-cell>
          <table:table-cell office:value-type="string" table:style-name="ce83">
            <text:p>Mythe d'origine du kava</text:p>
          </table:table-cell>
          <table:table-cell table:style-name="ce82"/>
          <table:table-cell office:value-type="string" table:style-name="ce15">
            <text:p>A woman dies, and the kava plant grows from her grave, which is why the first leaf of the plant is shaped like a vulva.</text:p>
          </table:table-cell>
          <table:table-cell office:value-type="string" table:style-name="ce15">
            <text:p>The kava plant does not exist yet. A long time ago, a couple is very happy; the woman and the man never part. One day, the wife falls seriously ill. In her last moments, she repeatedly asks her husband not to remarry after her death. She also asks him to bury her on the doorstep and to keep the house clean. She tells him that if a plant grows on her grave, it must not be cut down.§§ After his wife's death, the man respects her instructions: he buries her on the landing and does not cut down the plant growing from the corpse's crotch. He does not know which plant it is—it is kava. One day, he sees a rat chewing the roots of the kava plant, so he chews a root himself and suddenly feels sleepy. The next day, he invites some friends over. They all chew kava and feel dazed and sleepy. §§ Thus, kava is very useful for forgetting bad memories and worries, which is why the man does not remarry and finds serenity after mourning. The man's friends in turn plant the plant in their gardens, and it spreads to the surrounding islands. Finally, kava is consumed at night, and the first leaf is shaped like a vulva because the plant grows from a woman's body.</text:p>
          </table:table-cell>
          <table:table-cell office:value-type="string" table:style-name="ce15">
            <text:p>La plante kava n’existe pas. Il y a longtemps, un couple est très heureux : la femme et l’homme ne se séparent jamais. Un jour, la femme tombe gravement malade. Dans ses derniers instants, elle demande à de nombreuses reprises à son mari de ne pas se remarier après sa mort. Elle lui demande aussi de l’enterrer sur le seuil de la maison et de garder la maison propre. Elle lui indique que si une plante grandit sur sa tombe, il ne faut pas la couper.</text:p>
            <text:p/>
            <text:p>Après la mort de sa femme, l’homme respecte ses instructions : il l’enterre sur le palier et ne coupe pas la plante qui grandit de l’entre-jambe du cadavre. Il ne sait pas de quelle plante il s’agit : c’est le kava. Un jour, il voit un rat mâcher les racines du kava, alors il mâche lui aussi une racine et soudain, il a envie de dormir. Le lendemain, il invite des amis. Ils mâchent tous du kava et en deviennent étourdis et somnolents.</text:p>
            <text:p/>
            <text:p>Ainsi, le kava est très utile pour oublier ses mauvais souvenirs et ses tracas, c’est pourquoi l’homme ne se remarie pas et trouve la sérénité après le deuil. Les amis de l’homme plantent à leur tour la plante dans leur jardin, et elle se diffuse dans les îles environnantes. Enfin, on consomme le kava de nuit, et la première feuille a une forme de vulve parce que cette plante pousse du corps d’une femme.</text:p>
          </table:table-cell>
          <table:table-cell office:value-type="string" table:style-name="ce15">
            <text:p>kava ; husband and wife ; grave ; grief ; origin story ; last will ; rat <text:s/>; Species dispersal ; vulva</text:p>
          </table:table-cell>
          <table:table-cell office:value-type="string" table:style-name="ce15">
            <text:p>someone gives instructions on how to bury their corpse §§ someone tells their loved one not to cut down a plant that comes out of their corpse §§ a wife tells her husband not to cut down a plant that comes out of their corpse §§ a plant is born from a specific part of a corpse <text:s/>§§ <text:s/>someone uses kava to be able to sleep §§ someone uses kava to lessen the pain of grief§§ <text:s/>humans spread a new plant essence</text:p>
          </table:table-cell>
          <table:table-cell table:style-name="ce10"/>
          <table:table-cell office:value-type="string" table:style-name="ce10">
            <text:p>kava ;</text:p>
          </table:table-cell>
          <table:table-cell table:number-columns-repeated="3" table:style-name="ce10"/>
          <table:table-cell table:style-name="ce26"/>
          <table:table-cell table:style-name="ce25"/>
          <table:table-cell office:value-type="string" table:style-name="ce24">
            <text:p>The kauri tree</text:p>
          </table:table-cell>
          <table:table-cell table:style-name="ce18"/>
          <table:table-cell office:value-type="string" table:style-name="ce27">
            <text:p>Plant origin myth</text:p>
          </table:table-cell>
          <table:table-cell office:value-type="string" table:style-name="ce64">
            <text:p>Someone gives precise instructions on how to bury them to their family §§ These instructions take the form of a prophecy §§ This person dies §§ Their family respects the instructions §§ An unknown plant grows from the corpse §§ This new plant takes the form of a corpse part §§ This new plant takes on moral values linked to the corpse</text:p>
          </table:table-cell>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style-name="ce101"/>
          <table:table-cell office:value-type="string" table:style-name="ce103">
            <text:p><text:a xlink:href="https://doi.org/10.24397/pangloss-0002648">https://doi.org/10.24397/pangloss-0002648</text:a></text:p>
          </table:table-cell>
          <table:table-cell office:value-type="string" table:style-name="ce15">
            <text:p>îles Salomon</text:p>
          </table:table-cell>
          <table:table-cell table:style-name="ce82"/>
          <table:table-cell office:value-type="string" table:style-name="ce15">
            <text:p>Teanu</text:p>
          </table:table-cell>
          <table:table-cell office:value-type="string" table:style-name="ce15">
            <text:p>English / French</text:p>
          </table:table-cell>
          <table:table-cell office:value-type="string" table:style-name="ce15">
            <text:p>Yes</text:p>
          </table:table-cell>
          <table:table-cell office:value-type="string" table:style-name="ce15">
            <text:p>Teliki James Pae</text:p>
          </table:table-cell>
          <table:table-cell office:value-type="date" office:date-value="2005-05-02T00:00:00" table:style-name="ce81">
            <text:p>02/05/2005</text:p>
          </table:table-cell>
          <table:table-cell office:value-type="string" table:style-name="ce86">
            <text:p>Solomon Islands, Vanikoro Island, Temwo</text:p>
          </table:table-cell>
          <table:table-cell office:value-type="string" table:style-name="ce15">
            <text:p>-11.650390543112907, 166.90024518130838</text:p>
          </table:table-cell>
          <table:table-cell office:value-type="string" table:style-name="ce15">
            <text:p>François</text:p>
          </table:table-cell>
          <table:table-cell office:value-type="string" table:style-name="ce15">
            <text:p>François</text:p>
          </table:table-cell>
          <table:table-cell office:value-type="string" table:style-name="ce15">
            <text:p>The kauri tree</text:p>
          </table:table-cell>
          <table:table-cell office:value-type="string" table:style-name="ce83">
            <text:p>L'arbre kauri</text:p>
          </table:table-cell>
          <table:table-cell table:style-name="ce82"/>
          <table:table-cell office:value-type="string" table:style-name="ce15">
            <text:p>A woman gives birth to a stone-like fruit and buries it, and from it grows a kaori tree.</text:p>
          </table:table-cell>
          <table:table-cell office:value-type="string" table:style-name="ce15">
            <text:p>A couple is expecting a child. On the evening of the birth, the chiefs and elders organize a great feast. But the woman gives birth to a kind of kaori stone or gum, not a child. She buries it. When he returns from the feast, the man does not believe the woman and wants to dig it up. As he does, he realizes it is not a child, but some kind of stone (or stone-like fruit). After some time, a shoot grows on the grave of the couple’s “child.” It is an unfamiliar tree. The couple plants this new species throughout the island’s forest, then in the other forest from where the wife came. This is how the kaori tree is born from a woman.</text:p>
          </table:table-cell>
          <table:table-cell office:value-type="string" table:style-name="ce15">
            <text:p>Un couple attend un enfant. Le soir de l’accouchement, un grand festin est organisé par les chefs et les anciens. Mais la femme accouche d’une sorte de pierre ou de gomme, et non d’un enfant. Elle enterre cette chose. À son retour du festin, l’homme ne croit pas la femme et veut la déterrer. En le faisant, il comprend qu’il ne s’agit pas d’un enfant, mais d’une sorte de pierre. Après quelque temps, une pousse grandit sur la tombe de « l’enfant » du couple. C’est un arbre qu’ils ne connaissent pas. Le couple plante cette nouvelle essence dans toute la forêt de l’île, puis dans celle dont la femme est originaire. C’est ainsi que l’arbre kaori naît d’une femme.</text:p>
          </table:table-cell>
          <table:table-cell office:value-type="string" table:style-name="ce15">
            <text:p>husband and wife ; origin story ; tree ; Species dispersal ; vulva</text:p>
          </table:table-cell>
          <table:table-cell office:value-type="string" table:style-name="ce15">
            <text:p>a dead person's body parts give birth to plants §§ a dead person's body parts give birth to a kauri tree §§ origin of a plant §§ origin of kauri §§ someone buries their child §§ someone digs up their buried child §§ humans discover a new type of plant</text:p>
          </table:table-cell>
          <table:table-cell table:style-name="ce56"/>
          <table:table-cell office:value-type="string" table:style-name="ce24">
            <text:p>Kauri ;</text:p>
          </table:table-cell>
          <table:table-cell table:number-columns-repeated="3" table:style-name="ce25"/>
          <table:table-cell table:style-name="ce26"/>
          <table:table-cell table:style-name="ce25"/>
          <table:table-cell office:value-type="string" table:style-name="ce10">
            <text:p>L'origine du kava</text:p>
          </table:table-cell>
          <table:table-cell table:style-name="ce25"/>
          <table:table-cell office:value-type="string" table:style-name="ce27">
            <text:p>Fauna origin myth</text:p>
          </table:table-cell>
          <table:table-cell office:value-type="string" table:style-name="ce28">
            <text:p>Mythe d'origine d'une espèce</text:p>
          </table:table-cell>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79"/>
          <table:table-cell office:value-type="string" table:style-name="ce15">
            <text:p>North Vanuatu</text:p>
          </table:table-cell>
          <table:table-cell table:style-name="ce15"/>
          <table:table-cell office:value-type="string" table:style-name="ce15">
            <text:p>Mwotlap</text:p>
          </table:table-cell>
          <table:table-cell office:value-type="string" table:style-name="ce15">
            <text:p>English / French</text:p>
          </table:table-cell>
          <table:table-cell office:value-type="string" table:style-name="ce15">
            <text:p>Yes</text:p>
          </table:table-cell>
          <table:table-cell table:style-name="ce15"/>
          <table:table-cell table:style-name="ce81"/>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The two enemies and the origin of mosquitoes</text:p>
          </table:table-cell>
          <table:table-cell office:value-type="string" table:style-name="ce83">
            <text:p>Les deux ennemis et l'origine des moustiques</text:p>
          </table:table-cell>
          <table:table-cell table:style-name="ce15"/>
          <table:table-cell office:value-type="string" table:style-name="ce104">
            <text:p>A chief kidnaps a woman and brings her to his remote island; but the father's girl finds her and brings her back home.</text:p>
          </table:table-cell>
          <table:table-cell office:value-type="string" table:style-name="ce15">
            <text:p>Kpwasvay of Ureparapara had a daughter and a son, who took the shape of a dove. One day, his daughter went to get some shells because the tide had receded. Another man, Kpwasvay of Maewo, was looking for a woman. Then, he transformed into a shark thanks to magic leaf and circumnavigated all the islands of the region until seeing the young girl. He approached the beach and grabbed it between his teeth. At the same time, he was cutting into a red plant so the sea took on the color of blood. He kidnapped her and married her. One day, the girl asked her husband if he knew her father, he replied that if Kpwasvay of Ureparapara came to pick her up, he would kill him. Meanwhile, while the people of the village of Ureparapara thought that the young girl had been killed by the shark, the father understood that she had been kidnapped. Then, he asked the young girl’s brother, the dove, to fly over the surrounding islands in search of his sister; it was a failure at Vanua Lava, Motalava, Mota, Gaua and Merelava. There was only Maewo left. From the top of a banyan tree, he saw his sister and making a fruit fall on her head, she also saw her. The father tells his men to prepare canoes, but to wait for him once arrived at Maewo so that he is the first to set foot on the beach. At the end of the 21st canoe, the girl recognized her father and informed her husband, who was frightened by this army went to hide in his house, then he fled. Ureparapara’s men, the father and the daughter did not return immediately, but wanted to spend the night on the island. The father could not sleep because he was bitten by mosquitoes, creatures that were unknown to him and who were in the service of his enemy. The girl showed her father how to capture them in bamboo. The next day, they set sail, but their boat got stuck in a reef. Wanting to redirect him, the father walked on a bamboo containing mosquitoes that his daughter had taken with her, which flew to Vanua Lava. Then, they managed to reach their island.</text:p>
          </table:table-cell>
          <table:table-cell office:value-type="string" table:style-name="ce15">
            <text:p><text:s/>Kpwasvay of Ureparapara avait une fille et un fils, qui prenait la forme d’une colombe. Un jour, sa fille alla chercher des coquillages parce que la marée était redescendue. Un autre homme, Kpwasvay of Maewo, cherchait une femme. Alors, il se transforma en requin grâce à du lierre magique et contourna toutes les îles de la région jusqu’à apercevoir la jeune fille. Il s’approcha de la plage et l’attrapa entre ses dents. En même temps, il machait une plante rouge alors la mer prit la couleur du sang. Il la kidnappa et la maria. Un jour, la fille demanda à son mari s'il connaissait son père, il répondit que si Kpwasvay of Ureparapara venait la chercher, il le tuerait. Pendant ce temps, alors que les gens du village de Ureparapara pensaient que la jeune fille avait été tuée par le requin, le père comprit qu’elle avait été enlevée. Alors, il demanda au frère de la jeune fille, la colombe, de survoler les îles environnantes à la recherche de sa sœur ; ce fut un échec à Vanua Lava, Motalava, Mota, Gaua et Merelava. Il ne restait plus que Maewo. Du haut d’un banian, il aperçut sa sœur et faisant tomber un fruit sur sa tête, elle l’aperçut aussi. Le père dit à ses hommes de préparer des canoës, mais de l’attendre une fois arrivé à Maewo pour qu’il soit le premier à mettre le pied sur la plage. Au bout du 21e canoë, la fille reconnut son père et en informa son mari, qui effrayé devant cette armée alla se cacher dans sa maison, puis il prit la fuite. Les hommes de Ureparapara, le père et la fille ne rentrèrent pas tout suite, mais voulurent passer la nuit sur l’île. Le père n'arrivait pas à dormir parce qu’il se faisait piquer par des moustiques, créatures qui lui étaient inconnues et qui étaient au service de son ennemi. La fille montra à son père comment les capturer dans des bambous. Le lendemain, ils prirent la mer, mais leur bateau se coinça dans un récif. En voulant le rediriger, le père marcha sur un bambou contenant des moustiques que sa fille avait pris avec elle, qui volèrent jusqu’à Vanua Lava. Puis, ils arrivèrent à atteindre leur île.</text:p>
          </table:table-cell>
          <table:table-cell office:value-type="string" table:style-name="ce15">
            <text:p>father and daughter ; sister and brother ; husband and wife ; shark ; leaf ; ennemies ; mosquitoes <text:s/>; origin story</text:p>
          </table:table-cell>
          <table:table-cell office:value-type="string" table:style-name="ce15">
            <text:p>a woman gives birth to a human who transforms into a dove §§ someone goes to the beach to search for shellfish §§ a man traps a woman who is looking for shells to make her his wife §§ a human turns into an animal §§ a man turns into a shark §§ a man transforms into a shark with the help of a magic plant §§ a man-shark is touring the islands in search of a woman §§ someone’s death is simulated by blood-colored leaves §§ a man-bird flies over the islands §§ a man-bird flies over the islands in search of his sister §§ a man-bird is flying over the islands in search of someone §§ a husband leaves his wife to flee §§ a husband leaves his wife, scared of her father §§ a man controls animals §§ a man controls mosquitoes §§ the mosquitoes are imprisoned in bamboo §§ mosquitoes colonize an island because the bamboo that contained them breaks §§ miming a murder with blood/fake blood</text:p>
            <text:p/>
          </table:table-cell>
          <table:table-cell table:number-columns-repeated="5" table:style-name="ce10"/>
          <table:table-cell table:style-name="ce26"/>
          <table:table-cell table:number-columns-repeated="3" table:style-name="ce25"/>
          <table:table-cell office:value-type="string" table:style-name="ce27">
            <text:p>Fauna origin myth</text:p>
          </table:table-cell>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79"/>
          <table:table-cell office:value-type="string" table:style-name="ce15">
            <text:p>North Vanuatu</text:p>
          </table:table-cell>
          <table:table-cell table:style-name="ce15"/>
          <table:table-cell office:value-type="string" table:style-name="ce15">
            <text:p>Araki</text:p>
          </table:table-cell>
          <table:table-cell office:value-type="string" table:style-name="ce15">
            <text:p>English / French</text:p>
          </table:table-cell>
          <table:table-cell office:value-type="string" table:style-name="ce15">
            <text:p>Yes</text:p>
          </table:table-cell>
          <table:table-cell office:value-type="string" table:style-name="ce15">
            <text:p>Lele Moli</text:p>
          </table:table-cell>
          <table:table-cell office:value-type="date" office:date-value="1997-12-05T00:00:00" table:style-name="ce81">
            <text:p>05/12/1997</text:p>
          </table:table-cell>
          <table:table-cell table:number-columns-repeated="2" table:style-name="ce82"/>
          <table:table-cell office:value-type="string" table:style-name="ce15">
            <text:p>François</text:p>
          </table:table-cell>
          <table:table-cell office:value-type="string" table:style-name="ce15">
            <text:p>François</text:p>
          </table:table-cell>
          <table:table-cell office:value-type="string" table:style-name="ce15">
            <text:p>The Rat, the Hawk and the Octopus</text:p>
          </table:table-cell>
          <table:table-cell office:value-type="string" table:style-name="ce83">
            <text:p>Le rat, le faucon et le poulpe</text:p>
          </table:table-cell>
          <table:table-cell table:style-name="ce82"/>
          <table:table-cell office:value-type="string" table:style-name="ce15">
            <text:p>A rat had built a canoe but it was sinking, so a hawk agreed to help him, he ate his meal, so the hawk abandoned him and an octopus helped him but the rat laughed at him because he's bald.</text:p>
          </table:table-cell>
          <table:table-cell office:value-type="string" table:style-name="ce15">
            <text:p>A rat created a canoe from taro to go see his mother, but on the way he let so many birds board that it began to sink. In order to eat, he asked to be replaced at the helm, and a hawk agreed. But he ate a red taro that belonged to the hawk, who hadn't yet eaten. The hawk asked everyone to smile to see who had stolen his meal and he unmasked the rat. Furious, he pierced the boat, which sank. The birds flew away while the rat swam until he encountered a shark, a turtle, and a dolphin. Finally, an octopus agreed to help him. As he was being guided back to shore, the rat mocked him three times, lying about the reason for his laughter. Once he arrived, he confessed to the octopus that he had mocked his bald head. Then the octopus hit him with a branch of ironwood, which stuck to the rat. This is why rats' tails are so stiff, and why rats and octopuses hate each other.</text:p>
          </table:table-cell>
          <table:table-cell office:value-type="string" table:style-name="ce15">
            <text:p>Un rat créa une pirogue à partir de taro pour aller voir sa mère, mais sur le trajet il laissa tellement d’oiseaux monter à bord qu’elle commenca à couler. Afin de manger, il demanda à se faire remplacer aux commandes, et c’est un faucon qui accepta. Mais il mangea un taro rouge qui appartenait au faucon, qui n’avait pas encore mangé. Le faucon demanda à tous de sourire pour voir qui avait volé son repas et il démasqua le rat. Furieux, il perca le bateau qui coula. Les oiseaux s’envolèrent tandis que le rat nagea jusqu’à rencontrer un requin, une tortue, un dauphin. C’est finalement un poulpe qui accepta de l’aider. Alors qu’il se faisait reconduire au rivage, le rat s’en moqua par trois fois, mentant sur la raison de son hilarité. Une fois arrivé, il avoua au poulpe s’être moqué de sa tête chauve. C’est alors que le poulpe le frappa avec une branche de bois de fer, qui resta accrochée au rat. C’est pourquoi la queue des rats et si rigide, et pourquoi les rats et les poulpes se détestent.</text:p>
          </table:table-cell>
          <table:table-cell office:value-type="string" table:style-name="ce15">
            <text:p>rat ; birds ; hawk ; octopus ; food ; moquery</text:p>
          </table:table-cell>
          <table:table-cell office:value-type="string" table:style-name="ce15">
            <text:p>a rat makes a boat with yams §§ a rat invites birds to sit on its boat §§ a boat is so crowded that it starts to sink §§ <text:s/>birds threatens to stop the wind if a rat does not accept them on the boat §§ a rat eats the food of someone else without knowing it §§ a rat eats a hawk food §§ a rat who ate red yams is unmasked because of food in its teeth §§ a hawk pierces the boat making it sink §§ a land animal crosses the waters on the shoulders or head of a marine animal §§ a rat crosses the ocean on the shoulders of an octopus §§ an animal who is helped by another makes fun of it §§ an animal confesses having laugh at another one and ends up getting hurt §§ someone laugh at the one who helped them and gets hurt</text:p>
          </table:table-cell>
          <table:table-cell table:number-columns-repeated="5" table:style-name="ce10"/>
          <table:table-cell table:style-name="ce26"/>
          <table:table-cell table:number-columns-repeated="3" table:style-name="ce25"/>
          <table:table-cell office:value-type="string" table:style-name="ce27">
            <text:p>A culture hero who reshapes the natural and social world</text:p>
          </table:table-cell>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79"/>
          <table:table-cell office:value-type="string" table:style-name="ce15">
            <text:p>North Vanuatu</text:p>
          </table:table-cell>
          <table:table-cell table:style-name="ce15"/>
          <table:table-cell office:value-type="string" table:style-name="ce15">
            <text:p>Mwesen</text:p>
          </table:table-cell>
          <table:table-cell office:value-type="string" table:style-name="ce15">
            <text:p>English / French</text:p>
          </table:table-cell>
          <table:table-cell office:value-type="string" table:style-name="ce15">
            <text:p>Yes</text:p>
          </table:table-cell>
          <table:table-cell office:value-type="string" table:style-name="ce15">
            <text:p>Tevēt Mesigteltōk</text:p>
          </table:table-cell>
          <table:table-cell office:value-type="date" office:date-value="1998-06-25T00:00:00" table:style-name="ce81">
            <text:p>25/06/1998</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Kpwet, the trickster god</text:p>
          </table:table-cell>
          <table:table-cell office:value-type="string" table:style-name="ce105">
            <text:p>Kpwet, le dieu farceur</text:p>
          </table:table-cell>
          <table:table-cell table:style-name="ce82"/>
          <table:table-cell office:value-type="string" table:style-name="ce15">
            <text:p>Kpwet built a canoe with a god, was betrayed by his brothers but ended up saving them from an ogre who wanted to eat them.</text:p>
          </table:table-cell>
          <table:table-cell office:value-type="string" table:style-name="ce15">
            <text:p>Kpwet stayed at home, while his brothers went to carve pirogues. However, they had carved them from unsuitable wood, so they sank. Kpwet wanted to make a strong pirogue, so he chose padouk wood. During the day, he cut the wood, then went home, only the next day the wood had disappeared and the tree was standing. This happened again the next day. So the third time, he cut down the tree and hid. At night, a spider rebuilt the tree, but Kpwet had stolen a piece of wood that the spider needed to finish the job. Kpwet threatened the spider, and in exchange for her life, she created a magnificent pirogue. Kpwet's wife wove a sail twice: the second was a good size, the first too small and gave birth to a rock. A torrential rain fell, creating a river. Kpwet took on board an albino man who worked for him. They landed near Kpwet's village, where he was reunited with his brothers. Jealous, his brothers tricked him into going far from the village to hunt birds. Meanwhile, his brothers had returned to the village, kidnapped Kpwet's wife and stolen his pirogue. Waiting for a magic song, Kpwet understands his brothers' scheme. With his mother's help, Kpwet hid in an empty coconut and farted near the pirogue. Despite some suspicion, the brothers did not recognize Kpwet. He arrived on the next island before his brothers, then intoned the previous song and threw his axe, splitting the pirogue in two. His brothers didn't know what to say, and could no longer return to Vanua Lava. The giant, Woqastavav, invited Kpwet and his brothers for the night. They slept hidden in a pole that Kwept had magically opened, and Woqastavav couldn't find them, so the next day he asked them about their disappearance. The scene was repeated three times. Kpwet informed Woqastavav of their departure, but the spirit insisted on preparing a last meal. Following Kpewt's advice, each time he asked to fetch seawater while preparing the meal, one of the brothers climbed to the top of an ironwood. When Woqastavav realized the masquerade, he wanted to kill Kwpet, the only one left, but Kwpet ran away. Once at the ironwood, the pursued hero made him grow with his words and repelled the spirit with bamboos filled with piss, red and black ants. Kpwet bent the tree and all the brothers climbed down. Then Kpwet let go of the treetop and Woqastavav flew before dying on impact. Kpwet, his wife and brothers returned home.</text:p>
          </table:table-cell>
          <table:table-cell office:value-type="string" table:style-name="ce15">
            <text:p>Kpwet était resté chez lui, alors que ses frères étaient allés taillés des pirogues. Cependant, ils les avaient taillées dans des bois impropres alors elles coulèrent. Kpwet voulait faire une pirogue résistante, alors il choisit le bois d’un padouk. Pendant la journée, il avait découpé son bois, puis était rentré chez lui, seulement le lendemain le bois avait disparu et l’arbre était debout. Cette scène se reproduisit le lendemain. Alors la troisième fois, il abattit l’arbre et se cacha. La nuit, une araignée reconstituait l’arbre, mais Kpwet avait volé un morceau de bois qui manquait donc à l’araignée pour finir de boucher l’arbre. Kpwet menaça l’araignée, en échange de sa vie, elle lui créa une magnifique pirogue. La femme de Kpwet tissa par deux fois une voile, la seconde était de bonne dimension, la première était trop petite et donna naissance à un rocher. Il fit tomber une pluie diluvienne, qui donna naissance à une rivière. Kpwet embarqua sur son bateau un homme albinos qui travailla pour lui. Ils accostent près du village de Kpwet où il retrouve ses frères. Jaloux, ses frères le piégèrent en s'assurant qu'il s’éloigne loin du village pour chasser les oiseaux. Pendant ce temps, ses frères étaient retournés au village, avaient kidnappé la femme de Kpwet et volés sa pirogue. En attendant une chanson magique, Kpwet comprend la manigance de ses frères. Kpwet, avec l'aide de sa mère, se cache dans une noix de coco vide et arrive près de la pirogue et pète. Malgré quelques suspicions, les frères ne reconnaissent pas Kpwet. Il arrive sur l’île suivante avant ses frères puis il entonna le chant précédent et lança sa hache qui fendit en deux la pirogue. Ses frères ne savaient quoi dire et ne pouvaient plus rentrer à Vanua Lava. Le géant, Woqastavav, invita Kpwet et ses frères pour la nuit. Ils dormirent cachés dans un poteau que Kwept avait magiquement ouvert, et Woqastavav ne les trouva pas, le lendemain, il les interrogea sur cette disparition. La scène se reproduisit trois fois. Kpwet informa Woqastavav de leur départ, mais l’esprit insista pour préparer un dernier repas. En suivant les conseils de Kpewt, à chaque fois que il demandait à aller chercher de l’eau de mer lors de la préparation du repas, un des frères grimpait au sommet d’un bois-de-fer. Quand Woqastavav comprit la mascarade, il voulut tuer Kwpet, seul restant, mais Kwpet se mit à courir. Une fois arrivés, au bois-de-fer le héros poursuivi le fit grandir par la parole et repoussa l’esprit grâce à des bambous remplis de pisse, fourmis rouge et noir. Kpwet fit se courber l’arbre et tous les frères descendirent. Puis, Kpwet lâcha la cime de l’arbre et Woqastavav vola avant de mourir suite à l’impact. Kpwet, sa femme et ses frères rentrèrent chez eux.</text:p>
          </table:table-cell>
          <table:table-cell office:value-type="string" table:style-name="ce15">
            <text:p>family ; brotherhood ; betrayal ; spirit ; spider ; evil spirit</text:p>
          </table:table-cell>
          <table:table-cell office:value-type="string" table:style-name="ce104">
            <text:p>a child is braver than others §§ someone goes into the bush to find materials to make something §§ someone goes into the bush to find wood to make a canoe §§ jealousy between brothers §§ jealousy between common men and a powerful man §§ one's magical singing has power §§ making rain fall magically §§ choosing a tree §§ a spirit prevents a man from building his canoe and rebuilds the tree he cut down §§ someone threatens to kill a spirit §§ a spirit helps a man who threatens to kill them to avoid it §§ a spirit helps a human to build a canoe §§ someone makes rain fall §§ brothers are jealous of the canoe of one of them and try to steal it §§ someone who is jealous of their brother tries to trap him §§ someone runs away with their brother's wife §§ someone is trapped by being sent bird hunting §§ someone is trapped by being sent to the top of a mountain §§ someone is saved by an animal §§ someone is saved by a spider §§ someone's mother sends them out to sea §§ one or several persons get (magically) inside an object §§ someone's mother sends them out to sea on a coconut §§someone gets inside a coconut and drifts at sea §§ drifting on the sea in a coconut §§ someone leaves clues to his presence but is not recognized §§ someone leaves clues to his presence but is not recognized by his brothers §§ someone leaves clues - a smell - to his presence but is not recognized §§ someone throws banana peels in the sea which make them recognisable §§ someone is placed in a coconut and thrown into the sea after the waves break three times §§ someone destroys the fruit of his labor out of rage §§ someone destroys his own canoe out of rage §§ people are welcomed in a new place by an evil spirit who wants to kill them §§ people must sleep in the house of a spirit who wants to kill them §§ people have to hide during the night to avoid getting killed by a spirit §§ someone hides in posts at the wall §§ one or several persons get (magically) inside an object §§ someone hides in a beam up in the roof §§ someone oblivious reveals survival plans to an evil spirit §§ someone fights with a spirit to allow others to flee §§ someone sends their family members to fetch things to allow them to flee a dangerous creature §§ someone takes refuge at the top of a tree §§ someone uses ants to slow down a spirit §§ someone talks to a tree §§ someone tells a tree to grow and it works §§ someone tells a tree to bend §§ someone uses a tree to escape from a dangerous situation §§ someone makes a tree stand up, making those climbing it falling down §§ one or several persons get (magically) inside an object §§ one's magical words can make a tree grow or bend §§ youngest brother braver than others §§ killing an evil spirit §§ a sail of the ancestors becomes a rock §§ a magical rain of the ancestors becomes a river §§ a human escapes from a spirit who wants to eat them §§ someone let go of a bending tree, which make the last creature on it be thrown into the air</text:p>
            <text:p/>
          </table:table-cell>
          <table:table-cell table:number-columns-repeated="4" table:style-name="ce10"/>
          <table:table-cell office:value-type="string" table:style-name="ce10">
            <text:p>Kpwet ; Woqastavav ; Rovilgal (Kwept's wife) ; Compagnon L'esprit-vif (one of Kwept's brother)</text:p>
          </table:table-cell>
          <table:table-cell table:style-name="ce26"/>
          <table:table-cell table:number-columns-repeated="3" table:style-name="ce25"/>
          <table:table-cell office:value-type="string" table:style-name="ce27">
            <text:p>A culture hero who reshapes the natural and social world</text:p>
          </table:table-cell>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79"/>
          <table:table-cell office:value-type="string" table:style-name="ce15">
            <text:p>North Vanuatu</text:p>
          </table:table-cell>
          <table:table-cell table:style-name="ce15"/>
          <table:table-cell office:value-type="string" table:style-name="ce15">
            <text:p>Mwerlap</text:p>
          </table:table-cell>
          <table:table-cell office:value-type="string" table:style-name="ce15">
            <text:p>English / French</text:p>
          </table:table-cell>
          <table:table-cell office:value-type="string" table:style-name="ce15">
            <text:p>Yes</text:p>
          </table:table-cell>
          <table:table-cell office:value-type="string" table:style-name="ce15">
            <text:p>Rokatson</text:p>
          </table:table-cell>
          <table:table-cell office:value-type="date" office:date-value="2003-08-04T00:00:00" table:style-name="ce81">
            <text:p>04/08/2003</text:p>
          </table:table-cell>
          <table:table-cell table:number-columns-repeated="2" table:style-name="ce82"/>
          <table:table-cell office:value-type="string" table:style-name="ce15">
            <text:p>François</text:p>
          </table:table-cell>
          <table:table-cell office:value-type="string" table:style-name="ce15">
            <text:p>François</text:p>
          </table:table-cell>
          <table:table-cell office:value-type="string" table:style-name="ce15">
            <text:p>On the people of Gaua</text:p>
          </table:table-cell>
          <table:table-cell office:value-type="string" table:style-name="ce83">
            <text:p>Sur les gens de Gaua</text:p>
          </table:table-cell>
          <table:table-cell table:style-name="ce82"/>
          <table:table-cell office:value-type="string" table:style-name="ce15">
            <text:p>Men and women marries in Gaua since a man from elsewhere took two wives and had a child.</text:p>
          </table:table-cell>
          <table:table-cell office:value-type="string" table:style-name="ce15">
            <text:p>Long ago in Gaua, men and women didn't marry or have children. The men formed unions with branches and the women remained alone. One day, a man from Maewo washed ashore in Gaua. So he took two women as wives, and one of them gave birth to a child. Since then, men and women have married and had children.</text:p>
          </table:table-cell>
          <table:table-cell office:value-type="string" table:style-name="ce15">
            <text:p>Il y a longtemps à Gaua, les hommes et les femmes ne se mariaient pas et n’avaient pas d’enfants. Les hommes formaient des unions avec des branches et les femmes demeuraient seules. Un jour, un homme de Maewo s’échoua à Gaua, il fut circonspect devant ces unions avec des branches. Alors, il prit deux femmes pour épouses et l’une d’elles mit au monde un enfant. Depuis, les hommes et les femmes se marient et ont des enfants.</text:p>
          </table:table-cell>
          <table:table-cell office:value-type="string" table:style-name="ce15">
            <text:p>husband and wife ; branches ; wedding ; children ; origin story</text:p>
          </table:table-cell>
          <table:table-cell office:value-type="string" table:style-name="ce15">
            <text:p>women and men do not marry §§ men mate with branches §§ a stranger passes on elements of social life §§ a stranger passes on the custom of marriage §§ a stranger passes on having children</text:p>
          </table:table-cell>
          <table:table-cell table:number-columns-repeated="5" table:style-name="ce10"/>
          <table:table-cell table:style-name="ce26"/>
          <table:table-cell table:number-columns-repeated="3" table:style-name="ce25"/>
          <table:table-cell office:value-type="string" table:style-name="ce27">
            <text:p>A culture hero who reshapes the natural and social world</text:p>
          </table:table-cell>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North Vanuatu</text:p>
          </table:table-cell>
          <table:table-cell table:style-name="ce82"/>
          <table:table-cell office:value-type="string" table:style-name="ce15">
            <text:p>Olrat</text:p>
          </table:table-cell>
          <table:table-cell office:value-type="string" table:style-name="ce15">
            <text:p>English / French</text:p>
          </table:table-cell>
          <table:table-cell office:value-type="string" table:style-name="ce15">
            <text:p>Yes</text:p>
          </table:table-cell>
          <table:table-cell office:value-type="string" table:style-name="ce15">
            <text:p>Maten Womal</text:p>
          </table:table-cell>
          <table:table-cell office:value-type="date" office:date-value="2003-08-19T00:00:00" table:style-name="ce81">
            <text:p>19/08/2003</text:p>
          </table:table-cell>
          <table:table-cell table:number-columns-repeated="2" table:style-name="ce82"/>
          <table:table-cell office:value-type="string" table:style-name="ce15">
            <text:p>François</text:p>
          </table:table-cell>
          <table:table-cell office:value-type="string" table:style-name="ce15">
            <text:p>François</text:p>
          </table:table-cell>
          <table:table-cell office:value-type="string" table:style-name="ce15">
            <text:p>John Young, one who went to Queensland</text:p>
          </table:table-cell>
          <table:table-cell office:value-type="string" table:style-name="ce83">
            <text:p>John Young, parti travailler dans les plantations</text:p>
          </table:table-cell>
          <table:table-cell table:style-name="ce82"/>
          <table:table-cell office:value-type="string" table:style-name="ce104">
            <text:p>Someone from Olrat went to work in Queensland, but he ended up in Motalava.</text:p>
          </table:table-cell>
          <table:table-cell office:value-type="string" table:style-name="ce15">
            <text:p>One day, a ship from Queensland kidnapped a young man from the village of Olrat who had gone to fetch sea water. Now living in Queensland, the young man met a young girl from Motalava. They got married and lived in Motalava, where they had a child named John Young Henry. That’s why there are descendants of Olrat in Motalava.</text:p>
          </table:table-cell>
          <table:table-cell office:value-type="string" table:style-name="ce15">
            <text:p>Un jour, un navire du Queensland kidnappa un jeune homme du village d’Olrat qui était allé chercher de l’eau de mer. Vivant désormais au Queensland, le jeune homme fit la rencontre d’une jeune fille de Motalava. Ils se marièrent et habitèrent à Motalava, où ils eurent un enfant du nom de John Young Henry. C’est pour ça qu’il y a des descendants d’Olrat à Motalava.</text:p>
          </table:table-cell>
          <table:table-cell office:value-type="string" table:style-name="ce15">
            <text:p>ship ; Queensland ; Olrat ; Motalava ; husband and wife ; ancestor ; origin story</text:p>
          </table:table-cell>
          <table:table-cell office:value-type="string" table:style-name="ce15">
            <text:p>someone is kidnapped <text:s/>§§ someone gets married to a person of another island</text:p>
          </table:table-cell>
          <table:table-cell table:number-columns-repeated="4" table:style-name="ce10"/>
          <table:table-cell office:value-type="string" table:style-name="ce10">
            <text:p>John Young Henry</text:p>
          </table:table-cell>
          <table:table-cell table:style-name="ce26"/>
          <table:table-cell table:number-columns-repeated="3" table:style-name="ce25"/>
          <table:table-cell office:value-type="string" table:style-name="ce27">
            <text:p>A culture hero who reshapes the natural and social world</text:p>
          </table:table-cell>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79"/>
          <table:table-cell office:value-type="string" table:style-name="ce15">
            <text:p>North Vanuatu</text:p>
          </table:table-cell>
          <table:table-cell table:style-name="ce15"/>
          <table:table-cell office:value-type="string" table:style-name="ce15">
            <text:p>Araki</text:p>
          </table:table-cell>
          <table:table-cell office:value-type="string" table:style-name="ce15">
            <text:p>English/ French</text:p>
          </table:table-cell>
          <table:table-cell office:value-type="string" table:style-name="ce15">
            <text:p>Yes</text:p>
          </table:table-cell>
          <table:table-cell office:value-type="string" table:style-name="ce15">
            <text:p>Sohe Moli</text:p>
          </table:table-cell>
          <table:table-cell office:value-type="date" office:date-value="1998-04-11T00:00:00" table:style-name="ce81">
            <text:p>11/04/1998</text:p>
          </table:table-cell>
          <table:table-cell table:number-columns-repeated="2" table:style-name="ce82"/>
          <table:table-cell office:value-type="string" table:style-name="ce15">
            <text:p>François</text:p>
          </table:table-cell>
          <table:table-cell office:value-type="string" table:style-name="ce15">
            <text:p>François</text:p>
          </table:table-cell>
          <table:table-cell office:value-type="string" table:style-name="ce15">
            <text:p>How the village of Sope was exorcised</text:p>
          </table:table-cell>
          <table:table-cell office:value-type="string" table:style-name="ce83">
            <text:p>Le désenvoûtement de Sope</text:p>
          </table:table-cell>
          <table:table-cell table:style-name="ce82"/>
          <table:table-cell office:value-type="string" table:style-name="ce15">
            <text:p>A cursed tree is burned after a shepherd puts his hand in it.</text:p>
          </table:table-cell>
          <table:table-cell office:value-type="string" table:style-name="ce15">
            <text:p>The pastor came to Araki where he was told the following story: In the middle of a road there is a hollow tree that fills up every time it rains, and the water that flows out kills the person it touches by making them sick. He went to the tree, put his hand in the hole and felt a crab which he pulled out of the hollow. A week later the tree was burned; it no longer exists today.</text:p>
          </table:table-cell>
          <table:table-cell office:value-type="string" table:style-name="ce15">
            <text:p>Le pasteur vint à Araki où on lui raconta l’histoire suivante. Au milieu d’une route se trouve un arbre creux qui se remplit à chaque pluie, et dont l’eau qui s’écoule tue la personne qu’elle touche en la rendant malade. Il alla à l’arbre, mis sa main dans le trou et senti un crabe qu’il retira du creux. Une semaine plus tard l’arbre fût brûlé, il n’existe plus aujourd’hui.</text:p>
          </table:table-cell>
          <table:table-cell office:value-type="string" table:style-name="ce15">
            <text:p>pastor ; mysterious tree ; death ; crab</text:p>
          </table:table-cell>
          <table:table-cell office:value-type="string" table:style-name="ce15">
            <text:p>people think that a tree kill people because there is water inside of it §§ <text:s/>a pastor takes a crab which was inside a hallow tree</text:p>
          </table:table-cell>
          <table:table-cell table:number-columns-repeated="4" table:style-name="ce10"/>
          <table:table-cell office:value-type="string" table:style-name="ce10">
            <text:p>Pastor Sope</text:p>
          </table:table-cell>
          <table:table-cell table:style-name="ce26"/>
          <table:table-cell table:number-columns-repeated="3" table:style-name="ce25"/>
          <table:table-cell office:value-type="string" table:style-name="ce27">
            <text:p>Heroization of the missionary who transforms customs and practices</text:p>
          </table:table-cell>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îles Salomon</text:p>
          </table:table-cell>
          <table:table-cell table:style-name="ce82"/>
          <table:table-cell office:value-type="string" table:style-name="ce15">
            <text:p>Teanu</text:p>
          </table:table-cell>
          <table:table-cell office:value-type="string" table:style-name="ce15">
            <text:p>English / French</text:p>
          </table:table-cell>
          <table:table-cell office:value-type="string" table:style-name="ce15">
            <text:p>Yes</text:p>
          </table:table-cell>
          <table:table-cell office:value-type="string" table:style-name="ce15">
            <text:p>Teliki Thomas</text:p>
          </table:table-cell>
          <table:table-cell office:value-type="date" office:date-value="2005-04-27T00:00:00" table:style-name="ce81">
            <text:p>27/04/2005</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Le message de Lapérouse</text:p>
          </table:table-cell>
          <table:table-cell office:value-type="string" table:style-name="ce83">
            <text:p>The message left by Lapérouse</text:p>
          </table:table-cell>
          <table:table-cell table:style-name="ce82"/>
          <table:table-cell office:value-type="string" table:style-name="ce15">
            <text:p>Lapérouse wrote a message for sailors who were shipwrecked but it was never found.</text:p>
          </table:table-cell>
          <table:table-cell office:value-type="string" table:style-name="ce15">
            <text:p>Refugee sailors near the ancient village of Kama wanted to return home. So, for two months, they built a boat. They set sail. Unfortunately, as they passed the reefs, their boat capsized and they drifted into the lagoon. Lapérouse watched the scene from a hilltop with great sorrow. In the hope that they would find their way back to shore, he wrote a message on a piece of metal and buried it, but it has never been found.</text:p>
          </table:table-cell>
          <table:table-cell office:value-type="string" table:style-name="ce15">
            <text:p>Des marins réfugiés près de l’ancien village de Kama voulaient retourner chez eux. Alors, pendant deux mois, ils construisirent un bateau. Ils prirent la mer. Malheureusement, après avoir dépassé les récifs, leur bateau chavira et ils dérivèrent dans le lagon. Avec grand chagrin, Lapérouse assistait à la scène depuis le haut d’une colline. Dans l’espoir qu’ils retrouvent la côte, il écrivit un message sur un bout de métal et l’enterra, mais ce message n’a toujours pas été retrouvé.</text:p>
          </table:table-cell>
          <table:table-cell office:value-type="string" table:style-name="ce15">
            <text:p>sailors ; reefs ; secret message</text:p>
          </table:table-cell>
          <table:table-cell office:value-type="string" table:style-name="ce15">
            <text:p>a leader witnesses the loss of his team §§ someone buries a secret message</text:p>
          </table:table-cell>
          <table:table-cell table:number-columns-repeated="4" table:style-name="ce10"/>
          <table:table-cell office:value-type="string" table:style-name="ce10">
            <text:p>Lapérouse (explorer)</text:p>
          </table:table-cell>
          <table:table-cell table:style-name="ce26"/>
          <table:table-cell table:number-columns-repeated="3" table:style-name="ce25"/>
          <table:table-cell office:value-type="string" table:style-name="ce27">
            <text:p>Legend of a historical figure</text:p>
          </table:table-cell>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îles Salomon</text:p>
          </table:table-cell>
          <table:table-cell table:style-name="ce82"/>
          <table:table-cell office:value-type="string" table:style-name="ce15">
            <text:p>Lovono</text:p>
          </table:table-cell>
          <table:table-cell office:value-type="string" table:style-name="ce15">
            <text:p>English/ French</text:p>
          </table:table-cell>
          <table:table-cell office:value-type="string" table:style-name="ce15">
            <text:p>Yes</text:p>
          </table:table-cell>
          <table:table-cell office:value-type="string" table:style-name="ce15">
            <text:p>Rubenson Lono</text:p>
          </table:table-cell>
          <table:table-cell office:value-type="date" office:date-value="2005-05-02T00:00:00" table:style-name="ce81">
            <text:p>02/05/2005</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The story of Lapérouse</text:p>
          </table:table-cell>
          <table:table-cell office:value-type="string" table:style-name="ce83">
            <text:p>Histoire de Lapérouse</text:p>
          </table:table-cell>
          <table:table-cell table:style-name="ce82"/>
          <table:table-cell office:value-type="string" table:style-name="ce15">
            <text:p>Lapérousse's ship is destroyed by the gods because his sailors are rounding up natives.</text:p>
          </table:table-cell>
          <table:table-cell office:value-type="string" table:style-name="ce15">
            <text:p>The French took men from Ngama and Lovono to work, often without bringing them back. People from both villages gathered as another boat arrived and collected traditional currency. They asked a god to destroy Lapérouse's ship, and a black cloud fell upon the boat, sinking it. Most of the sailors died, although some later took refuge on the island.</text:p>
          </table:table-cell>
          <table:table-cell office:value-type="string" table:style-name="ce15">
            <text:p>Les Français emmenaient des hommes de Ngama et Lovono pour les faire travailler, et souvent sans les ramener. Les gens des deux villages se réunirent alors qu’un autre bateau arrivait, et réunirent de la monnaie traditionnelle. Ils demandèrent à un dieu de détruire le navire de Lapérouse, et une nuée noire s’abattit sur le bateau jusqu’à le faire couler. La plupart des marins sont morts, même si certains se sont ensuite réfugiés sur l’île.</text:p>
          </table:table-cell>
          <table:table-cell office:value-type="string" table:style-name="ce15">
            <text:p>kidnapping ; Lapérouse ; god ; revenge</text:p>
          </table:table-cell>
          <table:table-cell office:value-type="string" table:style-name="ce15">
            <text:p>someone uses traditionnal currency to invoke a god</text:p>
          </table:table-cell>
          <table:table-cell table:number-columns-repeated="4" table:style-name="ce10"/>
          <table:table-cell office:value-type="string" table:style-name="ce10">
            <text:p>Lapérouse (explorator)</text:p>
          </table:table-cell>
          <table:table-cell table:style-name="ce26"/>
          <table:table-cell table:number-columns-repeated="3" table:style-name="ce25"/>
          <table:table-cell office:value-type="string" table:style-name="ce27">
            <text:p>Legend of a historical figure</text:p>
          </table:table-cell>
          <table:table-cell table:style-name="ce28"/>
          <table:table-cell table:number-columns-repeated="3" table:style-name="ce25"/>
          <table:table-cell table:number-columns-repeated="16345"/>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îles Salomon</text:p>
          </table:table-cell>
          <table:table-cell table:style-name="ce82"/>
          <table:table-cell office:value-type="string" table:style-name="ce15">
            <text:p>Teanu</text:p>
          </table:table-cell>
          <table:table-cell office:value-type="string" table:style-name="ce15">
            <text:p>English/ French</text:p>
          </table:table-cell>
          <table:table-cell office:value-type="string" table:style-name="ce15">
            <text:p>Yes</text:p>
          </table:table-cell>
          <table:table-cell office:value-type="string" table:style-name="ce15">
            <text:p>Teliki Thomas</text:p>
          </table:table-cell>
          <table:table-cell office:value-type="string" table:style-name="ce81">
            <text:p>27/ 04/ 2005</text:p>
          </table:table-cell>
          <table:table-cell table:number-columns-repeated="2" table:style-name="ce82"/>
          <table:table-cell office:value-type="string" table:style-name="ce15">
            <text:p>François</text:p>
          </table:table-cell>
          <table:table-cell office:value-type="string" table:style-name="ce15">
            <text:p>François</text:p>
          </table:table-cell>
          <table:table-cell office:value-type="string" table:style-name="ce15">
            <text:p>The chest left by Lapérouse</text:p>
          </table:table-cell>
          <table:table-cell office:value-type="string" table:style-name="ce83">
            <text:p>Le coffre de Lapérouse</text:p>
          </table:table-cell>
          <table:table-cell table:style-name="ce82"/>
          <table:table-cell office:value-type="string" table:style-name="ce15">
            <text:p>Lapérouse gave a chest to a litle girl who had to care for it.</text:p>
          </table:table-cell>
          <table:table-cell office:value-type="string" table:style-name="ce104">
            <text:p>A chest lies beneath the roots of a chestnut tree. On the day of his shipwreck, Lapérouse and his men met a little girl whose parents had gone to the garden. To keep her from crying, they gave her a chest, which they buried. They charged her to take care of it and to tell only her mother, and that they might come back for it.</text:p>
          </table:table-cell>
          <table:table-cell office:value-type="string" table:style-name="ce104">
            <text:p>Un coffre se trouve sous les racines d’un châtaignier. Le jour de son naufrage, Lapérouse et ses hommes rencontrèrent une fillette dont les parents étaient partis au jardin. Pour qu’elle ne pleure pas, ils lui donnèrent un coffre qu’ils ont enterré. Ils l’ont chargée d’en prendre soin et de ne le dire qu’à sa mère, et qu’ils reviendraient peut-être le chercher.</text:p>
          </table:table-cell>
          <table:table-cell office:value-type="string" table:style-name="ce15">
            <text:p>Lapérouse ; chest ; girl</text:p>
          </table:table-cell>
          <table:table-cell office:value-type="string" table:style-name="ce15">
            <text:p>someone gives a chest to a little girl to prevent her from crying §§ someone asks a girl to take care of a chest hidden in the ground</text:p>
          </table:table-cell>
          <table:table-cell table:number-columns-repeated="4" table:style-name="ce10"/>
          <table:table-cell office:value-type="string" table:style-name="ce10">
            <text:p>Lapérouse (explorator)</text:p>
          </table:table-cell>
          <table:table-cell table:style-name="ce26"/>
          <table:table-cell table:number-columns-repeated="3" table:style-name="ce25"/>
          <table:table-cell office:value-type="string" table:style-name="ce27">
            <text:p>Legend of a historical figure</text:p>
          </table:table-cell>
          <table:table-cell table:style-name="ce28"/>
          <table:table-cell table:number-columns-repeated="3" table:style-name="ce25"/>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îles Salomon</text:p>
          </table:table-cell>
          <table:table-cell table:style-name="ce82"/>
          <table:table-cell office:value-type="string" table:style-name="ce15">
            <text:p>Tikopia</text:p>
          </table:table-cell>
          <table:table-cell office:value-type="string" table:style-name="ce15">
            <text:p>English / French</text:p>
          </table:table-cell>
          <table:table-cell office:value-type="string" table:style-name="ce15">
            <text:p>Yes</text:p>
          </table:table-cell>
          <table:table-cell office:value-type="string" table:style-name="ce15">
            <text:p>Kaspa Niu Maketi</text:p>
          </table:table-cell>
          <table:table-cell office:value-type="date" office:date-value="2005-05-10T00:00:00" table:style-name="ce81">
            <text:p>10/05/2005</text:p>
          </table:table-cell>
          <table:table-cell office:value-type="string" table:style-name="ce15">
            <text:p>village de Païou</text:p>
          </table:table-cell>
          <table:table-cell table:style-name="ce15"/>
          <table:table-cell office:value-type="string" table:style-name="ce15">
            <text:p>François</text:p>
          </table:table-cell>
          <table:table-cell office:value-type="string" table:style-name="ce15">
            <text:p>François</text:p>
          </table:table-cell>
          <table:table-cell office:value-type="string" table:style-name="ce15">
            <text:p>The story of Lapérouse</text:p>
          </table:table-cell>
          <table:table-cell office:value-type="string" table:style-name="ce83">
            <text:p>Le naufrage de Lapérouse</text:p>
          </table:table-cell>
          <table:table-cell table:style-name="ce82"/>
          <table:table-cell office:value-type="string" table:style-name="ce15">
            <text:p>A chief killed Lapérouse and his sailors and took their belongins.</text:p>
          </table:table-cell>
          <table:table-cell office:value-type="string" table:style-name="ce15">
            <text:p>The Taumako chief had worked with Lapérouse for five days. But on the sixth day, the chief prayed and then beheaded Lapérouse and his sailors. Some had remained in the beached ship, so the chief set fire to it. Then he brought back the objects from the ship that had survived the fire. These objects were then distributed among the villages, thanks in particular to the intervention of a man by the name of Peter Dillon.</text:p>
          </table:table-cell>
          <table:table-cell office:value-type="string" table:style-name="ce15">
            <text:p>Le chef des Taumako avait travaillé pendant cinq jours avec Lapérouse. Mais le sixième jour, le chef fit une prière, puis décapita Lapérouse et ses marins. Certains étant restés dans le navire échoué, le chef y mit le feu. Puis, il rapporta les objets du navire qui avaient survécu au feu. Ces objets ont ensuite été répartis dans les villages, notamment suite à l’intervention d’un homme du nom de Peter Dillon.</text:p>
          </table:table-cell>
          <table:table-cell office:value-type="string" table:style-name="ce15">
            <text:p>fire ; murder ; origin story</text:p>
          </table:table-cell>
          <table:table-cell office:value-type="string" table:style-name="ce15">
            <text:p>someone is burned alive §§ a village chief murders foreigners §§ someone murders foreigners §§ foreign objects are distributed in the region</text:p>
          </table:table-cell>
          <table:table-cell table:number-columns-repeated="4" table:style-name="ce10"/>
          <table:table-cell office:value-type="string" table:style-name="ce10">
            <text:p>Lapérouse (explorator)</text:p>
          </table:table-cell>
          <table:table-cell table:style-name="ce26"/>
          <table:table-cell table:number-columns-repeated="3" table:style-name="ce25"/>
          <table:table-cell office:value-type="string" table:style-name="ce27">
            <text:p>Legend of a historical figure</text:p>
          </table:table-cell>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îles Salomon</text:p>
          </table:table-cell>
          <table:table-cell table:style-name="ce82"/>
          <table:table-cell office:value-type="string" table:style-name="ce15">
            <text:p>Tanema</text:p>
          </table:table-cell>
          <table:table-cell office:value-type="string" table:style-name="ce15">
            <text:p>English/ French</text:p>
          </table:table-cell>
          <table:table-cell office:value-type="string" table:style-name="ce15">
            <text:p>Yes</text:p>
          </table:table-cell>
          <table:table-cell office:value-type="string" table:style-name="ce15">
            <text:p>Emele Mamuli</text:p>
          </table:table-cell>
          <table:table-cell office:value-type="string" table:style-name="ce81">
            <text:p>07/ 05/ 2005</text:p>
          </table:table-cell>
          <table:table-cell table:number-columns-repeated="2" table:style-name="ce82"/>
          <table:table-cell office:value-type="string" table:style-name="ce15">
            <text:p>François</text:p>
          </table:table-cell>
          <table:table-cell office:value-type="string" table:style-name="ce15">
            <text:p>François</text:p>
          </table:table-cell>
          <table:table-cell office:value-type="string" table:style-name="ce15">
            <text:p>The story of Lapérouse (3)</text:p>
          </table:table-cell>
          <table:table-cell office:value-type="string" table:style-name="ce83">
            <text:p>Histoire de Lapérouse (3)</text:p>
          </table:table-cell>
          <table:table-cell table:style-name="ce82"/>
          <table:table-cell office:value-type="string" table:style-name="ce15">
            <text:p>Lapérouse's ship was destroyed by the god Tornado invoked by the inhabitants.</text:p>
          </table:table-cell>
          <table:table-cell office:value-type="string" table:style-name="ce15">
            <text:p>Initially, the ships that came only stayed to trade goods. One day, when Lapérouse's ship arrived, the ancestors invoked the god Tornado, who destroyed it. It was the French who came to this island and carved their names on the dead trees they cut down.</text:p>
          </table:table-cell>
          <table:table-cell office:value-type="string" table:style-name="ce15">
            <text:p>Au départ, les bateaux qui venaient ne restaient que pour les échanges de biens. Un jour, alors que le navire de Lapérouse arriva, les ancêtres invoquèrent le dieu Tornade qui le détruisit. Ce sont les Français qui sont venus sur cette île et ils ont gravé leurs noms sur les arbres morts qu’ils coupaient.</text:p>
          </table:table-cell>
          <table:table-cell office:value-type="string" table:style-name="ce15">
            <text:p>Lapérouse ; shipwreck</text:p>
          </table:table-cell>
          <table:table-cell office:value-type="string" table:style-name="ce15">
            <text:p>someone invokes a god to destroy a ship §§ someone cuts down a tree and carves their name on it</text:p>
          </table:table-cell>
          <table:table-cell table:number-columns-repeated="4" table:style-name="ce10"/>
          <table:table-cell office:value-type="string" table:style-name="ce10">
            <text:p>Lapérouse (explorator)</text:p>
          </table:table-cell>
          <table:table-cell table:style-name="ce26"/>
          <table:table-cell table:number-columns-repeated="3" table:style-name="ce25"/>
          <table:table-cell office:value-type="string" table:style-name="ce27">
            <text:p>Legend of a historical figure</text:p>
          </table:table-cell>
          <table:table-cell table:style-name="ce28"/>
          <table:table-cell table:number-columns-repeated="3" table:style-name="ce25"/>
          <table:table-cell table:number-columns-repeated="16345"/>
        </table:table-row>
        <table:table-row table:style-name="ro1">
          <table:table-cell office:value-type="string" table:style-name="ce87">
            <text:p>Sandrine Bessis</text:p>
          </table:table-cell>
          <table:table-cell table:style-name="ce87"/>
          <table:table-cell office:value-type="string" table:style-name="ce87">
            <text:p>François</text:p>
          </table:table-cell>
          <table:table-cell office:value-type="string" table:style-name="ce87">
            <text:p>Pangloss</text:p>
          </table:table-cell>
          <table:table-cell table:style-name="ce88"/>
          <table:table-cell office:value-type="string" table:style-name="ce89">
            <text:p><text:a xlink:href="https://doi.org/10.24397/pangloss-0002837">https://doi.org/10.24397/pangloss-0002837</text:a></text:p>
          </table:table-cell>
          <table:table-cell office:value-type="string" table:style-name="ce87">
            <text:p>North Vanuatu</text:p>
          </table:table-cell>
          <table:table-cell table:style-name="ce87"/>
          <table:table-cell office:value-type="string" table:style-name="ce87">
            <text:p>Hiw</text:p>
          </table:table-cell>
          <table:table-cell table:number-columns-repeated="2" table:style-name="ce87"/>
          <table:table-cell office:value-type="string" table:style-name="ce106">
            <text:p>Mama Jimmy Tiwyoy</text:p>
          </table:table-cell>
          <table:table-cell office:value-type="date" office:date-value="2006-01-18T00:00:00" table:style-name="ce107">
            <text:p>18/01/2006</text:p>
          </table:table-cell>
          <table:table-cell office:value-type="string" table:style-name="ce86">
            <text:p>Vanuatu, Torres Islands, Hiw, Yögevigemëne</text:p>
          </table:table-cell>
          <table:table-cell office:value-type="string" table:style-name="ce92">
            <text:p>-13.249723435681771, 166.6166639865975</text:p>
          </table:table-cell>
          <table:table-cell office:value-type="string" table:style-name="ce87">
            <text:p>François</text:p>
          </table:table-cell>
          <table:table-cell office:value-type="string" table:style-name="ce87">
            <text:p>François</text:p>
          </table:table-cell>
          <table:table-cell office:value-type="string" table:style-name="ce106">
            <text:p>On the origin of newēt music</text:p>
          </table:table-cell>
          <table:table-cell office:value-type="string" table:style-name="ce93">
            <text:p>L'origine de la musique newēt</text:p>
          </table:table-cell>
          <table:table-cell office:value-type="string" table:style-name="ce92">
            <text:p><text:s/></text:p>
          </table:table-cell>
          <table:table-cell table:number-columns-repeated="5" table:style-name="ce87"/>
          <table:table-cell table:number-columns-repeated="5" table:style-name="ce95"/>
          <table:table-cell table:style-name="ce96"/>
          <table:table-cell table:number-columns-repeated="3" table:style-name="ce97"/>
          <table:table-cell office:value-type="string" table:style-name="ce108">
            <text:p>Origin of cultural practice</text:p>
          </table:table-cell>
          <table:table-cell table:style-name="ce98"/>
          <table:table-cell table:number-columns-repeated="3" table:style-name="ce99"/>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79"/>
          <table:table-cell office:value-type="string" table:style-name="ce15">
            <text:p>North Vanuatu</text:p>
          </table:table-cell>
          <table:table-cell table:style-name="ce15"/>
          <table:table-cell office:value-type="string" table:style-name="ce15">
            <text:p>Lakon</text:p>
          </table:table-cell>
          <table:table-cell office:value-type="string" table:style-name="ce15">
            <text:p>English/ French</text:p>
          </table:table-cell>
          <table:table-cell office:value-type="string" table:style-name="ce15">
            <text:p>Yes</text:p>
          </table:table-cell>
          <table:table-cell office:value-type="string" table:style-name="ce15">
            <text:p>Nikson Wevales</text:p>
          </table:table-cell>
          <table:table-cell office:value-type="date" office:date-value="2003-08-29T00:00:00" table:style-name="ce81">
            <text:p>29/08/2003</text:p>
          </table:table-cell>
          <table:table-cell table:number-columns-repeated="2" table:style-name="ce82"/>
          <table:table-cell office:value-type="string" table:style-name="ce15">
            <text:p>François</text:p>
          </table:table-cell>
          <table:table-cell office:value-type="string" table:style-name="ce15">
            <text:p>François</text:p>
          </table:table-cell>
          <table:table-cell office:value-type="string" table:style-name="ce15">
            <text:p>The Origin of Leng and Magh dances</text:p>
          </table:table-cell>
          <table:table-cell office:value-type="string" table:style-name="ce83">
            <text:p>L'origine des danses leng et magh</text:p>
          </table:table-cell>
          <table:table-cell table:style-name="ce82"/>
          <table:table-cell office:value-type="string" table:style-name="ce15">
            <text:p>An old woman learned the men's dance by watching a swallow : it became the women's dance and the men learned the women's dance.</text:p>
          </table:table-cell>
          <table:table-cell office:value-type="string" table:style-name="ce15">
            <text:p>Long ago, the<text:s/><text:span text:style-name="T5">leng<text:s/></text:span>(women's dance) was danced by men and the<text:s/><text:span text:style-name="T5">magh<text:s/></text:span>(men's dance) by women. One day, an old woman spotted a swallow and followed it with her eyes, then she picked up a small drum and began to play it, following the swallow's rhythm. She learned the bird's dance by watching it hop from branch to branch. She taught this dance to the women : the<text:s/><text:span text:style-name="T5">magh</text:span>. Then, one day, the dignitaries thought that the leng was not for men, but for women, and vice versa for the magh. Another day, the old woman saw a butterfly and was inspired by its colors, which is why today we draw the colors of butterflies on dance masks.</text:p>
          </table:table-cell>
          <table:table-cell office:value-type="string" table:style-name="ce15">
            <text:p>Il y a longtemps le<text:s/><text:span text:style-name="T5">leng<text:s/></text:span>(danse des femmes) était dansé par les hommes et le<text:s/><text:span text:style-name="T5">magh<text:s/></text:span>(danse des hommes) par les femmes. Un jour, une vieille femme aperçut une hirondelle et la suivit des yeux, puis elle prit un petit tambour et se mit à en jouer en suivant le rythme de l’hirondelle. Elle apprit la danse de l’oiseau en le regardant sauter de branche en branche. Elle enseigna cette danse aux femmes : le<text:s/><text:span text:style-name="T5">magh</text:span>. Alors, un jour, les dignitaires pensèrent que le<text:s/><text:span text:style-name="T5">leng<text:s/></text:span>ne convenait pas aux hommes, mais aux femmes et inversement pour le magh. Un autre jour, la veille femme vit un papillon et s’inspira de ses couleurs, c’est pour ça qu’aujourd’hui, on dessine les couleurs des papillons sur les masques de danse.</text:p>
          </table:table-cell>
          <table:table-cell office:value-type="string" table:style-name="ce15">
            <text:p>dance ; women and men ; swallow ;<text:s/><text:span text:style-name="T5">leng<text:s/></text:span>;<text:s/><text:span text:style-name="T5">magh</text:span><text:s/>; butterfly</text:p>
          </table:table-cell>
          <table:table-cell office:value-type="string" table:style-name="ce15">
            <text:p>a woman imitates the dance of an animal §§ A woman imitates the dance of a swallow §§ A woman imitates the colors of an animal §§ A woman imitates the colors of a butterfly §§ A woman imitates the physical characteristics of an animal §§ someone imitates the physical characteristics of an animal §§ Men and women switch dances §§ a woman transmits a dance to an entire village §§ Someone transmits a dance to an entire village</text:p>
          </table:table-cell>
          <table:table-cell table:number-columns-repeated="5" table:style-name="ce10"/>
          <table:table-cell table:style-name="ce26"/>
          <table:table-cell table:number-columns-repeated="3" table:style-name="ce25"/>
          <table:table-cell office:value-type="string" table:style-name="ce27">
            <text:p>Origin of cultural practice</text:p>
          </table:table-cell>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îles Salomon</text:p>
          </table:table-cell>
          <table:table-cell table:style-name="ce82"/>
          <table:table-cell office:value-type="string" table:style-name="ce15">
            <text:p>Teanu</text:p>
          </table:table-cell>
          <table:table-cell office:value-type="string" table:style-name="ce15">
            <text:p>English/ French</text:p>
          </table:table-cell>
          <table:table-cell office:value-type="string" table:style-name="ce15">
            <text:p>Yes</text:p>
          </table:table-cell>
          <table:table-cell office:value-type="string" table:style-name="ce15">
            <text:p>Teliki James Pae</text:p>
          </table:table-cell>
          <table:table-cell office:value-type="string" table:style-name="ce81">
            <text:p>01/ 05/ 2005</text:p>
          </table:table-cell>
          <table:table-cell office:value-type="string" table:style-name="ce81">
            <text:p>Temuo</text:p>
          </table:table-cell>
          <table:table-cell table:style-name="ce82"/>
          <table:table-cell office:value-type="string" table:style-name="ce15">
            <text:p>François</text:p>
          </table:table-cell>
          <table:table-cell office:value-type="string" table:style-name="ce15">
            <text:p>François</text:p>
          </table:table-cell>
          <table:table-cell office:value-type="string" table:style-name="ce15">
            <text:p>The island of the Dancing Spirits</text:p>
          </table:table-cell>
          <table:table-cell office:value-type="string" table:style-name="ce83">
            <text:p>L'île des esprits dansants</text:p>
          </table:table-cell>
          <table:table-cell table:style-name="ce82"/>
          <table:table-cell office:value-type="string" table:style-name="ce15">
            <text:p>A couple ended up on an island inhabited by dancing spirits and brought some of them to their island, allowing them to learn their dances.</text:p>
          </table:table-cell>
          <table:table-cell office:value-type="string" table:style-name="ce15">
            <text:p>A couple lived on Teanu island but went to Utupua to visit their family. They harvested taros, betel leaves and areca nuts. The next day, the husband took almonds, and the wife cooked a taro pudding. The next day, they left for Utupua where they stayed for six months. They had to wait for the right wind to leave. They made the same preparation and went back to their island, but they missed it. They went ashore on another island where lived creatures called Tamate. The husband prepared his bow and arrows, scared of being killed by the Tamate. But the creatures welcomed them and took care of their canoe and luggage. They stayed for six months, wainting for the right wind again. All the spirits were doing was dancing. The morning of their departure, the chef asked if they were beautiful, and since they answered yes, he told some spirits to go with them. But during the journey, the Tamate went back to their island, and so did they. There, the chief told them to cover the spirits with cloths soaked in the wife’s menstrual blood to prevent them from getting invisible, and they took the spirits’ mother. At Teanu, they hid tghem in a cave. Back to their village, the husband told the villagers to all work in their garden. As a result, they all a had yams, almonds, taros, bananas. For a festival, the villagers cut firewood to make slabs for the dances and a tree to make to festival pole. They dug holes for the slabs circling the village and erected the pole in the middle of the village, and a fence for the dancing area. Everyone made pudding out of taros and almonds. The men and young boys ate together and the women together as well. Then they all began to dance and sing, even stomping on the fence. The festival lasted several days but can last up to a month. One day, the husband asked everybody to go to the beach, so him and his wife could show them the Tamate and their dancing rituals. Meanwhile, the couple would smash bamboo and guide the Tamate with their voice.</text:p>
            <text:p>Even if they were beautiful, some villagers got scared and left, but many were amazed by their dances, which do not come from this island, but were introduced by the couple. The Tamate disappeared but the villagers have had the time to observe their dances, dancing gear, grass skirts, which have been passed down for generations to this day.</text:p>
            <text:p/>
          </table:table-cell>
          <table:table-cell office:value-type="string" table:style-name="ce15">
            <text:p>Un couple vivait sur l'île de Teanu, mais se rendit à Utupua pour rendre visite à sa famille. Ils récoltèrent des taros, des feuilles de bétel et des noix d'arec. Le lendemain, le mari prit des amandes et la femme prépara un pudding au taro. Le lendemain, ils partirent pour Utupua, où ils restèrent six mois. Ils durent attendre qu'un vent favorable se lève. Ils firent les mêmes préparatifs et retournèrent sur leur île, mais ils la manquèrent. Ils débarquèrent sur une autre île où vivaient des créatures appelées Tamate. Le mari prépara son arc et ses flèches, craignant d'être tué par les Tamate. Mais les créatures les accueillirent et prirent soin de leur pirogue et de leurs bagages. Ils restèrent six mois, attendant à nouveau un vent favorable. Les esprits ne faisaient que danser. Le matin de leur départ, le chef leur demanda s'ils étaient beaux et, comme ils répondirent oui, il demanda à des esprits de les accompagner. Mais pendant le voyage, les Tamate retournèrent sur leur île, et ilsles suivirent. Là, le chef leur ordonna de couvrir les esprits de tissus imbibés du sang menstruel de leur femme afin de les empêcher de devenir invisibles, et ils prirent la mère des esprits. À Teanu, ils les cachèrent dans une grotte. De retour au village, le mari ordonna aux villageois de travailler tous dans leur jardin. Ainsi, ils eurent tous des ignames, des amandes, des taros et des bananes. Pour une fête, les villageois coupèrent du bois pour fabriquer des dalles pour les danses et un arbre pour le mât du festival. Ils creusèrent des trous pour les dalles tout autour du village et dressèrent le mât au milieu, ainsi qu'une clôture pour l'aire de danse. Tous préparèrent du pudding avec des taros et des amandes. Les hommes et les jeunes garçons mangèrent ensemble, ainsi que les femmes. Puis ils se mirent tous à danser et à chanter, allant même jusqu'à piétiner la clôture. La fête dura plusieurs jours, mais peut durer jusqu'à un mois. Un jour, le mari invita tout le monde à la plage pour que lui et sa femme puissent leur montrer les Tamate et leurs rituels de danse. Pendant ce temps, le couple cassait des bambous et guidait les Tamate de sa voix.</text:p>
            <text:p>Même si elles étaient magnifiques, certains villageois prirent peur et partirent, mais beaucoup furent émerveillés par leurs danses, qui ne viennent pas de cette île, mais furent introduites par le couple. Les Tamate disparurent, mais les villageois ont eu le temps d'observer leurs danses, leurs costumes et leurs jupes en herbe, qui se transmettent depuis de génération en génération.</text:p>
          </table:table-cell>
          <table:table-cell office:value-type="string" table:style-name="ce15">
            <text:p>spirits ; canoe trip ; festival</text:p>
          </table:table-cell>
          <table:table-cell office:value-type="string" table:style-name="ce15">
            <text:p>someone goes to visit their family living on another island <text:s/>§§ someone uses betel leaves and nuts to prepare for a trip <text:s/>§§ someone makes taro pudding <text:s/>§§ someone has to stay months on an island to wait for the right wind to go back home §§ someone who is sailing missed their island and ends up on another <text:s/>§§ someone goes to an island inhabited by spirits who welcome them <text:s/>§§ someone goes back to their island with spirits <text:s/>§§ the spirits who accompanied someone on their way back home become invisible and disappear <text:s/>§§ someone goes after spirits who disappeared <text:s/>§§ someone put clothes soaked in menstrual blood to prevent spirits from disappearing <text:s/>§§ someone brings spirits to their village and hides them <text:s/>§§ someone calls for a festival in the village and asks the others to work in their garden <text:s/>§§ someone is scared by dancing spirits even though they are beautiful <text:s/>§§</text:p>
          </table:table-cell>
          <table:table-cell table:style-name="ce56"/>
          <table:table-cell table:number-columns-repeated="4" table:style-name="ce25"/>
          <table:table-cell table:style-name="ce26"/>
          <table:table-cell table:number-columns-repeated="3" table:style-name="ce25"/>
          <table:table-cell office:value-type="string" table:style-name="ce27">
            <text:p>Origin of cultural practice</text:p>
          </table:table-cell>
          <table:table-cell table:style-name="ce28"/>
          <table:table-cell table:number-columns-repeated="3" table:style-name="ce25"/>
          <table:table-cell table:number-columns-repeated="16345"/>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79"/>
          <table:table-cell office:value-type="string" table:style-name="ce15">
            <text:p>North Vanuatu</text:p>
          </table:table-cell>
          <table:table-cell table:style-name="ce15"/>
          <table:table-cell office:value-type="string" table:style-name="ce15">
            <text:p>Hiw</text:p>
          </table:table-cell>
          <table:table-cell office:value-type="string" table:style-name="ce15">
            <text:p>English / French</text:p>
          </table:table-cell>
          <table:table-cell office:value-type="string" table:style-name="ce15">
            <text:p>Yes</text:p>
          </table:table-cell>
          <table:table-cell office:value-type="string" table:style-name="ce15">
            <text:p>Mama Jimmy Tiwyoy</text:p>
          </table:table-cell>
          <table:table-cell office:value-type="date" office:date-value="2007-08-03T00:00:00" table:style-name="ce81">
            <text:p>03/08/2007</text:p>
          </table:table-cell>
          <table:table-cell table:style-name="ce81"/>
          <table:table-cell table:style-name="ce15"/>
          <table:table-cell office:value-type="string" table:style-name="ce15">
            <text:p>François</text:p>
          </table:table-cell>
          <table:table-cell office:value-type="string" table:style-name="ce15">
            <text:p>François</text:p>
          </table:table-cell>
          <table:table-cell office:value-type="string" table:style-name="ce15">
            <text:p>The mat from the Other World</text:p>
          </table:table-cell>
          <table:table-cell office:value-type="string" table:style-name="ce83">
            <text:p>La natte venue de l'Autre Monde</text:p>
          </table:table-cell>
          <table:table-cell table:style-name="ce82"/>
          <table:table-cell office:value-type="string" table:style-name="ce15">
            <text:p>A shaman named Samuel helps a widow find her dead husband by going to the world of the dead and returning to it with the help of a mat and a plant.</text:p>
          </table:table-cell>
          <table:table-cell office:value-type="string" table:style-name="ce15">
            <text:p>Samuel was a shaman who could go to the spirit world, sometimes walking, sometimes floating. In a village called Grētaweghone, an old man died. The men drank kava together to mourn while the women held the wake. Samuel heard the widow's laments and was overcome with grief. She was lamenting, missing a husband who had always loved and cared for her. It was then that she called Samuel, asking him to prove his powers as a shaman by bringing her husband back to life. Samuel began walking until he arrived at the spirit world where everyone was dancing to welcome the newly deceased. The deceased was still at home, but it was a new house made of green wood. Since the leader of the Dead was a very powerful man, the adventure was dangerous for Samuel. As the spirits danced, Samuel joined them and asked one of the spirits for help. He showed him plants that allowed him to become invisible, which Samuel sought out in the world of the living and rubbed against his body. He placed a hibiscus flower on his head and returned to the spirit world, where he saw the deceased, whose soul was lying on a mattress. The soul joined Samuel, and the two fled onto the mattress. As they pounded on the ridge of the house, they were all surprised, but even more so to see that the old man was breathing again.</text:p>
            <text:p>Today, this type of mat still exists, but it is a secret form from the spirit world, which Samuel taught a few people to make. The thick stems are on both sides, and the center is flat.</text:p>
          </table:table-cell>
          <table:table-cell office:value-type="string" table:style-name="ce15">
            <text:p>Samuel était un shaman qui pouvait aller au monde des esprits, parfois en marchant, parfois en flottant. Dans un village nommé Grētaweghone, un vieil homme mourut. Les hommes buvaient ensemble du kava pour faire leur deuil pendant que les femmes faisaient la veillée funéraire. Samuel entendit les complaintes de la veuve. Il en fut envahi de chagrin. Elle se lamentait, regrettant un mari qui l’avait toujours aimée et avait pris soin d’elle. C’est alors qu’elle appela Samuel, lui demandant de prouver ses pouvoirs de shaman en ramenant son mari à la vie. Samuel se mit à marcher jusqu’à arriver au monde des esprits où tout le monde dansait pour accueillir le nouveau défunt. Le défunt était toujours chez lui, mais c’était une nouvelle maison faite de bois vert. Comme le chef des Morts était un homme très puissant, l’aventure était dangereuse pour Samuel. Alors que les esprits dansaient, Samuel les rejoint, et demande de l’aide à un des esprits. Il lui indique des plantes permettant de devenir invisible, que Samuel va chercher dans le monde des vivants, et qu’il frotte contre son corps. Il mit une fleur d’hibiscus sur sa tête et retourna dans le monde des esprits où il vit le défunt dont l’âme était allongée sur un matelas. Cette dernière rejoignit Samuel et les deux s’enfuirent sur le matelas. Alors qu’ils tappaient sur la crête de la maison, ils furent tous surpris, mais encore plus de voir que le vieil homme respirait à nouveau.</text:p>
            <text:p>Aujourd’hui, ce type de natte existe encore mais il s’agit d’une forme secrète venant du monde des esprits, que Samuel a enseigné à faire à quelques personnes. Les tiges épaisses sont des deux côtés et le centre est plat.</text:p>
          </table:table-cell>
          <table:table-cell office:value-type="string" table:style-name="ce15">
            <text:p>Underworld ; death ; shaman ; magic</text:p>
          </table:table-cell>
          <table:table-cell office:value-type="string" table:style-name="ce15">
            <text:p>a shaman has the abilty to reach the Underworld simply by walking or floating <text:s/>§§ someone dies in a village and everybody mourn him by drinking for the men and holding a vigil for the women <text:s/>§§ a woman who lost her husband can not stop crying <text:s/>§§ a woman who lost her husband asks a shaman to make her lover alive again <text:s/>§§ a shaman goes into the underworld to get the soul of someone <text:s/>§§ the spirits dance in the Underworld, having a party to celebrate the arriving of a new soul §§ to free a soul, a shaman has to ask for advice to a spirit of the Underworld <text:s/>§§ a spirit helps a man to free a soul from the Underworld <text:s/>§§ a shaman must pick flowers, rub them on his body and put a hibiscus flower on his head to became invisible to the spirits of the Underworld <text:s/>§§ a shaman wave at a soul in the Underworld which comes to him <text:s/>§§ a shaman and a soul escape from the Underworld by floating on a mat<text:s text:c="2"/></text:p>
          </table:table-cell>
          <table:table-cell table:number-columns-repeated="5" table:style-name="ce10"/>
          <table:table-cell table:style-name="ce26"/>
          <table:table-cell table:number-columns-repeated="3" table:style-name="ce25"/>
          <table:table-cell office:value-type="string" table:style-name="ce27">
            <text:p>Origin of cultural practice</text:p>
          </table:table-cell>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style-name="ce79"/>
          <table:table-cell table:style-name="ce82"/>
          <table:table-cell office:value-type="string" table:style-name="ce15">
            <text:p>North Vanuatu</text:p>
          </table:table-cell>
          <table:table-cell table:style-name="ce15"/>
          <table:table-cell office:value-type="string" table:style-name="ce15">
            <text:p>Koro</text:p>
          </table:table-cell>
          <table:table-cell office:value-type="string" table:style-name="ce15">
            <text:p>English/ French</text:p>
          </table:table-cell>
          <table:table-cell office:value-type="string" table:style-name="ce15">
            <text:p>Yes</text:p>
          </table:table-cell>
          <table:table-cell office:value-type="string" table:style-name="ce15">
            <text:p>Womal Banabas</text:p>
          </table:table-cell>
          <table:table-cell office:value-type="string" table:style-name="ce15">
            <text:p>10/ 08/2003</text:p>
          </table:table-cell>
          <table:table-cell table:style-name="ce81"/>
          <table:table-cell table:style-name="ce82"/>
          <table:table-cell office:value-type="string" table:style-name="ce15">
            <text:p>François</text:p>
          </table:table-cell>
          <table:table-cell office:value-type="string" table:style-name="ce15">
            <text:p>François</text:p>
          </table:table-cell>
          <table:table-cell office:value-type="string" table:style-name="ce15">
            <text:p>The battle between Gods and Men</text:p>
          </table:table-cell>
          <table:table-cell office:value-type="string" table:style-name="ce83">
            <text:p>Le combat des Hommes et des Dieux</text:p>
          </table:table-cell>
          <table:table-cell table:style-name="ce82"/>
          <table:table-cell office:value-type="string" table:style-name="ce15">
            <text:p>A woman falls in love with the chief spirit during an initiation dance, giving way to a war between men and gods.</text:p>
          </table:table-cell>
          <table:table-cell office:value-type="string" table:style-name="ce15">
            <text:p>On the great Lake Beteas, in the time of Wisdom during a Dance of the Spirits. The men had just entered initiation and it was necessary to repeat the Dance of the Spirits, and erect a Hedge of Initiates for the initiation enclosure. The stakes were made from banana trunks. For the Dance, a drum is needed, which is sought in the enclosure and brought to the public square. The men throw leaves into it four times, this is the signal, then dance. They call spirits and go to seek them out. The spirits from the depths of time come, including Luwo, the chief of the spirits. He goes into the enclosure then returns and continues to dance. A woman falls in love with him and clings to him as he is about to return to the Hedge. They leave together, which triggers the war between gods and men. They fight hand-to-hand, with bows. The survivors flee and kill spirits, then attack the musician. Some men want to rescue him, and one takes him and disappears with him into the ocean.</text:p>
          </table:table-cell>
          <table:table-cell office:value-type="string" table:style-name="ce15">
            <text:p>Sur le grand lac Béteas, au temps de la Sagesse lors d’une Danse des Esprits. Les hommes venaient d’entrer en initiation et il fallait refaire la Danse des Esprits, et dresser une Haies des initiés pour l’enclos initiatique. Les pieux étaient faits en tronc de bananier. Pour la Danse, il faut un tambour qu’on cherche dans l’enclos et qu’on apporte sur la place publique. Les hommes lancent des feuilles en l’ai quatre fois, c’est le signal, puis dansent. Ils appellent des esprits et vont les chercher. Les esprits du fond des âges viennent, y compris Luwo, le chef des esprits. Il va dans l’enclos puis revient et continue de danser. Une femme s’éprend de lui et s’accroche à lui alors qu’il va retourner à la Haie. Ils partent ensemble, ce qui déclenche la guerre entre les dieux et les hommes. Ils se battent au corps à corps, avec des arcs. Les survivants s’enfuient et tuent des esprits puis s’en prennent au musicien. Des hommes veulent le récupérer, et un l’emmène et disparait avec lui dans l’océan.</text:p>
          </table:table-cell>
          <table:table-cell office:value-type="string" table:style-name="ce15">
            <text:p>original spirits ; initiation ritual ; dance ; love ; war ; death</text:p>
          </table:table-cell>
          <table:table-cell office:value-type="string" table:style-name="ce15">
            <text:p>people have to make a hedge out of banana trunks for the initiation §§ a drum needed for the initiation is in the enclosure §§ someone who dance throws leaves as a signal §§ people call spirits by dancing §§ a spirit goes in the initiates' enclosure and goes back to the humans to dance with them §§ a woman falls in love with a spirit §§ a spirit leaves with a woman from a village wich leads to a war between spirits and humans §§ someone rescues a man and disappears with him in the ocean</text:p>
          </table:table-cell>
          <table:table-cell table:number-columns-repeated="5" table:style-name="ce10"/>
          <table:table-cell table:style-name="ce26"/>
          <table:table-cell table:number-columns-repeated="3" table:style-name="ce25"/>
          <table:table-cell office:value-type="string" table:style-name="ce27">
            <text:p>Theogony</text:p>
          </table:table-cell>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style-name="ce101"/>
          <table:table-cell table:style-name="ce109"/>
          <table:table-cell office:value-type="string" table:style-name="ce15">
            <text:p>North Vanuatu</text:p>
          </table:table-cell>
          <table:table-cell table:style-name="ce82"/>
          <table:table-cell office:value-type="string" table:style-name="ce15">
            <text:p>Mwotlap</text:p>
          </table:table-cell>
          <table:table-cell office:value-type="string" table:style-name="ce15">
            <text:p>English / French</text:p>
          </table:table-cell>
          <table:table-cell office:value-type="string" table:style-name="ce15">
            <text:p>Yes</text:p>
          </table:table-cell>
          <table:table-cell table:style-name="ce86"/>
          <table:table-cell office:value-type="date" office:date-value="1998-06-28T00:00:00" table:style-name="ce81">
            <text:p>28/06/1998</text:p>
          </table:table-cell>
          <table:table-cell table:style-name="ce86"/>
          <table:table-cell table:style-name="ce85"/>
          <table:table-cell office:value-type="string" table:style-name="ce15">
            <text:p>François</text:p>
          </table:table-cell>
          <table:table-cell office:value-type="string" table:style-name="ce15">
            <text:p>François</text:p>
          </table:table-cell>
          <table:table-cell office:value-type="string" table:style-name="ce15">
            <text:p>Ikpwet brings back the Night</text:p>
          </table:table-cell>
          <table:table-cell office:value-type="string" table:style-name="ce83">
            <text:p>Ikpwet rapporte la Nuit</text:p>
          </table:table-cell>
          <table:table-cell table:style-name="ce82"/>
          <table:table-cell office:value-type="string" table:style-name="ce15">
            <text:p>Ikpwet brought the night to the people of the Banks Islands.</text:p>
          </table:table-cell>
          <table:table-cell office:value-type="string" table:style-name="ce15">
            <text:p>Long ago, the people of the Banks Islands had Ikpwet as their God. He had created the world and the people in it, and given them names. He had created a wife, a mother and 12 brothers. But they didn't know what night was. One day, Ikpwet brought back a rooster, an obsidian stone and the night. He told his companions that when their eyes fell out, they should close them and sleep; they would wake up thanks to the rooster. So, despite their apprehension, everyone slept and woke up to the sound of the rooster. Then, Ikpwet grabbed his obsidian stone and tore the night apart to make the day dawn. Finally, Ikpwet took to his pirogue in search of a poet to compose an ode in his honor.</text:p>
          </table:table-cell>
          <table:table-cell office:value-type="string" table:style-name="ce15">
            <text:p>Il y a longtemps, les peuples des îles Banks avaient pour Dieu Ikpwet. Il avait créé le monde et les hommes et les faisait y entrer en leur donnant des noms. Il s’était créé une femme, une mère et 12 frères. Mais ils ne savaient pas ce qu’était la nuit. Un jour, Ikpwet ramena un coq, une pierre d’obsidienne et la nuit. Il dit à ses compagnons que quand leurs yeux tombaient, il faudrait les fermer et dormir ; ils se réveilleraient grâce au coq. Ainsi, malgré l’appréhension, tout le monde dormit et se réveilla au son du coq. Puis, Ikpwet saisit sa pierre d’obsidienne et déchira la nuit pour faire se lever le jour. Enfin, Ikpwet prit sa pirogue à la recherche d’un poète pour qu’on compose une ode en son honneur.</text:p>
          </table:table-cell>
          <table:table-cell office:value-type="string" table:style-name="ce15">
            <text:p>night ; origin story ; god ; sleep ; obsidian ; rooster</text:p>
          </table:table-cell>
          <table:table-cell office:value-type="string" table:style-name="ce15">
            <text:p>a god creates the world §§ a god creates men and give them names §§ night magically makes men sleep §§ a god brings back a rooster to wake men §§ a god tears the sky §§ a god tears the night apart</text:p>
          </table:table-cell>
          <table:table-cell table:number-columns-repeated="2" table:style-name="ce10"/>
          <table:table-cell office:value-type="string" table:style-name="ce10">
            <text:p>God Ikpwet</text:p>
          </table:table-cell>
          <table:table-cell table:style-name="ce10"/>
          <table:table-cell office:value-type="string" table:style-name="ce10">
            <text:p>Ikpwet</text:p>
          </table:table-cell>
          <table:table-cell table:style-name="ce26"/>
          <table:table-cell table:number-columns-repeated="3" table:style-name="ce25"/>
          <table:table-cell office:value-type="string" table:style-name="ce27">
            <text:p>Cosmogony</text:p>
          </table:table-cell>
          <table:table-cell table:style-name="ce28"/>
          <table:table-cell table:number-columns-repeated="16348" table:style-name="ce1"/>
        </table:table-row>
        <table:table-row table:style-name="ro1">
          <table:table-cell office:value-type="string" table:style-name="ce15">
            <text:p>Sandrine Bessis</text:p>
          </table:table-cell>
          <table:table-cell table:style-name="ce15"/>
          <table:table-cell office:value-type="string" table:style-name="ce15">
            <text:p>François</text:p>
          </table:table-cell>
          <table:table-cell office:value-type="string" table:style-name="ce15">
            <text:p>Pangloss</text:p>
          </table:table-cell>
          <table:table-cell table:style-name="ce101"/>
          <table:table-cell office:value-type="string" table:style-name="ce103">
            <text:p><text:a xlink:href="https://doi.org/10.24397/pangloss-0002400">https://doi.org/10.24397/pangloss-0002400</text:a></text:p>
          </table:table-cell>
          <table:table-cell office:value-type="string" table:style-name="ce15">
            <text:p>North Vanuatu</text:p>
          </table:table-cell>
          <table:table-cell table:style-name="ce82"/>
          <table:table-cell office:value-type="string" table:style-name="ce15">
            <text:p>Mwotlap</text:p>
          </table:table-cell>
          <table:table-cell office:value-type="string" table:style-name="ce15">
            <text:p>French</text:p>
          </table:table-cell>
          <table:table-cell office:value-type="string" table:style-name="ce15">
            <text:p>Yes</text:p>
          </table:table-cell>
          <table:table-cell office:value-type="string" table:style-name="ce86">
            <text:p>Malkikyak Jon Stil Browning</text:p>
          </table:table-cell>
          <table:table-cell office:value-type="date" office:date-value="1998-04-05T00:00:00" table:style-name="ce81">
            <text:p>05/04/1998</text:p>
          </table:table-cell>
          <table:table-cell office:value-type="string" table:style-name="ce86">
            <text:p>Vanuatu, Motalava Island, Toglag</text:p>
          </table:table-cell>
          <table:table-cell office:value-type="string" table:style-name="ce85">
            <text:p>-13.68367747117826, 167.66896105595788</text:p>
          </table:table-cell>
          <table:table-cell office:value-type="string" table:style-name="ce15">
            <text:p>François</text:p>
          </table:table-cell>
          <table:table-cell office:value-type="string" table:style-name="ce15">
            <text:p>François</text:p>
          </table:table-cell>
          <table:table-cell office:value-type="string" table:style-name="ce15">
            <text:p>Ikpwet and Death</text:p>
          </table:table-cell>
          <table:table-cell office:value-type="string" table:style-name="ce83">
            <text:p>Ikpwet et la mort</text:p>
          </table:table-cell>
          <table:table-cell table:style-name="ce82"/>
          <table:table-cell office:value-type="string" table:style-name="ce15">
            <text:p/>
            <text:p>Ikpwet creates humankind and makes it mortal.</text:p>
          </table:table-cell>
          <table:table-cell office:value-type="string" table:style-name="ce15">
            <text:p>Ikpwet creates mankind, he provides yam. But mankind is mortal .</text:p>
          </table:table-cell>
          <table:table-cell office:value-type="string" table:style-name="ce15">
            <text:p>Ikpwet crée l'Homme, il lui donne l'igname et la mort.</text:p>
          </table:table-cell>
          <table:table-cell office:value-type="string" table:style-name="ce15">
            <text:p>origin story ; mankid ; death</text:p>
          </table:table-cell>
          <table:table-cell office:value-type="string" table:style-name="ce15">
            <text:p>a god creates a human §§ someone creates a human §§ a god makes human mortal §§ someone makes mankind mortal §§ a god gives yam to mankind §§ someone gives yam to mankind</text:p>
          </table:table-cell>
          <table:table-cell table:number-columns-repeated="2" table:style-name="ce10"/>
          <table:table-cell office:value-type="string" table:style-name="ce10">
            <text:p>God Ikpwet</text:p>
          </table:table-cell>
          <table:table-cell table:style-name="ce10"/>
          <table:table-cell office:value-type="string" table:style-name="ce10">
            <text:p>Ikpwet</text:p>
          </table:table-cell>
          <table:table-cell table:style-name="ce26"/>
          <table:table-cell table:number-columns-repeated="3" table:style-name="ce25"/>
          <table:table-cell office:value-type="string" table:style-name="ce27">
            <text:p>Cosmogony</text:p>
          </table:table-cell>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79"/>
          <table:table-cell office:value-type="string" table:style-name="ce15">
            <text:p>North Vanuatu</text:p>
          </table:table-cell>
          <table:table-cell table:style-name="ce15"/>
          <table:table-cell office:value-type="string" table:style-name="ce15">
            <text:p>Vera'a</text:p>
          </table:table-cell>
          <table:table-cell office:value-type="string" table:style-name="ce15">
            <text:p>English</text:p>
          </table:table-cell>
          <table:table-cell office:value-type="string" table:style-name="ce15">
            <text:p>Yes</text:p>
          </table:table-cell>
          <table:table-cell office:value-type="string" table:style-name="ce15">
            <text:p>Fredrik Qarngi</text:p>
          </table:table-cell>
          <table:table-cell office:value-type="date" office:date-value="2003-07-26T00:00:00" table:style-name="ce81">
            <text:p>26/07/2003</text:p>
          </table:table-cell>
          <table:table-cell table:number-columns-repeated="2" table:style-name="ce82"/>
          <table:table-cell office:value-type="string" table:style-name="ce85">
            <text:p>François</text:p>
          </table:table-cell>
          <table:table-cell office:value-type="string" table:style-name="ce85">
            <text:p>François</text:p>
          </table:table-cell>
          <table:table-cell office:value-type="string" table:style-name="ce15">
            <text:p>Stuck in the cave</text:p>
          </table:table-cell>
          <table:table-cell office:value-type="string" table:style-name="ce83">
            <text:p>Enfermé dans la grotte</text:p>
          </table:table-cell>
          <table:table-cell table:style-name="ce82"/>
          <table:table-cell office:value-type="string" table:style-name="ce15">
            <text:p>Two brothers disobeyed their mother, went to eat almond in a cave and the oldest became trapped and died overnight.</text:p>
          </table:table-cell>
          <table:table-cell office:value-type="string" table:style-name="ce15">
            <text:p>A mother had told her two boys not to go too far outside, as their uncle had put a ban on almond trees. But the brothers disobeyed. While out walking, they saw an almond tree. The older brother told the younger to climb the tree, and after a little hesitation because of the ban, he climbed up, grabbed some almonds and came back down. They wanted to open the almonds, so they went into a cave. Only the big brother had a pebble to open them, so the little brother went out of the cave to look for one. On their way back, a huge rock fell and sealed the cave opening, leaving big brother trapped. He began to sing in despair. His little brother brought him food through a small opening. The next day, the younger brother wanted to do the same, but realized that his elder brother had died when he saw a fly fly through the opening.</text:p>
          </table:table-cell>
          <table:table-cell office:value-type="string" table:style-name="ce15">
            <text:p>Une mère avait dit à ses deux garçons de ne pas aller trop loin dehors, car leur oncle avait mis une interdiction sur les amandiers. Mais les frères désobéirent. En ballade, ils virent un amandier. Le grand frère dit au cadet de monter sur l’arbre, et après une petite hésitation à cause de l’interdiction, il monta, prit des amandes et redescendit. Ils voulaient ouvrir les amandes, alors allèrent dans une grotte. Seul le grand frère avait un caillou pour les ouvrir, alors le petit frère sortit de la grotte pour en chercher un. Alors qu’ils étaient sur le chemin du retour, un immense rocher tomba et scella l’ouverture de la grotte : le grand frère se retrouva coincé. Alors, il se mit à chanter de désespoir. Son petit-frère lui apportait de la nourriture via une petite ouverture. Le lendemain, le petit-frère voulu faire de même, mais comprit que son ainé était mort en voyant une mouche passer dans l’ouverture.</text:p>
          </table:table-cell>
          <table:table-cell office:value-type="string" table:style-name="ce15">
            <text:p>almond tree ; ban ; disobedience ; death ; cave <text:s/>; trapped ; brothers<text:s text:c="2"/></text:p>
          </table:table-cell>
          <table:table-cell office:value-type="string" table:style-name="ce15">
            <text:p>Two brothers disobey their parent <text:s/>§§two brothers argue over who should brave the danger §§ two children argue over who will defy their mother’s ban §§ someone must not go near an almond tree §§ someone must not go near a tree §§ Two brothers argue over who will climb a tree §§ Two brothers argue over who will climb the tree, the youngest is chosen §§ Two people argue over who will climb the tree §§a boy is trapped in a cave and helped by his brother§§ Someone is trapped in a cave, because of a rock §§ Someone is trapped in a cave but is helped by an acquaintance §§ Someone dies in a cave §§ Someone dies in a cave after disobeying §§ Someone's death is witnessed by a fly §§ two brothers argue over who should brave the danger §§ a child disobeys his parents and finds himself in danger §§ <text:s/>two brothers argue over who should brave the danger and the youngest one has to do it</text:p>
          </table:table-cell>
          <table:table-cell table:number-columns-repeated="5" table:style-name="ce10"/>
          <table:table-cell table:style-name="ce26"/>
          <table:table-cell table:number-columns-repeated="3" table:style-name="ce25"/>
          <table:table-cell office:value-type="string" table:style-name="ce27">
            <text:p>Between Two Worlds: Death for Disrespecting a Taboo</text:p>
          </table:table-cell>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îles Salomon</text:p>
          </table:table-cell>
          <table:table-cell table:style-name="ce82"/>
          <table:table-cell office:value-type="string" table:style-name="ce15">
            <text:p>Teanu</text:p>
          </table:table-cell>
          <table:table-cell office:value-type="string" table:style-name="ce15">
            <text:p>English / French</text:p>
          </table:table-cell>
          <table:table-cell office:value-type="string" table:style-name="ce15">
            <text:p>Yes</text:p>
          </table:table-cell>
          <table:table-cell office:value-type="string" table:style-name="ce15">
            <text:p>Teliki James Pae</text:p>
          </table:table-cell>
          <table:table-cell office:value-type="date" office:date-value="2005-05-02T00:00:00" table:style-name="ce81">
            <text:p>02/05/2005</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Mwasu and his taboo sister</text:p>
          </table:table-cell>
          <table:table-cell office:value-type="string" table:style-name="ce83">
            <text:p>Mwasu et sa cousine tabou</text:p>
          </table:table-cell>
          <table:table-cell table:style-name="ce82"/>
          <table:table-cell office:value-type="string" table:style-name="ce15">
            <text:p>A man forced his cousin to marry him but this cost the life of all of their family.</text:p>
          </table:table-cell>
          <table:table-cell office:value-type="string" table:style-name="ce15">
            <text:p>The village of Pakare was preparing a feast with taros, almonds, dance accessories and ritual poles. Men and women dressed up for the feast. When the sun went down, they prayed and sang to summon the spirits. They danced and ate all night. One man came to the party with no regard for taboos. His cousin lived in Pakare but didn't go to the party as she had to look after her newborn baby. According to customs, a cousin and a female relative must not see each other. So when the woman's house was filled with smoke from the house fire and she wanted to get some fresh air, her mother refused: she wasn't supposed to see her cousin. Yet she disobeyed. The man saw her and coveted her. He insisted on marrying her, but she repeatedly refused. So he took to the road and wanted to return home, but instead built a huge fire and went back to see his cousin. He threatened her that if she didn't marry him, they'd both lose their families, but she refused. He manipulated the stones he had heated in the fire, and suddenly an explosion magically brought rain. A second brought thunder and a violent wind. Those present at the party tried to escape the storm by taking to the sea, but they all died in the water. The storm was about to ravage the village and its houses, but the man protected his cousin's house with the panels used at the dance. The woman still refused to marry her cousin, but he took her as his wife anyway. They walked up the beach and saw all the corpses of their family. The man shot arrows in mourning, and they wept for a long time. They realized they were the only two survivors.</text:p>
          </table:table-cell>
          <table:table-cell office:value-type="string" table:style-name="ce15">
            <text:p>Le village de Pakare préparait une fête avec des taros, des amandes, des accessoires de danse et des poteaux rituels. Les hommes et les femmes s’étaient parés pour la fête. Quand le soleil fut couché, ils prièrent et chantèrent pour faire venir les esprits. Ils dansèrent et mangèrent toute la nuit. Un homme, Mwasu, était venu à cette fête, il n’avait pas d’égard pour les tabous. Sa cousine habitait à Pakare mais n’était pas allée à la fête car elle devait s’occuper de son nouveau-né. Selon les mœurs, un cousin et une cousine ne doivent pas se voir. Alors, quand la maison de la femme fut remplie de fumée à cause du feu de maison et qu’elle voulut prendre l’air, sa mère lui refusa : elle ne devait pas voir son cousin. Pourtant, elle désobéit. L’homme l’aperçut et la convoita. Il insista pour l’épouser mais elle refusa à de nombreuses reprises. Alors, il prit la route et voulut retourner chez lui, mais à la place, il fit un grand feu et retourna voir sa cousine. Il la menaça en lui disant que si elle ne l’épousait pas, ils perdraient tous les deux leur famille, mais elle refusa. Il manipula les pierres qu’il avait fait chauffer dans le feu et soudain une explosion fit magiquement pleuvoir. Une deuxième fit apparaître le tonnerre et un vent violent. Les personnes présentes à la fête essayaient d’échapper à cette tempête en prenant la mer mais ils moururent tous dans l’eau. La tempête allait ravager le village et les maisons mais l’homme protégea celle de sa cousine avec des panneaux utilisés lors de la dance. La femme refusait toujours de marier son cousin mais il la prit tout de même pour épouse. Ils remontèrent la plage et virent tous les cadavres de leur famille. L’homme tira des flèches en signe de deuil et ils pleurèrent longuement. Ils réalisèrent qu’ils étaient les deux seuls survivants.<text:s text:c="2"/></text:p>
          </table:table-cell>
          <table:table-cell office:value-type="string" table:style-name="ce15">
            <text:p>husband and wife ; consanguinity ; proposal ; mass murder §§ taboo</text:p>
          </table:table-cell>
          <table:table-cell office:value-type="string" table:style-name="ce104">
            <text:p>taboo of consanguinity §§ taboo around marriage between cousins or people of the same family §§ a man wants to marry his cousin §§ a man refuses that a woman opposes their marriage §§ a man forces his cousin to marry him §§ to force a woman to marry him, a man threatens her family §§ a man kills a woman's family because she won't marry him §§ a man magically creates a storm §§ a storm kills all the villagers §§ a couple witness the murder committed by one of them §§ as punishment for breaking a taboo, the person or persons are the only survivors §§ shoot an arrow as a sign of mourning §§ a man rescues a girl to marry her §§ someone makes rain fall magically §§ someone refuses a consanguineous marriage</text:p>
            <text:p/>
          </table:table-cell>
          <table:table-cell table:number-columns-repeated="4" table:style-name="ce10"/>
          <table:table-cell office:value-type="string" table:style-name="ce10">
            <text:p>Mwasu</text:p>
          </table:table-cell>
          <table:table-cell table:style-name="ce26"/>
          <table:table-cell table:number-columns-repeated="3" table:style-name="ce25"/>
          <table:table-cell office:value-type="string" table:style-name="ce27">
            <text:p>Between Two Worlds: Death for Disrespecting a Taboo</text:p>
          </table:table-cell>
          <table:table-cell table:style-name="ce28"/>
          <table:table-cell table:number-columns-repeated="3" table:style-name="ce25"/>
          <table:table-cell table:number-columns-repeated="16345"/>
        </table:table-row>
        <table:table-row table:style-name="ro8">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79"/>
          <table:table-cell office:value-type="string" table:style-name="ce15">
            <text:p>North Vanuatu</text:p>
          </table:table-cell>
          <table:table-cell table:style-name="ce15"/>
          <table:table-cell office:value-type="string" table:style-name="ce15">
            <text:p>Dorig</text:p>
          </table:table-cell>
          <table:table-cell office:value-type="string" table:style-name="ce15">
            <text:p>English / French</text:p>
          </table:table-cell>
          <table:table-cell office:value-type="string" table:style-name="ce15">
            <text:p>Yes</text:p>
          </table:table-cell>
          <table:table-cell office:value-type="string" table:style-name="ce15">
            <text:p>Charles Maklen</text:p>
          </table:table-cell>
          <table:table-cell office:value-type="date" office:date-value="2003-08-06T00:00:00" table:style-name="ce81">
            <text:p>06/08/2003</text:p>
          </table:table-cell>
          <table:table-cell table:style-name="ce81"/>
          <table:table-cell table:style-name="ce15"/>
          <table:table-cell office:value-type="string" table:style-name="ce15">
            <text:p>François</text:p>
          </table:table-cell>
          <table:table-cell office:value-type="string" table:style-name="ce15">
            <text:p>François</text:p>
          </table:table-cell>
          <table:table-cell office:value-type="string" table:style-name="ce15">
            <text:p>The Tragic revenge of the two Sisters</text:p>
          </table:table-cell>
          <table:table-cell office:value-type="string" table:style-name="ce83">
            <text:p>Les deux sœurs et leur mauvaise mère</text:p>
          </table:table-cell>
          <table:table-cell table:style-name="ce82"/>
          <table:table-cell office:value-type="string" table:style-name="ce15">
            <text:p>A mother was fishing and didn't want to feed her child, so the child and her sister ran away but ended up being devoured by the spirit of a volcano, so the mother turned into a megapod out of sadness.</text:p>
          </table:table-cell>
          <table:table-cell office:value-type="string" table:style-name="ce15">
            <text:p>A mother and her two daughters went fishing. One was a baby, the other is older. While the mother was fishing, the baby begann to cry, but the mother refused to feed her, preferring to continue fishing. Since the mother refused to feed her, the older one took her little sister on her back and runs away, but the mother chased them. They climbed up cliffs and eventually reached the top of a volcano. Addressing the volcano spirit, she first asked it to swallow an umbrella leaf, which she thrown away, then thrown her sister away before jumping. When the mother arrived, her daughters had already been devoured by the volcano spirit. She then cried until she transformed into a megapode. Today, if you hunt a megapode, it is said that you must hold it and run four times around a palm tree for its roasted flesh to be tender.</text:p>
          </table:table-cell>
          <table:table-cell office:value-type="string" table:style-name="ce15">
            <text:p>Une mère et ses deux filles étaient parties pêcher. L’une était un bébé, l’autre plus âgée. Alors que la mère pêchait, le bébé commença à pleurer mais la mère ne voulu pas la nourrir préférant continuer de pêcher. Comme la mère ne voulait pas la nourrir, la grande prit sa petite sœur sur son dos et s’enfuit mais la mère les poursuivit. Elles grimpèrent à des falaises et finirent par arriver au sommet d’un volcan. S’adressant à l’esprit du volcan, elle lui demanda d’abord d’avaler une feuille de parapluie qu’elle jetta, puis elle jetta sa sœur avant de sauter. Quand la mère arriva, ses filles avaient déjà été dévorées par l’esprit du volcan. Elle pleura alors jusqu’à se transformer en mégapode. Aujourd’hui, si l’on chasse un mégapode, il est dit qu’il faut le tenir et courir quatre fois autour d’un palmier pour que sa chair rôtie soit tendre.</text:p>
          </table:table-cell>
          <table:table-cell office:value-type="string" table:style-name="ce15">
            <text:p>mother ; sisters ; food ; tragedy</text:p>
          </table:table-cell>
          <table:table-cell office:value-type="string" table:style-name="ce15">
            <text:p>a mother and her daughters go fishing §§ a mother refuses to feed her crying baby because she wants to fish more §§ a girl flies with her baby sister but is chased by her mother §§ <text:s/>a girl throws her sister in a volcano and then jumps §§ a mother could not reach her daughters who ran away and they die §§ a mother whose daughters died cries until she transforms in a bird</text:p>
          </table:table-cell>
          <table:table-cell table:number-columns-repeated="5" table:style-name="ce10"/>
          <table:table-cell table:style-name="ce26"/>
          <table:table-cell table:number-columns-repeated="3" table:style-name="ce25"/>
          <table:table-cell office:value-type="string" table:style-name="ce27">
            <text:p>Between Two Worlds: Death for Disrespecting a Taboo</text:p>
          </table:table-cell>
          <table:table-cell table:style-name="ce28"/>
          <table:table-cell table:number-columns-repeated="16348" table:style-name="ce1"/>
        </table:table-row>
        <table:table-row table:style-name="ro8">
          <table:table-cell office:value-type="string" table:style-name="ce15">
            <text:p>Sandrine Bessis</text:p>
          </table:table-cell>
          <table:table-cell table:style-name="ce15"/>
          <table:table-cell office:value-type="string" table:style-name="ce15">
            <text:p>François</text:p>
          </table:table-cell>
          <table:table-cell office:value-type="string" table:style-name="ce15">
            <text:p>Pangloss</text:p>
          </table:table-cell>
          <table:table-cell table:style-name="ce79"/>
          <table:table-cell office:value-type="string" table:style-name="ce80">
            <text:p><text:a xlink:href="https://doi.org/10.24397/pangloss-0002291">https://doi.org/10.24397/pangloss-0002291</text:a></text:p>
          </table:table-cell>
          <table:table-cell office:value-type="string" table:style-name="ce15">
            <text:p>North Vanuatu</text:p>
          </table:table-cell>
          <table:table-cell table:style-name="ce15"/>
          <table:table-cell office:value-type="string" table:style-name="ce15">
            <text:p>Araki</text:p>
          </table:table-cell>
          <table:table-cell office:value-type="string" table:style-name="ce15">
            <text:p>English</text:p>
          </table:table-cell>
          <table:table-cell office:value-type="string" table:style-name="ce15">
            <text:p>yes</text:p>
          </table:table-cell>
          <table:table-cell office:value-type="string" table:style-name="ce15">
            <text:p>Ropo</text:p>
          </table:table-cell>
          <table:table-cell office:value-type="date" office:date-value="1998-04-11T00:00:00" table:style-name="ce81">
            <text:p>11/04/1998</text:p>
          </table:table-cell>
          <table:table-cell office:value-type="string" table:style-name="ce86">
            <text:p>Vanuatu, Araki I., South Espiritu Santo</text:p>
          </table:table-cell>
          <table:table-cell office:value-type="string" table:style-name="ce15">
            <text:p>-15.557706937658574, 166.99918959854276</text:p>
          </table:table-cell>
          <table:table-cell office:value-type="string" table:style-name="ce15">
            <text:p>François</text:p>
          </table:table-cell>
          <table:table-cell office:value-type="string" table:style-name="ce15">
            <text:p>François</text:p>
          </table:table-cell>
          <table:table-cell office:value-type="string" table:style-name="ce15">
            <text:p>Hunting for coconut crab</text:p>
          </table:table-cell>
          <table:table-cell office:value-type="string" table:style-name="ce83">
            <text:p>La chasse au crabe de cocotier</text:p>
          </table:table-cell>
          <table:table-cell table:style-name="ce110"/>
          <table:table-cell office:value-type="string" table:style-name="ce111">
            <text:p>Two friends go to look for coconut crabs, but one of them is trapped and devoured by a demon in a palm tree, while the other, terrified, flees and returns home.</text:p>
          </table:table-cell>
          <table:table-cell office:value-type="string" table:style-name="ce15">
            <text:p>Two friends go to Rahuna to look for coconut crabs, with wate ropes so they can climb palm trees if they hear a crab above. As they walk, they see no crabs on the ground, but one hears a scraping sound in the trunk of a palm tree and believes a crab is at the top. He tells his companion to stay below, light a fire, and prepare to cook the catch while he climbs. However, However, the sound is a trap set by a demon, who seizes the man at the top of the tree and devours him, leaving only his skin and bones. The demon then calls down, urging the other man to make a large fire. As the second man prepares it, he suddenly hears his companion’s head fall from the tree and recognizes his face. Realizing that a demon has killed and eaten his friend, he is overcome with terror and immediately flees, running all the way back home.</text:p>
          </table:table-cell>
          <table:table-cell office:value-type="string" table:style-name="ce15">
            <text:p>Deux amis vont à Rahuna pour chercher des crabes de cocotier, emportant de l’eau et des cordes afin de pouvoir grimper aux cocotiers s’ils entendent un crabe en hauteur. En chemin, ils ne voient aucun crabe au sol, mais l’un d’eux entend un bruit de grattement dans le tronc d’un cocotier et pense qu’un crabe se trouve au sommet. Il dit à son compagnon de rester en bas, d’allumer un feu et de se préparer à cuire la prise pendant qu’il grimpe. Cependant, le bruit est en réalité un piège tendu par un démon, qui saisit l’homme au sommet de l’arbre et le dévore, ne laissant que sa peau et ses os. Le démon appelle alors l’autre homme et l’incite à faire un grand feu. Alors que celui-ci s’exécute, il entend soudain la tête de son compagnon tomber de l’arbre et reconnaît son visage. Comprenant qu’un démon a tué et mangé son ami, il est saisi de terreur et s’enfuit immédiatement, courant jusqu’à rentrer chez lui.</text:p>
          </table:table-cell>
          <table:table-cell office:value-type="string" table:style-name="ce15">
            <text:p>devil ; coconut crab ; two friends ; death ; trap</text:p>
          </table:table-cell>
          <table:table-cell table:style-name="ce15"/>
          <table:table-cell table:style-name="ce10"/>
          <table:table-cell office:value-type="string" table:style-name="ce10">
            <text:p>coconut crab</text:p>
          </table:table-cell>
          <table:table-cell table:style-name="ce10"/>
          <table:table-cell office:value-type="string" table:style-name="ce51">
            <text:p>Rahuna</text:p>
          </table:table-cell>
          <table:table-cell table:style-name="ce10"/>
          <table:table-cell table:style-name="ce112"/>
          <table:table-cell table:number-columns-repeated="3" table:style-name="ce50"/>
          <table:table-cell office:value-type="string" table:style-name="ce27">
            <text:p>Between Two Worlds: Death Following an Unfortunate Encounter with a non-human</text:p>
          </table:table-cell>
          <table:table-cell table:style-name="ce53"/>
          <table:table-cell table:number-columns-repeated="3" table:style-name="ce54"/>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79"/>
          <table:table-cell office:value-type="string" table:style-name="ce15">
            <text:p>North Vanuatu</text:p>
          </table:table-cell>
          <table:table-cell table:style-name="ce15"/>
          <table:table-cell office:value-type="string" table:style-name="ce15">
            <text:p>Dorig</text:p>
          </table:table-cell>
          <table:table-cell office:value-type="string" table:style-name="ce15">
            <text:p>English / French</text:p>
          </table:table-cell>
          <table:table-cell office:value-type="string" table:style-name="ce15">
            <text:p>Yes</text:p>
          </table:table-cell>
          <table:table-cell office:value-type="string" table:style-name="ce15">
            <text:p>John Star</text:p>
          </table:table-cell>
          <table:table-cell office:value-type="date" office:date-value="2003-08-25T00:00:00" table:style-name="ce81">
            <text:p>25/08/2003</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The mysterious pixies</text:p>
          </table:table-cell>
          <table:table-cell office:value-type="string" table:style-name="ce83">
            <text:p>Les farfadets</text:p>
          </table:table-cell>
          <table:table-cell table:style-name="ce82"/>
          <table:table-cell office:value-type="string" table:style-name="ce15">
            <text:p>A man escaped death and various problems thanks to pixies but he revealed their identity leading them and himself to be killed by villagers.</text:p>
          </table:table-cell>
          <table:table-cell office:value-type="string" table:style-name="ce15">
            <text:p>A man had gone fishing in his pirogue, placing yams in a creel under the sea. Five days later, he returned, rapped a coconut to clear the water, and saw his creel. Then he pulled the net up to the surface, where it was full of fish. He rowed to the beach and tried to pull his pirogue across the sand, but it was much too heavy. Two children, playing with flower petals, came to help him, despite his skepticism. They managed to lift the pirogue with great ease. Back in the village, the man handed out fish. Then he wanted to go fishing again and replaced his creel, but again he couldn't get the boat out of the water. The children helped the man in the same way they'd helped him with a screen, then told him some cryptic phrases: they lived in a small cave and the man was forbidden to reveal their identity, but if he needed help, they'd be there. Only, the villagers had realized that our man was having an affair with a married woman, and set out to kill him. An archer was about to kill him, but his arrow broke twice in the air. The villagers then wanted to burn the man alive and set fire to the house, but the bed on which the man was lying had not been touched by the fire. Men from the neighboring village came to help, but just as the man was about to be beaten, the children killed all the attackers. The man, full of remorse, told the leprechauns to stop helping him and told the villagers where they lived. They set fire to their cave, but the pixies died; the man was lynched and beaten, and died as well.</text:p>
          </table:table-cell>
          <table:table-cell office:value-type="string" table:style-name="ce15">
            <text:p>Un homme était parti pêcher avec sa pirogue, pour ce faire il avait placé des ignames dans une nasse sous la mer. Cinq jours après, il revint, rappa une noix de coco pour que l’eau soit claire, et vit sa nasse. Puis, il tira la nasse jusqu’à la surface, elle était pleine de poisson. Il rama jusqu’à la plage et voulut tirer sa pirogue sur le sable mais elle était beaucoup trop lourde. Deux enfants qui s’amusaient avec des pétales de fleurs, l’aidèrent, malgré son scepticisme. Ils réussirent à soulever la pirogue avec une grande facilité. Ainsi, de retour au village, l’homme distribua des poissons. Puis, il voulut retourner pêcher et replaça sa nasse, mais de nouveau, il n’arrivait pas à extraire le bateau de l’eau. Les enfants aidèrent l’homme comme auparavant, puis lui dirent des phrases énigmatiques : ils habitaient dans une petite grotte et l’homme avait interdiction de révéler leur identité, mais s'il avait besoin d’aide, ils seraient là. Seulement, les gens du village s’étaient aperçus que notre homme avait une liaison avec une femme mariée, et entreprirent de le tuer. Alors, un archer allait le tuer mais <text:s/>sa flèche se brisa par deux fois dans les airs. Alors, les villageois voulurent bruler l’homme vif et mirent feu à la maison, mais pourtant le lit sur lequel l’homme été allongé n’avait pas été atteint par le feu. Les hommes du village voisins virent prêter main-forte mais alors que l’homme allait se faire battre, les enfants tuèrent tous les attaquants. L’homme, plein de remords, dit aux farfadets d’arrêter de l’aider et révéla aux villageois où ils habitaient. Ils mirent le feu à leur grotte, mais les farfadets moururent ; l’homme fut lynché et battu et mourrut également.</text:p>
          </table:table-cell>
          <table:table-cell office:value-type="string" table:style-name="ce15">
            <text:p>pirogue ; coconut ; pixies ; murder ; fire ; bow ; cave ; trahison ; affair ; help</text:p>
          </table:table-cell>
          <table:table-cell office:value-type="string" table:style-name="ce15">
            <text:p>§ a spirit imposes rules to villagers §§ the villagers do not respect the rules imposed by a spirit §§ Infidelity punished by death §§ Magical beings help a man pull a dugout canoe out of the water §§ Magical beings break arrows in the air §§ spirits beings spare a man from fire §§ A man is spared from fire §§ a man kills a spirit §§ spirits kill men to protect a man §§ humans kill magical beings with fire §§ spirits are killed as a result of betrayal §§ spirits are killed because their hiding place is revealed §§ spirits live in a cave §§ spirits are mistaken for children §§ a spirit helps humans by making miracles</text:p>
            <text:p/>
            <text:p/>
          </table:table-cell>
          <table:table-cell table:number-columns-repeated="5" table:style-name="ce10"/>
          <table:table-cell table:style-name="ce26"/>
          <table:table-cell table:number-columns-repeated="3" table:style-name="ce25"/>
          <table:table-cell office:value-type="string" table:style-name="ce27">
            <text:p>Between Two Worlds: Death Following an Unfortunate Encounter with a non-human</text:p>
          </table:table-cell>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North Vanuatu</text:p>
          </table:table-cell>
          <table:table-cell table:style-name="ce15"/>
          <table:table-cell office:value-type="string" table:style-name="ce15">
            <text:p>Olrat</text:p>
          </table:table-cell>
          <table:table-cell office:value-type="string" table:style-name="ce15">
            <text:p>English / French</text:p>
          </table:table-cell>
          <table:table-cell office:value-type="string" table:style-name="ce15">
            <text:p>Yes</text:p>
          </table:table-cell>
          <table:table-cell office:value-type="string" table:style-name="ce15">
            <text:p>Maten Womal</text:p>
          </table:table-cell>
          <table:table-cell office:value-type="date" office:date-value="2003-08-19T00:00:00" table:style-name="ce81">
            <text:p>19/08/2003</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The Curse of the Eel</text:p>
          </table:table-cell>
          <table:table-cell office:value-type="string" table:style-name="ce83">
            <text:p>La malédiction de l'Anguille</text:p>
          </table:table-cell>
          <table:table-cell table:style-name="ce82"/>
          <table:table-cell office:value-type="string" table:style-name="ce15">
            <text:p>A man found an eel who became so big he planned a big party to slaughter it but all of the villagers who ate it turned into an eel, except for two children who did not taste it.</text:p>
          </table:table-cell>
          <table:table-cell office:value-type="string" table:style-name="ce15">
            <text:p>A man had found a river eel called Sanguinaire, which he fed. But it had grown too big to live in his house, so he put it in the flooded trunk of a tree. Suddenly, the tree turned into a rock. The man fed his eel with pig dung, which he collected from festivals in the surrounding villages. As a result, the eel grew huge. One day, he invited all the inhabitants of the region to a big party, where he planned to slaughter the eel. All the women took their baskets and the men their poles to pick taros and complete the feast. The man's children were instructed to watch over the house. But all the while, the eel was listening. It came out of the oven in which it had been temporarily placed and told the two children that it was not to be eaten at the feast the following day. On their return, the children told their father what the eel had forbidden them to do, but the father didn't believe them. The children swore not to eat the eel. The next day, they put the eel in the oven, cut it up and ate it, except for the children. Suddenly, as the children were playing outside, they saw that those who had eaten the eel were gradually turning into eels. So they set fire to the house and the dozens of eel-humans crawled down to the lake.</text:p>
          </table:table-cell>
          <table:table-cell office:value-type="string" table:style-name="ce15">
            <text:p>Un homme avait trouvé une anguille de rivière du nom de Sanguinaire, qu’il nourrissait. Mais elle était devenue trop grande pour vivre dans sa maison, alors il la mit dans le tronc inondé d’un arbre. Soudain, l’arbre se transforma en rocher. L’homme nourrissait son anguille avec du crottin de cochon qu’il allait chercher lors des fêtes des villages environnants. Ainsi, l’anguille était devenue immense. Un jour, il convia tous les habitants de la région à une grande fête, où il comptait abattre l’anguille. Toutes les femmes prirent leurs paniers et les hommes leurs perches pour aller cueillir des taros et compléter le festin. Les enfants de l’homme avaient pour consigne de surveiller la maison. Seulement, pendant ce temps, l’anguille écoutait. Elle sortit du four dans lequel on l’avait placée temporairement et dit aux deux enfants qu'il ne fallait pas la manger au festin qui aurait lieu le lendemain. De retour, les enfants dirent à leur père ce que l’anguille leur avait interdit de faire, mais le père ne les croyait pas. Les enfants jurèrent de ne pas manger l’anguille. Le lendemain, on mit l’anguille au four et on la coupa et la mangea, à l’exception des enfants. Soudain, alors que les enfants jouaient dehors, ils virent que ceux qui avaient mangé l’anguille se métamorphosaient peu à peu en anguille. Ainsi, ils mirent le feu à la maison et les dizaines d’humains-anguilles rampèrent jusqu’au lac.</text:p>
          </table:table-cell>
          <table:table-cell office:value-type="string" table:style-name="ce15">
            <text:p>eel ; human transformation story ; family</text:p>
          </table:table-cell>
          <table:table-cell office:value-type="string" table:style-name="ce15">
            <text:p>a human turns into an eel §§ a human turns into an animal §§ someone feeds an eel §§ someone leaves an eel in the trunk of a tree §§ a tree turns into a rock §§ someone throws a big party to kill/eat an animal §§ someone throws a big party to kill/eat an eel §§ an animal gives instructions to children §§ an animal gives instructions to humans §§ an eel gives instructions to children §§ an eel gives instructions to humans §§ humans who disobey an animal's instructions are punished §§ humans who disobey an eel's instructions are punished §§ humans who disobey an animal's instructions are punished by turning into an animal §§ humans who disobey an eel's instructions are punished by turning into an eel §§ children set fire to their house §§ an animal resists being cooked or eaten by humans §§ someone maintain an animal wet by pouring it with water</text:p>
            <text:p/>
          </table:table-cell>
          <table:table-cell table:number-columns-repeated="4" table:style-name="ce10"/>
          <table:table-cell office:value-type="string" table:style-name="ce10">
            <text:p>Sanguinaire</text:p>
          </table:table-cell>
          <table:table-cell table:style-name="ce26"/>
          <table:table-cell table:number-columns-repeated="3" table:style-name="ce25"/>
          <table:table-cell office:value-type="string" table:style-name="ce27">
            <text:p>Between Two Worlds: Death Following an Unfortunate Encounter with a non-human</text:p>
          </table:table-cell>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North Vanuatu</text:p>
          </table:table-cell>
          <table:table-cell table:style-name="ce15"/>
          <table:table-cell office:value-type="string" table:style-name="ce15">
            <text:p>Volow</text:p>
          </table:table-cell>
          <table:table-cell office:value-type="string" table:style-name="ce15">
            <text:p>English / French</text:p>
          </table:table-cell>
          <table:table-cell office:value-type="string" table:style-name="ce15">
            <text:p>Yes</text:p>
          </table:table-cell>
          <table:table-cell office:value-type="string" table:style-name="ce15">
            <text:p>Wanhan</text:p>
          </table:table-cell>
          <table:table-cell office:value-type="float" office:value="1969" table:style-name="ce15">
            <text:p>1969</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The Chief and the Orphan</text:p>
          </table:table-cell>
          <table:table-cell office:value-type="string" table:style-name="ce83">
            <text:p>Le dignitaire et l'orphelin</text:p>
          </table:table-cell>
          <table:table-cell table:style-name="ce82"/>
          <table:table-cell office:value-type="string" table:style-name="ce15">
            <text:p>An orphan befriended an undead dignitary and married a woman who kept a child in secret.</text:p>
          </table:table-cell>
          <table:table-cell office:value-type="string" table:style-name="ce15">
            <text:p>One day, a dignitary from Tayaghvégh had come to the village of Bwaïnging to collect the tax, namely the taros owed to him. All the villagers protested that their taros were not yet ripe, except for one orphan who offered his crop. So the dignitary invited the orphan into his home. Since then, the dignitary and the orphan had become friends. They made a second date. They ate the fish caught by the orphan and drank kava, but suddenly the orphan had a vision: the dignitary was wearing death bracelets and was covered in red paint and a shroud. He realized that the dignitary was undead, but the other villagers didn't believe him. The orphan wanted to go to the dead man's house to mourn him. He followed the instructions left to him by the dead man: find the hidden pig and the basket filled with shell coins, and above all marry one of the two women in the house, the one with a child. After much hesitation, the orphan told the woman he wished to kill her child. The woman agreed and went off alone into the forest. Only she didn't kill the child, but hid him in a tree trunk and covered herself with red grass to mimic the blood. Thus, the couple lived together, but the woman always hid a portion of food which she secretly brought to her child, so that he grew into a young man. One day, the woman's brother, a high dignitary, visited his sister and made. He saw to it that his nephew passed the eight fires. This way, he was ready to become a dignitary in his own right, and a grand ceremony was organized. The uncle brought his sister and nephew back to his village.</text:p>
          </table:table-cell>
          <table:table-cell office:value-type="string" table:style-name="ce15">
            <text:p>Un jour, un dignitaire de Tayaghvégh était venu au village de Bwaïnging pour récolter l’impôt, à savoir les taros qui lui étaient dus. Tous les villageois protestaient et disaient que leurs taros n’étaient pas encore mûrs, sauf un orphelin qui offrit sa récolte. Alors, le dignitaire invita l’orphelin chez lui. Depuis, le dignitaire et l’orphelin étaient devenus amis. Ils se donnèrent un second rendez-vous. Ils mangèrent le poisson péché par l’orphelin et burent du kava, mais soudain l’orphelin eut une vision : le dignitaire avait des bracelets mortuaires et était recouvert de peinture rouge et d’un linceul. Alors, il comprit que le dignitaire était un mort-vivant, mais les autres villageois ne le croyaient pas. L’orphelin voulut se rendre à la maison du mort pour le pleurer. Il suivit les instructions que lui avait laissées le mort : retrouver la porcine dissimulée et le panier rempli de monnaie de coquillages et surtout épouser une des deux femmes présentes dans la maison, celle avec un enfant. Après plusieurs hésitations, l’orphelin dit à la femme qu’il souhaitait tuer son enfant. La femme accepta et alla seule dans la forêt. Seulement, elle ne tua pas l’enfant, mais le cacha dans un tronc d’arbre et se recouvrit d’une herbe rouge pour mimer le sang. Ainsi, le couple vécut ensemble, mais la femme cachait toujours une part de nourriture qu’elle apportait à son enfant secrètement, si bien qu’il devint un jeune homme. Un jour, le frère de la femme, un haut dignitaire, rendit visite à sa sœur. Il fit en sorte que son neveu passe les huit feux. Ainsi, il était prêt pour devenir dignitaire à son tour et une grande cérémonie fut organisée. L’oncle ramena dans son village sa sœur et son neveu.</text:p>
          </table:table-cell>
          <table:table-cell office:value-type="string" table:style-name="ce15">
            <text:p>husband and wife ; mother and son ; spirit ; friends ; visions ; dignitary</text:p>
          </table:table-cell>
          <table:table-cell office:value-type="string" table:style-name="ce15">
            <text:p>someone is more worthy of a dignitary's attention §§ a spirit and a human become friends §§ a dead man gives instructions to a living man §§ someone and their dead friends talk together §§ someone uses kava to lessen the pain of grief §§ someone’s death is simulated by blood-colored leaves §§ a man wants to kill his wife's child §§ a woman refuses to kill her child §§ a woman refuses to kill her child so she hides it in a tree §§ §§ someone refuses to kill their child §§ someone refuses to kill their child so she hides it in a tree §§a rejected child succeeds in becoming an illustrious man §§ a man offers shell money to thank a friend §§ miming a murder with blood/fake blood §§ one or several persons get (magically) inside an object §§ someone hides inside of a tree</text:p>
            <text:p/>
          </table:table-cell>
          <table:table-cell table:number-columns-repeated="5" table:style-name="ce10"/>
          <table:table-cell table:style-name="ce26"/>
          <table:table-cell table:number-columns-repeated="3" table:style-name="ce25"/>
          <table:table-cell office:value-type="string" table:style-name="ce27">
            <text:p>Between Two Worlds: Friendship Between a Human and the dead</text:p>
          </table:table-cell>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79"/>
          <table:table-cell office:value-type="string" table:style-name="ce15">
            <text:p>North Vanuatu</text:p>
          </table:table-cell>
          <table:table-cell table:style-name="ce15"/>
          <table:table-cell office:value-type="string" table:style-name="ce15">
            <text:p>mwotlap</text:p>
          </table:table-cell>
          <table:table-cell office:value-type="string" table:style-name="ce15">
            <text:p>English / French</text:p>
          </table:table-cell>
          <table:table-cell office:value-type="string" table:style-name="ce15">
            <text:p>Yes</text:p>
          </table:table-cell>
          <table:table-cell office:value-type="string" table:style-name="ce15">
            <text:p>Hansel</text:p>
          </table:table-cell>
          <table:table-cell office:value-type="date" office:date-value="1998-04-25T00:00:00" table:style-name="ce81">
            <text:p>25/04/1998</text:p>
          </table:table-cell>
          <table:table-cell table:style-name="ce81"/>
          <table:table-cell table:style-name="ce15"/>
          <table:table-cell office:value-type="string" table:style-name="ce15">
            <text:p>François</text:p>
          </table:table-cell>
          <table:table-cell office:value-type="string" table:style-name="ce15">
            <text:p>François</text:p>
          </table:table-cell>
          <table:table-cell office:value-type="string" table:style-name="ce15">
            <text:p>The dancing Dead</text:p>
          </table:table-cell>
          <table:table-cell office:value-type="string" table:style-name="ce83">
            <text:p>Le Bal des Morts Vivants</text:p>
          </table:table-cell>
          <table:table-cell table:style-name="ce82"/>
          <table:table-cell office:value-type="string" table:style-name="ce15">
            <text:p>A boy went into the spirits world with his recently deceased friend and went back home.</text:p>
          </table:table-cell>
          <table:table-cell office:value-type="string" table:style-name="ce15">
            <text:p>A boy from West Motalava met a boy from East Motalava while working in the fields. They had become friends over the years, meeting up periodically. On one of these occasions, the boy from the east brought back vegetables and built a fire to cook them, while he waited for his friend to bring back the fish. After five hours, he still hadn't arrived. His friend had died. However, in the night, the boy from the east saw his friend's silhouette appear and rejoiced at his presence, then they grilled the fish. The living man didn't realize that his friend was dead, but after three attempts, he finally did. The dead man invited him to dance in the spirit world at the top of the mountain, and gave him advice on how to avoid being discovered by the other ravenous spirits. When the spirits cracked their bones, he was to clatter twigs, when they gnashed their teeth, he was to do the same, and when they removed their eyes, he was to wave luminescent mushrooms. The living man did great with the three tests, following the advice of his spirit-friend. When daylight came, the two friends fled, but the chief spirit spotted them. All the spirits began to pursue the young man. He escaped and took refuge at home.</text:p>
          </table:table-cell>
          <table:table-cell office:value-type="string" table:style-name="ce15">
            <text:p>Un garçon du l’ouest de Motalava fit la connaissance d’un garçon de l’est en travaillant aux champs. Ils étaient devenus amis au fil des années en se donnant rendez-vous périodiquement. Lors d’un de ces rendez-vous, le garçon de l’est ramena des légumes et fit un feu pour les cuire, il attendait son ami, qui devait ramener le poisson. Au bout de cinq heures, il n’était toujours pas là. Son ami venait de mourir. Pourtant, dans la nuit, le garçon de l’est vit apparaître la silhouette de son ami et se réjouit de sa présence, puis ils firent griller les poissons. Le vivant ne se rendait pas compte que son ami était mort, après trois tentatives, il en prit enfin conscience. Le mort l'invita à danser dans le monde des esprits au sommet de la montagne et lui donna des conseils pour ne pas se faire découvrir par les autres esprits voraces. Quand les esprits feront craquer leurs os, il devra faire s'entrechoquer des brindilles, quand ils grinceront des dents, il fera de même et quand ils enlèveront leurs yeux, il agitera des champignons luminescents. Le vivant passa les trois épreuves avec brio en suivant les conseils de son ami-esprit. Quand le jour arriva, les deux amis prirent la fuite, mais le chef des esprits les aperçut. Tous les esprits se mirent à poursuivre le jeune homme. Il leur échappa et se réfugia chez lui.</text:p>
          </table:table-cell>
          <table:table-cell office:value-type="string" table:style-name="ce15">
            <text:p>friends ; spirit ; dance ; bones ; teeth ; mushrooms ; escape ; underworld</text:p>
          </table:table-cell>
          <table:table-cell office:value-type="string" table:style-name="ce15">
            <text:p>someone doesn't recognize that their friend is dead §§ a dead friend invites his living friend into the spirit world §§ friendship between the dead and the living §§ a dead man gives instructions to a living man §§ someone and their dead friends talk together §§ a human grinds their teeth like the spirits §§ a human dances with spirits §§ a human uses pieces of wood to mimic the sound of bones §§ a human uses mushrooms to mimic the eyes of spirits §§ a human is being chased by spirit(s) §§ a human escapes from a spirit/spirits who want to eat them §§ spirit lies to other spirits to save a human</text:p>
            <text:p/>
          </table:table-cell>
          <table:table-cell table:number-columns-repeated="5" table:style-name="ce10"/>
          <table:table-cell table:style-name="ce26"/>
          <table:table-cell table:number-columns-repeated="3" table:style-name="ce25"/>
          <table:table-cell office:value-type="string" table:style-name="ce27">
            <text:p>Between Two Worlds: Friendship Between a Human and the dead</text:p>
          </table:table-cell>
          <table:table-cell table:style-name="ce28"/>
          <table:table-cell table:number-columns-repeated="16348" table:style-name="ce1"/>
        </table:table-row>
        <table:table-row table:style-name="ro1">
          <table:table-cell office:value-type="string" table:style-name="ce87">
            <text:p>Sandrine Bessis</text:p>
          </table:table-cell>
          <table:table-cell table:style-name="ce87"/>
          <table:table-cell office:value-type="string" table:style-name="ce87">
            <text:p>François</text:p>
          </table:table-cell>
          <table:table-cell office:value-type="string" table:style-name="ce87">
            <text:p>Pangloss</text:p>
          </table:table-cell>
          <table:table-cell table:number-columns-repeated="2" table:style-name="ce88"/>
          <table:table-cell table:number-columns-repeated="5" table:style-name="ce87"/>
          <table:table-cell office:value-type="string" table:style-name="ce86">
            <text:p>Chef Mika</text:p>
          </table:table-cell>
          <table:table-cell office:value-type="float" office:value="1978" table:style-name="ce87">
            <text:p>1978</text:p>
          </table:table-cell>
          <table:table-cell table:style-name="ce107"/>
          <table:table-cell table:style-name="ce87"/>
          <table:table-cell office:value-type="string" table:style-name="ce87">
            <text:p>Vienne</text:p>
          </table:table-cell>
          <table:table-cell office:value-type="string" table:style-name="ce87">
            <text:p>François</text:p>
          </table:table-cell>
          <table:table-cell table:style-name="ce87"/>
          <table:table-cell table:style-name="ce93"/>
          <table:table-cell table:style-name="ce94"/>
          <table:table-cell office:value-type="string" table:style-name="ce87">
            <text:p>A wild boy is found in the forest by his uncle, who raises him and makes him a chief.</text:p>
          </table:table-cell>
          <table:table-cell table:number-columns-repeated="2" table:style-name="ce87"/>
          <table:table-cell office:value-type="string" table:style-name="ce87">
            <text:p>adoption ; wild boy ; intronistation ;</text:p>
          </table:table-cell>
          <table:table-cell table:style-name="ce87"/>
          <table:table-cell table:number-columns-repeated="5" table:style-name="ce95"/>
          <table:table-cell table:style-name="ce96"/>
          <table:table-cell table:number-columns-repeated="3" table:style-name="ce97"/>
          <table:table-cell office:value-type="string" table:style-name="ce108">
            <text:p>Impossible Meeting of Two Worlds: Adoption of a wild child</text:p>
          </table:table-cell>
          <table:table-cell table:style-name="ce98"/>
          <table:table-cell table:number-columns-repeated="3" table:style-name="ce99"/>
          <table:table-cell table:number-columns-repeated="16345"/>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79"/>
          <table:table-cell office:value-type="string" table:style-name="ce15">
            <text:p>North Vanuatu</text:p>
          </table:table-cell>
          <table:table-cell table:style-name="ce15"/>
          <table:table-cell office:value-type="string" table:style-name="ce15">
            <text:p>Dorig</text:p>
          </table:table-cell>
          <table:table-cell office:value-type="string" table:style-name="ce15">
            <text:p>English/ French</text:p>
          </table:table-cell>
          <table:table-cell office:value-type="string" table:style-name="ce15">
            <text:p>Yes</text:p>
          </table:table-cell>
          <table:table-cell office:value-type="string" table:style-name="ce15">
            <text:p>Selwyn Wesur</text:p>
          </table:table-cell>
          <table:table-cell office:value-type="date" office:date-value="2003-08-25T00:00:00" table:style-name="ce81">
            <text:p>25/08/2003</text:p>
          </table:table-cell>
          <table:table-cell table:number-columns-repeated="2" table:style-name="ce110"/>
          <table:table-cell office:value-type="string" table:style-name="ce15">
            <text:p>François</text:p>
          </table:table-cell>
          <table:table-cell office:value-type="string" table:style-name="ce15">
            <text:p>François</text:p>
          </table:table-cell>
          <table:table-cell office:value-type="string" table:style-name="ce15">
            <text:p>The Barracuda boy</text:p>
          </table:table-cell>
          <table:table-cell office:value-type="string" table:style-name="ce83">
            <text:p>L'enfant barracuda</text:p>
          </table:table-cell>
          <table:table-cell table:style-name="ce110"/>
          <table:table-cell office:value-type="string" table:style-name="ce15">
            <text:p>A fish-child is adopted by a family, but his brothers reject him because he's better at hunting, so he goes into exile, transforming himself into a fish.</text:p>
          </table:table-cell>
          <table:table-cell office:value-type="string" table:style-name="ce15">
            <text:p>Two children used to swim in the sea at Lolowrig. One day, three of them went swimming, but when it was time to return, the third child disappeared into the water. The same thing happened for several days, so the brothers tried to lure him to the shore. To do this, they asked their parents for help. They planted bamboo poles connecting their house to the beach and hung food (bananas, badames, calves, almonds) on them. After their swim, one of the brothers showed them the food, and they followed the path they had created. From then on, the third boy lived with them. But since the boy was better than them at hunting, they became jealous and rejected him, reminding him that he was adopted. One day, when they went back to swim, he told them that they had rejected him and that he preferred to go his own way. Saddened, the two went to find gifts to keep him (a pig, shells, food), but the boy transformed into a fish and disappeared into the water. A barracuda-shaped rock can still be seen in Lolowrig, where they lived.</text:p>
          </table:table-cell>
          <table:table-cell office:value-type="string" table:style-name="ce15">
            <text:p>Deux enfants avaient pris l’habitude de se baigner en mer à Lolowrig. Un jour ils sont trois à se baigner, mais au moment de rentrer le troisième enfant disparait dans l’eau. La même chose survient pendant plusieurs jours, si bien que les frères tentent de l’attirer vers la côte. Pour cela, ils demandent de l’aide à leurs parents. Ils plantent des bambous qui relient leur maison à la plage et y suspendent de la nourriture (bananes, badames, vèles, amandes). Après leur baignade, un des frères leur montre la nourriture, et ils suivent alors le chemin qu’ils avaient créés. Dès lors, le troisième garçon vit avec eux. Mais comme le garçon était meilleur qu’eux à la chasse, ils devinrent jaloux et le rejetèrent et lui rappelèrent qu’il était adopté. Un jour, alors qu’ils étaient retournés se baigner, il leur dit qu’il se sentait rejeté, et préférait repartir de son côté. Triste, les deux frères allèrent chercher des présents pour le retenir (un cochon, des coquillages, de la nourriture), mais le garçon se transforma en poisson et disparut dans l’eau. Aujourd'hui il est toujours possible de voir un rocher en forme de barracuda à Lolowrig, là où ils habitaient.</text:p>
          </table:table-cell>
          <table:table-cell office:value-type="string" table:style-name="ce15">
            <text:p>brothers ; adoption ; rejection ; fish boy</text:p>
          </table:table-cell>
          <table:table-cell office:value-type="string" table:style-name="ce15">
            <text:p>two brothers are used to bathing in the same place every day §§ two boys want to make another one go live with them §§ someone tries to attract someone with food §§ someone tries to connect two places with stakes and hangs fruits on it §§ someone goes somewhere by following food that has been placed for that exact purpose §§ someone adopts a child as their own <text:s/>§§ a couple adopts a boy as their own §§ a family adopts a barracuda boy but does not know it §§ a family adopts a human and animal boy §§ jealousy between natural vs. adopted member of family §§ boys want to adopt a brother but end up getting jalous of him <text:s text:c="2"/>§§ someone who was adopted is insulted and rejected <text:s/>§§ someone who was adopted is insulted and leave out of sadness §§ someone who rejected their adopted relative has regrets and tries to make them stay §§ someone offers somebody shells, a pig and food to make someone stay §§ an adopted boy transforms himself in a fish and goes to live in the wild §§ a child who learns to be adopted returns to the wilderness §§ an animal rejected by humans returns to the wild §§ a man turns into a fish §§ parents try to hold back their child, who returns to the wild</text:p>
          </table:table-cell>
          <table:table-cell table:number-columns-repeated="5" table:style-name="ce10"/>
          <table:table-cell table:style-name="ce112"/>
          <table:table-cell table:number-columns-repeated="2" table:style-name="ce50"/>
          <table:table-cell table:style-name="ce10"/>
          <table:table-cell office:value-type="string" table:style-name="ce52">
            <text:p>Impossible Meeting of Two Worlds: Adoption of an Animal Child</text:p>
          </table:table-cell>
          <table:table-cell office:value-type="string" table:style-name="ce15">
            <text:p>a child from the wild world is adopted by a couple with a human child/children §§ the adopted child is a better hunter §§ the human child/children gets angry / the child/children reveals/reminds the adopted child of his origin §§ the adopted child decides to leave his family §§ the parents try to hold on to the adopted child (notably with gifts or gestures of affection) §§ but the adopted child leaves the family and returns to the wild world.</text:p>
          </table:table-cell>
          <table:table-cell table:number-columns-repeated="2" table:style-name="ce10"/>
          <table:table-cell table:style-name="ce54"/>
          <table:table-cell table:number-columns-repeated="16345"/>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North Vanuatu</text:p>
          </table:table-cell>
          <table:table-cell table:style-name="ce82"/>
          <table:table-cell office:value-type="string" table:style-name="ce15">
            <text:p>Koro</text:p>
          </table:table-cell>
          <table:table-cell office:value-type="string" table:style-name="ce15">
            <text:p>English</text:p>
          </table:table-cell>
          <table:table-cell office:value-type="string" table:style-name="ce15">
            <text:p>Yes</text:p>
          </table:table-cell>
          <table:table-cell office:value-type="string" table:style-name="ce15">
            <text:p>Derik Bogo</text:p>
          </table:table-cell>
          <table:table-cell office:value-type="date" office:date-value="2003-08-10T00:00:00" table:style-name="ce81">
            <text:p>10/08/2003</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Wuwutmatdong, the boy who became a Flying fish</text:p>
          </table:table-cell>
          <table:table-cell office:value-type="string" table:style-name="ce83">
            <text:p>Wuwutmatdong, le garçon devenu Poisson Volant</text:p>
          </table:table-cell>
          <table:table-cell table:style-name="ce82"/>
          <table:table-cell office:value-type="string" table:style-name="ce15">
            <text:p>A child fish is adopted by a family, but two girls kidnap him to make him their husband, so he escapes by turning into a fish. His parents are deeply saddened.</text:p>
          </table:table-cell>
          <table:table-cell office:value-type="string" table:style-name="ce15">
            <text:p>A man and a woman who lived together wanted to build a house. They sewed sago leaves for the roof and went to the bush to look for bamboo. They found a very large bamboo, but when they cut it down, they heard a child's voice inside. They rescued Wuwut Matdong ("Gorgeous Boy") and adopted him. He grew up very quickly, but his parents refused to let him go into the bush alone. One day, he asked to fetch salt water, but his mother forbade him, warning him that two girls on the beach would hold him captive. She went in his place, but he insisted so much that he went afterward. Then two girls ran to him, took his hands, and proclaimed him their husband. Since there was going to be a hurricane, he sent them to fetch banana wood, leaves, vines, and palm fronds for protection. They ate dinner together and went to bed. During the night, while the girls slept with their arms around him, he withdrew and put the banana tree trunk in its place. As day broke, he went to the waves and shouted to the girls that he would not become their husband. His legs turned into a fish's tail. His mother saw this and went to look for his father. While their son had gone into the water, the father took some bamboo, went into the water and paddled, with a crayfish to attract his fish-son. He went to look for the mother so that she could see him and came back. With its head above the surface, the fish sang them a song, then told them to go home.</text:p>
          </table:table-cell>
          <table:table-cell office:value-type="string" table:style-name="ce15">
            <text:p>Un homme et une femme qui vivaient ensemble voualient se construire une maison. Ils cousaient des feuilles de sago pour le toit, et allèrent chercher du bambou dans la brousse. Ils trouvèrent un bambou très large mais quand ils le coupèrent, ils entendirent la voix d’un enfant à l’intérieur. Ils sauvèrent Wuwut Matdong (« Gorgeous Boy ») et l’adoptèrent. Il grandit très vite, mais ses parents refusaient qu’il aille seul dans la brousse. Un jour, il demanda à aller chercher de l’eau salée, mais sa mère lui interdit, le mettant en garde que deux filles sur la plage le retiendraient prisonnier. Elle y alla à sa place, mais il insista tellement qu’il y alla ensuite. C’est alors que deux filles accoururent vers lui, lui prirent les mains le proclamant leur mari. Comme il y allait avoir un ouragan, il les envoya chercher du bois de bananier, des feuilles, des lianes et des feuilles de palmier pour se protéger. Ils dinèrent ensemble et allèrent se coucher. Pendant la nuit, alors que les filles dormaient en l’enlaçant, il se retira, et mis le tronc de bananier à sa place. Le jour se levait, il alla vers les vagues puis cria aux filles qu’il ne deviendrait pas leur mari. Ses jambes se transformèrent en une queue de poisson. Sa mère le vit, et alla chercher son père. Alors que leur fils était parti dans les eaux, le père pris du bambou, se mit à l’eau et pagaya, avec une écrevisse pour attirer son fils poisson. Il alla chercher la mère pour qu’elle puise le voir et revint. La tête à la surface, le poisson leur chanta une chanson, puis leur dit de s’en retourner chez eux.</text:p>
          </table:table-cell>
          <table:table-cell office:value-type="string" table:style-name="ce15">
            <text:p>adoption ; parents ; fish boy ; mariage</text:p>
          </table:table-cell>
          <table:table-cell office:value-type="string" table:style-name="ce15">
            <text:p>someone goes into the bush to find materials to make something §§ someone finds a gigantic bamboo in the bush and starts to cut it §§ as someone cuts a bamboo, they hear a child's voice inside of it §§ someone cuts a bamboo and saves a boy who was inside §§ a couple finds a boy inside a bamboo and adopts him §§ someone adopts a child as their own §§ a child is grown up but their parents refuse to let them go out of the house §§ a mother refuses to let her son go to the beach because some girls will held him captive§§ someone goes to the beach to fetch salt water §§ a boy is sent to fetch salt water meets to girls who make him their husband §§ a boy make two girls searching for materials to make a shelter and protect them from a hurricane §§ a boy and two girls who want to make him their husband eat together and share a bed §§ during the night, a boy uses a banana trunk to replace him as two girls are clinging to him in their sleep §§ a boy escape two girls and goes near the ocean §§ a boy starts to transform into a fish from the feet to the head §§ a mother sees her son transforming into a fish and alerts her husband §§ a boy transforms into a fish and go in the waters but his father tries to find him §§ a boy who transformed into a fish sings a song for his parents §§ an adopted boy transforms himself in a fish and goes to live in the wild §§ a child who learns to be adopted returns to the wilderness §§ an animal rejected by humans returns to the wild §§ a man turns into a fish §§ a child disobeys his parents and finds himself in danger §§ Someone fetching water meets his wife/husband §§ parents try to hold back their child, who returns to the wild §§ a spirit child lives inside a tree</text:p>
            <text:p/>
            <text:p/>
          </table:table-cell>
          <table:table-cell table:number-columns-repeated="4" table:style-name="ce10"/>
          <table:table-cell office:value-type="string" table:style-name="ce10">
            <text:p>Wuwut Matdong (son)</text:p>
          </table:table-cell>
          <table:table-cell table:style-name="ce26"/>
          <table:table-cell table:number-columns-repeated="3" table:style-name="ce25"/>
          <table:table-cell office:value-type="string" table:style-name="ce27">
            <text:p>Impossible Meeting of Two Worlds: Adoption of an Animal Child</text:p>
          </table:table-cell>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13"/>
          <table:table-cell office:value-type="string" table:style-name="ce15">
            <text:p>North Vanuatu</text:p>
          </table:table-cell>
          <table:table-cell table:style-name="ce110"/>
          <table:table-cell office:value-type="string" table:style-name="ce15">
            <text:p>Lakon</text:p>
          </table:table-cell>
          <table:table-cell office:value-type="string" table:style-name="ce15">
            <text:p>English/ French</text:p>
          </table:table-cell>
          <table:table-cell office:value-type="string" table:style-name="ce15">
            <text:p>Yes</text:p>
          </table:table-cell>
          <table:table-cell office:value-type="string" table:style-name="ce15">
            <text:p>Klera Romalev</text:p>
          </table:table-cell>
          <table:table-cell office:value-type="date" office:date-value="2003-08-22T00:00:00" table:style-name="ce81">
            <text:p>22/08/2003</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Wuwut, the orphan</text:p>
          </table:table-cell>
          <table:table-cell office:value-type="string" table:style-name="ce83">
            <text:p>Wuwut, l'orphelin</text:p>
          </table:table-cell>
          <table:table-cell table:style-name="ce110"/>
          <table:table-cell office:value-type="string" table:style-name="ce15">
            <text:p>A boy is carved and adopted but rejected by his brother.</text:p>
          </table:table-cell>
          <table:table-cell office:value-type="string" table:style-name="ce15">
            <text:p>This story comes from the great Lake Letas. A man and a woman had a child they named Wuwut. They wanted to give him a brother so he wouldn't get bored. They went to a place called Boiling Volcano, and the father carved a boy they named Orphan and presented him to their firstborn son. One day, the latter asked his father to make two bows so he could go bird hunting with his brother. As Orphan walked behind, he reached the prey faster than Wuwut, who climbed trees. They returned and returned the next day and for several days, until Wuwut unleashed his anger. He became angry and reminded his brother that he came from Boiling Volcano.</text:p>
            <text:p>One day, they saw an umbrella tree on which fruit bats were nesting. They cut a vine and tied it to the top and root of the tree. Orphan climbed up, chased the fruit bats with his arrows, and sent them to his brother at the foot of the tree. When they were fed up, Wuwut wanted to leave, but Orphan refused to come down. Wuwut returned, gave the meat to his parents, and told them that Orphan refused to come down. Three times, his parents came with a basketful to bring him down, but three times he refused what he said was his brother's property. These were traditional currency, a piglet, and a hermaphrodite pig. From his tree, Orphan wept, saying that he had been adopted.</text:p>
          </table:table-cell>
          <table:table-cell office:value-type="string" table:style-name="ce15">
            <text:p>Cette histoire vient du grand lac Létas. Un homme et une femme eurent un enfant qu’ils appelèrent Wuwut. Ils voulurent lui donner un frère pour qu’il ne s’ennuie pas. Ils allèrent au lieudit Volcan-bouillant, et le père sculpta un garçon qu’ils appelèrent Orphelin et présentèrent à leur premier fils. Un jour, celui-ci demanda à son père de fabriquer deux arcs, pour qu’il parte chasser des oiseaux avec son frère. Alors que Oprhelin marche derrière, il atteint les proies plus vite que Wuwut qui grimpe aux arbres. Ils rentrent et y retournent le lendemain et plusieurs jours, jusqu’à ce que Wuwut déchaîne sa colère. Il s’énerva et rappela à son frère qu’il venait de Volcan-bouillant.</text:p>
            <text:p>Un jour, ils virent un arbre parasol sur lequel s’installaient des roussettes. Ils coupèrent une liane, l’attachèrent au sommet et à la racine de l’arbre. Orphelin monta, chassa les roussettes avec ses flèches et les envoyaient à son frère au pied de l’arbre. Comme ils en avaient assez, Wuwut voulait repartir mais Orphelin ne voulait pas descendre. Wuwut rentre, donne la viande à ses parents et leur dit qu’Orphelin ne veut pas descendre. Par trois fois, ses parents viennent avec un panier chargé pour le faire descendre, mais par trois fois il refuse ce qu’il dit être la propriété de son frère. Il s’agissait de monnaie traditionnelle, d’un goret et d’un cochon hermaphrodite. Depuis son arbre, Oprhelin pleure, disant qu’il a été adopté.</text:p>
            <text:p/>
          </table:table-cell>
          <table:table-cell office:value-type="string" table:style-name="ce15">
            <text:p>adoption ; brotherhood ; rejection</text:p>
          </table:table-cell>
          <table:table-cell office:value-type="string" table:style-name="ce15">
            <text:p>a couple who has one son wants a seconde one and goes to a place to find it §§ plant comes to life §§ someone takes a plant as a child §§ a man sculpts a child in a piece of wood, then the child comes to life §§ two brothers go into the forest to hunt birds multiples times §§ among two brothers, one is always faster and kills all of the preys §§ a boy is jalous that his adopted brother is better than him in hunting and tells him that he is adopted §§ jealousy between common men and a powerful man §§ jealousy between natural vs. adopted member of family §§jealousy between brothers §§ two boys attach a vine to a tree to climb on top of it §§ a boy in a tree kills flying foxes and give them to his brother §§ as his brother wants to go home, a boy who learned that he is adopted refuses to get down from the tree §§ parents offer gifts to make their son get down of the tree §§ a boy who was adopted refuses to take what he thinks is his brother property §§an adopted boy remains on the top of a tree and cry §§ a child who learns to be adopted leaves his family §§ a child who learns to be adopted returns to the wilderness §§ someone who was adopted is insulted and rejected §§ someone who was adopted is insulted and leave out of sadness §§ an animal rejected by humans returns to the wild §§ someone makes a rope out of vine §§ parents try to hold back their child, who returns to the wild</text:p>
            <text:p/>
          </table:table-cell>
          <table:table-cell table:number-columns-repeated="4" table:style-name="ce10"/>
          <table:table-cell office:value-type="string" table:style-name="ce10">
            <text:p>Wuwut (name of the first son)</text:p>
          </table:table-cell>
          <table:table-cell table:style-name="ce112"/>
          <table:table-cell table:number-columns-repeated="2" table:style-name="ce50"/>
          <table:table-cell office:value-type="string" table:style-name="ce10">
            <text:p>a child from the wild world is adopted by a human couple §§ the child is insulted or beaten and learns that he or she is adopted §§ the adopted child decides to leave the family §§ the parents try to hold on to the adopted child (e.g. with gifts or gestures of affection) §§ but the adopted child leaves the family and returns to the wild world.</text:p>
          </table:table-cell>
          <table:table-cell office:value-type="string" table:style-name="ce27">
            <text:p>Impossible Meeting of Two Worlds: Adoption of a Coroplastic Child</text:p>
          </table:table-cell>
          <table:table-cell office:value-type="string" table:style-name="ce15">
            <text:p>a child from the wild world is adopted by a couple with a human child/children §§ the adopted child is a better hunter §§ the human child/children gets angry / the child/children reveals/reminds the adopted child of his origin §§ the adopted child decides to leave his family §§ the parents try to hold on to the adopted child (notably with gifts or gestures of affection) §§ but the adopted child leaves the family and returns to the wild world.</text:p>
          </table:table-cell>
          <table:table-cell table:number-columns-repeated="3" table:style-name="ce54"/>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13"/>
          <table:table-cell office:value-type="string" table:style-name="ce15">
            <text:p>North Vanuatu</text:p>
          </table:table-cell>
          <table:table-cell table:style-name="ce15"/>
          <table:table-cell office:value-type="string" table:style-name="ce15">
            <text:p>Mwotlap</text:p>
          </table:table-cell>
          <table:table-cell office:value-type="string" table:style-name="ce15">
            <text:p>English / French</text:p>
          </table:table-cell>
          <table:table-cell office:value-type="string" table:style-name="ce15">
            <text:p>Yes</text:p>
          </table:table-cell>
          <table:table-cell office:value-type="string" table:style-name="ce15">
            <text:p>Masiro Numleas</text:p>
          </table:table-cell>
          <table:table-cell office:value-type="date" office:date-value="1998-06-29T00:00:00" table:style-name="ce81">
            <text:p>29/06/1998</text:p>
          </table:table-cell>
          <table:table-cell table:style-name="ce81"/>
          <table:table-cell table:style-name="ce15"/>
          <table:table-cell office:value-type="string" table:style-name="ce15">
            <text:p>François</text:p>
          </table:table-cell>
          <table:table-cell office:value-type="string" table:style-name="ce15">
            <text:p>François</text:p>
          </table:table-cell>
          <table:table-cell office:value-type="string" table:style-name="ce15">
            <text:p>The Cordyline man</text:p>
          </table:table-cell>
          <table:table-cell office:value-type="string" table:style-name="ce83">
            <text:p>L'homme Cordyline</text:p>
          </table:table-cell>
          <table:table-cell table:style-name="ce110"/>
          <table:table-cell office:value-type="string" table:style-name="ce15">
            <text:p>A boy was made out of wood to be a scarecrow but came to life and was adopted : he was then rejected by his jalous brother and killed himself.</text:p>
          </table:table-cell>
          <table:table-cell office:value-type="string" table:style-name="ce15">
            <text:p>A young man lived with his parents. He often went fishing, and every day his mother told him not to go to the south side. But one day, the young man went south, fell in love with a young girl and took her home. His parents protested, fearing that the southerners would wage war against them. Indeed, the next day, some men demanded compensation for the girl, but the young man didn't have the money. So, to keep the men from coming back, his father carved a human figure out of cordyline wood, which was used as a scarecrow. Only, the cordyline came to life, and the father considered it his son. He made him a bow. One day, the two brothers went hunting, and the cordyline child was a very good shot, unlike his human brother, killing a kingfisher, a parakeet and an owl. Back in their village, they confronted the men who had come to look for the girl, but the child-cordyline decimated them all over several days in a row, massacring all the southern attackers. Then the two brothers went pigeon hunting. Once again, they argued over who should kill the bird. The young man approached the bird clumsily, but it was the child-cordyline who killed it. Then the human got angry and told Cordyline that he wasn't really his brother, and that his father wasn't really his father. Despite his father's kindness, Cordyline stays outside the door and doesn't go back into his house. In front of his father's eyes, he creates a ladder to the sky by stacking arrows and shooting them upwards. Then he climbed up and swung over to the next island. The mother was inconsolable and urged her human son to fetch Cordyline by pirogue. He convinced Cordyline to return to Vanua Lava. On his return, he saw the wood shavings that had been used to shape him, so at night he built a big fire and put the shavings on it. The next day, his family saw that he was dead.</text:p>
          </table:table-cell>
          <table:table-cell office:value-type="string" table:style-name="ce15">
            <text:p>Un jeune homme vivait avec ses parents. Il allait souvent pêcher et chaque jour sa mère lui répétait de ne pas aller du côté sud. Mais un jour, le jeune homme alla côté sud et s’éprit d’une jeune fille qu’il ramena chez lui. Ses parents s’insurgèrent, craignant que les gens du sud ne leur fassent la guerre. En effet, le lendemain, des hommes demandèrent compensation pour la fille, mais le jeune homme n’avait pas la somme nécessaire. Alors, pour éviter que ces hommes reviennent, son père tailla une figure humaine dans du bois de cordyline qui servait d’épouvantail. Seulement, la cordyline prit vie et le père la considéra comme son fils. Il lui fit un arc. Un jour, les deux frères allèrent chasser, l’enfant-cordyline était un très bon tireur, contrairement à son frère humain, il tua un martin-pêcheur, une perruche et une chouette. De retour à leur village, ils font face aux hommes venus chercher la fille, mais l’enfant-cordyline les décima tous, et cela, pendant plusieurs jours d’affilé, jusqu’à massacrer tous les attaquants du sud. Puis, les deux frères allèrent chasser la palombe. De nouveau, ils se disputèrent pour savoir qui devait tuer l’oiseau. Le jeune homme s’approcha de l’oiseau maladroitement, mais c’est l’enfant-cordyline qui le tua. Alors l’humain s’énerva et dit à Cordyline qu’il n’était pas véritablement son frère, et que son père n’était pas véritablement son père. Malgré la bienveillance de son père, Cordyline resta devant la porte et ne rentre pas dans sa maison. Devant les yeux de son père, il créa une échelle jusqu’au ciel en faisant s’empiler des flèches qu’il tirait vers le haut. Puis, il grimpa et se balança jusqu’à l’île voisine. La mère était inconsolable et poussa son fils humain à aller chercher Cordyline en pirogue. Il réussit à convaincre Cordyline de revenir à Vanua Lava. De retour, il aperçut les copeaux de bois qui avait servi à le façonner, alors la nuit, il fit un grand feu et y mit les copeaux. Le lendemain, sa famille constata sa mort.</text:p>
          </table:table-cell>
          <table:table-cell office:value-type="string" table:style-name="ce15">
            <text:p>hunt ; death ; cordyline ; father and sons ; brothers ; jealousy ; adoption ; fire ; suicide ; arrows ; departure from family ; non-human children</text:p>
          </table:table-cell>
          <table:table-cell office:value-type="string" table:style-name="ce15">
            <text:p>poeple wage a war between clans because a girl's dowry hasn't been paid §§ a scarecrow comes to life §§ someone takes a plant as a child §§ a man sculpts a child in a piece of wood, then the child comes to life §§ an adopted child is a better hunter/warrior §§ <text:s/>a child braver than others §§ jealousy between natural vs. adopted member of family §§ a child learns or realises that they are not human §§a child who learns to be adopted leaves his family §§ sadness leading to exile in the wild §§ sadness leading to suicide §§ someone builds a bridge out of arrows §§ Suicide by fire §§ a living plant commits suicide by burning wood chips §§ two brothers argue over who should brave the danger</text:p>
          </table:table-cell>
          <table:table-cell table:number-columns-repeated="5" table:style-name="ce10"/>
          <table:table-cell table:style-name="ce112"/>
          <table:table-cell table:number-columns-repeated="2" table:style-name="ce50"/>
          <table:table-cell office:value-type="string" table:style-name="ce10">
            <text:p>a child from the wild world is adopted by a human couple §§ the child is insulted or beaten and learns that he or she is adopted §§ the adopted child decides to leave the family §§ the parents try to hold on to the adopted child (e.g. with gifts or gestures of affection) §§ but the adopted child leaves the family and returns to the wild world.</text:p>
          </table:table-cell>
          <table:table-cell office:value-type="string" table:style-name="ce27">
            <text:p>Impossible Meeting of Two Worlds: Adoption of a Coroplastic Child</text:p>
          </table:table-cell>
          <table:table-cell office:value-type="string" table:style-name="ce15">
            <text:p>a child from the wild world is adopted by a couple with a human child/children §§ the adopted child is a better hunter §§ the human child/children gets angry / the child/children reveals/reminds the adopted child of his origin §§ the adopted child decides to leave his family §§ the parents try to hold on to the adopted child (notably with gifts or gestures of affection) §§ but the adopted child leaves the family and returns to the wild world.</text:p>
          </table:table-cell>
          <table:table-cell table:number-columns-repeated="3" table:style-name="ce54"/>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North Vanuatu</text:p>
          </table:table-cell>
          <table:table-cell table:style-name="ce82"/>
          <table:table-cell office:value-type="string" table:style-name="ce15">
            <text:p>mwotlap</text:p>
          </table:table-cell>
          <table:table-cell office:value-type="string" table:style-name="ce15">
            <text:p>English / French</text:p>
          </table:table-cell>
          <table:table-cell office:value-type="string" table:style-name="ce15">
            <text:p>Yes</text:p>
          </table:table-cell>
          <table:table-cell office:value-type="string" table:style-name="ce15">
            <text:p>Moses Meywelgen</text:p>
          </table:table-cell>
          <table:table-cell office:value-type="date" office:date-value="1998-06-30T00:00:00" table:style-name="ce81">
            <text:p>30/06/1998</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The three women of the Gecko</text:p>
          </table:table-cell>
          <table:table-cell office:value-type="string" table:style-name="ce83">
            <text:p>Les trois femmes du Gecko</text:p>
          </table:table-cell>
          <table:table-cell table:style-name="ce82"/>
          <table:table-cell office:value-type="string" table:style-name="ce15">
            <text:p>A young woman married a gecko who transformed in a handsome young man but he got murdered by his wife's jalous sisters.</text:p>
          </table:table-cell>
          <table:table-cell office:value-type="string" table:style-name="ce15">
            <text:p>The chefs of Aliwan and Têlmitig were very good friends. They took it in turns to visit each other and share a meal. The Aliwan chief had three daughters and the Têlmitig chief only one child: a gecko. One day, the Têlmitig chief and his wife went to Aliwan to find a wife for their son. The Aliwan chief proposed his eldest daughter, who made the journey with the Têlmitig couple. The eldest settled into her husband's bed and waited for him, but in truth he didn't come; in truth, the gecko was under the bed. She asks her in-laws to inform her of her husband's arrival, but they only tell her to wait until dark. So, waiting to squeak, she came face to face with the gecko, let out a scream and fled back to Aliwan in the night. She revealed the gecko's identity to her father. The chief of Têlmitig had come to fetch the eldest, but she refused to go back, so the chief of Aliwan offered his friend his youngest daughter. But when night fell, the same thing happened between the youngest and the gecko as with the eldest. So when the chief of Têlmitig came looking for the youngest, she refused and the youngest volunteered. Her sisters had told her all about it, so she waited for the dark of night. The gecko and the youngest fell asleep skin to skin, and she welcomed him as her husband. The couple were happy. One day, the gecko went night fishing. He changed: next to his wife, he left his animal skin, but had taken on the shape of a handsome young man. He had hung the fish in the house to dry, and when the youngest daughter woke up, she wondered who the fisherman was. So, one evening, she lit a fire and pretended to be asleep. The gecko left its skin on and went fishing. She put the skin on the fire. Thus, the young girl could finally marry a real boy. When Aliwan's family arrived to organize the wedding, the two older sisters wanted to stay in Têlmitig, because they had fallen in love with the young man with the fair complexion due to his metamorphosis. Full of jealousy, they killed the young man. Faced with the discovery of his corpse, the youngest daughter hanged herself. They were buried together.</text:p>
          </table:table-cell>
          <table:table-cell office:value-type="string" table:style-name="ce15">
            <text:p>Les chefs de Aliwan et de Têlmitig étaient de très bons amis. Chacun à son tour, ils se rendaient visite et partageaient un repas. Le chef de Aliwan eut trois filles et celui du Têlmitig n’eut qu’un enfant : un gecko. Un jour, le chef de Têlmitig et sa femme se rendirent à Aliwan pour trouver une femme à leur fils. Le chef de Aliwan proposa sa fille ainée, qui fit le voyage avec le couple de Têlmitig. L’ainée s’installe dans le lit de son mari et l’attend, mais il ne vient pas en vérité, en vérité, le gecko était sous le lit. Elle demande à ses beaux-parents de l’informer de la venue de son mari, mais ils lui répondent seulement d’attendre la nuit noire. Alors, attendant couiner, elle se retrouve face au gecko, pousse un cri et s’enfuit jusqu’à Aliwan dans la nuit. Elle révéla l’identité du gecko à son père. Le chef de Têlmitig était venu chercher l’ainée, mais elle refusa de refaire chemin, alors le chef de Aliwan proposa à son ami de lui donner sa cadette. Mais, à la nuit tombée, il se passa la même scène entre la cadette et le gecko qu'avec l’ainée. Alors, quand le chef de Têlmitig venu rechercher la cadette, elle refusa et la benjamine se porta volontaire. Ses sœurs lui avaient tout raconter, alors elle attendait la nuit noire. Le gecko et la benjamine s’endormirent peau contre peau, elle l’accueillit comme son mari. Le couple était heureux. Un jour, le gecko alla pêcher de nuit. Il mua : près de sa femme, il laissa sa peau d’animal, mais il avait pris la forme d’un beau jeune homme. Il avait suspendu les poissons dans la maison pour les faire sécher, et à son réveil la benjamine se demanda qui était ce pêcheur. Alors, un soir, elle alluma un feu et fit semblant de dormir, le gecko laissa sa peau et alla pêcher. Elle mit la peau au feu. Ainsi, la jeune fille pouvait enfin épouser un véritable garçon. À l’arrivée de la famille d'Aliwan pour organiser les noces, les deux sœurs ainées voulait rester à Têlmitig, parce qu’elles étaient tombées amoureuses du jeune homme au teint clair, dû à sa métamorphose. Pleines de jalousie, elles tuèrent le jeune homme. Face à la découverte du cadavre, la benjamine se pendit. Ils furent enterrés ensemble.</text:p>
          </table:table-cell>
          <table:table-cell office:value-type="string" table:style-name="ce15">
            <text:p>chefs ; sisters ; husband and wife ; gecko ; transformation ; murders ; suicide</text:p>
          </table:table-cell>
          <table:table-cell office:value-type="string" table:style-name="ce15">
            <text:p>Son-animal (gecko) §§ Children of two friends marry <text:s/>§§ the youngest sister is braver than the others <text:s/>§§ a child is braver than others <text:s/>§§ the youngest child is hero of story <text:s/>§§ a woman waits for her husband but doesn't recognize him in animal form <text:s/>§§ a gecko transforms into a human §§ a gecko transforms into a handsome young man <text:s/>§§ a man has fair skin because he was formerly a reptile §§ a woman burns her husband's skin <text:s/>§§ a woman prevents her husband from reverting to his animal form <text:s/>§§ two sisters fall in love with their sister's her husband <text:s/>§§ out of jealousy, women kill the man they are in love with §§ a woman commits suicide after her husband's death §§ someone commits suicide after the death of his wife/husband §§ sadness leading to suicide</text:p>
          </table:table-cell>
          <table:table-cell table:number-columns-repeated="5" table:style-name="ce10"/>
          <table:table-cell table:style-name="ce26"/>
          <table:table-cell table:number-columns-repeated="3" table:style-name="ce25"/>
          <table:table-cell office:value-type="string" table:style-name="ce27">
            <text:p>Impossible Meeting of Two Worlds: Marriage to a Non-Human Spouse</text:p>
          </table:table-cell>
          <table:table-cell table:style-name="ce28"/>
          <table:table-cell table:number-columns-repeated="16348" table:style-name="ce1"/>
        </table:table-row>
        <table:table-row table:style-name="ro1">
          <table:table-cell office:value-type="string" table:style-name="ce15">
            <text:p>Léa Manini / 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North Vanuatu</text:p>
          </table:table-cell>
          <table:table-cell table:style-name="ce82"/>
          <table:table-cell office:value-type="string" table:style-name="ce15">
            <text:p>Mwotlap</text:p>
            <text:p/>
          </table:table-cell>
          <table:table-cell office:value-type="string" table:style-name="ce15">
            <text:p>English / French</text:p>
          </table:table-cell>
          <table:table-cell office:value-type="string" table:style-name="ce15">
            <text:p>Yes</text:p>
          </table:table-cell>
          <table:table-cell office:value-type="string" table:style-name="ce15">
            <text:p>Jenifa</text:p>
          </table:table-cell>
          <table:table-cell office:value-type="date" office:date-value="2005-04-27T00:00:00" table:style-name="ce81">
            <text:p>27/04/2005</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Romanmangan, the fairy from the Other world</text:p>
          </table:table-cell>
          <table:table-cell office:value-type="string" table:style-name="ce83">
            <text:p>La fée Romanmangan, ou L'impossible rencontre entre les mondes</text:p>
          </table:table-cell>
          <table:table-cell table:style-name="ce82"/>
          <table:table-cell office:value-type="string" table:style-name="ce15">
            <text:p>A son, with his father, tries to bring back his mother-spirit who has returned to live in heaven, with the help of an old woman, but is unsuccessful.</text:p>
          </table:table-cell>
          <table:table-cell office:value-type="string" table:style-name="ce15">
            <text:p><text:span text:style-name="T4">Part 1 :<text:s/></text:span>In the time of the ancestors, the women decided to go and look for bourao leaves, while the men took banana leaves. After finding a suitable spot, the women caught and wove bourao leaves until nightfall. But just as it was time to head back to the village, one woman wanted to continue her search for leaves. The woman came across a wild apple tree and picked a few for her son, and when she returned, they all went back to the village. The woman gave the apples to her child, who insisted on fetching more despite the dark night. The boy set off and found the apple tree. Suddenly, he heard strange noises and met Romanmangan. She told him to hide inside the apple tree so as not to be discovered by the nine other winged spirits. As soon as they arrived, Romanmangan's companions smelled fresh flesh, but she lied to them, saying that a boy had just escaped. She remained at the entrance to the apple tree while the other spirits gorged themselves on the apple as they flew through the air, arousing their suspicions. As day broke, six spirits flew away. Only Romanmangan and two spirits remained, to whom she confessed her secret. The spirits told the boy to take Romanmangan as his wife. He introduced her to his parents. They had a son together. One day, the father had to leave to farm far from the village. Romanmangan and his baby fed themselves with the garden's abundant resources, but as soon as he ate a yam, the fairy made another one reappear in the earth. The fairy and her son had prepared a feast to celebrate the father's return. Only he thought that, during his absence, his wife and son had been feeding themselves from another man's garden, because nothing had been harvested. The father hit Romanmangan, then fled. Then, with her son's help, she built a fire with a pile of leaves and threw herself into it. She disappeared, and the boy burst into tears.<text:s/><text:span text:style-name="T4">Part 2 :<text:s/></text:span>The boy cried until an old woman arrived. He explained to her that his mother had disappeared in the fire and the father was notified, who came to get his child. The old woman suggested they see the child's mother again. She made them sit down and asked them to go and get coconut leaves for a basket, vines, and bourao, which the woman wove. She remained seated while they climbed into the basket. When they reached heaven, they saw a circle of demons dancing around Romanmangan. The father asked his son to call the mother when the demons called her. The child called her four times so that she would hear, but she replied that her child was in the other world. This happened twice, and then she recognized him. She wanted to show her son to his mother before leaving. The grandmother showed them a basket filled with almonds. The father and then the son climbed up, but while the old woman waited to feel a third weight by holding the rope of the basket she was to lower, the woman first placed a basket of almonds. So they went back down without the mother, sobbing. The old woman understood once they arrived, but there was nothing more she could do.</text:p>
          </table:table-cell>
          <table:table-cell office:value-type="string" table:style-name="ce15">
            <text:p><text:span text:style-name="T4">Partie 1<text:s/></text:span>: Au temps des ancêtres, les femmes avaient décidé d’aller chercher des feuilles de bourao, les hommes prendraient celles de bananier. Après avoir trouvé un endroit propice, les femmes attrapèrent et tissèrent des feuilles de bourao jusqu’à la tombée de la nuit. Mais, alors qu’il fallait rentrer au village, une femme voulut continuer à chercher des feuilles. La femme tomba sur un pommier sauvage et en cueillit quelques-unes pour son fils, puis à son retour, toutes regagnèrent le village. La femme donna les pommes à son enfant qui insista pour aller en chercher d’autres malgré la nuit noire. Le garçon se mit en route et retrouva le pommier. Soudain, il entendit des bruits étranges et fit la connaissance de Romanmangan. Elle lui dit de se cacher à l’intérieur du pommier pour ne pas être découvert par les neuf autres esprits ailés. À peine arrivés, les compagnons de Romanmangan sentirent la chair fraîche, mais elle leur mentit en disant qu’un garçon venait de s’échapper. Elle restait devant l’entrée du pommier alors les autres esprits se gavaient de pomme en volant dans les airs, ce qui éveillait leurs soupçons. Le jour se levait, alors six esprits s’envolèrent. Il ne restait que Romanmangan et deux esprits à qui elle avoua son secret. Les esprits dirent au garçon de prendre Romanmangan pour épouse. Il la présenta à ses parents. Ils eurent un garçon ensemble. Un jour, le père dû partir cultiver la terre loin du village. Romanmangan et son bébé se nourrissaient avec les ressources abondantes du jardin, mais dès qu’il mangeait une igname, la fée en faisait réapparaitre un autre dans la terre. La fée et son fils avaient préparé un festin pour fêter le retour du père. Seulement, il crut que, pendant son absence, sa femme et son fils s’étaient nourrit grâce au jardin d’un autre homme, parce que rien n’avait été récolté. Le père frappa Romanmangan puis prit la fuite. Alors, avec l’aide de son fils, elle fit un feu et se jeta dedans. Elle disparut et le garçon éclata en sanglots.<text:s/><text:span text:style-name="T4">(Partie 2)</text:span><text:s/>: Le garçon pleurait jusqu’à ce qu’une vieille femme arriva. Il lui expliqua que sa mère avait disparu dans le feu et on prévint le père qui vint chercher son enfant. La vieille femme leur proposa de revoir la mère de l’enfant. Elle les fit assoir et leur demanda d’aller chercher des feuilles de cocotier pour une nacelle, des lianes, du bourao que la femme tressa. Elle restait assise pendant qu’ils montait dans la nacelle. En arrivant au ciel, ils virent une ronde de démons qui dansaient autour de Romanmangan. Le père demanda à son fils d’appeler la mère quand les démons l’appellent. L’enfant l’appela quatre fois pour qu’elle entende, mais elle lui répondit que son enfant était dans l’autre monde. Ceci eut lieu deux fois puis elle le reconnut. Elle voulut faire rencontrer son fils à sa mère avant de partir. La grand-mère leur indiqua un panier rempli d’amandes. Le père puis le fils montèrent, mais alors que la vieille femme attendait de sentir un troisième poids en tenant la corde de la nacelle qu'elle devait faire descendre, la femme posa d’abord un panier d’amandes. Ils redescendirent donc sans la mère, sanglotant. La vieille femme compris une fois qu’ils arrivèrent, mais elle ne pouvait plus rien faire.</text:p>
          </table:table-cell>
          <table:table-cell office:value-type="string" table:style-name="ce15">
            <text:p>fairy ; husband and wife ; affair ; trust ; spririts</text:p>
          </table:table-cell>
          <table:table-cell office:value-type="string" table:style-name="ce15">
            <text:p>one or several women have wings §§ women and men divide up tasks to search for leaves §§ night is when spirits come out §§ a woman disobeys her group to go and get fruit §§ a boy disobeys his mother to go and get fruit §§ a child disobeys his parents and finds himself in danger §§ a spirit protects a human §§ a spirit protects a boy §§ a spirit protects a boy by hiding him inside a tree §§ someone hides inside of a tree, to escape from spirit(s) §§ a human stays in the bush at night and ends up meeting a devil §§ a child stays in the bush at night and ends up meeting a devil §§ one or several persons get (magically) inside an object §§ a spirit lies to other spirits to save a human §§ a human marries a spirit §§ a human marries a female spirit §§ a human marries a spirit who has saved his life §§ a spirit magically makes vegetables and fruit grow §§ a husband feels betrayed by his wife because he believes she has been feeding in another man's garden §§ a man beats up his wife forcing her to leave §§a woman-spirit magically disappeared thanks to a fire made from a pile of leaves §§ throwing oneself into the fire gives access to the spirit world §§ a woman-spirit abandons her child to return to the spirit world §§ an old lady offers a family to see their dead loving one again §§ someone uses coconut leaves to weave a basket and paudanus vines to make a rope §§ someone uses a basket to go into the sky §§ someone aspires to go to the sky §§ someone goes to the sky to make a person go back to the human world §§ spirits dance in a circle to welcome a new deceased §§ a human infiltrates a spirits dance §§ a child inflitrates a spirits dance §§ a child calls their mother multiple times but she does not recognize them §§ someone make their child and mother meet in the world of the dead §§ someone bring an almond basket in a basket with two people in it and can not go inside of it §§ someone who holds a rope thinks that their casket is full and make it go down §§ someone makes a rope out of vine</text:p>
            <text:p/>
          </table:table-cell>
          <table:table-cell table:style-name="ce56"/>
          <table:table-cell table:number-columns-repeated="4" table:style-name="ce25"/>
          <table:table-cell table:style-name="ce26"/>
          <table:table-cell table:number-columns-repeated="3" table:style-name="ce25"/>
          <table:table-cell office:value-type="string" table:style-name="ce27">
            <text:p>Impossible Meeting of Two Worlds: Marriage to a Non-Human Spouse</text:p>
          </table:table-cell>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North Vanuatu</text:p>
          </table:table-cell>
          <table:table-cell table:style-name="ce82"/>
          <table:table-cell office:value-type="string" table:style-name="ce15">
            <text:p>Koro</text:p>
          </table:table-cell>
          <table:table-cell office:value-type="string" table:style-name="ce15">
            <text:p>English</text:p>
          </table:table-cell>
          <table:table-cell office:value-type="string" table:style-name="ce15">
            <text:p>Yes</text:p>
          </table:table-cell>
          <table:table-cell office:value-type="string" table:style-name="ce15">
            <text:p>Banabas Womal</text:p>
          </table:table-cell>
          <table:table-cell office:value-type="date" office:date-value="2003-08-07T00:00:00" table:style-name="ce81">
            <text:p>07/08/2003</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In Love with an Eel Man</text:p>
          </table:table-cell>
          <table:table-cell office:value-type="string" table:style-name="ce83">
            <text:p>L'homme Anguille</text:p>
          </table:table-cell>
          <table:table-cell table:style-name="ce82"/>
          <table:table-cell office:value-type="string" table:style-name="ce15">
            <text:p>A boy transformed into an eel after he was beaten up by several men angry that two girls of the village wanted to marry him : the girls followed him to live in the water.</text:p>
          </table:table-cell>
          <table:table-cell office:value-type="string" table:style-name="ce15">
            <text:p>This story comes from the village of Koro. An eel was named Wusēmelmel. While some people were tending the garden for the yam-planting season, they sent two girls to fetch water from the Bēkōs creek. There a male figure appeared, which was only an act of magic. The two girls saw him and persuaded him to follow them to marry them, even though he feared being killed. The girls returned to the gardens, but worked while laughing, which attracted the attention of the men. A man sat down next to them, and observing their gaze, saw the man they had brought back. He warned the others that they would run away with him, and they all went to ambush him. They attacked him with sticks and arrows, and he transformed into an eel. So the two girls filled a coconut with water to keep him wet and help him slide into the water at the creek. He jumped in, and they followed him. The three of them live to this day in the creek, which is still called "Wusemelmel's River."</text:p>
          </table:table-cell>
          <table:table-cell office:value-type="string" table:style-name="ce15">
            <text:p>Cette histoire vient du village de Koro. Une anguille s’appelait Wusēmelmel. Alors que des gens s’occupaient du jardin pour la saison de plantation des ignames, ils envoyèrent deux filles chercher de l’eau à la crique Bēkōs. Là apparut une silhouette masculine qui n’était qu’un acte de magie. Les deux filles qui l’ont vu, le persuadent de les suivre pour se marier avec elles, même s’il craignait de se faire tuer. Les filles retournèrent aux jardins, mais travaillaient en riant, ce qui attira l’attention des hommes. Un homme s’installa à côté d’eux, et en observant leurs regards, vu l’homme qu’elles avaient ramené. Il avertit les autres qu’elles allaient s’enfuir avec, et tous allèrent lui tendre une embuscade. Ils l’attaquèrent avec des bâtons et des flèches, et il se transforma en une anguille. Alors les deux filles remplirent une noix de coco d’eau pour le maintenir mouillé et l’aider à glisser jusque dans l’eau à la crique. Il sauta, et elles le suivirent. Ils vivent tous les trois jusqu’à aujourd’hui dans la crique qu’on appelle toujours « la rivière de Wusēmelmel ».</text:p>
          </table:table-cell>
          <table:table-cell office:value-type="string" table:style-name="ce15">
            <text:p>eel ; human transformation story ; marriage</text:p>
          </table:table-cell>
          <table:table-cell office:value-type="string" table:style-name="ce15">
            <text:p>two girls who are sent to fetch water encounters a young man §§ two girls who want to make a oung man their husband make him follow them to their garden where they work §§ two girls who are preparing to elope work while giggling §§ some men see girls giggling and tries to know the reason §§ some men who understand that girls from their village want to elope tries to kill the man they want to leave with §§ some men beat up a young man with sticks and arrows §§ as he falls on the ground, a young man transforms into an eel §§ girls want to help an eel and maintain it wet by pouring water on it §§ as it is wet, an eel creeps until it reaches water §§ two girls follow a boy who transforms into an eel in the water and live with him §§ a human turns into an animal §§ a human turns into an eel §§ someone maintain an animal wet by pouring it with water §§ an animal rejected by humans returns to the wild and its husband/wife accompanies it §§ an animal rejected by humans returns to the wild §§ Someone fetching water meets his wife/husband</text:p>
          </table:table-cell>
          <table:table-cell table:number-columns-repeated="4" table:style-name="ce10"/>
          <table:table-cell office:value-type="string" table:style-name="ce10">
            <text:p>Wusēmelmel (the eel young man)</text:p>
          </table:table-cell>
          <table:table-cell table:style-name="ce26"/>
          <table:table-cell table:number-columns-repeated="3" table:style-name="ce25"/>
          <table:table-cell office:value-type="string" table:style-name="ce27">
            <text:p>Impossible Meeting of Two Worlds: Marriage to a Non-Human Spouse</text:p>
          </table:table-cell>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îles Salomon</text:p>
          </table:table-cell>
          <table:table-cell table:style-name="ce82"/>
          <table:table-cell office:value-type="string" table:style-name="ce15">
            <text:p>Tanema</text:p>
          </table:table-cell>
          <table:table-cell office:value-type="string" table:style-name="ce15">
            <text:p>English/ French</text:p>
          </table:table-cell>
          <table:table-cell office:value-type="string" table:style-name="ce15">
            <text:p>Yes</text:p>
          </table:table-cell>
          <table:table-cell office:value-type="string" table:style-name="ce15">
            <text:p>Emele Mamuli</text:p>
          </table:table-cell>
          <table:table-cell office:value-type="date" office:date-value="2005-05-07T00:00:00" table:style-name="ce81">
            <text:p>07/05/2005</text:p>
          </table:table-cell>
          <table:table-cell table:number-columns-repeated="2" table:style-name="ce82"/>
          <table:table-cell office:value-type="string" table:style-name="ce15">
            <text:p>François</text:p>
          </table:table-cell>
          <table:table-cell office:value-type="string" table:style-name="ce15">
            <text:p>François</text:p>
          </table:table-cell>
          <table:table-cell office:value-type="string" table:style-name="ce15">
            <text:p>The heron</text:p>
          </table:table-cell>
          <table:table-cell office:value-type="string" table:style-name="ce83">
            <text:p>Le Héron</text:p>
          </table:table-cell>
          <table:table-cell table:style-name="ce82"/>
          <table:table-cell office:value-type="string" table:style-name="ce15">
            <text:p>A heron gave birth to a girl who then got married to a man and killed herself with her baby because he hit and rejected her.</text:p>
          </table:table-cell>
          <table:table-cell office:value-type="string" table:style-name="ce104">
            <text:p>A heron gave birth to a human daughter. As she grew older, she would go out to look for food with the heron, but she was the only one who wouldn't eat her fish raw. One day, when the fire had gone out, she had to go get some from a man. He agreed and asked her to go get firewood, which she did in addition to gathering yams and taro. She then went to bathe and they ate together. They ended up living together. She then gave birth to a daughter. One day, when he wanted her to go plant a taro shoot, she refused because the girl was still too small to be left, and he beat her, then chased her out of his house. She cleaned the house, left, covering her footprints with a giant clam, cleaned her child, and then went back to look for fire. She threw herself into it with her daughter. The husband returns, sees no one, so he goes to visit his wife's mother, thinking that his wife might be there. He leaves crying and destroys all his taros.</text:p>
          </table:table-cell>
          <table:table-cell office:value-type="string" table:style-name="ce104">
            <text:p>Un héron donna naissance à une fille humaine. Ayant grandi, elle partait chercher de la nourriture avec le héron, mais elle était seule à ne pas manger son poisson cru. Un jour, comme le feu s’était éteint, elle dû aller en chercher auprès d’un homme. Il accepta et lui demanda d’aller chercher du bois de chauffage, ce qu’elle fit en plus de récolter des ignames et du taro. Elle alla ensuite se baigner puis ils mangèrent ensemble. Ils finirent par vivre ensemble. Elle donna ensuite naissance à une fille. Un jour, alors qu’il voulait qu’elle aille planter une pousse de taro, elle refusa parce que la fille était encore trop petite pour être laissée, et il la frappa, puis la chassa de sa maison. Elle nettoya la maison, partit en dissimulant ses traces de pas avec une palourde géante, nettoya son enfant puis retourna chercher du feu. Elle se jette dedans avec sa fille. Le mari revient, ne voit personne donc va rendre visite à la mère de sa femme, pensant que sa femme y est peut-être. Il repart en pleurant et détruit tous ses taros.</text:p>
          </table:table-cell>
          <table:table-cell office:value-type="string" table:style-name="ce15">
            <text:p>animal parent ; marriage ; domestic violence ; rejection ; death</text:p>
          </table:table-cell>
          <table:table-cell office:value-type="string" table:style-name="ce104">
            <text:p>an animal gives birth to a human <text:s/>§§ someone has to go fetch some fire from someone else §§ a man beats up his wife and kicks her out of their house §§ someone throws themself in the fire <text:s/>§§ someone throws themself in the fire with a family member <text:s/>§§ a mother throws herself in a fire with her child §§ someone hides their footprints with a giant clam</text:p>
          </table:table-cell>
          <table:table-cell table:style-name="ce56"/>
          <table:table-cell table:number-columns-repeated="4" table:style-name="ce25"/>
          <table:table-cell table:style-name="ce26"/>
          <table:table-cell table:number-columns-repeated="3" table:style-name="ce25"/>
          <table:table-cell office:value-type="string" table:style-name="ce27">
            <text:p>Impossible Meeting of Two Worlds: Marriage to a Non-Human Spouse</text:p>
          </table:table-cell>
          <table:table-cell table:style-name="ce28"/>
          <table:table-cell table:number-columns-repeated="3" table:style-name="ce25"/>
          <table:table-cell table:number-columns-repeated="16345"/>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North Vanuatu</text:p>
          </table:table-cell>
          <table:table-cell table:style-name="ce82"/>
          <table:table-cell office:value-type="string" table:style-name="ce15">
            <text:p>Lakon</text:p>
          </table:table-cell>
          <table:table-cell office:value-type="string" table:style-name="ce15">
            <text:p>English/ French</text:p>
          </table:table-cell>
          <table:table-cell office:value-type="string" table:style-name="ce15">
            <text:p>Yes</text:p>
          </table:table-cell>
          <table:table-cell office:value-type="string" table:style-name="ce15">
            <text:p>Moses Steven Weting</text:p>
          </table:table-cell>
          <table:table-cell office:value-type="date" office:date-value="2003-08-20T00:00:00" table:style-name="ce81">
            <text:p>20/08/2003</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Kpwat and his brothers against the Ogre</text:p>
          </table:table-cell>
          <table:table-cell office:value-type="string" table:style-name="ce105">
            <text:p>Kpwat et ses frères contre l'Ogre</text:p>
          </table:table-cell>
          <table:table-cell table:style-name="ce82"/>
          <table:table-cell office:value-type="string" table:style-name="ce15">
            <text:p>Despite being betrayed by his brothers, Kwat, helped by a spider, succeeded at saving them from the ogre Kpwasval .</text:p>
          </table:table-cell>
          <table:table-cell office:value-type="string" table:style-name="ce15">
            <text:p>One day, Kpwat went into the bush to cut down a rosewood tree to make a canoe. Once the tree had fallen, he returned home. But when he returned the next day, he saw that the tree was standing again. The same thing happened three times. The third time, he decided to stay hidden and saw a god called a butterfly putting all the pieces of the tree back together. But he was looking for the last piece that Kpwat had kept, and asked the one who had it to show himself. That's when he came out and prepared to kill him. But the god helped him make the canoe and bring it into the water. He told his eleven brothers that he had a canoe, but they decided to trap him. They suggested he climb into an almond tree, but one of the brothers cast a spell that made the tree grow, and Kpwat could no longer get down. As the brothers left in the canoe, a spider helped Kpwat with its web. Kpwat used it to climb down. As he descended, he realized that his brothers had left with his canoe and his wife and were going to Gaua. He jumped into a coconut and drifted out to sea, throwing away banana peels that his brothers noticed. Since the coconut was close to the canoe, the brothers retrieved it, but Kpwat felt gas, and they dropped it. He reached the coast before them and climbed a tree. When they arrived, he climbed down and destroyed the canoe with his axe. They all went to a village and slept at the house of an ogre who had invited them to kill them. Three times, the ogre came in the middle of the night but couldn't find them because they had hidden in a pillar, in the roof, or in a beam. Every morning, one of the brothers spilled the beans. But Kpwat had an idea. While they were cooking, he sent each of his brothers to fetch salt water, when in reality, they were all climbing to the top of a casuarina tree. Only Kpwat remained with Kpwasval, the ogre. He tried to jump, but the ogre stopped him, then threw burning taro in the ogre's face. He caught him the second time. He then rejoined his brothers. He asked the tree to grow, but the ogre continued to chase them, climbing too. Kpwat then asked the tree to bend so they could reach their island of Vanua Lava. Once they were all on the ground, they let go of the tree, throwing the ogre into the air.</text:p>
          </table:table-cell>
          <table:table-cell office:value-type="string" table:style-name="ce15">
            <text:p>Un jour, Kpwat alla dans la brousse couper un palissandre pour se créer une pirogue. Une fois l’arbre tombé, il rentra chez lui. Mais en revenant le lendemain, il vit que l’arbre était de nouveau sur pieds. La même chose eut lieu trois fois. À la troisième fois, il décida de rester caché et vit un dieu appelé papillon qui assemblait tous les morceaux de l’arbre. Mais il cherchait la dernière pièce que Kpwat avait gardée, et demandait à celui qui l’avait de se montrer. C’est alors qu’il sortit et se prépara à le tuer. Mais le dieu l’aida à fabriquer la pirogue et à l’amener dans l’eau. Il annonça à ses onze frères avoir une pirogue mais ceux-ci décidèrent de le piéger. Ils lui proposèrent de monter dans un amandier, mais un des frères avait lancé un sort qui fit grandir l’arbre et Kpwat ne put plus descendre. Alors que les frères étaient partis avec la pirogue, une araignée aida Kpwat avec sa toile. Kpwat s’en servit pour descendre. En descendant, il comprit que ses frères étaient partis avec sa pirogue et sa femme et allaient à Gaua. Il sauta dans une noix de coco et dériva en mer, il jeta des peaux de bananes que ses frères remarquèrent. La noix de coco étant proche de la pirogue, les frères la récupérèrent mais Kpwat eut des gaz, et ils la lachèrent. Il arriva sur la côte avant eux et monta à un arbre, puis quand ils arrivèrent, il descendit et détruisit la pirogue aves sa hâche.</text:p>
            <text:p>Ils allèrent tous dans un village et dormirent chez un ogre qui les avait invités pour les tuer. Par trois fois, l’ogre vint au milieu de la nuit mais ne les trouva pas parce qu’ils s'étaient cachés dans un pilier, dans le toit, dans une poutre. Chaque matin, un des frères vendait la mèche. Mais Kpwat eut une idée. Alors qu’ils cuisinaient, il envoya chacun de ses frères chercher de l’eau salée, quand en réalité, ils grimpaient tous en haut d’un arbre de casuarina. Il ne restait que Kpwat avec Kpwasval, l’ogre. Il tenta de sauter mais l’ogre l’empêcha, puis il jeta du taro brûlant au visage de l’ogre. Il l’attint à la deuxième fois. Il rejoingnit ensuite ses frères. Il demand à l’arbre de grandir, mais l’ogre les poursuivit toujours, grimpant aussi. Kpwat demanda alors à l’arbre de s’incliner pour qu’ils atteignent leur île de Vanua Lava. Une fois qu’ils furent tous à terre, ils lachèrent l’arbre, projetant l’ogre dans les airs.</text:p>
            <text:p/>
          </table:table-cell>
          <table:table-cell office:value-type="string" table:style-name="ce15">
            <text:p>Kwat ; brotherhood ; trahision ;spirit ; ogre</text:p>
          </table:table-cell>
          <table:table-cell office:value-type="string" table:style-name="ce15">
            <text:p>a child is braver than others §§ someone goes into the bush to find materials to make something §§ someone goes into the bush to find wood to make a canoe §§ a spirit prevents a man from building his canoe and rebuilds the trees he cut down §§ a felled tree is resurrected every day §§ someone threatens to kill a spirit §§ a spirit helps a man who threatens to kill them to avoid it §§ a spirit helps a human to build a canoe §§ a spirit and a man build a canoe together §§ jealousy between brothers §§ jealousy between common men and a powerful man §§ brothers are jealous of the canoe of one of them and try to steal it §§ someone run away with their brother's wife §§ jealous brothers try to trick one of them by trapping him at the top of a tree §§ someone talks to a tree §§ someone tells a tree to bend §§ brothers steals the canoe and the wife of one of them §§ someone is saved by a spider §§ someone, stuck at the top of a tree, is rescued by a spider which casts its web §§ one or several persons get (magically) inside an object §§ someone gets inside a coconut and drifts at sea §§ someone throws banana peels in the sea which make them recognisable §§ someone in a coconut at sea is picked up by their brother but breaks wind which make them throw it §§ someone takes refuge at the top of a tree §§ people are welcomed in a new place by an evil spirit who wants to kill them §§ people must sleep in the house of a spirit who wants to kill them §§ people have to hide during the night to avoid getting killed by a spirit §§ someone fights with a spirit to allow others to flee §§ someone oblivious reveals survival plans to an evil spirit §§ a human escapes from a spirit/spirits who want to eat them §§ someone hides in a pillar of a house §§ people have to cook for an ogre who invited them to eat them during the night §§ someone sends their family members to fetch things to allow them to flee a dangerous creature §§ someone fights with an ogre by throwing vegetables in their face §§ one’s magical talking has power §§ one’s magical talking has power to make a tree bend §§ one’s magical talking has power to make a tree grow §§ someone let go of a bending tree, which make the last creature on it be thrown into the air §§ ogres are cannibals §§ someone who is jealous of their brother tries to trap him</text:p>
            <text:p/>
          </table:table-cell>
          <table:table-cell table:number-columns-repeated="4" table:style-name="ce10"/>
          <table:table-cell office:value-type="string" table:style-name="ce10">
            <text:p>Kpwat (protagonist), <text:s/>Kpwasval (ogre)</text:p>
          </table:table-cell>
          <table:table-cell table:style-name="ce26"/>
          <table:table-cell table:style-name="ce25"/>
          <table:table-cell office:value-type="string" table:style-name="ce10">
            <text:p>Legend of Kwat</text:p>
          </table:table-cell>
          <table:table-cell table:style-name="ce25"/>
          <table:table-cell office:value-type="string" table:style-name="ce27">
            <text:p>Victory: Over a Non-Human</text:p>
          </table:table-cell>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North Vanuatu</text:p>
          </table:table-cell>
          <table:table-cell table:style-name="ce15"/>
          <table:table-cell office:value-type="string" table:style-name="ce15">
            <text:p>Olrat</text:p>
          </table:table-cell>
          <table:table-cell office:value-type="string" table:style-name="ce15">
            <text:p>English / French</text:p>
          </table:table-cell>
          <table:table-cell office:value-type="string" table:style-name="ce15">
            <text:p>Yes</text:p>
          </table:table-cell>
          <table:table-cell office:value-type="string" table:style-name="ce15">
            <text:p>Maten Womal</text:p>
          </table:table-cell>
          <table:table-cell office:value-type="date" office:date-value="2003-08-19T00:00:00" table:style-name="ce81">
            <text:p>19/08/2003</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The boy who defied the Ogress</text:p>
          </table:table-cell>
          <table:table-cell office:value-type="string" table:style-name="ce83">
            <text:p>Le garçon qui terrifiait l'Ogresse</text:p>
          </table:table-cell>
          <table:table-cell office:value-type="string" table:style-name="ce15">
            <text:p>Tamat Gēngēn</text:p>
          </table:table-cell>
          <table:table-cell office:value-type="string" table:style-name="ce15">
            <text:p>A young man killed an ogress and her four sons.</text:p>
          </table:table-cell>
          <table:table-cell office:value-type="string" table:style-name="ce15">
            <text:p>Long ago, a widow was expecting a son. One day, she struck a rock with her magic walking stick and a cave formed. She had lost her house, so she decided to make the cave her home. At her son's request, she made him a bow. Only, she asked him not to stray far on her hunts, as the sons of a cannibalistic ogress were kidnapping children. But the boy had grown into a young man. He announced to his mother that he wanted to go and talk to the ogress. His mother was very worried. The boy set off. The ogress was afraid that her house would be blown away by the wind, there was a lot of it that day, so she hid in the oven. Suddenly, she spotted the young man. They ate together. He left and hung the ogress on the door. On their way home, the ogress's sons saw their mother hanging on the door, so the next day three of them went to the sea and one stayed at home. The boy was back at the ogress' house, but as soon as he arrived an unstoppable wind began to blow. So the ogress' first son hid in the oven. The boy ate with the ogress and hung her on the door as he left. The scene was repeated three more times, as the ogress's other sons had to watch over her. Then the boy returned one last time and killed her. The next day, he killed the four sons and covered his head with their blood. He let himself be carried down the river as if he were dead. When his mother saw him, she thought he was dead, but it was all a joke. They both returned to the cave.</text:p>
          </table:table-cell>
          <table:table-cell office:value-type="string" table:style-name="ce15">
            <text:p>Il y a longtemps, une veuve attendait un fils. Un jour, elle frappa un rocher de son bâton de marche magique et une grotte se forma. Elle avait perdu sa maison et décida donc de faire de la grotte son foyer. Après avoir eu son fils et à sa demande, elle lui fit un arc. Seulement, elle lui demanda de ne pas s’éloigner lors de ses chasses car les fils d’une ogresse cannibale kidnappaient des enfants. Seulement, le garçon avait grandi et était devenu un jeune homme. Il annonça à sa mère qu’il voulait aller parler à l’ogresse. Sa mère était très inquiète. Le garçon se mit en chemin. L’ogresse avait peur que sa maison soit emportée par le vent, il y en avait beaucoup ce jour-là, alors elle se cacha dans le four. Soudain, elle aperçut le jeune homme. Ils mangèrent ensemble. Il partit et accrocha l’ogresse au fronton de la porte. En rentrant chez eux, les fils de l’ogresse virent leur mère accrochée à la porte, alors le lendemain trois d’entre eux allèrent à la mer et un d’entre eux resta à la maison. Le garçon était de retour à la maison de l’ogresse, seulement dès qu’il arrivait un vent inarrêtable se mettait à souffler. Alors, le premier fils de l’ogresse se cacha dans le four. Le garçon mangea avec l’ogresse et l’accrocha à la porte en partant. Cette scène se reproduisit trois fois alors que les autres fils de l’ogresse devaient veiller sur elle. Puis, le garçon revint une dernière fois et la tua. Le lendemain, il tua les quatre fils et se recouvrit la tête de leur sang. Il se laissa transporter par la rivière comme s'il était mort. En le voyant, sa mère crut qu’il était mort, mais ce n’était qu’une farce. Ils rentrèrent tous deux à la grotte.</text:p>
          </table:table-cell>
          <table:table-cell office:value-type="string" table:style-name="ce15">
            <text:p>ogress ; murder ; cave ; mother and son ; anthropophagy</text:p>
          </table:table-cell>
          <table:table-cell office:value-type="string" table:style-name="ce15">
            <text:p>a human escapes from a spirit/spirits who want to eat them §§ someone creates a cave magically §§ someone hits a rock and create a hole in it §§ a young man is accompanied by a superhuman wind §§ to avoid being blown away by the wind, someone hides in an oven §§ to avoid being blown away by the wind, ogres hide in an oven §§ someone hides in an oven §§ ogres are cannibals §§ a man intimidates a spirit into eating and drinking §§ a man intimidates a spirit by hanging it on his door §§ a spirit is afraid of a human §§ a man kills a spirit §§ a man mimes his own death by covering himself in the blood of his enemies §§ miming a murder with blood/fake blood</text:p>
            <text:p/>
          </table:table-cell>
          <table:table-cell table:style-name="ce56"/>
          <table:table-cell table:number-columns-repeated="4" table:style-name="ce25"/>
          <table:table-cell table:style-name="ce26"/>
          <table:table-cell table:number-columns-repeated="3" table:style-name="ce25"/>
          <table:table-cell office:value-type="string" table:style-name="ce27">
            <text:p>Victory: Over a Non-Human</text:p>
          </table:table-cell>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North Vanuatu</text:p>
          </table:table-cell>
          <table:table-cell table:style-name="ce15"/>
          <table:table-cell office:value-type="string" table:style-name="ce15">
            <text:p>Mwotlap</text:p>
          </table:table-cell>
          <table:table-cell office:value-type="string" table:style-name="ce15">
            <text:p>English / French</text:p>
          </table:table-cell>
          <table:table-cell office:value-type="string" table:style-name="ce15">
            <text:p>Yes</text:p>
          </table:table-cell>
          <table:table-cell office:value-type="string" table:style-name="ce15">
            <text:p>Chief Railey</text:p>
          </table:table-cell>
          <table:table-cell office:value-type="date" office:date-value="1998-06-30T00:00:00" table:style-name="ce81">
            <text:p>30/06/1998</text:p>
          </table:table-cell>
          <table:table-cell table:style-name="ce81"/>
          <table:table-cell table:style-name="ce82"/>
          <table:table-cell office:value-type="string" table:style-name="ce15">
            <text:p>François</text:p>
          </table:table-cell>
          <table:table-cell office:value-type="string" table:style-name="ce15">
            <text:p>François</text:p>
          </table:table-cell>
          <table:table-cell office:value-type="string" table:style-name="ce15">
            <text:p>The femme fatale and the murdered prince</text:p>
          </table:table-cell>
          <table:table-cell office:value-type="string" table:style-name="ce83">
            <text:p>La femme farouche et le prince assassiné</text:p>
          </table:table-cell>
          <table:table-cell table:style-name="ce82"/>
          <table:table-cell office:value-type="string" table:style-name="ce15">
            <text:p>A young man is killed because a woman choose him over other suitors, but he is saved by a witch who ate him in the end.</text:p>
          </table:table-cell>
          <table:table-cell office:value-type="string" table:style-name="ce15">
            <text:p>Once upon a time, a young woman by the name of Yomwogvet was much courted, with all the men dancing for her, but no suitor appealed to her. One day, the son of a dignitary tried his luck. He hadn't even danced when she invited him to her home for a chat. But the prince had aroused the jealousy of the rejected suitors, and as soon as he left the house, they all beat him up. They threw his body off a cliff. His father, the dignitary, was worried, so he asked an old woman for help. In her dream, the woman saw the young man dancing and singing with a headdress. She realized he was on the cliff and dead. The dignitary sent men to fetch his son's body. He entrusted him to the old woman witch to save him, but repeatedly begged her not to eat his son. She breathed on his body and massaged him, and the young man's body reacted: he stood up and sat down when the witch asked him to. The dignitary was delighted to see his son again and invited the witch to a feast organized in his honor. At the banquet, the dignitary made a speech thanking the witch for saving his son and not eating him. So the dishes were brought out and the witch ate the young man.</text:p>
          </table:table-cell>
          <table:table-cell office:value-type="string" table:style-name="ce15">
            <text:p>Autrefois, une jeune femme du nom de Yomwogvetvet était très courtisée, tous les hommes dansaient pour elle, mais aucun prétendant ne lui plaisait. Un jour, le fils d’un dignitaire tenta sa chance. Il n’avait même pas dansé que déjà elle l’invita chez elle pour discuter. Seulement, le prince avait attisé la jalousie des prétendants rejetés et dès qu’il sortit de la maison, tous le frappèrent. Ils jetèrent son corps du haut d’une falaise. Son père, le dignitaire, était inquiet alors il demanda l’aide d’une veille femme. En rêve, la femme vit le jeune homme danser et chanter avec une coiffe. La veille femme comprit qu’il était à la falaise et qu’il était mort. Le dignitaire envoya des hommes chercher le corps de son fils. Il le confia à la veille femme sorcière pour le sauver, mais il la pria de ne pas manger son fils à plusieurs reprises. Elle souffla sur son corps et le massa et le corps du jeune homme réagissait : il se levait et s’asseyait quand la sorcière le lui demandait. Le dignitaire fut très heureux de revoir son fils et invita la sorcière a une fête organisée en son honneur. Lors du banquet, le dignitaire fit un discours pour remercier la sorcière d’avoir sauvé son fils et de ne pas l’avoir mangé. Alors, on apporta les plats et la sorcière mangea le jeune homme.</text:p>
          </table:table-cell>
          <table:table-cell office:value-type="string" table:style-name="ce15">
            <text:p>witch ; husband and wife ; murder ; jalousy ; father and son ; sorcery ; resurection ; anthropophagy</text:p>
          </table:table-cell>
          <table:table-cell office:value-type="string" table:style-name="ce15">
            <text:p>a man is murdered because he succeeds in wooing a fierce woman §§ someone is murdered by rivals claiming the same woman/man §§ someone is thrown off a cliff §§ someone gets killed but lives anyways §§ someone is resurrected §§ Someone locates someone through dreams §§ someone is resurrected by blowing on their body §§ one’s magical talking has power §§ one’s magical talking has power to resurrect someone §§ a witch resurrects someone §§ a witch resurrects someone to eat/kill them §§ humans eat other humans §§ an old lady offers a family to see their dead loving one again</text:p>
            <text:p/>
          </table:table-cell>
          <table:table-cell table:number-columns-repeated="4" table:style-name="ce10"/>
          <table:table-cell office:value-type="string" table:style-name="ce10">
            <text:p>Yomwogvet</text:p>
          </table:table-cell>
          <table:table-cell table:style-name="ce26"/>
          <table:table-cell table:number-columns-repeated="3" table:style-name="ce25"/>
          <table:table-cell office:value-type="string" table:style-name="ce27">
            <text:p>Victory: Over a Non-Human</text:p>
          </table:table-cell>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style-name="ce79"/>
          <table:table-cell office:value-type="string" table:style-name="ce85">
            <text:p>/pangloss-0002400</text:p>
          </table:table-cell>
          <table:table-cell office:value-type="string" table:style-name="ce15">
            <text:p>North Vanuatu</text:p>
          </table:table-cell>
          <table:table-cell table:style-name="ce15"/>
          <table:table-cell office:value-type="string" table:style-name="ce15">
            <text:p>Dorig</text:p>
          </table:table-cell>
          <table:table-cell office:value-type="string" table:style-name="ce15">
            <text:p>English/ French</text:p>
          </table:table-cell>
          <table:table-cell office:value-type="string" table:style-name="ce15">
            <text:p>Yes</text:p>
          </table:table-cell>
          <table:table-cell office:value-type="string" table:style-name="ce15">
            <text:p>Charles Maklen</text:p>
            <text:p/>
          </table:table-cell>
          <table:table-cell office:value-type="date" office:date-value="2003-08-09T00:00:00" table:style-name="ce81">
            <text:p>09/08/2003</text:p>
          </table:table-cell>
          <table:table-cell table:number-columns-repeated="2" table:style-name="ce82"/>
          <table:table-cell office:value-type="string" table:style-name="ce15">
            <text:p>François</text:p>
          </table:table-cell>
          <table:table-cell office:value-type="string" table:style-name="ce15">
            <text:p>François</text:p>
          </table:table-cell>
          <table:table-cell table:style-name="ce114"/>
          <table:table-cell office:value-type="string" table:style-name="ce83">
            <text:p>Wrisris, Le maître des enfers</text:p>
          </table:table-cell>
          <table:table-cell table:style-name="ce82"/>
          <table:table-cell office:value-type="string" table:style-name="ce15">
            <text:p>With the help of a white pig, a soothsayer understands the circumstances of people's deaths.</text:p>
          </table:table-cell>
          <table:table-cell office:value-type="string" table:style-name="ce15">
            <text:p>Wrisris lives in Ditwag on Lake Letas. He allows us to learn how our family members died. To visit him, we must have a white pig and ask him to lead us to the deceased in order to learn the reason for their death. The journey begins at the door of his lair.</text:p>
          </table:table-cell>
          <table:table-cell office:value-type="string" table:style-name="ce15">
            <text:p>Wrisris habite à Ditwag sur le lac Letas. Il permet de connaitre comment les gens de notre famille sont morts. Pour aller le voir, il faut avoir un cochon blanc, et lui demander de nous conduire au défunt afin de connaître la raison de sa mort. Le voyage commence par la porte de son antre.</text:p>
          </table:table-cell>
          <table:table-cell office:value-type="string" table:style-name="ce15">
            <text:p>death ; knowledge ; mysterious man</text:p>
          </table:table-cell>
          <table:table-cell office:value-type="string" table:style-name="ce15">
            <text:p>someone has the power to reveal the death of other people §§ someone must give a pig to someone with magical powers</text:p>
          </table:table-cell>
          <table:table-cell table:number-columns-repeated="5" table:style-name="ce10"/>
          <table:table-cell table:style-name="ce26"/>
          <table:table-cell table:number-columns-repeated="3" table:style-name="ce25"/>
          <table:table-cell office:value-type="string" table:style-name="ce27">
            <text:p>Victory: Over death</text:p>
          </table:table-cell>
          <table:table-cell table:style-name="ce28"/>
          <table:table-cell table:number-columns-repeated="16348" table:style-name="ce1"/>
        </table:table-row>
        <table:table-row table:style-name="ro1">
          <table:table-cell office:value-type="string" table:style-name="ce15">
            <text:p>Sandrine Bessis</text:p>
          </table:table-cell>
          <table:table-cell table:style-name="ce15"/>
          <table:table-cell office:value-type="string" table:style-name="ce15">
            <text:p>François</text:p>
          </table:table-cell>
          <table:table-cell office:value-type="string" table:style-name="ce15">
            <text:p>Pangloss</text:p>
          </table:table-cell>
          <table:table-cell table:style-name="ce79"/>
          <table:table-cell office:value-type="string" table:style-name="ce84">
            <text:p><text:a xlink:href="https://doi.org/10.24397/pangloss-0003198">https://doi.org/10.24397/pangloss-0003198</text:a></text:p>
          </table:table-cell>
          <table:table-cell office:value-type="string" table:style-name="ce15">
            <text:p>North Vanuatu</text:p>
          </table:table-cell>
          <table:table-cell table:style-name="ce15"/>
          <table:table-cell office:value-type="string" table:style-name="ce15">
            <text:p>Nume</text:p>
          </table:table-cell>
          <table:table-cell office:value-type="string" table:style-name="ce15">
            <text:p>English</text:p>
          </table:table-cell>
          <table:table-cell office:value-type="string" table:style-name="ce15">
            <text:p>Yes</text:p>
          </table:table-cell>
          <table:table-cell office:value-type="string" table:style-name="ce86">
            <text:p>Bresli</text:p>
          </table:table-cell>
          <table:table-cell office:value-type="date" office:date-value="2024-07-27T00:00:00" table:style-name="ce81">
            <text:p>27/07/2024</text:p>
          </table:table-cell>
          <table:table-cell office:value-type="string" table:style-name="ce86">
            <text:p>Vanuatu, Gaua Island, Sisiol</text:p>
          </table:table-cell>
          <table:table-cell office:value-type="string" table:style-name="ce85">
            <text:p>-14.253121126407512, 167.56385768496924</text:p>
          </table:table-cell>
          <table:table-cell office:value-type="string" table:style-name="ce15">
            <text:p>François</text:p>
          </table:table-cell>
          <table:table-cell office:value-type="string" table:style-name="ce15">
            <text:p>François</text:p>
          </table:table-cell>
          <table:table-cell office:value-type="string" table:style-name="ce115">
            <text:p>Wenawon the Trickster</text:p>
          </table:table-cell>
          <table:table-cell office:value-type="string" table:style-name="ce83">
            <text:p>Wenawon le farceur</text:p>
          </table:table-cell>
          <table:table-cell table:style-name="ce82"/>
          <table:table-cell table:style-name="ce15"/>
          <table:table-cell office:value-type="string" table:style-name="ce15">
            <text:p>Wenawon lives with his wife and children. He goes alone to gather almonds, but he falls from a tree and dies. He is buried in the village, yet at night he rises from his grave, returns home, kills a pig, and throws its body into the grave before leaving to live in another village. Believing her husband dead, his wife takes the pig’s skull and hangs it in her kitchen. Later, during a feast in Wenawon’s village, she joins the dance, where Wenawon also appears and tells her that the head is a pig’s head. She tells him how mad he is .</text:p>
          </table:table-cell>
          <table:table-cell office:value-type="string" table:style-name="ce15">
            <text:p>Wenawon vit avec sa femme et ses enfants. Il part seul chercher des amandes, mais il tombe d’un arbre et meurt. Il est enterré dans le village, pourtant la nuit il sort de sa tombe, retourne chez lui, tue un cochon et jette son corps dans la tombe avant de partir vivre dans un autre village. Pensant son mari mort, sa femme prend le crâne du cochon et le suspend dans sa cuisine. Plus tard, lors d’un festin dans le village de Wenawon, elle rejoint la danse, où Wenawon apparaît également et lui dit que la tête est celle d’un cochon. Elle lui dit alors combien il est fou.</text:p>
          </table:table-cell>
          <table:table-cell office:value-type="string" table:style-name="ce15">
            <text:p>revival from the dead ; trickster ;</text:p>
          </table:table-cell>
          <table:table-cell office:value-type="string" table:style-name="ce15">
            <text:p>§§ someone dies but lives anyway</text:p>
          </table:table-cell>
          <table:table-cell table:number-columns-repeated="4" table:style-name="ce10"/>
          <table:table-cell office:value-type="string" table:style-name="ce10">
            <text:p>Wenawon</text:p>
          </table:table-cell>
          <table:table-cell table:style-name="ce26"/>
          <table:table-cell table:number-columns-repeated="3" table:style-name="ce25"/>
          <table:table-cell office:value-type="string" table:style-name="ce27">
            <text:p>Victory: Over death</text:p>
          </table:table-cell>
          <table:table-cell table:style-name="ce28"/>
          <table:table-cell table:number-columns-repeated="16348" table:style-name="ce1"/>
        </table:table-row>
        <table:table-row table:style-name="ro1">
          <table:table-cell office:value-type="string" table:style-name="ce87">
            <text:p>Sandrine Bessis</text:p>
          </table:table-cell>
          <table:table-cell table:style-name="ce87"/>
          <table:table-cell office:value-type="string" table:style-name="ce87">
            <text:p>François</text:p>
          </table:table-cell>
          <table:table-cell office:value-type="string" table:style-name="ce87">
            <text:p>Pangloss</text:p>
          </table:table-cell>
          <table:table-cell table:style-name="ce116"/>
          <table:table-cell office:value-type="string" table:style-name="ce103">
            <text:p><text:a xlink:href="https://doi.org/10.24397/pangloss-0002438">https://doi.org/10.24397/pangloss-0002438</text:a></text:p>
          </table:table-cell>
          <table:table-cell table:style-name="ce87"/>
          <table:table-cell table:style-name="ce94"/>
          <table:table-cell office:value-type="string" table:style-name="ce87">
            <text:p>Mwotlap</text:p>
          </table:table-cell>
          <table:table-cell table:number-columns-repeated="2" table:style-name="ce87"/>
          <table:table-cell office:value-type="string" table:style-name="ce86">
            <text:p>Wit Samson</text:p>
          </table:table-cell>
          <table:table-cell office:value-type="date" office:date-value="1998-07-01T00:00:00" table:style-name="ce107">
            <text:p>01/07/1998</text:p>
          </table:table-cell>
          <table:table-cell office:value-type="string" table:style-name="ce87">
            <text:p>Vanuatu, Motalava Island, Legvegmen</text:p>
            <text:p/>
          </table:table-cell>
          <table:table-cell office:value-type="string" table:style-name="ce92">
            <text:p>-13.701021686691377, 167.63390380198197</text:p>
          </table:table-cell>
          <table:table-cell office:value-type="string" table:style-name="ce87">
            <text:p>François</text:p>
          </table:table-cell>
          <table:table-cell office:value-type="string" table:style-name="ce87">
            <text:p>François</text:p>
          </table:table-cell>
          <table:table-cell office:value-type="string" table:style-name="ce115">
            <text:p>Venventey and the mystery island</text:p>
          </table:table-cell>
          <table:table-cell office:value-type="string" table:style-name="ce93">
            <text:p>Venventey et l'île mystérieuse</text:p>
          </table:table-cell>
          <table:table-cell table:style-name="ce94"/>
          <table:table-cell table:number-columns-repeated="5" table:style-name="ce87"/>
          <table:table-cell table:number-columns-repeated="4" table:style-name="ce95"/>
          <table:table-cell office:value-type="string" table:style-name="ce95">
            <text:p>Venventey</text:p>
          </table:table-cell>
          <table:table-cell table:style-name="ce96"/>
          <table:table-cell table:number-columns-repeated="3" table:style-name="ce97"/>
          <table:table-cell table:style-name="ce108"/>
          <table:table-cell table:style-name="ce98"/>
          <table:table-cell table:number-columns-repeated="3" table:style-name="ce99"/>
          <table:table-cell table:number-columns-repeated="16345"/>
        </table:table-row>
        <table:table-row table:style-name="ro1">
          <table:table-cell office:value-type="string" table:style-name="ce87">
            <text:p>Clothilde Volk</text:p>
          </table:table-cell>
          <table:table-cell table:style-name="ce87"/>
          <table:table-cell office:value-type="string" table:style-name="ce87">
            <text:p>Pangloss</text:p>
          </table:table-cell>
          <table:table-cell table:style-name="ce87"/>
          <table:table-cell table:style-name="ce116"/>
          <table:table-cell table:style-name="ce117"/>
          <table:table-cell office:value-type="string" table:style-name="ce87">
            <text:p>North Vanuatu</text:p>
          </table:table-cell>
          <table:table-cell table:style-name="ce94"/>
          <table:table-cell office:value-type="string" table:style-name="ce87">
            <text:p>Hiw</text:p>
          </table:table-cell>
          <table:table-cell office:value-type="string" table:style-name="ce87">
            <text:p>English/ French</text:p>
          </table:table-cell>
          <table:table-cell office:value-type="string" table:style-name="ce87">
            <text:p>Yes</text:p>
          </table:table-cell>
          <table:table-cell office:value-type="string" table:style-name="ce87">
            <text:p>Mama Jimmy Tiwyoy</text:p>
          </table:table-cell>
          <table:table-cell office:value-type="date" office:date-value="2006-01-19T00:00:00" table:style-name="ce107">
            <text:p>19/01/2006</text:p>
          </table:table-cell>
          <table:table-cell table:style-name="ce107"/>
          <table:table-cell table:style-name="ce94"/>
          <table:table-cell table:style-name="ce87"/>
          <table:table-cell office:value-type="string" table:style-name="ce87">
            <text:p>François</text:p>
          </table:table-cell>
          <table:table-cell office:value-type="string" table:style-name="ce87">
            <text:p>Conversation about the grade system (suqe), and about sorcery</text:p>
          </table:table-cell>
          <table:table-cell office:value-type="string" table:style-name="ce93">
            <text:p>Conversation sur la société à grades (suqe) et la sorcellerie</text:p>
          </table:table-cell>
          <table:table-cell table:style-name="ce94"/>
          <table:table-cell office:value-type="string" table:style-name="ce87">
            <text:p>This transcription indicates the transition between initiatory societies linked to sorcery and Christianity.</text:p>
          </table:table-cell>
          <table:table-cell office:value-type="string" table:style-name="ce87">
            <text:p>During pagan times, the people of Hiw were not cannibals. But there were stone tombs in each village, erected on sacred grounds, around the homes of initiated men. The war dead were buried there, then the bones were recovered to make arrows. These arrows could instantly kill those they hit. The arrows were kept in bamboo quivers. It was the initiates who were buried. These men did not live among themselves, and no one was allowed to eat the leftovers of their meals. When Christianity arrived, they refused to eat from the same plate or drink from the same cup for the Eucharist, so the missionaries wanted to ban this practice. To be initiated, one had to be identified by an initiate and own land and property, such as pigs, for example. It was also necessary to help the community and stay with the elders. It was also necessary to be initiated by one's maternal uncle. He would then perform a ritual with the highest-ranking man in the hierarchy. The initiation can last up to several months. Initiates must spend time alone in the bush, searching for vines and bark, and bringing them back. They then enter a period of shunning during which they are forbidden from eating seafood and from having sexual relations with women, even if they are married.</text:p>
            <text:p>A special headdress must then be created and the ritual site marked out, and if the restrictions are not respected, they can be beaten to death. If the initiate survives, they are made to wear a headdress and dance to newet drums. To advance in rank, they must participate in other ceremonies wearing different headdresses.</text:p>
            <text:p>In these spaces, novices are separated from those already initiated. The ranks have different names, and the highest is the "supreme," Suqer̄ot. Those who reach this rank become sacred and cannot be seen, so they remain in their rooms. They also have the power to start or stop wars in which men fought with arrows, javelins, maces, or even witchcraft. To do this, bones must be recovered from graves, charred, and made to be eaten by the enemy or included in their defections.</text:p>
            <text:p>With the arrival of missionaries in the 1800s, people abandoned the rank system. Today, witchcraft continues, but it is bad witchcraft.</text:p>
          </table:table-cell>
          <table:table-cell office:value-type="string" table:style-name="ce87">
            <text:p>Pendant les temps païens, les gens de Hiw n’étaient pas cannibales. Mais il y avait des tombes de pierre dans chaque village, érigée sur les terres sacrées, soit autour des maisons des hommes initiés. On y enterrait les morts à la guerre, puis on récupérait les os pour en faire des flèches. Ces flèches pouvaient tuer immédiatement ceux qu’elles touchaient. Les flèches étaient conservées dans des carquois en bamboo. Ce sont les initiés que l’on enterrait. Ces hommes ne vivaient entre eux et personne n’était autorisé à manger les restes de leurs repas. Quand le christianisme arriva, ils refusaient de manger dans le même plat et de boire dans le même verre pour l’eucharistie donc les missionnaires ont voulu interdire cette pratique. Pour être initié, il fallait se faire repérer par un initié, et posséder des terres et des biens comme des cochons par exemple. Il fallait aussi aider la communauté, rester avec les plus vieux. Il fallait aussi être initié par son oncle maternel. Il allait ensuite faire un rituel avec l’homme le plus haut dans la hierarchie. L’initiation peut durer jusqu’à plusieurs mois. Les initiés doivent passer du temps seuls dans la brousse et chercher pour des lianes et des écorces et les rammener. Ils entrent ensuite dans une période d’évitement pendant laquelle ils ne peuvent pas manger d’aliments marins et ne peuvent pas relationner avec des femmes, même s’ils sont mariés.</text:p>
            <text:p>Il faut ensuite créer une coiffe spéciale et délimiter le lieu du rituel, et si on n’a pas respecté les restrictions, on peut se faire battre jusqu’à en mourir. Si l’initié survit, on lui fait porter une coiffe et danser sur des tambours newet. Pour monter dans les grades, il faut participer à d’autres cérémonies avec d’autres coiffes.</text:p>
            <text:p>Dans les espaces, les novices sont séparés de ceux qui sont déjà initiés. Les grades ont des noms différents et le plus haut est le « suprême », Suqer̄ot. Ceux qui accèdent à ce rang deviennent sacrés, et ne peuvent être vus donc ils restent dans leur chambre. Ils ont aussi le pouvoir de démarrer ou arrêter les guerres durant lesquelles les hommes se battaient avec des flèches, des javelins, des masses voir de la sorcellerie. Pour ce faire, il faut récupérer des os des tombes, les carboniser et faire en sorte que l’ennemi les manges ou en mettre dans ses défections.</text:p>
            <text:p>Avec l’arrivée des missionnaires dans les années 1800, les gens ont abandonné le système des grades. Aoujourd’hui la sorcellerie continue mais c’est de la mauvaise sorcellerie.</text:p>
            <text:p/>
          </table:table-cell>
          <table:table-cell office:value-type="string" table:style-name="ce87">
            <text:p>sacred tombs ; initiation ; sorcery ; grad-ranking</text:p>
          </table:table-cell>
          <table:table-cell table:style-name="ce87"/>
          <table:table-cell table:number-columns-repeated="5" table:style-name="ce95"/>
          <table:table-cell table:style-name="ce96"/>
          <table:table-cell table:number-columns-repeated="3" table:style-name="ce97"/>
          <table:table-cell table:style-name="ce108"/>
          <table:table-cell table:style-name="ce98"/>
          <table:table-cell table:number-columns-repeated="3" table:style-name="ce99"/>
          <table:table-cell table:number-columns-repeated="16345"/>
        </table:table-row>
        <table:table-row table:style-name="ro1">
          <table:table-cell office:value-type="string" table:style-name="ce15">
            <text:p>Clothilde Volk</text:p>
          </table:table-cell>
          <table:table-cell table:style-name="ce15"/>
          <table:table-cell office:value-type="string" table:style-name="ce15">
            <text:p>François</text:p>
          </table:table-cell>
          <table:table-cell office:value-type="string" table:style-name="ce15">
            <text:p>Pangloss</text:p>
          </table:table-cell>
          <table:table-cell table:number-columns-repeated="2" table:style-name="ce101"/>
          <table:table-cell office:value-type="string" table:style-name="ce15">
            <text:p>North Vanuatu</text:p>
          </table:table-cell>
          <table:table-cell table:style-name="ce82"/>
          <table:table-cell office:value-type="string" table:style-name="ce15">
            <text:p>Lakon</text:p>
          </table:table-cell>
          <table:table-cell office:value-type="string" table:style-name="ce15">
            <text:p>English / French</text:p>
          </table:table-cell>
          <table:table-cell office:value-type="string" table:style-name="ce15">
            <text:p>Yes</text:p>
          </table:table-cell>
          <table:table-cell office:value-type="string" table:style-name="ce15">
            <text:p>Nelson Vagel</text:p>
          </table:table-cell>
          <table:table-cell office:value-type="string" table:style-name="ce15">
            <text:p>23/ 08/ 2003</text:p>
          </table:table-cell>
          <table:table-cell table:number-columns-repeated="2" table:style-name="ce15"/>
          <table:table-cell office:value-type="string" table:style-name="ce15">
            <text:p>François</text:p>
          </table:table-cell>
          <table:table-cell office:value-type="string" table:style-name="ce15">
            <text:p>François</text:p>
          </table:table-cell>
          <table:table-cell office:value-type="string" table:style-name="ce15">
            <text:p>On the symbolic significance of Hawks in Gaua</text:p>
          </table:table-cell>
          <table:table-cell office:value-type="string" table:style-name="ce83">
            <text:p>Le busard, un symbole culturel important à Gaua</text:p>
          </table:table-cell>
          <table:table-cell table:style-name="ce82"/>
          <table:table-cell office:value-type="string" table:style-name="ce15">
            <text:p>Harriers (birds) are majestic and reserved for an initiated elite, they are symbols of greatness.</text:p>
          </table:table-cell>
          <table:table-cell office:value-type="string" table:style-name="ce104">
            <text:p>Only senior initiated members can eat harriers (k.o. hawk). They only land on banyan trees or ironwoods, and in Gaua they are the protectors of the country. They land on banyan trees, whose fruit they eat, and the banyan trees then symbolize the man of power who feeds his people. Women and the uninitiated cannot eat harriers; they are the food of initiates. The bird is so important that it is chosen as a first name (Wemal), and sending a messenger bearing this name gives more importance to the message.</text:p>
          </table:table-cell>
          <table:table-cell office:value-type="string" table:style-name="ce104">
            <text:p>Ne peuvent manger des busards que les membres initiés supérieurs. Ils ne se posent que sur des banians ou bois-de-fer, et ce sont à Gaua les protecteurs du pays. Ils se posent dans les banians dont ils mangent des fruits, et les banians symbolisent alors l’homme de pouvoir qui nourrit son peuple. Les femmes et les non-initiés ne peuvent pas manger de busard, c’est la nourriture des initiés. L’oiseau est tellement important qu’il est choisi en prénom (Wemal) et qu’envoyer un messager qui porte ce nom donne plus d’importance au message.</text:p>
          </table:table-cell>
          <table:table-cell office:value-type="string" table:style-name="ce15">
            <text:p>hawks ; symbol ; initiation</text:p>
          </table:table-cell>
          <table:table-cell office:value-type="string" table:style-name="ce15">
            <text:p>[this is not a narrative]</text:p>
          </table:table-cell>
          <table:table-cell table:style-name="ce56"/>
          <table:table-cell table:number-columns-repeated="4" table:style-name="ce25"/>
          <table:table-cell table:style-name="ce26"/>
          <table:table-cell table:number-columns-repeated="3" table:style-name="ce25"/>
          <table:table-cell table:style-name="ce27"/>
          <table:table-cell table:style-name="ce28"/>
          <table:table-cell table:number-columns-repeated="3" table:style-name="ce25"/>
          <table:table-cell table:number-columns-repeated="16345"/>
        </table:table-row>
        <table:table-row table:style-name="ro1">
          <table:table-cell office:value-type="string" table:style-name="ce27">
            <text:p>Baptiste</text:p>
            <text:p>Brun</text:p>
          </table:table-cell>
          <table:table-cell table:style-name="ce28"/>
          <table:table-cell office:value-type="string" table:style-name="ce28">
            <text:p>Slone</text:p>
          </table:table-cell>
          <table:table-cell office:value-type="float" office:value="1" table:style-name="ce15">
            <text:p>1</text:p>
          </table:table-cell>
          <table:table-cell office:value-type="string" table:style-name="ce101">
            <text:p>Wantok</text:p>
            <text:p>newspaper 48,</text:p>
            <text:p>July 19, 1972,</text:p>
            <text:p>page 4</text:p>
          </table:table-cell>
          <table:table-cell table:style-name="ce101"/>
          <table:table-cell office:value-type="string" table:style-name="ce27">
            <text:p>Papua New</text:p>
            <text:p>Guinea</text:p>
          </table:table-cell>
          <table:table-cell table:number-columns-repeated="2" table:style-name="ce27"/>
          <table:table-cell office:value-type="string" table:style-name="ce27">
            <text:p>English</text:p>
          </table:table-cell>
          <table:table-cell office:value-type="string" table:style-name="ce27">
            <text:p>No</text:p>
          </table:table-cell>
          <table:table-cell office:value-type="string" table:style-name="ce27">
            <text:p>Anonymous</text:p>
          </table:table-cell>
          <table:table-cell office:value-type="date" office:date-value="1972-07-19T00:00:00" table:style-name="ce118">
            <text:p>July 19, 1972</text:p>
          </table:table-cell>
          <table:table-cell table:number-columns-repeated="2" table:style-name="ce27"/>
          <table:table-cell office:value-type="string" table:style-name="ce27">
            <text:p>Slone</text:p>
          </table:table-cell>
          <table:table-cell office:value-type="string" table:style-name="ce27">
            <text:p>Slone (translation from Tok Pisin)</text:p>
          </table:table-cell>
          <table:table-cell office:value-type="string" table:style-name="ce27">
            <text:p>Crying for Nothing</text:p>
          </table:table-cell>
          <table:table-cell office:value-type="string" table:style-name="ce119">
            <text:p>[Pleurer pour Rien]</text:p>
          </table:table-cell>
          <table:table-cell table:style-name="ce27"/>
          <table:table-cell office:value-type="string" table:style-name="ce15">
            <text:p>A bad man named Nothing dies, and his wife, realizing that no one is crying for him, asks every child to cry for Nothing.</text:p>
          </table:table-cell>
          <table:table-cell office:value-type="string" table:style-name="ce15">
            <text:p>A bad man called Nothing died. His wife was the only one who cried. Then, she asked to each child that she met who was playing, giving them yams, to cry for her husband, and all the children you meet crying will then tell you: "I'm crying for nothing"</text:p>
          </table:table-cell>
          <table:table-cell office:value-type="string" table:style-name="ce15">
            <text:p>Un homme mauvais appelé Rien est mort. Sa femme est la seule qui pleurt. Elle demande alors à tous les enfants qu'elle croise en train de jouer, en leur donnant des ignames, de pleurer pour son mari, et tous les enfants que tu rencontreras en train de pleurer te diront alors : "Je pleure pour rien"</text:p>
          </table:table-cell>
          <table:table-cell table:style-name="ce27"/>
          <table:table-cell office:value-type="string" table:style-name="ce15">
            <text:p>a woman cries for her husband §§ a woman mourns her dead husband</text:p>
          </table:table-cell>
          <table:table-cell table:style-name="ce27"/>
          <table:table-cell office:value-type="string" table:style-name="ce27">
            <text:p>yams</text:p>
          </table:table-cell>
          <table:table-cell table:number-columns-repeated="2" table:style-name="ce27"/>
          <table:table-cell office:value-type="string" table:style-name="ce27">
            <text:p>Nothing</text:p>
          </table:table-cell>
          <table:table-cell table:number-columns-repeated="9" table:style-name="ce27"/>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1" table:style-name="ce15">
            <text:p>1</text:p>
          </table:table-cell>
          <table:table-cell office:value-type="string" table:style-name="ce101">
            <text:p>Wantok</text:p>
            <text:p>newspaper 49,</text:p>
            <text:p>August 2, 1972,</text:p>
            <text:p>page 4</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Anonymous</text:p>
          </table:table-cell>
          <table:table-cell office:value-type="date" office:date-value="1972-08-02T00:00:00" table:style-name="ce118">
            <text:p>August 2, 1972</text:p>
          </table:table-cell>
          <table:table-cell table:number-columns-repeated="2" table:style-name="ce28"/>
          <table:table-cell office:value-type="string" table:style-name="ce28">
            <text:p>Slone</text:p>
          </table:table-cell>
          <table:table-cell office:value-type="string" table:style-name="ce27">
            <text:p>Slone (translation from Tok Pisin)</text:p>
          </table:table-cell>
          <table:table-cell office:value-type="string" table:style-name="ce28">
            <text:p>Where Did Pots Come</text:p>
            <text:p>From ?</text:p>
          </table:table-cell>
          <table:table-cell office:value-type="string" table:style-name="ce120">
            <text:p>[D'où viennent les Pots ?]</text:p>
          </table:table-cell>
          <table:table-cell table:style-name="ce28"/>
          <table:table-cell office:value-type="string" table:style-name="ce15">
            <text:p>A man brings down a star, which is a woman, from the sky, by making a fire after having a dream, and she, after the two have married, then teaches the women of the area how to make pots.</text:p>
          </table:table-cell>
          <table:table-cell office:value-type="string" table:style-name="ce15">
            <text:p>A man named Bunag, who knew many things, was fishing. While gazing at the stars, he thought of the stories his grandmother used to tell him about the stars, the moon, and the sky when he was a child. She told him that the stars were beautiful women who lived in the clouds. Thinking about this, Bunag fell asleep. He dreamed of a little bird that came to tell him that if he truly desired one of the women/stars, he should build a huge fire when the clouds were clear and wait for one of these women to descend, so they could marry and he could take care of her. One day, when the sky was perfectly clear, he did just that, and a woman descended on a ladder through the smoke of the fire. Bunag was immediately attracted to her. He took her home, named her "Fonpain," which means "Star," and Bunag and Fonpain married and had a son. At the same time, Fonpain realized that humans didn't know what a pot was, so she taught all the women in the region how to make them. Now, many more people know how to cook food in pots, and it tastes much better.</text:p>
          </table:table-cell>
          <table:table-cell office:value-type="string" table:style-name="ce15">
            <text:p><text:s/>Un homme appelé Bunag, qui connaissait beaucoup de choses, était en train de pêcher. En regardant les étoiles, il pensa aux histoires que lui racontait sa grand-mère sur les étoiles, la lune et le ciel quand il était enfant. Elle lui disait que les étoiles étaient de magnifiques femmes qui vivaient dans les nuages. En pensant à cela, Bunag s'est endormi. Il a rêvé d'un petit oiseau venu lui dire que s'il désirait vraiment une des femmes/étoiles, il devait faire un immense feu lorsque les nuages seront clairs et attendre qu'une de ces femmes descende, pour qu'ils se marient et qu'il prenne soin d'elle. Un jour où le ciel était parfaitement clair, c'est ce qu'il fit et une femme descendit alors sur une échelle qui passa par la fumée du feu. Bunag fut immédiatement attiré par elle, il l'emmena chez lui, l'appele "Fonpain", qui signifie "Etoile", et Bunag et Fonpain se marièrent et eurent un garçon. En même temps, Fonpain se rendit compte que les humains ne savaient pas ce qu'était un pot, et elle apprit donc à toutes les femmes de la région à en fabriquer. Maintenant, beaucoup plus de monde personnes savent faire de la nourriture avec des pots, et celle-ci est bien meilleure.</text:p>
          </table:table-cell>
          <table:table-cell table:style-name="ce27"/>
          <table:table-cell office:value-type="string" table:style-name="ce15">
            <text:p>a man marries a star §§ a man marries a woman who is a star §§ someone meets a star §§ a star descends from the sky §§ a star turns into a woman §§ a child is born of a star §§ a fish appears in someone's dreams</text:p>
          </table:table-cell>
          <table:table-cell table:style-name="ce27"/>
          <table:table-cell office:value-type="string" table:style-name="ce28">
            <text:p>bird</text:p>
          </table:table-cell>
          <table:table-cell table:style-name="ce28"/>
          <table:table-cell office:value-type="string" table:style-name="ce28">
            <text:p>Madang province</text:p>
          </table:table-cell>
          <table:table-cell office:value-type="string" table:style-name="ce28">
            <text:p>Bunag</text:p>
            <text:p/>
            <text:p>Fonpain</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date" office:date-value="2025-02-01T00:00:00" table:style-name="ce121">
            <text:p>1-2</text:p>
          </table:table-cell>
          <table:table-cell office:value-type="string" table:style-name="ce79">
            <text:p>Wantok</text:p>
            <text:p>newspaper 50,</text:p>
            <text:p>August 16, 1972,</text:p>
            <text:p>page 11</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27">
            <text:p>No</text:p>
          </table:table-cell>
          <table:table-cell office:value-type="string" table:style-name="ce15">
            <text:p>Anonymous</text:p>
          </table:table-cell>
          <table:table-cell office:value-type="string" table:style-name="ce15">
            <text:p>August 16, 1972,</text:p>
            <text:p/>
          </table:table-cell>
          <table:table-cell table:number-columns-repeated="2"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50) Where did women come from ?</text:p>
          </table:table-cell>
          <table:table-cell office:value-type="string" table:style-name="ce83">
            <text:p>[D'où venaient les femmes ?]</text:p>
          </table:table-cell>
          <table:table-cell table:style-name="ce15"/>
          <table:table-cell office:value-type="string" table:style-name="ce15">
            <text:p>Women lived in the clouds until the men cut the ropes that allowed them to descend to earth and married them.</text:p>
          </table:table-cell>
          <table:table-cell office:value-type="string" table:style-name="ce15">
            <text:p>There were no women on earth, only men, for they lived in the clouds. But one day, while the men were in the forest, the women came down and cooked cabbage and taro. When they returned to the village, the men were amazed by the food, especially as the miracle was repeated several times. So the men hid a little man who saw the women descend with ropes, cook and then climb back up. Following the little man's revelations, everyone hid and waited for the women to come down. When they had all come down, they cut the ropes, all grabbed one woman and married her. This is why men and women share the housework.</text:p>
          </table:table-cell>
          <table:table-cell office:value-type="string" table:style-name="ce15">
            <text:p>Sur terre n’habitait que les hommes, car les femmes vivaient dans les nuages. Mais un jour, alors que les hommes étaient dans la forêt les femmes descendirent et firent cuire du chou et du taro. De leur retour au village, les hommes furent surpris devant toute cette nourriture, d’autant que ce miracle se reproduisit plusieurs fois. Alors, les hommes cachèrent un petit homme qui vit les femmes descendre avec des cordes, cuisiner puis remonter. Suites aux révélations du petit homme, tous se cachèrent et attendirent la venue des femmes. Après qu’elles soient toutes descendues, ils coupèrent les cordes, attrapèrent tous une femme et la marièrent. C’est pour cette raison que les hommes et les femmes se partagent le travail ménagé.</text:p>
          </table:table-cell>
          <table:table-cell office:value-type="string" table:style-name="ce15">
            <text:p>men and women ; origine story ; taro ; cabbage ; clouds ; earth ; marriage ; division of labor</text:p>
          </table:table-cell>
          <table:table-cell office:value-type="string" table:style-name="ce15">
            <text:p>women live in the sky §§ women come down from the sky §§ a woman lives in the sky §§ a woman comes down from the sky §§ ropes fall from the sky §§ men prevent women from returning to the sky §§ a man prevents a woman from returning to the sky §§ men prevent women from returning to the sky by cutting ropes §§ a man cuts ropes to prevent a woman from returning to the sky</text:p>
            <text:p/>
          </table:table-cell>
          <table:table-cell table:style-name="ce10"/>
          <table:table-cell office:value-type="string" table:style-name="ce10">
            <text:p>cabbage ; taro</text:p>
          </table:table-cell>
          <table:table-cell table:number-columns-repeated="3" table:style-name="ce10"/>
          <table:table-cell table:style-name="ce26"/>
          <table:table-cell table:style-name="ce25"/>
          <table:table-cell office:value-type="string" table:style-name="ce122">
            <text:p>proche du conte type de la femme-cygne</text:p>
          </table:table-cell>
          <table:table-cell table:style-name="ce10"/>
          <table:table-cell table:style-name="ce27"/>
          <table:table-cell table:style-name="ce28"/>
          <table:table-cell table:number-columns-repeated="16348" table:style-name="ce1"/>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2" table:style-name="ce15">
            <text:p>2</text:p>
          </table:table-cell>
          <table:table-cell office:value-type="string" table:style-name="ce101">
            <text:p>Wantok</text:p>
            <text:p>newspaper 51,</text:p>
            <text:p>page 4,6</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Guksaluk Atolik</text:p>
          </table:table-cell>
          <table:table-cell office:value-type="string" table:style-name="ce27">
            <text:p>September</text:p>
            <text:p>6, 1972</text:p>
          </table:table-cell>
          <table:table-cell office:value-type="string" table:style-name="ce28">
            <text:p>Madang Town</text:p>
            <text:p/>
            <text:p>Madang Province</text:p>
          </table:table-cell>
          <table:table-cell office:value-type="string" table:style-name="ce28">
            <text:p>-5.23,</text:p>
            <text:p>145.79</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Children Who Turned</text:p>
            <text:p>into Stones</text:p>
          </table:table-cell>
          <table:table-cell office:value-type="string" table:style-name="ce120">
            <text:p>[Les Enfants qui se sont</text:p>
            <text:p>transformés en pierres]</text:p>
          </table:table-cell>
          <table:table-cell table:style-name="ce28"/>
          <table:table-cell office:value-type="string" table:style-name="ce15">
            <text:p>To get revenge on the villagers who chased her away to eat her, an eel transforms the old women and children of the village into stones.</text:p>
          </table:table-cell>
          <table:table-cell office:value-type="string" table:style-name="ce15">
            <text:p>One evening in a forest, a huge eel came to feed on the fruit of a fruit tree. One evening, a man looking for food was surprised to discover the enormous eel eating the fallen fruit. He decided to follow the eel to see where it came from and found its hiding place. He then returned to his village and told everyone about his discovery. All the villagers decided to hunt down this large eel another day. They went to the river where it lived and built a dam to hold back the water and make it easier to search for the eel. They found the eel under the largest rock, but when they lifted it, the eel escaped. They then killed it by throwing spears and arrows at it and rejoiced. They cooked the eel in the forest because it was too heavy to carry home, and some men and women went to gather vegetables to cook it with, while the children stayed with the elders around the fire, telling each other stories. Suddenly, the eel stood up and spoke to them in the fire, telling them that they would see it the next day at the same time in the clouds, before disappearing. Those who had gone to gather vegetables didn't believe the elders and children when they returned, and, furious, they cooked a small eel, which they shared only among themselves. The next evening, the old women and children, who had eaten nothing, decided to tip over a rock to find an eel, but they saw the moon in the sky and began to cry, sing, and dance, and jumped into the water. As they jumped, they suddenly turned into rocks. Thus, the men and women of the village will forever remember the enormous eel and the old women and children who became stones.</text:p>
          </table:table-cell>
          <table:table-cell office:value-type="string" table:style-name="ce15">
            <text:p>Le soir dans une forêt, une énorme anguille venait se nourrir des fruits d'un arbre fruitier. Un soir, un homme qui cherchait à manger découvrit avec surprise l'énorme anguille en train de manger les fruits tombés. Il décida alors de suivre l'anguille pour voir d'où elle venait et trouve sa cachette. Il rentra alors à son village et raconta sa découverte. Tous les habitants du village décidèrent alors de chasser cette grosse anguille un autre jour. Il allèrent à la rivière, où elle habitait, et construisirent un barrage pour endiguer l'eau et mieux chercher l'anguille. Ils trouvèrent l'anguille sous le plus gros rocher mais en souvelant celui-ci l'anguille s'enfuit. Ils la tuèrent alors en lui lançant des lances et des flèches et s'en réjouissèrent. Ils firent cuire l'anguille dans la forêt car elle était trop lourde pour la ramener chez eux et certains hommes et femmes alèrent chercher des légumes pour la cuisiner, tandis que les enfants restèrent avec les aînés autour du feu en se racontant des histoires. Soudain, l'anguille se leva et leur parla dans le feu en leur disant qu'ils la verront le lendemain à la même heure dans les nuages, avant de disparaître. Ceux qui étaient partis chercher des légumes ne crurent pas les anciens et les enfants lorsqu'ils revinrent et, furieux, ils cuisinèrent une petite anguille qu'ils ne partagèrent qu'entre eux. Le lendemain soir, les vieilles femmes et les enfants, qui n'avaient rien mangé, ils décidèrent de faire basculer un rocher pour trouver une anguille mais aperçurent la lune dans le ciel et se mirent à pleurer, chanter et danser, et sautèrent dans l'eau. En sautant dans l'eau, ils se sont tout à coup transformés en rochers. <text:s/>Ainsi, les hommes et les femmes du village se souviennent à jamais de l'énorme anguille et des vieilles femmes et des enfants devenus des pierres</text:p>
          </table:table-cell>
          <table:table-cell table:style-name="ce27"/>
          <table:table-cell office:value-type="string" table:style-name="ce15">
            <text:p>people turn into stones §§ an eel transforms people into stones §§ children turn into stones §§ old women turn into stones §§ people hunt an eel §§ people want to eat an eel §§ an eel eats the fruit of a tree §§ old women tell stories</text:p>
          </table:table-cell>
          <table:table-cell table:style-name="ce27"/>
          <table:table-cell office:value-type="string" table:style-name="ce28">
            <text:p>eel</text:p>
          </table:table-cell>
          <table:table-cell table:number-columns-repeated="7"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3" table:style-name="ce15">
            <text:p>3</text:p>
          </table:table-cell>
          <table:table-cell office:value-type="string" table:style-name="ce101">
            <text:p>Wantok</text:p>
            <text:p>newspaper 52,</text:p>
            <text:p>September 20, 1972,</text:p>
            <text:p>pages 7, 10</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Stephan Gai</text:p>
          </table:table-cell>
          <table:table-cell office:value-type="string" table:style-name="ce27">
            <text:p>September</text:p>
            <text:p>20, 1972</text:p>
          </table:table-cell>
          <table:table-cell table:number-columns-repeated="2" table:style-name="ce28"/>
          <table:table-cell office:value-type="string" table:style-name="ce28">
            <text:p>Slone</text:p>
          </table:table-cell>
          <table:table-cell office:value-type="string" table:style-name="ce27">
            <text:p>Slone (translation from Tok Pisin)</text:p>
          </table:table-cell>
          <table:table-cell office:value-type="string" table:style-name="ce28">
            <text:p>How the Snake Lost Its</text:p>
            <text:p>Hair</text:p>
          </table:table-cell>
          <table:table-cell office:value-type="string" table:style-name="ce120">
            <text:p>[Comment le Serpent a</text:p>
            <text:p>perdu ses cheveux]</text:p>
          </table:table-cell>
          <table:table-cell table:style-name="ce28"/>
          <table:table-cell office:value-type="string" table:style-name="ce28">
            <text:p>Before a meeting of all the</text:p>
            <text:p>animals, Marsupial and Snake,</text:p>
            <text:p>who are friends, are cutting</text:p>
            <text:p>each other's hair. However,</text:p>
            <text:p>Marsupial cuts all of Snake's</text:p>
            <text:p>hair, and Snake starts cutting</text:p>
            <text:p>Marsupial's hair but doesn't</text:p>
            <text:p>have time to finish and only</text:p>
            <text:p>cuts part of it.</text:p>
          </table:table-cell>
          <table:table-cell office:value-type="string" table:style-name="ce27">
            <text:p>Long ago, the Marsupial and the Snake were friends. Before a speech by the king of the animals, they decided to cut each other's hair. The Marsupial shaved Snake's hair completely, and Snake didn't have time to finish and only partially cut the Marsupial's hair. This explains why marsupials and snakes are now ashamed of each other and hide to avoid crossing paths.</text:p>
          </table:table-cell>
          <table:table-cell office:value-type="string" table:style-name="ce27">
            <text:p>Il y a longtemps, le Marsupial et le Serpent étaient amis. Avant un discours du roi des animaux, ils décidèrent de se couper les cheveux mutuellement. Marsupial rasa complètement les cheveux de Serpent, et Serpent n'eu pas le temps de finir et coupa que partiellement les chevaux de Marsupial. C'est ce qui explique que les marsupiaux et les serpents sont maintenant honteux les uns envers les autres et qu'ils se cachent pour ne pas se croiser.</text:p>
          </table:table-cell>
          <table:table-cell table:style-name="ce27"/>
          <table:table-cell office:value-type="string" table:style-name="ce15">
            <text:p>two animals are friends §§ Snake is friend with Marsupial</text:p>
          </table:table-cell>
          <table:table-cell table:style-name="ce27"/>
          <table:table-cell office:value-type="string" table:style-name="ce28">
            <text:p>snake ; marsupial</text:p>
          </table:table-cell>
          <table:table-cell table:number-columns-repeated="2" table:style-name="ce28"/>
          <table:table-cell office:value-type="string" table:style-name="ce28">
            <text:p>Marsupial</text:p>
            <text:p/>
            <text:p>Snake</text:p>
          </table:table-cell>
          <table:table-cell table:number-columns-repeated="2" table:style-name="ce28"/>
          <table:table-cell table:number-columns-repeated="2" table:style-name="ce82"/>
          <table:table-cell table:style-name="ce27"/>
          <table:table-cell table:style-name="ce28"/>
          <table:table-cell table:number-columns-repeated="3" table:style-name="ce82"/>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3" table:style-name="ce15">
            <text:p>3</text:p>
          </table:table-cell>
          <table:table-cell office:value-type="string" table:style-name="ce101">
            <text:p>Wantok</text:p>
            <text:p>newspaper 53,</text:p>
            <text:p>October 4, 1972,</text:p>
            <text:p>page 6</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Anonymous]</text:p>
          </table:table-cell>
          <table:table-cell office:value-type="string" table:style-name="ce27">
            <text:p>October</text:p>
            <text:p>4, 1972</text:p>
          </table:table-cell>
          <table:table-cell table:number-columns-repeated="2" table:style-name="ce28"/>
          <table:table-cell office:value-type="string" table:style-name="ce28">
            <text:p>Slone</text:p>
          </table:table-cell>
          <table:table-cell office:value-type="string" table:style-name="ce27">
            <text:p>Slone (translation from Tok Pisin)</text:p>
          </table:table-cell>
          <table:table-cell office:value-type="string" table:style-name="ce28">
            <text:p>The Moon in the River</text:p>
          </table:table-cell>
          <table:table-cell office:value-type="string" table:style-name="ce120">
            <text:p>[La Lune dans la Rivière]</text:p>
          </table:table-cell>
          <table:table-cell table:style-name="ce28"/>
          <table:table-cell office:value-type="string" table:style-name="ce28">
            <text:p>An old woman found the moon</text:p>
            <text:p>reflected in a stream, hid it</text:p>
            <text:p>under her loincloth, and used</text:p>
            <text:p>it to work in her garden, until</text:p>
            <text:p>men came to retrieve it and</text:p>
            <text:p>return it to the clouds.</text:p>
          </table:table-cell>
          <table:table-cell office:value-type="string" table:style-name="ce27">
            <text:p>An old woman saw the moon's reflection on the water while she was fetching water. She picked up the moon, hid it in her loincloth, and took it home. From that night on, the people no longer saw the moon and had no light to work in their gardens at night. Only the old woman could sleep during the day and work in her garden at night. The villagers, who didn't understand how the old woman's garden could be weeded, decided to hide there one night. They then saw the old woman take the moon out of her loincloth, and it illuminated the area. She placed the moon on a tree and began working in her garden. The men, angered by this, went to take the moon and put it back in the clouds. Now, if we see that part of the moon is dark, it is because it is covered by the old woman's loincloth, and if we do not see the moon at all, it is because the old woman has retrieved the moon to hide it in her house.</text:p>
          </table:table-cell>
          <table:table-cell office:value-type="string" table:style-name="ce27">
            <text:p>Une vieille femme vit le reflet de la lune couché sur l'eau pendant qu'elle était allée chercher de l'eau. Elle récupéra alors la lune, la cacha dans son pagne et la ramena chez elle. A partir de cette nuit, les gens ne virent plus la lune et n'eurent aucun lumière pour travailler dans leur jardin pendant la nuit. Seule la vieille femme pouvait dormir la journée et travailler dans son jardin la nuit. Les gens du village, qui ne comprenaient pas comment le jardin de la vieille femme pouvait être désherbée, décidèrent de se cacher pendant une nuit dans le jardin de la vieille femme. Ils virent alors la vieille femme sortir la lune de son pagne, qui illumina directement la zone. Elle mis la lune sur un arbre et commença à travailler dans son jardin. Les hommes, en colère en voyant, irent prendre la lune pour la remettre dans les nuages. Maintenant, si l'on voit qu'une partie de la lune est sombre, c'est qu'elle est couverte par le pagne de la vieille femme, et si l'on ne voit pas la lune du tout, c'est que la vieille femme a récupéré la lune pour la cacher dans sa maison.</text:p>
          </table:table-cell>
          <table:table-cell table:style-name="ce27"/>
          <table:table-cell office:value-type="string" table:style-name="ce15">
            <text:p>a old woman picks up the moon in a river</text:p>
          </table:table-cell>
          <table:table-cell table:style-name="ce27"/>
          <table:table-cell table:number-columns-repeated="6" table:style-name="ce28"/>
          <table:table-cell table:number-columns-repeated="2" table:style-name="ce82"/>
          <table:table-cell table:style-name="ce27"/>
          <table:table-cell table:style-name="ce28"/>
          <table:table-cell table:number-columns-repeated="3" table:style-name="ce82"/>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date" office:date-value="2025-04-03T00:00:00" table:style-name="ce121">
            <text:p>3-4</text:p>
          </table:table-cell>
          <table:table-cell office:value-type="string" table:style-name="ce79">
            <text:p>Wantok</text:p>
            <text:p>newspaper 54,</text:p>
            <text:p>October 18, 1972,</text:p>
            <text:p>page 10</text:p>
          </table:table-cell>
          <table:table-cell table:style-name="ce79"/>
          <table:table-cell office:value-type="string" table:style-name="ce15">
            <text:p>Papua New Guinea</text:p>
          </table:table-cell>
          <table:table-cell table:style-name="ce15"/>
          <table:table-cell office:value-type="string" table:style-name="ce15">
            <text:p>Hagen</text:p>
          </table:table-cell>
          <table:table-cell office:value-type="string" table:style-name="ce15">
            <text:p>English</text:p>
          </table:table-cell>
          <table:table-cell office:value-type="string" table:style-name="ce27">
            <text:p>No</text:p>
          </table:table-cell>
          <table:table-cell office:value-type="string" table:style-name="ce15">
            <text:p>Anis Koma</text:p>
          </table:table-cell>
          <table:table-cell office:value-type="string" table:style-name="ce15">
            <text:p>October 18, 1972,</text:p>
          </table:table-cell>
          <table:table-cell office:value-type="string" table:style-name="ce15">
            <text:p>Western Highlands Province</text:p>
          </table:table-cell>
          <table:table-cell office:value-type="string" table:style-name="ce15">
            <text:p>-5.8310333, 144.1720041</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54) Praying the sun</text:p>
          </table:table-cell>
          <table:table-cell office:value-type="string" table:style-name="ce83">
            <text:p>[Prier le soleil]</text:p>
          </table:table-cell>
          <table:table-cell table:style-name="ce82"/>
          <table:table-cell office:value-type="string" table:style-name="ce15">
            <text:p>Mit Kungil, who was very strong, died in a battle, but his spirit reached the sun and could by prayed by his companions to win other battles.</text:p>
          </table:table-cell>
          <table:table-cell office:value-type="string" table:style-name="ce15">
            <text:p>Mit Kungil lived in Moge Nambaga. No one could beat him, for he was remarkably strong. But one day, during a battle with enemies, Mit Kungil received an arrow in the forehead. He told his companions that even if he died, his spirit would reach the sun, and they could pray to the sun whenever they needed to. The funeral was a great dancing party. One day, during a battle with their enemies, Mit Kungil's companions forgot his recommendation and ten combatants lost their lives, but the next day they prayed to the sun. The sun then blinded their enemies, and Mit Kungil's companions were triumphant.</text:p>
          </table:table-cell>
          <table:table-cell office:value-type="string" table:style-name="ce15">
            <text:p>Mit Kungil habitait à Moge Nambaga. Personne n’arrivait à le battre car il était d’une force remarquable. Mais un jours, lors d’une bataille avec des ennemis, Mit Kungil reçut une flèche dans le front. Alors, il dit à ses compagnons que même s’il allait mourir, son esprit atteindrait le soleil et qu’ils pourraient prier le soleil quand ils en auraient besoin. L’enterrement fut une grande fête dansante. Un jour, lors d’une bataille avec leurs ennemis, les compagnons de Mit Kungil oublièrent sa recommandation et dix combattants perdirent la vie, mais le lendemain, ils prièrent le soleil. Alors, le soleil aveugla leurs ennemis et les compagnons de Mit Kungil furent triomphants.</text:p>
          </table:table-cell>
          <table:table-cell office:value-type="string" table:style-name="ce15">
            <text:p>battle ; combatant ; spirit ; sun ; revenge ; prayer ; charismatic leader</text:p>
          </table:table-cell>
          <table:table-cell office:value-type="string" table:style-name="ce15">
            <text:p>An exceptional fighter dies after being hit by an arrow §§ A human's spirit escapes after his death §§ advice when you're about to die §§ A dead human's spirit has magical powers §§ A dead human's spirit reaches the sun §§ Human's prayers give power to a dead human's spirit §§ Pre-battle prayers bring victory §§ A dead human's spirit controls the sun §§ Dead one's spirit enables military victory §§ the sun enables military victory</text:p>
          </table:table-cell>
          <table:table-cell table:number-columns-repeated="3" table:style-name="ce10"/>
          <table:table-cell office:value-type="string" table:style-name="ce10">
            <text:p>Moge Nambaga [Hagen People]</text:p>
          </table:table-cell>
          <table:table-cell office:value-type="string" table:style-name="ce10">
            <text:p>Mit Kungil</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float" office:value="4" table:style-name="ce15">
            <text:p>4</text:p>
          </table:table-cell>
          <table:table-cell office:value-type="string" table:style-name="ce79">
            <text:p>Wantok</text:p>
            <text:p>newspaper 55,</text:p>
            <text:p>page 5</text:p>
          </table:table-cell>
          <table:table-cell table:style-name="ce79"/>
          <table:table-cell office:value-type="string" table:style-name="ce15">
            <text:p>Papua New Guinea</text:p>
          </table:table-cell>
          <table:table-cell table:style-name="ce15"/>
          <table:table-cell office:value-type="string" table:style-name="ce15">
            <text:p>Kilivila</text:p>
          </table:table-cell>
          <table:table-cell office:value-type="string" table:style-name="ce15">
            <text:p>English</text:p>
          </table:table-cell>
          <table:table-cell office:value-type="string" table:style-name="ce27">
            <text:p>No</text:p>
          </table:table-cell>
          <table:table-cell office:value-type="string" table:style-name="ce15">
            <text:p>Gibson Henry</text:p>
          </table:table-cell>
          <table:table-cell office:value-type="string" table:style-name="ce15">
            <text:p>November 1, 1972,</text:p>
          </table:table-cell>
          <table:table-cell table:number-columns-repeated="2"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55) Where did languages originate ?</text:p>
          </table:table-cell>
          <table:table-cell office:value-type="string" table:style-name="ce83">
            <text:p>[D'où viennent les langues ?]</text:p>
          </table:table-cell>
          <table:table-cell table:style-name="ce82"/>
          <table:table-cell office:value-type="string" table:style-name="ce15">
            <text:p>Men who tried to build a tower so high it could reach the sky were trapped on the clouds, meanwhile those who were climbing it fell everywhere, explaining why there is so many langages in the world.</text:p>
          </table:table-cell>
          <table:table-cell office:value-type="string" table:style-name="ce15">
            <text:p>On the Trobriand Islands, everyone spoke the same language. One day, some of the men wanted to build a tower that would touch the clouds. After gathering the necessary wood and building the tower, some of the men climbed up. In an instant, the tower collapsed and the men were trapped in the clouds. What's more, the vines that had been used to build the tower had wrapped themselves around the men, who were unable to free themselves; when the thunder rumbles, it's their screams that are heard. The men, who were climbing the tower when it collapsed, fell on all the small islands in the area. That's why there are so many languages on these islands.</text:p>
          </table:table-cell>
          <table:table-cell office:value-type="string" table:style-name="ce15">
            <text:p>Dans les îles Trobriand, tout le monde parlait la même langue. Un jour, une partie des hommes voulurent construire une tour qui toucherait les nuages. Après avoir collecté le bois nécessaire et construit la tour, certains hommes montèrent. En un instant, la tour s’écroula et ces hommes furent coincés dans les nuages. De plus, les lianes qui avaient servi à la tour s’étaient enroulées autour des hommes qui ne parvenaient pas à s’en libérer ; quand le tonnerre gronde, ce sont leurs cris qu’on entend. Les hommes, qui étaient en train de monter quand la tour s’écroula, tombèrent sur toutes les petites îles de la région. C’est pour cette raison qu’il existe plusieurs langues sur ces îles.</text:p>
          </table:table-cell>
          <table:table-cell office:value-type="string" table:style-name="ce15">
            <text:p>language ; tower ; vines ; thunder ; failure ; ambition</text:p>
          </table:table-cell>
          <table:table-cell office:value-type="string" table:style-name="ce15">
            <text:p>Humans set their sights on building a giant tower §§ Humans are trapped in the clouds §§ Vines imprison men §§ Humans are thrown to different islands §§ After tower falls, humans are trapped in clouds §§ After a tower falls, humans imprison men §§ After a tower falls, humans are thrown to different islands §§ the forced contact between people from different islands gives birth to linguistic diversity</text:p>
            <text:p/>
          </table:table-cell>
          <table:table-cell table:number-columns-repeated="3" table:style-name="ce10"/>
          <table:table-cell office:value-type="string" table:style-name="ce10">
            <text:p>Trobriand Islands [Milne Bay Province, Kilivila People]</text:p>
          </table:table-cell>
          <table:table-cell table:style-name="ce10"/>
          <table:table-cell table:style-name="ce26"/>
          <table:table-cell table:style-name="ce25"/>
          <table:table-cell office:value-type="string" table:style-name="ce24">
            <text:p>cf. tour de Babel</text:p>
          </table:table-cell>
          <table:table-cell table:style-name="ce25"/>
          <table:table-cell table:style-name="ce27"/>
          <table:table-cell table:style-name="ce28"/>
          <table:table-cell table:number-columns-repeated="16348" table:style-name="ce1"/>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date" office:date-value="2026-05-04T00:00:00" table:style-name="ce121">
            <text:p>4-5</text:p>
          </table:table-cell>
          <table:table-cell office:value-type="string" table:style-name="ce101">
            <text:p>Wantok</text:p>
            <text:p>newspaper 56,</text:p>
            <text:p>November 15, 1972,</text:p>
            <text:p>page 14</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Wanerao Bafafe</text:p>
          </table:table-cell>
          <table:table-cell office:value-type="string" table:style-name="ce27">
            <text:p>November</text:p>
            <text:p>15, 1972</text:p>
          </table:table-cell>
          <table:table-cell office:value-type="string" table:style-name="ce28">
            <text:p>Morobe Province</text:p>
          </table:table-cell>
          <table:table-cell office:value-type="string" table:style-name="ce28">
            <text:p>-6.75,</text:p>
            <text:p>146.53</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Morning Star</text:p>
          </table:table-cell>
          <table:table-cell office:value-type="string" table:style-name="ce120">
            <text:p>[L'Etoile du Matin]</text:p>
          </table:table-cell>
          <table:table-cell table:style-name="ce28"/>
          <table:table-cell office:value-type="string" table:style-name="ce28">
            <text:p>After being mistreated by his</text:p>
            <text:p>nine brothers, a boy climbed a</text:p>
            <text:p>magical palm tree that grew to</text:p>
            <text:p>the clouds and became the</text:p>
            <text:p>morning star, and when his</text:p>
            <text:p>remorseful brothers followed</text:p>
            <text:p>him they too were carried into</text:p>
            <text:p>the sky and turned into stars,</text:p>
            <text:p>while the morning dew is said</text:p>
            <text:p>to be their tears.</text:p>
          </table:table-cell>
          <table:table-cell office:value-type="string" table:style-name="ce27">
            <text:p>A family living in the Morobe province had ten sons. The youngest brother was always beaten by the others. One day, he decided to run away. The opportunity arose when he went to the forest with his father. The boy left his father and climbed to the very top of an areca palm tree. As he climbed, the tree grew taller and taller, reaching up to the clouds. The boy's father watched as the boy climbed until a small fire lit up in his place. He wept and returned to the village to call his wife and other children. Hearing their brother's story, the other brothers remembered all they had done to him and were deeply troubled. They began to cry and decided to climb the palm tree themselves. As they climbed, the tree began to grow taller again. When they reached the top, the wind began to blow, and the boys were swept up into the clouds like their little brother and transformed into stars. We can now see ten stars in the sky, one of which shines even brighter than the others, it is the morning star. And in the morning, the water we can see on the grass or the leaves of the trees is none other than the tears of the nine brothers who began to cry during the night when they saw that their brother was lost.</text:p>
          </table:table-cell>
          <table:table-cell office:value-type="string" table:style-name="ce27">
            <text:p>Une famille, qui vit dans la province Morobe, a dix garçons. Le plus jeune des frères étaient toujours battu par les autres. Un jour, il pensa alors à partir loin. L'occasion se présenta lorsqu'il alla un jour avec son père en forêt. Le garçon quitta son père et monta tout en haut d'un palmier à noix d'arec. Lorsqu'il monta, l'arbre grandit jusqu'aux nuages. Le père du garçon vit alors le garçon monter jusqu'à voir un petit feu s'allumer à sa place. Il pleura alors et retourna au village pour appeler sa femme et ses autres enfants. En entendant l'histoire de leur frère, les autres frères se rappelèrent de tout ce qu'ils lui avaient fait et furent très troublés. Ils se mirent alors à pleurer et décidèrent de monter à leur tour sur le palmier. En montant, l'arbre se mit à nouveau à grandir. En arrivant en haut, le vent se mit à souffler et les garçons furent projeter dans les nuages comme leur petit frère et se transformèrent en étoiles. On peut maintenant voir dix étoiles dans le ciel, dont une qui brille encore plus que les autres, c'est l'étoile du matin. Et le matin, l'eau que nous pouvons voir sur l'herbe ou les feuilles des arbres n'est autre que les larmes des neufs frères qui ont commencé à pleurer pendant la nuit quand ils ont vu que leur frère était perdu.</text:p>
          </table:table-cell>
          <table:table-cell table:style-name="ce27"/>
          <table:table-cell office:value-type="string" table:style-name="ce15">
            <text:p>the stars cry §§ the drops of water on the grass and on the leaves in the morning are tears of stars §§ children turn into stars §§ boys turn into stars §§ a boy turns into a star §§ the youngest of a family turns into a star §§ a child climbs a tree §§ a child climbs a tree up to the clouds §§ a tree grows up to the clouds §§ brothers beat their youngest brother</text:p>
          </table:table-cell>
          <table:table-cell table:style-name="ce56"/>
          <table:table-cell table:number-columns-repeated="2" table:style-name="ce26"/>
          <table:table-cell office:value-type="string" table:style-name="ce56">
            <text:p>Finschhafen Peninsula [Morobe province]</text:p>
          </table:table-cell>
          <table:table-cell office:value-type="string" table:style-name="ce26">
            <text:p><text:span text:style-name="T7">Nola Nola</text:span><text:span text:style-name="T7"/></text:p>
            <text:p>("The Men of Yore")</text:p>
            <text:p>= name of the family</text:p>
          </table:table-cell>
          <table:table-cell table:number-columns-repeated="2" table:style-name="ce26"/>
          <table:table-cell table:number-columns-repeated="2" table:style-name="ce25"/>
          <table:table-cell table:style-name="ce27"/>
          <table:table-cell table:style-name="ce28"/>
          <table:table-cell table:number-columns-repeated="3" table:style-name="ce25"/>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float" office:value="5" table:style-name="ce15">
            <text:p>5</text:p>
          </table:table-cell>
          <table:table-cell office:value-type="string" table:style-name="ce79">
            <text:p>Wantok</text:p>
            <text:p>newspaper 57,</text:p>
            <text:p>pages 6-7</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27">
            <text:p>No</text:p>
          </table:table-cell>
          <table:table-cell office:value-type="string" table:style-name="ce15">
            <text:p>Roselin Nebita</text:p>
          </table:table-cell>
          <table:table-cell office:value-type="string" table:style-name="ce15">
            <text:p>December 6, 1972,</text:p>
          </table:table-cell>
          <table:table-cell office:value-type="string" table:style-name="ce15">
            <text:p>Holy Name High School</text:p>
            <text:p>Dogura</text:p>
          </table:table-cell>
          <table:table-cell office:value-type="string" table:style-name="ce15">
            <text:p>-6.0556092, 143.3840436</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57) Where did coconuts come from ?</text:p>
          </table:table-cell>
          <table:table-cell office:value-type="string" table:style-name="ce83">
            <text:p>[D'où viennent les noix de coco ?]</text:p>
          </table:table-cell>
          <table:table-cell table:style-name="ce82"/>
          <table:table-cell office:value-type="string" table:style-name="ce15">
            <text:p>A girl commited because of her parents and a tree with bloody fruits grown on her grave : her parents <text:s/>burried the fruits whose grave gave birth to a coconut tree with juicy fruits.</text:p>
          </table:table-cell>
          <table:table-cell office:value-type="string" table:style-name="ce15">
            <text:p>One day, a little girl went to fetch some cabbage. When she returned, her mother told her to fetch some water. Meanwhile, the girl's father and mother ate all the cabbages and then, as usual, lied to their daughter about the sudden disappearance : they had given them to a female ancestor. One day, this was too much for the girl, who took off with her belongings and hid in a tree. She threw a fruit into the water and the crocodiles broke it in two, so, surprised, she repeated the experience by climbing down the tree. The parents couldn't find their daughter, so they decided it was their fault she had committed suicide. One day, the mother went to the sea and was distressed to find her daughter's head, so the parents buried her. One day, the parents saw that a new tree had grown on their daughter's grave. They broke the fruit in half, and there was blood inside, so the parents buried the fruit. One day, the parents saw that the fruit's grave had given birth to a new tree, whose fruit was filled with a delicious liquid : coconut juice.</text:p>
          </table:table-cell>
          <table:table-cell office:value-type="string" table:style-name="ce15">
            <text:p>Un jour, une petite fille alla chercher des choux. De retour, sa mère lui dit d’aller chercher de l’eau. Pendant ce temps, le père et la mère de la fille mangèrent tous les choux puis, comme à leur habitude, mentirent à leur fille sur cette disparition subite : ils les avaient données à un ancêtre féminin. Un jour, c’en était trop pour la fille, qui partit avec ses affaires et se réfugia dans un arbre. Elle lança un fruit dans l’eau et les crocodiles le cassèrent en deux, alors surprise, elle reproduit l’expérience en descendant de l’arbre. Les parents ne trouvaient pas leur fille, alors ils se dirent qu’elle s’était suicidée par leur faute. Un jour, la mère alla à la mer et fut afférée après avoir trouvé la tête de sa fille, alors les parents l’enterrèrent. Un jour, les parents virent que sur la tombe de leur fille s’était mis à grandir un nouvel arbre. Ils cassèrent les fruits en deux, à l’intérieur, il y avait du sang, alors les parents enterrèrent le fruit. Un jour, les parents virent que la tombe du fruit avait donner naissance à un nouvel arbre, dont les fruits étaient remplis d’un liquide délicieux : le jus de la coco.</text:p>
          </table:table-cell>
          <table:table-cell office:value-type="string" table:style-name="ce15">
            <text:p>coconut ; cabbage ; parents and daughter ; trahison : head ; burial ; fruits ; blood ; origin story</text:p>
          </table:table-cell>
          <table:table-cell office:value-type="string" table:style-name="ce15">
            <text:p>Parents exploit and lie to their children §§ parents are punished for their mistreatment §§ a tree is a refuge for children §§ crocodiles break fruit in half §§ animals break fruit in half §§ the juice of fruit is blood §§ a dead person's body parts give birth to plants §§ a dead person's body parts give birth to coconuts §§ origin of coconuts §§ origin of a plant</text:p>
          </table:table-cell>
          <table:table-cell table:style-name="ce10"/>
          <table:table-cell office:value-type="string" table:style-name="ce10">
            <text:p>cabbage ; crocodile ; coconut</text:p>
          </table:table-cell>
          <table:table-cell table:style-name="ce10"/>
          <table:table-cell office:value-type="string" table:style-name="ce10">
            <text:p>eastern Papua</text:p>
          </table:table-cell>
          <table:table-cell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date" office:date-value="2026-06-05T00:00:00" table:style-name="ce121">
            <text:p>5-6</text:p>
          </table:table-cell>
          <table:table-cell office:value-type="string" table:style-name="ce101">
            <text:p>Wantok</text:p>
            <text:p>newspaper 58,</text:p>
            <text:p>December 20, 1972,</text:p>
            <text:p>page 7</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Mr. Nao Bazan</text:p>
          </table:table-cell>
          <table:table-cell office:value-type="string" table:style-name="ce27">
            <text:p>December</text:p>
            <text:p>20, 1972</text:p>
          </table:table-cell>
          <table:table-cell office:value-type="string" table:style-name="ce28">
            <text:p>Asaroka High</text:p>
            <text:p>School</text:p>
            <text:p/>
            <text:p>Goroka</text:p>
            <text:p/>
            <text:p>Eastern Highlands</text:p>
            <text:p>Province</text:p>
            <text:p/>
          </table:table-cell>
          <table:table-cell office:value-type="string" table:style-name="ce28">
            <text:p>-6. 04,</text:p>
            <text:p>145.32</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Where did sugar come from?</text:p>
          </table:table-cell>
          <table:table-cell office:value-type="string" table:style-name="ce120">
            <text:p>[D'où vient le sucre ?]</text:p>
          </table:table-cell>
          <table:table-cell table:style-name="ce28"/>
          <table:table-cell office:value-type="string" table:style-name="ce27">
            <text:p>A village leader promised his daughter to a laborer if he killed a three-headed snake that devoured young women, so the man disguised himself as a girl, slew the monster, and later from the burned heads grew plants whose sweet sap the couple discovered and called sugar.</text:p>
          </table:table-cell>
          <table:table-cell office:value-type="string" table:style-name="ce27">
            <text:p>The leader of a village had a very beautiful daughter. One of the laborers in the village fell in love with her, and she, in turn, fell in love with him. Upon discovering this, the village leader wanted to kill the worker. However, in this village, there was also a three-headed snake that ate young women, and the snake demanded that the village leader give him his daughter, threatening to destroy the entire village if he refused. The leader then asked the worker to kill the snake, saying that if he did, he could marry his daughter. The laborer disguised himself as a young woman, and when the snake came to eat him, he killed it by cutting off its three heads. The laborer then married the leader's daughter, and a few days later, they burned the snake's pieces in a garden. Some time later, tree-like plants grew where the snake's heads had been burned. The laborer and the young woman then cut down these plants, which grew like the body of a snake, and tasted them. They had a sweet taste, and they called it sugar.</text:p>
          </table:table-cell>
          <table:table-cell office:value-type="string" table:style-name="ce27">
            <text:p>Le chef d'un village a une fille très belle. Un des ouvriers qui travaille dans le village tomba un jour amoureux de la fille, qui tomba aussi amoureuse du travailleur. En découvrant cela, le chef du village voulut tuer l'ouvrier. Or, dans ce village, il y a aussi un serpent à trois têtes mangeur de jeunes femmes, et le serpent demanda au chef du village de lui donner sa fille, et que s'il ne l'écoutait pas il détruirait tout le village. Le chef demanda alors à l'ouvrier de tuer le serpent, et que s'il le faisait il pourrait alors marier la fille du chef. L'ouvrier se déguisa alors en jeune femme et, lorsque le serpent vint pour le manger, et le tua en découpant ses trois têtes. L'ouvrier se maria alors avec la fille du chef et, quelques jours plus tard, ils brulèrent les différentes parties du serpent dans un jardin. Quelques temps plus tard, des plantes arborescentes poussèrent à l'endroit où les têtes des serpents ont été brûlées. L'ouvrier et la jeune femme coupèrent alors ces plantes qui grandissaient comme le corps d'un serpent et les goutèrent. Elles avaient un goût sucré et ils appelèrent alors ça du sucre.</text:p>
          </table:table-cell>
          <table:table-cell table:style-name="ce27"/>
          <table:table-cell office:value-type="string" table:style-name="ce15">
            <text:p><text:s/>a man falls in love with a chief's daughter §§ a man marries the daughter of a chief §§ the chief of a village wants to kill a man §§ a three-headed snake eats women §§ a snake eats women §§ a snake has three heads §§ a snake wants to eat a chief's daughter §§ a man fights a snake §§ a man fights a three-headed snake §§ a man kills a snake §§ a man kills a three-headed snake §§ a snake turns into a plant §§ the heads of a dead snake turn into a plant §§ origin of sugar §§ sugar comes from a plant §§ sugar comes from a snake</text:p>
          </table:table-cell>
          <table:table-cell table:style-name="ce56"/>
          <table:table-cell office:value-type="string" table:style-name="ce26">
            <text:p>snake ; sugar</text:p>
          </table:table-cell>
          <table:table-cell office:value-type="string" table:style-name="ce26">
            <text:p>tree-headed snake</text:p>
          </table:table-cell>
          <table:table-cell table:number-columns-repeated="4" table:style-name="ce26"/>
          <table:table-cell table:number-columns-repeated="2" table:style-name="ce25"/>
          <table:table-cell table:style-name="ce27"/>
          <table:table-cell table:style-name="ce28"/>
          <table:table-cell table:number-columns-repeated="3" table:style-name="ce25"/>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float" office:value="6" table:style-name="ce15">
            <text:p>6</text:p>
          </table:table-cell>
          <table:table-cell office:value-type="string" table:style-name="ce79">
            <text:p>Wantok</text:p>
            <text:p>newspaper 59,</text:p>
            <text:p>page 21</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27">
            <text:p>No</text:p>
          </table:table-cell>
          <table:table-cell office:value-type="string" table:style-name="ce15">
            <text:p>Mr. D. H. Belles</text:p>
          </table:table-cell>
          <table:table-cell office:value-type="date" office:date-value="1973-01-03T00:00:00" table:style-name="ce123">
            <text:p>January 3, 1973</text:p>
          </table:table-cell>
          <table:table-cell office:value-type="string" table:style-name="ce15">
            <text:p>Begessin [Bagasin Village, Girawa People]</text:p>
            <text:p>Madang Province</text:p>
          </table:table-cell>
          <table:table-cell office:value-type="string" table:style-name="ce15">
            <text:p>-4.9849733, 145.1375834</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59) Where did salt come from?</text:p>
          </table:table-cell>
          <table:table-cell office:value-type="string" table:style-name="ce83">
            <text:p>[D'où vient le sel ?]</text:p>
          </table:table-cell>
          <table:table-cell table:style-name="ce82"/>
          <table:table-cell office:value-type="string" table:style-name="ce15">
            <text:p>Usinn and Gusuu found salt water in the Arabag river.</text:p>
          </table:table-cell>
          <table:table-cell office:value-type="string" table:style-name="ce15">
            <text:p>Two ancestors, Usinn and Gusuu, went to gather edible greens and tulip tree leaves. To cook them, they needed salt, so they went to the Arabag river, where there was boiling salt water. Their dogs saw it first and barked loudly. Usinn put his finger in the water and then in his mouth. Gusuu and Usinn were delighted, so they took the water with them using a bamboo. They cooked their harvest in the salty water, then threw it away. They were delighted, and named the water “salt water”.</text:p>
          </table:table-cell>
          <table:table-cell office:value-type="string" table:style-name="ce15">
            <text:p>Deux ancêtres, Usinn et Gusuu, allèrent cueillir de la verdure comestible et des feuilles d’arbre de tulipe. Pour les cuire, ils avaient besoin de sel, alors ils se rendirent à la rivière Arabag, où il y avait de l’eau salée bouillante. Leurs chiens la virent en premier et aboyèrent très fort. Usinn y mit son doigt dans l’eau et puis dans sa bouche. Gusuu et Usinn étaient ravis, alors ils prirent l’eau avec eux grâce à un bambou. Ils cuisinèrent leur récolte grâce à l’eau salée, puis la jetèrent. Ils étaient très satisfaits et donnèrent à cette eau le nom « d’eau salée ».</text:p>
          </table:table-cell>
          <table:table-cell office:value-type="string" table:style-name="ce15">
            <text:p>salt ; discovery ; cooking ; happiness : origin story</text:p>
          </table:table-cell>
          <table:table-cell office:value-type="string" table:style-name="ce15">
            <text:p>§§ origin of salt §§ humans discover salt to cook food §§ water is transported by bamboo §§ the discovery of salt is a source of joy</text:p>
          </table:table-cell>
          <table:table-cell table:style-name="ce10"/>
          <table:table-cell office:value-type="string" table:style-name="ce10">
            <text:p>salt ; bamboo ; tulipe tree ; dog</text:p>
          </table:table-cell>
          <table:table-cell table:style-name="ce10"/>
          <table:table-cell office:value-type="string" table:style-name="ce10">
            <text:p>Arabag river</text:p>
          </table:table-cell>
          <table:table-cell office:value-type="string" table:style-name="ce10">
            <text:p>Usinn</text:p>
            <text:p/>
            <text:p>Gusuu</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date" office:date-value="2026-07-06T00:00:00" table:style-name="ce121">
            <text:p>6-7</text:p>
          </table:table-cell>
          <table:table-cell office:value-type="string" table:style-name="ce101">
            <text:p>Wantok</text:p>
            <text:p>newspaper 60,</text:p>
            <text:p>January 17, 1973,</text:p>
            <text:p>page 6</text:p>
          </table:table-cell>
          <table:table-cell table:style-name="ce101"/>
          <table:table-cell office:value-type="string" table:style-name="ce28">
            <text:p>Papua New</text:p>
            <text:p>Guinea</text:p>
          </table:table-cell>
          <table:table-cell table:style-name="ce28"/>
          <table:table-cell office:value-type="string" table:style-name="ce28">
            <text:p>Ali</text:p>
          </table:table-cell>
          <table:table-cell office:value-type="string" table:style-name="ce28">
            <text:p>English</text:p>
          </table:table-cell>
          <table:table-cell office:value-type="string" table:style-name="ce27">
            <text:p>No</text:p>
          </table:table-cell>
          <table:table-cell office:value-type="string" table:style-name="ce28">
            <text:p>Mr. B. A. Mongalil</text:p>
          </table:table-cell>
          <table:table-cell office:value-type="string" table:style-name="ce27">
            <text:p>January</text:p>
            <text:p>17, 1973</text:p>
          </table:table-cell>
          <table:table-cell office:value-type="string" table:style-name="ce28">
            <text:p>Ali Island</text:p>
            <text:p/>
            <text:p>Aitape</text:p>
            <text:p/>
            <text:p>West Sepik</text:p>
            <text:p>Province</text:p>
          </table:table-cell>
          <table:table-cell office:value-type="string" table:style-name="ce28">
            <text:p>-3.13,</text:p>
            <text:p>142.47</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Raven and the Well</text:p>
          </table:table-cell>
          <table:table-cell office:value-type="string" table:style-name="ce120">
            <text:p>[Le Corbeau et le Puits]</text:p>
          </table:table-cell>
          <table:table-cell table:style-name="ce28"/>
          <table:table-cell office:value-type="string" table:style-name="ce27">
            <text:p>On an island where the inhabitants lack water, an old man discovers a well built by a crow but decides not to tell the other inhabitants, until other old people realize it.</text:p>
          </table:table-cell>
          <table:table-cell office:value-type="string" table:style-name="ce27">
            <text:p>In the village of Malung on Ali Island, the inhabitants lack water and collect only rainwater. One day, an old man from the village saw a crow digging a well. He approached the well, moved a stone, and saw water underneath. He kept the water for himself and didn't tell the other men in the village. Another day, some villagers were intrigued to see the old man close his house as soon as he appeared. One old man decided to follow him. He saw him take water from the well and cover it with leaves, so he went back to tell the other elders in the village. They then decided to go and drink the sweeter water from the well. When the old man who had discovered the well saw that they had taken water, he was furious, but the others told him that the water belonged to everyone.</text:p>
          </table:table-cell>
          <table:table-cell office:value-type="string" table:style-name="ce27">
            <text:p>Dans le village de Malung sur l'îles Ali, les habitants manquent d'eau et récupèrent seulement l'eau de la pluie. Un jour, un vieil homme du village vit un corbeau qui construisait un puits. Il se rapprocha du puits, bougea une pierre et vit en-dessous de celle-ci de l'eau. Il garda l'eau pour lui et n'en parla pas aux autres hommes du village. Un autre jour, des habitants du village furent intrigués de voir le vieil homme fermer sa maison dès qu'il parait. Un vieil homme décida donc de le suivre. Il le vit prendre de l'eau au puits et le cacher avec des feuilles et retourna donc en parler aux autres vieilles personnes du village. Ils décidèrent alors d'y aller pour boire l'eau plus douce du puits. Quand le vieil homme qui avait découvert le puits vit qu'ils avaient pris de l'eau il fut furieux mais les autres lui répondirent que l'eau appartenait à tout le monde.</text:p>
          </table:table-cell>
          <table:table-cell table:style-name="ce27"/>
          <table:table-cell office:value-type="string" table:style-name="ce15">
            <text:p>a raven makes a well §§ a man discovers a well §§ an old man discovers a well §§ people discover a well</text:p>
          </table:table-cell>
          <table:table-cell table:style-name="ce56"/>
          <table:table-cell office:value-type="string" table:style-name="ce26">
            <text:p>raven</text:p>
          </table:table-cell>
          <table:table-cell table:style-name="ce26"/>
          <table:table-cell office:value-type="string" table:style-name="ce56">
            <text:p>Malung (small village), Ali Island [Ali People, West Sepik Province]</text:p>
          </table:table-cell>
          <table:table-cell table:number-columns-repeated="3" table:style-name="ce26"/>
          <table:table-cell table:number-columns-repeated="2" table:style-name="ce25"/>
          <table:table-cell table:style-name="ce27"/>
          <table:table-cell table:style-name="ce28"/>
          <table:table-cell table:number-columns-repeated="3" table:style-name="ce25"/>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7" table:style-name="ce15">
            <text:p>7</text:p>
          </table:table-cell>
          <table:table-cell office:value-type="string" table:style-name="ce101">
            <text:p>Wantok</text:p>
            <text:p>newspaper 61,</text:p>
            <text:p>February 7, 1973,</text:p>
            <text:p>page 6</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Tinam Sorewe</text:p>
          </table:table-cell>
          <table:table-cell office:value-type="string" table:style-name="ce27">
            <text:p>February</text:p>
            <text:p>7, 1973</text:p>
          </table:table-cell>
          <table:table-cell table:number-columns-repeated="2" table:style-name="ce28"/>
          <table:table-cell office:value-type="string" table:style-name="ce28">
            <text:p>Slone</text:p>
          </table:table-cell>
          <table:table-cell office:value-type="string" table:style-name="ce27">
            <text:p>Slone (translation from Tok Pisin)</text:p>
          </table:table-cell>
          <table:table-cell office:value-type="string" table:style-name="ce28">
            <text:p>The Men Who Were</text:p>
            <text:p>Reborn</text:p>
          </table:table-cell>
          <table:table-cell office:value-type="string" table:style-name="ce120">
            <text:p>[Les Hommes qui ont</text:p>
            <text:p>ressuscité]</text:p>
          </table:table-cell>
          <table:table-cell table:style-name="ce28"/>
          <table:table-cell office:value-type="string" table:style-name="ce27">
            <text:p>After a cannibal killed and ate most of a group of brothers, the last survivor saved their bones, placed them in a pond where they slowly transformed back into men, and together they later returned to kill the cannibal.</text:p>
          </table:table-cell>
          <table:table-cell office:value-type="string" table:style-name="ce27">
            <text:p>Many young men lived on the top of a mountain, and at the foot of this mountain lived a huge cannibal. The young men often destroyed the cannibal's house by throwing rocks down the mountain. One day, the cannibal became angry and came to the mountain to find the young men. He found one brother and killed him, then took him home, cooked him, and ate him. He kept the bones and hung them in his house. The other brothers were not afraid and threw more rocks at the cannibal's house. So the cannibal returned and killed all the brothers except one. The last brother wept bitterly and went to the man's house. Seeing the giant cannibal come out, he went inside and saw all the bones of his brothers. He took them and left after setting fire to the man's house. He came to a pond and placed his brothers' bones in the pond. He left for a month, and when he returned, the bones had rotted and become frogs. After another month, he came back, and this time the frogs had human faces. Seeing this, he fed them. He returned a month later, and this time the frogs had become little men. He wanted to take them with him, but these little men told him they weren't big enough yet. A month later, he returned and found bigger men whom he could take home. When the brothers' bodies had regained their strength, they went to kill the enormous, cannibalistic man, killed him, and lived happily ever after.</text:p>
          </table:table-cell>
          <table:table-cell office:value-type="string" table:style-name="ce27">
            <text:p>De nombreux jeunes hommes vivent au sommet d'une montagne et au pied de cette montagne vit un énorme cannibal. Les jeunes hommes détruisent souvent la maison du cannibal en jetant des rochers de la montagne. Un jour, le cannibal s'énerva et vint chercher les jeunes hommes sur la montagne. Il trouva un premier frère et le tua, puis le ramena chez lui, le cuisina et le mangea. Il garda les os et les suspendit dans sa maison. Les autres frères ne furent pas effrayés et lancèrent de nouveaux rochers sur la maison du cannibal. Le cannibal et retourna donc et tua tous les frères sauf un. Le dernier frère pleura beaucoup et alla vers la maison de l'homme. En voyant le géant cannibal sortir, il rentra dans la maison et vit tous les os de ses frères. Il les prit et partit loin après avoir mis feu à la maison de l'homme. Il arriva à un étang et déposa les os de ses frères dans l'étang. Il partit pour un mois et quand il revint, les os avaient pourris et étaient devenus des grenouilles. Après un autre mois, il revient et les grenouilles avaient cette fois des visages d'hommes. En voyant ça, il les nourrit avec de la nourriture. Il revint un mois plus tard et les grenouilles étaient cette fois devenus de petits hommes. Il voulut les prendre avec lui mais ces petits hommes lui dirent qu'ils n'étaient pas encore assez grand. C'est un mois plus tard qu'il revint et qu'il trouva des hommes plus grands qu'il pu prendre chez lui. Lorsque les corps des frères redevinrent forts, il partirent tuer l'homme énorme et cannibal, le tuèrent et vécurent heureux après ça.</text:p>
          </table:table-cell>
          <table:table-cell table:style-name="ce27"/>
          <table:table-cell office:value-type="string" table:style-name="ce15">
            <text:p>people live in moutain top §§ a cannibal kills and eats men §§ a young man avenges his brothers §§ men destroy a cannibal's house §§ men burn down a cannibal's house §§ bones turn into frogs §§ frogs have men faces §§ frogs turn into men §§ men are resurrected §§ men are reborn §§ brothers kill a huge man §§ men kill a cannibal</text:p>
          </table:table-cell>
          <table:table-cell table:style-name="ce56"/>
          <table:table-cell table:number-columns-repeated="2" table:style-name="ce26"/>
          <table:table-cell table:style-name="ce56"/>
          <table:table-cell table:number-columns-repeated="3" table:style-name="ce26"/>
          <table:table-cell table:number-columns-repeated="2" table:style-name="ce25"/>
          <table:table-cell table:style-name="ce27"/>
          <table:table-cell table:style-name="ce28"/>
          <table:table-cell table:number-columns-repeated="3" table:style-name="ce25"/>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date" office:date-value="2026-08-07T00:00:00" table:style-name="ce121">
            <text:p>7-8</text:p>
          </table:table-cell>
          <table:table-cell office:value-type="string" table:style-name="ce101">
            <text:p>Wantok</text:p>
            <text:p>newspaper 62,</text:p>
            <text:p>page 4</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Anonymous]</text:p>
          </table:table-cell>
          <table:table-cell office:value-type="string" table:style-name="ce27">
            <text:p>February</text:p>
            <text:p>21, 1973</text:p>
          </table:table-cell>
          <table:table-cell table:number-columns-repeated="2" table:style-name="ce28"/>
          <table:table-cell office:value-type="string" table:style-name="ce28">
            <text:p>Slone</text:p>
          </table:table-cell>
          <table:table-cell office:value-type="string" table:style-name="ce27">
            <text:p>Slone (translation from Tok Pisin)</text:p>
          </table:table-cell>
          <table:table-cell office:value-type="string" table:style-name="ce28">
            <text:p>Where Did Coconuts</text:p>
            <text:p>Come From?</text:p>
          </table:table-cell>
          <table:table-cell office:value-type="string" table:style-name="ce120">
            <text:p>[D'où viennent les noix</text:p>
            <text:p>de coco ?]</text:p>
          </table:table-cell>
          <table:table-cell table:style-name="ce28"/>
          <table:table-cell office:value-type="string" table:style-name="ce27">
            <text:p>A boy discovered that a man with ringworm caught fish by removing his head and letting fish swim into his body, but when the villagers stole and lost the head the man became a fish, and the lost head later turned into the first coconut tree.</text:p>
          </table:table-cell>
          <table:table-cell office:value-type="string" table:style-name="ce27">
            <text:p>The men of a village near a beach went fishing every morning but managed to catch very few fish. Another man from the village, who couldn't fish with them because he had ringworm, fished alone and brought back a great many fish to the village every day, without even bringing a fishing rod, hook, or any other tool that would allow him to fish. The other men didn't see him while he was fishing, but they wondered how he managed to catch so many fish. One day, the village councilors decided to hold a meeting. A boy who was listening stood up and began to speak to the council. He suggested they follow the man in the morning to see how he caught so many fish. The council thought the boy's idea was good, and so the boy followed the man with ringworm the next morning. When they arrived at the beach, the boy saw the man put down his bag in the sand, take his head in his hands, and then pull it back. The man put his head in the sand and went into the water. As soon as he submerged his neck, many fish swam inside it. After filling his body with fish, the man returned to the beach, retrieved his body, and vomited the fish onto the sand. Then, he placed his head back on his neck, and the boy returned to the village. That evening, he told the council what he had seen. The councilors, surprised, wanted revenge on the man and followed him to the beach. They took his head while he was in the water and threw it somewhere in the forest. When the man returned, he couldn't find his head and went back into the water, where he transformed into a fish. He swam, and his ringworm changed into fish scales. After several days, the boy returned to the beach and thought that it hadn't been a good idea not to have buried the man's head. So he searched for it, but instead of throwing the head, he found a new kind of tree, with fruit as large as the man's head. The boy cut open the fruit, found the man's face inside, broke it open further, and found a delicious liquid and good food inside. That is how we discovered coconuts.</text:p>
          </table:table-cell>
          <table:table-cell office:value-type="string" table:style-name="ce27">
            <text:p>Les hommes d'un village près d'une plage vont pêcher du poisson tous les matins mais arrivent à en pêcher que très peu. Un autre homme du village, qui ne peut pas pêcher avec eux car il a la teigne, pêche seul et ramène tous les jours de très nombreux poissons au village, sans même amener avec lui de canne à pêche, d'hameçon, ou n'importe quel outil pouvant lui permettre de pêcher. Les autres hommes ne le voient pas pendant qu'il pêche mais ils se demandent comment il arrive à avoir autant de poissons. Un jour, les conseilleurs du village décidèrent donc de faire une réunion. Un garçon qui les écoutait se leva et se mit à parler devant le conseil. Il leur proposa de suivre l'homme le matin pour voir comment il attrapait autant de poissons. Le conseil trouva que l'idée du garçon était bonne et le garçon suivit donc l'homme qui a la teigne le lendemain matin. En arrivant à la plage, le garçon vit l'homme poser son sac dans le sable, prendre sa tête dans ses deux mains et la retirer. L'homme posa sa tête dans le sable et alla dans l'eau. Dès que l'homme enfonça son cou dans l'eau, de nombreux poissons nagèrent à l'intérieur de son cou. Après avoir rempli son corps de poissons, l'homme retourna sur la plage, secoua son corps et vomit les poissons sur le sable. Après cela, il remit sa tête sur son cou et le garçon retourna au village. Le soir, il raconta ce qu'il avait vu devant le conseil. Les conseillers, surpris, voulurent se venger de l'homme et le suivirent jusqu'à la plage, prirent sa tête pendant qu'il était dans l'eau et la jetèrent quelque part dans la forêt. En revenant, l'homme ne retrouva pas sa tête et retourna donc dans l'eau, où il se transforma en poisson. Il nagea et sa teigne se transforma en écailles de poisson. Après plusieurs jours, le garçon retourna sur la plage et pensa que ce n'était pas une bonne idée de ne pas avoir enterré la tête de l'homme. Il la chercha donc mais trouva à l'endroit où la tête avait été jetée une nouvelle sorte d'arbre, avec des fruits aussi larges que la tête de l'homme. Le garçon coupa donc le fruit, trouva à l'intérieur le visage de l'homme, cassa encore plus le fruit et trouva à l'intérieur un bon liquide et de la bonne nourriture. C'est comme cela que nous, les hommes, nous avons découverts les noix de coco.</text:p>
          </table:table-cell>
          <table:table-cell table:style-name="ce27"/>
          <table:table-cell office:value-type="string" table:style-name="ce15">
            <text:p>a man removes his head §§ a man fishes with his body §§ a man has ringworm §§ men steal someone's head §§ a man turns into a fish §§ a man's head turns into a tree §§ a man's head turns into a coconut tree</text:p>
          </table:table-cell>
          <table:table-cell table:style-name="ce56"/>
          <table:table-cell office:value-type="string" table:style-name="ce26">
            <text:p>fish ; coconut</text:p>
          </table:table-cell>
          <table:table-cell table:style-name="ce26"/>
          <table:table-cell table:style-name="ce56"/>
          <table:table-cell table:number-columns-repeated="3" table:style-name="ce26"/>
          <table:table-cell table:number-columns-repeated="2" table:style-name="ce25"/>
          <table:table-cell table:style-name="ce27"/>
          <table:table-cell table:style-name="ce28"/>
          <table:table-cell table:number-columns-repeated="3" table:style-name="ce25"/>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8" table:style-name="ce15">
            <text:p>8</text:p>
          </table:table-cell>
          <table:table-cell office:value-type="string" table:style-name="ce101">
            <text:p>Wantok</text:p>
            <text:p>newspaper 63,</text:p>
            <text:p>page 4</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Anonymous</text:p>
          </table:table-cell>
          <table:table-cell office:value-type="date" office:date-value="1973-03-07T00:00:00" table:style-name="ce118">
            <text:p>March 7, 1973</text:p>
          </table:table-cell>
          <table:table-cell table:number-columns-repeated="2" table:style-name="ce28"/>
          <table:table-cell office:value-type="string" table:style-name="ce28">
            <text:p>Slone</text:p>
          </table:table-cell>
          <table:table-cell office:value-type="string" table:style-name="ce27">
            <text:p>Slone (translation from Tok Pisin)</text:p>
          </table:table-cell>
          <table:table-cell office:value-type="string" table:style-name="ce28">
            <text:p>The Stars' Tears</text:p>
          </table:table-cell>
          <table:table-cell office:value-type="string" table:style-name="ce120">
            <text:p>[Les Larmes des Etoiles]</text:p>
          </table:table-cell>
          <table:table-cell table:style-name="ce28"/>
          <table:table-cell office:value-type="string" table:style-name="ce15">
            <text:p>The small raindrops found on tree leaves, stones and grass in the morning come from the tears of stars, after Star lost against Sand, having failed to count the number of grains of sand.</text:p>
          </table:table-cell>
          <table:table-cell office:value-type="string" table:style-name="ce15">
            <text:p>Long ago, Star and Sand wondered how many stars and grains of sand they were, and wanted to have the most. So they decided to count their numbers, and Sand suggested that Star count the grains of sand, and he count the stars. Now, while Sand fell asleep after counting the stars, Star counted and recounted the grains of sand, but there were too many to count, especially since she couldn't count the grains of sand below the surface. Sand won the contest, and Star was ashamed. Tears welled up in Star's eyes and fell. So, when we often see little drops of water on tree leaves, stones, and grass in the morning, we are actually seeing the stars' tears.</text:p>
          </table:table-cell>
          <table:table-cell office:value-type="string" table:style-name="ce15">
            <text:p>Il y a bien longtemps, Etoile et Sable sur demandaient combien d'étoiles et de grains de sable ils étaient, et voulaient en avoir le plus. Ils décidèrent alors de compter leur nombre, et Sable proposa qu'Etoile compte le nombre de grains de sable, et que lui compte le nombre d'étoiles. Or, alors que Sable s'est endormi après avoir compté les étoiles, Etoile compta et recompta les grains de sable mais ils étaient trop nombreux pour pouvoir les compter, surtout qu'elle ne pouvait pas compter les grains de sable en dessous de la surface. Sable gagna alors leur concours et Etoile eut honte. Des larmes montèrent alors aux yeux d'Etoile et coulèrent. Ainsi, quand le matin nous voyons souvent des petites gouttes d'eau sur les feuilles d'arbre, sur les pierres et sur l'herbe, nous voyons en réalité des larmes d'étoiles.</text:p>
          </table:table-cell>
          <table:table-cell table:style-name="ce27"/>
          <table:table-cell office:value-type="string" table:style-name="ce15">
            <text:p>the stars cry §§ the drops of water on the grass and on the leaves in the morning are tears of stars</text:p>
          </table:table-cell>
          <table:table-cell table:style-name="ce27"/>
          <table:table-cell table:number-columns-repeated="2" table:style-name="ce28"/>
          <table:table-cell table:style-name="ce27"/>
          <table:table-cell office:value-type="string" table:style-name="ce28">
            <text:p>Star</text:p>
            <text:p>Sand</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9" table:style-name="ce15">
            <text:p>9</text:p>
          </table:table-cell>
          <table:table-cell office:value-type="string" table:style-name="ce101">
            <text:p>Wantok</text:p>
            <text:p>newspaper 64,</text:p>
            <text:p>page 4</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Sakaip</text:p>
          </table:table-cell>
          <table:table-cell office:value-type="date" office:date-value="1973-03-21T00:00:00" table:style-name="ce118">
            <text:p>March 21, 1973</text:p>
          </table:table-cell>
          <table:table-cell table:number-columns-repeated="2" table:style-name="ce28"/>
          <table:table-cell office:value-type="string" table:style-name="ce28">
            <text:p>Slone</text:p>
          </table:table-cell>
          <table:table-cell office:value-type="string" table:style-name="ce27">
            <text:p>Slone (translation from Tok Pisin)</text:p>
          </table:table-cell>
          <table:table-cell office:value-type="string" table:style-name="ce28">
            <text:p>Thunder</text:p>
          </table:table-cell>
          <table:table-cell office:value-type="string" table:style-name="ce120">
            <text:p>[Tonnerre]</text:p>
          </table:table-cell>
          <table:table-cell table:style-name="ce28"/>
          <table:table-cell table:style-name="ce15"/>
          <table:table-cell office:value-type="string" table:style-name="ce15">
            <text:p>A short, strong man went into the forest to look for game but found nothing. While he was hungry and eating sweet potatoes, a long-haired man appeared and wanted to kill him. The two men fought fiercely until the long-haired man told the other to stop, called him "my brother," and told him to come with him. They climbed a steep mountain to the long-haired man's small house at the top. The long-haired forest man told the short, strong man that he hadn't caught any game because he hadn't wanted to. The forest man then told the other man to lower his head while he nursed outside, and went outside to recite an incantation. The short, strong man then raised his head and saw many kinds of game. After that, the man from the forest gave the other man an enchanted bow, a pig, and many other things. He then told the man he could return home, but that he must not let his brothers see his bow, that he must use it to fight the other men, and that he must kill the pig and cook its heart to make it smell good, but above all, he must not eat the heart. He also gave the man a leaf and asked him to plant it at the door of his new home. So the man returned home and killed many men in battles, to the point that he had almost killed all the other men. The men who remained wondered where he had gotten his bow. One day, the man's younger brother stole his bow and hid it. Realizing that it was his brother who had stolen it, the man fought his brother, who was forced to flee. At dawn the next day, the man killed the pig, cut out its heart, and took it to the ancestral spirit house. While he was cooking the heart to offer to the forest man, he saw a small bird fly into the spirit house and perch inside. It was the forest man, who was the soul of his dead father. When the two brothers fought, there was a huge explosion, so when you hear thunder, it's the two brothers fighting again.</text:p>
          </table:table-cell>
          <table:table-cell office:value-type="string" table:style-name="ce15">
            <text:p>Un homme petit et fort alla dans la forêt pour chercher du gibier mais ne trouva rien. Alors qu'il avait faim et qu'il mangeait des patates douces, un homme aux cheveux longs apparut et voulut le tuer. Les deux hommes se battirent avec acharnement jusqu'à ce que l'homme aux cheveux longs dit à l'autre d'arrêter, l'appela "mon frère" et lui dit de venir avec lui. Ils <text:s/>montèrent une montagne escarpé jusqu'à la petite maison du l'homme aux cheveux longs au sommet de celle-ci. L'homme de la forêt aux cheveux longs dit à l'homme petit et fort qu'il n'avait pas attrapé de gibier parce qu'il ne l'avait pas voulu. L'homme de la forêt dit alors à l'autre homme de baisser la tête pendant qu'il allait à l'extérieur, et il sortit dehors pour dire une incantation. L'homme petit et fort releva alors la tête et vit de nombreuses sortes de gibiers. Après cela, l'homme de la forêt donna à l'autre homme un arc enchanté, un cochon et pleins d'autres choses. Il dit alors à l'homme qu'il pouvait retourner chez lui, mais qu'il ne devait pas laisser ses frères voir son arc, qu'il devait l'utiliser pour combattre les autres hommes, et qu'il devait tuer le cochon et cuisiner son coeur pour qu'il produise un arome agréable, mais ne surtout pas manger ce coeur. Il donna également une feuille à l'homme et lui demanda de la planter à la porte de sa nouvelle maison. L'homme retourna donc chez lui et tua de nombreux hommes dans des combats, au point qu'il a presque tué tous les autres hommes. Les hommes qui restaient se demandèrent donc où il avait trouvé son arc. Un jour, le petit frère de l'homme lui vola son arc et le cacha. Comprenant que c'était son frère qui lui avait volé, l'homme combattit son frère qui dû fuir. A l'aube le lendemain, l'homme tua le cochon, coupa son coeur et l'emmena à la maison des esprits ancestraux. Pendant qu'il cuisinait le coeur pour le donner en offrande à l'homme de la forêt, il vit un petit oiseau voler dans la maison de l'esprit et se percher à l'intérieur. C'était l'homme de la forêt qui était l'âme de son père mort. Quand les deux frères se sont battus, il y a eu une énorme explosion, donc quand on entend le tonnerre, il s'agit des deux frères qui se combattent à nouveau.</text:p>
          </table:table-cell>
          <table:table-cell table:style-name="ce27"/>
          <table:table-cell office:value-type="string" table:style-name="ce15">
            <text:p>a man turns into a bird §§ a man cuts out a pig's heart §§ a man don't find any wild game in the forest §§ a man meets a man of the forest §§ a man offers a bow to another man §§ a man offers a pig to another man §§ a man of the forest makes game appear §§ a man cooks a pig's heart</text:p>
          </table:table-cell>
          <table:table-cell table:style-name="ce27"/>
          <table:table-cell office:value-type="string" table:style-name="ce28">
            <text:p>sweet popatoes</text:p>
          </table:table-cell>
          <table:table-cell office:value-type="string" table:style-name="ce28">
            <text:p>forest spirit</text:p>
          </table:table-cell>
          <table:table-cell table:style-name="ce27"/>
          <table:table-cell table:number-columns-repeated="5" table:style-name="ce28"/>
          <table:table-cell table:style-name="ce27"/>
          <table:table-cell table:number-columns-repeated="4" table:style-name="ce28"/>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date" office:date-value="2025-10-09T00:00:00" table:style-name="ce121">
            <text:p>9-10</text:p>
          </table:table-cell>
          <table:table-cell office:value-type="string" table:style-name="ce79">
            <text:p>Wantok</text:p>
            <text:p>newspaper 65,</text:p>
            <text:p>page 4</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27">
            <text:p>No</text:p>
          </table:table-cell>
          <table:table-cell office:value-type="string" table:style-name="ce15">
            <text:p>Maris Waine</text:p>
          </table:table-cell>
          <table:table-cell office:value-type="string" table:style-name="ce15">
            <text:p>April 4, 1973,</text:p>
          </table:table-cell>
          <table:table-cell office:value-type="string" table:style-name="ce15">
            <text:p>/</text:p>
          </table:table-cell>
          <table:table-cell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65) Where did pigs come from ?</text:p>
          </table:table-cell>
          <table:table-cell office:value-type="string" table:style-name="ce83">
            <text:p>[D'où viennent les cochons ?]</text:p>
          </table:table-cell>
          <table:table-cell table:style-name="ce82"/>
          <table:table-cell office:value-type="string" table:style-name="ce15">
            <text:p>Three ancestors lived together and one of them was in fact an insect who gave birth to pigs.</text:p>
          </table:table-cell>
          <table:table-cell office:value-type="string" table:style-name="ce15">
            <text:p>Long ago, three ancestors lived together, slept together and shared their food. One worked in the garden, the other fished and the last hunted. However, every evening, the house was invaded by a stink that must have come from the worker. One day, the three men discussed the stench to see if it was really coming from the worker. Another day, as the worker went into the garden, one of the other two hid and watched him : the worker had taken off his clothes and transformed himself into a giant insect digging into the earth. The insect slithered into the hole, and the man ran and grabbed the clothes left on the ground, despite his fright at his friend. The insect, unable to find his clothes, asked his friends to build him a giant house. Once the house was finished, the two humans heard a curious noise: inside the house, they saw lots of baby pigs, but their friend had disappeared. All that remained on the floor were bones.</text:p>
          </table:table-cell>
          <table:table-cell office:value-type="string" table:style-name="ce15">
            <text:p>Il y a fort longtemps, trois ancêtres vivaient ensemble, ils dormaient ensemble et partageaient la nourriture. L’un travaillait au jardin, l’autre péchait et le dernier chassait. Cependant, tous les soirs, la maison était envahie par une puanteur, qui devait venir du travailleur. Un jour, les trois hommes discutèrent de cette puanteur pour comprendre si elle venait vraiment du travailleur. Un autre jour, alors que le travailleur alla dans le jardin, l’un des deux autres se cacha et l’observa : le travailleur avait enlevé ses vêtements et s’était transformé en un insecte géant qui creusait la terre. L’insecte se glissa dans le trou formé, et l’homme couru et pris les vêtements laissés au sol, malgré sa frayeur devant son ami. L’insecte, ne trouvant pas ses vêtements, demanda à ses amis de lui construire une maison géante. Une fois la maison finie, les deux humains entendirent un bruit curieux : à l’intérieur de la maison, ils virent plein de bébés cochons, mais leur ami avait disparu. Sur le sol, il ne restait que des os.</text:p>
          </table:table-cell>
          <table:table-cell office:value-type="string" table:style-name="ce15">
            <text:p>pigs ; giant ; insect ; friends ; coworking <text:s/>; origin story</text:p>
          </table:table-cell>
          <table:table-cell office:value-type="string" table:style-name="ce15">
            <text:p>a man gives birth to different breeds (plants or animals) §§ an animal gives birth §§ a spirit gives birth §§ a stink announces the arrival of pigs §§ a stink announces the arrival of animals §§ someone transforms into an insect §§ someone transforms into a giant insect §§ someone transforms into an animal §§ an insect gives birth to pigs §§ an animal gives birth to pigs §§ a man, transformed into an animal, gives birth to pigs §§ after giving life, someone becomes bones §§ hybrid (human-animal)</text:p>
          </table:table-cell>
          <table:table-cell table:style-name="ce56"/>
          <table:table-cell office:value-type="string" table:style-name="ce26">
            <text:p>pig ; insect</text:p>
          </table:table-cell>
          <table:table-cell office:value-type="string" table:style-name="ce26">
            <text:p>giant insect</text:p>
          </table:table-cell>
          <table:table-cell office:value-type="string" table:style-name="ce56">
            <text:p>Highlands</text:p>
          </table:table-cell>
          <table:table-cell table:style-name="ce25"/>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float" office:value="10" table:style-name="ce15">
            <text:p>10</text:p>
          </table:table-cell>
          <table:table-cell office:value-type="string" table:style-name="ce79">
            <text:p>Wantok</text:p>
            <text:p>newspaper 66,</text:p>
            <text:p>page 4</text:p>
          </table:table-cell>
          <table:table-cell table:style-name="ce79"/>
          <table:table-cell office:value-type="string" table:style-name="ce15">
            <text:p>Papua New Guinea</text:p>
          </table:table-cell>
          <table:table-cell table:style-name="ce15"/>
          <table:table-cell office:value-type="string" table:style-name="ce15">
            <text:p>Warapu</text:p>
          </table:table-cell>
          <table:table-cell office:value-type="string" table:style-name="ce15">
            <text:p>English</text:p>
          </table:table-cell>
          <table:table-cell office:value-type="string" table:style-name="ce27">
            <text:p>No</text:p>
          </table:table-cell>
          <table:table-cell office:value-type="string" table:style-name="ce15">
            <text:p>Frans Tetera</text:p>
          </table:table-cell>
          <table:table-cell office:value-type="string" table:style-name="ce15">
            <text:p>April 18, 1973,</text:p>
          </table:table-cell>
          <table:table-cell office:value-type="string" table:style-name="ce15">
            <text:p>Warapu Village [Warapu People]</text:p>
            <text:p>Aitape | .</text:p>
            <text:p>West Sepik Province</text:p>
          </table:table-cell>
          <table:table-cell office:value-type="string" table:style-name="ce15">
            <text:p>-2.952347, 142.2561531</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Where Did Night Come From ?</text:p>
          </table:table-cell>
          <table:table-cell office:value-type="string" table:style-name="ce83">
            <text:p>[D'où vient la nuit ?]</text:p>
          </table:table-cell>
          <table:table-cell table:style-name="ce82"/>
          <table:table-cell office:value-type="string" table:style-name="ce15">
            <text:p>A man wanted to bathe some birds but the sun bathed in the water he had fetched : he shot the sun who died, resulting in the creation of the night.</text:p>
          </table:table-cell>
          <table:table-cell office:value-type="string" table:style-name="ce15">
            <text:p>In the time of our ancestors, there was only daylight. Men only went out to eat and sit under the sun. One day, a man brought back some sago, which his wife washed. He also wanted to look for little marsupials, but he couldn't find any in the cave. So, to encourage the birds to bathe, the man went to fetch some water, but it was the water in which the Sun bathed. He wanted to chase the birds away, but the Sun arrived and bathed in the water. So the man shot the sun, which died, and night came.</text:p>
          </table:table-cell>
          <table:table-cell office:value-type="string" table:style-name="ce15">
            <text:p>Au temps des ancêtres, il n’existait que le jour. Les hommes n’allaient que chercher à manger et à s’asseoir sous le soleil. Un jour, un homme ramena du sago, sa femme le lava. Il voulait aussi chercher des petits marsupiaux, mais il n’arrivait pas à en trouver dans la grotte. Alors, pour les inciter les oiseaux à se baigner, l’homme alla chercher de l’eau, mais c’était l’eau dans laquelle le Soleil se baignait. Il voulait chasser des oiseaux, sauf que le Soleil arriva et se baigna dans l’eau. Alors, l’homme tira sur le soleil, qui mourut et la nuit arriva.</text:p>
          </table:table-cell>
          <table:table-cell office:value-type="string" table:style-name="ce15">
            <text:p>daylight ; sun ; night ; murder ; hunting ; origin story</text:p>
          </table:table-cell>
          <table:table-cell office:value-type="string" table:style-name="ce15">
            <text:p>Someone kills the sun <text:s/>§§ someone kills a celestial being §§ the sun has a human form <text:s/>§§ a celestial being bathes §§ the sun bathes §§ a celestial being bathes §§ celestial beings depicted as humans</text:p>
          </table:table-cell>
          <table:table-cell table:style-name="ce10"/>
          <table:table-cell office:value-type="string" table:style-name="ce10">
            <text:p>marsupial ; bird</text:p>
          </table:table-cell>
          <table:table-cell table:number-columns-repeated="3"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date" office:date-value="2026-11-10T00:00:00" table:style-name="ce121">
            <text:p>10-11</text:p>
          </table:table-cell>
          <table:table-cell office:value-type="string" table:style-name="ce79">
            <text:p>Wantok</text:p>
            <text:p>newspaper 67,</text:p>
            <text:p>page 4</text:p>
          </table:table-cell>
          <table:table-cell table:style-name="ce79"/>
          <table:table-cell office:value-type="string" table:style-name="ce15">
            <text:p>Papua New Guinea</text:p>
          </table:table-cell>
          <table:table-cell table:style-name="ce15"/>
          <table:table-cell office:value-type="string" table:style-name="ce15">
            <text:p>Iatmul</text:p>
          </table:table-cell>
          <table:table-cell office:value-type="string" table:style-name="ce15">
            <text:p>English</text:p>
          </table:table-cell>
          <table:table-cell office:value-type="string" table:style-name="ce27">
            <text:p>No</text:p>
          </table:table-cell>
          <table:table-cell office:value-type="string" table:style-name="ce15">
            <text:p>Joseph Angansuan</text:p>
          </table:table-cell>
          <table:table-cell office:value-type="date" office:date-value="1973-05-02T00:00:00" table:style-name="ce123">
            <text:p>May 2, 1973</text:p>
          </table:table-cell>
          <table:table-cell office:value-type="string" table:style-name="ce15">
            <text:p>Japandai Village</text:p>
            <text:p>[Iatmul People]</text:p>
            <text:p/>
            <text:p>Ambunti</text:p>
            <text:p>sub-District, Patrol</text:p>
            <text:p>post Pagwi</text:p>
            <text:p/>
            <text:p>East Sepik</text:p>
            <text:p>Province</text:p>
          </table:table-cell>
          <table:table-cell office:value-type="string" table:style-name="ce15">
            <text:p>-4,22,</text:p>
            <text:p>142,82</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Where Did the Aerie</text:p>
            <text:p>Come From?</text:p>
          </table:table-cell>
          <table:table-cell office:value-type="string" table:style-name="ce83">
            <text:p>[D'où vient le nid d'aigle]</text:p>
          </table:table-cell>
          <table:table-cell table:style-name="ce82"/>
          <table:table-cell table:style-name="ce15"/>
          <table:table-cell office:value-type="string" table:style-name="ce15">
            <text:p>There was a woman who often carved out a canoe with an axe, named Jambiagura. However, she never stored her axe properly, but simply threw it to the wind and rain, and the rattan braids that bound the blade to the handle would come undone. This woman lived with a relative named Gura. It worried Gura to see her axe thrown to the wind and rain. One night, Gura went to the pond with the woman, named Kanda [literally "Rattan"], to fish for crayfish. They searched tirelessly until dawn. Kanda paddled back to shore and saw Gura, but thought that this woman was not really Gura but another woman. She carefully observed this woman's face. Kanda then suggested to the woman that they go crayfish fishing again, and they fished for a little longer. Afterward, Kanda said she would like to go to the toilet. Kanda then jumped into the tall grass, grass covered with a huge masalai. She leaped to her feet and said, "You always take that axe and throw it to the wind and rain, and then the rattan always ends up falling off. What do you think it is, just an axe for carving canoes?" Then Gura got up and paddled away in her canoe. Kanda cried when she saw her friend leave and called out to her to come and get her. She cried for a long time, until a fish jumped out of the water and hit her. Kanda said, "Oh, if you're a man, you should go and tell your father to come and get me." So this fish went down into the pond and spoke to its father, who was a river masalai, repeating what Kanda had asked him. Then the father said, "Why are you lying to me? You wicked fish, you're lying to me." After the reprimand, another fish came up to the surface and spoke to Kanda. Kanda said to the fish, "Oh dear, if you're a man, go and tell your father to come and get me." So the fish went and spoke to its father and said, "It's the truth, Father, there's a woman in the grass talking about you." The father became angry again. Another long-necked fish then came to the surface. This time, the father, too angry, refused to listen to the fish. So, many other fish came to the surface and then went back down to speak to their father, but he still refused to listen to them. Later, the father sent his first child to the surface. The child returned and said, "Yes, Papa, it's true. I went to the surface, and a woman told me I had to tell you to go and get her." So the father dressed and came back to the surface. He then saw the woman, who was frightened when she saw him approaching. The father told her not to be afraid, that he had come for her. He wanted to take her into the water, but she replied that she would drown. The masalai told her that he would help her. So he carried her, and they arrived at the masalai's house. They lived there, and the woman gave birth. She didn't give birth to one child, but to two bird eggs. The woman carried the two eggs in a pot, and later, when they hatched, they gave birth to two eagles. The two birds grew up and became large. But they encountered a big problem: they wanted to take their mother home. So they said to her, "Mother, we should take you back." The mother replied, "Oh, you can't take me back home." Then the older brother said to her, "All right, look at me." He got up, went down to the water, and brought back a large floating log to show his mother. Now his mother believed them and gave them permission to take it back. So they got up and took their mother home. That is where the eagles live now.</text:p>
          </table:table-cell>
          <table:table-cell office:value-type="string" table:style-name="ce15">
            <text:p>Il était une fois une femme qui sculptait souvent une pirogue, avec une hache, nommée Jambiagura. Cependant, elle ne rangeait jamais correctement sa hache, mais la jetait simplement au vent et à la pluie, et les tresses de rotin qui liaient la lame au manche se détachaient. Cette femme vivait avec une parente nommée Gura. Cela inquétait Gura de voir sa hache jetée au vent et à la pluie. Une nuit, Gura alla à l'étang avec la femme, nommée Kanda [littéralement "Rotin"], pour pêcher des écrevisses. Elles cherchèrent sans relâche jusqu'à l'aube. Kanda regagna la rive en pagayant et vit Gura, mais pensa que cette femme n'était pas réellement Gura mais une autre femme. Elle observa attentivement le visage de cette femme. Kanda proposa alors à la femme d'aller de nouveau pêcher des écrevisses, et elles pêchèrent encore un peu. Ensuite, Kanda dit qu'elle aimerait aller aux toilettes. Kanda sauta alors dans les hautes herbes, herbes couvertes d'un énorme<text:s/><text:span text:style-name="T5">masalai</text:span>. Elle se leva d'un bond et dit : « Tu prends toujours cette hache et tu la jettes au vent et à la pluie, et puis le rotin finit toujours par tomber. Qu'est-ce que tu crois que c'est, juste une hache pour sculpter des canoës ? » Puis Gura se leva et s'éloigna en canoë. Kanda pleura en voyant son amie partir et l'appela pour qu'elle vienne la chercher. Elle pleura longtemps, jusqu'à ce qu'un poisson saute hors de l'eau sur elle. Kanda dit : « Oh, si tu es un homme, tu devrais aller dire à ton père de venir me chercher. » Alors ce poisson descendit dans l'étang et parla à son père, qui était un<text:s/><text:span text:style-name="T5">masalai<text:s/></text:span>de rivière, en répétant ce que Kanda lui avait demandé. Alors le père dit : « Pourquoi me mens-tu ? Espèce de poisson malfaisant, tu me mens. » Après la réprimande, un autre poisson remonta à la surface et parla à Kanda. Kanda dit au poisson : « Oh là là, si tu es un homme, va donc parler à ton père pour qu'il vienne me chercher. » Le poisson alla donc parler à son père et dit : « C'est la vérité, père, il y a une femme dans l'herbe qui parle de toi. » Le père s'énerva de nouveau. Un autre poisson au long cou remonta alors à la surface. Cette fois, le père, trop en colère, ne voulut pas écouter le poisson. Alors, de nombreux autres poissons remontèrent à la surface et redescendirent pour parler à leur père, mais celui-ci ne voulut toujours pas les écouter. Plus tard, le père envoya son premier enfant à la surface. L'enfant revint et dit : « Oui papa, c'est la vérité. Je suis allé à la surface et une femme m'a dit que je devais te dire d'aller la chercher. » Le père s'habilla donc et remonta à la surface. Il vit alors cette femme, qui fut effrayée en le voyant approcher. Le père lui dit de ne pas avoir peur, qu'il était venu la chercher. Il voulait la faire entrer dans l'eau, mais elle lui répondit qu'elle allait se noyer. Le<text:s/><text:span text:style-name="T5">masalai</text:span><text:s/>lui dit qu'il allait l'aider. Alors, il la porta et ils arrivèrent chez le<text:s/><text:span text:style-name="T5">masalai</text:span>. Ils vécurent là, et la femme accoucha. Elle n'accoucha pas d'un enfant, mais de deux œufs d'oiseau. La femme porta les deux œufs dans un pot, et plus tard, à l'éclosion, ils donnèrent naissance à deux aigles. Les deux oiseaux grandirent et devinrent grands. Mais ils rencontrèrent un grand problème : ils voulaient ramener leur mère chez elle. Alors ils lui dirent : « Maman, nous devrions te ramener. » La mère répondit : « Oh, vous ne pouvez pas me ramener chez moi. » Alors le grand frère lui dit : « D'accord, regardez-moi. » Il se leva, descendit vers l'eau et rapporta une grosse bûche qui flottait pour la montrer à sa mère. Maintenant, la mère les crut et leur donna son accord pour qu'ils la ramènent. Alors, ils se levèrent et ramenèrent leur mère chez elle. C'est là que vivent maintenant les aigles.</text:p>
          </table:table-cell>
          <table:table-cell table:number-columns-repeated="2" table:style-name="ce15"/>
          <table:table-cell table:style-name="ce10"/>
          <table:table-cell office:value-type="string" table:style-name="ce10">
            <text:p>fish ; eagle</text:p>
          </table:table-cell>
          <table:table-cell office:value-type="string" table:style-name="ce124">
            <text:p>masalai</text:p>
          </table:table-cell>
          <table:table-cell table:style-name="ce10"/>
          <table:table-cell office:value-type="string" table:style-name="ce10">
            <text:p>Gura ; Kanda</text:p>
            <text:p/>
            <text:p>Jambiagura (the axe)</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date" office:date-value="2026-12-11T00:00:00" table:style-name="ce121">
            <text:p>11-12</text:p>
          </table:table-cell>
          <table:table-cell office:value-type="string" table:style-name="ce101">
            <text:p>Wantok</text:p>
            <text:p>newspaper 68a,</text:p>
            <text:p>page 4</text:p>
          </table:table-cell>
          <table:table-cell table:style-name="ce101"/>
          <table:table-cell office:value-type="string" table:style-name="ce28">
            <text:p>Papua New</text:p>
            <text:p>Guinea</text:p>
          </table:table-cell>
          <table:table-cell table:style-name="ce28"/>
          <table:table-cell office:value-type="string" table:style-name="ce28">
            <text:p>Golin</text:p>
          </table:table-cell>
          <table:table-cell office:value-type="string" table:style-name="ce28">
            <text:p>English</text:p>
          </table:table-cell>
          <table:table-cell office:value-type="string" table:style-name="ce27">
            <text:p>No</text:p>
          </table:table-cell>
          <table:table-cell office:value-type="string" table:style-name="ce28">
            <text:p>Peter Kumai</text:p>
            <text:p/>
          </table:table-cell>
          <table:table-cell office:value-type="date" office:date-value="1973-05-16T00:00:00" table:style-name="ce118">
            <text:p>May 16, 1973</text:p>
          </table:table-cell>
          <table:table-cell office:value-type="string" table:style-name="ce28">
            <text:p>Mul [Nul] Village</text:p>
            <text:p>[Golin People]</text:p>
            <text:p/>
            <text:p>Gumine</text:p>
            <text:p/>
            <text:p>Simbu Province</text:p>
          </table:table-cell>
          <table:table-cell office:value-type="string" table:style-name="ce28">
            <text:p>-6.19,</text:p>
            <text:p>144.91</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Axe that returned</text:p>
          </table:table-cell>
          <table:table-cell office:value-type="string" table:style-name="ce120">
            <text:p>[La hache qui est</text:p>
            <text:p>revenue]</text:p>
          </table:table-cell>
          <table:table-cell table:style-name="ce28"/>
          <table:table-cell table:style-name="ce15"/>
          <table:table-cell office:value-type="string" table:style-name="ce15">
            <text:p>A man named Maima Poropaungabia climbed a pandanus tree with his axe to cut a cluster of nuts. However, a stream flowed below, and his axe slipped and fell into the water. He cried and searched everywhere for his axe. He went home and fell asleep. A "river-masalai" found his axe, wrapped it in leaves, and placed it in Maima Poropaungabia's hand while he slept. When he awoke, he looked at his hand and was happy to find his axe.</text:p>
          </table:table-cell>
          <table:table-cell office:value-type="string" table:style-name="ce15">
            <text:p>Un homme nommé Maima Poropaungabia grimpa à un pandanus avec sa hache pour couper une grappe de noix. Mais un ruisseau coulait en contrebas, et sa hache lui échappa et tomba dans l'eau. Il pleura et chercha partout sa hache. Il rentra chez lui et s'endormit. Un "<text:span text:style-name="T5">masalai</text:span><text:s/>de la rivière" trouva sa hache, l'enveloppa dans des feuilles et la déposa dans la main de Maima Poropaungabia pendant son sommeil. À son réveil, il regarda sa main et fut heureux de retrouver sa hache.</text:p>
          </table:table-cell>
          <table:table-cell table:style-name="ce27"/>
          <table:table-cell office:value-type="string" table:style-name="ce15">
            <text:p>a man loses his axe</text:p>
          </table:table-cell>
          <table:table-cell table:style-name="ce27"/>
          <table:table-cell office:value-type="string" table:style-name="ce28">
            <text:p>pandanus tree</text:p>
          </table:table-cell>
          <table:table-cell office:value-type="string" table:style-name="ce28">
            <text:p>river-<text:span text:style-name="T8">masalai</text:span></text:p>
          </table:table-cell>
          <table:table-cell table:style-name="ce27"/>
          <table:table-cell office:value-type="string" table:style-name="ce28">
            <text:p>Maima</text:p>
            <text:p>Poropaungabia</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12" table:style-name="ce15">
            <text:p>12</text:p>
          </table:table-cell>
          <table:table-cell office:value-type="string" table:style-name="ce101">
            <text:p>Wantok</text:p>
            <text:p>newspaper 68b,</text:p>
            <text:p>page 4</text:p>
          </table:table-cell>
          <table:table-cell table:style-name="ce101"/>
          <table:table-cell office:value-type="string" table:style-name="ce28">
            <text:p>Papua New</text:p>
            <text:p>Guinea</text:p>
          </table:table-cell>
          <table:table-cell table:style-name="ce28"/>
          <table:table-cell office:value-type="string" table:style-name="ce28">
            <text:p>Enga</text:p>
          </table:table-cell>
          <table:table-cell office:value-type="string" table:style-name="ce28">
            <text:p>English</text:p>
          </table:table-cell>
          <table:table-cell office:value-type="string" table:style-name="ce27">
            <text:p>No</text:p>
          </table:table-cell>
          <table:table-cell office:value-type="string" table:style-name="ce28">
            <text:p>Robert Laik</text:p>
          </table:table-cell>
          <table:table-cell office:value-type="date" office:date-value="1973-05-16T00:00:00" table:style-name="ce118">
            <text:p>May 16, 1973</text:p>
          </table:table-cell>
          <table:table-cell office:value-type="string" table:style-name="ce28">
            <text:p>Yampu Village</text:p>
            <text:p>[Enga People]</text:p>
            <text:p/>
            <text:p>Wabag</text:p>
            <text:p/>
            <text:p>Enga Province</text:p>
          </table:table-cell>
          <table:table-cell office:value-type="string" table:style-name="ce28">
            <text:p>-5.48,</text:p>
            <text:p>143.66</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Dog Training</text:p>
          </table:table-cell>
          <table:table-cell office:value-type="string" table:style-name="ce120">
            <text:p>[Dressage de chiens]</text:p>
          </table:table-cell>
          <table:table-cell table:style-name="ce28"/>
          <table:table-cell table:style-name="ce15"/>
          <table:table-cell office:value-type="string" table:style-name="ce15">
            <text:p>Long ago, our ancestors had many dogs. A single man could acquire several. Dogs were very poor hunters of marsupials, which is why there were so many of them. They could only find the marsupials living in the secondary forest. These marsupials lay on the ground, ate green leaves, and slept. The men took the puppies and fed them small rats. They did this for two to four months, and the dogs grew. If they cooked a rat in the forest, they hid it in a tree. They tied the dogs with ropes. After hiding the rat, they released the dogs. The dogs then found the rat immediately. This is how they learned to quickly kill the marsupials that lived in the trees of the primary forest. In the past, our ancestors had many dogs and were happy. Now, we only have small dogs. White people own many breeds of dogs. The Papuan-New Guinean observes this and worries: do white people have better dogs?</text:p>
          </table:table-cell>
          <table:table-cell office:value-type="string" table:style-name="ce15">
            <text:p>Il y a longtemps, les ancêtres possédaient de nombreux chiens. Un seul homme pouvait en acquérir plusieurs. Les chiens étaient très mauvais chasseurs de marsupiaux, c'est pourquoi ils étaient nombreux. Ils ne parvenaient à trouver que les marsupiaux vivant dans la forêt secondaire. Ces marsupiaux se couchaient au sol, mangeaient des feuilles vertes et dormaient. Les hommes prenaient les chiots et les nourrissaient de petits rats. Ils procédaient ainsi pendant deux à quatre mois, et les chiens grandissaient. S'ils faisaient cuire un rat dans la forêt, ils le cachaient dans un arbre. Ils attachaient les chiens avec des cordes. Après avoir caché le rat, ils lâchaient les chiens. Ceux-ci trouvaient alors le rat immédiatement. C'est ainsi qu'ils apprirent à tuer rapidement les marsupiaux qui vivaient dans les arbres de la forêt primaire. Autrefois, nos ancêtres avaient de nombreux chiens et étaient heureux. Maintenant, nous n'avons plus que des petits chiens. Les Blancs possèdent de nombreuses races de chiens. Le Papou-Néo-Guinéen observe cela et s'inquiète : les Blancs ont-ils de meilleurs chiens ?</text:p>
          </table:table-cell>
          <table:table-cell table:style-name="ce27"/>
          <table:table-cell office:value-type="string" table:style-name="ce15">
            <text:p>men use dogs to hunt marsupials §§ men use dogs to hunt §§ ancestors had many dogs</text:p>
          </table:table-cell>
          <table:table-cell table:style-name="ce27"/>
          <table:table-cell office:value-type="string" table:style-name="ce28">
            <text:p>dog ; marsupial ; rat</text:p>
          </table:table-cell>
          <table:table-cell table:style-name="ce28"/>
          <table:table-cell table:style-name="ce27"/>
          <table:table-cell table:number-columns-repeated="5"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12" table:style-name="ce15">
            <text:p>12</text:p>
          </table:table-cell>
          <table:table-cell office:value-type="string" table:style-name="ce101">
            <text:p>Wantok</text:p>
            <text:p>newspaper 69,</text:p>
            <text:p>page 4</text:p>
          </table:table-cell>
          <table:table-cell table:style-name="ce101"/>
          <table:table-cell office:value-type="string" table:style-name="ce28">
            <text:p>Papua New</text:p>
            <text:p>Guinea</text:p>
          </table:table-cell>
          <table:table-cell table:style-name="ce28"/>
          <table:table-cell office:value-type="string" table:style-name="ce28">
            <text:p>Warapu</text:p>
          </table:table-cell>
          <table:table-cell office:value-type="string" table:style-name="ce28">
            <text:p>English</text:p>
          </table:table-cell>
          <table:table-cell office:value-type="string" table:style-name="ce27">
            <text:p>No</text:p>
          </table:table-cell>
          <table:table-cell office:value-type="string" table:style-name="ce28">
            <text:p>Frans Tetera</text:p>
            <text:p/>
          </table:table-cell>
          <table:table-cell office:value-type="date" office:date-value="1973-05-16T00:00:00" table:style-name="ce118">
            <text:p>May 16, 1973</text:p>
          </table:table-cell>
          <table:table-cell office:value-type="string" table:style-name="ce28">
            <text:p>Warapu Village</text:p>
            <text:p>[Warapu People]</text:p>
            <text:p/>
            <text:p>Aitape</text:p>
            <text:p/>
            <text:p>West Sepik</text:p>
            <text:p>Province</text:p>
            <text:p>(Sandaun)</text:p>
          </table:table-cell>
          <table:table-cell office:value-type="string" table:style-name="ce28">
            <text:p>-3.14,</text:p>
            <text:p>142.35</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White Dog, Black Dog</text:p>
          </table:table-cell>
          <table:table-cell office:value-type="string" table:style-name="ce120">
            <text:p>[Chien blanc, Chien noir]</text:p>
          </table:table-cell>
          <table:table-cell table:number-columns-repeated="2" table:style-name="ce28"/>
          <table:table-cell office:value-type="string" table:style-name="ce15">
            <text:p>Long ago, a man had two dogs: one white and one black, who slept with him in the forest. However, only the white dog hunted game for the man. The dog owner therefore only fed the white dog, while the black dog did nothing but sleep. The black dog was always hungry and restless. So one evening, he waited until the man fell asleep to light a bonfire near him to warm him. Then, he took the man and his bed and placed them in the pond, where the sleeping man suddenly felt cold. He woke up and looked for the fire but found only water. The man then took out his flute and blew towards the village. The villagers rushed to the man lying at the bottom of the pond and threw him a long vine, which the man tied to his bed so they could pull him back to the bank. They were all furious with the black dog, who then went to hide among some thorny palm trees. The men were only able to kill him when the white dog chased the black dog from his hiding place, but when the black dog died, his master died immediately.</text:p>
          </table:table-cell>
          <table:table-cell office:value-type="string" table:style-name="ce15">
            <text:p>Au temps des ancêtres, un homme avait 2 chiens : un blanc et un noir, qui dormaient avec lui dans la forêt. Seulement, seul le chien blanc tuait du gibier pour l'homme. Le propriétaire des chiens donnait donc à manger qu'au chien blanc, tandis que le chien noir ne faisait que dormir. Le chien noir avait donc toujours faim et était toujours énervé. Il attendit donc un soir que l'homme s'endorme pour allumer un feu de joie proche de l'homme pour le réchauffer. Ensuite, il pris l'homme et son lit et les déposa dans l'étang où l'homme endormi eu soudain froid. Il se réveilla et chercha le feu mais ne trouva que de l'eau. L'homme sortit alors sa flûte et souffla vers le village. Les villageois accoururent vers l'homme qui gisait au fond de l'étange et lui jetèrent une grande liane que l'homme attacha à son lit pour que les hommes le ramènent sur la rive. Ils étaient tous furieux contre le chien noir, qui alla donc se cacher parmi des palmiers épineux. Les hommes ne purent alors le tuer seulement lorsque le chien blanc chassa le chien noir de sa cachette, mais lorsque le chien noir mourut, son maître mourut aussitôt.<text:s text:c="3"/></text:p>
          </table:table-cell>
          <table:table-cell table:style-name="ce27"/>
          <table:table-cell office:value-type="string" table:style-name="ce15">
            <text:p>a man has two dogs §§ a dog drops a man into a river</text:p>
          </table:table-cell>
          <table:table-cell table:style-name="ce27"/>
          <table:table-cell office:value-type="string" table:style-name="ce28">
            <text:p>dog</text:p>
          </table:table-cell>
          <table:table-cell table:style-name="ce28"/>
          <table:table-cell table:style-name="ce27"/>
          <table:table-cell table:number-columns-repeated="5"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12-13</text:p>
          </table:table-cell>
          <table:table-cell office:value-type="string" table:style-name="ce101">
            <text:p>Wantok</text:p>
            <text:p>newspaper 70,</text:p>
            <text:p>page 4</text:p>
          </table:table-cell>
          <table:table-cell table:style-name="ce101"/>
          <table:table-cell office:value-type="string" table:style-name="ce28">
            <text:p>Papua New</text:p>
            <text:p>Guinea</text:p>
          </table:table-cell>
          <table:table-cell table:style-name="ce28"/>
          <table:table-cell office:value-type="string" table:style-name="ce28">
            <text:p>Urat</text:p>
          </table:table-cell>
          <table:table-cell office:value-type="string" table:style-name="ce28">
            <text:p>English</text:p>
          </table:table-cell>
          <table:table-cell office:value-type="string" table:style-name="ce27">
            <text:p>No</text:p>
          </table:table-cell>
          <table:table-cell office:value-type="string" table:style-name="ce28">
            <text:p>Judah Akesim</text:p>
          </table:table-cell>
          <table:table-cell office:value-type="date" office:date-value="1973-06-20T00:00:00" table:style-name="ce118">
            <text:p>June 20, 1973</text:p>
          </table:table-cell>
          <table:table-cell table:number-columns-repeated="2" table:style-name="ce28"/>
          <table:table-cell office:value-type="string" table:style-name="ce28">
            <text:p>Slone</text:p>
          </table:table-cell>
          <table:table-cell office:value-type="string" table:style-name="ce27">
            <text:p>Slone (translation from Tok Pisin)</text:p>
          </table:table-cell>
          <table:table-cell office:value-type="string" table:style-name="ce28">
            <text:p>Why Do People have</text:p>
            <text:p>different colored skins?</text:p>
          </table:table-cell>
          <table:table-cell office:value-type="string" table:style-name="ce120">
            <text:p>[Pourquoi les gens ont</text:p>
            <text:p>des peaux de différentes</text:p>
            <text:p>couleurs ?]</text:p>
          </table:table-cell>
          <table:table-cell table:style-name="ce28"/>
          <table:table-cell office:value-type="string" table:style-name="ce15">
            <text:p>The different men were created</text:p>
            <text:p>by the son of Noah and Hanuak,</text:p>
            <text:p>after Noah cut his son into</text:p>
            <text:p>pieces, cooked him with</text:p>
            <text:p>vegetables, giving each part</text:p>
            <text:p>of his body a different skin color,</text:p>
            <text:p>and then scattered the pieces</text:p>
            <text:p>to the four corners of the world.</text:p>
          </table:table-cell>
          <table:table-cell office:value-type="string" table:style-name="ce15">
            <text:p>A man named Noak and his wife, Hanuak, lived alone on Earth with their son. They arrived in the village of Moihauk. Noak and Hanuak wanted to raise other people who could care for the trees, the land, and the game, and they thought about this day and night. One day, Noak conceived the idea of ​​killing his child, cutting him into pieces, and scattering them to the four corners of the world, so that many people would emerge from the earth and take care of everything. One night, while his wife and child were sleeping, he killed his son, cut him into small pieces, and boiled them with vegetables. Some bloody, undercooked vegetables stuck to the child's skin. Noak threw these vegetables away, and red-skinned people appeared. Then he threw more bloody, barely cooked vegetables, and yellow-skinned people appeared, like mixed-race people or Chinese. Then, he threw well-cooked vegetables, and they became white men, so their eyes are like those of cats. For us, the New Guineans, Noak threw cooked vegetables, but the fire was weak, hence our slightly brown eyes, as if burned by the flames, and our skin darkened. The inhabitants of Buka Island are very dark-skinned, and their eyes are very black because Noak threw vegetables containing the child's burnt flesh, and the fire consumed them completely. Dawn broke when Noak had finished throwing the vegetables, and Hanuak then discovered the place filled with men. Noak and Hanuak began to shout, dance, sing, and beat drums. Hanuak then asked Noak where these people came from, and he replied that his son had created them.</text:p>
          </table:table-cell>
          <table:table-cell office:value-type="string" table:style-name="ce15">
            <text:p>Un homme nommé Noak et sa femme nommée Hanuak vivaient seuls sur terre avec leur fils. Ils vivaient dans le village de Moihauk. Noak et sa femme Hanuak voulaient former d'autres hommes qui puissent prendre soin des arbres, de la terre et du gibier et pensaient à cela jour et nuit. Un jour, Noak pensa à tuer son enfant, à le découper en morceau et à le disperser aux quatre coins du monde, afin que de nombreux hommes émergent de la terre et prennent soin de tout. Une nuit, alors que sa femme et son enfant allèrent dormir, il tua son fils, le découpa en petits morceaux fit bouillir ceux-ci avec des légumes. Or, quelques légumes ensanglantés et incomplètements cuits collèrent à la peau de l'enfant. Noak jeta ces légumes et des hommes à la peau rouge apparurent. Puis il jeta d'autres légumes ensanglantés, à peine cuits, et des hommes à la peau jaune appararurent, comme des métis ou des Chinois. Ensuite, il jeta des légumes bien cuits, et ils devinrent des hommes blancs, donc les yeux sont semblables à ceux des chats. Pour nous, les néo-guinéens, Noak jeta les légumes cuits, mais le feu était faible, d'où nos yeux légèremement bruns, comme brûlés par les flammes, et notre peux qui s'est assombrie. Les habitants de l'île de Buka sont très sombres et leurs yeux sont très noirs car Noak a jeta les légumes contenant la chair brûlée de l'enfant, et que le feu les a entièrement consumés. L'aube se leva quand Noak eu fini de jeter les légumes et Hanuak découvrit alors les lieux remplis d'hommes. Noak et Hanuak se mirent alors à criaient, dansaient, chanter, battre des tambours. Hanuak demande alors à Noak d'où venait ces gens et il lui répondit que son fils les avait créé.</text:p>
          </table:table-cell>
          <table:table-cell table:style-name="ce27"/>
          <table:table-cell office:value-type="string" table:style-name="ce15">
            <text:p>a man kills his child §§ a child creates the men §§ a man cuts his child</text:p>
          </table:table-cell>
          <table:table-cell table:style-name="ce27"/>
          <table:table-cell table:number-columns-repeated="2" table:style-name="ce28"/>
          <table:table-cell office:value-type="string" table:style-name="ce27">
            <text:p>people who speak the Urat language ; East Sepik Province ; Moihauk [Meiwhak] (village) ; Dreikikir Station ; Buka Island</text:p>
          </table:table-cell>
          <table:table-cell office:value-type="string" table:style-name="ce28">
            <text:p>Noak</text:p>
            <text:p/>
            <text:p>Hanuak</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13-14</text:p>
          </table:table-cell>
          <table:table-cell office:value-type="string" table:style-name="ce101">
            <text:p>Wantok</text:p>
            <text:p>newspaper 71,</text:p>
            <text:p>page 4</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Mantam Tomka</text:p>
          </table:table-cell>
          <table:table-cell office:value-type="date" office:date-value="1973-07-04T00:00:00" table:style-name="ce125">
            <text:p>July 4, 1973</text:p>
          </table:table-cell>
          <table:table-cell table:number-columns-repeated="2" table:style-name="ce28"/>
          <table:table-cell office:value-type="string" table:style-name="ce28">
            <text:p>Slone</text:p>
          </table:table-cell>
          <table:table-cell office:value-type="string" table:style-name="ce27">
            <text:p>Slone (translation from Tok Pisin)</text:p>
          </table:table-cell>
          <table:table-cell office:value-type="string" table:style-name="ce28">
            <text:p>How Did the Hornbill Get</text:p>
            <text:p>a Big Beak?</text:p>
          </table:table-cell>
          <table:table-cell office:value-type="string" table:style-name="ce120">
            <text:p>[Comment le calao a-t-il</text:p>
            <text:p>acquis un gros bec ?]</text:p>
          </table:table-cell>
          <table:table-cell table:style-name="ce28"/>
          <table:table-cell office:value-type="string" table:style-name="ce15">
            <text:p>The hornbill has a huge beak because it stole it from a cassowary, and the cassowary has a small beak because it took the hornbill's beak.</text:p>
          </table:table-cell>
          <table:table-cell office:value-type="string" table:style-name="ce15">
            <text:p>Long ago, Cassowary, who had a very large beak, and Hornbill, who had a small beak, were very good friends. One day, Cassowary lost his beak while running over a rock. His friend Hornbill approached, and they joked, laughed, and flattered each other. The two were happy together. However, an idea crossed Hornbill's mind. He thought of tricking Cassowary and taking his beak, because Cassowary had a large beak and was capable of killing men who shot at him. He told Cassowary that he would take his beak, which was as effective as an axe, in order to chop down a tree, and that's what he did, starting to cut a branch. Cassowary started to laugh, then stopped abruptly. Cassowary started to laugh, then stopped, thinking about the fact that Hornbill had stolen his axe. When Hornbill had finished chopping down the tree, it stood up and flew away with Cassowary's axe. When Cassowary saw this, it flew into a rage and began to cry. So, it took the little axe that was Hornbill's beak and began to strike a stone with it. It completely destroyed the beak, then took it and flew away. But Cassowary was very sad because Hornbill had taken its good beak. Now we can see that hornbills have enormous beaks and that cassowaries have babies. What happened between Hornbill and Cassowary is what happened between us and God. Before, we were friends with God, but we acted wrongly toward Him. But if we truly believe in Jesus Christ, He will take away our sins, and we will become friends with God again.</text:p>
          </table:table-cell>
          <table:table-cell office:value-type="string" table:style-name="ce15">
            <text:p>Il y a longtemps, Casoar, qui avait un très gros bec, et Calao, qui avait un petit bec, étaient de très bons amis. Un jour, Casoar perdit son bec en courant sur un rocher. <text:s/>Son ami Calao s'approcha et ils plaisantèrent, rièrent et se flattèrent. Les deux étaient heureux ensemble. Cependant, une idée traversa l'esprit de Calao, il pensa à tromper Casoar et à lui prendre son bec, car celui-ci a un gros bec et qu'il est capable de tuer les hommes qui lui tirent dessus. Il dit alors à Casoar qu'il va lui prendre son bec, qui est aussi efficace qu'un hache, afin d'abattre un arbre, et c'est ce qu'il fit en commençant à couper une branche. Lorsque le Calao eut fini de couper l'arbre, il se leva et s'envola avec la hache du casoar. Quand le Casoar vit cela, il entra dans une rage folle et se mit à pleurer. Alors, il prit la petite hache qui était le bec du calao et se mit à frapper une pierre avec. Il détruisit complètement le bec, puis le prit et partit. Mais le Casoar était très triste car le calao lui avait pris son bon bec. Maintenant, nous pouvons voir que les calaos ont un énorme bec et que les casoar a ont des petits. Ce qu'il s'est passé entre le Calao et le Casoar, c'est ce qu'il s'est passé entre nous et Dieu. Avant, nous étions amis avec Dieu mais nous avons mal agi avec lui. Mais si nous croyons vraiment en Jésus Christ, il nous retirera nos péchés et nous redeviendrons amis avec Dieu.</text:p>
          </table:table-cell>
          <table:table-cell table:style-name="ce27"/>
          <table:table-cell office:value-type="string" table:style-name="ce15">
            <text:p>a bird steals the beak of another bird §§ <text:s/>two birds are friends §§ two birds argue</text:p>
          </table:table-cell>
          <table:table-cell table:style-name="ce27"/>
          <table:table-cell office:value-type="string" table:style-name="ce28">
            <text:p>hornbill , cassowary</text:p>
          </table:table-cell>
          <table:table-cell table:style-name="ce28"/>
          <table:table-cell table:style-name="ce27"/>
          <table:table-cell office:value-type="string" table:style-name="ce28">
            <text:p>Cassowary ; Hornbill</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14-15</text:p>
          </table:table-cell>
          <table:table-cell office:value-type="string" table:style-name="ce101">
            <text:p>Wantok</text:p>
            <text:p>newspaper 72,</text:p>
            <text:p>page 4</text:p>
          </table:table-cell>
          <table:table-cell table:style-name="ce101"/>
          <table:table-cell office:value-type="string" table:style-name="ce28">
            <text:p>Papua New</text:p>
            <text:p>Guinea</text:p>
          </table:table-cell>
          <table:table-cell table:style-name="ce28"/>
          <table:table-cell office:value-type="string" table:style-name="ce28">
            <text:p>Tolai</text:p>
          </table:table-cell>
          <table:table-cell office:value-type="string" table:style-name="ce28">
            <text:p>English</text:p>
          </table:table-cell>
          <table:table-cell office:value-type="string" table:style-name="ce27">
            <text:p>No</text:p>
          </table:table-cell>
          <table:table-cell office:value-type="string" table:style-name="ce28">
            <text:p>Walter</text:p>
            <text:p>ToBungTabu</text:p>
            <text:p>[Tolai male name</text:p>
            <text:p>(East New Britain</text:p>
            <text:p>Province)]</text:p>
          </table:table-cell>
          <table:table-cell office:value-type="date" office:date-value="1973-07-18T00:00:00" table:style-name="ce125">
            <text:p>July 18, 1973</text:p>
          </table:table-cell>
          <table:table-cell office:value-type="string" table:style-name="ce28">
            <text:p>Karapi</text:p>
            <text:p/>
            <text:p>Hoskins</text:p>
          </table:table-cell>
          <table:table-cell office:value-type="string" table:style-name="ce28">
            <text:p>-5.47,</text:p>
            <text:p>150.56</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Story of the Flood</text:p>
          </table:table-cell>
          <table:table-cell office:value-type="string" table:style-name="ce120">
            <text:p>[L'histoire de l'inondation]</text:p>
          </table:table-cell>
          <table:table-cell table:style-name="ce28"/>
          <table:table-cell office:value-type="string" table:style-name="ce15">
            <text:p>Some men caught an eel and wanted to eat it, but the eel was actually a man from long ago, and when the men cooked the eel, a flood drowned all the men except for an old man who had taken shelter under a coconut tree.</text:p>
          </table:table-cell>
          <table:table-cell office:value-type="string" table:style-name="ce15">
            <text:p>One day, some men and women went to the river, which was teeming with eels, crayfish, and fish. But the chief eel was hiding in a hole at the source. When they finished fishing, the men noticed that the damaged river was flowing slowly because the large eel was still there. So the men searched for the eel and found it, and the water flowed from the dam. After killing the eel, they carried it onto a platform. But it wasn't a real eel; it was an old man from long ago. Early the next morning, all the men, women, and children went to the garden to gather food. While they were there, they asked an old man to clean the eel. The eel spoke to the old man after it climbed down from its platform. The eel asked him for betel nut, betel pepper, and lime. The eel chewed the betel nut mixture and told the old man that he was not an eel but a man from long ago, from a time when the earth had not yet been formed. He also told the old man to take shelter at the foot of a small coconut tree when the men cut him down. When they heard the men returning from the garden singing, the man went back onto the platform and transformed back into an eel. The old man told the other villagers not to eat the eel and that it was a man who should be returned to where they had found him. The men did not believe the old man, insulted him, and beat him. The old man said nothing more and went to sit alone at the foot of a coconut tree, the very one the eel had told him about. Later, the men brought the eel down and cut it into small pieces, then told the women to cook them in pots and roast them over the fire. The men sang and danced with joy. Meanwhile, the river level slowly rose, but they didn't notice. The water overflowed the banks, continued to rise, and engulfed all the men and women. The old man, however, stayed near the coconut tree and did not die. When all the others had perished, the waters began to recede. As the river returned to its banks, the old man slowly floated down with the water. He saw the men's bones and was deeply saddened. While he was still mourning, the eel saw him and took him home. And so, at that spot, the old man transformed into a rock, which still stands there today. When you see that rock in the river, think of that man.</text:p>
          </table:table-cell>
          <table:table-cell office:value-type="string" table:style-name="ce15">
            <text:p>Un jour, des hommes et des femmes se rendirent à la rivière, qui regorgeait d'anguilles, d'écrevisses et de poissons. Mais le chef des anguilles se cachait dans un trou à la source. Une fois leur pêche terminée, les hommes constatèrent que la rivière endomagée coulait lentement parce que la grosse anguille était toujours là. Les hommes cherchèrent donc l'anguille et la trouvèrent, et l'eau s'écoula du barrage. Après avoir abattu l'anguille, ils la transportèrent sur une plateforme. Mais ce n'était pas une vraie anguille mais un vieil homme d'autrefois. Le lendemain matin, tôt, tous les hommes, femmes et enfants allèrent chercher de la nourriture au jardin. Pendant ce temps, ils demandèrent à un vieil homme de nettoyer l'anguille. L'anguille parla au vieil homme après être descendue de sa plateforme. L'anguille lui demanda de la noix de bétel, du poivre de bétel et de la chaux. L'anguille mâcha le mélange de noix de bétel et dit au vieil homme qu'il n'était pas une anguille mais un homme d'autrefois, d'une époque où la terre n'était pas encore formée. Il dit aussi au vieil homme d'aller s'abriter au pied d'un petit cocotier au moment où les hommes le découperont. Lorsqu'ils entendirent les hommes revenir du jardin en chantant, l'homme retourna sur la plateforme et se transforma de nouveau en anguille. Le vieil homme dit aux autres villageois de ne pas manger l'anguille et qu'il s'agissait d'un homme qu'il fallait remettre là où ils l'avaient trouvé. Les hommes ne crurent pas le vieil homme, l'insultèrent et le rouèrent de coups. Le vieil homme ne dit plus rien et alla s'asseoir seul au pied d'un cocotier, celui dont l'anguille lui avait parlé. Plus tard, les hommes descendirent l'anguille et la découpèrent en petits morceaux puis dirent aux femmes de les faire cuire dans des marmites et de les rôtir sur le feu. Les hommes chantèrent et dansèrent de joie. Pendant ce temps, le niveau de la rivière montait lentement, mais ils ne le remarquèrent pas. L'eau déborda des berges, continua de monter et engloutit tous les hommes et les femmes. Le vieil homme, lui, resta près du cocotier et ne mourut pas. Quand tous les autres eurent péri, les eaux commencèrent à se retirer. Lorsque la rivière regagna ses rives, le vieil homme descendit lentement avec l'eau. Il vit les ossements des hommes et fut profondément attristé. Tandis qu'il était encore en deuil, l'anguille le vit et l'emmena chez elle. Ainsi, à cet endroit, le vieil homme se transforma en un rocher qui s'y trouve encore. Quand vous voyez ce rocher dans la rivière, pensez à cet homme.</text:p>
          </table:table-cell>
          <table:table-cell table:style-name="ce27"/>
          <table:table-cell office:value-type="string" table:style-name="ce15">
            <text:p>an eel turns into an old man §§ an eel turns into an man §§ an man turns into an eel §§ an old man turns into a boulder §§ a man turns into a boulder §§ people wants to eat an eel §§ an eel causes a flood §§ a flood kills an entire village §§ men don't trust an old man §§ some men don't trust an old man and die because of it</text:p>
          </table:table-cell>
          <table:table-cell table:style-name="ce27"/>
          <table:table-cell office:value-type="string" table:style-name="ce28">
            <text:p>eel</text:p>
          </table:table-cell>
          <table:table-cell table:style-name="ce28"/>
          <table:table-cell table:style-name="ce27"/>
          <table:table-cell table:number-columns-repeated="5"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15" table:style-name="ce15">
            <text:p>15</text:p>
          </table:table-cell>
          <table:table-cell office:value-type="string" table:style-name="ce101">
            <text:p>Wantok</text:p>
            <text:p>newspaper 73,</text:p>
            <text:p>page 4</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Paul Areng</text:p>
            <text:p/>
          </table:table-cell>
          <table:table-cell office:value-type="string" table:style-name="ce126">
            <text:p>August 1,</text:p>
            <text:p>1973</text:p>
          </table:table-cell>
          <table:table-cell office:value-type="string" table:style-name="ce28">
            <text:p>Rabaul</text:p>
            <text:p/>
            <text:p>East New Britain</text:p>
            <text:p>Province</text:p>
          </table:table-cell>
          <table:table-cell office:value-type="string" table:style-name="ce28">
            <text:p>-4,198,</text:p>
            <text:p>152,163</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Dolphin</text:p>
          </table:table-cell>
          <table:table-cell office:value-type="string" table:style-name="ce120">
            <text:p>[Le Dauphin]</text:p>
          </table:table-cell>
          <table:table-cell table:style-name="ce28"/>
          <table:table-cell table:style-name="ce15"/>
          <table:table-cell office:value-type="string" table:style-name="ce15">
            <text:p>A brother and sister lived on an island called Dangtiti. They left this island to reach another and, while rowing, discovered a reef. This reef was called "Aillwo," which means "Seaweed." They headed straight for another island, while waves began to crash into their canoe. The man then told his sister that he was going to leave her and that she should tell the men of the village of his departure. The brother then took his basket and spear and went into Aillwo Reef, where he stood on a piece of coral and spoke again to his sister: "When you go to the village, tell the men to go to the top of the mountain and take a large piece of bark. Tell them to make a net from it and bring it back to me." After that, the brother dove into the sea and transformed into a dolphin. His sister wept because she thought her brother would return immediately after jumping into the sea. She then went to the village and told them what had happened. Afterward, the men got up and went to the mountain, took some tree trunks, and began making nets from the bark. If you go to Pililo Island, you will see a large net, and if you go to Aillwo Reef, you will see the seaweed and the many dolphins. At every holiday, like Easter or Christmas, the men go out in their large canoes with their big nets and fish for dolphins. These dolphins can only be caught at night.</text:p>
          </table:table-cell>
          <table:table-cell office:value-type="string" table:style-name="ce15">
            <text:p>Un frère et une soeur vivait sur une île nommée Dangtiti. Ils quittèrent cette île pour en rejoindre une autre et découvrirent un récif en ramant. Ce récif s'appelle "Aillwo", ce qui signifie « Algues ». Ils se dirigèrent alors droit vers une île, tandis que les vagues commencèrent à s'engouffrer dans leur pirogue. L'homme dit alors à sa soeur qu'il allait la quitter et qu'elle devrait prévenir les hommes du village de son départ. Le frère prit alors son panier et sa lance et se rendit au récif d'Aillwo où il se tint debout sur un morceau de corail et parla de nouveau à sa sœur : « Quand tu iras au village, dis aux hommes d'aller au sommet de la montagne et de prendre un grand morceau d'écorce. Dis-leur d'en faire un filet et de me le rapporter. » Après cela, le frère plongea dans la mer et se transforma en dauphin. Sa soeur pleura car elle pensait que son frère reviendrait aussitôt après avoir sauté dans la mer. Elle alla alors au village et raconta ce qui s'était passé. Puis les hommes se levèrent et allèrent à la montagne, prirent des troncs et commencèrent à fabriquer des filets avec l'écorce. Si vous allez à l'île de Pililo, vous verrez un grand filet, et si vous allez au récif d'Aillwo, vous verrez les algues et les nombreux dauphins. À chaque fête, comme Pâques ou Noël, les hommes partent dans leurs grandes pirogues avec leurs grands filets et y pêchent des dauphins. On ne peut pêcher ces dauphins que la nuit.</text:p>
          </table:table-cell>
          <table:table-cell table:style-name="ce27"/>
          <table:table-cell office:value-type="string" table:style-name="ce15">
            <text:p>a man turns into a dolphin</text:p>
          </table:table-cell>
          <table:table-cell table:style-name="ce27"/>
          <table:table-cell office:value-type="string" table:style-name="ce28">
            <text:p>dolphin ; seaweed</text:p>
          </table:table-cell>
          <table:table-cell table:style-name="ce28"/>
          <table:table-cell office:value-type="string" table:style-name="ce27">
            <text:p>Dangtiti island ; Aillwo (name of the reef, meaning "Seaweed") ; Pililo Island [West New Britain Province, Arawe People]</text:p>
          </table:table-cell>
          <table:table-cell table:number-columns-repeated="5" table:style-name="ce28"/>
          <table:table-cell table:style-name="ce27"/>
          <table:table-cell table:number-columns-repeated="4" table:style-name="ce28"/>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string" table:style-name="ce15">
            <text:p>15-16</text:p>
          </table:table-cell>
          <table:table-cell office:value-type="string" table:style-name="ce79">
            <text:p>Wantok</text:p>
            <text:p>newspaper 74,</text:p>
            <text:p>page 4</text:p>
          </table:table-cell>
          <table:table-cell table:style-name="ce79"/>
          <table:table-cell office:value-type="string" table:style-name="ce15">
            <text:p>Papua New Guinea</text:p>
          </table:table-cell>
          <table:table-cell table:style-name="ce15"/>
          <table:table-cell office:value-type="string" table:style-name="ce15">
            <text:p>Kombio</text:p>
          </table:table-cell>
          <table:table-cell office:value-type="string" table:style-name="ce15">
            <text:p>English</text:p>
          </table:table-cell>
          <table:table-cell office:value-type="string" table:style-name="ce27">
            <text:p>No</text:p>
          </table:table-cell>
          <table:table-cell office:value-type="string" table:style-name="ce15">
            <text:p>Leo Manrip</text:p>
          </table:table-cell>
          <table:table-cell office:value-type="date" office:date-value="1973-08-15T00:00:00" table:style-name="ce123">
            <text:p>August 15, 1973</text:p>
          </table:table-cell>
          <table:table-cell office:value-type="string" table:style-name="ce15">
            <text:p>Yassip Mission [Kombio People]</text:p>
            <text:p>Wewak</text:p>
            <text:p>East Sepik Province</text:p>
          </table:table-cell>
          <table:table-cell office:value-type="string" table:style-name="ce15">
            <text:p>-3.5690359, 143.6129544</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74) The man who married a bird of paradise</text:p>
          </table:table-cell>
          <table:table-cell office:value-type="string" table:style-name="ce83">
            <text:p>[L'homme qui avait épousé un oiseau du paradis]</text:p>
          </table:table-cell>
          <table:table-cell table:style-name="ce82"/>
          <table:table-cell office:value-type="string" table:style-name="ce15">
            <text:p>Un homme non marié kidnappe une femme-oiseau en lui volant sa peau et parvient à se marier avec elle.</text:p>
          </table:table-cell>
          <table:table-cell office:value-type="string" table:style-name="ce15">
            <text:p>An unmarried man set up bird blinds in the forest. By the stream, he could see the birds of paradise shed their skins and become young women. They were bathing. So the man took his spear, grabbed one of the women by the hair and locked her in his bird blind. The other birds took their skins and returned home. The bird-woman asked the man where her skin was, and the man replied that he didn't know. He had hidden it. After an argument, the man convinced the woman to accompany him to the village, they married and had two children.</text:p>
          </table:table-cell>
          <table:table-cell office:value-type="string" table:style-name="ce68">
            <text:p>Un homme non-marié installait des pièges à oiseaux (bird blind ?) dans la forêt. Près du ruisseau, il pouvait voir les oiseaux du paradis retirer leur peau et devenir des jeunes femmes. Elles se baignaient. Alors, l’homme prit sa lance et attrapa une des femmes par les cheveux pour l’enfermer dans son piège à oiseau. Les autres oiseaux reprirent leurs peaux et retournèrent chez eux. La femme-oiseau demanda à l’homme où était sa peau, l’homme répondit qu’il ne savait pas. Il l’avait caché. Après une dispute, l’homme réussit à convaincre la femme de l’accompagner au village, ils se marièrent et eurent deux enfants.</text:p>
          </table:table-cell>
          <table:table-cell office:value-type="string" table:style-name="ce15">
            <text:p>wings ; winged beings ; thief ; <text:s/>husband and wife ; birds ; birds blind</text:p>
          </table:table-cell>
          <table:table-cell office:value-type="string" table:style-name="ce15">
            <text:p>A woman is a bird of paradise §§ A woman lives in the sky §§ winged beings like to bathe §§ a man steals a woman's wings §§ someone steals someone else's wings §§ a man steals a woman's wings, then marries her §§ someone steals someone else's wings, they get married §§ A man prevents a woman from returning to the sky §§ hybrid (human-animal) §§ one spouse prevents the other from returning to its animal form</text:p>
          </table:table-cell>
          <table:table-cell table:style-name="ce56"/>
          <table:table-cell office:value-type="string" table:style-name="ce26">
            <text:p>bird</text:p>
          </table:table-cell>
          <table:table-cell office:value-type="string" table:style-name="ce26">
            <text:p>bird of paradise</text:p>
          </table:table-cell>
          <table:table-cell table:style-name="ce65"/>
          <table:table-cell table:style-name="ce25"/>
          <table:table-cell table:style-name="ce26"/>
          <table:table-cell table:style-name="ce25"/>
          <table:table-cell office:value-type="string" table:style-name="ce10">
            <text:p>conte type de la femme-cygne</text:p>
          </table:table-cell>
          <table:table-cell table:style-name="ce10"/>
          <table:table-cell table:style-name="ce68"/>
          <table:table-cell office:value-type="string" table:style-name="ce68">
            <text:p>Women are winged §§ A man sees the winged women bathing or picking (he sees them arrive on earth) §§ the man prevents a woman from flying (steals her wings or kidnaps her) §§ the other winged women fly away and leave §§ the man and the winged woman get married (§§ the woman returns to heaven after her husband betrays her §§ the man tries to look for her in heaven but can't)</text:p>
          </table:table-cell>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16" table:style-name="ce15">
            <text:p>16</text:p>
          </table:table-cell>
          <table:table-cell office:value-type="string" table:style-name="ce79">
            <text:p>Wantok</text:p>
            <text:p>newspaper 75a,</text:p>
            <text:p>page 4</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27">
            <text:p>No</text:p>
          </table:table-cell>
          <table:table-cell office:value-type="string" table:style-name="ce15">
            <text:p>Inikio Sosmekul</text:p>
          </table:table-cell>
          <table:table-cell office:value-type="string" table:style-name="ce15">
            <text:p>September 5,</text:p>
            <text:p>1973</text:p>
          </table:table-cell>
          <table:table-cell table:number-columns-repeated="2"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The Deceitful Turtle</text:p>
          </table:table-cell>
          <table:table-cell office:value-type="string" table:style-name="ce83">
            <text:p>[La tortue trompeuse]</text:p>
          </table:table-cell>
          <table:table-cell table:style-name="ce82"/>
          <table:table-cell table:style-name="ce15"/>
          <table:table-cell office:value-type="string" table:style-name="ce15">
            <text:p>A man caught a turtle, tied its legs with vines, and put it in a palm frond basket. One day, two children, a brother and sister, were preparing sago, alone in their house. The boy was crying a lot when his sister asked him if he wanted fish, but the boy replied, "No." The girl then asked him if he wanted sago and a banana, but the boy didn't want either. He didn't want that food because he was looking at his father's turtle. His sister, exasperated, gave the turtle to her brother. He began to cook it over the fire, but the vine holding it broke, and it fell into the flames. The turtle came out of the fire, crawled on the ground, climbed a betel nut palm tree, and then climbed a coconut tree. The turtle shot one of the moon's eyes with a multi-pronged spear. From then on, only one eye of the moon shone. But then, the coconut tree started climbing again. The two children wondered how the turtle had transformed and had the idea of ​​turning a coconut shell into a turtle to put in the turtle's basket. Their parents returned home in the evening. The father rested, then thought again about his turtle and the desire to cook it. The coconut shell hadn't become a real turtle; it was still just a coconut shell. He then asked the children where his turtle was. The girl replied that it was her little brother's fault that the turtle had climbed a coconut tree. The father beat the two children severely and ordered them never to do it again.</text:p>
          </table:table-cell>
          <table:table-cell office:value-type="string" table:style-name="ce127">
            <text:p>Un homme attrapa une tortue, lui attacha les pattes avec des lianes et la mit dans un panier en feuilles de palmier. Un jour, deux enfants, un frère et une sœur, préparaient du sagou, seuls dans leur maison. Le garçon pleurait beaucoup lorsque sa sœur lui demanda s'il voulait du poisson mais le garçon répondit : « Non. ». La fille lui demanda alors s'il voulait du sagou et une banane mais le garçon n'en voulait pas non plus. Il ne voulait pas de cette nourriture car il regardait la tortue de son père. Sa sœur, exaspérée, donna la tortue à son frère. Il commença à la faire cuire sur le feu, mais la liane qui la retenait cassa et elle tomba dans les flammes. La tortue sortit du feu, rampa sur le sol, grimpa à un palmier à bétel, puis grimpa à un cocotier. La tortue transperça l'un des yeux de la lune avec une lance à plusieurs pointes. Désormais, un seul œil de la lune brillait. Mais alors, le cocotier se remit à grimper. Les deux enfants se demandèrent comment cette tortue s'était transformée et eurent l'idée de transformer une coquille de noix de coco en tortue pour la mettre dans le panier de la tortue. Leurs parents rentrèrent le soir. Le père se reposa, puis repensa à sa tortue et à l'envie de la cuisiner. La coquille de noix de coco n'était pas devenue une vraie tortue, ce n'était toujours qu'une coquille de noix de coco. Il demanda alors aux enfants où était sa tortue. La fille répondit que c'était de la faute de son petit frère si la tortue était montée dans un cocotier. Le père battit les deux enfants sévèrement et leur ordonna de ne jamais recommencer.</text:p>
          </table:table-cell>
          <table:table-cell office:value-type="string" table:style-name="ce15">
            <text:p>turtle ; sago</text:p>
          </table:table-cell>
          <table:table-cell office:value-type="string" table:style-name="ce15">
            <text:p>§§ a man catch a turtle</text:p>
            <text:p>§§ two children are alone in their house</text:p>
            <text:p>§§ two children prepare sago</text:p>
            <text:p>§§ two children cook a turtle</text:p>
            <text:p>§§ a turtle escapes</text:p>
            <text:p>§§ a tutle climbs a tree</text:p>
          </table:table-cell>
          <table:table-cell table:style-name="ce56"/>
          <table:table-cell office:value-type="string" table:style-name="ce26">
            <text:p>turtle ; sago</text:p>
          </table:table-cell>
          <table:table-cell table:style-name="ce26"/>
          <table:table-cell table:style-name="ce65"/>
          <table:table-cell table:style-name="ce25"/>
          <table:table-cell table:style-name="ce26"/>
          <table:table-cell table:style-name="ce25"/>
          <table:table-cell table:number-columns-repeated="2" table:style-name="ce10"/>
          <table:table-cell table:number-columns-repeated="2" table:style-name="ce6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float" office:value="16" table:style-name="ce15">
            <text:p>16</text:p>
          </table:table-cell>
          <table:table-cell office:value-type="string" table:style-name="ce79">
            <text:p>Wantok</text:p>
            <text:p>newspaper 75b,</text:p>
            <text:p>page 4</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27">
            <text:p>No</text:p>
          </table:table-cell>
          <table:table-cell office:value-type="string" table:style-name="ce15">
            <text:p>Jacob Hakon</text:p>
          </table:table-cell>
          <table:table-cell office:value-type="date" office:date-value="1973-09-05T00:00:00" table:style-name="ce123">
            <text:p>September 5, 1973</text:p>
          </table:table-cell>
          <table:table-cell office:value-type="string" table:style-name="ce15">
            <text:p>Wewak</text:p>
            <text:p>East Sepik Province</text:p>
          </table:table-cell>
          <table:table-cell office:value-type="string" table:style-name="ce15">
            <text:p>-3.5800229, 143.6583166</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75b) Where did darkness comme from ?</text:p>
          </table:table-cell>
          <table:table-cell office:value-type="string" table:style-name="ce83">
            <text:p>[D'où vient l'obscurité ?]</text:p>
          </table:table-cell>
          <table:table-cell table:style-name="ce82"/>
          <table:table-cell office:value-type="string" table:style-name="ce15">
            <text:p>The young man Hiki touches a feminine spirit with his spear, creating the night.</text:p>
          </table:table-cell>
          <table:table-cell office:value-type="string" table:style-name="ce15">
            <text:p>Long ago, there was nothing but sunshine. One day, a man named Hiki cleared away a part of the forest to make a garden. However, a female spirit (Masalai?), Hekep, replanted all the trees. So, one day, Hiki hid in the forest instead of going home and managed to reach out his spear to Hekep, but when the spear touched her, it was dark. So Hiki climbed to the top of a tree and fell asleep. Then he heard a rooster crow : it was dawn.</text:p>
          </table:table-cell>
          <table:table-cell office:value-type="string" table:style-name="ce15">
            <text:p>Il y a longtemps, il n’y avait que le soleil. Un jour, un homme du nom de Hiki déboisa un bout de la forêt pour en faire un jardin. Cependant, un esprit féminin (Masalai ?), Hekep, replanta tous les arbres. Alors, un jour, Hiki se cacha à la place de rentrer chez lui et réussit à tendre sa lance au niveau de Hekep, mais quand la lance la toucha, il fit nuit. Alors, Hiki monta au sommet d’un arbre et s’endormit. Alors, il entendit le chant d’un coq, c’était l’aube.</text:p>
          </table:table-cell>
          <table:table-cell office:value-type="string" table:style-name="ce15">
            <text:p>darkness ; origin story ; female spirit ; trees ; garden ; sleep</text:p>
          </table:table-cell>
          <table:table-cell office:value-type="string" table:style-name="ce15">
            <text:p>Deplanted trees grow back magically §§ deplanted trees grow back because of a spirit §§ touching a spirit creates darkness §§ night magically causes humans to climb to the top of trees and fall asleep §§ night magically makes men sleep</text:p>
          </table:table-cell>
          <table:table-cell table:number-columns-repeated="2" table:style-name="ce10"/>
          <table:table-cell office:value-type="string" table:style-name="ce10">
            <text:p>Hekep, a female spirit</text:p>
          </table:table-cell>
          <table:table-cell table:style-name="ce10"/>
          <table:table-cell office:value-type="string" table:style-name="ce10">
            <text:p>Hiki ; Hekep</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17" table:style-name="ce15">
            <text:p>17</text:p>
          </table:table-cell>
          <table:table-cell office:value-type="string" table:style-name="ce79">
            <text:p>Wantok</text:p>
            <text:p>newspaper 76,</text:p>
            <text:p>page 4</text:p>
          </table:table-cell>
          <table:table-cell table:style-name="ce79"/>
          <table:table-cell office:value-type="string" table:style-name="ce15">
            <text:p>Papua New Guinea</text:p>
          </table:table-cell>
          <table:table-cell table:style-name="ce15"/>
          <table:table-cell office:value-type="string" table:style-name="ce15">
            <text:p>Mehek</text:p>
          </table:table-cell>
          <table:table-cell office:value-type="string" table:style-name="ce15">
            <text:p>English</text:p>
          </table:table-cell>
          <table:table-cell office:value-type="string" table:style-name="ce27">
            <text:p>No</text:p>
          </table:table-cell>
          <table:table-cell office:value-type="string" table:style-name="ce15">
            <text:p>Magdalena N.</text:p>
            <text:p>Tango</text:p>
          </table:table-cell>
          <table:table-cell office:value-type="string" table:style-name="ce15">
            <text:p>September</text:p>
            <text:p>19, 1973</text:p>
          </table:table-cell>
          <table:table-cell office:value-type="string" table:style-name="ce15">
            <text:p>Congregation of</text:p>
            <text:p>Mission Yandugen</text:p>
            <text:p>[Mehek People]</text:p>
            <text:p/>
            <text:p>Nuku</text:p>
            <text:p/>
            <text:p>West Sepik</text:p>
            <text:p>Province</text:p>
          </table:table-cell>
          <table:table-cell office:value-type="string" table:style-name="ce15">
            <text:p>-3.67,</text:p>
            <text:p>142. 48</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Where Did Mushrooms</text:p>
            <text:p>Come From?</text:p>
          </table:table-cell>
          <table:table-cell office:value-type="string" table:style-name="ce83">
            <text:p>[D'où viennent les</text:p>
            <text:p>champignons ?]</text:p>
          </table:table-cell>
          <table:table-cell office:value-type="string" table:style-name="ce85">
            <text:p><text:s/>x</text:p>
          </table:table-cell>
          <table:table-cell table:style-name="ce15"/>
          <table:table-cell office:value-type="string" table:style-name="ce15">
            <text:p>A woman and her newborn child were at home while the woman's husband was away at a festival in another village with other people. That night, a flying fox, which was actually a spirit in disguise, ate some fruit near the house. The woman, believing it to be a real flying fox, scolded it. The spirit then told her to heat the pot in the fire, which the woman did. The flying fox said, "Half will be cooked, the other half not." The woman was frightened. The flying fox entered the house with her, and the two fought fiercely. The flying fox killed her and ate her and her child, then left their bones in the house. Her sister cut up the bones and brought them to throw at her husband, who was at the festival. She threw the bones at his head. When he saw what they were, he returned to their village, taking his sister with him. He went to a pile of sago pulp, then buried his sister beneath it. He went to look for his wife, but she was nowhere to be found. He went back to look for his sister, but she was gone too. She had become a mushroom. That is why, today, mushrooms can be found growing in sago pulp while women prepare it.</text:p>
          </table:table-cell>
          <table:table-cell office:value-type="string" table:style-name="ce15">
            <text:p>Une femme et son nouveau-né étaient dans leur maison pendant que le mari de la femme était parti avec d'autres personnes à une fête dans un autre village. La nuit venue, une roussette, qui était en réalité un esprit déguisé, mangea des fruits près de la maison. La femme, croyant qu'il s'agissait d'une vraie roussette, la gronda. L'esprit lui dit alors de faire chauffer la marmitte dans le feu, <text:s/>et c'est ce que fit la femme. La roussette dit : « La moitié sera cuite, l'autre moitié non. » La femme eu alors peur. <text:s/>La roussette entra dans la maison avec elle, et les deux se battirent violemment. La roussette la tua et la mangea avec son enfant, puis elle déposa leurs os dans la maison. Sa sœur découpa les os et les apporta pour les jeter sur son mari qui était à la fête. Elle lui jeta les os sur la tête. Lorsqu'il vit ce que c'était, il retourna à leur village en emmenant sa soeur avec lui. Il alla voir un tas de pulpe de sagou, puis il enfouit sa sœur dessous. Il partit à la recherche de sa femme, mais elle était introuvable. Il retourna ensuite chercher sa sœur, mais elle n'était plus là non plus. Elle était devenue un champignon. C'est pourquoi, aujourd'hui, on peut trouver des champignons qui poussent dans la pulpe de sagou pendant que les femmes la préparent.</text:p>
          </table:table-cell>
          <table:table-cell table:number-columns-repeated="2" table:style-name="ce15"/>
          <table:table-cell table:style-name="ce10"/>
          <table:table-cell office:value-type="string" table:style-name="ce10">
            <text:p>mushroom ; flying fox ; sago</text:p>
          </table:table-cell>
          <table:table-cell table:number-columns-repeated="3"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17-18</text:p>
          </table:table-cell>
          <table:table-cell office:value-type="string" table:style-name="ce79">
            <text:p>Wantok</text:p>
            <text:p>newspaper 77,</text:p>
            <text:p>page 4, 12</text:p>
          </table:table-cell>
          <table:table-cell table:style-name="ce79"/>
          <table:table-cell office:value-type="string" table:style-name="ce15">
            <text:p>Papua New Guinea</text:p>
          </table:table-cell>
          <table:table-cell table:style-name="ce15"/>
          <table:table-cell office:value-type="string" table:style-name="ce15">
            <text:p>Kewa</text:p>
          </table:table-cell>
          <table:table-cell office:value-type="string" table:style-name="ce15">
            <text:p>English</text:p>
          </table:table-cell>
          <table:table-cell office:value-type="string" table:style-name="ce27">
            <text:p>No</text:p>
          </table:table-cell>
          <table:table-cell office:value-type="string" table:style-name="ce15">
            <text:p>Andreas Simbili</text:p>
          </table:table-cell>
          <table:table-cell office:value-type="string" table:style-name="ce15">
            <text:p>October 3,</text:p>
            <text:p>1973</text:p>
          </table:table-cell>
          <table:table-cell office:value-type="string" table:style-name="ce15">
            <text:p>Kagua Village</text:p>
            <text:p>[Kewa People]</text:p>
            <text:p/>
            <text:p>Southern</text:p>
            <text:p>Highlands</text:p>
            <text:p>Province</text:p>
          </table:table-cell>
          <table:table-cell office:value-type="string" table:style-name="ce15">
            <text:p>-6.55,</text:p>
            <text:p>143.95</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Where Did the</text:p>
            <text:p>Cockatoo Come From?</text:p>
          </table:table-cell>
          <table:table-cell office:value-type="string" table:style-name="ce83">
            <text:p>[D'où vient le</text:p>
            <text:p>cacatoès ?]</text:p>
          </table:table-cell>
          <table:table-cell table:style-name="ce82"/>
          <table:table-cell table:style-name="ce15"/>
          <table:table-cell office:value-type="string" table:style-name="ce15">
            <text:p>A woman lived with her son, Ale, who was always tired at home with his mother. One day, Ale asked his mother if he could go for a walk along the river, and she agreed, warning him not to be gone too long. Ale, overjoyed, began walking along the riverbank until he found lots of pieces of pig entrails in the water. He was happy to find meat to bring back to his mother. Ale gathered all the entrails from the water and brought them to his mother, who was overjoyed. Ale's mother cleaned the entrails and cooked them, and then they ate them. After that, Ale went to the river at the same time every day. One day, he asked his mother if he could follow the river and see what was on the other side. His mother agreed, and he set off. He walked far, far away, and then he saw a hanging vine. Ale climbed a vine to get a good view. He saw an old man eating a pig. Ale approached to watch the old man. The old man had neither a mouth nor eyes. Yet, he managed to eat the pig. Ale saw the old man open his head and push the pig inside to eat. Ale also saw the old man cooking pork in an earthen oven. Ale then decided to take the pork and bring it to his mother's house. The old man returned shortly after Ale left to check on his oven, but when he arrived, the pig was gone. The man decided to capture the one who had stolen his pig. The old man placed a large net across the path. When Ale and his mother had finished the pig, Ale asked his mother if he could go back and steal more from the old man. His mother agreed, and Ale set off, following the river. When Ale arrived at the old man's house, he didn't see the large net on the path. Ale climbed into the net and was tied up by the old man. The old man carried Ale away in the net and hung him inside his house. He lit a fire beneath Ale so the smoke would sting his eyes. Ale's mother waited a long time, but her child did not return. The old woman grew worried and began to cry. That night, the woman wept bitterly and heard a fruit bat eating ripe bananas. So the mother called to the fruit bat and asked it to bring back her child. The fruit bat agreed but asked what she could have in return. The old woman replied that she would give her many pigs, money in shells, and other things. But the fruit bat replied that she didn't want any of that; she only wanted aalipu, a very strong vine. So the woman gave the fruit bat some aalipu. The bat, overjoyed, took the vine and went to find the boy, Ale. She went straight to the old man, tore the net, and brought Ale back to his mother. The woman warmly thanked the bat. But the mother and child were ashamed of their misbehavior. That is why they transformed into cockatoos, and that is how cockatoos are found in Papua New Guinea.</text:p>
          </table:table-cell>
          <table:table-cell office:value-type="string" table:style-name="ce15">
            <text:p>Une femme vivait avec un son fils nommé Ale, qui était tout le temps fatigué à la maison avec sa mère. Un jour, Ale demanda à sa mère s'il pouvait se promener le long de la rivière et celle-ci accepta en le prévenant de ne pas s'absenter trop longtemps. Ale, très content, commença à marcher le long de la rivière, jusqu'à trouver plein de morceaux d'entrailles de porc dans l'eau. Il était heureux de trouver de la viande à rapporter à sa mère. Ale ramassa alors toutes les entrailles dans l'eau et les rapporta à sa mère, qui fut aux anges. La mère d'Ale nettoya les entrailles et les fit cuire, puis ils les mangèrent. Après cela, Ale alla à la rivière à la même heure tous les jours. Un jour, il demanda à sa mère s'il pouvait suivre la rivière et aller voir de l'autre côté. Sa mère accepta, et il partit. Il alla très loin, puis il aperçut une liane suspendue. Ale grimpa à cette liane pour avoir une belle vue. Il vit un vieil homme en train de manger un cochon. Ale s'approcha pour observer le vieil homme. Le vieil homme n'avait ni bouche ni yeux. Pourtant, il parvenait à manger le cochon. Ale vit le vieil homme ouvrir la tête et s'y enfoncer le porc afin de manger. Ale vit aussi le vieil homme faire cuire du porc dans un four en terre. Ale décida alors de prendre le proc et de l'emporter chez sa mère. Le vieil homme revint peu après le départ d'Ale pour découvrir son four, mais à son arrivée, il n'y avait plus de porc. L'homme décida de capturer celui qui lui avait volé son porc. Le vieil homme plaça un grand filet sur le chemin. Quand Ale et sa mère eurent fini le porc, Ale demanda à sa mère s'il pouvait retourner en voler d'autres au vieil homme. Sa mère accepta, et Ale partit en suivant la rivière. Quand Ale arriva chez le vieil homme, il n'aperçut pas le grand filet sur le sentier. Ale entra dans le filet et fut ligoté par le vieil homme. Le vieil homme emporta Ale dans le filet et le suspendit à l'intérieur de sa maison. Il alluma un feu sous Ale pour que la fumée lui pique les yeux. La mère d'Ale attendit longtemps, mais son enfant ne revint pas. La vieille femme s'inquiéta et se mit à pleurer. Cette nuit-là, la femme pleura à chaudes larmes et entendit une roussette manger des bananes mûres. Alors la mère appela la roussette et lui demanda de ramener son enfant. La roussette accepta mais lui demanda ce qu'elle pouvait avoir en échange. La vieille femme répondit qu'elle lui donnerai beaucoup de cochons, de l'argent en coquillages et d'autres choses encore. Mais la roussette répondit qu'elle ne voulait pas ça, qu'elle voulait seulement de l'<text:span text:style-name="T5">aalipu</text:span>, une liane très résistante. Alors la femme donna de l'aalipu à la roussette. La roussette, très heureuse, prit la liane et alla trouver le garçon, Ale. Elle se rendit directement chez le vieil homme, déchira le filet et ramena Ale à sa mère. La femme remercia chaleureusement la roussette. Mais la mère et l'enfant eurent honte de leur mauvaise conduite. C'est pourquoi ils se transformèrent en cacatoès, et c'est ainsi que l'on trouve des cacatoès en Papouasie-Nouvelle-Guinée.</text:p>
          </table:table-cell>
          <table:table-cell office:value-type="string" table:style-name="ce15">
            <text:p>cockatoo ; origin story</text:p>
          </table:table-cell>
          <table:table-cell office:value-type="string" table:style-name="ce15">
            <text:p>§§ a boy walks along a river</text:p>
            <text:p>§§ a boys walks along a river and finds some pork</text:p>
            <text:p>§§ a boy brings meat back to his mother</text:p>
            <text:p>§§ a boy walks along a river and meets an old man</text:p>
            <text:p>§§ a child meets an old man who has no mouth and no eyes</text:p>
            <text:p>§§ an old man has no eyes and no mouth</text:p>
            <text:p>§§ a man removes his head</text:p>
            <text:p>§§ a man removes his head to eat</text:p>
            <text:p>§§ a child steals food from a man who has no eyes or mouth</text:p>
            <text:p>§§ a man takes revenge on a child who stole his food</text:p>
            <text:p>§§ a child disappears</text:p>
            <text:p>§§ a child does not return home</text:p>
            <text:p>§§ a flying fow eats bananas</text:p>
            <text:p>§§ a woman asks a flying fox for help</text:p>
            <text:p>§§ a woman turns into cockatoo</text:p>
            <text:p>§§ a child turns into cockatoo</text:p>
            <text:p>§§ a boy turns into cockatoo</text:p>
            <text:p>§§ a mother and her child turns into cockatoo</text:p>
            <text:p>§§ people transforms into an animal out of shame</text:p>
          </table:table-cell>
          <table:table-cell table:style-name="ce10"/>
          <table:table-cell office:value-type="string" table:style-name="ce10">
            <text:p><text:s/></text:p>
          </table:table-cell>
          <table:table-cell table:style-name="ce10"/>
          <table:table-cell office:value-type="string" table:style-name="ce10">
            <text:p>Southern Highlands Province</text:p>
          </table:table-cell>
          <table:table-cell office:value-type="string" table:style-name="ce10">
            <text:p>Ale (the boy's name)</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18" table:style-name="ce15">
            <text:p>18</text:p>
          </table:table-cell>
          <table:table-cell office:value-type="string" table:style-name="ce101">
            <text:p>Wantok</text:p>
            <text:p>newspaper 78,</text:p>
            <text:p>page 4</text:p>
          </table:table-cell>
          <table:table-cell table:style-name="ce101"/>
          <table:table-cell office:value-type="string" table:style-name="ce28">
            <text:p>Papua New</text:p>
            <text:p>Guinea</text:p>
          </table:table-cell>
          <table:table-cell table:style-name="ce28"/>
          <table:table-cell office:value-type="string" table:style-name="ce28">
            <text:p>Kuruti</text:p>
          </table:table-cell>
          <table:table-cell office:value-type="string" table:style-name="ce28">
            <text:p>English</text:p>
          </table:table-cell>
          <table:table-cell office:value-type="string" table:style-name="ce27">
            <text:p>No</text:p>
          </table:table-cell>
          <table:table-cell office:value-type="string" table:style-name="ce28">
            <text:p>Peter Benjamin</text:p>
            <text:p>Pokawin</text:p>
            <text:p>(Manus Island)</text:p>
          </table:table-cell>
          <table:table-cell office:value-type="date" office:date-value="1973-10-17T00:00:00" table:style-name="ce118">
            <text:p>October 17, 1973</text:p>
          </table:table-cell>
          <table:table-cell office:value-type="string" table:style-name="ce28">
            <text:p>Tingau Village</text:p>
            <text:p>[Kuruti People]</text:p>
            <text:p/>
            <text:p>Manus Island</text:p>
            <text:p/>
            <text:p>Manus Province</text:p>
          </table:table-cell>
          <table:table-cell office:value-type="string" table:style-name="ce28">
            <text:p>-2.09,</text:p>
            <text:p>147.09</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Now you must die</text:p>
          </table:table-cell>
          <table:table-cell office:value-type="string" table:style-name="ce120">
            <text:p>[Maintenant tu dois</text:p>
            <text:p>mourir]</text:p>
          </table:table-cell>
          <table:table-cell table:style-name="ce28"/>
          <table:table-cell office:value-type="string" table:style-name="ce15">
            <text:p>A woman married a spirit and</text:p>
            <text:p>has a child with him, but she</text:p>
            <text:p>did not respect the rule of not</text:p>
            <text:p>turning on the light, and the</text:p>
            <text:p>spirit punished the men</text:p>
          </table:table-cell>
          <table:table-cell office:value-type="string" table:style-name="ce15">
            <text:p>Pipalnanr, an unmarried woman, lived in a cave on a hill near a pond. She met a<text:s/><text:span text:style-name="T5">masalai</text:span><text:s/>man in the forest and they became married. He lived with her at night and returned to the forest during the day because of the odor of the sun. The woman became pregnant. Before the birth, the<text:s/><text:span text:style-name="T5">masalai</text:span><text:s/>told her that for five days she must not light a lamp or make a fire at night. On the fourth day, she lit a lamp to clean the child. The<text:s/><text:span text:style-name="T5">masalai</text:span><text:s/>returned in anger and said that because she had not done as he spoke, men and women would not be reborn. He left and never returned. Today there are four ponds: three are nice and have water, and one is angry, with stones, marked trees, and trees that have stopped growing.</text:p>
          </table:table-cell>
          <table:table-cell office:value-type="string" table:style-name="ce15">
            <text:p>Pipalnanr, une femme célibataire vivait dans une grotte sur une colline près d’un étang. Elle rencontra un<text:s/><text:span text:style-name="T5">masalai</text:span><text:s/>dans la forêt et ils se marièrent. Il vivait avec elle la nuit et retournait dans la forêt le jour à cause de l’odeur du soleil. La femme tomba enceinte. Avant la naissance, le<text:s/><text:span text:style-name="T5">masalai</text:span><text:s/>lui dit que pendant cinq jours elle ne devait pas allumer de lampe ni faire de feu la nuit. Le quatrième jour, elle alluma une lampe pour nettoyer l’enfant. Le<text:s/><text:span text:style-name="T5">masalai</text:span><text:s/>revint en colère et dit que, parce qu’elle n’avait pas fait ce qu’il avait dit, les hommes et les femmes n'auraient pas de deuxième vie. Il partit et ne revint jamais. Aujourd’hui, il y a quatre étangs : trois sont beaux et pleins d’eau, et un est en colère, avec des pierres et des arbres qui ont cessé de grandir.</text:p>
          </table:table-cell>
          <table:table-cell table:style-name="ce27"/>
          <table:table-cell office:value-type="string" table:style-name="ce15">
            <text:p>a woman marries with a spirit §§ a woman has a child with a spirit §§ a spirit punishes a human</text:p>
          </table:table-cell>
          <table:table-cell table:number-columns-repeated="2" table:style-name="ce27"/>
          <table:table-cell office:value-type="string" table:style-name="ce128">
            <text:p>masalai</text:p>
          </table:table-cell>
          <table:table-cell table:style-name="ce27"/>
          <table:table-cell office:value-type="string" table:style-name="ce27">
            <text:p>Pipalnanr</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18-19</text:p>
          </table:table-cell>
          <table:table-cell office:value-type="string" table:style-name="ce101">
            <text:p>Wantok</text:p>
            <text:p>newspaper 79,</text:p>
            <text:p>page 4</text:p>
          </table:table-cell>
          <table:table-cell table:style-name="ce101"/>
          <table:table-cell office:value-type="string" table:style-name="ce28">
            <text:p>Papua New</text:p>
            <text:p>Guinea</text:p>
          </table:table-cell>
          <table:table-cell table:style-name="ce28"/>
          <table:table-cell office:value-type="string" table:style-name="ce28">
            <text:p>Iatmul</text:p>
          </table:table-cell>
          <table:table-cell office:value-type="string" table:style-name="ce28">
            <text:p>English</text:p>
          </table:table-cell>
          <table:table-cell office:value-type="string" table:style-name="ce27">
            <text:p>No</text:p>
          </table:table-cell>
          <table:table-cell office:value-type="string" table:style-name="ce28">
            <text:p>Beno J.</text:p>
          </table:table-cell>
          <table:table-cell office:value-type="string" table:style-name="ce27">
            <text:p>November 7,</text:p>
            <text:p>1973</text:p>
          </table:table-cell>
          <table:table-cell table:number-columns-repeated="2" table:style-name="ce28"/>
          <table:table-cell office:value-type="string" table:style-name="ce28">
            <text:p>Slone</text:p>
          </table:table-cell>
          <table:table-cell office:value-type="string" table:style-name="ce27">
            <text:p>Slone (translation from Tok Pisin)</text:p>
          </table:table-cell>
          <table:table-cell office:value-type="string" table:style-name="ce28">
            <text:p>The Woman Who Worried</text:p>
            <text:p>about a Fish and then Ran</text:p>
            <text:p>Away</text:p>
          </table:table-cell>
          <table:table-cell office:value-type="string" table:style-name="ce120">
            <text:p>[La femme qui s'inquiétait</text:p>
            <text:p>pour un poisson et qui</text:p>
            <text:p>s'enfuit]</text:p>
          </table:table-cell>
          <table:table-cell table:style-name="ce28"/>
          <table:table-cell table:style-name="ce15"/>
          <table:table-cell office:value-type="string" table:style-name="ce15">
            <text:p>A man was married to two women. His first wife had a son and a daughter, and the second had no children. The man never dominated his first wife, but he often dominated his second wife. One day, the man went fishing. He gave the dead fish he had caught to his first wife and the live fish to his second wife. The first wife, furious, struck the second wife with a fish with poisonous spines, and the two women fought. After the argument, the first wife sent her child to fetch her brother and a pig to slaughter. The woman did not tell her brother that she wanted to run away. After butchering the pig, he gave half to his brother, and then the child left. After cooking the pig, the woman filled a basket with the meat, and she and her children set off. They walked for a while, then sat down on a stone. The two children began to eat the meat, but their mother started to cry. They got up and walked a little further. Then they sat down again, and the two children ate more meat while their mother wept. They continued in this way, and finally finished the pig and some sago. They placed the pig's head on a stone and hung the basket from a tree branch, then they climbed a mountain. There, they found a stone. The mother took a knife that an ancestor had given her and struck the stone five times. On the fifth strike, the stone opened like a door. They looked inside and saw dead men, singing and dancing. The two children were frightened. The mother took them in her arms and pushed them into the hole, then climbed down herself. The door closed behind them. The men from their village had followed them. When they reached the stone, they found only the knife. The woman's brother took the knife, wept, and returned to the village. That old knife is now broken, but the stone is still there. If you go to the village of Aibom, the inhabitants can show it to you.</text:p>
          </table:table-cell>
          <table:table-cell office:value-type="string" table:style-name="ce15">
            <text:p>Un homme était marié à deux femmes, une qui avait un fils et une fille une autre qui n'avait pas d'enfants. L'homme ne dominait jamais sa première femme, mais il dominait souvent sa seconde femme. Un jour, l'homme avait pêché et donna les poissons morts qu'il avait pêchés à sa première femme et les poissons encore vivants à sa seconde femme. La première femme, furieuse, frappa la seconde femme avec un poisson aux épines venimeuses et les deux femmes se battirent. Après la dispute, la première femme envoya son enfant chercher son frère et un cochon à abattre. La femme ne dit pas à son frère qu'elle voulait s'enfuir. Après avoir découpé le cochon, il en donna la moitié à son frère, puis l'enfant partit. Après avoir cuit le cochon, la femme remplit un panier de viande et elle et ses enfants se mirent en marche. Ils marchèrent un moment, puis s'assirent sur une pierre. Les deux enfants commencèrent à manger la viande, mais leur mère se mit à pleurer. Ils se relevèrent et marchèrent encore un peu. Puis ils s'assirent de nouveau et les deux enfants mangèrent encore de la viande tandis que leur mère pleurait. Ils continuèrent ainsi, et finirent par finir le cochon ainsi que du sagou. Ils posèrent la tête du cochon sur une pierre et suspendirent le panier à une branche d'arbre, puis ils escaladèrent une montagne. Là, ils trouvèrent une pierre. La mère prit un couteau que lui avait donné un ancêtre et frappa la pierre cinq fois. Au cinquième coup, la pierre s'ouvrit comme une porte. Ils regardèrent à l'intérieur et virent des hommes morts, chantant et dansant. Les deux enfants eurent peur. La mère les prit dans ses bras et les poussa dans le trou, puis elle y descendit elle aussi. La porte se referma sur eux. Les hommes de leur village les avaient suivis. Arrivés à la pierre, ils ne trouvèrent que le couteau. Le frère de la femme prit le couteau, pleura et retourna au village. Ce vieux couteau est aujourd'hui cassé, mais la pierre est toujours là. Si vous allez au village d'Aibom, les habitants pourront vous la montrer.</text:p>
          </table:table-cell>
          <table:table-cell table:style-name="ce27"/>
          <table:table-cell office:value-type="string" table:style-name="ce15">
            <text:p>§§ a man has two wives</text:p>
            <text:p>§§ the two wives of the same man fight</text:p>
            <text:p>§§ a stone opens like a door</text:p>
            <text:p>§§ stabbing a stone with a knife opens a secret door</text:p>
            <text:p>§§ an ancestor's knife possesses magical powers</text:p>
            <text:p>§§ an ancestor's knife possesses magical powers.</text:p>
          </table:table-cell>
          <table:table-cell table:style-name="ce27"/>
          <table:table-cell office:value-type="string" table:style-name="ce27">
            <text:p>fish with poisonous spines ; pig ; sago</text:p>
          </table:table-cell>
          <table:table-cell table:style-name="ce27"/>
          <table:table-cell office:value-type="string" table:style-name="ce27">
            <text:p>Aibom (village), East Sepik Province [Iatmul People]</text:p>
          </table:table-cell>
          <table:table-cell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19-20</text:p>
          </table:table-cell>
          <table:table-cell office:value-type="string" table:style-name="ce101">
            <text:p>Wantok</text:p>
            <text:p>newspaper 80,</text:p>
            <text:p>page 4-5</text:p>
          </table:table-cell>
          <table:table-cell table:style-name="ce101"/>
          <table:table-cell office:value-type="string" table:style-name="ce28">
            <text:p>Papua New</text:p>
            <text:p>Guinea</text:p>
          </table:table-cell>
          <table:table-cell table:style-name="ce28"/>
          <table:table-cell office:value-type="string" table:style-name="ce28">
            <text:p>Kiwai,</text:p>
            <text:p>North-Eastern</text:p>
          </table:table-cell>
          <table:table-cell office:value-type="string" table:style-name="ce28">
            <text:p>English</text:p>
          </table:table-cell>
          <table:table-cell office:value-type="string" table:style-name="ce27">
            <text:p>No</text:p>
          </table:table-cell>
          <table:table-cell office:value-type="string" table:style-name="ce28">
            <text:p>Oria Gemo</text:p>
          </table:table-cell>
          <table:table-cell office:value-type="string" table:style-name="ce27">
            <text:p>November 21,</text:p>
            <text:p>1973</text:p>
          </table:table-cell>
          <table:table-cell office:value-type="string" table:style-name="ce28">
            <text:p>Kerema High</text:p>
            <text:p>School</text:p>
            <text:p/>
            <text:p>Gulf Province</text:p>
          </table:table-cell>
          <table:table-cell office:value-type="string" table:style-name="ce28">
            <text:p>-7.969,</text:p>
            <text:p>145.778</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Where Did Fire Come</text:p>
            <text:p>From?</text:p>
          </table:table-cell>
          <table:table-cell office:value-type="string" table:style-name="ce120">
            <text:p>[D'où vient le feu ?]</text:p>
          </table:table-cell>
          <table:table-cell table:style-name="ce28"/>
          <table:table-cell table:style-name="ce15"/>
          <table:table-cell office:value-type="string" table:style-name="ce15">
            <text:p>Hundreds of years ago, the Gope people [Northeast Kiwai people] would put their food in the sun to burn it. They knew nothing of fire, but some insects and wild animals dreamed of it. One day, the sun shone brightly and the sky was cloudless. At the seaside, the tide was high and the sea sparkled like polished stone. In a muddy pool, a small crab slept under a mangrove root, trying to molt and waiting for its new shell to harden. Suddenly, a mangrove fruit falled onto its new shell. The little crab cried out at the top of its lungs, "Rat! Rat! Rat! Come eat that mangrove fruit. It fell on my new skin and tore my chair!" It wasn't long before a rat came and sat on the crab's shell and began to eat it. The mangrove fruit cried out in pain: "Fire! Fire! Fire! Come to my aid. Burn this rat that's trying to eat me." However, no man knew of fire, but the fruit had heard the insects speak of their dreams in which fire would come and burn the rat. Instantly, the rat's fur turned to ash. The rat cried out, "Water! Water! Water! Where are you? Come and put out this fire that is burning my fur." ​​The Water heard these cries, then came and put out the fire. Much later, the fire called out, "Snake! Snake! Snake! Where are you? Come to my aid. Take me to the other side of the pond. It is terrible that the water is killing me." The snake came, took the fire, and swam to another place. The young men and women were sitting and sunbathing. They saw the snake swimming straight toward them with the fire. The women called this new thing "fire." Later, the women said, "Fire, do not go out. Fire, do not go out." “Fire, don’t go out!” But the young men competed with the women and sang louder: “Fire, die! Fire, die! Fire, die!” Then the young women sang even louder, and the snake returned to the shore with the fire. One woman went to take the fire from the snake, and then all the girls gathered pieces of wood near the pond to make a bonfire. Later, each of them took a piece of fire and brought it to her family. The young women won the contest, which angered the young men against the snake. They brought weapons to kill the snake. The terrified snake fled into the forest. That is how fire came to the Gope people in the Gulf province. The girls first held the fire, and they kept it from going out. That is why today, it is the women’s role to cook over the fire. If men had said, "Fire, do not go out," it would be men cooking today, not women.</text:p>
          </table:table-cell>
          <table:table-cell office:value-type="string" table:style-name="ce15">
            <text:p>Il y a plusieurs centaines d'années, les hommes de Gope [Peuple Kiwai du Nord-Est] mettaient leurs aliments au Soleil pour les faire brûler. Ils ignoraient tout du feu, mais certains insectes et animaux sauvages en rêvaient. Un jour, alors que <text:s/>le soleil brillait de mille feux, dans une mare boueuse, un petit crabe dormait sous une racine de palétuvier, essayait de muer et attendait que sa nouvelle carapace durcisse. Soudain, un fruit du palétuvier tomba sur sa nouvelle carapace. Le petit crabe, vaniteux, cria à tue-tête : « Rat ! Rat ! Rat ! Viens manger ce fruit du palétuvier. Il est tombé sur ma nouvelle peau et m'a déchiré la chair. » Il ne fallut pas longtemps avant qu'un rat vienne s'asseoir sur la carapace du crabe et commence à le manger. Le fruit de la mangrove cria de douleur : « Feu ! Feu ! Feu ! Viens à mon secours. Brûle ce rat qui essaie de me manger. » Cependant, aucun homme ne connaissait le feu, mais le fruit avait entendu les insectes parler de leurs rêves où le feu viendrait brûler le rat. Instantanément, les poils du rat se transformèrent en cendres. Le rat cria : « Eau ! Eau ! Eau ! Où es-tu ? Viens éteindre ce feu qui brûle mes poils. » L'Eau entendit ces cris, puis vint et éteignit le feu. Bien plus tard, le feu appela : « Serpent ! Serpent ! Serpent ! Où es-tu ? Viens à mon secours. Emmène-moi de l'autre côté de l'étang. C'est terrible que l'eau me fasse mourir. » Le serpent est venu, a pris le feu et a nagé vers un autre endroit. Les jeunes hommes et les jeunes femmes étaient assis et prenaient le soleil. Ils virent le serpent nager droit vers eux avec le feu. Les femmes appelèrent cette nouvelle chose « feu ». Plus tard, les femmes dirent : « Feu, ne t’éteins pas. Feu, ne t’éteins pas. Feu, ne t’éteins pas. » Mais les jeunes hommes rivalisèrent avec les femmes et chantèrent plus fort : « Feu, meurs ! Feu, meurs ! Feu, meurs ! » Alors, les jeunes femmes chantèrent encore plus fort et le serpent revint sur la rive avec le feu. Une femme alla prendre le feu au serpent, puis toutes les filles ramassèrent des morceaux de bois près de l’étang pour faire un feu de joie. Plus tard, chacune d’elles prit un morceau de feu et l’apporta à sa famille. Les jeunes femmes gagnèrent le concours, ce qui mit les jeunes hommes en colère contre le serpent. Ils apportèrent des armes pour tuer le serpent. Le serpent, terrifié, s’enfuit dans la forêt. C’est ainsi que le feu est arrivé chez le peuple Gope dans la province du Golfe. Les filles ont d’abord tenu le feu, et elles l’ont empêché de s’éteindre. C’est pourquoi aujourd’hui, c’est le rôle des femmes de cuisiner sur le feu. Si les hommes avaient dit : « Feu, ne t’éteins pas », ce serait aujourd'hui aux hommes de cuisiner et non aux femmes.</text:p>
          </table:table-cell>
          <table:table-cell table:style-name="ce27"/>
          <table:table-cell table:style-name="ce15"/>
          <table:table-cell table:style-name="ce27"/>
          <table:table-cell office:value-type="string" table:style-name="ce27">
            <text:p>crab ; mangrove fruit ; rat ; snake</text:p>
          </table:table-cell>
          <table:table-cell table:style-name="ce27"/>
          <table:table-cell office:value-type="string" table:style-name="ce27">
            <text:p>Gobe [North-</text:p>
            <text:p>Eastern Kiwai]</text:p>
            <text:p>Gulf Province</text:p>
          </table:table-cell>
          <table:table-cell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20" table:style-name="ce15">
            <text:p>20</text:p>
          </table:table-cell>
          <table:table-cell office:value-type="string" table:style-name="ce101">
            <text:p>Wantok</text:p>
            <text:p>newspaper 81,</text:p>
            <text:p>page 4</text:p>
          </table:table-cell>
          <table:table-cell table:style-name="ce101"/>
          <table:table-cell office:value-type="string" table:style-name="ce28">
            <text:p>Papua New</text:p>
            <text:p>Guinea</text:p>
          </table:table-cell>
          <table:table-cell table:style-name="ce28"/>
          <table:table-cell office:value-type="string" table:style-name="ce28">
            <text:p>Takia</text:p>
            <text:p/>
            <text:p>Waskia</text:p>
          </table:table-cell>
          <table:table-cell office:value-type="string" table:style-name="ce28">
            <text:p>English</text:p>
          </table:table-cell>
          <table:table-cell office:value-type="string" table:style-name="ce27">
            <text:p>No</text:p>
          </table:table-cell>
          <table:table-cell office:value-type="string" table:style-name="ce28">
            <text:p>Kambar Gileng</text:p>
          </table:table-cell>
          <table:table-cell office:value-type="string" table:style-name="ce27">
            <text:p>December 5,</text:p>
            <text:p>1973</text:p>
          </table:table-cell>
          <table:table-cell office:value-type="string" table:style-name="ce28">
            <text:p>Karkar High</text:p>
            <text:p>School [Waskia or</text:p>
            <text:p>Takia People]</text:p>
            <text:p/>
            <text:p>Madang Province</text:p>
          </table:table-cell>
          <table:table-cell office:value-type="string" table:style-name="ce28">
            <text:p>-4.536,</text:p>
            <text:p>145.977</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Why Women No Longer</text:p>
            <text:p>Haver Beards?</text:p>
          </table:table-cell>
          <table:table-cell office:value-type="string" table:style-name="ce120">
            <text:p>[Pourquoi les femmes</text:p>
            <text:p>n'ont-elles plus de</text:p>
            <text:p>barbe ?]</text:p>
          </table:table-cell>
          <table:table-cell table:style-name="ce28"/>
          <table:table-cell table:style-name="ce15"/>
          <table:table-cell office:value-type="string" table:style-name="ce15">
            <text:p>In the time of our ancestors, men didn't have beards, but women did. Their beards were very long, some so long they touched their legs, or even the ground. Sometimes they would trip over their beards, fall, and hit their heads on stones or branches, which made them very angry. In those days, a grandmother lived with her grandson, whose parents had passed away. The young children saw the women's beards but paid no attention to them. One day, the young boy was sitting with his grandmother, and they were talking about everything that grew in their garden. Then the boy looked at his grandmother's beard and asked her what it was. The grandmother replied, "My boy, why do you ask me that? If you want it, you can have it." The boy nodded. Then the grandmother told her young boy to close his eyes while she counted to ten. When the grandmother had finished counting, the boy opened his eyes and saw that he now had a long beard that reached his legs. Then he got a scissors and cut some of it.</text:p>
          </table:table-cell>
          <table:table-cell office:value-type="string" table:style-name="ce15">
            <text:p>A l'époque de nos ancêtres, les hommes n'avaient pas de barbe, mais les femmes si. Leurs barbes étaient très longues, certaines si longues qu'elles touchaient leurs jambes, voire le sol. Parfois, elles trébuchaient sur leur barbe, tombaient et se cognaient la tête contre des pierres ou sur des branches, ce qui les mettait très en colère. À cette époque, une grand-mère vivait avec son petit-fils, dont les parents étaient décédés. Les jeunes enfants <text:s/>voyaient les barbes des femmes mais n'y prêtaient pas attention. Un jour, le jeune garçon était assis avec sa grand-mère, et ils parlaient de tout ce qui poussait dans leur jardin. Alors le garçon regarda la barbe de sa grand-mère et lui demanda ce que c'était. La grand-mère répondit : « Mon garçon, pourquoi me demandes-tu cela ? Si tu le veux, tu peux l'avoir. » Le garçon acquiessa. Alors la grand-mère dit à son jeune garçon de fermer les yeux pendant qu'elle comptait jusqu'à dix. Lorsque la grand-mère eut fini de compter, le garçon ouvrit les yeux et vit qu'il avait maintenant une longue barbe qui lui touchait les jambes. Puis il a pris des ciseaux et en a coupé un peu.</text:p>
          </table:table-cell>
          <table:table-cell table:style-name="ce27"/>
          <table:table-cell table:style-name="ce15"/>
          <table:table-cell table:number-columns-repeated="5"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20-21</text:p>
          </table:table-cell>
          <table:table-cell office:value-type="string" table:style-name="ce101">
            <text:p>Wantok</text:p>
            <text:p>newspaper 82,</text:p>
            <text:p>page 4</text:p>
          </table:table-cell>
          <table:table-cell table:style-name="ce101"/>
          <table:table-cell office:value-type="string" table:style-name="ce28">
            <text:p>Papua New</text:p>
            <text:p>Guinea</text:p>
          </table:table-cell>
          <table:table-cell table:style-name="ce28"/>
          <table:table-cell office:value-type="string" table:style-name="ce28">
            <text:p>Boiken</text:p>
          </table:table-cell>
          <table:table-cell office:value-type="string" table:style-name="ce28">
            <text:p>English</text:p>
          </table:table-cell>
          <table:table-cell office:value-type="string" table:style-name="ce27">
            <text:p>No</text:p>
          </table:table-cell>
          <table:table-cell office:value-type="string" table:style-name="ce28">
            <text:p>Joseph Akulea</text:p>
          </table:table-cell>
          <table:table-cell office:value-type="string" table:style-name="ce27">
            <text:p>December 19,</text:p>
            <text:p>1973</text:p>
          </table:table-cell>
          <table:table-cell office:value-type="string" table:style-name="ce28">
            <text:p>Aitape</text:p>
            <text:p/>
            <text:p>West Sepik</text:p>
            <text:p>Province</text:p>
          </table:table-cell>
          <table:table-cell office:value-type="string" table:style-name="ce28">
            <text:p>-3.139,</text:p>
            <text:p>142.348</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Every Man Was Lost</text:p>
          </table:table-cell>
          <table:table-cell office:value-type="string" table:style-name="ce120">
            <text:p>[Chaque homme était</text:p>
            <text:p>perdu]</text:p>
          </table:table-cell>
          <table:table-cell table:style-name="ce28"/>
          <table:table-cell table:style-name="ce15"/>
          <table:table-cell office:value-type="string" table:style-name="ce15">
            <text:p>A great sickness struck Trowain Island [Tarawai Island], and many people died [Boiken people, East Sepik Province]. In one village, everyone perished except for two brothers, Haro and Laho, and their parents. One day, Haro went to his garden to pick yams and taro while Laho went spearfishing on the reef. As Laho was returning along the path after finishing his fishing, he met an old woman. The woman asked him to fetch her coconuts from a tree. Laho climbed the coconut tree and, once he had picked the coconuts, wanted to climb down. But the woman told him to go down headfirst, feet in the air. Laho obeyed, and when he reached the ground, the old woman took a stick and smashed his skull. She took his head and went to eat it with her husband. Haro, who had been waiting for him, then went in search of him. When he reached the coconut tree, he saw a fish and a harpoon. He also saw blood all around the coconut tree. Haro returned to that spot again. He saw the old woman who asked him the same thing she had asked Laho. Haro climbed the tree and threw down many coconuts. The old woman then told him to climb back down headfirst. Haro, furious, cried out, "I know you! You're the one who killed my brother by doing that!" Haro quickly climbed down, took a stick, and killed the old woman with it. He cut off a small piece of her body and boiled it in one of his cooking pots. Shortly after, the woman's husband returned. Starving, he began to devour his wife. After he had finished eating, Haro climbed the coconut tree and told the old man that he had eaten his wife's flesh. The old man came out of his house and saw Haro in the coconut tree. He took his axe and began to chop down the tree. Just as it was about to fall, Haro jumped to another tree, and the old man began to chop that one down as well. Just as that tree was about to fall, Haro jumped to a third. They continued like this until all the coconut trees were in that state, and then all the other trees. Finally, only one remained, a breadfruit tree. The old man began to chop it down. He cut again and again, and just as the tree was about to fall, Haro crashed onto a rock and died. Then the old man ran to Haro, who had just fallen, but the tree fell on top of him, and he died too. Now, all the inhabitants of that place were dead, and there were no more coconut trees or any other trees.</text:p>
          </table:table-cell>
          <table:table-cell office:value-type="string" table:style-name="ce15">
            <text:p>Une terrible maladie s'abattit sur l'île Trowain [Île de Tarawai] et de nombreuses personnes moururent. Dans un village, tous périrent, à l'exception de deux frères, Haro et Laho, et de leurs parents. Un jour, Haro alla dans son jardin cueillir des ignames et du taro tandis que Laho partit pêcher au harpon sur le récif. Alors que Laho revenait par le sentier après avoir fini sa pêche, il rencontra une vieille femme. La femme lui demanda d'aller chercher ses noix de coco dans un arbre. Laho grimpa au cocotier et, un fois les noix de coco cueillies, voulut descendre. Mais la femme lui dit de descendre la tête la première, les pieds en l'air. Laho obéit, et lorsqu'il arriva près du sol, la vieille femme prit un bâton et lui brisa le crâne. Elle prit la tête et alla la manger avec son mari. Haro, qui l'attendait, partit alors à sa recherche. Arrivé au cocotier, il vit un poisson et un harpon. Il vit aussi du sang tout autour du cocotier. Haro retourna une autre fois à cet endroit. Il vit la vieille femme qui lui demanda la même chose qu'à Laho. Haro grimpa à l'arbre et jeta de nombreuses noix de coco. La vieille femme lui dit alors de redescendre la tête la première. Haro, furieux, s'écria : « Je te connais ! C'est toi qui as tué mon frère en faisant cela ! » Haro descendit rapidement, prit un bâton et tua la vieille femme avec. Il coupa un petit morceau de son corps et le fit bouillir dans une de ses marmites. Peu après, le mari de la femme revint. Affamé, il commença à dévorer sa femme. Après avoir fini de manger, Haro grimpa au cocotier et dit au vieil homme qu'il avait mangé la chair de sa femme. Le vieil homme sortit de sa maison et aperçut Haro dans le cocotier. Il prit sa hache et commença à abattre l'arbre. Au moment où celui-ci allait tomber, Haro sauta sur un autre arbre, et le vieil homme se mit à l'abattre lui aussi. Juste au moment où cet arbre allait tomber, Haro sauta sur un troisième. Ils continuèrent ainsi jusqu'à ce que tous les cocotiers soient dans cet état, puis tous les autres arbres. Finalement, il n'en resta plus qu'un, un arbre à pain. Le vieil homme commença à l'abattre. Il coupa encore et encore, et au moment où l'arbre allait tomber, Haro s'écrasa sur un rocher et mourut. Alors le vieil homme courut vers Haro qui venait de tomber, mais l'arbre lui tomba dessus, et il mourut lui aussi. À présent, tous les habitants de cet endroit étaient morts, et il n'y avait plus de cocotiers ni d'autres arbres.</text:p>
          </table:table-cell>
          <table:table-cell table:style-name="ce27"/>
          <table:table-cell table:style-name="ce15"/>
          <table:table-cell table:style-name="ce27"/>
          <table:table-cell office:value-type="string" table:style-name="ce27">
            <text:p>coconut tree</text:p>
          </table:table-cell>
          <table:table-cell table:style-name="ce27"/>
          <table:table-cell office:value-type="string" table:style-name="ce27">
            <text:p>Trowain [Tarawai] Island [Boiken People, East Sepik Province]</text:p>
          </table:table-cell>
          <table:table-cell office:value-type="string" table:style-name="ce27">
            <text:p>Haro and Laho</text:p>
            <text:p>(brothers)</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21" table:style-name="ce15">
            <text:p>21</text:p>
          </table:table-cell>
          <table:table-cell office:value-type="string" table:style-name="ce101">
            <text:p>Wantok</text:p>
            <text:p>newspaper 83,</text:p>
            <text:p>page 4</text:p>
          </table:table-cell>
          <table:table-cell table:style-name="ce101"/>
          <table:table-cell office:value-type="string" table:style-name="ce28">
            <text:p>Papua New</text:p>
            <text:p>Guinea</text:p>
          </table:table-cell>
          <table:table-cell table:style-name="ce28"/>
          <table:table-cell office:value-type="string" table:style-name="ce28">
            <text:p>Sepa</text:p>
          </table:table-cell>
          <table:table-cell office:value-type="string" table:style-name="ce28">
            <text:p>English</text:p>
          </table:table-cell>
          <table:table-cell office:value-type="string" table:style-name="ce27">
            <text:p>No</text:p>
          </table:table-cell>
          <table:table-cell office:value-type="string" table:style-name="ce28">
            <text:p>John A. Skur</text:p>
          </table:table-cell>
          <table:table-cell office:value-type="string" table:style-name="ce27">
            <text:p>Janaury 2,</text:p>
            <text:p>1974</text:p>
          </table:table-cell>
          <table:table-cell office:value-type="string" table:style-name="ce28">
            <text:p>Bogia [Village,</text:p>
            <text:p>Sepa People]</text:p>
            <text:p/>
            <text:p>Madang Province</text:p>
          </table:table-cell>
          <table:table-cell office:value-type="string" table:style-name="ce28">
            <text:p>-4,282,</text:p>
            <text:p>144.970</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Why Do People Get</text:p>
            <text:p>Gray Hair?</text:p>
          </table:table-cell>
          <table:table-cell office:value-type="string" table:style-name="ce120">
            <text:p>[Pourquoi les gens ont-ils</text:p>
            <text:p>des cheveux gris ?]</text:p>
          </table:table-cell>
          <table:table-cell table:style-name="ce28"/>
          <table:table-cell table:style-name="ce15"/>
          <table:table-cell office:value-type="string" table:style-name="ce15">
            <text:p>A man and his wife lived in a village with their son. One day, they went to their garden with their son. After finishing their work, they returned to the village. The man, who had worked hard, went back inside and fell asleep. His wife started cooking, and their son went to play with a group of other children. As they played and walked around, the children began to get hungry. The couple's son started to cry, and his mother told him to stop because his father was sleeping and would be upset if he were woken up. But the little boy didn't listen and cried even louder. The mother, who was upset and hungry too, told her son not to cry, that the food would be ready soon. But the boy was stubborn and continued to cry. The mother, angry, took the soup spoon she was using, made from a seashell, and broke it over the child's head. The child received a large bump on his head and an even larger one on his chest, then he transformed into a white cockatoo [sulphur-crested cockatoo (Beehler et al., 1986: 117)]. The distraught mother tried to hold him back but could not. The bird flew onto the roof of the house. The father also climbed onto the roof and tried to catch it, but in vain. The bird flew away and perched on the branch of a breadfruit tree. When the father climbed the tree in turn, the bird flew higher. The bird's wound healed, and yellow feathers grew where it had been. This is why, today, many men and women who have had head injuries, regardless of their age, can see their hair turn gray rapidly in those areas.</text:p>
          </table:table-cell>
          <table:table-cell office:value-type="string" table:style-name="ce15">
            <text:p>Un homme et sa femme vivait dans un village avec leur fils. Un jour, ils allèrent dans leur jardin avec leur fils. Après avoir fini de travailler, ils <text:s/>retournèrent au village. L'homme, qui avait travaillé dur, rentra dans la maison et s'endormi. Sa femme commença à cuisiner et leur enfant alla jouer avec un groupe d'enfants. Alors qu'ils jouaient et se promenaient, les enfants commencèrent à avoir faim. L'enfant du couple commença alors à pleurer et sa mère lui dit d'arrêter car son père était en train de dormir et qu'il serait énervé s'il se faisait réveiller. Mais le petit garçon n'écouta pas et pleura encore plus fort. La mère, qui était énervée et avait faim aussi, dit à son fils de ne pas pleurer, que la nourriture était bientôt prête. Mais le garçon était têtu et continua de pleurer. La mère, énervé, pris la cuillère à soupe qu'elle utilisait, faite avec un coquillage, et la cassa sur la tête de l'enfant. L'enfant reçut une grosse bosse sur la tête et pleura encore plus fort, puis il se transforma en cacatoès blanc [cacatoès à huppe jaune (Beehler et al., 1986 : 117)]. La mère, peinée, essaya de le retenir mais n'y parvint pas. L'oiseau s'envola sur le toit de la maison. Le père monta lui aussi sur le toit et essaya de l'attraper, mais en vain. L'oiseau s'envola et se percha sur la branche d'un arbre à pain. Lorsque le père grimpa à son tour à l'arbre, l'oiseau s'envola plus haut. La plaie de l'oiseau guérit et des plumes jaunes poussèrent à l'endroit où elle se trouvait. C'est pourquoi, aujourd'hui, on peut voir de nombreux hommes et femmes ayant eu des blessures à la tête, peu importe leur âge, voir leurs cheveux grisonner rapidement à ces endroits.</text:p>
          </table:table-cell>
          <table:table-cell table:style-name="ce27"/>
          <table:table-cell table:style-name="ce15"/>
          <table:table-cell table:style-name="ce27"/>
          <table:table-cell office:value-type="string" table:style-name="ce27">
            <text:p>white cockatoo</text:p>
          </table:table-cell>
          <table:table-cell table:number-columns-repeated="3"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21-22</text:p>
          </table:table-cell>
          <table:table-cell office:value-type="string" table:style-name="ce101">
            <text:p>Wantok</text:p>
            <text:p>newspaper 84,</text:p>
            <text:p>page 4</text:p>
          </table:table-cell>
          <table:table-cell table:style-name="ce101"/>
          <table:table-cell office:value-type="string" table:style-name="ce28">
            <text:p>Papua New</text:p>
            <text:p>Guinea</text:p>
          </table:table-cell>
          <table:table-cell table:style-name="ce28"/>
          <table:table-cell office:value-type="string" table:style-name="ce28">
            <text:p>Usino</text:p>
          </table:table-cell>
          <table:table-cell office:value-type="string" table:style-name="ce28">
            <text:p>English</text:p>
          </table:table-cell>
          <table:table-cell office:value-type="string" table:style-name="ce27">
            <text:p>No</text:p>
          </table:table-cell>
          <table:table-cell office:value-type="string" table:style-name="ce28">
            <text:p>Kimoapa K.</text:p>
            <text:p/>
          </table:table-cell>
          <table:table-cell office:value-type="string" table:style-name="ce27">
            <text:p>January 17,</text:p>
            <text:p>1974</text:p>
          </table:table-cell>
          <table:table-cell office:value-type="string" table:style-name="ce28">
            <text:p>Usino Village</text:p>
            <text:p>[Usino People]</text:p>
            <text:p/>
            <text:p>Madang Province</text:p>
          </table:table-cell>
          <table:table-cell office:value-type="string" table:style-name="ce28">
            <text:p>-5.501,</text:p>
            <text:p>145.438</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Marsupial (<text:span text:style-name="T8">Sikau</text:span>)</text:p>
            <text:p>Who Stole the Baby</text:p>
          </table:table-cell>
          <table:table-cell office:value-type="string" table:style-name="ce120">
            <text:p>[Le marsupial qui a volé</text:p>
            <text:p>le bébé]</text:p>
          </table:table-cell>
          <table:table-cell table:style-name="ce28"/>
          <table:table-cell table:style-name="ce15"/>
          <table:table-cell office:value-type="string" table:style-name="ce15">
            <text:p>A woman went to her garden with her baby in a net. In the garden, she hung the net containing her baby from a tree branch and began to weed. While she was working, the baby began to cry, but she didn't go to see what was happening. A marsupial (sikau) heard the crying and ran to get the baby. It took it and ran away. The marsupial took care of the baby, and it grew up. One day, the boy and the marsupial went into the forest with their net to look for a ton tree. They found one, and the boy climbed it. He picked some fruit and threw it to his mother, the marsupial. She gathered the fruit and put it in the net, and then they went home. On the way, some men took their spears and killed the marsupial, then took the boy and the marsupial back to their village.</text:p>
          </table:table-cell>
          <table:table-cell office:value-type="string" table:style-name="ce15">
            <text:p>Une femme se rendit à son jardin avec son bébé dans un filet. Au jardin, elle suspendit le filet contenant son bébé à une branche d'arbre, puis se mit à désherber. Pendant qu'elle travaillait, le bébé se mit à pleurer, mais elle n'alla pas voir ce qui se passait. Un marsupial (<text:span text:style-name="T5">sikau</text:span>) entendit les pleurs et accourut pour aller chercher le bébé. Il le prit et s'enfuit. Le marsupial prit soin du bébé, et celui-ci grandit. Un jour, le garçon et le marsupial allèrent dans la forêt avec leur filet pour chercher un<text:s/><text:span text:style-name="T5">ton tree</text:span>. Ils en trouvèrent un et le garçon y grimpa. Il cueillit des fruits et les jeta à sa mère, le marsupial. Celle-ci ramassa les fruits et les mit dans le filet, puis ils rentrèrent chez eux. En chemin, des hommes prirent leurs lances et abattirent le marsupial, puis emmenèrent le garçon et le marsupial à leur village.</text:p>
          </table:table-cell>
          <table:table-cell table:style-name="ce27"/>
          <table:table-cell table:style-name="ce15"/>
          <table:table-cell table:style-name="ce27"/>
          <table:table-cell office:value-type="string" table:style-name="ce27">
            <text:p>marsupial</text:p>
          </table:table-cell>
          <table:table-cell table:number-columns-repeated="3"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22" table:style-name="ce15">
            <text:p>22</text:p>
          </table:table-cell>
          <table:table-cell office:value-type="string" table:style-name="ce101">
            <text:p>Wantok</text:p>
            <text:p>newspaper 85,</text:p>
            <text:p>page 5</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Mr. G. Womasi</text:p>
            <text:p>Beni</text:p>
          </table:table-cell>
          <table:table-cell office:value-type="string" table:style-name="ce27">
            <text:p>February 6,</text:p>
            <text:p>1974</text:p>
          </table:table-cell>
          <table:table-cell office:value-type="string" table:style-name="ce28">
            <text:p>Madang</text:p>
            <text:p/>
            <text:p>Madang Province</text:p>
          </table:table-cell>
          <table:table-cell office:value-type="string" table:style-name="ce28">
            <text:p>-5.222,</text:p>
            <text:p>145.7897</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Marrying a Mango</text:p>
            <text:p>Woman</text:p>
          </table:table-cell>
          <table:table-cell office:value-type="string" table:style-name="ce120">
            <text:p>[Epouser une femme</text:p>
            <text:p>mangue]</text:p>
          </table:table-cell>
          <table:table-cell table:style-name="ce28"/>
          <table:table-cell office:value-type="string" table:style-name="ce15">
            <text:p>An older brother, who lived with his younger brother, went fishing and discovered a woman on an island who gave him a mango containing a beautiful woman. Bringing the young woman home, he fought with his younger brother, who wanted her for himself, and killed him.</text:p>
          </table:table-cell>
          <table:table-cell office:value-type="string" table:style-name="ce15">
            <text:p>Two brothers, whose parents had died, lived happily together and managed on their own. One day, the older brother told his younger brother to stay home until he returned and to take care of him. The older brother went fishing offshore. His canoe was full of fish by nightfall. He scanned the horizon and spotted an island. He paddled straight toward the island where he saw smoke rising from a fire. He landed the canoe on the shore, and an old woman came to meet him. The old woman told him not to be afraid, that she wouldn't eat him, and that she was alone there. The boy listened to her and followed the old woman to her house. The woman asked him if he was married. The boy replied that he was not. The old woman then told him that some young women would come to sing and dance, but that he shouldn't watch them; he should sleep instead. The women came and sang and danced until dawn. Everything the women did was directed by this old woman. After sunrise, the old woman told the boy to climb a tree and pick a mango, inside which the young women were hiding. So he went to get the mango. The old woman told him to put the mango in his canoe and paddle home. So he paddled and paddled, and the mango turned into a woman. The woman was very young and beautiful like a red flower, and he was very happy to see her. When he returned, his younger brother coveted his older brother. The younger brother said to him, "I should marry this woman. You can live alone." So they fought, and the older brother killed his younger brother.</text:p>
          </table:table-cell>
          <table:table-cell office:value-type="string" table:style-name="ce15">
            <text:p>Deux frères, dont les parents étaient morts, vivaient heureux ensemble et se débrouillaient seuls. Un jour, l'aîné dit à son cadet de rester chez eux le temps qu'il revienne et de faire attention à lui. L'aîné partit pêcher au large. Sa pirogue était pleine de poissons à la tombée de la nuit. Il scruta alors l'horizon et aperçut une île. Il pagaya droit vers l'île où il vit de la fumée s'échapper d'un feu. Il posa le canoë sur la rive et une vieille femme vint à sa rencontre. La vieille femme lui dit de ne pas avoir peur, qu'elle ne le mangerait pas et qu'elle était seule ici. Le garçon l’écouta et suivit la vieille femme jusqu’à sa maison. La femme lui demanda s'il était marié. Le garçon lui répondit que non. La vieille femme lui dit alors que des jeunes femmes allaient venir chanter et danser, mais qu'il ne devait pas les regarder, qu'il devait plutôt dormir. Les femmes vinrent et chantèrent et dansèrent jusqu'à l'aube. Tout ce que faisaient les femmes était dirigé par cette vieille femme. Après le lever du jour, la vieille femme dit au garçon de grimper à un arbre et de cueillir une mangue, dans laquelle se cachent les jeunes femmes. Il alla alors chercher la mangue. La vieille femme lui dit de mettre la mangue dans sa pirogue et de pagayer jusqu'à chez lui. Alors, il pagaya, pagaya, et la mangue se transforma en femme. La femme était très jeune et belle comme une fleur rouge et il fut très heureux en la voyant. À son retour, son petit frère convoita son aîné. Le petit frère lui dit : « Je devrais épouser cette femme. Toi, tu peux vivre seul. » Alors, ils se battirent et l’aîné tua son petit frère.</text:p>
          </table:table-cell>
          <table:table-cell table:style-name="ce27"/>
          <table:table-cell table:style-name="ce15"/>
          <table:table-cell table:style-name="ce27"/>
          <table:table-cell office:value-type="string" table:style-name="ce27">
            <text:p>mango</text:p>
          </table:table-cell>
          <table:table-cell table:number-columns-repeated="3"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string" table:style-name="ce15">
            <text:p>22-23</text:p>
          </table:table-cell>
          <table:table-cell office:value-type="string" table:style-name="ce101">
            <text:p>Wantok</text:p>
            <text:p>newspaper 86,</text:p>
            <text:p>page 4</text:p>
          </table:table-cell>
          <table:table-cell table:style-name="ce79"/>
          <table:table-cell office:value-type="string" table:style-name="ce15">
            <text:p>Papua New Guinea</text:p>
          </table:table-cell>
          <table:table-cell table:style-name="ce15"/>
          <table:table-cell office:value-type="string" table:style-name="ce15">
            <text:p>Migabac</text:p>
          </table:table-cell>
          <table:table-cell office:value-type="string" table:style-name="ce15">
            <text:p>English</text:p>
          </table:table-cell>
          <table:table-cell office:value-type="string" table:style-name="ce27">
            <text:p>No</text:p>
          </table:table-cell>
          <table:table-cell office:value-type="string" table:style-name="ce15">
            <text:p>Nai Kundi</text:p>
          </table:table-cell>
          <table:table-cell office:value-type="date" office:date-value="1974-02-20T00:00:00" table:style-name="ce123">
            <text:p>February 20, 1974</text:p>
          </table:table-cell>
          <table:table-cell office:value-type="string" table:style-name="ce15">
            <text:p>Angoram Primary School</text:p>
            <text:p>East Sepik Province</text:p>
          </table:table-cell>
          <table:table-cell office:value-type="string" table:style-name="ce15">
            <text:p>-4.0543991, 144.0730129</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86)The Yam Woman</text:p>
          </table:table-cell>
          <table:table-cell office:value-type="string" table:style-name="ce83">
            <text:p>[La femme au igname]</text:p>
          </table:table-cell>
          <table:table-cell table:style-name="ce82"/>
          <table:table-cell office:value-type="string" table:style-name="ce15">
            <text:p>A young girl who loved farming crops was beaten to death by her father and her corpse grows under the ground.</text:p>
          </table:table-cell>
          <table:table-cell office:value-type="string" table:style-name="ce15">
            <text:p>In one very happy family, a little girl named Maho was always very enthusiastic about working in the garden, so she asked her parents if she could have a garden for herself. Maho was passionate and attentive, so everything grew very well in her garden. One day, her parents asked her to look after the gardens because they were going to visit a dead shaman, but Maho didn't want to be alone, being afraid of ghosts. So alone, Maho met a man, Silivasi, who wanted her, and they slept together. When the father returned home and heard the news, he stabbed his daughter to death. Dying, Maho told her mother that if she buried her and took care of her garden, the corpse would grow big and long ; she told her father that he mustn't see her corpse grow, or her mother would die. This is why yams are so difficult to grow.</text:p>
          </table:table-cell>
          <table:table-cell office:value-type="string" table:style-name="ce64">
            <text:p>Dans une famille très heureuse, une petite fille du nom de Maho était toujours très enthousiaste à l’idée de travailler dans le jardin, alors elle demanda à ses parents si elle pouvait avoir un jardin pour elle. Maho était passionnée et attentive alors tout poussait très bien dans son jardin. Un jour, ses parents lui demandèrent de veiller sur les jardins parce qu’ils allaient visiter un chaman mort, mais Maho ne voulait pas rester seule, ayant peur des fantômes. Alors seule, Maho fit la rencontre d’un homme, Silivasi, qui la désirait et ils passèrent la nuit ensemble. De retour et apprenant la nouvelle, le père poignarda sa fille. Mourante, Maho dit à sa mère que si elle l’enterrait et prenait soin de son jardin, le cadavre deviendrait gros et long ; elle dit à son père qu’il ne devait pas voir son cadavre grandir, sinon sa mère allait mourir. C’est pour cette raison que les ignames sont difficiles à faire pousser.</text:p>
          </table:table-cell>
          <table:table-cell office:value-type="string" table:style-name="ce15">
            <text:p>yams ; father and daughter ; mother and daughter ; infanticide ; corpse ; origin story</text:p>
          </table:table-cell>
          <table:table-cell office:value-type="string" table:style-name="ce15">
            <text:p>infanticide §§ father kills daughter §§ taboo of premarital sex §§ advice when you're about to die §§ a dead person's body parts give birth to plants §§ a dead person's body parts give birth to yams §§ origin of yams §§ origin of a plant</text:p>
          </table:table-cell>
          <table:table-cell table:style-name="ce10"/>
          <table:table-cell office:value-type="string" table:style-name="ce10">
            <text:p>yams</text:p>
          </table:table-cell>
          <table:table-cell table:style-name="ce10"/>
          <table:table-cell office:value-type="string" table:style-name="ce10">
            <text:p>Walingge [Walingai] (village), Madang Province [Migabac People]</text:p>
          </table:table-cell>
          <table:table-cell office:value-type="string" table:style-name="ce10">
            <text:p>Maho ; Silivasi</text:p>
          </table:table-cell>
          <table:table-cell table:style-name="ce26"/>
          <table:table-cell table:number-columns-repeated="2" table:style-name="ce25"/>
          <table:table-cell table:style-name="ce18"/>
          <table:table-cell table:style-name="ce64"/>
          <table:table-cell office:value-type="string" table:style-name="ce64">
            <text:p>Someone gives precise instructions on how to bury him to his family §§ These instructions take the form of a prophecy §§ This person dies §§ His family respects the instructions §§ An unknown plant grows from the corpse §§ This new plant takes the form of a corpse part §§ This new plant takes on moral values linked to the corpse</text:p>
          </table:table-cell>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23" table:style-name="ce15">
            <text:p>23</text:p>
          </table:table-cell>
          <table:table-cell office:value-type="string" table:style-name="ce101">
            <text:p>Wantok</text:p>
            <text:p>newspaper 87,</text:p>
            <text:p>page 4</text:p>
          </table:table-cell>
          <table:table-cell table:style-name="ce79"/>
          <table:table-cell office:value-type="string" table:style-name="ce15">
            <text:p>Papua New Guinea</text:p>
          </table:table-cell>
          <table:table-cell table:style-name="ce15"/>
          <table:table-cell office:value-type="string" table:style-name="ce15">
            <text:p>Angoram</text:p>
          </table:table-cell>
          <table:table-cell office:value-type="string" table:style-name="ce15">
            <text:p>English</text:p>
          </table:table-cell>
          <table:table-cell office:value-type="string" table:style-name="ce27">
            <text:p>No</text:p>
          </table:table-cell>
          <table:table-cell office:value-type="string" table:style-name="ce15">
            <text:p>Roy N. Palan</text:p>
          </table:table-cell>
          <table:table-cell office:value-type="string" table:style-name="ce15">
            <text:p>March 6,</text:p>
            <text:p>1974</text:p>
          </table:table-cell>
          <table:table-cell office:value-type="string" table:style-name="ce15">
            <text:p>Angoram Village</text:p>
            <text:p>[Angoram People]</text:p>
            <text:p/>
            <text:p>East Sepik</text:p>
            <text:p>Province</text:p>
          </table:table-cell>
          <table:table-cell office:value-type="string" table:style-name="ce15">
            <text:p>-4.049046, 144.072056</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Two Brothers</text:p>
          </table:table-cell>
          <table:table-cell office:value-type="string" table:style-name="ce83">
            <text:p>[Les deux frères]</text:p>
          </table:table-cell>
          <table:table-cell table:style-name="ce82"/>
          <table:table-cell office:value-type="string" table:style-name="ce15">
            <text:p>A man goes spearfishing with a ghost he believes to be his little brother, but seeing that the ghost eats all the big fish he catches, he realizes it is not his little brother and kills him.</text:p>
          </table:table-cell>
          <table:table-cell office:value-type="string" table:style-name="ce15">
            <text:p>Two brothers lived together in the same house. One night, they sat outside and chatted. Little did they know, a ghost was listening to them from beneath their house. After listening, the ghost returned to its house in the treetop to sleep. The two brothers went to sleep so they could get up early the next morning to go spearfishing. While they were sleeping, the ghost came and woke the older brother before dawn. The older brother woke up, grabbed his harpoon and paddle, and set off. He was in the front of the canoe, and the ghost stayed in the back, steering. When they reached the lake, the older brother began spearing fish and putting them in the canoe. Meanwhile, the ghost ate the large fish, leaving only the small ones in the canoe. When the older brother turned around to look at the fish, he saw only the small ones and asked the ghost where the large fish were. The ghost replied that they were inside his stomach. Furious, the older brother realized then that this man was not his younger brother. They continued paddling and went a little further. The older brother threw his harpoon forcefully and it struck a large tree trunk underwater. He turned around and told the ghost that he had harpooned a large crocodile and that the ghost should go into the water to retrieve the harpoon, which was stuck. The ghost did so, but when he surfaced, the older brother pierced him in the face with the harpoon he had retrieved. After that, the older brother left him, returned home, and found his real brother, whom he embraced, crying.</text:p>
          </table:table-cell>
          <table:table-cell office:value-type="string" table:style-name="ce127">
            <text:p>Deux frères vivaient ensemble dans la même maison. Une nuit, ils s'asseyèrent à l'extérieur et bavardèrent. Ils ne savaient pas qu'un fantôme était sous leur maison en train de les écouter. Après les avoir écouté, le fantôme retourna dans sa maison au sommet d'un arbre pour dormir. Les deux frères allèrent dormir pour pouvoir se lever tôt le lendemain matin afin d'aller faire de la chasse sous-marine. Alors qu'ils dormaient, le fantôme vint réveiller le grand frère avant l'aube. Le grand frère se réveilla, prit son harpon et sa rame et partit. Le grand frère était à l'avant du canoë et le fantôme restait à l'arrière et dirigeait le canoë. Arrivés au lac, le grand frère se mit à harponner des poissons et à les mettre dans le canoë. Pendant ce temps, le fantôme mangeaitles gros poissons et ne laissait que les petits dans le canoë. Lorsque le grand frère se retourna pour regarder les poissons, il ne vit que les petits et demanda au fantôme où étaient les gros poissons. Le fantôme lui répondit qu'ils étaient dans son ventre. Furieux, le grand frère comprit alors que cet homme n'était pas son petit frère. Ils continuèrent à pagayer et allèrent un peu plus loin. Le grand frère lança son harpon avec force et heurta un gros tronc d'arbre sous l'eau. Il se retourna et dit au fantôme qu'il avait harponné un gros crocodile et que le fantôme devait alors aller dans l'eau pour récupérer le harpon qui était coincé. C'est ce que fit le fantôme, mais lorsqu'il remonta à la surface, le grand frère le transperça en plein visage avec le harpon qu'il avait récupéré. Après cela, le grand frère le quitta, retourna chez lui et y trouva son vrai frère qu'il serra dans ses bras en pleurant.</text:p>
          </table:table-cell>
          <table:table-cell table:number-columns-repeated="2" table:style-name="ce15"/>
          <table:table-cell table:number-columns-repeated="2" table:style-name="ce10"/>
          <table:table-cell office:value-type="string" table:style-name="ce10">
            <text:p>spirit / ghost</text:p>
          </table:table-cell>
          <table:table-cell table:number-columns-repeated="2" table:style-name="ce10"/>
          <table:table-cell table:style-name="ce26"/>
          <table:table-cell table:number-columns-repeated="2" table:style-name="ce25"/>
          <table:table-cell table:style-name="ce18"/>
          <table:table-cell table:number-columns-repeated="2" table:style-name="ce64"/>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23-24</text:p>
          </table:table-cell>
          <table:table-cell office:value-type="string" table:style-name="ce101">
            <text:p>Wantok</text:p>
            <text:p>newspaper 88,</text:p>
            <text:p>page 4</text:p>
          </table:table-cell>
          <table:table-cell table:style-name="ce79"/>
          <table:table-cell office:value-type="string" table:style-name="ce15">
            <text:p>Papua New Guinea</text:p>
          </table:table-cell>
          <table:table-cell table:style-name="ce15"/>
          <table:table-cell office:value-type="string" table:style-name="ce15">
            <text:p>Takia</text:p>
            <text:p/>
            <text:p>Waskia</text:p>
          </table:table-cell>
          <table:table-cell office:value-type="string" table:style-name="ce15">
            <text:p>English</text:p>
          </table:table-cell>
          <table:table-cell office:value-type="string" table:style-name="ce27">
            <text:p>No</text:p>
          </table:table-cell>
          <table:table-cell office:value-type="string" table:style-name="ce15">
            <text:p>John Awola</text:p>
          </table:table-cell>
          <table:table-cell office:value-type="string" table:style-name="ce15">
            <text:p>March 20,</text:p>
            <text:p>1974</text:p>
          </table:table-cell>
          <table:table-cell office:value-type="string" table:style-name="ce15">
            <text:p>Karkar Island</text:p>
            <text:p>[Waskia or Takia</text:p>
            <text:p>People]</text:p>
            <text:p/>
            <text:p>Madang Province</text:p>
          </table:table-cell>
          <table:table-cell office:value-type="string" table:style-name="ce15">
            <text:p>-4.546720, 145.975279</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Cassowary and the Chicken</text:p>
          </table:table-cell>
          <table:table-cell office:value-type="string" table:style-name="ce83">
            <text:p>[Le Casoar et le Poulet]</text:p>
          </table:table-cell>
          <table:table-cell table:style-name="ce82"/>
          <table:table-cell table:style-name="ce15"/>
          <table:table-cell office:value-type="string" table:style-name="ce15">
            <text:p>Cassowary and Chicken were friends and traveled together in the forest. One day, Cassowary suggested to Chicken that they carve a canoe. So they found a tree and cut it down, then began to carve it. After they finished carving, they pushed it into the sea and then raised the mast. Cassowary told his friend Chicken that he was going to paddle. As he paddled tirelessly, Cassowary repeatedly asked his friend for help, but Chicken, who was lazy, refused. This angered Cassowary, who hit the canoe with his foot. The canoe broke, and water rushed inside. Chicken then flew toward the beach, but Cassowary went mad and stayed in the canoe. He then saw a turtle approaching and asked him to take him in. But the turtle replied, "You're still going around in circles." Then, at the last moment, the large tortoise raised its dirty rear end, and the cassowary climbed on. The turtle carried the cassowary to the beach, and Cassowary told it to wait while it went to get it some food. But Cassowary lied to the poor turtle. He went and cut a vine, then brought it back and tied the turtle to the foot of a tree. The turle cried. Cassowary went to get some fruit and brought it back to beat the turtle violently with it. The poor turtle was on the verge of death. Cassowary continued like this until there was no more fruit to throw at it. Then he went to get more, further away. He left again, and a small<text:s/><text:span text:style-name="T5">siksik</text:span><text:s/>bird arrived and broke the vines that held the turtle. The turtle ran away. Cassowary returned and became angry to find that the turtle was no longer there. He shouted, demanding to know who had broken the ropes, and the little bird, perched high in a tree, answered him. Cassowary, furious, said, "Where do you shit?" The little bird said, "I shit on top of trees. Where do you shit?" Cassowary replied, "I shit in the woods." The bird said to Cassowary, "If you shit in the woods, I'll ensorcell your shit." So now, little birds defecate on top of trees.</text:p>
          </table:table-cell>
          <table:table-cell office:value-type="string" table:style-name="ce127">
            <text:p>Le Casoar et le Poulet étaient amis et voyageaient ensemble dans la forêt. Un jour, le Casoar proposa au Poulet de tailler un canoë. Ils cherchèrent donc un arbre et le coupèrent puis commencèrent à le sculpter. Après avoir fini de sculpter, ils l'ont poussée dans la mer, puis ont remonté le mât. Le Casoar dit à son ami le Poulet qu'il allait pagayer. Alors qu'il pagayait sans relâche, le Casoar demanda à plusieurs reprises de l'aide à son ami, mais le Poulet, qui était paresseux, refusa. Cela énerva le Casoar qui frappa le canoë avec sa patte. Le canoë se brisa et l'eau s'engouffra à l'intérieur. Le Poulet s'envola alors vers la plage, mais le Casoar devint fou et resta dans le canoë. Il vit alors une tortue s'approcher et lui demanda de le prendre. Mais la tortue lui répondit : « Tu tournes encore en rond. » Puis, au dernier moment, la grosse tortue leva son arrière-train sale et le Casoar monta dessus. La tortue transporta le casoar sur la plage et le Casoar lui dit de l'attendre pour qu'il aille lui prendre à manger. Mais le Casoar mentait à la pauvre tortue. Il alla couper une liane, puis l'apporta et attacha la tortue au pied d'un arbre. La tortue pleura. Le Casoar alla chercher des fruits et les rapporta pour frapper violemment la tortue avec. La pauvre tortue était à deux doigts de mourir. Le Casoar continua ainsi jusqu'à ce qu'il n'y ait plus de fruits à lui lancer. Puis il alla en chercher d'autres, plus loin. Il repartit, et un petit oiseau<text:s/><text:span text:style-name="T5">siksik</text:span><text:s/>arriva et brisa les lianes qui retenaient la tortue. La tortue s'enfuit. Le Casoar revint et s'énerva en constatant que la tortue n'était plus là. Il cria en demandant qui avait cassé les cordes et le petit oiseau, perché en haut d'un arbre, lui répondit. Le Casoar, furieux, lui dit : « Où est-ce que tu fais tes besoins ? » Le petit oiseau dit : « Je fais caca au sommet des arbres. Et toi, où fais-tu caca ? » Le Casoar répondit : « Je fais caca dans les bois. » L’oiseau dit au casoar : « Si tu fais caca dans les bois, je vais ensorceler ta merde. » Du coup, les petits oiseaux font maintenant leurs besoins au sommet des arbres et leurs excréments y restent souvent.</text:p>
          </table:table-cell>
          <table:table-cell table:number-columns-repeated="2" table:style-name="ce15"/>
          <table:table-cell table:style-name="ce10"/>
          <table:table-cell office:value-type="string" table:style-name="ce10">
            <text:p>cassowary ; chicken ; turtle</text:p>
          </table:table-cell>
          <table:table-cell table:number-columns-repeated="3" table:style-name="ce10"/>
          <table:table-cell table:style-name="ce26"/>
          <table:table-cell table:number-columns-repeated="2" table:style-name="ce25"/>
          <table:table-cell table:style-name="ce18"/>
          <table:table-cell table:number-columns-repeated="2" table:style-name="ce64"/>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Slone</text:p>
          </table:table-cell>
          <table:table-cell office:value-type="string" table:style-name="ce15">
            <text:p>24-25</text:p>
          </table:table-cell>
          <table:table-cell office:value-type="string" table:style-name="ce79">
            <text:p>Wantok</text:p>
            <text:p>newpaper 89,</text:p>
            <text:p>page 4</text:p>
          </table:table-cell>
          <table:table-cell table:style-name="ce79"/>
          <table:table-cell office:value-type="string" table:style-name="ce15">
            <text:p>Papua New Guinea (East Sepik Province)</text:p>
          </table:table-cell>
          <table:table-cell table:style-name="ce15"/>
          <table:table-cell office:value-type="string" table:style-name="ce15">
            <text:p>Angoram</text:p>
          </table:table-cell>
          <table:table-cell office:value-type="string" table:style-name="ce15">
            <text:p>English</text:p>
          </table:table-cell>
          <table:table-cell office:value-type="string" table:style-name="ce27">
            <text:p>No</text:p>
          </table:table-cell>
          <table:table-cell office:value-type="string" table:style-name="ce15">
            <text:p>Otto Anduari</text:p>
          </table:table-cell>
          <table:table-cell office:value-type="date" office:date-value="1974-04-03T00:00:00" table:style-name="ce123">
            <text:p>April 3, 1974</text:p>
          </table:table-cell>
          <table:table-cell office:value-type="string" table:style-name="ce15">
            <text:p>Angoram Village, East Sepik Province</text:p>
          </table:table-cell>
          <table:table-cell office:value-type="string" table:style-name="ce15">
            <text:p>-4.028532, 144.058304</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89) Why the Kangaroo Has Short Legs</text:p>
          </table:table-cell>
          <table:table-cell office:value-type="string" table:style-name="ce83">
            <text:p>[Pourquoi le kangourou est-il court sur pattes ?]</text:p>
          </table:table-cell>
          <table:table-cell table:style-name="ce15"/>
          <table:table-cell office:value-type="string" table:style-name="ce15">
            <text:p>After these two pranks, the dogs and kangaroos were no longer friends, as the dog urged the kangaroo to cut off its legs, and the kangaroo urged the dog to eat garbage.</text:p>
          </table:table-cell>
          <table:table-cell office:value-type="string" table:style-name="ce15">
            <text:p>A kangaroo and a dog were good friends until the dog decided to play a trick on him. He pretended to have its legs cut, allegedly to run faster. In order to do so, he dug a hole in the ground and got inside, leaving only two of his legs sticking out. The kangaroo believed him and cut off his legs. To get revenge for the trap, he painted his face and chin with white earth and made the dog believe that he had eaten garbage that gave him strength. Again, the dog belived him and ate all of the garbage. <text:s/>Since then, kangaroos and dogs are no longer friends, kangaroos live in the forest and dogs eat garbage.</text:p>
          </table:table-cell>
          <table:table-cell office:value-type="string" table:style-name="ce15">
            <text:p>Un kangourou et un chien étaient bons amis jusqu'à ce que le chien décide de lui faire une mauvaise farce. Il lui fait croire qu'il s'est coupé les jambes pour être plus rapide, et cela en creusant un trou duquel ne sortent que ses pattes. Le kangourou le croit et se coupe les jambes. Pour se venger du piège, il se peint le visage et le menton avec de la terre blanche et fait croire au chien qu'il a mangé des déchets qui lui ont donné de la force. Le chien suit son exemple. Depuis, les kangourous et les chiens ne sont plus amis, les kangourous vivent dans la forêt et les chiens mangent des déchets.</text:p>
          </table:table-cell>
          <table:table-cell office:value-type="string" table:style-name="ce15">
            <text:p>kangaroos; dogs; bloody tricks; fight</text:p>
          </table:table-cell>
          <table:table-cell office:value-type="string" table:style-name="ce15">
            <text:p>two animals are friends until one of them makes a mean prank §§ a dog fakes to have cut off his legs by digging a hole in the ground, getting inside of it and letting his legs sticking out §§ a kangourou belives his friend and cut off his own legs §§ a kangaroo goes into the forest in order to paint its face with white earth §§ a kangaroo pretends that white earth gave him strenght §§ a kangaroo makes a dog eating garbage</text:p>
          </table:table-cell>
          <table:table-cell table:style-name="ce10"/>
          <table:table-cell office:value-type="string" table:style-name="ce10">
            <text:p>kangaroo ; dog</text:p>
          </table:table-cell>
          <table:table-cell table:number-columns-repeated="3"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25" table:style-name="ce15">
            <text:p>25</text:p>
          </table:table-cell>
          <table:table-cell office:value-type="string" table:style-name="ce79">
            <text:p>Wantok</text:p>
            <text:p>newpaper 90,</text:p>
            <text:p>page 4</text:p>
          </table:table-cell>
          <table:table-cell table:style-name="ce79"/>
          <table:table-cell office:value-type="string" table:style-name="ce15">
            <text:p>Papua New Guinea</text:p>
          </table:table-cell>
          <table:table-cell table:style-name="ce15"/>
          <table:table-cell office:value-type="string" table:style-name="ce15">
            <text:p>Golin</text:p>
            <text:p/>
            <text:p>Mikaru</text:p>
          </table:table-cell>
          <table:table-cell office:value-type="string" table:style-name="ce15">
            <text:p>English</text:p>
          </table:table-cell>
          <table:table-cell office:value-type="string" table:style-name="ce27">
            <text:p>No</text:p>
          </table:table-cell>
          <table:table-cell office:value-type="string" table:style-name="ce15">
            <text:p>George G. Nondri</text:p>
          </table:table-cell>
          <table:table-cell office:value-type="date" office:date-value="1974-04-17T00:00:00" table:style-name="ce123">
            <text:p>April 17, 1974</text:p>
          </table:table-cell>
          <table:table-cell office:value-type="string" table:style-name="ce15">
            <text:p>Goroka</text:p>
            <text:p/>
            <text:p>Eastern Highlands</text:p>
            <text:p>Province</text:p>
          </table:table-cell>
          <table:table-cell office:value-type="string" table:style-name="ce15">
            <text:p>-6.081393, 145.385852</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text:s/><text:span text:style-name="T5">Masalai<text:s/></text:span>Who</text:p>
            <text:p>Obstructed the Garden</text:p>
          </table:table-cell>
          <table:table-cell office:value-type="string" table:style-name="ce83">
            <text:p>[Le<text:s/><text:span text:style-name="T9">Masalai</text:span><text:s/>qui a obstrué</text:p>
            <text:p>le jardin]</text:p>
          </table:table-cell>
          <table:table-cell table:number-columns-repeated="2" table:style-name="ce15"/>
          <table:table-cell office:value-type="string" table:style-name="ce15">
            <text:p>A young man and woman lived together near a river, growing food for themselves, but they weren't a couple; they were more like brother and sister. One day, the boy told his sister he was going into the forest to gather vines and asked her to go to the garden, harvest sweet potatoes, pick green vegetables, cook them, and let them cool. She also asked her to pick cucumbers if she saw any, but to eat only the small, round ones, not the large, long ones. So he went into the forest, and his sister went to the garden. She picked all the small cucumbers and ate them under the hot sun, but that wasn't enough for her. Then she picked a huge cucumber and ate it. A<text:s/><text:span text:style-name="T5">masalai<text:s/></text:span>woman then surfaced from the river. She laughed as she approached and asked the woman to carry her on her back while she worked, and also during the rest of her time and while she slept. So, the woman, unhappy, carried it on her back everywhere she went. When her brother returned from the forest, he told her that she hadn't brought back good cucumbers, that she had acted wrongly, and that she was suffering more and more. One day, early in the morning, the three of them went down to the river where there was a bridge. The boy went first onto the bridge and gently told his sister to loosen the<text:s/><text:span text:style-name="T5">masalai</text:span>'s grip when she was on the bridge so she could fall into the river. She did as she was told, and the river carried the<text:s/><text:span text:style-name="T5">masalai</text:span><text:s/>woman away. The two young people, who didn't yet know how to kill<text:s/><text:span text:style-name="T5">masalai</text:span>, were overjoyed and went home. Today, our parents make gardens near the rivers so we can pick cucumbers, ripe bananas, or other things. When we go to the garden and a<text:s/><text:span text:style-name="T5">masalai</text:span><text:s/>woman surrounds us, we now know how to get rid of this kind of problem, just like these two people did.</text:p>
          </table:table-cell>
          <table:table-cell office:value-type="string" table:style-name="ce15">
            <text:p>Un jeune homme et une jeune femme vivent ensemble proche d'une rivière et plantent de la nourriture pour se nourrir, mais ils ne sont pas un couple mais plus comme frère et soeur. Un jour, le garçon dit à sa sœur qu'il va dans la forêt chercher des lianes et demande à sa soeur d'aller au jardin, de récolter des patates douces, de prendre des légumes verts, de les faire cuire et de les laisser refroidir, et aussi de cueillir des concombres si elle en voit, mais de manger que les petits et ronds et pas les gros et longs. Il part alors en forêt et sa oeur va dans le jardin. Elle cueille tous les petits concombres et les mange, sous un soleil chaud, mais cela ne lui suffit pas. Elle cueille alors un énorme concombre et le mange. Une femme<text:s/><text:span text:style-name="T5">masalai</text:span><text:s/>remonte alors à la surface de la rivière. Elle rit en s’approchant et demande à la femme de la porter sur son dos pendant tout le temps qu'elle travaille, mais aussi pendant le reste du temps et pendant qu'elle dormira. ALors, la femme, malheureuse, la porte sur son dos partout où elle va. Lorsque son frère revient de la forêt, il lui dit qu'elle n'avait pas rapporté de bons concombres, qu'elle avait mal agi et qu'elle souffrait de plus en plus. Un jour, tôt le matin, tous trois descendent jusqu'à la rivière où se trouve un pont. Le garçon monte le premier sur le pont et dit doucement à sa sœur de desserrer les mains de la<text:s/><text:span text:style-name="T5">masalai</text:span><text:s/>quand elle sera sur le pont pour la faire tomber dans la rivière. C'est ce qu'elle fit et la rivière emporte la femme<text:s/><text:span text:style-name="T5">masalai</text:span>. Les deux jeunes gens, qui ne savaient pas encore comment tuer les<text:s/><text:span text:style-name="T5">masalai</text:span>, sont fous de joie et rentrent chez eux. Aujourd'hui, nos parents aménagent des jardins près des rivières lorsque nous voulons cueillir des concombres, des bananes mûres ou d'autres choses. Lorsque nous allons au jardin et qu'une femme<text:s/><text:span text:style-name="T5">masalai</text:span><text:s/>nous encercle, nous savons maintenant comment nous débarrasser de ce genre de problème, tout comme ces deux personnes l'ont fait.</text:p>
          </table:table-cell>
          <table:table-cell table:number-columns-repeated="2" table:style-name="ce15"/>
          <table:table-cell table:number-columns-repeated="2" table:style-name="ce10"/>
          <table:table-cell office:value-type="string" table:style-name="ce10">
            <text:p>masalai woman</text:p>
          </table:table-cell>
          <table:table-cell office:value-type="string" table:style-name="ce10">
            <text:p>Bomai Forest, Simbu Province [Golin and Mikaru Peoples]</text:p>
          </table:table-cell>
          <table:table-cell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25-26</text:p>
          </table:table-cell>
          <table:table-cell office:value-type="string" table:style-name="ce79">
            <text:p>Wantok</text:p>
            <text:p>newpaper 91,</text:p>
            <text:p>page 4</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27">
            <text:p>No</text:p>
          </table:table-cell>
          <table:table-cell office:value-type="string" table:style-name="ce15">
            <text:p>Leoba Kaugun</text:p>
          </table:table-cell>
          <table:table-cell office:value-type="date" office:date-value="1974-05-01T00:00:00" table:style-name="ce123">
            <text:p>May 1, 1974</text:p>
          </table:table-cell>
          <table:table-cell office:value-type="string" table:style-name="ce15">
            <text:p>Yarapos High</text:p>
            <text:p>School</text:p>
            <text:p/>
            <text:p>Wewak</text:p>
            <text:p/>
            <text:p>East Sepik Province</text:p>
          </table:table-cell>
          <table:table-cell office:value-type="string" table:style-name="ce15">
            <text:p>-3.534559, 143.564416</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Mango Tree that</text:p>
            <text:p>Helped the Little Woman</text:p>
          </table:table-cell>
          <table:table-cell office:value-type="string" table:style-name="ce83">
            <text:p>[Le manguier qui a aidé la</text:p>
            <text:p>petite femme]</text:p>
          </table:table-cell>
          <table:table-cell table:number-columns-repeated="2" table:style-name="ce15"/>
          <table:table-cell office:value-type="string" table:style-name="ce15">
            <text:p>A little woman named Wali, whose parents had died, was taken in by her maternal relative. But he was not a kind man; he was often angry and gave Wali a lot of work. Every day, Wali drew water from the river, on the banks of which stood a large mango tree. One day, a violent storm broke out, and Wali took shelter under the mango tree. Although she wasn't usually one to talk about herself or worry, she was very anxious at that moment and turned to the mango tree, confiding her problems to it, telling it about her uncle who mistreated her. Every day, Wali confided her problems to the mango tree. One afternoon, she returned to the river, and another storm broke out. This time, the mango tree spoke to Wali, telling her that a man would cut it down and turn it into a canoe. Once it was transformed into a canoe, people would come to see it and try to push it down the river, but it wouldn't be able to move. She would have to come and say, "I have come to push you downstream," and people would laugh at her, but she would have to say his name, and he would float down the current. The mango tree finished speaking, and Wali went home. A few months later, the boys and their leaders cut down the mango tree and began building a canoe. Once the canoe was finished, people came to see it and pushed it down the river. Wali went to admire the canoe too. The boys and leaders tried to push the canoe, but it wouldn't move at all. Then Wali said she could push it into the water. The people were speechless, staring at Wali. They thought she wasn't strong enough for that. A chief arrived and told Wali to come and push the canoe into the water. Wali stepped forward, took the canoe, and said, "I am Wali." The canoe then entered the water. The crowd rejoiced. The chief called Wali over and told her he had heard her speaking to the canoe. Wali told them her story and her troubles with her uncle. The chief, worried about Wali, invited her to stay at his home. He said that if Wali wanted anything, he would give it to her. Wali was happy with her new family for many years, and then married the man's son. Wali lived happily until her death, and she never forgot the mango tree that had helped her.</text:p>
          </table:table-cell>
          <table:table-cell office:value-type="string" table:style-name="ce15">
            <text:p>Une petite femme, nommée Wali, dont les parents sont morts, a été prise en charge par son oncle maternel mais celui-ci n'est pas un homme bon, il est souvent colérique et donne beaucoup de travail à Wali. Chaque jour, Wali puise de l'eau à la rivière, au bord de laquelle se dresse un grand manguier. Un jour, un violent orage éclate et Wali se réfugie sous le manguier. Même si elle n'est pas du genre à parler d'elle-même et à s'inquiéter, elle est à ce moment très inquiète et elle se tourne vers le manguier et lui confie ses problèmes, en lui parlant de son oncle qui la traite mal. Chaque jour, Wali confie ses problèmes à ce manguier. Un après-midi, elle retourne à la rivière et un nouvel orage éclate. Cette fois, le manguier parle à Wali en lui disant qu'un homme va le couper et le transformer en pirogue et, qu'une fois transformée en pirogue, les gens viendront le voir pour le pousser sur la rivière, mais qu'il ne pourra pas bouger, et qu'elle devra venir et dire "Je suis venu te pousser vers l'aval.", que les gens se moqueront d'elle mais qu'elle devra dire son nom et qu'il descendra le courant. Le manguier finit de parler et Wali rentre chez elle. Quelques mois plus tard, les garçons et leurs chefs coupent ce manguier et commencent à construire une pirogue. Une fois la pirogue terminée, les gens viennent la voir et la poussent sur la rivière. Wali va elle aussi admirer la pirogue. Les garçons et les chefs essayent de pousser le canoë mais il ne bouge du tout. Alors Wali dit qu'elle peut le pousser dans l'eau. Les gens restent bouche bée, fixant Wali du regard. Ils pensent qu'elle n'est pas assez forte pour cela. Un chef arrive et dit à Wali de venir pousser le canoë dans l'eau. Wali s'avance, prend le canoë et dit : « Je suis Wali. » Le canoë entre alors dans l'eau. La foule est folle de joie. Le chef l'appelle et lui dit qu'il l'a entendu parler au canoë. Wali leur raconte son histoire et ses problèmes avec son oncle. Le chef, inquiet pour Wali, l'invite à rester chez lui. Il dit que si Wali désire quelque chose, il le lui donnerait. Wali est heureuse dans sa nouvelle famille pendant de nombreuses années, puis épouse le fils de cet homme. Wali vécut heureuse jusqu'à sa mort, et elle n'oublia jamais le manguier qui l'avait aidée.</text:p>
          </table:table-cell>
          <table:table-cell table:number-columns-repeated="2" table:style-name="ce15"/>
          <table:table-cell table:style-name="ce10"/>
          <table:table-cell office:value-type="string" table:style-name="ce10">
            <text:p>mango tree</text:p>
          </table:table-cell>
          <table:table-cell office:value-type="string" table:style-name="ce10">
            <text:p>speaking mango tree</text:p>
          </table:table-cell>
          <table:table-cell table:style-name="ce10"/>
          <table:table-cell office:value-type="string" table:style-name="ce10">
            <text:p>Wali (the little woman)</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26-27</text:p>
          </table:table-cell>
          <table:table-cell office:value-type="string" table:style-name="ce79">
            <text:p>Wantok</text:p>
            <text:p>newpaper 92,</text:p>
            <text:p>page 4</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27">
            <text:p>No</text:p>
          </table:table-cell>
          <table:table-cell office:value-type="string" table:style-name="ce15">
            <text:p>Lucas Maglum</text:p>
            <text:p>Depo</text:p>
          </table:table-cell>
          <table:table-cell office:value-type="date" office:date-value="1974-05-15T00:00:00" table:style-name="ce123">
            <text:p>May 15, 1974</text:p>
          </table:table-cell>
          <table:table-cell office:value-type="string" table:style-name="ce15">
            <text:p>Mount Hagen</text:p>
            <text:p/>
            <text:p>Western Highlands</text:p>
            <text:p>Province</text:p>
          </table:table-cell>
          <table:table-cell office:value-type="string" table:style-name="ce15">
            <text:p>-5.856218, 144.234738</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No More Ghosts</text:p>
          </table:table-cell>
          <table:table-cell office:value-type="string" table:style-name="ce83">
            <text:p>[Plus de fantômes]</text:p>
          </table:table-cell>
          <table:table-cell table:number-columns-repeated="2" table:style-name="ce15"/>
          <table:table-cell office:value-type="string" table:style-name="ce15">
            <text:p>Two brothers live with their parents, and all their relatives keep telling them they must find wives. Days pass, and various valuable gifts are brought. Once the preparations are complete, they offer these presents to the families of the two women who are to marry the brothers, and they are married. The elder brother has a son and two daughters, and the younger brother has a son and a daughter. A few years later, the younger brother dies of illness and is buried with his face covered in mud, as is the tradition. A week after the younger brother's death, the elder brother still hasn't held a funeral ceremony. He takes a kina shell and goes to exchange it for a pig, hoping to organize a feast for his deceased brother. But his home is far away, and he finds himself in the forest at sunset before he can return. He builds himself a shelter for the night in the heart of the forest, far from any human presence. He lights a fire and ties up the pig while he tries to sleep by the fire, but he cannot. A thousand thoughts assailed him: the dead, evil ghosts, witchcraft, the spirits of his ancestors, and his deceased brother. He tossed and turned in his bed, wanting to forget these thoughts, but in vain. Then he heard a noise outside his shelter, like a man prowling. He stared at the door, then saw a man enter. He noticed something attached to his body. It was the same thing that had been on his brother at his funeral. He realized then that he was seeing the ghost of his little brother. He trembled with fear, urinated and defecated, and began to sweat. Then he got up, took a burning stick from the fire, and struck his brother's ghost with it. He asked the ghost, while he fought, why it had come there, but the ghost fled. If he hadn't chased away his little brother's ghost, it would have continued to frighten him. So now, thanks to the actions of this big brother, when we go into the forest, the ghosts will no longer frighten us.</text:p>
          </table:table-cell>
          <table:table-cell office:value-type="string" table:style-name="ce15">
            <text:p>Deux frères vivent avec leurs parents, et tous leurs proches font que leur dire qu'il faut qu'ils cherchent des épouses. Les jours passent et divers objets de valeur sont apportés. Une fois les préparatifs terminés, ils offrent ces présents aux familles des deux femmes qui vont épouser les frères, et ils se marient. L'aîné a un garçon et deux filles et le cadet a un garçon et une fille. Quelques années plus tard, le cadet meurt de maladie et est enterré, avec le visage couvert de boue comme le veut la tradition. Une semaine après la mort du jeune frère, l’aîné n’a toujours pas organisé de cérémonie funéraire. Il prend un coquillage<text:s/><text:span text:style-name="T5">kina</text:span>, qu'il part échanger avec un cochon, afin de pouvoir organiser une fête pour son frère défunt. Mais sa maison est loin, et il se retrouve dans la forêt au coucher du soleil avant qu'il ne soit rentré. Il se construit alors un abri pour la nuit, au cœur de la forêt, loin de toute présence humaine. Il allume un feu et attache le cochon, tandis qu’il essaye de dormir près du feu, mais il n’y parvient pas. Mille pensées l'assaillent : des morts, des fantômes maléfiques, de la sorcellerie, les esprits des ancêtres, et son frère défunt. Il se retourne sans cesse dans son lit, voulant oublier ces pensées, mais en vain. Il entend alorq un bruit à l'extérieur de son abri, comme un homme qui rôde. Il fixe la porte, puis voit un homme entrer. Il aperçoit quelque chose attaché à son corps. C'est la même chose que ce qui se trouvait sur son frère lors de son enterrement. Il comprend alors qu'il voit le fantôme de son petit frère. Il tremble de peur, urine et déféque, et se met à transpirer. Puis il se lève, prend un bâton enflammé dans le feu et frappe le fantôme de son frère avec. Il demande au fantôme, pendant qu'il combat, pourquoi il est venu ici, mais le fantôme s'enfuit. Si il n'avait pas chassé le fantôme de son petit frère, celui-ci aurait continué à l'effrayer. Ainsi, maintenant, grâce à l'action de ce grand-frère, lorsque nous irons dans la forêt, les fantômes ne nous effrayeront plus.</text:p>
          </table:table-cell>
          <table:table-cell table:number-columns-repeated="2" table:style-name="ce15"/>
          <table:table-cell table:number-columns-repeated="2" table:style-name="ce10"/>
          <table:table-cell office:value-type="string" table:style-name="ce10">
            <text:p>ghost / spirit</text:p>
          </table:table-cell>
          <table:table-cell table:number-columns-repeated="2"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Slone</text:p>
          </table:table-cell>
          <table:table-cell office:value-type="float" office:value="27" table:style-name="ce15">
            <text:p>27</text:p>
          </table:table-cell>
          <table:table-cell office:value-type="string" table:style-name="ce79">
            <text:p>Wantok</text:p>
            <text:p>newspaper 93,</text:p>
            <text:p>page 4</text:p>
          </table:table-cell>
          <table:table-cell table:style-name="ce79"/>
          <table:table-cell office:value-type="string" table:style-name="ce15">
            <text:p>Papua New Guinea</text:p>
          </table:table-cell>
          <table:table-cell table:style-name="ce15"/>
          <table:table-cell office:value-type="string" table:style-name="ce15">
            <text:p>Manam</text:p>
          </table:table-cell>
          <table:table-cell office:value-type="string" table:style-name="ce15">
            <text:p>English</text:p>
          </table:table-cell>
          <table:table-cell office:value-type="string" table:style-name="ce27">
            <text:p>No</text:p>
          </table:table-cell>
          <table:table-cell office:value-type="string" table:style-name="ce15">
            <text:p>Herman Rupunae Moing</text:p>
          </table:table-cell>
          <table:table-cell office:value-type="date" office:date-value="1974-06-05T00:00:00" table:style-name="ce123">
            <text:p>June 5, 1974</text:p>
          </table:table-cell>
          <table:table-cell office:value-type="string" table:style-name="ce15">
            <text:p>Manam Island, Madang Province</text:p>
          </table:table-cell>
          <table:table-cell office:value-type="string" table:style-name="ce15">
            <text:p>-4.0642914, 145.0272904</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93) The Tree That Helped a Man</text:p>
          </table:table-cell>
          <table:table-cell office:value-type="string" table:style-name="ce83">
            <text:p>[L'arbre qui a aidé un homme]</text:p>
          </table:table-cell>
          <table:table-cell table:style-name="ce15"/>
          <table:table-cell office:value-type="string" table:style-name="ce15">
            <text:p>A moving tree, animated by a young man, takes a woman to the young man after her illness.</text:p>
          </table:table-cell>
          <table:table-cell office:value-type="string" table:style-name="ce15">
            <text:p>Nante, an old woman, lived alone on an island until she had two sons, Tanepoa and Ruguraba, who had a snake's tail. The former took care of the latter and the garden, while the younger son fished, danced, and sang. Wanting to find a wife for his grown-up older brother, he went to a tree that smelled good, danced, and sang in such a way that it drifted to another place where men and women lived. Bothered by the smell, they came to collect all the flowers and leaves. Only one young woman, Moaede, was sick. She later came to see the tree, and when she wanted to take a branch that was underwater, the tree began to move and brought her to Nante, who welcomed her and her son. Very happy, Tanepoa organized a party for his little brother.</text:p>
          </table:table-cell>
          <table:table-cell office:value-type="string" table:style-name="ce15">
            <text:p>Nante, une vieille femme vivait seule sur une île jusqu'à ce qu'elle ait deux fils, Tanepoa et Ruguraba qui avait une queue de serpent. Le premier s'occupait du deuxième et du jardin tandis que le cadet pêchait, dansait et chantait. Voulant trouver une femme à son frère ainé devenu adulte, il alla devant un arbre qui sentait bon, dansa et chanta de manière à le faire dériver vers un autre lieu où vivaivent des hommes et des femmes qui, incommodés par l'odeur, vinrent récupérer toutes les fleurs et feuilles. Seule une jeune femme, Moaede, était malade. Elle vint alors plus tard voir l'arbre, et alors qu'elle voulait prendre une branche qui était sous l'eau, l'arbre se met en mouvement et l'amène chez Nante qui l'acueille avec son fils. Très heureux, Tanepoa organise une fête à son petit frère.</text:p>
          </table:table-cell>
          <table:table-cell office:value-type="string" table:style-name="ce15">
            <text:p>mother; sons; half-human half-animal being; marriage</text:p>
          </table:table-cell>
          <table:table-cell office:value-type="string" table:style-name="ce15">
            <text:p>a woman gives birth alone to two sons §§ a woman gives birth to a boy with a snake tail §§ a woman gives birth to a half-human half-animal son §§ a boy wants to see his older brother get married and helps him §§ someone's magical singing has power §§ someone's magical singing has power to make a tree drift at see §§ somone's magical singning and dancing has power §§ someone's magical singning and dancing has power to make a tree drif at see §§ people, annoyed by the smell of a tree, collect all of its flowers §§ a young woman is sick and cannot go pick the flowers §§ a woman is taken at see by a tree that is moving §§ someone drifts at see on a tree §§ someone organizes a party to thank someone</text:p>
          </table:table-cell>
          <table:table-cell table:number-columns-repeated="4" table:style-name="ce10"/>
          <table:table-cell office:value-type="string" table:style-name="ce10">
            <text:p>Nante (mother), Tanepoa (first son), Rugubara (second son), Moaede (Tanepoa's wife)</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28" table:style-name="ce15">
            <text:p>28</text:p>
          </table:table-cell>
          <table:table-cell office:value-type="string" table:style-name="ce79">
            <text:p>Wantok</text:p>
            <text:p>newspaper 94,</text:p>
            <text:p>page 4</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27">
            <text:p>No</text:p>
          </table:table-cell>
          <table:table-cell office:value-type="string" table:style-name="ce15">
            <text:p>Kingi Yakili</text:p>
          </table:table-cell>
          <table:table-cell office:value-type="date" office:date-value="1974-06-19T00:00:00" table:style-name="ce123">
            <text:p>June 19, 1974</text:p>
          </table:table-cell>
          <table:table-cell office:value-type="string" table:style-name="ce15">
            <text:p>Mount Hagen</text:p>
            <text:p/>
            <text:p>Western Highlands</text:p>
            <text:p>Province</text:p>
          </table:table-cell>
          <table:table-cell office:value-type="string" table:style-name="ce15">
            <text:p>-5.856218, 144.234738</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Why Do Men Kill Rats and</text:p>
            <text:p>Marsupials (<text:span text:style-name="T5">Kapul</text:span>)?</text:p>
          </table:table-cell>
          <table:table-cell office:value-type="string" table:style-name="ce83">
            <text:p>[Pourquoi les hommes tuent les rats et les marsupiaux ?]</text:p>
          </table:table-cell>
          <table:table-cell table:style-name="ce15"/>
          <table:table-cell office:value-type="string" table:style-name="ce15">
            <text:p>While Marsupial, Rat and Man were good friends, Rat and Marsupial became angry and took revenge on the man who did not work to feed them but took advantage of the food they brought back, and, to get revenge, Man became friends with Dog by making a deal with him to kill the marsupials and rats in exchange for protection.</text:p>
          </table:table-cell>
          <table:table-cell office:value-type="string" table:style-name="ce15">
            <text:p>Marsupial, Rat, and Man were friends. Marsupial worked cutting down pandanus (<text:span text:style-name="T5">karuka</text:span>) nuts and bringing them back, while Rat worked tilling the soil and planting all sorts of food. They ate little, while Man ate a lot. One day, Marsupial and Rat talked and complained about this situation. They decided to become enemies of Man, hiding and resting during the day and searching for food at night while Man slept. However, they didn't know how to divide their work: one would go into the forest to find food, and the other would steal from Man near his garden. While the Marsupial slept among the leaves of a pandanus tree, gathering the nuts to eat, Rat became angry and hid in Man's house to cut up what belonged to him and steal the food. Seeing what had happened in his house, Man became furious. One day, while he was crying, he heard something walking nearby and saw Dog approaching. Dog asked him why he was crying, and Man told him the story about Marsupial and Rat. Dog felt sorry for Man and offered to help him and be his friend forever if he took care of him and fed him. Man then asked him to kill Marsupial and Rat, and it was from this agreement that the friendship between Man and Dog was born. It is also from this episode that marsupials and rats became enemies of humans, that they fear humans, and that humans send their dogs to kill them.</text:p>
          </table:table-cell>
          <table:table-cell office:value-type="string" table:style-name="ce15">
            <text:p>Le Marsupial, le Rat et l'Homme étaient amis. Le Marsupial travaillait à couper des noix de pandanus (<text:span text:style-name="T5">karuka</text:span>) et à les ramener et le rat travaillait à retourner la terre et à planter toutes sortes de nourriture, alors qu'ils mangeaient peu et que l'Homme mangeait beaucoup. Un jour, le Marsupial et le Rat parlent en se plaignant de cette situation. Ils décident alors de devenir les ennemis de l'Homme, de se cacher en se reposant la journée et de chercher de la nourriture la nuit pendant que l'Homme dort. Ils se savent pas cependant comment diviser leur travail : l'un va dans la forêt trouver de la nourriture et l'autre va en voler à l'Homme proche de son jardin. Alors que le Marsupial dort entre les feuilles d'un arbre à pandanus pour récupérer les noix et les manger, le Rat s'énerve et se cache dans la maison de l'Homme pour découper ce qui appartient à celui-ci et voler la nourriture. En voyant ce qu'il s'est passé chez lui, l'Homme s'énerve. Un jour, alors qu'il pleure, il entend quelque chose qui marche proche de lui et voit le Chien qui approche. Ce dernier lui demande pourquoi il pleure et l'Homme lui raconte l'histoire concernant le Marsupial et le Rat. Le Chien est alors désolé pour l'Homme et lui propose de l'aider et d'être son ami pour toujours s'il prend soin de lui et qu'il le nourrit. L'Homme lui demande alors de tuer le Marsupial et le Rat, et c'est de cet accord entre eux qui naît la relation amicale entre l'Homme et le Chien. C'est aussi depuis cet épisode que les marsupiaux et les rats sont devenus les ennemis de l'homme, qu'il ont peur des hommes et que les hommes envoient leurs chiens pour les tuer.</text:p>
          </table:table-cell>
          <table:table-cell table:number-columns-repeated="2" table:style-name="ce15"/>
          <table:table-cell table:style-name="ce10"/>
          <table:table-cell office:value-type="string" table:style-name="ce10">
            <text:p><text:span text:style-name="T1">karuka</text:span><text:span text:style-name="T1"><text:s/>(noix de pandanus) ; marsupial ; man ; rat ; dog</text:span></text:p>
          </table:table-cell>
          <table:table-cell table:number-columns-repeated="3"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28-29</text:p>
          </table:table-cell>
          <table:table-cell office:value-type="string" table:style-name="ce79">
            <text:p>Wantok</text:p>
            <text:p>newspaper 95,</text:p>
            <text:p>page 4</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27">
            <text:p>No</text:p>
          </table:table-cell>
          <table:table-cell office:value-type="string" table:style-name="ce15">
            <text:p>Judah Akesim</text:p>
          </table:table-cell>
          <table:table-cell office:value-type="date" office:date-value="1974-07-03T00:00:00" table:style-name="ce123">
            <text:p>July 3, 1974</text:p>
          </table:table-cell>
          <table:table-cell office:value-type="string" table:style-name="ce15">
            <text:p>Christian Leaders</text:p>
            <text:p>Training College</text:p>
            <text:p/>
            <text:p>Banz Village</text:p>
            <text:p/>
            <text:p>Western Highlands</text:p>
            <text:p>Province</text:p>
          </table:table-cell>
          <table:table-cell office:value-type="string" table:style-name="ce15">
            <text:p>-5.784434, 144.554990</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Lazy She-Cockatoo</text:p>
          </table:table-cell>
          <table:table-cell office:value-type="string" table:style-name="ce83">
            <text:p>[La cacatoès paresseuse]</text:p>
          </table:table-cell>
          <table:table-cell table:style-name="ce15"/>
          <table:table-cell office:value-type="string" table:style-name="ce15">
            <text:p>In the forest, a pigeon works hard and makes noise while the cockatoo spends its time resting, which annoys the cockatoo who cannot sleep and who shouts at the pigeon, who ends up also getting angry and killing the cockatoo with his axe.</text:p>
          </table:table-cell>
          <table:table-cell office:value-type="string" table:style-name="ce15">
            <text:p>Two enemy birds, a female cockatoo and a female pigeon, lived in the forest. The pigeon worked hard, while the cockatoo was lazy and talkative, and often stole things from the pigeon. One day, the pigeon went to gather sago. The cockatoo heard the sago fall from the tree and was startled. She squawked loudly, demanding to know who had done it, but the pigeon didn't answer. Another day, the same thing happened, and the chattering bird became even more agitated, demanding to know who wouldn't let her sleep, making so much noise day and night just to eat. The pigeon became enraged. She took her stone axe and crept up to the cockatoo. When she got close to the cockatoo's home, she threw the axe at the cockatoo's head. The cockatoo collapsed to the ground, bleeding, as the pigeon went home.</text:p>
          </table:table-cell>
          <table:table-cell office:value-type="string" table:style-name="ce15">
            <text:p>Deux oiseaux ennemis, une cacatoès et une pigeonne vivaient dans la forêt. La pigeonne travaillait dur alors que la cacatoès était feignante et bavarde, et volait des choses à la pigeonne. Un jour, la pigeonne va ramasser du sago. La cacatoès entend le sago tomber de l'arbre et est surprise, elle crie fortement pour demander qui a fait ça, mais la pigeonne ne lui répond pas. Un autre jour, il se passe la même chose et l'oiseau jacasseur s'énerve plus en demandant qui ne la laissait pas dormir en faisant autant de bruit jour et nuit juste pour manger. La pigeonne s'énerve. Elle prend sa hâche en pierre et s'approche discrètement de la cacatoès. Lorsqu'elle arrive proche de la maison de la cacatoès, elle lance sa hâche dans la tête de la cacatoès qui s'effondre par terre en saignant, alors que la pigeonne rentre chez elle.</text:p>
          </table:table-cell>
          <table:table-cell table:number-columns-repeated="2" table:style-name="ce15"/>
          <table:table-cell table:style-name="ce10"/>
          <table:table-cell office:value-type="string" table:style-name="ce10">
            <text:p>cockatoo ; dove / piegon</text:p>
          </table:table-cell>
          <table:table-cell table:number-columns-repeated="3"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29" table:style-name="ce15">
            <text:p>29</text:p>
          </table:table-cell>
          <table:table-cell office:value-type="string" table:style-name="ce79">
            <text:p>Wantok</text:p>
            <text:p>newspaper 96,</text:p>
            <text:p>page 4</text:p>
          </table:table-cell>
          <table:table-cell table:style-name="ce79"/>
          <table:table-cell office:value-type="string" table:style-name="ce15">
            <text:p>Papua New Guinea</text:p>
          </table:table-cell>
          <table:table-cell table:style-name="ce15"/>
          <table:table-cell office:value-type="string" table:style-name="ce15">
            <text:p>Enga</text:p>
          </table:table-cell>
          <table:table-cell office:value-type="string" table:style-name="ce15">
            <text:p>English</text:p>
          </table:table-cell>
          <table:table-cell office:value-type="string" table:style-name="ce27">
            <text:p>No</text:p>
          </table:table-cell>
          <table:table-cell office:value-type="string" table:style-name="ce15">
            <text:p>Benjamin Yapson</text:p>
          </table:table-cell>
          <table:table-cell office:value-type="date" office:date-value="1974-07-17T00:00:00" table:style-name="ce123">
            <text:p>July 17, 1974</text:p>
          </table:table-cell>
          <table:table-cell office:value-type="string" table:style-name="ce15">
            <text:p>Wewak</text:p>
            <text:p/>
            <text:p>East Sepik Province</text:p>
          </table:table-cell>
          <table:table-cell office:value-type="string" table:style-name="ce15">
            <text:p>-3.578955, 143.649845</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Ghost Who Befouled the Sister</text:p>
          </table:table-cell>
          <table:table-cell office:value-type="string" table:style-name="ce83">
            <text:p>[Le fantôme qui a souillé la soeur]</text:p>
          </table:table-cell>
          <table:table-cell table:number-columns-repeated="2" table:style-name="ce15"/>
          <table:table-cell office:value-type="string" table:style-name="ce15">
            <text:p>A young man and his sister live in a village. One day, the man tells his sister he's going to hunt game in the forest, but she replies that she wants to come with him so she won't be alone. The brother then asks her who she's afraid of and tells her she should stay home. He then goes into the forest to hunt. A ghost, who transforms to look like the brother, arrives home and tells the sister to come and see the game. The sister, however, asks the ghost, whom she believes to be her brother, how he hunted so quickly. The ghost replies that he wanted to kill more game, but something happened to his eye, and that's why he came back. He then asks the sister to come and see what's in his eye and remove it so he can go back to hunting. The young woman then approaches the ghost, and he takes the opportunity to kiss her. The sister gets angry, and the ghost hits his head when he falls to the ground. The ghost then tells the woman that it was the first time he'd found game and that he was doing this, and that he thought something bad had tainted him in the forest, causing him to do this terrible thing to the woman he was ashamed of. He tells her he's going back to find more game, and the woman, who thinks it was her real brother, continues to cry. Once the ghost leaves, the brother returns with a lot of game, and his sister gets angry with him. The brother also tries to kill a pig to suck his sister dry, but it doesn't work; she tells him to eat his pig by himself. The brother doesn't understand and tells his sister he'll leave if she doesn't look at him. He then takes a pig's leg and stands outside, and the fat that drips from the pig onto the ground forms a pond. The sister then tried to get out, but she couldn't because of the lake surrounding her brother. The woman called out to her, urging her to come and be married. But the brother sank deeper and deeper, and the woman tried to stop him, but she couldn't. Her brother continued to sink into the flooded area while she tried to pull him out until the water uprooted a tree and swept him away. It was the ghost who did this, and the brother and sister died at that moment.</text:p>
          </table:table-cell>
          <table:table-cell office:value-type="string" table:style-name="ce15">
            <text:p>Un jeune homme et sa soeur vivent dans un village. Un jour, l'homme dit à sa soeur qu'il va chercher du gibier dans la forêt mais sa soeur lui répond qu'elle veut venir avec lui pour ne pas rester seule. Le frère lui demande alors de qui elle a peur et qu'elle doit rester à la maison. Il part alors dans la forêt chercher du gibier. Un fantôme qui se transforme pour ressembler au frère approte du gibier à la maison, en disant à la soeur de venir voir le gibier. C'est ce qui fait la soeur qui demande quand même au fantôme qu'elle pense être son frère comment il a chassé aussi rapidement. Le fantôme lui répond qu'il voulait tuer plus de gibier mais que quelque chose est arrivé dans son oeil, et que c'est pour ça qu'il est rentré. Il demande alors à la soeur de venir voir ce qu'il a dans l'oeil et de lui enlever pour qu'il puisse retourner chasser. La jeune femme se rapproche alors du fantôme et ce dernier en profite pour l'embrasser. La soeur s'énerve et le fantôme se fracasse la tête en tombant par terre. Le fantôme dit alors à la femme que c'était la première fois qu'il trouvait du gibier et qu'il faisait ça, et qu'il pensait que quelque chose de mal l'avait encrassé dans la forêt, ce qui l'avait fait faire cette mauvaise chose envers la femme dont il avait honte. Il lui dit alors qu'il retourne chercher du gibier et la femme qui pense qu'il s'agissait de son vrai frère continuer à pleurer. Un fois que le fantôme est parti, le frère revient avec beaucoup de gibier et sa soeur s'énerve contre lui. Le frère va alros tuer un cochon pour pacifier sa soeur, mais cela ne marche pas, elle lui dit de manger seul son cochon. Le frère ne comprend pas et dit à sa soeru qu'il va partir si elle ne le regarde pas. Il prend alors une jambe de porc et se tient dehors, et la graisse qui tombe du cochon sur le sol forme un étang. La soeur veut alors sortir mais elle ne peut pas à cause du lac qui entoure son frère. La femme lui crie alors de venir et qu'ils pourront se marier. Mais le frère s’enfonce toujours plus profondément, et la femme veut le retenir sans y parvenir. Son frère continue de s'enfoncer dans la zone inondée tandis qu'elle essaye de le sortir jsuqu'à ce que l’eau fasse basculer un arbre et l’emporte. C’est le fantôme qui fit cela, et le frère et la sœur moururent à ce moment-là.</text:p>
          </table:table-cell>
          <table:table-cell table:number-columns-repeated="2" table:style-name="ce15"/>
          <table:table-cell table:number-columns-repeated="2" table:style-name="ce10"/>
          <table:table-cell office:value-type="string" table:style-name="ce10">
            <text:p>ghost</text:p>
          </table:table-cell>
          <table:table-cell office:value-type="string" table:style-name="ce10">
            <text:p>Gulipyanda village, Enga Province [Enga People]</text:p>
          </table:table-cell>
          <table:table-cell office:value-type="string" table:style-name="ce10">
            <text:p>Lyailelya (young man) ; Tapieda Ipali (the sister of Lyailelya)</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29-30</text:p>
          </table:table-cell>
          <table:table-cell office:value-type="string" table:style-name="ce101">
            <text:p>Wantok</text:p>
            <text:p>newspaper 97,</text:p>
            <text:p>page 4</text:p>
          </table:table-cell>
          <table:table-cell table:style-name="ce101"/>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7">
            <text:p>No</text:p>
          </table:table-cell>
          <table:table-cell office:value-type="string" table:style-name="ce28">
            <text:p>John Rutaikunda</text:p>
            <text:p>(Eastern</text:p>
            <text:p>Highlands</text:p>
            <text:p>Province)</text:p>
          </table:table-cell>
          <table:table-cell office:value-type="date" office:date-value="1974-08-07T00:00:00" table:style-name="ce118">
            <text:p>August 7, 1974</text:p>
          </table:table-cell>
          <table:table-cell office:value-type="string" table:style-name="ce28">
            <text:p>Goroka</text:p>
            <text:p/>
            <text:p>Eastern Highlands</text:p>
            <text:p>Province</text:p>
          </table:table-cell>
          <table:table-cell office:value-type="string" table:style-name="ce28">
            <text:p>-6.08,</text:p>
            <text:p>145.39</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Bird of Paradise that</text:p>
            <text:p>became a Man</text:p>
          </table:table-cell>
          <table:table-cell office:value-type="string" table:style-name="ce120">
            <text:p>[L'oiseau du paradis</text:p>
            <text:p>qui est devenu un</text:p>
            <text:p>homme]</text:p>
          </table:table-cell>
          <table:table-cell table:style-name="ce28"/>
          <table:table-cell office:value-type="string" table:style-name="ce15">
            <text:p>Two old people, who desired a child, took a bird of paradise and put it in their bed, and the bird turned into a boy the next morning.</text:p>
          </table:table-cell>
          <table:table-cell office:value-type="string" table:style-name="ce15">
            <text:p>Two old people, who have no children, long for one. They see a bird of paradise, pick it up, and put it in their bed. In the morning, they find a boy in its place, who will grow up, marry, and have many children.</text:p>
          </table:table-cell>
          <table:table-cell office:value-type="string" table:style-name="ce15">
            <text:p>Deux personnes âgées, sans enfant, en désirent un. Elles aperçoivent un oiseau de paradis, le prennent et le déposent dans leur lit. Le lendemain matin, elles découvrent à sa place un garçon qui grandira, se mariera et aura de nombreux enfants.</text:p>
          </table:table-cell>
          <table:table-cell table:style-name="ce27"/>
          <table:table-cell office:value-type="string" table:style-name="ce15">
            <text:p>a bird turns into a child §§ a bird turns into a man §§ old people have no child</text:p>
          </table:table-cell>
          <table:table-cell table:number-columns-repeated="5"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15">
            <text:p>Clothilde Volk</text:p>
          </table:table-cell>
          <table:table-cell table:style-name="ce15"/>
          <table:table-cell office:value-type="string" table:style-name="ce15">
            <text:p>Slone</text:p>
          </table:table-cell>
          <table:table-cell office:value-type="float" office:value="30" table:style-name="ce15">
            <text:p>30</text:p>
          </table:table-cell>
          <table:table-cell office:value-type="string" table:style-name="ce79">
            <text:p>Wantok</text:p>
            <text:p>newspaper 98,</text:p>
            <text:p>page 4</text:p>
          </table:table-cell>
          <table:table-cell table:style-name="ce79"/>
          <table:table-cell office:value-type="string" table:style-name="ce15">
            <text:p>Papua New Guinea</text:p>
          </table:table-cell>
          <table:table-cell table:style-name="ce15"/>
          <table:table-cell office:value-type="string" table:style-name="ce15">
            <text:p>Benabena</text:p>
          </table:table-cell>
          <table:table-cell office:value-type="string" table:style-name="ce15">
            <text:p>English</text:p>
          </table:table-cell>
          <table:table-cell office:value-type="string" table:style-name="ce27">
            <text:p>No</text:p>
          </table:table-cell>
          <table:table-cell office:value-type="string" table:style-name="ce15">
            <text:p>W. Mano Lapa</text:p>
          </table:table-cell>
          <table:table-cell office:value-type="date" office:date-value="1974-08-21T00:00:00" table:style-name="ce123">
            <text:p>August 21, 1974</text:p>
          </table:table-cell>
          <table:table-cell office:value-type="string" table:style-name="ce15">
            <text:p>Rintebe Village, Goroka, Easter highlands Province</text:p>
          </table:table-cell>
          <table:table-cell office:value-type="string" table:style-name="ce15">
            <text:p>-6.068131, 145.3803428</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98) The Ghost Who Killed the Selfish Man</text:p>
          </table:table-cell>
          <table:table-cell office:value-type="string" table:style-name="ce83">
            <text:p>[Le fantôme qui tua l'homme égoïste]</text:p>
          </table:table-cell>
          <table:table-cell table:style-name="ce82"/>
          <table:table-cell office:value-type="string" table:style-name="ce15">
            <text:p>A selfish man is followed by a ghost in human form, who kills him by tightening a vine around his neck, despite his escape.</text:p>
          </table:table-cell>
          <table:table-cell office:value-type="string" table:style-name="ce15">
            <text:p>In a village lived a man who refused to share his food. One day, when he went into the forest and discovered a marsupial he could hunt, a ghost followed him, pretending to be a man. The hunter sent the ghost to fetch him a vine, then climbed into the tree to kill the marsupials and wrapped the vine around his neck. Having unmasked the ghost and wanting to drive it away, he sent a branch far away, passing it off as an animal. Having gained time, he fled to the village but was unable to remove the vine. The ghost pulled it back from a distance, causing his death. It then ate his eyes, and the man was buried the next day.</text:p>
          </table:table-cell>
          <table:table-cell office:value-type="string" table:style-name="ce15">
            <text:p>Dans un village vivait un homme qui ne voulait pas partager sa nourriture. Un jour qu'il partit en forêt et découvrit un marsupial à chasser, un fantôme le suivit, se faisant passer pour un homme. Le chasseur envoya le fantôme lui chercher une liane, puis il monta dans l'abre pour tuer les marsupiaux et enroula la liane autour de son cou. Ayant démasqué le fantôme et voulant l'éloigner, il envoya très loin une branche qu'il fit passer pour un animal. Ayant gagné du temps, il s'enfuit vers le village mais ne parvint pas à retirer la liane. Le fantôme la ressera à distance, causant sa mort. Il mangea ensuite ses yeux, et l'homme fut enterré le lendemain.<text:s text:c="2"/></text:p>
          </table:table-cell>
          <table:table-cell office:value-type="string" table:style-name="ce15">
            <text:p>selfishness ; hunting ; ghost ; scary ; death</text:p>
          </table:table-cell>
          <table:table-cell office:value-type="string" table:style-name="ce15">
            <text:p>a man refuses to share his food and ends up being punished for it <text:s/>§§ a man goes hunting in the forest and is followed by a ghost <text:s/>§§ a ghost pretends to be a family member of someone to follow them <text:s/>§§ a man climbs up a tree to hunt the animal on top of it <text:s/>§§ a ghost pretends to help someone hunting but eats the preys <text:s/>§§ a man, scared by a ghost, throws a branch pretending it is food <text:s/>§§ a ghost goes after a branch thinking it is an animal to eat <text:s/>§§ a man has a vine around the neck and can not take it away <text:s/>§§ a ghost can magically make the vine around the neck of a man tighter <text:s/>§§ a man is choked to death by a vine controlled by a ghost <text:s/>§§ a ghost eats the eyes of someone</text:p>
          </table:table-cell>
          <table:table-cell table:style-name="ce10"/>
          <table:table-cell office:value-type="string" table:style-name="ce10">
            <text:p>marsupial</text:p>
          </table:table-cell>
          <table:table-cell office:value-type="string" table:style-name="ce10">
            <text:p>ghost / spirit</text:p>
          </table:table-cell>
          <table:table-cell table:number-columns-repeated="2" table:style-name="ce10"/>
          <table:table-cell table:style-name="ce26"/>
          <table:table-cell table:number-columns-repeated="2" table:style-name="ce25"/>
          <table:table-cell office:value-type="string" table:style-name="ce18">
            <text:p>A woman holds a secret §§ One or more unaware people want to know this secret §§ These people unblock a hole that the woman always carefully closed §§ Water flows from this hole §§ The water is unstoppable §§ The woman tries to stop the water §§ She can't §§ She dies or goes into exile.</text:p>
          </table:table-cell>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30-31</text:p>
          </table:table-cell>
          <table:table-cell office:value-type="string" table:style-name="ce79">
            <text:p>Wantok</text:p>
            <text:p>newspaper 99,</text:p>
            <text:p>page 4</text:p>
          </table:table-cell>
          <table:table-cell table:style-name="ce79"/>
          <table:table-cell office:value-type="string" table:style-name="ce15">
            <text:p>Papua New Guinea</text:p>
          </table:table-cell>
          <table:table-cell table:style-name="ce15"/>
          <table:table-cell office:value-type="string" table:style-name="ce15">
            <text:p>Enga</text:p>
          </table:table-cell>
          <table:table-cell office:value-type="string" table:style-name="ce15">
            <text:p>English</text:p>
          </table:table-cell>
          <table:table-cell office:value-type="string" table:style-name="ce27">
            <text:p>No</text:p>
          </table:table-cell>
          <table:table-cell office:value-type="string" table:style-name="ce15">
            <text:p>Thomas Mek</text:p>
          </table:table-cell>
          <table:table-cell office:value-type="date" office:date-value="1974-09-04T00:00:00" table:style-name="ce123">
            <text:p>September 4, 1974</text:p>
          </table:table-cell>
          <table:table-cell office:value-type="string" table:style-name="ce15">
            <text:p>C.T.C. Pumakos</text:p>
            <text:p>[Enga People]</text:p>
            <text:p/>
            <text:p>Enga Province</text:p>
          </table:table-cell>
          <table:table-cell office:value-type="string" table:style-name="ce15">
            <text:p>(-5.661028, 143.833297)</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Dead Man Who Came to Life Again</text:p>
          </table:table-cell>
          <table:table-cell office:value-type="string" table:style-name="ce83">
            <text:p>[L'homme mort qui revient à la vie]</text:p>
          </table:table-cell>
          <table:table-cell table:style-name="ce82"/>
          <table:table-cell table:style-name="ce15"/>
          <table:table-cell office:value-type="string" table:style-name="ce15">
            <text:p>A young man named Nikint lived on a mountaintop. Everywhere he looked, he saw smoke rising and wanted to see where it was coming from. He went to his parents and told them he wanted to slaughter his pigs and take them to the place where the smoke was coming from. His parents told him not to, that he might get lost, but Nikint assured them he wouldn't. So they slaughtered the pig and cooked it. In the morning, he woke up and took the pig to the place where he saw the smoke. He arrived at a riverbank where a woman was coughing and blowing her nose while washing sweet potatoes. Moved by pity, the man cut off a piece of pork leg and gave it to her. The old woman thanked him and asked if he wanted to marry a young woman named Rangapa. Nikint replied that he hadn't come for that and that he was looking for the place where the smoke was rising from. He got up and went to that place. There, he sees a very beautiful woman and trembles before her beauty. The woman stands up and looks at him, trembling at the sight of him as well. She takes Nikint to her home. As they walk toward the house, they think deeply. The man finds the woman very kind, and the woman finds him handsome too. They arrive at the woman's house and speak to her parents. She introduces him as her boyfriend. Her parents are delighted and shake Nikint's hand. Nikint gives them the pig, then they eat and go to bed. In the morning, the woman dresses and prepares to leave with Nikint. They say goodbye to the parents and head to the man's village. They reach the mountain and see the woman's village in the distance, from which thick smoke rises. The man tells the woman that he will go see what is happening. He arrives at the village and sees a fight between the woman's clan and another group. Nikint, who is very strong, kills many men from the opposing group, but a small man eventually kills him. Nikint's ghost then goes to the woman and explains what happened. After that, he takes the woman to his village and tells her to sit in his house while he goes to drink some water. But he tells her not to return home because he is a ghost. The woman remains seated until someone shouts to her that Nikint has been killed in battle and his body has been brought home. The woman is distraught and begins to cry. People carry the man's body into the house, and the woman tells them she wants the body to stay there. The men tell her it must be buried. Faced with the woman's insistence, they finally place the body in the unheated house. The woman heats some water and pours it over the man's skin. Then the man comes back to life and starts eating, which puts the villagers in ecstasy.</text:p>
          </table:table-cell>
          <table:table-cell office:value-type="string" table:style-name="ce15">
            <text:p>Un jeune homme nommé Nikint vit au sommet d'une montagne. N'importe où il regarde, il voit de la fumée se lever et veut aller voir d'où vient cette fumée. Il va alors chez ses parents et leur dit qu'il veut tuer ses cochons et les amener à cet endroit. Ses parents lui disent de ne pas le faire, qu'il risque de se perdre, mais Nikint leur dit qu'il ne se perdra pas. Ils tuent alors le cochon et le cuisinent. Le matin, il se réveille et apporte le cochon vers l'endroit où il voit la fumée. Il arrive au bord d'une rivière où une femme tousse et se mouche en lavant des patates douces. L'homme, pris de pitié, lui coupe un morceau de gigot de porc et le lui donne. Le vieille femme le remercie et lui demande s'il veut épouser une jeune femme nommée Rangapa. Nikint lui répond qu'il est pas venu pour ça et qu'il cherche l'endroit d'où s'élève la fumée. Il se lève et se rend à cet endroit. Là, il voit une très belle femme et tremble devant sa beauté. La femme se lève et le regarde, en tremblant aussi à sa vue. Elle emmène Nikint chez elle. Pendant qu'ils marchent vers la maison, ils réfléchissent beaucoup. L'homme trouve la femme très gentille, et la femme le trouve beau aussi. Ils arrivent chez la femme et parlent à ses parents. Elle le présente comme son petit ami. Ses parents sont ravis et serrent la main de Nikint. Nikint leur donn le cochon, puis ils mangent et se couchent. Au matin, la femme s'habille et se prépare à partir avec Nikint. Ils disent au revoir aux parents et se rendent au village de l'homme. Ils arrivent à la montagne et aperçoivent au loin le village de la femme, d'où s'élève une épaisse fumée. L'homme dit à la femme qu'il va voir ce qu'il se passe. Il arrive au village et voit un combat entre le clan de la femme et un autre groupe. Nikint, qui est très fort, tue beaucoup d'hommes de l'autre groupe, mais un petit homme finit par le tuer. Le fantôme de Nikint va alors voir la femme et lui explique ce qu'il s'est passé. Après cela, il amène la femme à son village et il lui dit de s'asseoir dans sa maison, pendant qu'il va boire de l'eau. Mais ne retourne pas à la maison car il est un fantôme. La femme reste assise jusqu'à ce que quelqu'un lui crie que Nikint a été tué au combat et que son corps a été ramené chez lui. La femme est alors bouleversée et se met à pleurer. Des gens portent le corps de l'homme dans la maison et la femme leur dit qu'elle veut que le corps reste dans la maison. Les hommes lui répondent qu'il faut l'enterrer. Devant l'obstination de la femme, ils placent finalement le corps dans la maison non chauffée. La femme fait chauffer de l'eau et la verse sur la peau de l'homme. Alors, l'homme reprend vie et se met à manger, ce qui rend mis en extase les gens du village.</text:p>
          </table:table-cell>
          <table:table-cell table:number-columns-repeated="2" table:style-name="ce15"/>
          <table:table-cell table:number-columns-repeated="4" table:style-name="ce10"/>
          <table:table-cell office:value-type="string" table:style-name="ce10">
            <text:p>Nikint (young man) ; Rangapa (young woman)</text:p>
          </table:table-cell>
          <table:table-cell table:style-name="ce26"/>
          <table:table-cell table:number-columns-repeated="2" table:style-name="ce25"/>
          <table:table-cell table:style-name="ce18"/>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31-32</text:p>
          </table:table-cell>
          <table:table-cell office:value-type="string" table:style-name="ce129">
            <text:p>Wantok</text:p>
            <text:p>newspaper 100,</text:p>
            <text:p>page 4</text:p>
          </table:table-cell>
          <table:table-cell table:style-name="ce79"/>
          <table:table-cell office:value-type="string" table:style-name="ce15">
            <text:p>Papua New Guinea</text:p>
          </table:table-cell>
          <table:table-cell table:style-name="ce15"/>
          <table:table-cell office:value-type="string" table:style-name="ce15">
            <text:p>Enga</text:p>
          </table:table-cell>
          <table:table-cell office:value-type="string" table:style-name="ce15">
            <text:p>English</text:p>
          </table:table-cell>
          <table:table-cell office:value-type="string" table:style-name="ce27">
            <text:p>No</text:p>
          </table:table-cell>
          <table:table-cell office:value-type="string" table:style-name="ce15">
            <text:p>Karl Dimaua</text:p>
          </table:table-cell>
          <table:table-cell office:value-type="date" office:date-value="1974-09-18T00:00:00" table:style-name="ce123">
            <text:p>September 18, 1974</text:p>
          </table:table-cell>
          <table:table-cell office:value-type="string" table:style-name="ce15">
            <text:p>C.T.C. Pumakos</text:p>
            <text:p>[Enga People]</text:p>
            <text:p/>
            <text:p>Enga Province</text:p>
          </table:table-cell>
          <table:table-cell office:value-type="string" table:style-name="ce15">
            <text:p>(-5.661028, 143.833297)</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Old People Who Found the Stone Axe</text:p>
          </table:table-cell>
          <table:table-cell office:value-type="string" table:style-name="ce83">
            <text:p>[Les anciens qui ont trouvé la hache de pierre]</text:p>
          </table:table-cell>
          <table:table-cell table:style-name="ce82"/>
          <table:table-cell office:value-type="string" table:style-name="ce15">
            <text:p>Two old people find a stone and the woman sharpens it with another stone in order to gut a marsupial, and that's how they discover the stone axe.</text:p>
          </table:table-cell>
          <table:table-cell office:value-type="string" table:style-name="ce15">
            <text:p>Two old people went into the forest to find a marsupial (<text:span text:style-name="T5">malga</text:span>). They found one, killed it, and found a place to cook it. However, they didn't have a bamboo knife to remove the entrails. So they looked for bamboo but couldn't find any nearby. The man continued searching for bamboo while the woman waited. As she waited, she felt something tickle her buttocks. It was a long stone. She took another stone to strike the long stone and saw that it was sharpened where she had broken it. She then used the long stone to cut some fat and saw that it cut well. After the man returned, they used the stone to gut the marsupial, cooked it, and ate it. They took the sharpened stone with them when they returned to their village and told the village men about it. The men then broke the stone even further and made a stone axe, which they called "Kunjun." This is the name of the place where the axe was found. This place is forbidden to women because the old woman's ghost doesn't want other women to see that the stone is being used to make axes. When men can't find stone for axes, they must find the marsupial<text:s/><text:span text:style-name="T5">malga</text:span><text:s/>and cook it in an earthen oven. However, they mustn't kill any other marsupial besides the<text:s/><text:span text:style-name="T5">malga</text:span>, otherwise they won't find any more stone axes, and all the existing ones will quickly break.</text:p>
          </table:table-cell>
          <table:table-cell office:value-type="string" table:style-name="ce15">
            <text:p>Deux vieilles personnes vont dans la forêt pour trouver un marsupial (<text:span text:style-name="T5">malga</text:span>), en trouvent un, le tuent et trouvent un endroit pour le cuisiner. Cenpendant, ils n'avaient pas de couteau en bambou pour enlever les entrailles. Ils cherchent donc du bambou mais n'en trouvent pas proche. L'homme continue de chercher du bambou pendant que la femme attend. Alors qu'elle attend, elle sent quelque chose lui chatouiller les fesses. C'était une longue pierre. Elle prend une autre pierre pour frapper la longue pierre et elle voit alors que la pierre est aiguisée à l'endroit où elle l'a cassée. Elle prend alors la longue pierre pour couper de la graisse et elle voit qu'elle coupe bien. Après que l'homme soit revenu, ils utilisent alors la pierre pour vider le marsupial, le cuisinent et le mangent. Ils prennent la pierre aiguisée avec eux lorsqu'ils retournent à leur village et parlent de celle-ci aux hommes du village. Les hommes cassent alors encore plus la pierre et en font une hâche de pierre, qu'ils appellent "Kunjun". C'est le nom de l'endroit où la hâche a été trouvée. Cet endroit est interdit aux femmes car le fantôme de la vieille femme ne veut pas que les autres femmes voient que la pierre est utilisée pour faire des hâches. Quand les hommes ne trouvent pas de pierre pour les hâches, ils doivent trouver le marsupial<text:s/><text:span text:style-name="T5">malga</text:span><text:s/>et lui cuisiner dans un four en terre. Ils ne doivent cependant tuer aucun autre marsupial que le<text:s/><text:span text:style-name="T5">malga</text:span>, sinon ils ne trouvent plus aucune hâche de pierre et toutes celles qui existent vont rapidement se casser.</text:p>
          </table:table-cell>
          <table:table-cell table:number-columns-repeated="2" table:style-name="ce15"/>
          <table:table-cell table:style-name="ce10"/>
          <table:table-cell office:value-type="string" table:style-name="ce10">
            <text:p><text:span text:style-name="T1">malga</text:span><text:span text:style-name="T1"><text:s/>(marsupial,<text:s/></text:span><text:span text:style-name="T1">kapul</text:span><text:span text:style-name="T1">)</text:span></text:p>
          </table:table-cell>
          <table:table-cell table:number-columns-repeated="3" table:style-name="ce10"/>
          <table:table-cell table:style-name="ce26"/>
          <table:table-cell table:number-columns-repeated="2" table:style-name="ce25"/>
          <table:table-cell table:style-name="ce18"/>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32" table:style-name="ce15">
            <text:p>32</text:p>
          </table:table-cell>
          <table:table-cell office:value-type="string" table:style-name="ce129">
            <text:p>Wantok</text:p>
            <text:p>newspaper 101,</text:p>
            <text:p>page 4</text:p>
          </table:table-cell>
          <table:table-cell table:style-name="ce79"/>
          <table:table-cell office:value-type="string" table:style-name="ce15">
            <text:p>Papua New Guinea</text:p>
          </table:table-cell>
          <table:table-cell table:style-name="ce15"/>
          <table:table-cell office:value-type="string" table:style-name="ce15">
            <text:p>Hagen</text:p>
            <text:p/>
            <text:p>Kewa</text:p>
          </table:table-cell>
          <table:table-cell office:value-type="string" table:style-name="ce15">
            <text:p>English</text:p>
          </table:table-cell>
          <table:table-cell office:value-type="string" table:style-name="ce27">
            <text:p>No</text:p>
          </table:table-cell>
          <table:table-cell office:value-type="string" table:style-name="ce15">
            <text:p>Cornelius Koya</text:p>
          </table:table-cell>
          <table:table-cell office:value-type="date" office:date-value="1974-10-02T00:00:00" table:style-name="ce123">
            <text:p>October 2, 1974</text:p>
          </table:table-cell>
          <table:table-cell office:value-type="string" table:style-name="ce15">
            <text:p>Erave</text:p>
            <text:p/>
            <text:p>Southern Highlands</text:p>
            <text:p>Province</text:p>
          </table:table-cell>
          <table:table-cell office:value-type="string" table:style-name="ce15">
            <text:p>-6.606975, 143.897928</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How Two Mountains Were Named</text:p>
          </table:table-cell>
          <table:table-cell office:value-type="string" table:style-name="ce83">
            <text:p>[Comment deux montagnes sont nommées]</text:p>
          </table:table-cell>
          <table:table-cell table:style-name="ce82"/>
          <table:table-cell office:value-type="string" table:style-name="ce15">
            <text:p>Two mountains are created after two old men die, one of whom was killed by the sons of the other old man whom he wanted to eat by taking them to his village.</text:p>
          </table:table-cell>
          <table:table-cell office:value-type="string" table:style-name="ce15">
            <text:p>An old man and his two sons each had a dog and lived happily together. One day, the old father decided to leave early in the morning with his two sons to cut down trees to make a garden. In the middle of the area where they were clearing their garden stood a huge tree, which the two brothers climbed to cut branches. When they reached the top of the tree, they saw smoke coming from their house and told their father. They then rushed home. As they approached, the father told his sons to wait for him and that he would see who was in their house. Gilwe went and saw an old man named Yalibu. Yalibu told him that he had come to get his two children to take them to the festival his village was holding, so they could dance and sing, and that he would bring them back afterward. Gilwe pretended that he had no children, but Yalibu told him that he had seen the three beds. Gilwe then agreed to let his sons go to the festival. They set off with Yalibu to his village after dressing elegantly. When they arrived, they found there was no festival, and Yalibu tied them up and threw them and their two dogs into a large pit, in which were other men whom Yalibu had eaten. The two brothers' dogs managed to escape the pit. They found a large vine, gave it to the two brothers, and pulled them out of the pit. They also pulled all the other men out. The two brothers then ran to their father's house, but old Yalibu gave chase. They called out to their father as they approached their village. Old Gilwe heard this and quickly took his spear and stone axe. Gilwe found Yalibu, but he resisted. The two brothers then arrived and killed Yalibu. At the spot where Yalibu died, Mount Yalibu rose up. Later, on the spot where Gilwe was buried, Mount Gilwe rose up. Today, both mountains can be seen, and Gilwe's dogs live wild on Mount Gilwe.</text:p>
          </table:table-cell>
          <table:table-cell office:value-type="string" table:style-name="ce15">
            <text:p>Un vieil homme et ses deux fils ont chacun un chien et vivent ensemble heureux. Un jour, le vieux père décide de partir tôt le matin avec ses deux fils pour aller couper des arbres pour faire un jardin. Au milieu de l'endroit où ils défrichent leur jardin se dresse un arbre immense, sur lequel les deux frères grimpent pour couper des branches. Arrivés en haut de l'arbre, ils voient de la fumée s'échapper de leur maison et le disent à leur père. Ils se précipitent alors vers leur maison. Alors qu'ils approchent, le père dit à ses fils de l'attendre et qu'il va voir qui est dans leur maison. Gilwe y va et y voit un vieil homme nommé Yalibu. Ce dernier lui dit qu'il est venu chercher ses deux enfants pour les emmener à la fête qu'organise sont village, afin qu'ils dansent et chantent, et qu'il les ramènera après. Gilwe lui fait croire qu'il n'a pas d'enfant mais Yalibu lui précise qu'il a vu les trois lits. Gilwe accepte alors que ses fils aillent à la fête. Ces derniers partent alors avec Yalibu jusqu'à son village après s'être habillés élégamment. Arrivés au village, ils constatent qu’il n’y a pas de fête et Yalibu les attache et les jette avec leurs deux chiens dans un grand trou, dans lequel se trouve d'autres hommes que Yalibu avait mangés. Les deux chiens de deux frères réussissent à s'échapper du trou. Ils trouvent une grande liane, la donnent aux deux frères et les tirent hors du trou. Ils en sortent aussi tous les hommes. Les deux frères courent ensuite chez leur père, mais le vieux Yalibu se lance à leur poursuite. Ils appellent leur père en approchant de leur village. Le vieux Gilwe entend cela et prend rapidement sa lance et sa hache de pierre. Gilwe trouve Yalibu, mais celui-ci résiste. Les deux frères arrivent alors et tuent Yalibu. À l'endroit où Yalibu est mort, le mont Yalibu s'éleva. Plus tard, à l'endroit où Gilwe fut enterré, le mont Gilwe s'éleva. Aujourd'hui, on peut voir ces deux montagnes et les chiens de Gilwe vivent sur le mont Giluwe à l'état sauvage.</text:p>
          </table:table-cell>
          <table:table-cell table:number-columns-repeated="2" table:style-name="ce15"/>
          <table:table-cell table:number-columns-repeated="3" table:style-name="ce10"/>
          <table:table-cell office:value-type="string" table:style-name="ce130">
            <text:p>Mungaro [Mungoro Village, Kewa People] ; Western Highlands [Hagen People] ; Mount Yalibu [Ialibu] [Southern and Western Highlands Provinces] ; Mount Gilwe [Giluwe] [Southern Highlands Province]</text:p>
          </table:table-cell>
          <table:table-cell office:value-type="string" table:style-name="ce10">
            <text:p>Gilwe (old man) ; Yapai, Wayapa (his sons) ; Yalibu (2nd old man)</text:p>
          </table:table-cell>
          <table:table-cell table:style-name="ce26"/>
          <table:table-cell table:number-columns-repeated="2" table:style-name="ce25"/>
          <table:table-cell table:style-name="ce18"/>
          <table:table-cell table:style-name="ce27"/>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Slone</text:p>
          </table:table-cell>
          <table:table-cell office:value-type="float" office:value="33" table:style-name="ce15">
            <text:p>33</text:p>
          </table:table-cell>
          <table:table-cell office:value-type="string" table:style-name="ce129">
            <text:p>Wantok</text:p>
            <text:p>newspaper 102,</text:p>
            <text:p>page 4</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27">
            <text:p>No</text:p>
          </table:table-cell>
          <table:table-cell office:value-type="string" table:style-name="ce15">
            <text:p>Emil Simangu</text:p>
          </table:table-cell>
          <table:table-cell office:value-type="date" office:date-value="1974-10-16T00:00:00" table:style-name="ce131">
            <text:p>October 16,1974</text:p>
          </table:table-cell>
          <table:table-cell office:value-type="string" table:style-name="ce15">
            <text:p>Brandi High School, Wewak, East Sepik Province</text:p>
          </table:table-cell>
          <table:table-cell office:value-type="string" table:style-name="ce15">
            <text:p>-3.6058644, 143.7079525</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102) The Man Who Only Had a Head</text:p>
          </table:table-cell>
          <table:table-cell office:value-type="string" table:style-name="ce83">
            <text:p>[L'homme qui n'avait qu'une tête]</text:p>
          </table:table-cell>
          <table:table-cell table:style-name="ce82"/>
          <table:table-cell office:value-type="string" table:style-name="ce15">
            <text:p>A villager looking for food escapes an aggressive, voracious one-headed man.</text:p>
          </table:table-cell>
          <table:table-cell office:value-type="string" table:style-name="ce15">
            <text:p>A long time ago, a man who only had a head lived near a pond next to a village. The locals came there in search of food in the morning, but one man stayed until evening. The head man also came out and, at the villager's side, bit him on the testicles. In exchange for letting him go, the villager offered him food, and the head man accepted the breadfruits. The two climbed to the top of a breadfruit tree, and the villager threw the fruits to the ground, which the head man picked up. To escape, the villager threw a piece of fruit quite far away. While the head man went to look for him, he climbed down the tree and took refuge in his home. The second man also returned home.</text:p>
          </table:table-cell>
          <table:table-cell office:value-type="string" table:style-name="ce15">
            <text:p>Il y a longtemps, un homme qui n'avait qu'une tête vivait près d'un étang à côté d'un village. Les habitants venaient y chercher de la nourriture le matin, mais un homme resta jusqu'au soir. L'homme avec une tête sortit également et à hauteur du villageois, le mordit aux testicules. En échange de le laisser partir, le villageois lui proposa de la nourriture et l'homme avec une tête accepta les fruits à pain. Les deux montèrent au sommet d'un arbre à pain et le villageois lançait les fruits au sol que l'homme avec une tête ramassait. Pour pouvoir lui échapper, le villageois lança un fruit assez loin. Tandis que l'homme avec une tête partait le chercher, il descendit de l'arbre et se réfugia chez lui. Le deuxième rentra chez lui également.</text:p>
          </table:table-cell>
          <table:table-cell office:value-type="string" table:style-name="ce15">
            <text:p>a head man ; anthropophagy ; trick</text:p>
          </table:table-cell>
          <table:table-cell office:value-type="string" table:style-name="ce15">
            <text:p>a man has only a head §§ villagers go to a pond to find food §§ someone bites someone else's testicules §§ someone wants to eat someone else's testicles §§ someone must climbs up a tree to find food §§ someone climbs up a tree with another one attached to his testicules §§ someone who is on top of a tree throws fruits on the ground §§ someone at the bottom of a tree picks up fruit that someone else throws to the ground §§ someone, in order to escape another person who is at the bottom of their tree, throws something far away §§ someone throws something away and while another person goes after it, they escape them</text:p>
          </table:table-cell>
          <table:table-cell table:style-name="ce10"/>
          <table:table-cell office:value-type="string" table:style-name="ce10">
            <text:p>breadfruit</text:p>
          </table:table-cell>
          <table:table-cell table:number-columns-repeated="3" table:style-name="ce10"/>
          <table:table-cell table:style-name="ce26"/>
          <table:table-cell table:number-columns-repeated="2" table:style-name="ce25"/>
          <table:table-cell office:value-type="string" table:style-name="ce18">
            <text:p>someone must climb up a tree to find food / someone throws food to someone else at the foot of the tree / someone is at the top of a tree but must escape someone else at the bottom / someone throws something as far as possible / while someone goes to fetch something thrown far away, someone comes down from a tree and runs away</text:p>
          </table:table-cell>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33" table:style-name="ce15">
            <text:p>33</text:p>
          </table:table-cell>
          <table:table-cell office:value-type="string" table:style-name="ce129">
            <text:p>Wantok</text:p>
            <text:p>newspaper 103, page 4</text:p>
          </table:table-cell>
          <table:table-cell table:style-name="ce79"/>
          <table:table-cell office:value-type="string" table:style-name="ce15">
            <text:p>Papua New Guinea</text:p>
          </table:table-cell>
          <table:table-cell table:style-name="ce15"/>
          <table:table-cell office:value-type="string" table:style-name="ce15">
            <text:p>Waskia</text:p>
          </table:table-cell>
          <table:table-cell office:value-type="string" table:style-name="ce15">
            <text:p>English</text:p>
          </table:table-cell>
          <table:table-cell office:value-type="string" table:style-name="ce27">
            <text:p>No</text:p>
          </table:table-cell>
          <table:table-cell office:value-type="string" table:style-name="ce15">
            <text:p>M.G. Mowan</text:p>
          </table:table-cell>
          <table:table-cell office:value-type="date" office:date-value="1974-11-06T00:00:00" table:style-name="ce131">
            <text:p>November 6,1974</text:p>
          </table:table-cell>
          <table:table-cell office:value-type="string" table:style-name="ce15">
            <text:p>Karkar island</text:p>
            <text:p/>
            <text:p>Madang Province</text:p>
          </table:table-cell>
          <table:table-cell office:value-type="string" table:style-name="ce15">
            <text:p>-4.608940, 145.944782</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How Pigs Arrived on Karkar Island</text:p>
          </table:table-cell>
          <table:table-cell office:value-type="string" table:style-name="ce83">
            <text:p>[Comment les cochons sont arrivés sur l'île de Karkar]</text:p>
          </table:table-cell>
          <table:table-cell table:style-name="ce82"/>
          <table:table-cell office:value-type="string" table:style-name="ce15">
            <text:p>Two friends go to a party, but when it's time to leave, only one of them has received any food, and the other refuses to share. The hungry one then eats the excrement of the one who ate and is transformed into a pig.</text:p>
          </table:table-cell>
          <table:table-cell office:value-type="string" table:style-name="ce15">
            <text:p>Two men,<text:s/><text:span text:style-name="T5">Bega</text:span><text:s/>and<text:s/><text:span text:style-name="T5">Muri</text:span>, live in the village of Gial on the island of Karkar. One day, their friends, who live on the other side of the island, invite them to their party. So they walk for four days and four nights and arrive at their friends' village, where they are taken to the party where many people are having a good time. When it comes time to share the food, they forget to give<text:s/><text:span text:style-name="T5">Bega</text:span><text:s/>a dish. After the party,<text:s/><text:span text:style-name="T5">Muri</text:span><text:s/>and<text:s/><text:span text:style-name="T5">Bega</text:span><text:s/>return to their village. On the way,<text:s/><text:span text:style-name="T5">Bega</text:span><text:s/>is hungry and asks<text:s/><text:span text:style-name="T5">Muri</text:span><text:s/>for something to eat, but<text:s/><text:span text:style-name="T5">Muri</text:span><text:s/>refuses. At one point,<text:s/><text:span text:style-name="T5">Muri</text:span><text:s/>goes to relieve himself in the woods, and after<text:s/><text:span text:style-name="T5">Muri</text:span><text:s/>returns,<text:s/><text:span text:style-name="T5">Bega</text:span><text:s/>goes into the woods and eats Muri's excrement.<text:s/><text:span text:style-name="T5">Muri</text:span><text:s/>sees this and tells<text:s/><text:span text:style-name="T5">Bega</text:span><text:s/>that it's wrong, and<text:s/><text:span text:style-name="T5">Bega</text:span><text:s/>replies that he had asked him for food. At these words,<text:s/><text:span text:style-name="T5">Bega</text:span><text:s/>transforms into a pig. Back in their village,<text:s/><text:span text:style-name="T5">Bega</text:span><text:s/>doesn't go inside the house and falls asleep on the floor. This is how pigs came to Karkar Island.</text:p>
          </table:table-cell>
          <table:table-cell office:value-type="string" table:style-name="ce15">
            <text:p>Deux hommes,<text:s/><text:span text:style-name="T5">Bega</text:span><text:s/>et<text:s/><text:span text:style-name="T5">Muri</text:span>, vivent dans le village de Gial sur l'île de Karkar. Un jour, leurs amis qui vivent de l'autre côté de l'île les invitent à leur fête. Ils marchent donc quatre jours et quatre nuits et arrivent au village de leurs amis, qui les conduisent à la fête où beaucoup de gens passent un bon moment. Au moment de partager la nourriture, ils oublient de donner un plat à<text:s/><text:span text:style-name="T5">Bega</text:span>. Après la fête,<text:s/><text:span text:style-name="T5">Muri<text:s/></text:span>et<text:s/><text:span text:style-name="T5">Bega</text:span><text:s/>retournent à leur village. En chemin,<text:s/><text:span text:style-name="T5">Bega</text:span><text:s/>a faim et demande à<text:s/><text:span text:style-name="T5">Muri<text:s/></text:span>de lui donner à manger, mais celui-ci refuse. A un moment,<text:s/><text:span text:style-name="T5">Muri</text:span><text:s/>va faire ses besoins dans les bois et<text:s/><text:span text:style-name="T5">Bega</text:span>, après le retour de<text:s/><text:span text:style-name="T5">Muri</text:span>, entre dans les bois et mange les excréments de<text:s/><text:span text:style-name="T5">Muri</text:span>.<text:s/><text:span text:style-name="T5">Muri</text:span><text:s/>voit cela et dit à<text:s/><text:span text:style-name="T5">Bega<text:s/></text:span>que ça ne se fait pas, et<text:s/><text:span text:style-name="T5">Bega</text:span><text:s/>lui répond qu'il lui avait demandé à manger. À ces mots,<text:s/><text:span text:style-name="T5">Bega</text:span><text:s/>se transforme en cochon. De retour à leur village,<text:s/><text:span text:style-name="T5">Bega</text:span><text:s/>ne monte pas dans la maison et s'endort par terre. C'est ainsi que les cochons sont arrivés sur l'île de Karkar.</text:p>
          </table:table-cell>
          <table:table-cell table:number-columns-repeated="2" table:style-name="ce15"/>
          <table:table-cell table:style-name="ce10"/>
          <table:table-cell office:value-type="string" table:style-name="ce10">
            <text:p>pig</text:p>
          </table:table-cell>
          <table:table-cell table:style-name="ce10"/>
          <table:table-cell office:value-type="string" table:style-name="ce10">
            <text:p>Gial (village), Karkar Island, Madang Province [Waskia People]</text:p>
          </table:table-cell>
          <table:table-cell office:value-type="string" table:style-name="ce10">
            <text:p><text:span text:style-name="T1">Bega<text:s/></text:span><text:span text:style-name="T1">["Mustard"]</text:span><text:span text:style-name="T1"/></text:p>
            <text:p><text:span text:style-name="T1">Muri</text:span><text:span text:style-name="T1"><text:s/>["Betel Nut"]</text:span></text:p>
          </table:table-cell>
          <table:table-cell table:style-name="ce26"/>
          <table:table-cell table:number-columns-repeated="2" table:style-name="ce25"/>
          <table:table-cell table:style-name="ce18"/>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34-35</text:p>
          </table:table-cell>
          <table:table-cell office:value-type="string" table:style-name="ce129">
            <text:p>Wantok</text:p>
            <text:p>newspaper 104, pages 4,12</text:p>
          </table:table-cell>
          <table:table-cell table:style-name="ce79"/>
          <table:table-cell office:value-type="string" table:style-name="ce15">
            <text:p>Papua New Guinea</text:p>
          </table:table-cell>
          <table:table-cell table:style-name="ce15"/>
          <table:table-cell office:value-type="string" table:style-name="ce15">
            <text:p>Kewa</text:p>
          </table:table-cell>
          <table:table-cell office:value-type="string" table:style-name="ce15">
            <text:p>English</text:p>
          </table:table-cell>
          <table:table-cell office:value-type="string" table:style-name="ce27">
            <text:p>No</text:p>
          </table:table-cell>
          <table:table-cell office:value-type="string" table:style-name="ce15">
            <text:p>Cornelius Koya</text:p>
            <text:p/>
            <text:p/>
          </table:table-cell>
          <table:table-cell office:value-type="date" office:date-value="1974-11-20T00:00:00" table:style-name="ce131">
            <text:p>November 20,1974</text:p>
          </table:table-cell>
          <table:table-cell office:value-type="string" table:style-name="ce15">
            <text:p>CTC Erave</text:p>
            <text:p/>
            <text:p>Southern Highlands Province</text:p>
          </table:table-cell>
          <table:table-cell office:value-type="string" table:style-name="ce15">
            <text:p>-6.606975, 143.897928</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Marsupial (<text:span text:style-name="T5">Kapul</text:span>) that Struck the Sister's Breast</text:p>
          </table:table-cell>
          <table:table-cell office:value-type="string" table:style-name="ce83">
            <text:p>[Le marsupial qui a frappé la poitrine de la soeur]</text:p>
          </table:table-cell>
          <table:table-cell table:style-name="ce82"/>
          <table:table-cell table:style-name="ce15"/>
          <table:table-cell office:value-type="string" table:style-name="ce15">
            <text:p>A brother named Kuta and a sister named Paiyali lived in a village and owned a huge pig. They shared the household chores. One day, Kuta went hunting in the forest, while Paiyali went to the garden and prepared mounds for planting sweet potatoes. Kuta killed a marsupial, gutted it, and left it near the garden without telling his sister. Then he went back to hunting. The marsupial looked up and saw the young woman. It picked up a fruit, pointed it at Paiyali's chest, and threw it at her. The young woman was startled, saw the marsupial, and beat it to death. Paiyali was furious and began to cry. When Kuta arrived in the garden and saw his sister crying, he asked her who had hit her, but she didn't answer. Tired of asking questions, Kuta took the marsupial and went home to cook it. At home, the brother told his sister to eat the marsupial, but she continued to cry. So, early in the morning, Kuta wakes up, kills their large pig for themselves, cooks it, and shares it. He gives a portion to his sister, who is still crying. Kuta gets up and sets off for a place near Erave where their maternal relative lives. His sister gets up, tells him to come back, and explains what happened with the marsupial. Kuta tells her she can stay there while he goes to their relative's house. He leaves and arrives at his relatives' village. A young man asks him why he has come, and Kuta replies that he has come to find a member of his family. The man tells him to come in and sit in his relative's room. An old man then arrives and asks Kuta what he is doing there. Kuta has nothing to say and remains silent. The old man brings a vine and ties it to a post by the house. Paiyali followed Kuta and hid in the grass near the house where Kuta was. When Kuta's maternal relative arrived, he saw Kuta tied with a rope, which enraged him. He untied the vines, killed two men, and then fled into the forest. They tied Kuta up again, then cut off pieces of his flesh, gouged out his eyes, and began to eat him. Paiyali heard them cutting Kuta up and began to cry. She thought it was her fault. An old woman who had collected some of her blood in a bamboo tube came back along the path where Paiyali was sitting. She looked at her and asked what she was doing. Paiyali replied that she was Kuta's sister, whom they had eaten. The old woman told her to come to her house. The old woman was the mother of Kuta's maternal relative, and she told Paiyali this, which made her happy. That night, the maternal relative went to the old woman's house. She explains to him who Paiyali is and asks him to take her back to her village. The old woman gives Paiyali the bamboo tube containing Kuta's blood and tells him to keep it cool. The maternal relative then takes the young woman to her village. Upon arriving, Paiyali keeps Kuta's blood cool. Kuta then transforms back into a man. Paiyali hugs Kuta tightly. Later, Kuta marries a woman who gives birth to his first child. One day, the woman and her sister go to the garden while Kuta is looking after his child. The two women return quickly, which makes Kuta a little angry. He scolds them, but his sister replies that she saved his life by keeping his blood. Kuta hears these words and transforms into the wind. He is never seen again. The two women, consumed by grief, transform into birds. The child, too, becomes a little bird and goes in search of his father in the garden.</text:p>
          </table:table-cell>
          <table:table-cell office:value-type="string" table:style-name="ce15">
            <text:p>Un frère, nommé Kuta, et un sœur, nommée Paiyali, vivent dans un village et possèdent un énorme cochon. Ils se partagent les tâches ménagères. Un jour, Kuta part en forêt chasser, tandis que Paiyali va au jardin et prépare des buttes pour planter des patates douces. Kuta tue un marsupial, puis l'éventre et le dépose près du jardin sans rien dire à sa sœur, puis il repart chasser. Le marsupial lève les yeux et voit la jeune femme. Il prend un fruit, le pointe vers la poitrine de Paiyali et le lui lance droit dessus. La jeune femme est surprise, voit le marsupial et le bat à mort. Paiyali est furieuse et se met à pleurer. Quand Kuta arrive au jardin et voit sa sœur pleurer, il lui demande qui l'a frappée mais elle ne répond pas. Kuta, lassé de poser des questions, prend le marsupial et rentre chez lui pour le cuisiner. À la maison, le frère dit à sa sœur de manger le marsupial, mais elle continue de pleurer. Alors, au petit matin, Kuta se réveille, tue leur gros cochon pour eux-mêmes, le fait cuire et le partage. Il en donne une part à sa sœur qui pleure encore. Kuta se lève et se met en route vers un endroit près d'Erave où vit leur parent maternel. Sa sœur se lève, lui dit de revenir et lui explique ce qu'il s'est passé avec le marsupial. Kuta lui répond qu'elle peut rester là le temps qu'il aille chez leur parent. <text:s/>Il part et arrive au village de ses proches. Un jeune homme lui demande pourquoi il est venu et Kuta lui répond qu'il est venu chercher un membre de sa famille. L'homme lui dit d'entrer et de s'asseoir dans la chambre de son parent. Un vieil homme arrive alors et demande à Kuta ce qu'il fait là. Kuta n'a rien à dire et se tait. Le vieil homme apporte une liane et l'attache à un poteau de la maison. Paiyali a suivi Kuta et se cache dans l'herbe près de la maison où se trouve Kuta. Lorsque le parent maternel de Kuta arrive, il voit Kuta attaché avec une corde, ce qui le met en colère. Il détache les lianes, tue deux hommes puis s’enfuit dans la forêt. Ils ligotent de nouveau Kuta, puis lui coupent des morceaux de chair, lui crèvent les yeux et commencent à le manger. Paiyali les entend découper Kuta et se met à pleurer. Elle pense que c'est de sa faute. Une vieille femme qui a recueilli un peu de son sang dans un tube de bambou revient par le sentier où Paiyali est assise. Elle la regarde et lui demande ce qu'elle fait. Paiyali répond qu'elle est la soeur de Kuta, qu'ils ont mangé. La vieille femme lui dit de venir chez elle. La vieille femme est la mère du parent maternel de Kuta et elle le dit à Paiyali, ce qui la rend heureuse. La nuit venue, le parent maternel se rend chez la vieille femme. Celle-ci lui explique qui est Paiyali et lui demande de la ramener à son village. La vieille femme donne à Paiyali le tube de bambou contenant le sang de Kuta et lui dit de le conserer au frais. Le parent maternel prend donc la jeune femme et pour se rendre à son village. Arrivée au village, Paiyali conserve le sang de Kuta au frais. Kuta redevient alors un homme. Paiyali serre fort Kuta dans ses bras. Plus tard, Kuta épouse une femme qui donne naissance à son premier enfant. Un jour, la femme et la sœur vont au jardin pendant que Kuta garde son enfant. Les deux femmes reviennent rapidement, ce qui met Kuta un peu en colère. Il les réprimande mais sa sœur lui répond qu'elle lui a sauvé la vie en gardant son sang. Kuta entend ces mots et se transforme en vent. On ne le revoit jamais. Les deux femmes, rongées par le chagrin, se métamorphosent en oiseaux. L'enfant, lui aussi, devient un petit oiseau et part à la recherche de son père dans le jardin.</text:p>
          </table:table-cell>
          <table:table-cell table:number-columns-repeated="2" table:style-name="ce15"/>
          <table:table-cell table:style-name="ce10"/>
          <table:table-cell office:value-type="string" table:style-name="ce10">
            <text:p><text:span text:style-name="T1">pig ; marsupial (</text:span><text:span text:style-name="T1">kapul</text:span><text:span text:style-name="T1">)</text:span></text:p>
          </table:table-cell>
          <table:table-cell table:style-name="ce10"/>
          <table:table-cell office:value-type="string" table:style-name="ce10">
            <text:p>Yango (village) [Kewa People, Southern Highlands] ; Erave</text:p>
          </table:table-cell>
          <table:table-cell office:value-type="string" table:style-name="ce10">
            <text:p>Kuta (brother)</text:p>
            <text:p>Paiyali (sister)</text:p>
            <text:p>Puramenalasa (pig)</text:p>
            <text:p>Loke (marsupial)</text:p>
          </table:table-cell>
          <table:table-cell table:style-name="ce26"/>
          <table:table-cell table:number-columns-repeated="2" table:style-name="ce25"/>
          <table:table-cell table:style-name="ce18"/>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35" table:style-name="ce15">
            <text:p>35</text:p>
          </table:table-cell>
          <table:table-cell office:value-type="string" table:style-name="ce129">
            <text:p>Wantok</text:p>
            <text:p>newspaper 105, page 5</text:p>
          </table:table-cell>
          <table:table-cell table:style-name="ce79"/>
          <table:table-cell office:value-type="string" table:style-name="ce15">
            <text:p>Papua New Guinea</text:p>
          </table:table-cell>
          <table:table-cell table:style-name="ce15"/>
          <table:table-cell office:value-type="string" table:style-name="ce15">
            <text:p>Tolai</text:p>
          </table:table-cell>
          <table:table-cell office:value-type="string" table:style-name="ce15">
            <text:p>English</text:p>
          </table:table-cell>
          <table:table-cell office:value-type="string" table:style-name="ce27">
            <text:p>No</text:p>
          </table:table-cell>
          <table:table-cell office:value-type="string" table:style-name="ce15">
            <text:p>Walter</text:p>
            <text:p>ToBung Tabu</text:p>
          </table:table-cell>
          <table:table-cell office:value-type="date" office:date-value="1974-12-04T00:00:00" table:style-name="ce131">
            <text:p>December 4,1974</text:p>
          </table:table-cell>
          <table:table-cell office:value-type="string" table:style-name="ce15">
            <text:p>Hoskins Village</text:p>
            <text:p/>
            <text:p>West New Britain</text:p>
          </table:table-cell>
          <table:table-cell office:value-type="string" table:style-name="ce15">
            <text:p>-5.480891, 150.391964</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How Kangaroos Lost their Arms</text:p>
          </table:table-cell>
          <table:table-cell office:value-type="string" table:style-name="ce83">
            <text:p>[Comment les kangourous ont perdu leurs bras]</text:p>
          </table:table-cell>
          <table:table-cell table:style-name="ce82"/>
          <table:table-cell table:style-name="ce15"/>
          <table:table-cell office:value-type="string" table:style-name="ce15">
            <text:p>Dog asks Kangaroo, who is eating breadfruit he picked and cooked, if he can have some. Kangaroo gives him some, and Dog likes it. Dog then asks Kangaroo where he found it, goes into the forest, finds some, brings it back, and asks Kangaroo how to peel it. Kangaroo replies that he peels it by pressing the fruit against his chest. Dog then rubs the fruit against his skin, which comes off. Kangaroo, who has no pity, says that if the dog is in pain, he should rub harder and not be afraid. So the dog rubs again, and the skin comes off completely. Dog feels great pain and wants revenge. One day, Dog suggested to Kangaroo that they go fishing in the sea. So they went to the beach, took a canoe and paddles, and set off out to sea. Once they were far from the beach, Dog spotted a giant clam, which he went to get to eat. Kangaroo, seeing Dog eat it, told Dog that he would go get the next one. Dog saw a clam and told Kangaroo to go get it. Kangaroo asked him how to do it, and Dog told him to stick his hand into the open clam and pull. Kangaroo went down into the sea and put both hands into the clam's mouth, which snapped shut and cut off both of Kangaroo's hands. From then on, kangaroos only had two short arms.</text:p>
          </table:table-cell>
          <table:table-cell office:value-type="string" table:style-name="ce15">
            <text:p>Le Chien demande au Kangourou qui mange du fruit à pain qu'il <text:s/>a ramassé et cuisiné s'il peut en goûter. Le Kangourou lui en donne et le Chien aime ça. Le Chien demande alors au Kangourou où il l'a trouvé, va dans la forêt, en trouve, le ramène et demande au Kangourou comment enlever la peau. Le kangourou lui répond qu'il enlève la peau en frontant le fruit sur sa poitrine. Le Chien frotte alors le fruit sur sa peau, qui se détache alors. Le kangourou, qui n'a aucune pitité, dit que si le chien a mal, il doit frotter plus fort et ne pas avoir peur. Le chien frotte alors de nouveau et la peau se détache complètement. Le Chien ressent une grande douleur et veut se venger. Un jour, il propose au Kangourou de venir chercher du poisson dans la mer. Ils vont alors alors à la plage, prennent un canoë et des pagaies et partent en mer. Une fois éloignés de la plage, le Chien apparçoit une palourde géante, qu'il va chercher pour la manger. Le Kangourou, qui voit le Chien la manger, dit au Chien qu'il ira chercher la prochaine. Le Chien voit une palourde et dit à Kangourou d'aller la chercher. Le Kangourou lui demande comment faire et le Chien lui dit d'enfoncer sa main dans la palourde ouverte et de tirer. Le Kangarourou descend dans la mer et enfonce ses deux mains dans la bouche de la palourde, qui se referme et coupe les deux mains du Kangourou. Désormais, les kangourous n'ont plus que deux bras courts.</text:p>
          </table:table-cell>
          <table:table-cell table:number-columns-repeated="2" table:style-name="ce15"/>
          <table:table-cell table:style-name="ce10"/>
          <table:table-cell office:value-type="string" table:style-name="ce10">
            <text:p>dog ; kangaroo [the northern pedemelon, Tygale browni, the sole species of kangarou on New Britain]</text:p>
          </table:table-cell>
          <table:table-cell table:number-columns-repeated="3" table:style-name="ce10"/>
          <table:table-cell table:style-name="ce26"/>
          <table:table-cell table:number-columns-repeated="2" table:style-name="ce25"/>
          <table:table-cell table:style-name="ce18"/>
          <table:table-cell table:style-name="ce27"/>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Slone</text:p>
          </table:table-cell>
          <table:table-cell office:value-type="string" table:style-name="ce15">
            <text:p>35-36</text:p>
          </table:table-cell>
          <table:table-cell office:value-type="string" table:style-name="ce79">
            <text:p>Wantok</text:p>
            <text:p>newspaper 106,</text:p>
            <text:p>page 5</text:p>
          </table:table-cell>
          <table:table-cell table:style-name="ce79"/>
          <table:table-cell office:value-type="string" table:style-name="ce15">
            <text:p>Papua New Guinea</text:p>
          </table:table-cell>
          <table:table-cell table:style-name="ce15"/>
          <table:table-cell office:value-type="string" table:style-name="ce15">
            <text:p>Mendi</text:p>
          </table:table-cell>
          <table:table-cell office:value-type="string" table:style-name="ce15">
            <text:p>English</text:p>
          </table:table-cell>
          <table:table-cell office:value-type="string" table:style-name="ce15">
            <text:p>No</text:p>
          </table:table-cell>
          <table:table-cell office:value-type="string" table:style-name="ce15">
            <text:p>Saimon Saiminal</text:p>
          </table:table-cell>
          <table:table-cell office:value-type="string" table:style-name="ce15">
            <text:p>December 18, 1974,</text:p>
          </table:table-cell>
          <table:table-cell office:value-type="string" table:style-name="ce15">
            <text:p>Erave</text:p>
            <text:p>Southern Highlands Province</text:p>
          </table:table-cell>
          <table:table-cell office:value-type="string" table:style-name="ce15">
            <text:p>-6.6071601, 143.8970716</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106) <text:s/>Dog is Man’s Good Friend</text:p>
          </table:table-cell>
          <table:table-cell office:value-type="string" table:style-name="ce83">
            <text:p>[Le chien est le meilleur ami de l'homme]</text:p>
          </table:table-cell>
          <table:table-cell table:style-name="ce82"/>
          <table:table-cell office:value-type="string" table:style-name="ce15">
            <text:p>Dogs and mens are friends because a dog saved an ancestor, Hil, from an aggressive marsupial and hunted with him.</text:p>
          </table:table-cell>
          <table:table-cell office:value-type="string" table:style-name="ce15">
            <text:p>In the time of the ancestors, a brother Hil and a sister Naowe lived in Semin. Hit went hunting marsupials in the forest. He put his hand in a hole at the foot of a tree, but a marsupial inside bit him, preventing him from getting his hand out. A dog crossed his path, entered the hole, killed the marsupial, and brought it out again. Since the dog also helped Hil hunt twenty marsupials, he invited him to eat some sweet potatoes prepared by his sister.</text:p>
          </table:table-cell>
          <table:table-cell office:value-type="string" table:style-name="ce15">
            <text:p>Au temps des ancêtres, un frère Hil et une sœur Naowe vivaient à Semin. Hit partit chasser des marsupiaux dans la forêt. Il mit sa main dans un trou au pied d’un arbre mais un marsupial qui était à l’intérieur lui la mordit sans qu’il puisse la retirer. Un chien le croisa, entra dans le trou, tua le marsupial et le ressortit. Comme le chien aida en plus Hil à chasser vingt marsupiaux, il l’invita à manger des patates douces préparées par sa sœur.</text:p>
          </table:table-cell>
          <table:table-cell office:value-type="string" table:style-name="ce15">
            <text:p>brother and sister ; dog ; friendship ; cooperation</text:p>
          </table:table-cell>
          <table:table-cell office:value-type="string" table:style-name="ce15">
            <text:p>a sister prepares food for her brother who is going hunting §§ <text:s/>a hunter puts his hand in a hole but is bitten by a marsupial §§ a dog helps a man §§ a dog gets inside a hole in the ground to kill a marsupial §§ a dog helps a man to hunt §§ a man and a dog make a deal together §§ a man invites a dog to eat at his house</text:p>
          </table:table-cell>
          <table:table-cell table:style-name="ce10"/>
          <table:table-cell office:value-type="string" table:style-name="ce10">
            <text:p>marsupial ; dog ; sweet potatoes</text:p>
          </table:table-cell>
          <table:table-cell table:number-columns-repeated="2" table:style-name="ce10"/>
          <table:table-cell office:value-type="string" table:style-name="ce10">
            <text:p>Hil (brother), Naowe (sister), Semin (village)</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36" table:style-name="ce15">
            <text:p>36</text:p>
          </table:table-cell>
          <table:table-cell office:value-type="string" table:style-name="ce79">
            <text:p>Wantok</text:p>
            <text:p>newspaper 107,</text:p>
            <text:p>page 5</text:p>
          </table:table-cell>
          <table:table-cell table:style-name="ce79"/>
          <table:table-cell office:value-type="string" table:style-name="ce15">
            <text:p>Papua New Guinea</text:p>
          </table:table-cell>
          <table:table-cell table:style-name="ce15"/>
          <table:table-cell office:value-type="string" table:style-name="ce15">
            <text:p>Enga</text:p>
          </table:table-cell>
          <table:table-cell office:value-type="string" table:style-name="ce15">
            <text:p>English</text:p>
          </table:table-cell>
          <table:table-cell office:value-type="string" table:style-name="ce15">
            <text:p>No</text:p>
          </table:table-cell>
          <table:table-cell office:value-type="string" table:style-name="ce15">
            <text:p>Simon Kaump</text:p>
          </table:table-cell>
          <table:table-cell office:value-type="date" office:date-value="1975-01-01T00:00:00" table:style-name="ce123">
            <text:p>January 1, 1975</text:p>
          </table:table-cell>
          <table:table-cell office:value-type="string" table:style-name="ce15">
            <text:p>CTC Pumakos [Enga People]</text:p>
            <text:p/>
            <text:p>PO Wapenamanda</text:p>
            <text:p/>
            <text:p>Enga Province</text:p>
          </table:table-cell>
          <table:table-cell office:value-type="string" table:style-name="ce15">
            <text:p>(-5.661028, 143.833297)</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Pembu Flew like a Bird</text:p>
          </table:table-cell>
          <table:table-cell office:value-type="string" table:style-name="ce83">
            <text:p>[Pembu vole comme un oiseau]</text:p>
          </table:table-cell>
          <table:table-cell table:style-name="ce82"/>
          <table:table-cell table:style-name="ce15"/>
          <table:table-cell office:value-type="string" table:style-name="ce15">
            <text:p>An old man and woman live with their son, Pembu, who doesn't sleep at home with his parents but in the forest, where he wants to hunt marsupials and birds and bring them home. One day, on his way home, he hears several men talking inside. He asks them who they are, goes inside, and sees a tall man. This man tells Pembu that a man from his village has a spear in his heart, which no one can remove, and that he has heard Pembu can do it. Upon hearing this, Pembu's parents forbid him from associating with this man, but Pembu is stubborn and decides to go. The tall man is pleased, thinking he can eat Pembu. Pembu disguises himself and puts bird feathers on his head, then sets off with the man. They arrive at a place where many men are being held behind a large fence to be eaten. All the great man's relatives had red skin, and Pembu was the only one with brown skin. Pembu entered the house where the other men and women, who were waiting to be eaten, felt sorry for him. Pembu told them not to worry before they went to sleep. In the middle of the night, Pembu had a dream in which an old woman told him to take three bird feathers, put them on his head, one on his buttocks, and one in each hand, and then try to fly. He did this and tried to fly, discovering that he could fly like a bird. He woke everyone and gave each of them three feathers. They flew through the house and took off like Pembu to return home. Since this story, people have been very afraid of red-skinned men, and when they first saw white people in the Highlands, they were terrified, thinking they were cannibals.</text:p>
          </table:table-cell>
          <table:table-cell office:value-type="string" table:style-name="ce15">
            <text:p>Un vieil homme et une vieille femme vivent avec leur fils nommé Pembu, qui ne dort pas chez lui avez ses parents mais dans la forêt, où il veut tier des marsupiaux et des oiseaux et les ramener chez lui. Un jour, en rentrant chez lui, il entend plusieurs hommes parler dans sa maison, il leur demande alors qui ils sont, il rentre et voit un grand homme. Ce dernier dit à Pembu qu'un homme de son village a une lance dans le coeur, que personne est capable d'enlever, et qu'il a entendu que Pembu était capable de le faire. En entendant cela, les parents de Pembu ne veulent pas qu'il parent avec cet homme, mais Pembu est têtu et décide d'y aller. Le grand homme est heureux en pensant qu'il pourra manger Pembu. Pembu se déguise et met des plumes d'oiseau sur sa tête, puis part avec cet homme. Ils arrivent à un endroit où de nombreux hommes sont retenus à une grande clôture pour être mangés. Tous les proches du grand homme ont la peau rouge et Pembu est le seul à avoir la peau brune. Pembu entre dans la maison où les autres hommes et femmes, qui attendent d'être mangés, ont pitié de Pembu en le voyant. Pembu leur dit de ne pas s'inquiéter avant qu'ils s'endorment. Au milieu de la nuit, Pembu fait un rêve dans lequel une vieille femme lui dit de prendre trois plumes d'oiseau, de les mettre sur sa tête, de mettre une plume sur ses fesses et une dans chaque main, puis d'essayer de voler. Il fait alors cela et essaye de voler, et découvre qu'il peut voler comme un oiseau. Il réveille tout le monde et donne à chacun trois plumes. Ils traversent la maison et s'envolent comme Pembu pour retourner chez eux. Depuis cette histoire, les gens ont très peur des hommes à la peau rouge et lorsqu'ils virent pour la première fois les Blancs dans les Hautes Terres, ils furent terrifiés en les prenant pour des cannibales.</text:p>
          </table:table-cell>
          <table:table-cell table:number-columns-repeated="2" table:style-name="ce15"/>
          <table:table-cell table:number-columns-repeated="4" table:style-name="ce10"/>
          <table:table-cell office:value-type="string" table:style-name="ce10">
            <text:p>Pembu</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36-37</text:p>
          </table:table-cell>
          <table:table-cell office:value-type="string" table:style-name="ce79">
            <text:p>Wantok</text:p>
            <text:p>newspaper 108,</text:p>
            <text:p>page 5</text:p>
          </table:table-cell>
          <table:table-cell table:style-name="ce79"/>
          <table:table-cell office:value-type="string" table:style-name="ce15">
            <text:p>Papua New Guinea</text:p>
          </table:table-cell>
          <table:table-cell table:style-name="ce15"/>
          <table:table-cell office:value-type="string" table:style-name="ce15">
            <text:p>Enga</text:p>
          </table:table-cell>
          <table:table-cell office:value-type="string" table:style-name="ce15">
            <text:p>English</text:p>
          </table:table-cell>
          <table:table-cell office:value-type="string" table:style-name="ce15">
            <text:p>No</text:p>
          </table:table-cell>
          <table:table-cell office:value-type="string" table:style-name="ce15">
            <text:p>Simon Es</text:p>
          </table:table-cell>
          <table:table-cell office:value-type="date" office:date-value="1975-01-22T00:00:00" table:style-name="ce123">
            <text:p>January 22, 1975</text:p>
          </table:table-cell>
          <table:table-cell office:value-type="string" table:style-name="ce15">
            <text:p>Tsak-Pumakos</text:p>
            <text:p/>
            <text:p>Enga Province</text:p>
          </table:table-cell>
          <table:table-cell office:value-type="string" table:style-name="ce15">
            <text:p>(-5.647079, 143.837496)</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How the New Clans Came into Being</text:p>
          </table:table-cell>
          <table:table-cell office:value-type="string" table:style-name="ce83">
            <text:p>[Comment les nouveaux clans sont apparus]</text:p>
          </table:table-cell>
          <table:table-cell table:style-name="ce82"/>
          <table:table-cell table:style-name="ce15"/>
          <table:table-cell office:value-type="string" table:style-name="ce15">
            <text:p>Many young men desired two beautiful women and often flocked to their homes to dance with them. Around the same time, a man named Ikisakalimbu owned a vast plot of land where a ghost man lived, who possessed a large rock. Ikisakalimbu and the ghost were friends. One day, several young men and the ghost went to dance with the two young women. The young men all danced with the two women, but when the ghost wanted to dance with one of the women, she spat in his face, and the women told him they didn't want to dance with him. Ashamed, he returned home. One night, the ghost carried a bed to the two women's house. He took them to Ikisakalimbu's house and left them by the door. In the morning, the women woke up and found they were no longer at home. They started chatting until Ikisakalimbu arrived and asked them what they were doing there. They replied that they didn't know. The man told them to wait there while he killed a pig. He killed one, cooked it in an earthen oven, and gave it to them. However, during the night, the ghost blocked their house with large stones. The two women couldn't get in and returned to Ikisakalimbu, who asked them why. They explained, and he apologized for not being able to help them. After thinking it over, the two women told him they would stay with him. The young man then married both women. Each gave birth to a son. They were named Waimb-Pembe and Yambarani. A third child was named Wamn-Kungu. Today, the Tsak Valley has three major clans, each named after one of these three children, the ancestors of each clan.</text:p>
          </table:table-cell>
          <table:table-cell office:value-type="string" table:style-name="ce15">
            <text:p>De nombreux jeunes hommes désiraient deux belles femmes et se pressaient souvent chez elles pour danser avec elles. A la même époque, un homme nommé Ikisakalimbu possédait un immense terrain, où vivait un homme fantôme qui possédait un gros rocher. Ikisakalimbu et le fantôme étaient amis. Un jour, plusieurs jeunes hommes et le fantôme vont dansé avec les deux jeunes femmes. Les jeunes hommes dansent tous avec les deux femmes mais au moment où le fantôme veut danser avec une femme, celle-ci lui crache au visage et les femmes lui disent qu'elles ne veulent pas danser avec lui. Honteux, il retourne chez lui. Une nuit, le fantôme transporte un lit jusqu'à la maison des deux femmes. Il les emmène chez Ikisakalimbu et les dépose au bord de la maison. Le matin, les femmes se réveillent et constatent qu'elles ne sont plus chez elles. Elles se mettent à bavarder, jusqu'à ce qu'Ikisakalimbu arrive et leur demande ce qu'elles font là. Elles répondent qu'elles ne savent pas. L'homme leur dit d'attendre ici le temps qu'il tue un cochon. Il en tue alors un puis le fait cuire dans un four en terre et le leur donne. Cependant, pendant la nuit, le fantôme a bloqué leur maison avec de grosses pierres. Les deux femmes ne peuvent donc pas rentrer et retournent chez Ikisakalimbu, qui leur demande pourquoi. Elles lui expliquent et l'homme s'excuse de ne pouvoir rien faire pour les aider. Les deux femmes, après avoir réflechis, lui disent qu'elles restent chez lui. Le jeune homme épouse alors les deux femmes. Chacune donne naissance à un garçon. Ils s’appelent Waimb-Pembe et Yambarani. Un troisième enfant est nommé Wamn-Kungu. Aujourd'hui, la vallée de Tsak compte trois grands clans qui portent le nom de ces trois enfants, ancêtres de chacun de ces clans.</text:p>
          </table:table-cell>
          <table:table-cell table:number-columns-repeated="2" table:style-name="ce15"/>
          <table:table-cell table:number-columns-repeated="3" table:style-name="ce10"/>
          <table:table-cell office:value-type="string" table:style-name="ce10">
            <text:p>Tsak Valley, Enga Province [Enga People]</text:p>
          </table:table-cell>
          <table:table-cell office:value-type="string" table:style-name="ce10">
            <text:p>Ikisakalimbu ; Waimb-Pembe [waimba signifie « pandanus » et pembé signifie « herbe » (Lang, 1973 : 84, 110)] ; Yambarani ; Wamn-Kungu [kungu signifie « arbre », « vigne » ou « crête » (Lang, 1973 : 48-49)]</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37-38</text:p>
          </table:table-cell>
          <table:table-cell office:value-type="string" table:style-name="ce79">
            <text:p>Wantok</text:p>
            <text:p>newspaper 109,</text:p>
            <text:p>page 5-6</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Yogomul Gaima</text:p>
          </table:table-cell>
          <table:table-cell office:value-type="date" office:date-value="1975-02-05T00:00:00" table:style-name="ce123">
            <text:p>February 5, 1975</text:p>
          </table:table-cell>
          <table:table-cell table:number-columns-repeated="2"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Simbu Story</text:p>
          </table:table-cell>
          <table:table-cell office:value-type="string" table:style-name="ce83">
            <text:p>[L'histoire de Simbu]</text:p>
          </table:table-cell>
          <table:table-cell table:style-name="ce82"/>
          <table:table-cell table:style-name="ce15"/>
          <table:table-cell office:value-type="string" table:style-name="ce15">
            <text:p>An old man lived in the village of Sinasina with his wife, his son, Dumun, and his daughter, Okenel. When Okenel got her first period, she stayed indoors for two or three weeks. According to ancestral custom, when she wished to leave the house, her parents and relatives had to organize a meal and a celebration in her honor. She could then begin to sing and dance, and have sexual relations with the boys. So, when her brother Dumun heard about his sister, he took his bow and arrows, along with some fresh sweet potatoes, and ventured deep into the forest in search of food for her. After a long walk, Dumun reached a large mountain in the heart of the forest. Night fell as he arrived, so he chopped wood to cook his sweet potatoes. After cutting a few branches, a loud crash rang out, and Dumun's eyes widened as he fell to the ground. Later, he hears a voice that sounds like a human voice. He slowly gets up and sees a very beautiful woman, the likes of whom no one has ever seen in Sinasina. She asks Dumun to carry her net of sweet potatoes, but Dumun refuses. The ghost woman insists. Overcome with fear, Dumun finally agrees. But on the way, the ghost woman throws the sweet potatoes one by one into the deep forest until there are none left, and then she throws down the net. Dumun is furious, but he doesn't know where the woman came from, so they both continue walking deeper into the forest. As night fell, they arrived at the foot of a tree called a<text:s/><text:span text:style-name="T5">karuka</text:span><text:s/>[pandanus]. This<text:s/><text:span text:style-name="T5">karuka</text:span><text:s/>was different from the ordinary<text:s/><text:span text:style-name="T5">karuka</text:span><text:s/>because of its long branches and hard fruit. The wild woman told Dumun to pick two. After he cut them, they fell and opened, and then they went inside. They began to eat the meal the wild woman had prepared. They lived under this tree, which was the ghost woman's home, for several months. In Dumun's village, his sister Okenel had left, and their relatives had completely forgotten about Dumun. One morning, Dumun, the wild woman, and her son went to Dumun's village. The men, women, and children saw Dumun and were shocked. They thought he was dead. So, the whole village held a feast. However, no one believed in a witch. Then, the witch stared at the ghost woman. The ghost turned toward her, and as she was cutting up some pork, she cut her hand. The woman trembled and was so afraid that she missed her target when cutting the pig and cut her finger instead. Blood gushed out like water. The ghostly woman then got up and thought intensely, but her thoughts were confused. She started to run, but Dumun took pity on her and followed her bloody trail. When Dumun returned to the village, he spoke to the village men. Now, there was a wild animal called<text:s/><text:span text:style-name="T5">noko</text:span>. This means: "The men do not know where the woman came from." Now, there was a<text:s/><text:span text:style-name="T5">karuka</text:span><text:s/>tree called dumun. There was also a place that once abounded with<text:s/><text:span text:style-name="T5">karuka</text:span><text:s/>dumun trees. And that is how, today, there is a village called Dumun.</text:p>
          </table:table-cell>
          <table:table-cell office:value-type="string" table:style-name="ce15">
            <text:p>Un vieil homme vit, dans le village de Sinasina avec sa femme, son fils, nommé Dumun, et sa fille, nommée Okenel. À l'occasion de ses premières règles, Okenel reste cloîtrée chez elle pendant deux ou trois semaines. Selon la coutume des ancêtres, lorsqu'elle souhaite sortir de la maison, ses parents et ses proches doivent organiser un repas et une fête en son honneur. Elle peut alors commencer à chanter et à danser, et avoir des relations sexuelles avec les garçons. Ainsi, lorsque son frère Dumun entend parler de sa sœur, il prend son arc et ses flèches, ainsi que des patates douces fraîches, puis il s'enfonce dans la forêt profonde à la recherche de quoi régaler sa sœur. Après une longue marche, Dumun arrive à une grande montagne au cœur de la forêt profonde. À son arrivée, la nuit tombe, alors il coupe du bois pour faire cuire ses patates douces. Après avoir coupé quelques branches, un bruit sourd retentit et les yeux de Dumun s'écarquillent tandis qu'il s'écrase au sol. Plus tard, il entend une voix qui ressemble à une voix humaine. Il se relève lentement et aperçoit une très belle femme qu'on n'a jamais vue à Sinasina. Celle-ci demande à Dumun de porter son filet de patates douces mais Dumun refuse. La femme fantôme insiste. Pris de peur, Dumun accepte finalement. Mais en chemin, la femme fantôme jette les patates douces une à une dans la forêt profonde jusqu'à ce qu'il y en ait plus et qu'elle jette le filet. Dumun est furieux, mais il ne sait pas d'où vient la femme, alors ils continuent tous deux à marcher plus profondément dans la forêt. À la tombée de la nuit, ils arrivent au pied d'un arbre appelé<text:s/><text:span text:style-name="T5">karuka</text:span><text:s/>[pandanus]. Ce<text:s/><text:span text:style-name="T5">karuka</text:span><text:s/>est différent du<text:s/><text:span text:style-name="T5">karuka</text:span><text:s/>ordinaire par ses longues branches et ses fruits durs. La femme sauvage dit à Dumun d'en cueillir deux. Après qu'il les a coupés, ils tombent et s'ouvrent, puis ils entrent. Ils commencent à manger le repas que la femme sauvage a préparé. Ils vivent sous cet arbre, qui est la demeure de la femme fantôme, pendant plusieurs mois. Au village de Dumun, sa sœur Okenel est partie et leurs proches ont complètement oublié Dumun. Un matin, Dumun, la femme sauvage et son fils se rendent au village de Dumun. Les hommes, les femmes et les enfants voient Dumun et sont choqués. Ils pensaient qu'il était mort. Alors, tout le village organise un festin. Cependant, ni l'un ni l'autre ne croient en une sorcière. Alors, la sorcière fixe la femme fantôme du regard. La fantôme se retourne vers elle, et lorsqu'elle coupe du porc, elle se coupe la main. La femme tremble et a peur, si bien qu'elle manque sa cible en coupant le porc et se coupe de doigt. Le sang jaillit comme de l'eau. La femme fantôme se relève alors et réfléchit intensément, mais ses pensées sont confuses. Elle se met à courir, mais Dumun a pitié d'elle et suit sa trace sanglante. Lorsque Dumun retourne au village, il parle aux hommes du village. Or, il existe un animal sauvage appelé<text:s/><text:span text:style-name="T5">noko</text:span>. Cela signifie : « les hommes ne savent pas d'où vient la femme ». Or, il existe un arbre<text:s/><text:span text:style-name="T5">karuka</text:span><text:s/>appelé<text:s/><text:span text:style-name="T5">dumun</text:span>. Il existe aussi un endroit qui autrefois regorgeait d'arbres karuka dumun. Et c'est ainsi qu'aujourd'hui, il existe un village appelé Dumun.</text:p>
          </table:table-cell>
          <table:table-cell table:number-columns-repeated="2" table:style-name="ce15"/>
          <table:table-cell table:style-name="ce10"/>
          <table:table-cell office:value-type="string" table:style-name="ce10">
            <text:p><text:span text:style-name="T1">karuka</text:span><text:span text:style-name="T1"><text:s/>[pandanus]</text:span><text:span text:style-name="T1"/></text:p>
            <text:p><text:span text:style-name="T1">noko</text:span></text:p>
          </table:table-cell>
          <table:table-cell table:style-name="ce10"/>
          <table:table-cell office:value-type="string" table:style-name="ce10">
            <text:p>Sinasina (village), Simbu Province</text:p>
          </table:table-cell>
          <table:table-cell office:value-type="string" table:style-name="ce10">
            <text:p>Dumun (son's name) ; Okenel (daughter's name)</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38" table:style-name="ce15">
            <text:p>38</text:p>
          </table:table-cell>
          <table:table-cell office:value-type="string" table:style-name="ce129">
            <text:p>Wantok newspaper 110,</text:p>
            <text:p>page 5</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Thomas Kwarunyala</text:p>
          </table:table-cell>
          <table:table-cell office:value-type="date" office:date-value="1975-02-19T00:00:00" table:style-name="ce123">
            <text:p>February 19, 1975</text:p>
          </table:table-cell>
          <table:table-cell office:value-type="string" table:style-name="ce15">
            <text:p>Maprik Village [Abelam People]</text:p>
            <text:p/>
            <text:p>East Sepik Province</text:p>
          </table:table-cell>
          <table:table-cell office:value-type="string" table:style-name="ce15">
            <text:p>-3.630095, 143.056219</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Cassowary Woman</text:p>
          </table:table-cell>
          <table:table-cell office:value-type="string" table:style-name="ce83">
            <text:p>[La femme casoar]</text:p>
          </table:table-cell>
          <table:table-cell table:style-name="ce82"/>
          <table:table-cell table:style-name="ce15"/>
          <table:table-cell office:value-type="string" table:style-name="ce15">
            <text:p>Long ago, cassowaries often bathed in ponds after removing their skirts. One day, a man hid and saw that they had forgotten their skirts. One cassowary was not pleased. Later, she saw another cassowary, prettier than herself. She took the latter's skirt and hid it. After bathing, when the cassowaries went to look for their skirts and put them back on, the pretty cassowary couldn't find hers. Later, the man found the cassowary woman, took her to his village, and married her. The cassowary woman gave birth to two sons who looked like real boys. When they were hungry, the two children told their mother that after she cooked the ignan (a type of stew), they would tell her where her skirt was hidden. She did as they asked, and they showed her the skirt their father had hidden. The mother cassowary put her skirt back on and became as she had been before, then she put her skirt back in its place. Later, after arguing with the father, the furious cassowary mother puts her skirt back on and runs away into the forest. Another time, the cassowary mother returns and takes her chicks, who go to rest under a tree where they fall asleep. The cassowary mother begins to dance, and decorations and food appear. The two children wake up and ask her where they are. The cassowary mother replies that if they are hungry, there is a banana they can eat. While the children stay there, the mother goes down to the cassowary pond. She arrives and says they should make a spear, kill a cassowary, and eat it. The mother tricks the two children. When they go down to look for their mother, she transforms into a cassowary. The older child recognizes their mother. While the two children sleep, the mother tells them to shoot her and build a fence around her because she belongs to them. The next morning, the two children went down to the water and built a fence. Once the fence was finished, the mother decomposed, and many nutrients spilled from her body. Men then came to collect these nutrients, some of which they consumed and the rest of which they sowed.</text:p>
          </table:table-cell>
          <table:table-cell office:value-type="string" table:style-name="ce15">
            <text:p>Il y a longtemps, les casoars se baignaient souvent dans les étangs, après avoir retiré leurs jupes. Un jour, un homme se cache et voit qu'ils ont oublié leurs jupes. Une casoare n'apprécie pas cela. Plus tard, elle voit une autre casoare plus jolie qu'elle. Elle prend la jupe de cette dernière et la cache. Après s'être baignés, alors que les casoars vont chercher leurs jupes et les remettent, la jolie casoare ne trouve pas la sienne. Plus tard, l'homme va trouver la femme casoare, l'emmène dans son village et l'épouse. La femme casoare donne naissance à deux fils qui ressemblent à de vrais garçons. Les deux enfants disent à leur mère au moment où ils ont faim qu'après avoir cuit l'ignane ils lui diront où est cachée sa jupe. Elle fait alors ce qu'ils lui demandent et ils lui montrent alors la jupe que leur père a caché. La mère casoar remet sa jupe et redevint comme avant, puis elle remet sa jupe à sa place. Plus tard, après s'être disputée avec le père, la mère casoar, furieuse, remet sa jupe et s'enfuit dans la forêt. Une autre fois, la mère casoar revient et emmène ses petits, qui vont se reposer sous un arbre où ils s'endorment. La mère casoar se met à danser et des décorations ainsi que de la nourriture apparaissent. Les deux enfants se réveillent et lui demandent où ils sont. La mère casoar répond que s'ils ont faim, il y a une banane qu'ils peuvent manger. Pendant que les enfants restent là, la mère descend à l'étang des casoars. Elle arrive et dit qu'ils devraient fabriquer une lance, tuer un casoar et qu'ils le mangeront. La mère trompe les deux enfants. Lorsqu'ils descendent à la recherche de leur mère, elle se transforme en casoar. L'aîné reconnaît leur mère. Pendant que les deux enfants dorment, la mère leur dit de lui tirer dessus et de construire une clôture autur d'elle car elle leur appartient. Le lendemain matin, les deux enfants descendent à l'eau et construisent une clôture. Une fois la clôture terminée, la mère se décompose et de nombreux aliments sortent de son corps. Des hommes viennent alors prendre ces aliments, dont une partie est consommée et l'autre semée.</text:p>
          </table:table-cell>
          <table:table-cell table:number-columns-repeated="2" table:style-name="ce15"/>
          <table:table-cell table:style-name="ce10"/>
          <table:table-cell office:value-type="string" table:style-name="ce10">
            <text:p>cassowary</text:p>
          </table:table-cell>
          <table:table-cell table:number-columns-repeated="3" table:style-name="ce10"/>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Slone</text:p>
          </table:table-cell>
          <table:table-cell office:value-type="float" office:value="39" table:style-name="ce15">
            <text:p>39</text:p>
          </table:table-cell>
          <table:table-cell office:value-type="string" table:style-name="ce129">
            <text:p>Wantok</text:p>
            <text:p>newspaper 111,</text:p>
            <text:p>page 5</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Anonymous]</text:p>
          </table:table-cell>
          <table:table-cell office:value-type="string" table:style-name="ce15">
            <text:p>March 5, 1975,</text:p>
          </table:table-cell>
          <table:table-cell office:value-type="string" table:style-name="ce15">
            <text:p>/</text:p>
          </table:table-cell>
          <table:table-cell office:value-type="string" table:style-name="ce15">
            <text:p>/</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111) The Woman Who Became a Snake</text:p>
          </table:table-cell>
          <table:table-cell office:value-type="string" table:style-name="ce83">
            <text:p>[La femme qui se transforma en serpent]</text:p>
          </table:table-cell>
          <table:table-cell table:style-name="ce82"/>
          <table:table-cell office:value-type="string" table:style-name="ce15">
            <text:p>Because of her husband's murder, a woman turns into a pig, and then into a snake ; her faithful children recognize her and leave home.</text:p>
          </table:table-cell>
          <table:table-cell office:value-type="string" table:style-name="ce15">
            <text:p>Where the sun rises lived a young girl who married and had three children. When she died, her spirit transformed into a pig that ate all the taro and sweet potatoes she and her husband had planted during her lifetime. Her husband killed his pig-wife and ate her along with the rest of the village. When he gave her head to his daughter, she recognized her mother, who transformed into a snake and ran away. Although her children asked her to stay, she told them that she had been transformed by an ancestor their father had killed. The children went to live elsewhere, and the many snakes seen on the beaches today all come from this woman.</text:p>
          </table:table-cell>
          <table:table-cell office:value-type="string" table:style-name="ce15">
            <text:p>Là ou se lève le soleil vivaient une jeune fille qui se maria et eu trois enfants. Quand elle mourrut, son esprit se transforma en un cochon qui mangea tous les taros et patates douces qu'elle avait planté avec son mari de son vivant. Son mari tua sa femme-cochon, et la mangea avec le reste du village. Alors qu'il avait donné la tête à sa fille, celle-ci reconnut sa mère qui se transforma en serpent et s'enfuit. Bien que ses enfants lui demandèrent de rester, elle leur dit qu'elle avait été transformée par un ancêtre que leur père avait tué. Les enfants partirent vivre ailleurs, et les nombreux serpents que l'on voit sur les plages aujourd'hui viennent tous de cette femme.</text:p>
          </table:table-cell>
          <table:table-cell office:value-type="string" table:style-name="ce15">
            <text:p>marriage ; spirit ; death ; snake ; pig ; killing</text:p>
          </table:table-cell>
          <table:table-cell office:value-type="string" table:style-name="ce15">
            <text:p>the spirit of a woman turns into an animal §§ someone's spirit turns into an animal §§ a woman's spirit turns into a pig §§ someone's spirit which is a pig eats all of the crops §§ a man kills his wife's spirit whithout knowing it §§ a man kills his wife's spirit which is a pig and eats it §§ a man gives the head of his wife's spirit which is a pig to his daughter §§ a daughter recognizes her mother as her father gives her her head §§ a woman's head turns into a snake §§ someone's spirit turns into an animal because of a killed ancestor</text:p>
          </table:table-cell>
          <table:table-cell table:style-name="ce56"/>
          <table:table-cell office:value-type="string" table:style-name="ce56">
            <text:p>pig ; snake</text:p>
          </table:table-cell>
          <table:table-cell office:value-type="string" table:style-name="ce56">
            <text:p>pig-woman ; snake-woman</text:p>
          </table:table-cell>
          <table:table-cell table:number-columns-repeated="2" table:style-name="ce56"/>
          <table:table-cell table:number-columns-repeated="2" table:style-name="ce26"/>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39-40</text:p>
          </table:table-cell>
          <table:table-cell office:value-type="string" table:style-name="ce129">
            <text:p>Wantok</text:p>
            <text:p>newspaper 112, page 5</text:p>
            <text:p/>
          </table:table-cell>
          <table:table-cell table:style-name="ce79"/>
          <table:table-cell office:value-type="string" table:style-name="ce15">
            <text:p>Papua New Guinea</text:p>
          </table:table-cell>
          <table:table-cell table:style-name="ce15"/>
          <table:table-cell office:value-type="string" table:style-name="ce15">
            <text:p>Hagen</text:p>
          </table:table-cell>
          <table:table-cell office:value-type="string" table:style-name="ce15">
            <text:p>English</text:p>
          </table:table-cell>
          <table:table-cell office:value-type="string" table:style-name="ce15">
            <text:p>No</text:p>
          </table:table-cell>
          <table:table-cell office:value-type="string" table:style-name="ce15">
            <text:p>Mathias Nongur</text:p>
          </table:table-cell>
          <table:table-cell office:value-type="date" office:date-value="1975-03-19T00:00:00" table:style-name="ce123">
            <text:p>March 19, 1975</text:p>
          </table:table-cell>
          <table:table-cell office:value-type="string" table:style-name="ce15">
            <text:p>Pumakos</text:p>
            <text:p/>
            <text:p>Enga Province</text:p>
          </table:table-cell>
          <table:table-cell office:value-type="string" table:style-name="ce15">
            <text:p>(-5.661028, 143.833297)</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Feast of the Birds</text:p>
          </table:table-cell>
          <table:table-cell office:value-type="string" table:style-name="ce83">
            <text:p>[Le festin des oiseaux]</text:p>
          </table:table-cell>
          <table:table-cell table:style-name="ce82"/>
          <table:table-cell office:value-type="string" table:style-name="ce15">
            <text:p>A bird, seeking revenge on a big cassowary that swallowed it, organizes a feast with all the birds and marsupials and kills the cassowary.</text:p>
          </table:table-cell>
          <table:table-cell office:value-type="string" table:style-name="ce15">
            <text:p>A bird named Ambra Mininga wanted to build a house. So he went into the forest to find vines, but while he was there, a heavy rain fell and soaked him completely. A big cassowary then arrived, mistaking the bird for fruit, and swallowed him. The bird was still alive inside the cassowary's stomach. In the morning, the cassowary defecated, freeing the little bird, whose skin warmed in the sun and whose feathers stood up. The little bird then found some vines and returned home. After building his house, the little bird called all the birds and marsupials to share a great feast. They all gathered through the sword grass to the little bird's large house. In the evening, the little bird gave a speech and shared the food. While the birds of paradise and marsupials of the forest thought they would eat the food, the little bird thought he would kill the big cassowary. He then raised a spear and killed the cassowary. All the guests are surprised and flee, abandoning the food. So now, the birds of paradise, cassowaries, and marsupials are afraid of the sword grass and no longer live there.</text:p>
          </table:table-cell>
          <table:table-cell office:value-type="string" table:style-name="ce15">
            <text:p>Un oiseau nommé Ambra Mininga veut construire une maison. Il va donc dans la forêt pour trouver des lianes, mais pendant qu'il y est, une forte pluie tombe et le trempe complètement. Un gros cassoar arrive alors en pensant que l'oiseau est un fruit et l'avale. L'oiseau est encore en vie dans le ventre du casoar. Le matin, le casoar défèque et libère ainsi le petit oiseau, dont la peau se réchauffe au soleil et les plumes se redressent. Celui-ci trouve ensuite des lianes et rentre chez lui. Après avoir construit sa maison, le petit oiseau appelle tous les oiseaux et les marsupiaux pour partager un grand festin. Ils se rassemblent tous à travers les herbes hautes jusqu'à la grande maison du petit oiseau. Le soir venu, le petit oiseau prononce un discours et partage la nourriture. Alors que les oiseaux de paradis de la forêt et les marsupiaux croient qu'ils vont manger la nourriture, le petit oiseau, lui, pense tuer le grand casoar. Il lève alors une lance et tue le casoar. Tous les invités sont surpris et s'enfuient en abandonnant la nourriture. Ainsi, les oiseaux de paradis, les casoars et les marsupiaux ont peur des herbes hautes et n'y vivent plus.</text:p>
          </table:table-cell>
          <table:table-cell table:number-columns-repeated="2" table:style-name="ce15"/>
          <table:table-cell table:style-name="ce56"/>
          <table:table-cell office:value-type="string" table:style-name="ce56">
            <text:p>bird (named Ambra Mininga) ; cassowary ; marsupial</text:p>
          </table:table-cell>
          <table:table-cell table:style-name="ce56"/>
          <table:table-cell office:value-type="string" table:style-name="ce56">
            <text:p>Ambra Mountain [Hagen People, Western Highlands Province]</text:p>
          </table:table-cell>
          <table:table-cell table:style-name="ce56"/>
          <table:table-cell table:number-columns-repeated="2" table:style-name="ce26"/>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40" table:style-name="ce15">
            <text:p>40</text:p>
          </table:table-cell>
          <table:table-cell office:value-type="string" table:style-name="ce132">
            <text:p>Wantok</text:p>
            <text:p>newspaper 113,</text:p>
            <text:p>page 5</text:p>
          </table:table-cell>
          <table:table-cell table:style-name="ce101"/>
          <table:table-cell office:value-type="string" table:style-name="ce28">
            <text:p>Papua New</text:p>
            <text:p>Guinea</text:p>
          </table:table-cell>
          <table:table-cell table:style-name="ce28"/>
          <table:table-cell office:value-type="string" table:style-name="ce28">
            <text:p>Arawe</text:p>
          </table:table-cell>
          <table:table-cell office:value-type="string" table:style-name="ce28">
            <text:p>English</text:p>
          </table:table-cell>
          <table:table-cell office:value-type="string" table:style-name="ce15">
            <text:p>No</text:p>
          </table:table-cell>
          <table:table-cell office:value-type="string" table:style-name="ce28">
            <text:p>Paul Areng</text:p>
            <text:p/>
          </table:table-cell>
          <table:table-cell office:value-type="date" office:date-value="1975-04-02T00:00:00" table:style-name="ce118">
            <text:p>April 2, 1975</text:p>
          </table:table-cell>
          <table:table-cell office:value-type="string" table:style-name="ce28">
            <text:p>Ulamona</text:p>
            <text:p/>
            <text:p>West New Britain</text:p>
            <text:p>Province</text:p>
          </table:table-cell>
          <table:table-cell office:value-type="string" table:style-name="ce28">
            <text:p>-5.01,</text:p>
            <text:p>151.25</text:p>
          </table:table-cell>
          <table:table-cell office:value-type="string" table:style-name="ce28">
            <text:p>Slone</text:p>
          </table:table-cell>
          <table:table-cell office:value-type="string" table:style-name="ce27">
            <text:p>Slone (translation from Tok Pisin)</text:p>
          </table:table-cell>
          <table:table-cell office:value-type="string" table:style-name="ce27">
            <text:p>The two women who</text:p>
            <text:p>became stones</text:p>
          </table:table-cell>
          <table:table-cell office:value-type="string" table:style-name="ce119">
            <text:p>[Les deux femmes qui</text:p>
            <text:p>sont devenues des</text:p>
            <text:p>pierres]</text:p>
          </table:table-cell>
          <table:table-cell table:style-name="ce27"/>
          <table:table-cell office:value-type="string" table:style-name="ce15">
            <text:p>Two sisters used coconuts</text:p>
            <text:p>belonging to a masalai for</text:p>
            <text:p>torches while spearfishing at</text:p>
            <text:p>night, and when their light went</text:p>
            <text:p>out and the tide rose, they</text:p>
            <text:p>were submerged on the reef</text:p>
            <text:p>and turned into stones.</text:p>
          </table:table-cell>
          <table:table-cell office:value-type="string" table:style-name="ce15">
            <text:p>On the island of Adwi, all the young women decided to go spearfishing at night using torches. Two sisters collected yellow coconuts for torches, which belonged to a masalai named Kaigon. All the other women went first, and the two sisters came later. While they walked on the reef, it became very dark, their torch went out, and the reef moved. As the high tide came, they were submerged by the seawater and turned into stones.</text:p>
          </table:table-cell>
          <table:table-cell office:value-type="string" table:style-name="ce15">
            <text:p>Il y a longtemps, sur l'île d'Adwi, toutes les jeunes femmes décidèrent d'aller pêcher au harpon de nuit, éclairées par des torches. Deux sœurs ramassèrent des noix de coco jaunes pour fabriquer leurs torches ; ces noix appartenaient à un masalai nommé Kaigon. Toutes les autres femmes partirent les premières, suivies des deux sœurs. Tandis qu'elles marchaient sur le récif, l'obscurité tomba, leurs torches s'éteignirent et le récif se mit à bouger. À marée haute, elles furent englouties par les flots et transformées en pierres.</text:p>
          </table:table-cell>
          <table:table-cell table:style-name="ce27"/>
          <table:table-cell office:value-type="string" table:style-name="ce15">
            <text:p>a woman turns into a stone §§ two women turn into stones §§ a spirit punishes humans</text:p>
          </table:table-cell>
          <table:table-cell table:style-name="ce27"/>
          <table:table-cell office:value-type="string" table:style-name="ce27">
            <text:p>coconut</text:p>
          </table:table-cell>
          <table:table-cell table:number-columns-repeated="3"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40-41</text:p>
          </table:table-cell>
          <table:table-cell office:value-type="string" table:style-name="ce132">
            <text:p>Wantok</text:p>
            <text:p>newspaper 114, page 5</text:p>
            <text:p/>
          </table:table-cell>
          <table:table-cell table:style-name="ce101"/>
          <table:table-cell office:value-type="string" table:style-name="ce28">
            <text:p>Papua New</text:p>
            <text:p>Guinea</text:p>
          </table:table-cell>
          <table:table-cell table:style-name="ce28"/>
          <table:table-cell office:value-type="string" table:style-name="ce28">
            <text:p>Enga</text:p>
          </table:table-cell>
          <table:table-cell office:value-type="string" table:style-name="ce28">
            <text:p>English</text:p>
          </table:table-cell>
          <table:table-cell office:value-type="string" table:style-name="ce15">
            <text:p>No</text:p>
          </table:table-cell>
          <table:table-cell office:value-type="string" table:style-name="ce28">
            <text:p>Simon Es</text:p>
          </table:table-cell>
          <table:table-cell office:value-type="date" office:date-value="1975-04-16T00:00:00" table:style-name="ce118">
            <text:p>April 16, 1975</text:p>
          </table:table-cell>
          <table:table-cell office:value-type="string" table:style-name="ce28">
            <text:p>Wapenamanda</text:p>
            <text:p/>
            <text:p>Enga Province</text:p>
          </table:table-cell>
          <table:table-cell office:value-type="string" table:style-name="ce27">
            <text:p>-5.635461, 143.891566</text:p>
          </table:table-cell>
          <table:table-cell office:value-type="string" table:style-name="ce28">
            <text:p>Slone</text:p>
          </table:table-cell>
          <table:table-cell office:value-type="string" table:style-name="ce27">
            <text:p>Slone (translation from Tok Pisin)</text:p>
          </table:table-cell>
          <table:table-cell office:value-type="string" table:style-name="ce27">
            <text:p>The Man Who Tricked the Ghost</text:p>
          </table:table-cell>
          <table:table-cell office:value-type="string" table:style-name="ce119">
            <text:p>[L'homme qui a trompé le fantôme]</text:p>
          </table:table-cell>
          <table:table-cell table:style-name="ce27"/>
          <table:table-cell office:value-type="string" table:style-name="ce15">
            <text:p>Two ghosts carry away a man they believe to be dead because of his smell, but he wakes up and strikes one of them with his axe.</text:p>
          </table:table-cell>
          <table:table-cell office:value-type="string" table:style-name="ce15">
            <text:p>A man named Korakan has a grove of pandanus trees in the forest. One day, he gathers some ripe pandanus nuts and then kills three marsupials. He returns home and chops wood to cook the marsupials. Once they are cooked, he eats the marsupials and the pandanus fruit and then goes to sleep. Late that night, the man slowly opens his eyes and sees two ghosts, then falls back asleep. He uses the head of his axe as a pillow and goes to sleep with the handle in his hands. The two ghosts look at him and see him as a dead man. They sniff his mouth as the man belches out a smell they can detect. Then the ghosts sniff his buttocks as the man farts. Now he smells truly awful. One of the ghosts says he thinks he has been rotting there for a long time. The ghosts quickly placed all the man's possessions on his bed and prepared to carry them away from the village. One of the ghosts pointed out that the man was holding the hip of the axe. The other ghost replied that it didn't matter, that the man was dead and rotting. So the two ghosts led him near his house and then a little higher up a mountain, terrified that the humans would kill them. On the mountain, the man gently took his axe and struck the ghost carrying his legs, breaking his ear. The two ghosts fled together, terrified. They then decided that they could not be friends with humans. This promise from the ghosts then opened a huge rocky cave in the mountain.</text:p>
          </table:table-cell>
          <table:table-cell office:value-type="string" table:style-name="ce15">
            <text:p>Un homme nommé Korakan a un bosquet d'arbres pandanus dans la forêt. Un jour, il ramasse quelques noix de pandanus qui sont mûres puis tue trois marsupiaux. Il retourne chez lui et cuisine les marsupiaux. Une fois prêts, il mange les marsupiaux et les fruits du pandanus puis va dormir. Tard dans la nuit, l'homme ouvre les yeux doucement et voit deux fantômes puis se rendort. Il se sert de la tête de sa hache comme oreiller et est allé dormir avec la poignée dans ses mains. Les deux fantômes le regardent et le voient comme un homme mort. Ils reniflent sa bouche, tandis que l'homme rote un air qu'ils pouvaient sentir. Puis les fantômes reniflent ses fesses tandis que l'homme lâche un pet. Maintenant, il sent vraiment affreusement mauvais. L'un des fantômes dit qu'il pense qu'il pourrit ici depuis longtemps. Les fantômes déposent vite toutes les possessions de l'homme sur son lit et se préparent à les emporter loin du village. L'un des fantômes fait remarquer que l'homme tient le hanche de la hache. L'autre fantôme lui répond que ce n'est pas important, que l'homme est mort et qu'il pourrit. Les deux fantômes l'amènenent donc près de sa maison puis un peu plus haut sur une montagne, terrifiés à l'idée que les hommes les tuent. Sur la montagne, l'homme prend doucement sa hache et frappe le fantôme qui porte ses jambes, lui cassant l'oreille. Les deux fantômes s'enfuient ensemble, terrifiés. Ils se disent alors qu'ils ne peuvent pas être amis avec les hommes. Cette promesse des fantômes ouvre alors une immense grotte rocheuse dans la montagne.</text:p>
          </table:table-cell>
          <table:table-cell table:style-name="ce27"/>
          <table:table-cell table:style-name="ce15"/>
          <table:table-cell table:style-name="ce27"/>
          <table:table-cell office:value-type="string" table:style-name="ce27">
            <text:p>pandanus tree (<text:span text:style-name="T8">karuka</text:span>) ; marsupial</text:p>
          </table:table-cell>
          <table:table-cell table:number-columns-repeated="2" table:style-name="ce27"/>
          <table:table-cell office:value-type="string" table:style-name="ce27">
            <text:p>Korakan</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41" table:style-name="ce15">
            <text:p>41</text:p>
          </table:table-cell>
          <table:table-cell office:value-type="string" table:style-name="ce132">
            <text:p>Wantok</text:p>
            <text:p>newspaper 115, page 5</text:p>
          </table:table-cell>
          <table:table-cell table:style-name="ce101"/>
          <table:table-cell office:value-type="string" table:style-name="ce28">
            <text:p>Papua New</text:p>
            <text:p>Guinea</text:p>
          </table:table-cell>
          <table:table-cell table:style-name="ce28"/>
          <table:table-cell office:value-type="string" table:style-name="ce28">
            <text:p>Enga</text:p>
          </table:table-cell>
          <table:table-cell office:value-type="string" table:style-name="ce27">
            <text:p>English</text:p>
          </table:table-cell>
          <table:table-cell office:value-type="string" table:style-name="ce15">
            <text:p>No</text:p>
          </table:table-cell>
          <table:table-cell office:value-type="string" table:style-name="ce27">
            <text:p>Elias Pulye</text:p>
          </table:table-cell>
          <table:table-cell office:value-type="date" office:date-value="1975-04-30T00:00:00" table:style-name="ce118">
            <text:p>April 30, 1975</text:p>
          </table:table-cell>
          <table:table-cell office:value-type="string" table:style-name="ce27">
            <text:p>Wapenamanda</text:p>
            <text:p/>
            <text:p>Enga Province</text:p>
          </table:table-cell>
          <table:table-cell office:value-type="string" table:style-name="ce27">
            <text:p>-5.635461, 143.891566</text:p>
          </table:table-cell>
          <table:table-cell office:value-type="string" table:style-name="ce27">
            <text:p>Slone</text:p>
          </table:table-cell>
          <table:table-cell office:value-type="string" table:style-name="ce27">
            <text:p>Slone (translation from Tok Pisin)</text:p>
          </table:table-cell>
          <table:table-cell office:value-type="string" table:style-name="ce27">
            <text:p>The Bamboo Tube Filled with Women</text:p>
          </table:table-cell>
          <table:table-cell office:value-type="string" table:style-name="ce119">
            <text:p>[Le tube de bambou rempli de femmes]</text:p>
          </table:table-cell>
          <table:table-cell table:style-name="ce27"/>
          <table:table-cell office:value-type="string" table:style-name="ce15">
            <text:p>A man brings home women he found in a village of women who were sleeping in a bamboo tube and marries them.</text:p>
          </table:table-cell>
          <table:table-cell office:value-type="string" table:style-name="ce15">
            <text:p>A man named Samb lived alone in a men's house he had built. One day, he went away. In the afternoon, he arrived in a village where there were no men and where many women were busy in a garden. He hid and spied on them. At sunset, the women returned home. The man followed them and hid outside. The women chatted, laughed, and ate inside the house. When night fell, they went back to their sleeping places. The man quietly opened the door of the house and went inside. He walked into the room where the women were sleeping and looked for them. However, the women were not sleeping on beds but in a huge piece of bamboo. The man then carried the bamboo outside. He brought the bamboo to his men's house and placed it on his bed. At dawn, a ghost spoke to one of the sleeping women and told her to leave. She woke up and went outside. Later, the women went out and talked. The man wakes up and asks the women who they are. The women, in turn, ask him who he is. The man speaks again, telling them that they are the women he brought to his men's house. Frightened, the women fall silent. They realize this house is not theirs. They wonder how they got here. Ashamed, they want to return to their wives, but they don't know how. They are stunned and proud to find themselves in this man's house. The man then marries all the women together. Their first child is named Sambe, the second Kunalin, and the third Lyein. This is the story of the ancestors of the Lagaip sub-district.</text:p>
          </table:table-cell>
          <table:table-cell office:value-type="string" table:style-name="ce15">
            <text:p>Un homme nommé Samb vit seul dans une maison d'hommes qu'il a construit. Un jour, il part loin. L'après-midi, il arrive dans un village où il n'y a pas d'hommes et où de nombreuses femmes sont occupées dans un jardin. Il se cache et les espionne. Au coucher du soleil, les femmes retournent chez elles. L'homme les suit et se cache dehors. Les femmes discutent, rient et mangent à l'intérieur de la maison. La nuit tombée, elles regagnent leurs lieux de couchage. L'homme ouvre doucement la porte de la maison et entre. Il s'avance dans la pièce où dorment les femmes et les cherche. Cependant, les femmes ne dorment pas sur des lits mais dans un énorme morceau de bambou. L'homme porte alors le bambou dehors. Il apporte le bambou dans la maison de ses hommes et le pose sur son lit. À l'aube, un fantôme parle à l'une des femmes endormies et lui dit de partir. Celle-ci se réveille et sort. Plus tard, les femmes sortent et discutent. L'homme se réveille et demande aux femmes qui elles sont. Les femmes lui demandent à leur tour qui il est. L'homme reprend la parole en leur disant qu'elle ssont les femmes qui a amené dans la maison de ses hommes. Effrayées, les femmes se taisent. Elles voient que cette maison n'est pas la leur. Elles se demandent comment elles sont arrivées ici. Honteuses, elles veulent retourner chez leurs femmes, mais elles ne savent pas comment y parvenir. Elles sont abasourdies et fières de se trouver dans la maison de cet homme. L'homme épouse alors toutes les femmes ensemble. Leur premier enfant s'appelle Sambe, le deuxième Kunalin, et le troisième Lyein. Voici l'histoire des ancêtres du sous-district de Lagaip.</text:p>
          </table:table-cell>
          <table:table-cell table:style-name="ce27"/>
          <table:table-cell table:style-name="ce15"/>
          <table:table-cell table:number-columns-repeated="3" table:style-name="ce27"/>
          <table:table-cell office:value-type="string" table:style-name="ce27">
            <text:p>Papyuk [Papayuku Village, Enga Province, Enga People] ; <text:s/>Lagaip sub-District</text:p>
          </table:table-cell>
          <table:table-cell office:value-type="string" table:style-name="ce27">
            <text:p>Samb ; Sambe [Sámbé (Lang, 1973: 214)] ; Kunalin [Kunálini is a clan name (Lang, 1973: 215)] ; Lyein ; Mangapuwan (sleeping woman)</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41-42</text:p>
          </table:table-cell>
          <table:table-cell office:value-type="string" table:style-name="ce132">
            <text:p>Wantok</text:p>
            <text:p>newspaper 116, pages 5-6</text:p>
          </table:table-cell>
          <table:table-cell table:style-name="ce101"/>
          <table:table-cell office:value-type="string" table:style-name="ce28">
            <text:p>Papua New</text:p>
            <text:p>Guinea</text:p>
          </table:table-cell>
          <table:table-cell table:style-name="ce28"/>
          <table:table-cell office:value-type="string" table:style-name="ce28">
            <text:p>Enga</text:p>
          </table:table-cell>
          <table:table-cell office:value-type="string" table:style-name="ce27">
            <text:p>English</text:p>
          </table:table-cell>
          <table:table-cell office:value-type="string" table:style-name="ce15">
            <text:p>No</text:p>
          </table:table-cell>
          <table:table-cell office:value-type="string" table:style-name="ce27">
            <text:p>Joseph Konona</text:p>
          </table:table-cell>
          <table:table-cell office:value-type="date" office:date-value="1975-05-14T00:00:00" table:style-name="ce118">
            <text:p>May 14, 1975</text:p>
          </table:table-cell>
          <table:table-cell office:value-type="string" table:style-name="ce27">
            <text:p>Wapenamanda [Enga People]</text:p>
            <text:p/>
            <text:p>Enga Province</text:p>
          </table:table-cell>
          <table:table-cell office:value-type="string" table:style-name="ce27">
            <text:p>-5.635461, 143.891566</text:p>
          </table:table-cell>
          <table:table-cell office:value-type="string" table:style-name="ce27">
            <text:p>Slone</text:p>
          </table:table-cell>
          <table:table-cell office:value-type="string" table:style-name="ce27">
            <text:p>Slone (translation from Tok Pisin)</text:p>
          </table:table-cell>
          <table:table-cell office:value-type="string" table:style-name="ce27">
            <text:p>You Would Not Die, If Only...</text:p>
          </table:table-cell>
          <table:table-cell office:value-type="string" table:style-name="ce119">
            <text:p>[Tu ne mourrais pas, si seulement...]</text:p>
          </table:table-cell>
          <table:table-cell table:style-name="ce27"/>
          <table:table-cell office:value-type="string" table:style-name="ce15">
            <text:p>After having a child by eating marsupial meat given to her by a man, a woman goes to the top of a mountain in front of the man's house, as he had asked, and waits for him. However, she ends up feeding her child even though the man had asked her not to, which angers the man, who promises that his child will have a life of misfortune and suffering.</text:p>
          </table:table-cell>
          <table:table-cell office:value-type="string" table:style-name="ce15">
            <text:p>A woman lived alone near Mount Mungaol. One day, while working in her garden under a bright sun, she heard something in the forest and went to investigate. A handsome young man had appeared. Terrified, she simply watched him. He approached her, reached into his net, and pulled out a small piece of marsupial meat, which he gave to her. He told her to eat the meat, that it would make her pregnant, that he would return in five days, and that if she had a child, she would not be able to nurse it but would have to carry it to the summit of Mount Mungaol, where she would find a man's house and wait by its side. He left after telling her this. Five days later, the woman was pregnant and gave birth to a boy. She followed the man's instructions and carried the child to the mountaintop, where she found his house. She did not nurse the child; instead, she hung him in a net by the house and waited for the man. She waited until noon, while the child cried bitterly. The woman felt terrible and thought that if she waited any longer for the man, the child would die. So she nursed the child. But then the man arrived at the mountaintop carrying two containers of water, one red and the other white. The man was furious and threw water from the mountaintop when he saw that the woman had nursed the child. He told her that her child would have a miserable life because of her. Then the man showed the woman a pleasant new place where many kind children lived, playing happily together and finding good food. The man said that if she hadn't ruined her child's life, he would have sent him to live with them. With that, he left, and the woman never saw him again.</text:p>
          </table:table-cell>
          <table:table-cell office:value-type="string" table:style-name="ce15">
            <text:p>Une femme vit seule près du mont Mungaol. Un jour, alors qu'elle travaille dans son jardin sous un soleil radieux, elle entend quelque chose dans la forêt et va voir. Un beau jeune homme y est apparu. Terrifiée, elle se contente de regarder l'homme. Il s'approche d'elle, plonge sa main dans son filet et en sort un petit morceau de viande de marsupial qu'il donne à la femme. Il lui dit alors de manger cette viande qui la fera tomber enceinte, qu'il reviendra dans cinq jours et que si elle trouve un enfant, elle ne pourra pas l'allaiter et devra le porter au seommet du Mont Mungaol où elle trouvera la maison d'un homme au bord de laquelle elle devra attendre. Il part après lui avoir dit cela. Cinq jours plus tard, la femme est enceinte et donne naissance à un garçon. Elle suit les instructions de l'homme et porte l'enfant au sommet de la montagne, où elle trouve sa maison. Elle n'allaite pas l'enfant, elle le suspend dans un filet au bord de la maison et attend l'homme. Elle attend jusqu'à midi, alors que l'enfant pleure à chaudes larmes. La femme se sent mal et se dit que si elle attend encore l'homme, l'enfant va mourir. Elle allaite alors l'enfant. Mais l'homme arrive alors au sommet de la montagne en tenant deux récipients d'eau dans ses mains, l'un rouge et l'autre blanc. L'homme est furieux et jette de l'eau du haut de la montagne en voyant que la femme a donné son sein à l'enfant. Il lui dit alors que son enfant aura une vie malheureuse par sa faute. Puis l’homme montre à la femme un nouvel endroit agréable qui abrite de nombreux enfants gentils, qui jouent joyeusement ensemble et trouvent de la bonne nourriture. Alors l’homme dit que si elle n'avait pas gâché la vie de son enfant, il l'aurait envoyé parmi ces enfants. Sur ces mots, il part et la femme ne le revit jamais.</text:p>
          </table:table-cell>
          <table:table-cell table:style-name="ce27"/>
          <table:table-cell table:style-name="ce15"/>
          <table:table-cell table:number-columns-repeated="3" table:style-name="ce27"/>
          <table:table-cell office:value-type="string" table:style-name="ce27">
            <text:p>Mount Mungaol</text:p>
          </table:table-cell>
          <table:table-cell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42-43</text:p>
          </table:table-cell>
          <table:table-cell office:value-type="string" table:style-name="ce132">
            <text:p>Wantok</text:p>
            <text:p>newspaper 117, page 5</text:p>
            <text:p/>
          </table:table-cell>
          <table:table-cell table:style-name="ce101"/>
          <table:table-cell office:value-type="string" table:style-name="ce28">
            <text:p>Papua New</text:p>
            <text:p>Guinea</text:p>
          </table:table-cell>
          <table:table-cell table:style-name="ce28"/>
          <table:table-cell office:value-type="string" table:style-name="ce28">
            <text:p>Mape</text:p>
          </table:table-cell>
          <table:table-cell office:value-type="string" table:style-name="ce27">
            <text:p>English</text:p>
          </table:table-cell>
          <table:table-cell office:value-type="string" table:style-name="ce15">
            <text:p>No</text:p>
          </table:table-cell>
          <table:table-cell office:value-type="string" table:style-name="ce27">
            <text:p>Wawariec Qoroa</text:p>
          </table:table-cell>
          <table:table-cell office:value-type="date" office:date-value="1975-05-28T00:00:00" table:style-name="ce118">
            <text:p>May 28, 1975</text:p>
          </table:table-cell>
          <table:table-cell office:value-type="string" table:style-name="ce27">
            <text:p>Kainantu</text:p>
            <text:p/>
            <text:p>Eastern Highlands Province</text:p>
          </table:table-cell>
          <table:table-cell office:value-type="string" table:style-name="ce27">
            <text:p>-6.291245, 145.859184</text:p>
          </table:table-cell>
          <table:table-cell office:value-type="string" table:style-name="ce27">
            <text:p>Slone</text:p>
          </table:table-cell>
          <table:table-cell office:value-type="string" table:style-name="ce27">
            <text:p>Slone (translation from Tok Pisin)</text:p>
          </table:table-cell>
          <table:table-cell office:value-type="string" table:style-name="ce27">
            <text:p>Where Did Net Bags Come From?</text:p>
          </table:table-cell>
          <table:table-cell office:value-type="string" table:style-name="ce119">
            <text:p>[D'où viennent les sacs en filet ?]</text:p>
          </table:table-cell>
          <table:table-cell table:style-name="ce27"/>
          <table:table-cell table:style-name="ce15"/>
          <table:table-cell office:value-type="string" table:style-name="ce15">
            <text:p>Zacqarac is a Mape man. One morning, Zacqarac wakes up while it is still dark. He quickly prepares his bow and arrows to hunt game and various species of birds. He takes with him taro that his wife has roasted so he won't go hungry in the forest. Zacqarac hurries so the sun will become too bright and prevent him from catching birds. He plunges directly into the deep forest, until he reaches the foot of a huge tree. Beforehand, he has built a ladder leading to a fork in the tree where rainwater collects. If a bird comes to bathe there, he kills it with a single shot. Once his basket is full, he will return home. He carefully hides in his hiding place at the top of the tree and waits for the birds. Zacqarac takes his arrows and prepares to shoot. It wasn't always like this, but that day, more and more birds arrive. He wasted no time shooting at all the birds. He killed them with a single shot, and they fell to the ground. He sat at the top of the tree until sunset. After shooting the last bird, he prepared to go home. He looked down and saw two masalai women. They were cooking the birds in an earthen oven and filling their nets with the cooked poultry. He was afraid and clung tightly to the tree. He was sweating and paralyzed with fear. The two masalai women looked at him. They told him not to be afraid, that he could come down and take some of the birds he had shot and that they had cooked. They also gave him a net. The man was still afraid when the two masalai women left the net and disappeared into the forest. Shortly after they left, he climbed down and ran home as fast as he could. He gave the birds and the net to his relatives in the village. Then they eat the birds and begin to make their own nets.</text:p>
          </table:table-cell>
          <table:table-cell office:value-type="string" table:style-name="ce15">
            <text:p>Zacqarac est un homme Mape. Un matin, Zacqarac se réveille alors qu'il fait encore nuit. Il prépare vite son arc et ses flèches pour aller chasser le gibier et différentes espèces d'oiseaux. Il emporte avec lui du taro que sa femme a fait griller pour ne pas avoir faim dans la forêt. Zacqarac se hâte pour que le soleil devienne trop brillant et empêche d'attraper des oiseaux. Il s'enfonce directement dans la forêt profonde, jusqu'à arriver au pied d'un immense arbre. Auparavant, il a fabriqué une échelle menant à une fourche de l'arbre où l'eau de pluie s'accumule. Si un oiseau vient s'y baigner, il le tue d'un coup de feu. Une fois son panier rempli, il rentrera chez lui. Il se cache soigneusement dans sa cachette, au sommet de l'arbre et attend les oiseaux. Zacqarac prend ses flèches et se prépare à tirer. Ce n'était pas comme ça auparavant, mais ce jour-là, de plus en plus d'oiseaux arrivent. Il ne perd pas de temps à tirer sur toutes ces espèces d'oiseaux. Il les tue d'un coup de feu et ils tombent au sol. Il reste assis au sommet de l'arbre jusqu'au coucher du soleil. Après avoir abattu le dernier oiseau, il se prépare à rentrer chez lui. Il baisse les yeux et aperçoit alors deux femmes<text:s/><text:span text:style-name="T5">masalais</text:span>. Elles sont en train de cuire les oiseaux dans un four en terre et de remplir leurs filets de volailles cuites. Il a peur et s'accroche fermement à l'arbre. Il transpire et est paralysé par la peur. Les deux femmes<text:s/><text:span text:style-name="T5">masalai</text:span><text:s/>le regardent alors. Elles lui disent de ne pas avoir peur, qu'il peut descendre et qu'il pourra emporter des oiseaux qu'il a abbatu et qu'elles ont fait cuire. Elles lui donnent également un filet. L'homme a toujours peur lorsque les deux<text:s/><text:span text:style-name="T5">masalai</text:span><text:s/>laissent le filet et s'enfoncent dans la forêt. Peu après leur départ, il descend et court chez lui aussi vite qu'il peut. Il donne les oiseaux et le filet à ses proches au village. Puis ils mangent les oiseaux et commencent à fabriquer leurs propres filets.</text:p>
          </table:table-cell>
          <table:table-cell table:style-name="ce27"/>
          <table:table-cell table:style-name="ce15"/>
          <table:table-cell table:style-name="ce27"/>
          <table:table-cell office:value-type="string" table:style-name="ce27">
            <text:p>bird</text:p>
          </table:table-cell>
          <table:table-cell office:value-type="string" table:style-name="ce27">
            <text:p>masalai women</text:p>
          </table:table-cell>
          <table:table-cell office:value-type="string" table:style-name="ce27">
            <text:p>Finschhafen area, Morobe Province</text:p>
          </table:table-cell>
          <table:table-cell office:value-type="string" table:style-name="ce27">
            <text:p>Zacqarac (Mape man)</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15">
            <text:p>Clothilde Volk</text:p>
          </table:table-cell>
          <table:table-cell table:style-name="ce15"/>
          <table:table-cell office:value-type="string" table:style-name="ce15">
            <text:p>Slone</text:p>
          </table:table-cell>
          <table:table-cell office:value-type="float" office:value="43" table:style-name="ce15">
            <text:p>43</text:p>
          </table:table-cell>
          <table:table-cell office:value-type="string" table:style-name="ce129">
            <text:p>Wantok</text:p>
            <text:p>newspaper 119,</text:p>
            <text:p>page 5-6</text:p>
          </table:table-cell>
          <table:table-cell table:style-name="ce79"/>
          <table:table-cell office:value-type="string" table:style-name="ce15">
            <text:p>Papua New Guinea</text:p>
          </table:table-cell>
          <table:table-cell table:style-name="ce15"/>
          <table:table-cell office:value-type="string" table:style-name="ce15">
            <text:p>Takia</text:p>
          </table:table-cell>
          <table:table-cell office:value-type="string" table:style-name="ce15">
            <text:p>English</text:p>
          </table:table-cell>
          <table:table-cell office:value-type="string" table:style-name="ce15">
            <text:p>No</text:p>
          </table:table-cell>
          <table:table-cell office:value-type="string" table:style-name="ce15">
            <text:p>Galun</text:p>
          </table:table-cell>
          <table:table-cell office:value-type="string" table:style-name="ce15">
            <text:p>June 25, 1975,</text:p>
          </table:table-cell>
          <table:table-cell office:value-type="string" table:style-name="ce15">
            <text:p>/</text:p>
          </table:table-cell>
          <table:table-cell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119) The Crazy People</text:p>
          </table:table-cell>
          <table:table-cell office:value-type="string" table:style-name="ce83">
            <text:p>[Les gens fous]</text:p>
          </table:table-cell>
          <table:table-cell table:style-name="ce133"/>
          <table:table-cell office:value-type="string" table:style-name="ce15">
            <text:p>As two clans clash over fishing, a mother dies at the bottom of the ocean in a basket.</text:p>
          </table:table-cell>
          <table:table-cell office:value-type="string" table:style-name="ce15">
            <text:p>A long time ago, on the island of Bagabag, lived two clans. The members of the first had good ideas while those of the other were crazy. The people of the second clan did not like the fishing method of the first and wanted another. One day, a mother asked her children to prepare a basket with food for her, and go with them to the open sea in a canoe. Arriving at a spot rich in fish, she got into the basket, which the children lowered to the sandy bottom. After two weeks, they returned, but smelled the odor of their mother rotting. They then remembered that she had wanted to come back to the surface while they continued to lower her. Very troubled, they decided to leave her body there and return home alone.</text:p>
          </table:table-cell>
          <table:table-cell office:value-type="string" table:style-name="ce15">
            <text:p>Il y a longtemps, sur l'île de Bagabag, vivaient deux clans. Les membres du premier avaient de bonnes idées tandis que ceux de l'autre étaient fous. Les gens du deuxième clan n'aimaient pas la méthode de pêche du premier et en voulaient une autre. Un jour, une mère demanda à ses enfants de préparer un panier avec de la nourriture pour elle, et aller avec eux <text:s/>en pleine mer sur une pirogue. Arrivés à un endroit riche en poissons, elle rentra dans le panier que les enfants firent descendre jusqu'au fond sableux. Après deux semaines, ils revinrent, mais sentirent l'odeur de leur mère en train de pourir. Ils se rappelèrent alors qu'elle avait voulu remonter à la surface tandis qu'ils continuaient à la faire descendre. Très troublés, il décidèrent de laisser là son corps et rentrèrent seuls chez eux.</text:p>
          </table:table-cell>
          <table:table-cell office:value-type="string" table:style-name="ce15">
            <text:p>crazy people ; children ; mother ; fishing ; death</text:p>
          </table:table-cell>
          <table:table-cell office:value-type="string" table:style-name="ce15">
            <text:p>someone uses fish food in a basket to trap fishes §§ someone gets in a basket that goes in the water §§ someone dies in a basket at the bottom of the sea §§ children has to make their mother go in a basket in the sea</text:p>
          </table:table-cell>
          <table:table-cell table:number-columns-repeated="3" table:style-name="ce10"/>
          <table:table-cell office:value-type="string" table:style-name="ce10">
            <text:p>Bagabag Island</text:p>
          </table:table-cell>
          <table:table-cell table:style-name="ce10"/>
          <table:table-cell table:number-columns-repeated="2" table:style-name="ce26"/>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Slone</text:p>
          </table:table-cell>
          <table:table-cell office:value-type="string" table:style-name="ce15">
            <text:p>43-44</text:p>
          </table:table-cell>
          <table:table-cell office:value-type="string" table:style-name="ce129">
            <text:p>Wantok</text:p>
            <text:p>newspaper 120, pages 5, 10</text:p>
          </table:table-cell>
          <table:table-cell table:style-name="ce79"/>
          <table:table-cell office:value-type="string" table:style-name="ce15">
            <text:p>Papua New Guinea</text:p>
          </table:table-cell>
          <table:table-cell table:style-name="ce15"/>
          <table:table-cell office:value-type="string" table:style-name="ce15">
            <text:p>Wiru</text:p>
          </table:table-cell>
          <table:table-cell office:value-type="string" table:style-name="ce15">
            <text:p>English</text:p>
          </table:table-cell>
          <table:table-cell office:value-type="string" table:style-name="ce15">
            <text:p>No</text:p>
          </table:table-cell>
          <table:table-cell office:value-type="string" table:style-name="ce15">
            <text:p>Alphonse Wi</text:p>
          </table:table-cell>
          <table:table-cell office:value-type="date" office:date-value="1975-07-09T00:00:00" table:style-name="ce123">
            <text:p>July 9, 1975</text:p>
          </table:table-cell>
          <table:table-cell office:value-type="string" table:style-name="ce15">
            <text:p>Pangia Village [Wiru People]</text:p>
            <text:p/>
            <text:p>Southern Highlands Province</text:p>
          </table:table-cell>
          <table:table-cell office:value-type="string" table:style-name="ce15">
            <text:p>-6.377714, 144.104784</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Man without a Face</text:p>
          </table:table-cell>
          <table:table-cell office:value-type="string" table:style-name="ce83">
            <text:p>[L'homme sans visage]</text:p>
          </table:table-cell>
          <table:table-cell table:style-name="ce82"/>
          <table:table-cell office:value-type="string" table:style-name="ce15">
            <text:p>A man steals portions of a pig being eaten by a man who has no eyes or mouth, but the man notices and sets a trap for him. It is flying foxes that free the man from the net in which he is trapped and return him to his mother.</text:p>
          </table:table-cell>
          <table:table-cell office:value-type="string" table:style-name="ce15">
            <text:p>A man named Napia was tending a garden near a river. One morning, he went to work in the garden, pulling up the roots of wild sugarcane (pitpit). The sun was getting hot, and he wanted a drink. So he went down to the river. He saw something white under the water. He plunged his hand in and found pig entrails. He then went back up the river and saw smoke rising from the forest. He walked toward the smoke and saw an old man cooking a pig in an earthen oven. Napia hid and watched the old man. The old man had neither eyes nor a mouth and swallowed his food with his head. He got very close, but the old man didn't see him. So Napia went back and waited a while. The old man took the pig out of the oven, butchered it, and prepared to eat it. Napia then approached and took the four legs without the old man seeing him. Napia filled his loin with the pork and then took it to his mother. He eats the pork with his mother and falls asleep. The next morning, he returns to the old man's house early. He wants to see where the man gets his pigs. While he is watching near the man's house, the man comes out. He is singing and dancing by a pond, and a huge pig emerges. The man takes the pig, kills it, singes its bristles, and then begins to butcher it. Napia approaches and again takes the four legs, as before, but the man still doesn't see him and brings the pig to his mother. They feast on it. After Napia leaves, the old man wants to eat the pork, but he realizes that some pieces are missing. Worried, he looks for the missing pig, but in vain. He then makes a huge net and fills it with banana leaves. He ties one end of the net to a tree and sits on another. Then, he kills a pig and cooks it. Napia stood at a distance, watching the old man cook the pig and delighted by the sight. He approached the man but didn't see the net he had placed in the path. He then fell inside the net. The man heard the noise and quickly grasped the two handles. He sewed the opening closed and carried the net to a large tree near the river, where he tied Napia to it. Napia remained perched in this tree for two whole months. He had no real food, so he pulled out his fur and ate it. One night, he heard a fruit bat approaching and throwing him two bananas. He caught them and ate them, peel and all. The fruit bat continued to feed Napia. Later, the bag tore. One of his legs hung out and was almost in the water. The fruit bat saw this and called 500 other fruit bats to help bring Napia back to his mother. They gathered together and opened the bag. Then they take it and throw it in front of her mother's house. Napia's mother is delighted. She wants to give the fruit bats 500 pigs, but they don't want them. She tries giving them other things, but they don't want those either. So Napia and her mother give them a piece of string that her mother has frayed into a net. The fruit bats are happy and take the string they've been given, then they break it into little pieces for each of them. Before, the fruit bats didn't have bellies. But Napia and her mother gave them the string, so now the fruit bats have bellies.</text:p>
          </table:table-cell>
          <table:table-cell office:value-type="string" table:style-name="ce15">
            <text:p>Un homme nommé Napia aménage un jardin près d'une rivière. Un matin, il va travailer au jardin où il enlève les racines des cannes à sucre sauvages (<text:span text:style-name="T5">pitpit</text:span>). Le soleil se fait chaud et il veut boire. Il descend alors à la rivière. Il aperçoit quelque chose de blanc sous l'eau. Il y plonge sa main et trouve des entrailles de porc. Il remonte alors la rivière et découvre de la fumée s'échappant de la forêt. Il marche vers la fumée et voit un vieil homme qui fait cuire un cochon dans un four en terre. Napia se cache et observe le vieil homme. Celui-ci n'a ni yeux ni bouche et avale sa nourriture avec sa tête. Il se rapproche tout près mais le vieil homme ne le voit pas. Alors Napia retourne sur ses pas et attend un moment. Le vieil homme retire le cochon du four, le découpe et se prépare à le manger. Napia s'approche alors et prend les quatre pattes sans que le vieil homme ne le voit. Napia remplit son filet de porc puis l'apporte à sa mère. Il mange le porc avec sa mère et s'endort. Le lendemain, il retourne chez le vieil homme tôt le matin. Il veut voir où l'homme se procure ses cochons. Tandis qu'il observe près de la maison de l'homme, celui-ci sort. Il chante et danse près d'un étang, et un énorme cochon en sort. L'homme prend le cochon, le tue, lui brûle les poils, puis commence à le découper. Napia s'approche et prend de nouveau les quatre pattes, comme précédemment, mais l'homme ne le voit toujours pas, et apporte le porc à sa mère. Ils s'en régalent. Après le départ de Napia, le vieil homme veut manger le porc, mais il se rend compte qu'il manque des morceaux. Inquiet, il cherche le porc manquant, mais en vain. Il se met alors à fabriquer un immense filet qu'il le remplit de feuilles de bananie. Il attache des pans du filet à un arbre et s'assoit sur un autre pan. Puis, il tue un cochon et le fait cuire. Napia se tient au loin et observe le vieil homme qui cuisine le cochon et en est ravi. Il s’approche de l’homme, mais ne voit pas le filet que celui-ci a placé sur le chemin. Il tombe alors à l’intérieur du filet. L’homme entend le bruit et saisit rapidement les deux anses. Il coud l’ouverture et emporte le filet jusqu’à un grand arbre qui se dresse près de la rivière sur lequel il attache Napia. Napia reste perché sur cet arbre pendant deux mois entiers. Il n'a pas de vraie nourriture, alors il s'arrache les poils et les mange. Une nuit, il entend une roussette s'approcher qui lui jette deux bananes. Il les attrape et les mange avec leur peau. La roussette continue de donner à manger à Napia. Plus tard, le sac se déchire. Une de ses jambes sort et se retrouve presque dans l'eau. La roussette voit cela et appelle 500 roussettes à l'aide pour ramener Napia à sa mère. Elles se rassemblent et ouvrent le sac. Puis elles le prennent et le jettent devant la maison de sa mère. La mère de Napia en est ravie. Elle veut donner aux roussettes 500 cochons, mais elles n'en veulent pas. Elle essaye de leur donner d'autres choses, mais elles n'en veulent pas non plus. Alors Napia et sa mère leur donnent une ficelle que la mère a effilochée en filet. Les roussettes sont contentes et prennent la ficelle qu'on leur a donnée puis elles la cassent en petits morceaux pour chacune d'elles. Avant, les roussettes n'avaient pas de ventre. Mais Napia et sa mère leur ont donné de la ficelle, alors maintenant les roussettes ont un ventre.</text:p>
          </table:table-cell>
          <table:table-cell table:number-columns-repeated="2" table:style-name="ce15"/>
          <table:table-cell table:style-name="ce10"/>
          <table:table-cell office:value-type="string" table:style-name="ce10">
            <text:p>flying fox</text:p>
          </table:table-cell>
          <table:table-cell table:number-columns-repeated="2" table:style-name="ce10"/>
          <table:table-cell office:value-type="string" table:style-name="ce10">
            <text:p>Napia</text:p>
          </table:table-cell>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Slone</text:p>
          </table:table-cell>
          <table:table-cell office:value-type="float" office:value="45" table:style-name="ce15">
            <text:p>45</text:p>
          </table:table-cell>
          <table:table-cell office:value-type="string" table:style-name="ce129">
            <text:p>Wantok</text:p>
            <text:p>newspaper 121, pages 5-6</text:p>
          </table:table-cell>
          <table:table-cell table:style-name="ce79"/>
          <table:table-cell office:value-type="string" table:style-name="ce15">
            <text:p>Papua New Guinea</text:p>
          </table:table-cell>
          <table:table-cell table:style-name="ce15"/>
          <table:table-cell office:value-type="string" table:style-name="ce15">
            <text:p>Rotokas</text:p>
          </table:table-cell>
          <table:table-cell office:value-type="string" table:style-name="ce15">
            <text:p>English</text:p>
          </table:table-cell>
          <table:table-cell office:value-type="string" table:style-name="ce15">
            <text:p>No</text:p>
          </table:table-cell>
          <table:table-cell office:value-type="string" table:style-name="ce15">
            <text:p>Bertha Hogun</text:p>
          </table:table-cell>
          <table:table-cell office:value-type="date" office:date-value="1975-07-23T00:00:00" table:style-name="ce123">
            <text:p>July 23, 1975</text:p>
          </table:table-cell>
          <table:table-cell office:value-type="string" table:style-name="ce15">
            <text:p>Wakunai [Rotokas People]</text:p>
            <text:p/>
            <text:p>Bougainville Island</text:p>
            <text:p/>
            <text:p>North Salomons Province</text:p>
          </table:table-cell>
          <table:table-cell office:value-type="string" table:style-name="ce15">
            <text:p>-5.862649, 155.190849</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Pekabat and Tutupiok</text:p>
          </table:table-cell>
          <table:table-cell office:value-type="string" table:style-name="ce83">
            <text:p>[Pekabat et Tutupiok]</text:p>
          </table:table-cell>
          <table:table-cell table:style-name="ce82"/>
          <table:table-cell table:style-name="ce15"/>
          <table:table-cell office:value-type="string" table:style-name="ce15">
            <text:p>Some boys were playing in a village. One of them, named Pekabat, wanted to go into the forest to look for couscous (kapul) and called his friends to join him. When they arrived near a large fig tree, Pekabat smelled a banana. This banana was buried. A man had put it there. When the children saw the banana, they were delighted and ate it. After eating it, they needed to relieve themselves in the forest. But one of them told them they had to defecate in the hole where the man had buried the banana. After they had finished defecating, they covered their excrement. Once they were done, they climbed the fig tree, went very high, and sat on a branch. The man who had hidden the banana that the children had eaten, whose name was Tutupiok, then came back to get it. He arrives at the place where he hid it and begins to dig, but he finds excrement and is displeased, thinking his banana is overripe. He wants to eat it. However, he smells the excrement and then his hand. He becomes angry and wants to find the men who ate his banana so he can enjoy it himself. He looks up at the fig tree and sees the children. The boys burst out laughing. Tutupiok calls them down. As each child comes down, Tutupiok stuffs them into his mouth. Then, Tutupiok goes home. When he arrives, his wife sees his stomach trembling and gurgling and asks him what he ate. However, Tutupiok doesn't want to talk. The children keep running around inside his stomach. He tells his wife to heat a large stone in the fire. Tutupiok shoves the burning stone into his mouth to cook the children inside his stomach, but the children run to another corner of his belly. Once the stone cools, Tutupiok believes the children are dead and falls asleep. While he sleeps, the children inside him, who are not dead, discover that Pekabat has a small penknife. Pekabat begins to cut open Tutupiok's stomach, and Tutupiok feels nothing. The children escape and kill Tutupiok's wife. Tutupiok also dies. The children are overjoyed and return home.</text:p>
          </table:table-cell>
          <table:table-cell office:value-type="string" table:style-name="ce15">
            <text:p>Des garçons jouent dans un village. L'un d'eux appelé Pekabat veut alors aller dans la forêt à la recherche de couscous (<text:span text:style-name="T5">kapul</text:span>) et appelle alors ses amis pour y aller. Arrivés près d'une grande vigne de figuier, Pekabat sent l'odeur d'une banane « mâle ». Cette banane est enterrée. Un homme l'y avait mise. Quand les enfants voient la banane, ils sont ravis et la mangent. Après l'avoir mangée, ils ont envie de faire leurs besoins dans la forêt. Mais l'un d'eux leur dit qu'il faut faire caca dans le trou où l'homme a enterré banane. Après avoir fini de déféquer, ils recouvrent leurs excréments. Une fois terminés, ils grimpent à la vigne du figuier, montent très haut et s'assoient sur une branche. L'homme qui a caché la banane que les enfants ont mangée, qui s'appelle Tutupiok, revient alors la chercher. Il arrive à l'endroit où il l'a cachée et se met à creuser, mais tombe sur les excréments et n'est pas content en pensant que sa banane est trop mûre. Il veut alors la manger. Cependant, il sent les excréments puis sa main. Il se met alors en colère et veut trouver les hommes qui ont mangé sa banane pour pouvoir quand même se régaler. Il lève alors les yeux vers le figuier et aperçoit les enfants. Les garçons éclatent de rire. Tutupiok les appelle pour qu'ils descendent. À mesure que chaque enfant descend, Tutupiok le fourre dans sa bouche. Puis, Tutupiok rentre chez lui. En arrivant, sa femme voit son ventre trembler et gargouiller, et lui demande ce qu'il a mangé. Cependant, Tutupiok ne veut pas parler. Les enfants n'arrêtent pas de courir dans son ventre. Il dit à sa femme de faire chauffer une grosse pierre dans le feu. Tutupiok enfonce la pierre brûlante dans sa bouche pour cuire les enfants qui sont dans son ventre, mais les enfants courent se réfugier dans un autre coin de son ventre. Une fois la pierre refroidie, Tutupiok croit que les enfants sont morts et il s'endort. Pendant son sommeil, les enfants dans son ventre, qui ne sont pas morts, découvrent que Pekabat a un petit canif. Pekabat commence à découper le ventre de Tutupiok et celui-ci ne sent rien. Les enfants sortent et tuent la femme de Tutupiok. Tutupiok meurt également. Les enfants sont ravis et rentrent chez eux.</text:p>
          </table:table-cell>
          <table:table-cell table:number-columns-repeated="2" table:style-name="ce15"/>
          <table:table-cell table:style-name="ce10"/>
          <table:table-cell office:value-type="string" table:style-name="ce10">
            <text:p><text:span text:style-name="T1">cuscus (</text:span><text:span text:style-name="T1">kapul</text:span><text:span text:style-name="T1">) [The northern common cuscus,<text:s/></text:span><text:span text:style-name="T1">Phalanger orientalis</text:span><text:span text:style-name="T1">, is the only<text:s/></text:span><text:span text:style-name="T1">kapul</text:span><text:span text:style-name="T1"><text:s/>on Bougainville (Flannery, 1995b: 96-99).]</text:span></text:p>
          </table:table-cell>
          <table:table-cell table:number-columns-repeated="2" table:style-name="ce10"/>
          <table:table-cell office:value-type="string" table:style-name="ce10">
            <text:p>Pekabat ; Tutupiok</text:p>
          </table:table-cell>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Slone</text:p>
          </table:table-cell>
          <table:table-cell office:value-type="string" table:style-name="ce15">
            <text:p>45-46</text:p>
          </table:table-cell>
          <table:table-cell office:value-type="string" table:style-name="ce129">
            <text:p>Wantok</text:p>
            <text:p>newspaper 122, pages 5-6</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Anton Waino</text:p>
          </table:table-cell>
          <table:table-cell office:value-type="date" office:date-value="1975-08-06T00:00:00" table:style-name="ce123">
            <text:p>August 6, 1975</text:p>
          </table:table-cell>
          <table:table-cell office:value-type="string" table:style-name="ce15">
            <text:p>Ramu River</text:p>
            <text:p/>
            <text:p>Madang Province</text:p>
          </table:table-cell>
          <table:table-cell office:value-type="string" table:style-name="ce15">
            <text:p>-5.223726, 144.913813</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Conch that Scared the<text:s/><text:span text:style-name="T5">Masalai</text:span></text:p>
          </table:table-cell>
          <table:table-cell office:value-type="string" table:style-name="ce83">
            <text:p>[La conque qui effraie le<text:s/><text:span text:style-name="T9">masalai</text:span>]</text:p>
          </table:table-cell>
          <table:table-cell table:style-name="ce82"/>
          <table:table-cell table:number-columns-repeated="5" table:style-name="ce15"/>
          <table:table-cell table:number-columns-repeated="5" table:style-name="ce10"/>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Slone</text:p>
          </table:table-cell>
          <table:table-cell office:value-type="string" table:style-name="ce15">
            <text:p>46-47</text:p>
          </table:table-cell>
          <table:table-cell office:value-type="string" table:style-name="ce129">
            <text:p>Wantok</text:p>
            <text:p>newspaper 123, pages 5-6, 10</text:p>
          </table:table-cell>
          <table:table-cell table:style-name="ce79"/>
          <table:table-cell office:value-type="string" table:style-name="ce15">
            <text:p>Papua New Guinea</text:p>
          </table:table-cell>
          <table:table-cell table:style-name="ce15"/>
          <table:table-cell office:value-type="string" table:style-name="ce15">
            <text:p>Aruop</text:p>
            <text:p/>
            <text:p>Kayik</text:p>
          </table:table-cell>
          <table:table-cell office:value-type="string" table:style-name="ce15">
            <text:p>English</text:p>
          </table:table-cell>
          <table:table-cell office:value-type="string" table:style-name="ce15">
            <text:p>No</text:p>
          </table:table-cell>
          <table:table-cell office:value-type="string" table:style-name="ce15">
            <text:p>Moses Nasam</text:p>
          </table:table-cell>
          <table:table-cell office:value-type="date" office:date-value="1975-08-20T00:00:00" table:style-name="ce123">
            <text:p>August 20, 1975</text:p>
          </table:table-cell>
          <table:table-cell office:value-type="string" table:style-name="ce15">
            <text:p>Kabari</text:p>
            <text:p/>
            <text:p>Lumi</text:p>
            <text:p/>
            <text:p>West Sepik Province</text:p>
          </table:table-cell>
          <table:table-cell office:value-type="string" table:style-name="ce15">
            <text:p>-3.481763, 142.049725</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People Who Tricked a<text:s/><text:span text:style-name="T5">Masalai</text:span><text:s/>Woman</text:p>
          </table:table-cell>
          <table:table-cell office:value-type="string" table:style-name="ce83">
            <text:p>[Les personnes qui ont trompé une femme<text:s/><text:span text:style-name="T9">Masalai</text:span>]</text:p>
          </table:table-cell>
          <table:table-cell table:style-name="ce82"/>
          <table:table-cell table:number-columns-repeated="5" table:style-name="ce15"/>
          <table:table-cell table:number-columns-repeated="5" table:style-name="ce10"/>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Clothilde Volk</text:p>
          </table:table-cell>
          <table:table-cell table:style-name="ce15"/>
          <table:table-cell office:value-type="string" table:style-name="ce15">
            <text:p>Slone</text:p>
          </table:table-cell>
          <table:table-cell office:value-type="string" table:style-name="ce15">
            <text:p>47-48</text:p>
          </table:table-cell>
          <table:table-cell office:value-type="string" table:style-name="ce129">
            <text:p>Wantok</text:p>
            <text:p>newspaper 124,</text:p>
            <text:p>page 5-6</text:p>
          </table:table-cell>
          <table:table-cell table:style-name="ce79"/>
          <table:table-cell office:value-type="string" table:style-name="ce15">
            <text:p>Papua New Guinea</text:p>
          </table:table-cell>
          <table:table-cell table:style-name="ce15"/>
          <table:table-cell office:value-type="string" table:style-name="ce15">
            <text:p>Mendi</text:p>
          </table:table-cell>
          <table:table-cell office:value-type="string" table:style-name="ce15">
            <text:p>English</text:p>
          </table:table-cell>
          <table:table-cell office:value-type="string" table:style-name="ce15">
            <text:p>No</text:p>
          </table:table-cell>
          <table:table-cell office:value-type="string" table:style-name="ce15">
            <text:p>Simon Komet</text:p>
          </table:table-cell>
          <table:table-cell office:value-type="string" table:style-name="ce15">
            <text:p>September 3, 1975,</text:p>
          </table:table-cell>
          <table:table-cell office:value-type="string" table:style-name="ce15">
            <text:p>Erave</text:p>
            <text:p>Southern Highlands Province</text:p>
          </table:table-cell>
          <table:table-cell office:value-type="string" table:style-name="ce15">
            <text:p>-6.6071601, 143.8970716</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124) <text:s/>Why We Must Die</text:p>
          </table:table-cell>
          <table:table-cell office:value-type="string" table:style-name="ce83">
            <text:p><text:s/>[Pourquoi devons-nous mourir ? ]</text:p>
          </table:table-cell>
          <table:table-cell table:style-name="ce82"/>
          <table:table-cell office:value-type="string" table:style-name="ce15">
            <text:p>The men die because a woman from the time of the ancestors refused to respect a shaman's instructions, notably to breastfeed her son.</text:p>
          </table:table-cell>
          <table:table-cell office:value-type="string" table:style-name="ce15">
            <text:p>Pelum and Ralnu lived in Wamo. While Ralnu was pregnant, Pelum built her a hut in the forest so she could give birth. He gave her instructions: if she had a son, she was to return to him without breastfeeding, but if she had a daughter, she was to stay with her in the hut for a month. Having had a son, she returned to the village but found a gigantic shaman at her home. He forbade her to breastfeed and gave her an ancestral pumpkin. He also gave her a piece of bark on which the child was to sleep and be carried. But when she refused, he warned her: if she disobeyed him, her clan would die instead of changing skin when they grew old. This is why humans die, and why it is bad to drink milk, which is like eating one's mother.</text:p>
          </table:table-cell>
          <table:table-cell office:value-type="string" table:style-name="ce15">
            <text:p>Pelum et Ralnu vivaient à Wamo. Alors que Ralnu était enceinte, Pelum construisit pour elle une hutte dans la forêt afin qu'elle y donne naissance. Il lui donna des consignes : si elle avait un fils, elle devait revenir vers lui sans lui donner le sein, mais si elle avait une fille, elle devait rester avec elle dans la hutte pendant un mois. Ayant eu un fils, elle rentra au village mais trouva chez elle un chaman gigantesque. Celui-ci lui interdit de donner le sein et lui donna une citrouille des ancêtres. Il lui donna aussi un morceau d'écorce sur lequel l'enfant devait dormir et être transporté. Mais comme elle refusait, il l'avertit : si elle lui désobéissait, son clan mourrait au lieu de changer de peau une fois vieux. C'est pour cela que les humains meurent, et qu'il est mauvais de boire du lait, ce qui revient à manger sa mère.</text:p>
          </table:table-cell>
          <table:table-cell office:value-type="string" table:style-name="ce15">
            <text:p>birth ; breastfeeding ; shaman ; death ; origin story</text:p>
          </table:table-cell>
          <table:table-cell office:value-type="string" table:style-name="ce15">
            <text:p>a pregnant woman must give birth alone in a hut <text:s/>§§ a woman who gave birth to a son must return to her husband without feeding him <text:s/>§§ a woman who gives birth to a girl must stay in a hut with her for a month <text:s/>§§ a woman encounter a shaman who gives her instructions <text:s/>§§ a shaman tells a woman how to feed her child et make him rest §§ a woman is forbidden from breastfeeding and must give pumpkin to her child <text:s/>§§ a shaman threatens a woman to make everyone die</text:p>
          </table:table-cell>
          <table:table-cell table:style-name="ce10"/>
          <table:table-cell office:value-type="string" table:style-name="ce10">
            <text:p>ancestral pumpkin</text:p>
          </table:table-cell>
          <table:table-cell office:value-type="string" table:style-name="ce10">
            <text:p>gigantic shaman</text:p>
          </table:table-cell>
          <table:table-cell office:value-type="string" table:style-name="ce10">
            <text:p>Wamo (village)</text:p>
          </table:table-cell>
          <table:table-cell office:value-type="string" table:style-name="ce10">
            <text:p>Pelum (man) ; Ralnu (woman)</text:p>
          </table:table-cell>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48-49</text:p>
          </table:table-cell>
          <table:table-cell office:value-type="string" table:style-name="ce129">
            <text:p>Wantok</text:p>
            <text:p>newspaper 127, pages 5, 12</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Gabriel Bar</text:p>
          </table:table-cell>
          <table:table-cell office:value-type="date" office:date-value="1975-10-15T00:00:00" table:style-name="ce123">
            <text:p>October 15, 1975</text:p>
          </table:table-cell>
          <table:table-cell office:value-type="string" table:style-name="ce15">
            <text:p>Malala High School</text:p>
            <text:p/>
            <text:p>Madang</text:p>
            <text:p/>
            <text:p>Madang Province</text:p>
          </table:table-cell>
          <table:table-cell office:value-type="string" table:style-name="ce15">
            <text:p>-4.449408, 145.357893</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Custom of Revenge</text:p>
          </table:table-cell>
          <table:table-cell office:value-type="string" table:style-name="ce83">
            <text:p>[La coutume de la revanche]</text:p>
          </table:table-cell>
          <table:table-cell table:style-name="ce82"/>
          <table:table-cell office:value-type="string" table:style-name="ce15">
            <text:p>A brother, who has a wife and lives with his younger brother, wants to kill his brother who does not help them with work by slitting his throat in the middle of the night, but the younger brother, warned by the ghost of their father, puts his brother's wife in his place and runs away, then kills his brother when he comes to get him.</text:p>
          </table:table-cell>
          <table:table-cell office:value-type="string" table:style-name="ce15">
            <text:p>Deux frères dont les parents sont morts vivent seuls. L'aîné est marié. Lui et sa femme travaillent dans leur jardin à planteur de légumes. Le cadet reste seul à la maison à fabriquer des arcs et des flèches sans jamais aider au jardin. Ils continent ainsi jsuqu'à ce que l'aîné parle en secret avec sa femme, furieux, au sujet du cadet. Ils se quoi faire de lui car il ne les aide jamais au jardin mais qu'il mange quand même les provisions. L'aîné dit qu'il tranchera la gorge à son frère pendant son sommeil. Le fantôme du père des frères entand la conversation. Il se transforme aussitôt en oiseau et s'envole dans la maison où vit le cadet. L'oiseau lui dit de se lever la nuit, de rassembler ses affaires et de courir jusqu'à une crête. Le petit frère, surprise, demande pourquoi et l'oiseau lui explique. Ce soir-là, le grand frère et sa femme vont au jardin, préparent à manger, mangent et vont se coucher. Le petit frère fait semblant de dormir. Il part dès qu'il voit la lune se lever. Il se rendit à l'endroit où se trouve la femme de son grand frère, la porte doucement et la dépose là où il dormait. Après l'avoir déposé, il sort et s'enfuit jusqu'à la crête. Plus tard dans la nuit, le grand frère se réveille, prend sa hache et se rend à l'endroit où son petit frère dormait toujours. Il voit sa femme mais la prend pour son petit frère et lui tranche la gorge. Au matin, le grand frère se réveille et est furieux en se rendant compte de ce qu'il avait fait. Il prend son arc et suit la trace de son petit frère. Cependant, ce dernier savait que son grand frère le suivrait et il se cache le long du sentier. Lorsque le grand frère s'approche, il lui décoche une lance en plein foie. Ainsi, le petit frère retourne chez lui et se mariera plus tard.</text:p>
          </table:table-cell>
          <table:table-cell office:value-type="string" table:style-name="ce15">
            <text:p>Deux frères dont les parents sont morts vivent seuls. L'aîné est marié. Lui et sa femme travaillent dans leur jardin à planter des légumes. Le cadet reste seul à la maison à fabriquer des arcs et des flèches sans jamais aider au jardin. Ils continent ainsi jsuqu'à ce que l'aîné parle en secret avec sa femme, furieux, au sujet du cadet. Ils se quoi faire de lui car il ne les aide jamais au jardin mais qu'il mange quand même les provisions. L'aîné dit qu'il tranchera la gorge à son frè!re pendant son sommeil. Le fantôme du père des frères entand la conversation. Il se transforme aussitôt en oiseau et s'envole dans la maison où vit le cadet. L'oiseau lui dit de se lever la nuit, de rassembler ses affaires et de courir jusqu'à une crête. Le petit frère, surpris, demande pourquoi et l'oiseau lui explique. Ce soir-là, le grand frère et sa femme vont au jardin, préparent à manger, mangent et vont se coucher. Le petit frère fait semblant de dormir. Il part dès qu'il voit la lune se lever. Il se rendit à l'endroit où se trouve la femme de son grand frère, la porte doucement et la dépose là où il dormait. Après l'avoir déposée, il sort et s'enfuit jusqu'à la crête. Plus tard dans la nuit, le grand frère se réveille, prend sa hache et se rend à l'endroit où son petit frère dormait toujours. Il voit sa femme mais la prend pour son petit frère et lui tranche la gorge. Au matin, le grand frère se réveille et est furieux en se rendant compte de ce qu'il avait fait. Il prend son arc et suit la trace de son petit frère. Cependant, ce dernier savait que son grand frère le suivrait et il se cache le long du sentier. Lorsque le grand frère s'approche, il lui décoche une lance en plein foie. Ainsi, le petit frère retourne chez lui et se marriera plus tard.</text:p>
          </table:table-cell>
          <table:table-cell table:number-columns-repeated="2" table:style-name="ce15"/>
          <table:table-cell table:number-columns-repeated="5" table:style-name="ce10"/>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49-50</text:p>
          </table:table-cell>
          <table:table-cell office:value-type="string" table:style-name="ce129">
            <text:p>Wantok</text:p>
            <text:p>newspaper 128, pages 5, 10</text:p>
          </table:table-cell>
          <table:table-cell table:style-name="ce79"/>
          <table:table-cell office:value-type="string" table:style-name="ce15">
            <text:p>Papua New Guinea</text:p>
          </table:table-cell>
          <table:table-cell table:style-name="ce15"/>
          <table:table-cell office:value-type="string" table:style-name="ce15">
            <text:p>Enga</text:p>
          </table:table-cell>
          <table:table-cell office:value-type="string" table:style-name="ce15">
            <text:p>English</text:p>
          </table:table-cell>
          <table:table-cell office:value-type="string" table:style-name="ce15">
            <text:p>No</text:p>
          </table:table-cell>
          <table:table-cell office:value-type="string" table:style-name="ce15">
            <text:p>Alphonse Paliru</text:p>
          </table:table-cell>
          <table:table-cell office:value-type="date" office:date-value="1975-10-29T00:00:00" table:style-name="ce123">
            <text:p>October 29, 1975</text:p>
          </table:table-cell>
          <table:table-cell office:value-type="string" table:style-name="ce15">
            <text:p>Wapenamanda</text:p>
            <text:p/>
            <text:p>Enga Province</text:p>
          </table:table-cell>
          <table:table-cell office:value-type="string" table:style-name="ce15">
            <text:p>-5.635461, 143.891566</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Pig Who Gave Birth to a Man</text:p>
          </table:table-cell>
          <table:table-cell office:value-type="string" table:style-name="ce83">
            <text:p>[Le cochon qui a donné naissance à un homme]</text:p>
          </table:table-cell>
          <table:table-cell table:style-name="ce82"/>
          <table:table-cell table:number-columns-repeated="2" table:style-name="ce15"/>
          <table:table-cell office:value-type="string" table:style-name="ce15">
            <text:p>Il y a longtemps, la province d'Enga était inhabitée. Pourtant, dans le sous-district de Laiagam, vivait un aigle nommé kamp en langue Enga. Cet aigle avait pour mère une énorme truie. Il dormait dans le trou d'un grand arbre. Sa mère dormait près du pied de cet arbre. Un jour, la truie disparut et l'aigle la chercha pendant trois jours entiers. Il la retrouva, puis s'approcha et entendit des porcelets pleurer dans la forêt. L'aigle aperçut un rocher. Sous le rocher, il vit la grosse truie allaitant ses porcelets. L'aigle s'approcha encore. Il s'arrêta et compta les porcelets. Il vit aussi un garçon boire du lait avec les porcelets. Fou de joie, l'aigle prit le garçon sous son aile. L'aigle attacha sa mère avec une liane, mit les porcelets dans son filet et les ramena chez lui. L'aigle attacha la truie au pied d'un grand arbre et laissa les porcelets avec elle. L'aigle emporta le garçon jusqu'au trou de l'arbre où il dormait. L'aigle déposa l'enfant dans le trou et tua chaque porcelet pour le lui donner. L'aigle tua aussi différentes sortes de marsupiaux (kapul) pour donner de la viande au garçon. Le garçon grandit et devint un grand garçon. Vers l'âge de 12 ou 13 ans, l'aigle le prit par ses deux mains et le fit descendre au sol. L'aigle lui donna le nom de Tanjen et lui montra comment construire des maisons, des jardins, des lances, des décorations et tout ce qui était nécessaire pour s'occuper des cochons. Vers l'âge de 20 ou 21 ans, Tanjen possédait de nombreux cochons et un grand jardin. Il dormait toujours dans la maison des hommes. Chaque matin, vers quatre ou cinq heures, il se couchait et jouait de sa guimbarde. Une nuit, alors qu'il dormait dans la maison des hommes, l'aigle se rendit à certains endroits. Il ouvrit la porte d'une maison de femme où il vit une belle jeune femme endormie sur son lit. L'aigle posa ses deux serres sur le lit de la femme endormie, l'emporta, la déposa dans la maison de Tanjen et ferma la porte. Tanjen n'entendit ni ne sentit le bruit, et continua donc de dormir. La femme ne vit ni n'entendit rien non plus et dormait encore. À l'approche de l'aube, Tanjen prit sa guimbarde et commença à en jouer. La jeune femme se réveilla et dit : « Il ne fait même pas encore jour et je veux dormir. Quel fou êtes-vous pour venir chez moi et jouer de la guimbarde comme ça ? » Surpris, Tanjen trembla de peur. Il ne savait pas qui était venu dormir chez lui et se mettre en colère contre lui. Plus tard, Tanjen demanda : « Qui êtes-vous ? Pourquoi êtes-vous venu dormir chez moi et vous mettre en colère contre moi comme ça ? Ce n'est pas votre maison. » Ils se disputèrent jusqu'à l'aube. Tanjen dit : « Lève-toi et va dehors. » La belle jeune femme sortit et regarda. C'était vrai, elle n'était pas chez elle ; elle n'était même pas dans son village. Elle était terrifiée et s'assit près de la maison. Tanjen dit : « Je vais tuer un cochon et te le donner, puis tu pourras le rapporter à ton village. » Tanjen prépara des légumes et tua un gros cochon. Il le fit cuire dans un four en terre, puis le donna à la jeune femme. Il dit : « Prends ceci et pars. » Alors, la femme prit le cochon et partit. Cependant, il n'y avait pas de chemin du retour. Un gros rocher bloquait le sentier, et il n'y avait pas d'autre chemin vers son village,</text:p>
            <text:p>alors elle retourna chez Tanjen. Chaque jour, Tanjen tuait un cochon et disait à la femme de le rapporter à son village, mais le rocher bloquait toujours le sentier et elle revenait à chaque fois. Plus tard, Tanjen épousa cette jeune femme et ils eurent beaucoup, beaucoup d'enfants. Ces enfants devinrent les hommes de la province d'Enga. Aujourd'hui, nous qui parlons la langue enga, avons le plus grand nombre de locuteurs de toutes les langues locales de Papouasie-Nouvelle-Guinée. Nous sommes nombreux [plus de 150 000 personnes (Wurm, 1982)]. Le mot tanjen signifie « homme élevé par le sang de porc » en langue enga [Zanjénd signifie « sang » (Lang, 1973 : 100)].</text:p>
          </table:table-cell>
          <table:table-cell table:number-columns-repeated="2" table:style-name="ce15"/>
          <table:table-cell table:style-name="ce10"/>
          <table:table-cell office:value-type="string" table:style-name="ce10">
            <text:p><text:span text:style-name="T1">eagle called</text:span><text:span text:style-name="T1"><text:s/>kamp</text:span><text:span text:style-name="T1"><text:s/>[</text:span><text:span text:style-name="T1">kámbi<text:s/></text:span><text:span text:style-name="T1">(Lang, 1973: 33)] in the Enga Language</text:span></text:p>
          </table:table-cell>
          <table:table-cell table:style-name="ce10"/>
          <table:table-cell office:value-type="string" table:style-name="ce10">
            <text:p>Enga Province ; Laiagam sub-District</text:p>
          </table:table-cell>
          <table:table-cell office:value-type="string" table:style-name="ce10">
            <text:p><text:s/></text:p>
          </table:table-cell>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50" table:style-name="ce15">
            <text:p>50</text:p>
          </table:table-cell>
          <table:table-cell office:value-type="string" table:style-name="ce129">
            <text:p>Wantok</text:p>
            <text:p>newspaper 129, page 5</text:p>
          </table:table-cell>
          <table:table-cell table:style-name="ce79"/>
          <table:table-cell office:value-type="string" table:style-name="ce15">
            <text:p>Papua New Guinea</text:p>
          </table:table-cell>
          <table:table-cell table:style-name="ce15"/>
          <table:table-cell office:value-type="string" table:style-name="ce15">
            <text:p>Tangu</text:p>
          </table:table-cell>
          <table:table-cell office:value-type="string" table:style-name="ce15">
            <text:p>English</text:p>
          </table:table-cell>
          <table:table-cell office:value-type="string" table:style-name="ce15">
            <text:p>No</text:p>
          </table:table-cell>
          <table:table-cell office:value-type="string" table:style-name="ce15">
            <text:p>Miss Merry Anne Banau</text:p>
          </table:table-cell>
          <table:table-cell office:value-type="date" office:date-value="1975-11-12T00:00:00" table:style-name="ce123">
            <text:p>November 12, 1975</text:p>
          </table:table-cell>
          <table:table-cell office:value-type="string" table:style-name="ce15">
            <text:p>Tangu Village [Tangu People]</text:p>
            <text:p/>
            <text:p>Madang Province</text:p>
          </table:table-cell>
          <table:table-cell office:value-type="string" table:style-name="ce15">
            <text:p>-4.436649, 144.913813</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Marsupial (<text:span text:style-name="T5">Kapul</text:span>) That Stuck to a Man</text:p>
          </table:table-cell>
          <table:table-cell office:value-type="string" table:style-name="ce83">
            <text:p>[Le marsupial qui s'est collé à un homme]</text:p>
          </table:table-cell>
          <table:table-cell table:style-name="ce82"/>
          <table:table-cell table:style-name="ce15"/>
          <table:table-cell office:value-type="string" table:style-name="ce15">
            <text:p>A man goes marsupial hunting with two "fathers" in the forest. Once there, their child spots two marsupials sitting together in a breadfruit tree. He calls his two fathers to tell them. When the child climbs the tree to kill the marsupials, he tells his fathers to move away from where they will fall. One of them moves away, while the other, named Matina, who thinks he is the best man, ignores him and remains rooted to the spot. The child shoots at both marsupials. One dies, but the other doesn't really die: it jumps onto Matina and clings to his neck. The marsupial's eyes lock onto Matina's. Matina is afraid of the marsupial's gaze, so he makes no noise or calls out. The other two men see him and go home. Matina stays there with the marsupial in the forest for a day and a half. The marsupial dies on Matina's body, its eyes open, so Matina believes it is not dead and remains there silently. The other two men go to the village but don't find him there, so they return to the forest and find Matina standing with the marsupial. Matina is starving; his stomach is empty. The marsupial is still clinging to him. The men pull the marsupial from Matina's neck and then give him water, food, and tobacco to smoke. He eats, and then they return to the village and cook the marsupial. While they are eating the marsupial, Matina decides never to hunt marsupials again and to stay and sleep in the village.</text:p>
          </table:table-cell>
          <table:table-cell office:value-type="string" table:style-name="ce15">
            <text:p>Un homme part chasser des marsupiaux avec deux « pères » dans la forêt. Arrivés en forêt, leur enfant aperçoit deux marsupiaux assis ensemble dans un arbre à pain. Il appelle ses deux pères pour leur dire. Lorsque l'enfant grimpe à l'arbre pour tuer les marsupiaux, il dit à ses pères de s'éloigner de l'endroit où ils vont tomber. <text:s/>L'un d'eux s'éloigne, tandis que l'autre, nommé Matina, qui se croit main, l'ignore et reste planté là. L'enfant tire sur les deux marsupiaux. L'un meurt, mais l'autre ne meurt pas vraiment : il saute sur Matina et s'accroche à son cou. Les yeux du marsupial fixent ceux de Matina. Matina a peur du regard du marsupial, alors il ne fait aucun bruit ni n'appelle. Les deux autres hommes le voient et rentrent chez eux. Matina reste là avec le marsupial dans la forêt pendant un jour et demi. Le marsupial meurt sur le corps de Matina, les yeux ouverts, si bien que Matina croit qu'il n'est pas mort et reste là sans faire de bruit. Les deux autres hommes sont allés au village, mais ne l'y trouvent pas, alors ils retournent dans la forêt et trouvent Matina debout avec le marsupial. Matina est affamé, son estomac est vide. Le marsupial s'accroche toujours à lui. Les hommes arrachent le marsupial du cou de Matina puis lui donnent de l'eau, de la nourriture et du tabac à fumer. Il mange, puis ils retournent au village et cuisinent le marsupial. Pendant qu'ils mangent le marsupial, Matina décide de ne plus jamais chasser de marsupiaux et de rester dormir au village.</text:p>
          </table:table-cell>
          <table:table-cell table:number-columns-repeated="2" table:style-name="ce15"/>
          <table:table-cell table:style-name="ce10"/>
          <table:table-cell office:value-type="string" table:style-name="ce10">
            <text:p>marsupial (kapul)</text:p>
          </table:table-cell>
          <table:table-cell table:style-name="ce10"/>
          <table:table-cell office:value-type="string" table:style-name="ce10">
            <text:p><text:s/></text:p>
          </table:table-cell>
          <table:table-cell office:value-type="string" table:style-name="ce10">
            <text:p>Matina</text:p>
          </table:table-cell>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50-51</text:p>
          </table:table-cell>
          <table:table-cell office:value-type="string" table:style-name="ce129">
            <text:p>Wantok</text:p>
            <text:p>newspaper 130, page 5</text:p>
          </table:table-cell>
          <table:table-cell table:style-name="ce79"/>
          <table:table-cell office:value-type="string" table:style-name="ce15">
            <text:p>Papua New Guinea</text:p>
          </table:table-cell>
          <table:table-cell table:style-name="ce15"/>
          <table:table-cell office:value-type="string" table:style-name="ce15">
            <text:p>Arapesh</text:p>
            <text:p>South</text:p>
          </table:table-cell>
          <table:table-cell office:value-type="string" table:style-name="ce15">
            <text:p>English</text:p>
          </table:table-cell>
          <table:table-cell office:value-type="string" table:style-name="ce15">
            <text:p>No</text:p>
          </table:table-cell>
          <table:table-cell office:value-type="string" table:style-name="ce15">
            <text:p>Kifas Kundalimuna</text:p>
          </table:table-cell>
          <table:table-cell office:value-type="date" office:date-value="1975-11-26T00:00:00" table:style-name="ce123">
            <text:p>November 26, 1975</text:p>
          </table:table-cell>
          <table:table-cell office:value-type="string" table:style-name="ce15">
            <text:p>Ilahita</text:p>
            <text:p/>
            <text:p>East Sepik Province</text:p>
          </table:table-cell>
          <table:table-cell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The Men Who Became a Flying Foxes</text:p>
          </table:table-cell>
          <table:table-cell office:value-type="string" table:style-name="ce83">
            <text:p>[Les hommes qui sont devenus des renards volants]</text:p>
          </table:table-cell>
          <table:table-cell table:style-name="ce82"/>
          <table:table-cell table:style-name="ce15"/>
          <table:table-cell office:value-type="string" table:style-name="ce15">
            <text:p>A man and a woman went into the forest. A wild woman lived in a tree hole. She came outside her hole and replanted the cut-down forest, which then grew back as before. The man and woman wanted to return to see the results of their work, but they found that the forest had returned to its original state. They cut it down again and returned to the village. The wild woman replanted the forest once more. The couple, witnessing this scene, became angry. The woman returned to the village, while the man stayed behind and watched. He then discovered the wild woman replanting the forest. He reprimanded her, and she replied that he could not kill her and invited him to see her home. The wild woman showed him beautiful net bags, flattered him, and flirted with him. He watched the scene and was impressed. Then he cut down the tree where the wild woman lived and transported it to his village. He installed the woman in the spirit house of the men and took great care of her. The woman made many net bags and gave them to many men. The men received the wild woman often, and their wives were neglected. Later, all the men went into the forest to hunt wild boar. Only the women remained in the village. They sent one of their number to the top of a coconut tree to find a green coconut. Then the women set fire to the spirit house, and the wild woman perished in the flames. The men returned from the forest and found only ashes where the spirit house had stood. Disturbed and very worried about the wild woman, they took her ashes and smeared them on themselves. The men transformed into flying foxes and flew away. Only the women remained in the village. This is how the flying foxes came to Ilahita.</text:p>
          </table:table-cell>
          <table:table-cell office:value-type="string" table:style-name="ce15">
            <text:p>Un homme et une femme se rendent en forêt. Une femme sauvage vit dans le creux d'un arbre. Elle sort de son trou et replante la forêt qui a été coupée, puis la forêt repousse comme avant. L'homme et la femme veulent retourner voir le résultat de leur travail mais ils constatent que la forêt est revenue à son état initial et ils la coupent de nouveau puis retournent au village. La femme sauvage replante à nouveau la forêt. Le couple, témoin de cette scène, se met en colère. La femme retourne au village, tandis que l'homme reste et observe. Il découvre alors la femme sauvage en train de replanter la forêt. Il la réprimande, et elle lui répond qu'il ne peut pas la tuer et lui propose de venir voir sa maison. La femme sauvage lui montre de magnifiques sacs en filet, le flatte et flirt avec lui. Il observe la scène et en est impressionné. Puis il abat l'arbre où vit la femme sauvage et le transporte dans son village. Il installe la femme dans la maison des esprits des hommes et prend grand soin d'elle. La femme confectionne de nombreux sacs en filet et les offre à de nombreux hommes. Les hommes apprécient beaucoup la femme sauvage, et leurs épouses passent au second plan. Plus tard, tous les hommes partent en forêt chasser le sanglier. Seules les femmes restent au village. Elles envoient l'une d'elles en haut d'un cocotier chercher une noix de coco verte. Puis les femmes incendient la maison des esprits et la femme sauvage périt dans les flammes. Les hommes reviennent de la forêt et ne trouvent que des cendres à l'emplacement de la maison des esprits. Troublés et très inquiets pour la femme sauvage, ils prennent ses cendres et s'en enduisent. Les hommes se transforment en renards volants et s'envolent. Seules les femmes restent dans ce village. C’est ainsi que les renards volants sont arrivées à Ilahita.</text:p>
          </table:table-cell>
          <table:table-cell table:number-columns-repeated="2" table:style-name="ce15"/>
          <table:table-cell table:number-columns-repeated="3" table:style-name="ce10"/>
          <table:table-cell office:value-type="string" table:style-name="ce10">
            <text:p>Ilahita Village [East Sepik Province, South Arapesh People]</text:p>
          </table:table-cell>
          <table:table-cell table:style-name="ce10"/>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51" table:style-name="ce15">
            <text:p>51</text:p>
          </table:table-cell>
          <table:table-cell office:value-type="string" table:style-name="ce129">
            <text:p>Wantok</text:p>
            <text:p>newspaper 131, page 5</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Pau Amed Pai</text:p>
          </table:table-cell>
          <table:table-cell office:value-type="date" office:date-value="1976-01-21T00:00:00" table:style-name="ce123">
            <text:p>January 21, 1976</text:p>
          </table:table-cell>
          <table:table-cell office:value-type="string" table:style-name="ce15">
            <text:p>Vanimo</text:p>
            <text:p/>
            <text:p>West Sepik Province</text:p>
          </table:table-cell>
          <table:table-cell office:value-type="string" table:style-name="ce15">
            <text:p>-2.695886, 141.300382</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Sun Does Not Cook Food</text:p>
          </table:table-cell>
          <table:table-cell office:value-type="string" table:style-name="ce83">
            <text:p>[Le soleil ne cuit pas les aliments]</text:p>
          </table:table-cell>
          <table:table-cell table:style-name="ce82"/>
          <table:table-cell table:style-name="ce15"/>
          <table:table-cell office:value-type="string" table:style-name="ce15">
            <text:p>Le cacatoès noir dit à sa jeune épouse qu'il serait préférable qu'elle lui prépare à manger maintenant qu'ils sont mariés. <text:s/>Cependant, la jeune femme ne comprend pas les mots « préparer à manger ». Elle va donc chercher du taro, des ignames et des bananes, et les lave dans la rivière, puis elle les épluche avant de rapporter ces aliments au cacatoès noir. Le cacatoès voit la nourriture, prend un morceau de taro dans sa main et lui dit qu'il n'aime pas manger froid. Alors, la jeune femme reprend la nourriture et l’emporte, sans comprendre pour autant ce que son mari lui a dit. Alors, elle réfléchit longuement à ce que signifie « cuisinier ». Elle touche le taro et comprend que son mari préfère les plats chauds. Alors, la femme porte le repas au soleil et dépose le taro, l'igname et la banane sur une pierre, jusqu'à ce que le repas soit réchauffé. Plus tard, la jeune femme rapporte le repas au Cacatoès Noir. Le Cacatoès tient une igname dans sa main et constate qu'elle est encore dure. Le Cacatoès Noir, furieux, demande alors à sa femme où est le feu. La jeune femme lui demande ce qu'est le feu car, dans son village, les gens ne cuisinent pas. Le Cacatoès noir comprend alors qu'il doit apprendre à sa femme à faire du feu. Le Cacatoès demande à la femme d'aller chercher des branches d'abris secs et de lui rapporter et il lui apprend alors à faire du feu et à cuisiner.</text:p>
          </table:table-cell>
          <table:table-cell office:value-type="string" table:style-name="ce15">
            <text:p>Le cacatoès noir dit à sa jeune épouse qu'il serait préférable qu'elle lui prépare à manger maintenant qu'ils sont mariés. <text:s/>Cependant, la jeune femme ne comprend pas les mots « préparer à manger ». Elle va donc chercher du taro, des ignames et des bananes, et les lave dans la rivière, puis elle les épluche avant se rapporter ces aliments au cacatoès noir. Le cacatoès voit la nourriture, prend un morceau de taro dans sa main et lui dit qu'il n'aime pas manger froid. Alors, la jeune femme reprend la nourriture et l’emporte, sans comprendre pour autant ce que son mari lui a dit. Alors, elle réfléchit longuement à ce que signifie “cuisiner”. Elle touche le taro et comprend que son mari préfère les plats chauds. Alors, la femme porte le repas au soleil et dépose le taro, l'igname et la banane sur une pierre, jusqu'à ce que le repas soit réchauffé. Plus tard, la jeune femme rapporte le repas au Cacatoès Noir. Le Cacatoès tient une igname dans sa main et constate qu'elle est encore dure. Le Cacatoès Noir, furieux, demande alors à sa femme où est le feu. La jeune femme lui demande ce qu'est le feu car, dans son village, les gens ne cuisinent pas. Le Cacatoès noir comprend alors qu'il doit apprendre à sa femme à faire du feu. Le Cacatoès demande à la femme d'aller chercher des branches d'abres sèches et de lui rapporter et il lui apprend alors à faire du feu et à cuisiner.</text:p>
          </table:table-cell>
          <table:table-cell table:number-columns-repeated="2" table:style-name="ce15"/>
          <table:table-cell table:style-name="ce10"/>
          <table:table-cell office:value-type="string" table:style-name="ce10">
            <text:p>Black cockatoo [palm cockatoo (Beehler et al., 1986:117)]</text:p>
          </table:table-cell>
          <table:table-cell table:number-columns-repeated="3" table:style-name="ce10"/>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51-52</text:p>
          </table:table-cell>
          <table:table-cell office:value-type="string" table:style-name="ce129">
            <text:p>Wantok</text:p>
            <text:p>newspaper 132, page 5</text:p>
          </table:table-cell>
          <table:table-cell table:style-name="ce79"/>
          <table:table-cell office:value-type="string" table:style-name="ce15">
            <text:p>Papua New Guinea</text:p>
          </table:table-cell>
          <table:table-cell table:style-name="ce15"/>
          <table:table-cell office:value-type="string" table:style-name="ce15">
            <text:p>Hagen</text:p>
          </table:table-cell>
          <table:table-cell office:value-type="string" table:style-name="ce15">
            <text:p>English</text:p>
          </table:table-cell>
          <table:table-cell office:value-type="string" table:style-name="ce15">
            <text:p>No</text:p>
          </table:table-cell>
          <table:table-cell office:value-type="string" table:style-name="ce15">
            <text:p>John Kulda</text:p>
          </table:table-cell>
          <table:table-cell office:value-type="date" office:date-value="1976-02-04T00:00:00" table:style-name="ce123">
            <text:p>February 4, 1976</text:p>
          </table:table-cell>
          <table:table-cell office:value-type="string" table:style-name="ce15">
            <text:p>Togoba/Ulga Dan Village [Hagen People]</text:p>
            <text:p/>
            <text:p>Western Highlands Province</text:p>
          </table:table-cell>
          <table:table-cell office:value-type="string" table:style-name="ce15">
            <text:p>-5.898043, 144.148062</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Man Who Became a Tree</text:p>
          </table:table-cell>
          <table:table-cell office:value-type="string" table:style-name="ce83">
            <text:p>[L'homme qui est devenu un arbre]</text:p>
          </table:table-cell>
          <table:table-cell table:style-name="ce82"/>
          <table:table-cell table:number-columns-repeated="5" table:style-name="ce15"/>
          <table:table-cell table:number-columns-repeated="5" table:style-name="ce10"/>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52" table:style-name="ce15">
            <text:p>52</text:p>
          </table:table-cell>
          <table:table-cell office:value-type="string" table:style-name="ce129">
            <text:p>Wantok</text:p>
            <text:p>newspaper 133, page 5</text:p>
          </table:table-cell>
          <table:table-cell table:style-name="ce79"/>
          <table:table-cell office:value-type="string" table:style-name="ce15">
            <text:p>Papua New Guinea</text:p>
          </table:table-cell>
          <table:table-cell table:style-name="ce15"/>
          <table:table-cell office:value-type="string" table:style-name="ce15">
            <text:p>Yil</text:p>
          </table:table-cell>
          <table:table-cell office:value-type="string" table:style-name="ce15">
            <text:p>English</text:p>
          </table:table-cell>
          <table:table-cell office:value-type="string" table:style-name="ce15">
            <text:p>No</text:p>
          </table:table-cell>
          <table:table-cell office:value-type="string" table:style-name="ce15">
            <text:p>James Meinik</text:p>
          </table:table-cell>
          <table:table-cell office:value-type="date" office:date-value="1976-02-21T00:00:00" table:style-name="ce123">
            <text:p>February 21, 1976</text:p>
          </table:table-cell>
          <table:table-cell office:value-type="string" table:style-name="ce15">
            <text:p>Taingim</text:p>
            <text:p/>
            <text:p>[West Sepik Province]</text:p>
          </table:table-cell>
          <table:table-cell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The Ghost that Became a Cuscus</text:p>
          </table:table-cell>
          <table:table-cell office:value-type="string" table:style-name="ce83">
            <text:p>[Le fantôme qui est devenu un couscous]</text:p>
          </table:table-cell>
          <table:table-cell table:style-name="ce82"/>
          <table:table-cell table:style-name="ce15"/>
          <table:table-cell office:value-type="string" table:style-name="ce15">
            <text:p>A man lived with his wife and two children in a village called Sauloku. One day, the husband died, and the wife and children found themselves alone in a village where the men didn't care for them. One day, while it was still light, the wife went into the forest with her children. There, she and her two children gathered bananas. Then, all three worked in the garden until evening. Around seven o'clock in the evening, the wife and her children made a fire and cooked the bananas they had picked that morning. The mother continued cooking the bananas while the children played on a cold bed, away from the fire. When two bananas were ready, the mother peeled them. She ate one and placed the other on the bed. However, the two children did not get the banana their mother had given them because it had been taken and eaten by a ghost. The third and last banana was still on the fire when the two children asked their mother why she hadn't left them any bananas. She replied that she had given them one. So, the two children told her that she had given it to a man and not to them. The mother then took the third banana and shouted at them to take it. The ghost heard this and reached out to try to take the banana, but the mother quickly grabbed the ghost's hand and then asked the two children if she was holding one of their hands. They answered no, and the mother then broke the ghost's hand, which turned into white couscous. The mother then told her children to light a fire, and they tied up the white couscous. At dawn, they cooked it and enjoyed a delicious meal.</text:p>
          </table:table-cell>
          <table:table-cell office:value-type="string" table:style-name="ce15">
            <text:p>Un homme vit avec sa femme et ses deux enfants dans un village nommé Sauloku. Un jour, le mari meurt et la femme et les enfants se retrouvent seuls dans un village où les hommes ne prennent pas soin d'eux. Un jour, alors qu'il fait encore jour, la femme va dans la forêt avec ses enfants. Là-bas, elle et ses deux enfants ramassent des bananes. Puis, tous trois travaillent au jardin jusqu'au soir. Vers sept heures du soir, la femme et ses enfants font un feu et font cuire les bananes qu'ils ont cueillies le matin. La mère cuisine encore les bananes tandis que les enfants jouent sur un lit froid, loin du feu. Quand deux bananes sont prêtes, la mère les épluche. Elle en mange une et pose l'autre sur le lit. Cependant, les deux enfants n'ont pas eu la banane que leur mère leur a donnée car elle a été prise et mangée par un fantôme. La troisième et dernière banane est encore sur le feu lorsque les deux enfants demandent à leur mère pourquoi elle ne leur a pas laissé de bananes. Elle leur répond qu'elle leur en en donné une. Alors, les deux enfants lui disent qu'elle l'a donnée à un homm et pas à eux. La mère prend alors la troisième banane et leur crie de la prendre. Le fantôme entend cela et tend la main pour essayer de prendre la banane, mais la mère attrape rapidement la main du fantôme puis elle demande aux deux enfants si elle tient une de leurs mains. Ils lui répondent pas la négative et la mère brise alors la main du fantôme qui se transforme en couscous blanc. La mère dit à ses enfants alors à ses enfants enfants d'allumer un feu puis ils attachèrent le couscous blanc. À l’aube, ils le firent cuire et se régalèrent.</text:p>
          </table:table-cell>
          <table:table-cell table:number-columns-repeated="2" table:style-name="ce15"/>
          <table:table-cell table:style-name="ce10"/>
          <table:table-cell office:value-type="string" table:style-name="ce10">
            <text:p><text:span text:style-name="T1">white cuscus [the spotted cuscus,<text:s/></text:span><text:span text:style-name="T1">Spilocuscus maculatus maculatus</text:span><text:span text:style-name="T1"><text:s/>(Flannery, 1995a: 181-182)]</text:span></text:p>
          </table:table-cell>
          <table:table-cell office:value-type="string" table:style-name="ce10">
            <text:p>ghost</text:p>
          </table:table-cell>
          <table:table-cell office:value-type="string" table:style-name="ce10">
            <text:p>Sauloku [Soloku, Yil People, West Sepik Province]</text:p>
          </table:table-cell>
          <table:table-cell table:style-name="ce10"/>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52-53</text:p>
          </table:table-cell>
          <table:table-cell office:value-type="string" table:style-name="ce129">
            <text:p>Wantok</text:p>
            <text:p>newspaper 134, page 5</text:p>
          </table:table-cell>
          <table:table-cell table:style-name="ce79"/>
          <table:table-cell office:value-type="string" table:style-name="ce15">
            <text:p>Papua New Guinea</text:p>
          </table:table-cell>
          <table:table-cell table:style-name="ce15"/>
          <table:table-cell office:value-type="string" table:style-name="ce15">
            <text:p>Gahuku</text:p>
          </table:table-cell>
          <table:table-cell office:value-type="string" table:style-name="ce15">
            <text:p>English</text:p>
          </table:table-cell>
          <table:table-cell office:value-type="string" table:style-name="ce15">
            <text:p>No</text:p>
          </table:table-cell>
          <table:table-cell office:value-type="string" table:style-name="ce15">
            <text:p>Peter Emong</text:p>
          </table:table-cell>
          <table:table-cell office:value-type="date" office:date-value="1976-03-06T00:00:00" table:style-name="ce123">
            <text:p>March 6, 1976</text:p>
          </table:table-cell>
          <table:table-cell office:value-type="string" table:style-name="ce15">
            <text:p>Raipinka</text:p>
            <text:p/>
            <text:p>Kainantu</text:p>
            <text:p/>
            <text:p>[Eastern Highlands Province]</text:p>
          </table:table-cell>
          <table:table-cell office:value-type="string" table:style-name="ce15">
            <text:p>-6.303993, 145.820953</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Why Did the Family Break Apart?</text:p>
          </table:table-cell>
          <table:table-cell office:value-type="string" table:style-name="ce83">
            <text:p>[Pourquoi la famille s'est-elle déchirée ?]</text:p>
          </table:table-cell>
          <table:table-cell table:style-name="ce82"/>
          <table:table-cell table:number-columns-repeated="5" table:style-name="ce15"/>
          <table:table-cell table:number-columns-repeated="5" table:style-name="ce10"/>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53-54-55</text:p>
          </table:table-cell>
          <table:table-cell office:value-type="string" table:style-name="ce129">
            <text:p>Wantok</text:p>
            <text:p>newspaper 135, pages 5-6</text:p>
          </table:table-cell>
          <table:table-cell table:style-name="ce79"/>
          <table:table-cell office:value-type="string" table:style-name="ce15">
            <text:p>Papua New Guinea</text:p>
          </table:table-cell>
          <table:table-cell table:style-name="ce15"/>
          <table:table-cell office:value-type="string" table:style-name="ce15">
            <text:p>Hagen</text:p>
          </table:table-cell>
          <table:table-cell office:value-type="string" table:style-name="ce15">
            <text:p>English</text:p>
          </table:table-cell>
          <table:table-cell office:value-type="string" table:style-name="ce15">
            <text:p>No</text:p>
          </table:table-cell>
          <table:table-cell office:value-type="string" table:style-name="ce15">
            <text:p>Paul Wama</text:p>
          </table:table-cell>
          <table:table-cell office:value-type="date" office:date-value="1976-03-20T00:00:00" table:style-name="ce123">
            <text:p>March 20, 1976</text:p>
          </table:table-cell>
          <table:table-cell office:value-type="string" table:style-name="ce15">
            <text:p>CTC Tsak</text:p>
            <text:p/>
            <text:p>Enga Province</text:p>
          </table:table-cell>
          <table:table-cell office:value-type="string" table:style-name="ce15">
            <text:p>-5.647520, 143.834281</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Woman Who Ate Twho Children</text:p>
          </table:table-cell>
          <table:table-cell office:value-type="string" table:style-name="ce83">
            <text:p>[La femme qui a mangé deux enfants]</text:p>
          </table:table-cell>
          <table:table-cell table:style-name="ce82"/>
          <table:table-cell table:number-columns-repeated="5" table:style-name="ce15"/>
          <table:table-cell table:number-columns-repeated="5" table:style-name="ce10"/>
          <table:table-cell table:style-name="ce26"/>
          <table:table-cell table:style-name="ce25"/>
          <table:table-cell table:number-columns-repeated="2" table:style-name="ce10"/>
          <table:table-cell table:style-name="ce27"/>
          <table:table-cell table:style-name="ce28"/>
          <table:table-cell table:number-columns-repeated="16348"/>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float" office:value="55" table:style-name="ce15">
            <text:p>55</text:p>
          </table:table-cell>
          <table:table-cell office:value-type="string" table:style-name="ce129">
            <text:p>Wantok</text:p>
            <text:p>newspaper 136,</text:p>
            <text:p>page 5</text:p>
          </table:table-cell>
          <table:table-cell table:style-name="ce79"/>
          <table:table-cell office:value-type="string" table:style-name="ce15">
            <text:p>Papua New Guinea</text:p>
          </table:table-cell>
          <table:table-cell table:style-name="ce15"/>
          <table:table-cell office:value-type="string" table:style-name="ce15">
            <text:p>Boiken</text:p>
          </table:table-cell>
          <table:table-cell office:value-type="string" table:style-name="ce15">
            <text:p>English</text:p>
          </table:table-cell>
          <table:table-cell office:value-type="string" table:style-name="ce15">
            <text:p>No</text:p>
          </table:table-cell>
          <table:table-cell office:value-type="string" table:style-name="ce15">
            <text:p>W. Lawson</text:p>
          </table:table-cell>
          <table:table-cell office:value-type="date" office:date-value="1976-04-03T00:00:00" table:style-name="ce123">
            <text:p>April 3, 1976</text:p>
          </table:table-cell>
          <table:table-cell office:value-type="string" table:style-name="ce15">
            <text:p>Negrie [Negri Mission [Boiken People]</text:p>
            <text:p>Wewak</text:p>
            <text:p>East Sepik Province</text:p>
          </table:table-cell>
          <table:table-cell office:value-type="string" table:style-name="ce15">
            <text:p>-3.5800229, 143.6583166</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136) The Woman and the Snake</text:p>
          </table:table-cell>
          <table:table-cell office:value-type="string" table:style-name="ce83">
            <text:p>[La femme et le serpent]</text:p>
          </table:table-cell>
          <table:table-cell table:style-name="ce82"/>
          <table:table-cell office:value-type="string" table:style-name="ce15">
            <text:p>A woman who had taken et cut a snake into pieces to eat it, gets eaten by it once he resumed in its original form.</text:p>
          </table:table-cell>
          <table:table-cell office:value-type="string" table:style-name="ce15">
            <text:p>A woman had taken her baby to a pond. There were lots of fish in the pond. She tried to scoop out the water, but by the time she'd finished, there were no fish left. However, there were still some junks in the pond, which she tried to remove. After removing everything, the woman saw a python. Without killing it, she gently picked it up with a palm leaf and put it in her basket. On her return, the woman cut the snake into pieces, but it wasn't dead : it pretended to die in its sleep. She fetched some leaves to cook it. While the woman and baby slept, the snake gathered up its pieces and resumed its original form. Then he ate the woman, starting with her head, and returned to the pond. After hearing the baby's screams, the men of the village went to the pond and discovered the woman's two legs : she was dead.</text:p>
          </table:table-cell>
          <table:table-cell office:value-type="string" table:style-name="ce47">
            <text:p>Une femme avait emmené son bébé près d’un étang. Dans l’étang, il y avait beaucoup de poissons. Elle essayait d’écoper l’eau, mais une fois qu’elle avait fini, il n’y eut plus aucun poisson. Cependant, il restait des babioles dans l’étang, qu’elle essayait de retirer. Après avoir tout retiré, la femme vit un python. Sans le tuer, elle le prit délicatement avec une feuille de palmier et le mit dans son panier. De retour, la femme coupa le serpent en morceau, mais il n’était pas mort : il faisait semblant de mourir en dormant. Elle alla chercher des feuilles pour le faire cuire. Pendant que la femme et le bébé dormaient, le serpent rassembla ses morceaux et reprit sa forme originelle. Puis, il mangea la femme en commençant par sa tête et retourna à l’étang. Après avoir entendu le bébé crier, les hommes du village se rendirent à l’étang et découvrirent les deux jambes de la femme : elle était morte.</text:p>
          </table:table-cell>
          <table:table-cell office:value-type="string" table:style-name="ce15">
            <text:p>snake ; pond ; python ; junks ; murder</text:p>
          </table:table-cell>
          <table:table-cell office:value-type="string" table:style-name="ce15">
            <text:p>A woman empties a pond §§ someone empties a pond §§ the pond is the home of snakes §§ A woman finds an animal in the wild and doesn't kill it <text:s/>§§ someone cuts a snake into pieces §§ a snake manages to reform itself after being cut up §§ a snake manages to reform itself after being cut up §§ an animal kills a human who wants to eat it §§ an snake kills a human who wants to eat it §§ an animal resists being cooked or eaten by humans §§ snake swallows someone §§ animal swallows someone <text:s/>§§ an animal/human victim is transported in a basket</text:p>
          </table:table-cell>
          <table:table-cell table:number-columns-repeated="5" table:style-name="ce10"/>
          <table:table-cell table:style-name="ce26"/>
          <table:table-cell table:style-name="ce25"/>
          <table:table-cell office:value-type="string" table:style-name="ce10">
            <text:p>semblable à La femme et le poulpe</text:p>
          </table:table-cell>
          <table:table-cell table:style-name="ce18"/>
          <table:table-cell table:style-name="ce47"/>
          <table:table-cell office:value-type="string" table:style-name="ce47">
            <text:p>A human/animal (A) finds an animal/human (B) and wants to eat it §§ however A doesn't kill B §§ A puts B in a basket and carries him §§ B isn't dead but manipulates his captor §§ B is in A's belly §§ B kills A from the inside</text:p>
          </table:table-cell>
          <table:table-cell table:number-columns-repeated="16348"/>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string" table:style-name="ce15">
            <text:p>55-56</text:p>
          </table:table-cell>
          <table:table-cell office:value-type="string" table:style-name="ce129">
            <text:p>Wantok</text:p>
            <text:p>newspaper 137,</text:p>
            <text:p>page 5</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Bruno Malai</text:p>
          </table:table-cell>
          <table:table-cell office:value-type="string" table:style-name="ce15">
            <text:p>April 17, 1976,</text:p>
          </table:table-cell>
          <table:table-cell office:value-type="string" table:style-name="ce15">
            <text:p>Josephstaal</text:p>
            <text:p>Madang Province</text:p>
          </table:table-cell>
          <table:table-cell office:value-type="string" table:style-name="ce15">
            <text:p>-4.7710247, 145.0493375</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137) The woman who became a fish</text:p>
          </table:table-cell>
          <table:table-cell office:value-type="string" table:style-name="ce83">
            <text:p>[La femme qui devint un poisson]</text:p>
          </table:table-cell>
          <table:table-cell table:style-name="ce82"/>
          <table:table-cell office:value-type="string" table:style-name="ce15">
            <text:p>A woman gives transformed into a fish and her husband tried to capture her with other men from the village but she disappeared.</text:p>
          </table:table-cell>
          <table:table-cell office:value-type="string" table:style-name="ce15">
            <text:p>In this family, the father ate only ginger root, and the mother and two children only taro, having cooked it on the sly when the father was away. One day, the wife and eldest child were working in the garden; the father was looking after the second child, who wouldn't stop crying. To calm him down, the father made him some ginger roots to eat, but the child hated the food. The child pointed to the hiding place where his mother kept the taro. Surprised and offended, the father cooked the taro and gave it to his child, who, given the sweet smell, vomited up the remains of the ginger he had ingested. On her return, the wife couldn't find her taro, so she went fishing and fetch some bamboo into which he put some milk to calm the child. Her husband was offended again. The woman told the elder to look after the younger child and to come to the lake once the milk was finished. Then she went to the lake and turned into a fish. The two children came looking for her, and she gave them more milk. After a while, the man decided to hide, and when he realized that his wife was giving milk to the children, he asked all the men in the village to help him. Just as the woman was about to give milk to her child, the men grabbed her. But she turned into a fish and disappeared, never to be seen again.</text:p>
          </table:table-cell>
          <table:table-cell office:value-type="string" table:style-name="ce15">
            <text:p>Dans cette famille, le père ne mangeait que des racines de gingembre et la mère et les deux enfants que du taro, après l’avoir cuisiné en cachette quand le père était absent. Un jour, la femme et l’enfant ainé travaillaient au jardin ; le père veillait sur le deuxième enfant, qui n’arrêtait pas de pleurer. Alors pour le calmer, le père lui fit des racines de gingembre à manger, mais l’enfant détestait cet aliment. L’enfant pointa du doigt la cachette où la mère rangeait le taro. Surpris et vexé, le père fit cuire le taro et le donna à son enfant, qui devant la douce odeur, vomit les restes de gingembre qu’il avait ingurgité. De retour, la femme ne trouva pas son taro, alors elle alla pêché et chercher des bambous dans lesquels il mit du lait pour calmer l’enfant. Son mari fut à nouveau vexé. La femme dit à l’ainé de s’occuper du cadet et de venir au lac une fois le lait fini. Puis, elle alla au lac et se transforma en poisson. Les deux enfants vinrent la chercher, et elle leur donna plus de lait. Après quelque temps, l’homme décida de se cacher et quand il comprit que sa femme donnait du lait aux enfants, il demanda à tous les hommes du village de l’aider. Alors que la femme s’apprêtait à donner du lait à son enfant, les hommes la saisir. Seulement, elle se transforma en poisson et disparut, personne ne l’eut jamais revu.</text:p>
          </table:table-cell>
          <table:table-cell office:value-type="string" table:style-name="ce15">
            <text:p>fish ; husband and wife ; family ; jealousy ; revenge ; ginger ; taro ; milk <text:s/>; transformation</text:p>
          </table:table-cell>
          <table:table-cell office:value-type="string" table:style-name="ce15">
            <text:p>human become a fish §§ <text:s/>hybrid (human-animal) §§ <text:s/>separate family diets lead to arguments §§ a woman hides food from her husband §§ a jealous man sets §§ a trap for his wife §§ woman disappears forever in her animal form §§ family member punished for not having the same diet</text:p>
          </table:table-cell>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56-57</text:p>
          </table:table-cell>
          <table:table-cell office:value-type="string" table:style-name="ce129">
            <text:p>Wantok</text:p>
            <text:p>newspaper 138</text:p>
          </table:table-cell>
          <table:table-cell table:style-name="ce79"/>
          <table:table-cell office:value-type="string" table:style-name="ce15">
            <text:p>Papua New Guinea</text:p>
          </table:table-cell>
          <table:table-cell table:style-name="ce15"/>
          <table:table-cell office:value-type="string" table:style-name="ce15">
            <text:p>Kewa</text:p>
            <text:p/>
            <text:p>Kagua</text:p>
          </table:table-cell>
          <table:table-cell office:value-type="string" table:style-name="ce15">
            <text:p>English</text:p>
          </table:table-cell>
          <table:table-cell office:value-type="string" table:style-name="ce15">
            <text:p>No</text:p>
          </table:table-cell>
          <table:table-cell office:value-type="string" table:style-name="ce15">
            <text:p>Matyu Mali</text:p>
          </table:table-cell>
          <table:table-cell office:value-type="date" office:date-value="1976-05-01T00:00:00" table:style-name="ce123">
            <text:p>May 1, 1976</text:p>
          </table:table-cell>
          <table:table-cell office:value-type="string" table:style-name="ce15">
            <text:p>Southern Highlands Province</text:p>
          </table:table-cell>
          <table:table-cell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How Cassowaries Obtained Their Colors</text:p>
          </table:table-cell>
          <table:table-cell office:value-type="string" table:style-name="ce83">
            <text:p>Comment les casoars ont obtenu leur coleur</text:p>
          </table:table-cell>
          <table:table-cell table:style-name="ce82"/>
          <table:table-cell table:number-columns-repeated="5" table:style-name="ce15"/>
          <table:table-cell table:style-name="ce10"/>
          <table:table-cell office:value-type="string" table:style-name="ce10">
            <text:p>casoar ; pig</text:p>
          </table:table-cell>
          <table:table-cell table:style-name="ce10"/>
          <table:table-cell office:value-type="string" table:style-name="ce10">
            <text:p>Uria (a very tall moutain)</text:p>
          </table:table-cell>
          <table:table-cell office:value-type="string" table:style-name="ce10">
            <text:p>Hurianu (the woman)</text:p>
          </table:table-cell>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string" table:style-name="ce15">
            <text:p>57-58</text:p>
          </table:table-cell>
          <table:table-cell office:value-type="string" table:style-name="ce129">
            <text:p>Wantok</text:p>
            <text:p>newspaper 139,</text:p>
            <text:p>page 5</text:p>
          </table:table-cell>
          <table:table-cell table:style-name="ce79"/>
          <table:table-cell office:value-type="string" table:style-name="ce15">
            <text:p>Papua New Guinea</text:p>
          </table:table-cell>
          <table:table-cell table:style-name="ce15"/>
          <table:table-cell office:value-type="string" table:style-name="ce15">
            <text:p>Warapu</text:p>
          </table:table-cell>
          <table:table-cell office:value-type="string" table:style-name="ce15">
            <text:p>English</text:p>
          </table:table-cell>
          <table:table-cell office:value-type="string" table:style-name="ce15">
            <text:p>No</text:p>
          </table:table-cell>
          <table:table-cell office:value-type="string" table:style-name="ce15">
            <text:p>Peter Sospi</text:p>
          </table:table-cell>
          <table:table-cell office:value-type="string" table:style-name="ce15">
            <text:p>June 12, 1976,</text:p>
          </table:table-cell>
          <table:table-cell office:value-type="string" table:style-name="ce15">
            <text:p>Congregation of Mission But [Mountain Arapesh People]</text:p>
            <text:p>Wewak</text:p>
            <text:p>East Sepik Province</text:p>
          </table:table-cell>
          <table:table-cell office:value-type="string" table:style-name="ce15">
            <text:p>-3.5493125, 143.6266875</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139) The death of a strong man</text:p>
          </table:table-cell>
          <table:table-cell office:value-type="string" table:style-name="ce83">
            <text:p>[La mort d'un homme fort]</text:p>
          </table:table-cell>
          <table:table-cell table:style-name="ce82"/>
          <table:table-cell office:value-type="string" table:style-name="ce15">
            <text:p>A man of great strength is bewitched and murdered despite his resistance.</text:p>
          </table:table-cell>
          <table:table-cell office:value-type="string" table:style-name="ce15">
            <text:p>A man was working in his garden, when another man bewitched a piece of his tobacco. The worker became ill for some time. Assassins-witchers are called devara, and they operate when men are ill. Five men came to kill the worker, but he killed them all with his axe. All the devara were so angry that they came and hit the man, telling him they'd do the same all night long. The man slept for two days in the forest to escape the devara, but his eyes had rolled back and a brown substance was coming out of them. The next day, a couple picked him up and took him to the beach in their canoe, but he was dead.</text:p>
          </table:table-cell>
          <table:table-cell office:value-type="string" table:style-name="ce15">
            <text:p>Un homme travaillait dans son jardin, quand un autre homme ensorcela un bout de son tabac. Alors, le travailleur fut malade quelque temps. On appelle les assassins-sorciers des devara, ils opèrent quand les hommes sont malades. Alors, cinq hommes vinrent tuer le travailleur, mais il les tua tous avec sa hache. Très énervés, tous les devara vinrent frapper l’homme et lui dirent qu’ils feraient de même toute la nuit. L’homme dormit deux jours dans la forêt pour échapper aux devara, mais ses yeux s’étaient retournés et une substance marron en sortait. Le lendemain, un couple le recueillît et l’emmena sur la plage grâce à leur canoë, mais il était mort.</text:p>
          </table:table-cell>
          <table:table-cell office:value-type="string" table:style-name="ce15">
            <text:p>witcher ; working man ; murder ; mass murder</text:p>
          </table:table-cell>
          <table:table-cell office:value-type="string" table:style-name="ce15">
            <text:p>A man is much stronger than the others §§ a man kills a group on his own §§ someone falls victim to a sorcerer §§ bewitchment manifests itself through illness §§ a dead man is found in the forest §§ the dead have their eyes turned out §§ a brown substance comes out of the eyes of the dead</text:p>
          </table:table-cell>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58" table:style-name="ce15">
            <text:p>58</text:p>
          </table:table-cell>
          <table:table-cell office:value-type="string" table:style-name="ce129">
            <text:p>Wantok</text:p>
            <text:p>newspaper 140, page 12</text:p>
          </table:table-cell>
          <table:table-cell table:style-name="ce79"/>
          <table:table-cell office:value-type="string" table:style-name="ce15">
            <text:p>Papua New Guinea</text:p>
          </table:table-cell>
          <table:table-cell table:style-name="ce15"/>
          <table:table-cell office:value-type="string" table:style-name="ce15">
            <text:p>Boiken</text:p>
          </table:table-cell>
          <table:table-cell office:value-type="string" table:style-name="ce15">
            <text:p>English</text:p>
          </table:table-cell>
          <table:table-cell office:value-type="string" table:style-name="ce15">
            <text:p>No</text:p>
          </table:table-cell>
          <table:table-cell office:value-type="string" table:style-name="ce15">
            <text:p>Tonny Willie</text:p>
          </table:table-cell>
          <table:table-cell office:value-type="date" office:date-value="1976-05-29T00:00:00" table:style-name="ce123">
            <text:p>May 29, 1976</text:p>
          </table:table-cell>
          <table:table-cell office:value-type="string" table:style-name="ce15">
            <text:p>Brandi High School</text:p>
            <text:p/>
            <text:p>Wewak</text:p>
            <text:p/>
            <text:p>East Sepik Province</text:p>
          </table:table-cell>
          <table:table-cell office:value-type="string" table:style-name="ce15">
            <text:p>-3.606403, 143.708320</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Why Houses in Yangoru Do Not Have Fences</text:p>
          </table:table-cell>
          <table:table-cell office:value-type="string" table:style-name="ce83">
            <text:p>[Pourquoi les maisons du Yangoru n'ont-elles pas de clôtures ?] </text:p>
          </table:table-cell>
          <table:table-cell table:style-name="ce82"/>
          <table:table-cell table:style-name="ce15"/>
          <table:table-cell office:value-type="string" table:style-name="ce15">
            <text:p>One day, a man named Manihia took his spear and ventured into the forest. As he walked, he didn't see a snake hidden in a tree near the path and stepped right into it. The snake, sensing his approach, was waiting for him. It bit him on the neck, and Manihia fell onto the path. The snake then prepared to devour him. When Manihia awoke, he was inside the snake's stomach and was not dead. However, the snake believed the man was dead. The man had only been inside the snake for a short time before the snake vomited him onto the ground. Afterward, Manihia returned to the forest and found some wild taro to treat his neck wound. On his way back, Manihia considered going to tell the villagers to come and kill the snake, but the snake quickly returned. He didn't have time to escape, so he grabbed a large branch and plunged it into the snake's mouth. The snake could no longer eat or drink because of the barb in its mouth, and it died. Now, if you go to the Yangoru region, you will see that all the house posts are erected perfectly straight in the middle of the houses, and that the two outer walls of each house touch the ground.</text:p>
          </table:table-cell>
          <table:table-cell office:value-type="string" table:style-name="ce15">
            <text:p>Un jour, un homme nommé Manihia prend sa lance et s'enfonce dans la forêt. Alors qu'il marche, il ne voit pas un serpent caché dans un arbre près du sentier et marche droit dessus. Ce serpent, qui l'a senti venir, l'attendait. Le serpent le mord au cou et Manihia tombe sur le sentier. Le serpent s'apprête alors à le dévorer. Quand Manihia se réveille, il se trouve dans l'estomac du serpent et n'est pas mort. Cependant, le serpent croit que l'homme est mort. L'homme n'est resté à l'intérieur du serpent que peu de temps avant que le serpent ne le vomisse sur le sol. Après cela, Manihia retourne dans la forêt et trouve du taro sauvage pour soigner sa blessure au cou. Alors qu'il est sur le chemin du retour, Manihia pense à aller dire aux gens du village de venir pour tuer le serpent mais le serpent revient vers lui rapidement. Il n'a pas le temps de s'enfuir et prend donc une grosse branche qu'il plante dans la gueule du serpent. Le serpent ne put alors plus ni manger ni boire à cause de la bra,che dans sa gueule et il en mourut. Maintenant, si vous allez dans la région de Yangoru, vous verrez que tous les poteaux des maisons sont dressés bien droits au milieu des maisons, et que les deux murs extérieurs de chaque maison touchent le sol.</text:p>
          </table:table-cell>
          <table:table-cell table:number-columns-repeated="2" table:style-name="ce15"/>
          <table:table-cell table:style-name="ce10"/>
          <table:table-cell office:value-type="string" table:style-name="ce10">
            <text:p>snake</text:p>
          </table:table-cell>
          <table:table-cell table:style-name="ce10"/>
          <table:table-cell office:value-type="string" table:style-name="ce10">
            <text:p>Yangoru area [Boiken People, East Sepik Province]</text:p>
          </table:table-cell>
          <table:table-cell office:value-type="string" table:style-name="ce10">
            <text:p>Manihia</text:p>
          </table:table-cell>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58-59</text:p>
          </table:table-cell>
          <table:table-cell office:value-type="string" table:style-name="ce129">
            <text:p>Wantok</text:p>
            <text:p>newspaper 141, page 12</text:p>
          </table:table-cell>
          <table:table-cell table:style-name="ce79"/>
          <table:table-cell office:value-type="string" table:style-name="ce15">
            <text:p>Papua New Guinea</text:p>
          </table:table-cell>
          <table:table-cell table:style-name="ce15"/>
          <table:table-cell office:value-type="string" table:style-name="ce15">
            <text:p>Arapesh</text:p>
            <text:p>Mountain</text:p>
          </table:table-cell>
          <table:table-cell office:value-type="string" table:style-name="ce15">
            <text:p>English</text:p>
          </table:table-cell>
          <table:table-cell office:value-type="string" table:style-name="ce15">
            <text:p>No</text:p>
          </table:table-cell>
          <table:table-cell office:value-type="string" table:style-name="ce15">
            <text:p>Peter Sospi</text:p>
          </table:table-cell>
          <table:table-cell office:value-type="date" office:date-value="1976-06-12T00:00:00" table:style-name="ce123">
            <text:p>June 12, 1976</text:p>
          </table:table-cell>
          <table:table-cell office:value-type="string" table:style-name="ce15">
            <text:p>Congregation of Mission But [Mountain Arapesh People]</text:p>
            <text:p>Wewak</text:p>
            <text:p>East Sepik Province</text:p>
          </table:table-cell>
          <table:table-cell office:value-type="string" table:style-name="ce15">
            <text:p>-3.587338, 143.631756</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Where Did Mosquitoes Come From?</text:p>
          </table:table-cell>
          <table:table-cell office:value-type="string" table:style-name="ce83">
            <text:p>[D'où viennent les moustiques ?]</text:p>
          </table:table-cell>
          <table:table-cell table:style-name="ce82"/>
          <table:table-cell table:style-name="ce15"/>
          <table:table-cell office:value-type="string" table:style-name="ce15">
            <text:p>An old woman lived in a house near a village and always kept her door closed. One day, some little boys heard a noise inside her house and wondered what it was. They wanted to ask the old woman, but they searched everywhere for her because she wasn't home. Later, they saw her working in a garden. She asked them what they wanted, and they explained that they had heard a noise at her house and that it might have been a bird, but the woman assured them that there were no birds in her house. They then asked her if there was a man inside, but she again denied it before angrily telling them to leave. The boys returned to their village, determined that one day they would find out what was inside the old woman's house. Three weeks later, some men stole bananas from the old woman's garden. Furious, she goes to the village and questions the men about her bananas, who tell her they don't know where they are. She asks them to help her find them, but they laugh in her face. The old woman, enraged, threatens to imprison them in her house. The boys, realizing she can't imprison them, decide to follow her to see what's inside. They follow the old woman and open the door when they arrive. At that moment, mosquitoes swarm out of the house. The boys have never seen them before and ask what they are. Later, they discover that the mosquitoes are like horrible maternal relatives, flying behind the boys and biting them. The boys run quickly toward the village, but the mosquitoes chase them. The elders see the mosquitoes chasing the boys and begin biting the men and women as well. They are very worried about the bananas and tell themselves that they don't want to help the old woman now that she has rid her house of mosquitoes, but that she was a very good old woman who had driven the mosquitoes away from the village and they hadn't helped her in return. Now, for many years and many months, every rainy season, mosquitoes bite men, women, and children everywhere.</text:p>
          </table:table-cell>
          <table:table-cell office:value-type="string" table:style-name="ce15">
            <text:p>Une vieille femme vit dans une maison près d'un village et garde toujours sa porte fermée. Un jour, des petits garçons entendent un bruit à l'intérieur de la maison de cette femme et se demandent ce que c'est. Ils veulent alors demander à la vieille femme mais ils la cherchent partout car celle-ci n'est pas dans la maison. Plus tard, ils la voient travailler dans un jardin. Elle leur demande ce qu'ils lui veulent et ils lui expliquent qu'ils ont entendu du bruit chez elle, et qu'il s'agit peut-être d'un oiseau, mais la femme leur assure qu'il n'y a pas d'oiseau dans sa maison. Ils demandent lui demandent alors si y a un homme à l'intérieur mais elle leur répond à nouveau par la négative avant de leur demander, furieuse, de partir. Les garçons retournent donc à leur village en se disant qu'il découvriront un jour ce qu'il y a dans la maison de la vieille femme. Trois semaines plus tard, des hommes volent des bananes dans le jardin de la vieille femme. Furieuse, elle va au village et interroge les hommes à propos de ses bananes, qui lui répondent qu'ils ne savent pas où elles se trouvent. Elle leur demande de l'aider à les retrouver mais ceux-ci lui rient au nez. La vieille femme, furieuse, les menace alors de les emprisonner dans sa maison. Les garçons se disent alors qu'elle ne peut pas les emprisonner et ils décident de la suivre pour voir ce qu'il y a dans sa maison. Ils suivent alors la vieille femme et ouvrent la porte en arrivant à la maison. À ce moment-là, des moustiques s'échappent de la maison. Les garçons n'en avaient jamais vu auparavant et ils demandent ce que c'est. Plus tard, ils découvrent que les moustiques sont comme d'horribles parentes maternelles, qui volent derrière les garçons et les piquent. Les garçons courent rapidement vers le village, mais les moustiques les poursuivent. Les anciens voient les moustiques chasser les garçons et commencer à piquer les hommes et les femmes aussi. Ces derniers sont très inquiets pour les bananes et se disent qu'ils ne veulent pas aider la vieille femme maintenant qu'elle a libéré les moustique de sa maison, mais que c'était une très bonne vieille femme qui avait éloigné les moustiques du village et qu'ils ne l'avaient pas aidée en échange. Maintenant, pendant de nombreuses années et de nombreux mois, à chaque saison des pluies, les moustiques piquent les hommes, les femmes et les enfants partout.</text:p>
          </table:table-cell>
          <table:table-cell table:number-columns-repeated="2" table:style-name="ce15"/>
          <table:table-cell table:style-name="ce10"/>
          <table:table-cell office:value-type="string" table:style-name="ce10">
            <text:p>mosquitoes</text:p>
          </table:table-cell>
          <table:table-cell table:number-columns-repeated="3"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59-60</text:p>
          </table:table-cell>
          <table:table-cell office:value-type="string" table:style-name="ce129">
            <text:p>Wantok</text:p>
            <text:p>newspaper 142, page 12</text:p>
          </table:table-cell>
          <table:table-cell table:style-name="ce79"/>
          <table:table-cell office:value-type="string" table:style-name="ce15">
            <text:p>Papua New Guinea</text:p>
          </table:table-cell>
          <table:table-cell table:style-name="ce15"/>
          <table:table-cell office:value-type="string" table:style-name="ce15">
            <text:p>Boiken</text:p>
          </table:table-cell>
          <table:table-cell office:value-type="string" table:style-name="ce15">
            <text:p>English</text:p>
          </table:table-cell>
          <table:table-cell office:value-type="string" table:style-name="ce15">
            <text:p>No</text:p>
          </table:table-cell>
          <table:table-cell office:value-type="string" table:style-name="ce15">
            <text:p>Wangakue Kesipik</text:p>
          </table:table-cell>
          <table:table-cell office:value-type="date" office:date-value="1976-06-26T00:00:00" table:style-name="ce123">
            <text:p>June 26, 1976</text:p>
          </table:table-cell>
          <table:table-cell office:value-type="string" table:style-name="ce15">
            <text:p>Numoikum [Numoirum Village, Boiken People]</text:p>
            <text:p/>
            <text:p>Maprik</text:p>
            <text:p/>
            <text:p>East Sepik Province</text:p>
          </table:table-cell>
          <table:table-cell office:value-type="string" table:style-name="ce15">
            <text:p>-3.626609, 143.057449</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Where Did the Cucumber Come From?</text:p>
          </table:table-cell>
          <table:table-cell office:value-type="string" table:style-name="ce83">
            <text:p>[D'où vient le concombre ?]</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60" table:style-name="ce15">
            <text:p>60</text:p>
          </table:table-cell>
          <table:table-cell office:value-type="string" table:style-name="ce129">
            <text:p>Wantok</text:p>
            <text:p>newspaper 143, page 4</text:p>
          </table:table-cell>
          <table:table-cell table:style-name="ce79"/>
          <table:table-cell office:value-type="string" table:style-name="ce15">
            <text:p>Papua New Guinea</text:p>
          </table:table-cell>
          <table:table-cell table:style-name="ce15"/>
          <table:table-cell office:value-type="string" table:style-name="ce15">
            <text:p>Arapesh</text:p>
            <text:p>Mountain</text:p>
          </table:table-cell>
          <table:table-cell office:value-type="string" table:style-name="ce15">
            <text:p>English</text:p>
          </table:table-cell>
          <table:table-cell office:value-type="string" table:style-name="ce15">
            <text:p>No</text:p>
          </table:table-cell>
          <table:table-cell office:value-type="string" table:style-name="ce15">
            <text:p>Leo Gilichibi</text:p>
          </table:table-cell>
          <table:table-cell office:value-type="date" office:date-value="1976-07-10T00:00:00" table:style-name="ce123">
            <text:p>July 10, 1976</text:p>
          </table:table-cell>
          <table:table-cell office:value-type="string" table:style-name="ce15">
            <text:p>Maprik</text:p>
            <text:p/>
            <text:p>East Sepik Province</text:p>
          </table:table-cell>
          <table:table-cell office:value-type="string" table:style-name="ce15">
            <text:p>-3.626609, 143.057449</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Flood</text:p>
          </table:table-cell>
          <table:table-cell office:value-type="string" table:style-name="ce83">
            <text:p>[Le déluge]</text:p>
          </table:table-cell>
          <table:table-cell table:style-name="ce82"/>
          <table:table-cell table:number-columns-repeated="2" table:style-name="ce15"/>
          <table:table-cell office:value-type="string" table:style-name="ce15">
            <text:p>Un jour, les femmes de Lonem vont à leurs jardins, arrachent des cormes de taro et constatent que celles-ci sont couvertes de terre. Elles vont donc à la rivière pour les laver. Pendant que les femmes lavent les taros, leurs enfants pêchent dans la rivière. Les petits poissons s'approchent d'un étang particulier mais personne ne s'approche normalement de celui-ci car un<text:s/><text:span text:style-name="T5">masalai</text:span><text:s/>y vit. Un poisson-boue y est mort, mais ce n'est pas un vrai poisson-boue, c'est l'un des leurs. Son esprit est mort et les petits esprits l'ont emporté jusqu'à cet étang. Cependant, les enfants ne le savent pas et pensent que c'est un vrai poisson. Ils prennent ce poisson mort et le donnent à leurs mères. Lorsque les mères ont fini de laver les taros, elles prennent le poisson mort avec les taros et retournent au village. Ils font cuire le poisson et, lorsqu'ils le coupent pour le manger, le poisson est plein de sang. Le sang ressemble à celui d'un homme, alors ils le font cuire à nouveau sur le feu, mais le sang ne s'évapore pas. Ils retirent le poisson du feu et le mangent avec le sang. Après avoir fini de manger, ils rentrent dans leurs maisons et s'endorment. Cette nuit-là, la pluie tombe. Un fort vent souffle et le tonnerre gronde. Ils ne savent pas pourquoi</text:p>
            <text:p>il fait un tel temps. Tard dans la nuit, l'eau de l'étang monte et inonde leur village. L'eau monte si haut qu'elle tue tous les habitants, les chiens et les cochons. L'eau pénétre dans leurs maisons, puis elle les recouvre et recouvre tout le village. Seules deux personnes ont pu s'échapper : un homme et une femme montés en hauteur. Au matin, ils redescendent, se réfugient au sommet d'une montagne et méditent. Aujourd'hui, ils appellent ce village Lonem. Avant, les habitants de Lonem, vivaient à Malan, près du village de Jlipain. On peut se tenir à Jlipain et apercevoir Malan. Les terres que les habitants de Jlipain utilisent pour leurs jardins appartiennent en réalité aux habitants de Lonem. Alors, si vous pensez que je vous mens, allez trouver un homme ou une femme de Lonem ou de Jlipain. Ils pourront vous raconter cette histoire.</text:p>
          </table:table-cell>
          <table:table-cell table:number-columns-repeated="2" table:style-name="ce15"/>
          <table:table-cell table:style-name="ce10"/>
          <table:table-cell office:value-type="string" table:style-name="ce10">
            <text:p>mudfish</text:p>
          </table:table-cell>
          <table:table-cell office:value-type="string" table:style-name="ce10">
            <text:p>masalai</text:p>
          </table:table-cell>
          <table:table-cell office:value-type="string" table:style-name="ce10">
            <text:p>Lonem [Loneim Village, Mountain Arapesh People, East Sepik Province] ; Jlipain ; Malan</text:p>
          </table:table-cell>
          <table:table-cell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60-61</text:p>
          </table:table-cell>
          <table:table-cell office:value-type="string" table:style-name="ce129">
            <text:p>Wantok</text:p>
            <text:p>newspaper 144, pages 12, 14</text:p>
          </table:table-cell>
          <table:table-cell table:style-name="ce79"/>
          <table:table-cell office:value-type="string" table:style-name="ce15">
            <text:p>Papua New Guinea</text:p>
          </table:table-cell>
          <table:table-cell table:style-name="ce15"/>
          <table:table-cell office:value-type="string" table:style-name="ce15">
            <text:p>Enga</text:p>
          </table:table-cell>
          <table:table-cell office:value-type="string" table:style-name="ce15">
            <text:p>English</text:p>
          </table:table-cell>
          <table:table-cell office:value-type="string" table:style-name="ce15">
            <text:p>No</text:p>
          </table:table-cell>
          <table:table-cell office:value-type="string" table:style-name="ce15">
            <text:p>[Anonymous]</text:p>
          </table:table-cell>
          <table:table-cell office:value-type="date" office:date-value="1976-07-24T00:00:00" table:style-name="ce123">
            <text:p>July 24, 1976</text:p>
          </table:table-cell>
          <table:table-cell table:number-columns-repeated="2"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The Trick of the Worthless Man</text:p>
          </table:table-cell>
          <table:table-cell office:value-type="string" table:style-name="ce83">
            <text:p>[Le tour de l'homme sans valeur]</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61-62</text:p>
          </table:table-cell>
          <table:table-cell office:value-type="string" table:style-name="ce129">
            <text:p>Wantok</text:p>
            <text:p>newspaper 145, page 12</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Anton Akarigano</text:p>
          </table:table-cell>
          <table:table-cell office:value-type="date" office:date-value="1976-08-07T00:00:00" table:style-name="ce123">
            <text:p>August 7, 1976</text:p>
          </table:table-cell>
          <table:table-cell office:value-type="string" table:style-name="ce15">
            <text:p>Bogia Catholic High School</text:p>
            <text:p/>
            <text:p>Congregation of Mission Malala</text:p>
            <text:p/>
            <text:p>PO Alexishafen</text:p>
            <text:p/>
            <text:p>Madang Province</text:p>
          </table:table-cell>
          <table:table-cell office:value-type="string" table:style-name="ce15">
            <text:p>-4.294254, 144.967455</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Taboo against Women Spearfishing at Night</text:p>
          </table:table-cell>
          <table:table-cell office:value-type="string" table:style-name="ce83">
            <text:p>[Le tabou contre les femmes qui font de la pâche sous-marine la nuit]</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62-63</text:p>
          </table:table-cell>
          <table:table-cell office:value-type="string" table:style-name="ce129">
            <text:p>Wantok</text:p>
            <text:p>newspaper 146, page 14</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Joseph Yanga Walpe</text:p>
          </table:table-cell>
          <table:table-cell office:value-type="date" office:date-value="1976-08-21T00:00:00" table:style-name="ce123">
            <text:p>August 21, 1976</text:p>
          </table:table-cell>
          <table:table-cell office:value-type="string" table:style-name="ce15">
            <text:p>Mount Hagen</text:p>
            <text:p/>
            <text:p>Western Highlands Province</text:p>
          </table:table-cell>
          <table:table-cell office:value-type="string" table:style-name="ce15">
            <text:p>-5.859633, 144.235553</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Custom of Hanging Oneself</text:p>
          </table:table-cell>
          <table:table-cell office:value-type="string" table:style-name="ce83">
            <text:p>[La coutume de se pendre]</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63" table:style-name="ce15">
            <text:p>63</text:p>
          </table:table-cell>
          <table:table-cell office:value-type="string" table:style-name="ce129">
            <text:p>Wantok</text:p>
            <text:p>newspaper 147, page 14</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Thomas Rambul</text:p>
          </table:table-cell>
          <table:table-cell office:value-type="date" office:date-value="1976-09-04T00:00:00" table:style-name="ce123">
            <text:p>September 4, 1976</text:p>
          </table:table-cell>
          <table:table-cell office:value-type="string" table:style-name="ce15">
            <text:p>Mount Hagen</text:p>
            <text:p/>
            <text:p>Western Highlands Province</text:p>
          </table:table-cell>
          <table:table-cell office:value-type="string" table:style-name="ce15">
            <text:p>-5.859633, 144.235553</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Dog that Helped People</text:p>
          </table:table-cell>
          <table:table-cell office:value-type="string" table:style-name="ce83">
            <text:p>[Le chien qui a aidé des gens]</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63-64</text:p>
          </table:table-cell>
          <table:table-cell office:value-type="string" table:style-name="ce129">
            <text:p>Wantok</text:p>
            <text:p>newspaper 148, page 14</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Enos Pundu</text:p>
          </table:table-cell>
          <table:table-cell office:value-type="date" office:date-value="1976-09-18T00:00:00" table:style-name="ce123">
            <text:p>September 18, 1976</text:p>
          </table:table-cell>
          <table:table-cell office:value-type="string" table:style-name="ce15">
            <text:p>Kudjib [Nii People]</text:p>
            <text:p/>
            <text:p>Banz</text:p>
            <text:p/>
            <text:p>Western Highlands Province</text:p>
          </table:table-cell>
          <table:table-cell office:value-type="string" table:style-name="ce15">
            <text:p>-5.801399, 144.627768</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Grateful Snake</text:p>
          </table:table-cell>
          <table:table-cell office:value-type="string" table:style-name="ce83">
            <text:p>[Le serpent reconnaissant]</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64" table:style-name="ce15">
            <text:p>64</text:p>
          </table:table-cell>
          <table:table-cell office:value-type="string" table:style-name="ce129">
            <text:p>Wantok</text:p>
            <text:p>newspaper 149, page 14</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Pita Koyapu</text:p>
          </table:table-cell>
          <table:table-cell office:value-type="date" office:date-value="1976-10-02T00:00:00" table:style-name="ce123">
            <text:p>October 2, 1976</text:p>
          </table:table-cell>
          <table:table-cell office:value-type="string" table:style-name="ce15">
            <text:p>Erave</text:p>
            <text:p/>
            <text:p>Southern Highlands Province</text:p>
          </table:table-cell>
          <table:table-cell office:value-type="string" table:style-name="ce15">
            <text:p>-6.607678, 143.899055</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Where Did Mount Giluwe Come From?</text:p>
          </table:table-cell>
          <table:table-cell office:value-type="string" table:style-name="ce83">
            <text:p>[D'où vient le mont Giluwe ?]</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64-65</text:p>
          </table:table-cell>
          <table:table-cell office:value-type="string" table:style-name="ce129">
            <text:p>Wantok</text:p>
            <text:p>newspaper 150, page 13</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Oxley Mike</text:p>
          </table:table-cell>
          <table:table-cell office:value-type="date" office:date-value="1976-10-16T00:00:00" table:style-name="ce123">
            <text:p>October 16, 1976</text:p>
          </table:table-cell>
          <table:table-cell office:value-type="string" table:style-name="ce15">
            <text:p>Tohatsi Village [Buka island, Halia People]</text:p>
            <text:p/>
            <text:p>Arawa</text:p>
            <text:p/>
            <text:p>North Solomons Province</text:p>
          </table:table-cell>
          <table:table-cell office:value-type="string" table:style-name="ce15">
            <text:p>-5.034777, 154.646147</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Ripe Breadfruit that Saved a Life</text:p>
          </table:table-cell>
          <table:table-cell office:value-type="string" table:style-name="ce83">
            <text:p>[Le fruit à pain mûr qui a sauvé une vie]</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65" table:style-name="ce15">
            <text:p>65</text:p>
          </table:table-cell>
          <table:table-cell office:value-type="string" table:style-name="ce129">
            <text:p>Wantok</text:p>
            <text:p>newspaper 151, page 12</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John Wisit</text:p>
          </table:table-cell>
          <table:table-cell office:value-type="date" office:date-value="1976-10-30T00:00:00" table:style-name="ce123">
            <text:p>October 30, 1976</text:p>
          </table:table-cell>
          <table:table-cell office:value-type="string" table:style-name="ce15">
            <text:p>Kaindi [Kainde Village]</text:p>
            <text:p/>
            <text:p>East Sepik Province</text:p>
          </table:table-cell>
          <table:table-cell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Before, People Did Not Sleep or Eat Fish</text:p>
          </table:table-cell>
          <table:table-cell office:value-type="string" table:style-name="ce83">
            <text:p>[Avant, les gens ne pouvaient pas dormir ou manger du poisson]</text:p>
          </table:table-cell>
          <table:table-cell table:style-name="ce82"/>
          <table:table-cell table:style-name="ce15"/>
          <table:table-cell office:value-type="string" table:style-name="ce15">
            <text:p>An old woman took her two young daughters to process sago. The pond where they were rinsing the sago was teeming with large-mouthed fish called karua. The old woman watched the fish and longed to eat one. She said to her two children, "You are grown now; you can take my place. I will eat this fish and then go to sleep. Don't worry about me." She cooked the fish, which smelled delicious and was very fatty. She ate it all and found it tasty. She drank some water, then her eyes closed, and she fell asleep. While she slept, her two daughters watched her. If she were dead, her heart would no longer beat. When she awoke, the old woman beat the drum. She ordered all the villagers to go into the forest, to the pond, and catch a fish to eat, and then they would sleep, and that is what they did. The old woman was the first to eat the fish and the first to sleep. Now, all the inhabitants of all places eat the big-mouthed fish and sleep.</text:p>
          </table:table-cell>
          <table:table-cell office:value-type="string" table:style-name="ce15">
            <text:p>Une vieille femme emmène ses deux jeunes filles transformer le sagou. L'étang où elles rinçent le sagou abrite de nombreux poissons à grande bouche, appelés<text:s/><text:span text:style-name="T5">karua</text:span>. La vieille femme observe les poissons et a très envie d'en manger un. Elle dit alors à ses deux enfants : « Vous êtes grandes maintenant, vous pouvez prendre ma place. Je vais manger ce poisson et ensuite m'endormir. Ne vous inquiétez pas pour moi. » Elle fait cuire le poisson, qui a une bonne odeur et est très gras. Elle le mange en entier et trouve ça délicieux. Elle boit un peu d'eau, puis ses yeux se ferment et elle s'endort. Pendant son sommeil, ses deux filles la regardent. Si elle était morte, son cœur ne battrait plus. À son réveil, la vieille femme bat le tambour. Elle ordonne à tous les villageois d'aller dans la forêt, jusqu'à l'étang, de pêcher un poisson à manger, et ensuite ils dormiraient, et c'est ce qu'ils firent. La vieille femme fut la première à manger du poisson et la première à dormir. Désormais, tous les habitants de tous les lieux mangent le poisson à grande bouche et dorment.</text:p>
          </table:table-cell>
          <table:table-cell table:number-columns-repeated="2"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65-66</text:p>
          </table:table-cell>
          <table:table-cell office:value-type="string" table:style-name="ce129">
            <text:p>Wantok</text:p>
            <text:p>newspaper 152, page 12</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Bruno Malai</text:p>
          </table:table-cell>
          <table:table-cell office:value-type="date" office:date-value="1976-11-13T00:00:00" table:style-name="ce123">
            <text:p>November 13, 1976</text:p>
          </table:table-cell>
          <table:table-cell office:value-type="string" table:style-name="ce15">
            <text:p>Usino Village</text:p>
            <text:p/>
            <text:p>Madang Province</text:p>
          </table:table-cell>
          <table:table-cell office:value-type="string" table:style-name="ce15">
            <text:p>-5.506939, 145.437098</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Cucumbers that Became Women</text:p>
          </table:table-cell>
          <table:table-cell office:value-type="string" table:style-name="ce83">
            <text:p>[Les concombres qui sont devenus des femmes]</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66-67</text:p>
          </table:table-cell>
          <table:table-cell office:value-type="string" table:style-name="ce129">
            <text:p>Wantok</text:p>
            <text:p>newspaper 153, pahes 12, 15</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Kamares Kambeyapa</text:p>
          </table:table-cell>
          <table:table-cell office:value-type="date" office:date-value="1976-11-27T00:00:00" table:style-name="ce123">
            <text:p>November 27, 1976</text:p>
          </table:table-cell>
          <table:table-cell office:value-type="string" table:style-name="ce15">
            <text:p>Kentagl [Kentagl Village, Hagen People]</text:p>
            <text:p/>
            <text:p>Mount Hagen</text:p>
            <text:p/>
            <text:p>Western Hishlands Province</text:p>
          </table:table-cell>
          <table:table-cell office:value-type="string" table:style-name="ce15">
            <text:p>-5.847593, 144.226015</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Black Woman and the Red Woman</text:p>
          </table:table-cell>
          <table:table-cell office:value-type="string" table:style-name="ce83">
            <text:p>[La femme noire et la femme rouge]</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67" table:style-name="ce15">
            <text:p>67</text:p>
          </table:table-cell>
          <table:table-cell office:value-type="string" table:style-name="ce129">
            <text:p>Wantok</text:p>
            <text:p>newspaper 154, page 21</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Andreas Angale</text:p>
          </table:table-cell>
          <table:table-cell office:value-type="date" office:date-value="1977-01-22T00:00:00" table:style-name="ce123">
            <text:p>January 22, 1977</text:p>
          </table:table-cell>
          <table:table-cell office:value-type="string" table:style-name="ce15">
            <text:p>Enga Province</text:p>
          </table:table-cell>
          <table:table-cell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The Pond Full of Grease</text:p>
          </table:table-cell>
          <table:table-cell office:value-type="string" table:style-name="ce83">
            <text:p>[L'étang plein de graisse]</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68" table:style-name="ce15">
            <text:p>68</text:p>
          </table:table-cell>
          <table:table-cell office:value-type="string" table:style-name="ce129">
            <text:p>Wantok</text:p>
            <text:p>newspaper 155, page 11</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Gola Pagai</text:p>
          </table:table-cell>
          <table:table-cell office:value-type="date" office:date-value="1977-01-29T00:00:00" table:style-name="ce123">
            <text:p>January 29, 1977</text:p>
          </table:table-cell>
          <table:table-cell office:value-type="string" table:style-name="ce15">
            <text:p>Tabibuga</text:p>
            <text:p/>
            <text:p>Mount Hagen</text:p>
            <text:p/>
            <text:p>Western Highlands Province</text:p>
          </table:table-cell>
          <table:table-cell office:value-type="string" table:style-name="ce15">
            <text:p>-5.549526, 144.583726</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Cooking Pig in an Earth Oven at a Grave</text:p>
          </table:table-cell>
          <table:table-cell office:value-type="string" table:style-name="ce83">
            <text:p>[Cuire un cochon dans un four en terre sur une tombe]</text:p>
          </table:table-cell>
          <table:table-cell table:style-name="ce82"/>
          <table:table-cell table:style-name="ce15"/>
          <table:table-cell office:value-type="string" table:style-name="ce15">
            <text:p>An ancestor named Sinimai went into the forest one day to look for eggs. Near some stones, he saw a sleeping man and approached to get a better look. He realized it was a dead<text:s/><text:span text:style-name="T5">masalai</text:span>. At the sight, he jumped back. Later, he remembered a story about his ancestors. So he approached, took the body, and buried it in a proper place. He planted beautiful flowers of the ancestors, then returned home and went to bed. That night, he dreamed of the<text:s/><text:span text:style-name="T5">masalai</text:span>, who told him to get up early the next day, take his bow, and go to the place where he had buried the<text:s/><text:span text:style-name="T5">masalai</text:span>. There, he would see a huge boar, which he was to shoot with an arrow so that it would die. He was then to cook it there in an earth oven and name the place<text:s/><text:span text:style-name="T5">Nanuwo Golik</text:span>, a name that means "<text:span text:style-name="T5">Masalai</text:span>'s Grave" Today, when wild boars are killed, they are always taken to this place near the Jimi River to be cooked in an earth oven.</text:p>
          </table:table-cell>
          <table:table-cell office:value-type="string" table:style-name="ce15">
            <text:p>Un ancêtre nommé Sinimai part un jour dans la forêt chercher des œufs. Près de quelques pierres, il aperçoit un homme endormi et s'en approche pour mieux le voir et constate qu'il s'agit d'un homme<text:s/><text:span text:style-name="T5">masalai</text:span><text:s/>mort. À cette vue, il recule d'un bond. Plus tard, il repense à une histoire d'ancêtres. Il s'approche donc, prend le corps et l'enterre dans un endroit digne. Il plante de belles fleurs "des ancêtres", puis retourne chez lui et se couche. La nuit, il rêve du<text:s/><text:span text:style-name="T5">masalai</text:span><text:s/>qui vient lui dire de se lever tôt le lendemain, de prendre son arc et d'aller à l'endroit où il a enterré le corps du<text:s/><text:span text:style-name="T5">masalai</text:span>, qu'il y verra un énorme sanglier sur lequel il devait tirer une flèche pour qu'il meurt, et qu'il devait ensuite le faire cuire sur place dans un four en terre et appeler cet endroit<text:s/><text:span text:style-name="T5">Nanuwo Golik</text:span>, nom qui signifie « Tombe du Masalai ». Aujourd'hui, lorsqu'on tue des sangliers, on les emmène toujours à cet endroit proche de la rivière Jimi pour les faire cuire dans un four en terre.</text:p>
          </table:table-cell>
          <table:table-cell table:number-columns-repeated="2" table:style-name="ce15"/>
          <table:table-cell table:style-name="ce10"/>
          <table:table-cell office:value-type="string" table:style-name="ce10">
            <text:p>boar / pig</text:p>
          </table:table-cell>
          <table:table-cell table:style-name="ce10"/>
          <table:table-cell office:value-type="string" table:style-name="ce10">
            <text:p><text:span text:style-name="T1">Nanuwo Golik<text:s/></text:span><text:span text:style-name="T1">("</text:span><text:span text:style-name="T1">Masalai</text:span><text:span text:style-name="T1">'s Grave")</text:span><text:span text:style-name="T1"/></text:p>
            <text:p><text:span text:style-name="T1">Jimi River</text:span><text:span text:style-name="T1"/></text:p>
            <text:p><text:span text:style-name="T1">Tabibuga Village [Narak People]</text:span></text:p>
          </table:table-cell>
          <table:table-cell office:value-type="string" table:style-name="ce10">
            <text:p>Sinimai</text:p>
          </table:table-cell>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68-69</text:p>
          </table:table-cell>
          <table:table-cell office:value-type="string" table:style-name="ce129">
            <text:p>Wantok</text:p>
            <text:p>newspaper 156, page 9</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Miss Magdalene Kumbili</text:p>
          </table:table-cell>
          <table:table-cell office:value-type="date" office:date-value="1977-02-05T00:00:00" table:style-name="ce123">
            <text:p>February 5, 1977</text:p>
          </table:table-cell>
          <table:table-cell office:value-type="string" table:style-name="ce15">
            <text:p>South Sea Evangelical Church Arkosame [Kwanga People]</text:p>
            <text:p/>
            <text:p>West Sepik Province</text:p>
          </table:table-cell>
          <table:table-cell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The Rat That Helped a Man</text:p>
          </table:table-cell>
          <table:table-cell office:value-type="string" table:style-name="ce83">
            <text:p>[Le rat qui a aidé un homme]</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69-70</text:p>
          </table:table-cell>
          <table:table-cell office:value-type="string" table:style-name="ce129">
            <text:p>Wantok</text:p>
            <text:p>newspaper 157, pages 9-10</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Peter Kopen Muli</text:p>
          </table:table-cell>
          <table:table-cell office:value-type="date" office:date-value="1977-02-12T00:00:00" table:style-name="ce123">
            <text:p>February 12, 1977</text:p>
          </table:table-cell>
          <table:table-cell office:value-type="string" table:style-name="ce15">
            <text:p>Pumakos [Village, Enga People]</text:p>
            <text:p/>
            <text:p>Enga Province</text:p>
          </table:table-cell>
          <table:table-cell office:value-type="string" table:style-name="ce15">
            <text:p>-5.662071, 143.834224</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We Cannot Disobey What a Dog Says</text:p>
          </table:table-cell>
          <table:table-cell office:value-type="string" table:style-name="ce83">
            <text:p>[Nous ne pouvons pas désobéir à ce que dit un chien]</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70-71</text:p>
          </table:table-cell>
          <table:table-cell office:value-type="string" table:style-name="ce129">
            <text:p>Wantok</text:p>
            <text:p>newspaper 158, pages 13, 17</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Mr. Urim S.</text:p>
          </table:table-cell>
          <table:table-cell office:value-type="date" office:date-value="1977-02-19T00:00:00" table:style-name="ce123">
            <text:p>February 19, 1977</text:p>
          </table:table-cell>
          <table:table-cell office:value-type="string" table:style-name="ce15">
            <text:p>Madang</text:p>
            <text:p/>
            <text:p>Madang Province</text:p>
          </table:table-cell>
          <table:table-cell office:value-type="string" table:style-name="ce15">
            <text:p>-5.223203, 145.798921</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Marsupial (<text:span text:style-name="T5">Kapul</text:span>) that Lost a Toe</text:p>
          </table:table-cell>
          <table:table-cell office:value-type="string" table:style-name="ce83">
            <text:p>[La marsupial qui a perdu un orteil]</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string" table:style-name="ce15">
            <text:p>71-72</text:p>
          </table:table-cell>
          <table:table-cell office:value-type="string" table:style-name="ce129">
            <text:p>Wantok</text:p>
            <text:p>newspaper 159,</text:p>
            <text:p>pages 11, 13</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Benny Embil</text:p>
          </table:table-cell>
          <table:table-cell office:value-type="string" table:style-name="ce15">
            <text:p>February 26, 1977,</text:p>
          </table:table-cell>
          <table:table-cell office:value-type="string" table:style-name="ce15">
            <text:p>Tsak</text:p>
            <text:p>Pumakos</text:p>
            <text:p>Enga Province</text:p>
          </table:table-cell>
          <table:table-cell office:value-type="string" table:style-name="ce15">
            <text:p>-5.7047009, 143.6438274</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y Ate a Small Snake</text:p>
          </table:table-cell>
          <table:table-cell office:value-type="string" table:style-name="ce83">
            <text:p>[Ils ont mangé le petit serpent]</text:p>
          </table:table-cell>
          <table:table-cell table:style-name="ce82"/>
          <table:table-cell office:value-type="string" table:style-name="ce15">
            <text:p>Palt was prevented from marrying by her brother but did so anyway and when he came to visit her, her husband and her son, they abandoned him in the forest because he did not eat the snakes they had captured.</text:p>
          </table:table-cell>
          <table:table-cell office:value-type="string" table:style-name="ce15">
            <text:p>Kewa and Palt were orphans living together. To prevent her from getting married, Kewa had put her sister Palt in a bamboo tube. But when Kewa was in the garden, Palt would get out of the bamboo and make ropes from vines. She would get out of the tube when night fell and the two siblings were eating sweet potatoes. Palt wanted to get married. One day, while Kewa was out and about, Patl stretched the ropes she'd hung from the house until she reached another village. There, she married Kagul Kalua, who knew a lot about snakes. Indeed, a small snake lived under the village and ate the villagers. Back home, Kewa couldn't find his sister, so he cried, then saw the ropes, but it was dark at night so he returned home. At dawn, he followed the ropes to Palt's village and met his son. Kewa, Palt, Kagul Kalua and the child ate together, but Kewa pretended to eat the small snakes hunted by the couple, but threw them out. But Palt had seen him do it and informed her husband. So, the next day, the couple abandoned Kewa in the forest, lost forever.</text:p>
          </table:table-cell>
          <table:table-cell office:value-type="string" table:style-name="ce15">
            <text:p>Kewa et Palt étaient orphelins et vivaient ensemble. Pour éviter qu’elle se marie, Kewa avait mis sa sœur Palt dans un tube de bambou. Mais quand Kewa était dans le jardin, Palt sortait du bambou et fabriquait des cordes avec des lianes. Elle sortait du tube quand la nuit tombée et que les deux frères et sœurs mangeaient des patates douces. Palt voulait se marier. Un jour, alors que Kewa était de sortie, Patl tendit les cordes qu’elle avait accrochées à la maison jusqu’à arriver dans un autre village. Là-bas, elle se maria avec Kagul Kalua qui avait beaucoup de connaissance sur les serpents. En effet, un petit serpent vivait sous le village et mangeait les villageois. De retour, Kewa n’arrivait pas à trouver sa sœur, alors il pleura, puis vit les cordes, mais il faisait sombre la nuit alors il retourna à la maison. À l’aube, il suivit les cordes jusqu’au village de Palt et fit la connaissance de son fils. Kewa, Palt, Kagul Kalua et l’enfant mangèrent ensemble, seulement Kewa fit semblant de manger les petits serpents chassés par le couple, mais les jeta dehors. Mais Palt l’avait vu faire et en informa son mari. Alors, le lendemain, le couple abandonna Kewa dans la foret, perdu à jamais.</text:p>
          </table:table-cell>
          <table:table-cell office:value-type="string" table:style-name="ce15">
            <text:p>bamboo tube ; sweet potato ; snake ; abandonment ; sisters and brothers ; husband and wife ; ropes ; selfishness</text:p>
          </table:table-cell>
          <table:table-cell office:value-type="string" table:style-name="ce15">
            <text:p>§§ one or several persons get (magically) inside an object §§ a family member prevents a woman from getting married §§ someone is in a tree §§ snakes live under a village §§ snake diet §§ family member punished for not having the same diet §§ family member punished by exile §§ family member punished by abondment in the forest §§ someone finds someone with ropes</text:p>
          </table:table-cell>
          <table:table-cell table:number-columns-repeated="4" table:style-name="ce10"/>
          <table:table-cell office:value-type="string" table:style-name="ce10">
            <text:p>Kewa ; Palt ; Kagul Kalua</text:p>
          </table:table-cell>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72-73</text:p>
          </table:table-cell>
          <table:table-cell office:value-type="string" table:style-name="ce129">
            <text:p>Wantok</text:p>
            <text:p>newspaper 160, pages 11, 13</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Elisas Puleya</text:p>
          </table:table-cell>
          <table:table-cell office:value-type="date" office:date-value="1977-03-05T00:00:00" table:style-name="ce123">
            <text:p>March 5, 1977</text:p>
          </table:table-cell>
          <table:table-cell office:value-type="string" table:style-name="ce15">
            <text:p>CTC Pumakos</text:p>
            <text:p/>
            <text:p>Enga Province</text:p>
          </table:table-cell>
          <table:table-cell office:value-type="string" table:style-name="ce15">
            <text:p>-5.662071, 143.834224</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A Dog Was the Source of Fighting</text:p>
          </table:table-cell>
          <table:table-cell office:value-type="string" table:style-name="ce83">
            <text:p>[Un chien était à l'origine des bagarres]</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73-74</text:p>
          </table:table-cell>
          <table:table-cell office:value-type="string" table:style-name="ce129">
            <text:p>Wantok</text:p>
            <text:p>newspaper 161, pages 9-10</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Moses Kapirakuami</text:p>
          </table:table-cell>
          <table:table-cell office:value-type="date" office:date-value="1977-03-12T00:00:00" table:style-name="ce123">
            <text:p>March 12, 1977</text:p>
          </table:table-cell>
          <table:table-cell office:value-type="string" table:style-name="ce15">
            <text:p>Maprik Village [Abelam People]</text:p>
            <text:p/>
            <text:p>East Sepik Province</text:p>
          </table:table-cell>
          <table:table-cell office:value-type="string" table:style-name="ce15">
            <text:p>-3.626609, 143.057449</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Frog That Turned into a Girl</text:p>
          </table:table-cell>
          <table:table-cell office:value-type="string" table:style-name="ce134">
            <text:p>[Une grenouille qui s'est transformée en fille]</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74" table:style-name="ce15">
            <text:p>74</text:p>
          </table:table-cell>
          <table:table-cell office:value-type="string" table:style-name="ce129">
            <text:p>Wantok</text:p>
            <text:p>newspaper 162, page 15</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Nikodimus N.</text:p>
          </table:table-cell>
          <table:table-cell office:value-type="date" office:date-value="1977-03-19T00:00:00" table:style-name="ce123">
            <text:p>March 19, 1977</text:p>
          </table:table-cell>
          <table:table-cell office:value-type="string" table:style-name="ce15">
            <text:p>Tsak</text:p>
            <text:p/>
            <text:p>Pumakos</text:p>
            <text:p/>
            <text:p>Enga Province</text:p>
          </table:table-cell>
          <table:table-cell office:value-type="string" table:style-name="ce15">
            <text:p>-5.7047009, 143.6438274</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The Boy Who Was Deserted</text:p>
          </table:table-cell>
          <table:table-cell office:value-type="string" table:style-name="ce83">
            <text:p>[Le garçon qui fut abandonné]</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float" office:value="75" table:style-name="ce15">
            <text:p>75</text:p>
          </table:table-cell>
          <table:table-cell office:value-type="string" table:style-name="ce129">
            <text:p>Wantok</text:p>
            <text:p>newspaper 163, page 15</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C. Kandamain</text:p>
          </table:table-cell>
          <table:table-cell office:value-type="date" office:date-value="1977-03-26T00:00:00" table:style-name="ce123">
            <text:p>March 26, 1977</text:p>
          </table:table-cell>
          <table:table-cell office:value-type="string" table:style-name="ce15">
            <text:p>Tsikiro</text:p>
            <text:p/>
            <text:p>Wabag</text:p>
            <text:p/>
            <text:p>Enga Province</text:p>
          </table:table-cell>
          <table:table-cell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The Eagle that Was the Source of the Enga People</text:p>
          </table:table-cell>
          <table:table-cell office:value-type="string" table:style-name="ce83">
            <text:p>[L'aigle qui était à l'origine du peuple Enga]</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75-76</text:p>
          </table:table-cell>
          <table:table-cell office:value-type="string" table:style-name="ce129">
            <text:p>Wantok</text:p>
            <text:p>newspaper 164, page 13</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Ruth Aresop</text:p>
          </table:table-cell>
          <table:table-cell office:value-type="date" office:date-value="1977-04-02T00:00:00" table:style-name="ce123">
            <text:p>April 2, 1977</text:p>
          </table:table-cell>
          <table:table-cell office:value-type="string" table:style-name="ce15">
            <text:p>Josephstaal</text:p>
            <text:p/>
            <text:p>Madang Province</text:p>
          </table:table-cell>
          <table:table-cell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Cassowary and Chicken Are Enemies</text:p>
          </table:table-cell>
          <table:table-cell office:value-type="string" table:style-name="ce83">
            <text:p>[Casoar et Poulet sont ennemis]</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76-77</text:p>
          </table:table-cell>
          <table:table-cell office:value-type="string" table:style-name="ce129">
            <text:p>Wantok</text:p>
            <text:p>newspaper 165, pages 9, 11</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Dorothy Kepas</text:p>
          </table:table-cell>
          <table:table-cell office:value-type="date" office:date-value="1977-04-09T00:00:00" table:style-name="ce123">
            <text:p>April 9, 1977</text:p>
          </table:table-cell>
          <table:table-cell office:value-type="string" table:style-name="ce15">
            <text:p>Arawa</text:p>
            <text:p/>
            <text:p>North Solomons Province</text:p>
          </table:table-cell>
          <table:table-cell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The Woman Who Tricked a<text:s/><text:span text:style-name="T5">Masalai</text:span><text:s/>Snake</text:p>
          </table:table-cell>
          <table:table-cell office:value-type="string" table:style-name="ce83">
            <text:p>[La femme qui a piégé un serpent<text:s/><text:span text:style-name="T9">masalai</text:span>]</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office:value-type="string" table:style-name="ce15">
            <text:p>77-78</text:p>
          </table:table-cell>
          <table:table-cell office:value-type="string" table:style-name="ce129">
            <text:p>Wantok</text:p>
            <text:p>newspaper 166, pages 15, 17</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Joe Nandawa</text:p>
          </table:table-cell>
          <table:table-cell office:value-type="date" office:date-value="1977-04-16T00:00:00" table:style-name="ce123">
            <text:p>April 16, 1977</text:p>
          </table:table-cell>
          <table:table-cell office:value-type="string" table:style-name="ce15">
            <text:p>Porgera [Town, Ipili People]</text:p>
            <text:p/>
            <text:p>Enga Province</text:p>
          </table:table-cell>
          <table:table-cell table:style-name="ce15"/>
          <table:table-cell office:value-type="string" table:style-name="ce15">
            <text:p>Slone</text:p>
          </table:table-cell>
          <table:table-cell office:value-type="string" table:style-name="ce15">
            <text:p>Slone (translation from Tok Pisin)</text:p>
          </table:table-cell>
          <table:table-cell office:value-type="string" table:style-name="ce15">
            <text:p>Why Porgera Has Gold</text:p>
          </table:table-cell>
          <table:table-cell office:value-type="string" table:style-name="ce83">
            <text:p>[Pourquoi Porgera a de l'or]</text:p>
          </table:table-cell>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table:style-name="ce15"/>
          <table:table-cell office:value-type="string" table:style-name="ce129">
            <text:p>Wantok</text:p>
            <text:p>newspaper 167</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table:number-columns-repeated="4" table:style-name="ce15"/>
          <table:table-cell office:value-type="string" table:style-name="ce15">
            <text:p>Slone</text:p>
          </table:table-cell>
          <table:table-cell office:value-type="string" table:style-name="ce15">
            <text:p>Slone (translation from Tok Pisin)</text:p>
          </table:table-cell>
          <table:table-cell table:style-name="ce15"/>
          <table:table-cell table:style-name="ce83"/>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table:style-name="ce15"/>
          <table:table-cell office:value-type="string" table:style-name="ce129">
            <text:p>Wantok</text:p>
            <text:p>newspaper 168</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table:number-columns-repeated="4" table:style-name="ce15"/>
          <table:table-cell office:value-type="string" table:style-name="ce15">
            <text:p>Slone</text:p>
          </table:table-cell>
          <table:table-cell office:value-type="string" table:style-name="ce15">
            <text:p>Slone (translation from Tok Pisin)</text:p>
          </table:table-cell>
          <table:table-cell table:style-name="ce15"/>
          <table:table-cell table:style-name="ce83"/>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table:style-name="ce15"/>
          <table:table-cell office:value-type="string" table:style-name="ce129">
            <text:p>Wantok</text:p>
            <text:p>newspaper 169</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table:number-columns-repeated="4" table:style-name="ce15"/>
          <table:table-cell office:value-type="string" table:style-name="ce15">
            <text:p>Slone</text:p>
          </table:table-cell>
          <table:table-cell office:value-type="string" table:style-name="ce15">
            <text:p>Slone (translation from Tok Pisin)</text:p>
          </table:table-cell>
          <table:table-cell table:style-name="ce15"/>
          <table:table-cell table:style-name="ce83"/>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table:style-name="ce15"/>
          <table:table-cell office:value-type="string" table:style-name="ce129">
            <text:p>Wantok</text:p>
            <text:p>newspaper 170</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table:number-columns-repeated="4" table:style-name="ce15"/>
          <table:table-cell office:value-type="string" table:style-name="ce15">
            <text:p>Slone</text:p>
          </table:table-cell>
          <table:table-cell office:value-type="string" table:style-name="ce15">
            <text:p>Slone (translation from Tok Pisin)</text:p>
          </table:table-cell>
          <table:table-cell table:style-name="ce15"/>
          <table:table-cell table:style-name="ce83"/>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table:style-name="ce15"/>
          <table:table-cell office:value-type="string" table:style-name="ce129">
            <text:p>Wantok</text:p>
            <text:p>newspaper 171</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table:number-columns-repeated="4" table:style-name="ce15"/>
          <table:table-cell office:value-type="string" table:style-name="ce15">
            <text:p>Slone</text:p>
          </table:table-cell>
          <table:table-cell office:value-type="string" table:style-name="ce15">
            <text:p>Slone (translation from Tok Pisin)</text:p>
          </table:table-cell>
          <table:table-cell table:style-name="ce15"/>
          <table:table-cell table:style-name="ce83"/>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table:style-name="ce15"/>
          <table:table-cell office:value-type="string" table:style-name="ce129">
            <text:p>Wantok</text:p>
            <text:p>newspaper 172</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table:number-columns-repeated="4" table:style-name="ce15"/>
          <table:table-cell office:value-type="string" table:style-name="ce15">
            <text:p>Slone</text:p>
          </table:table-cell>
          <table:table-cell office:value-type="string" table:style-name="ce15">
            <text:p>Slone (translation from Tok Pisin)</text:p>
          </table:table-cell>
          <table:table-cell table:style-name="ce15"/>
          <table:table-cell table:style-name="ce83"/>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table:style-name="ce15"/>
          <table:table-cell office:value-type="string" table:style-name="ce129">
            <text:p>Wantok</text:p>
            <text:p>newspaper 173</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table:number-columns-repeated="4" table:style-name="ce15"/>
          <table:table-cell office:value-type="string" table:style-name="ce15">
            <text:p>Slone</text:p>
          </table:table-cell>
          <table:table-cell office:value-type="string" table:style-name="ce15">
            <text:p>Slone (translation from Tok Pisin)</text:p>
          </table:table-cell>
          <table:table-cell table:style-name="ce15"/>
          <table:table-cell table:style-name="ce83"/>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table:style-name="ce15"/>
          <table:table-cell office:value-type="string" table:style-name="ce129">
            <text:p>Wantok</text:p>
            <text:p>newspaper 174</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table:number-columns-repeated="4" table:style-name="ce15"/>
          <table:table-cell office:value-type="string" table:style-name="ce15">
            <text:p>Slone</text:p>
          </table:table-cell>
          <table:table-cell office:value-type="string" table:style-name="ce15">
            <text:p>Slone (translation from Tok Pisin)</text:p>
          </table:table-cell>
          <table:table-cell table:style-name="ce15"/>
          <table:table-cell table:style-name="ce83"/>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Baptiste</text:p>
            <text:p>Brun</text:p>
          </table:table-cell>
          <table:table-cell table:style-name="ce15"/>
          <table:table-cell office:value-type="string" table:style-name="ce15">
            <text:p>Slone</text:p>
          </table:table-cell>
          <table:table-cell table:style-name="ce15"/>
          <table:table-cell office:value-type="string" table:style-name="ce79">
            <text:p>Wantok</text:p>
            <text:p>newspaper 175</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table:number-columns-repeated="4" table:style-name="ce15"/>
          <table:table-cell office:value-type="string" table:style-name="ce15">
            <text:p>Slone</text:p>
          </table:table-cell>
          <table:table-cell office:value-type="string" table:style-name="ce15">
            <text:p>Slone (translation from Tok Pisin)</text:p>
          </table:table-cell>
          <table:table-cell table:style-name="ce15"/>
          <table:table-cell table:style-name="ce83"/>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float" office:value="85" table:style-name="ce15">
            <text:p>85</text:p>
          </table:table-cell>
          <table:table-cell office:value-type="string" table:style-name="ce79">
            <text:p>Wantok</text:p>
            <text:p>newspaper 176,</text:p>
            <text:p>page 19</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Noel J.</text:p>
          </table:table-cell>
          <table:table-cell office:value-type="string" table:style-name="ce15">
            <text:p>June 25, 1977,</text:p>
          </table:table-cell>
          <table:table-cell office:value-type="string" table:style-name="ce15">
            <text:p>Arawa, Bougainville</text:p>
            <text:p>North Solomons Province</text:p>
          </table:table-cell>
          <table:table-cell office:value-type="string" table:style-name="ce15">
            <text:p>-6.2265968, 155.5657141</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176) Where did local languages come from</text:p>
          </table:table-cell>
          <table:table-cell office:value-type="string" table:style-name="ce83">
            <text:p>[D'où viennent les langues régionales ?]</text:p>
          </table:table-cell>
          <table:table-cell table:style-name="ce82"/>
          <table:table-cell office:value-type="string" table:style-name="ce15">
            <text:p>A young man, who got bitten on the tongue by an insect and could not speak the same way anymore, got married in another village, explaining why there are different languages.</text:p>
          </table:table-cell>
          <table:table-cell office:value-type="string" table:style-name="ce15">
            <text:p>A long time ago, everyone spoke Bukikundi. A man named Aukejim had many children, but only two were not yet married (Lakito and Munapeihim). One day, their father told them they had to get married and leave home, so Munapeihim got married. Lakito, the youngest, was still working with his parents. Before leaving home, Munapeihim asked Lakito to accompany him to pick walnuts in the forest. Lakito climbed the tree, but was out of breath. He opened his mouth wide to breathe, and an insect bit his tongue. He struck up a conversation with his brother, but Munapeihim could no longer understand what Lakito was telling him. Then the youngest got married. That's why two neighboring villages have different languages.</text:p>
          </table:table-cell>
          <table:table-cell office:value-type="string" table:style-name="ce15">
            <text:p>Il y a longtemps tout le monde parlait le Bukikundi. Un homme du nom Aukejim avait beaucoup d’enfants et seulement deux n’étaient pas encore mariés (Lakito et Munapeihim). Un jour, leur père leur annonça qu’ils devaient se marier et quitter la maison, alors Munapeihim se maria. Lakito, le benjamin, travaillait toujours avec ses parents. Avant de quitter la maison, Munapeihim demanda à Lakito de l’accompagner cueillir des noix dans la foret. Lakito escalada l’arbre mais il était essoufflé. Alors, il ouvra grand la bouche pour respirer et un insecte lui piqua la langue. Puis, il entama une conversation avec son frère, mais Munapeihim ne comprenait plus ce qui lui disait Lakito. Enfin, le benjamin se maria. C’est pour cette raison que deux villages voisins ont des langues différentes.</text:p>
          </table:table-cell>
          <table:table-cell office:value-type="string" table:style-name="ce15">
            <text:p>brothers ; languages ; tree ; insect ; tong ; wedding</text:p>
          </table:table-cell>
          <table:table-cell office:value-type="string" table:style-name="ce15">
            <text:p>All languages have the same origin §§ two brothers give birth to two languages §§ linguistic disparity originates in a family §§ linguistic disparity originates in an accident §§ someone changes language because he is bitten by an insect §§ someone is bitten by an insect while out of breath</text:p>
          </table:table-cell>
          <table:table-cell table:number-columns-repeated="4" table:style-name="ce10"/>
          <table:table-cell office:value-type="string" table:style-name="ce10">
            <text:p>Aukejim ; Lakito ; Munapeihim</text:p>
          </table:table-cell>
          <table:table-cell table:style-name="ce26"/>
          <table:table-cell table:number-columns-repeated="3" table:style-name="ce25"/>
          <table:table-cell table:style-name="ce27"/>
          <table:table-cell table:style-name="ce28"/>
          <table:table-cell table:number-columns-repeated="16348"/>
        </table:table-row>
        <table:table-row table:style-name="ro1">
          <table:table-cell table:number-columns-repeated="2" table:style-name="ce15"/>
          <table:table-cell office:value-type="string" table:style-name="ce15">
            <text:p>Slone</text:p>
          </table:table-cell>
          <table:table-cell table:style-name="ce15"/>
          <table:table-cell office:value-type="string" table:style-name="ce79">
            <text:p>Wantok</text:p>
            <text:p>newspaper 177</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table:number-columns-repeated="4" table:style-name="ce15"/>
          <table:table-cell office:value-type="string" table:style-name="ce15">
            <text:p>Slone</text:p>
          </table:table-cell>
          <table:table-cell office:value-type="string" table:style-name="ce15">
            <text:p>Slone (translation from Tok Pisin)</text:p>
          </table:table-cell>
          <table:table-cell table:style-name="ce15"/>
          <table:table-cell table:style-name="ce83"/>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table:number-columns-repeated="2" table:style-name="ce15"/>
          <table:table-cell office:value-type="string" table:style-name="ce15">
            <text:p>Slone</text:p>
          </table:table-cell>
          <table:table-cell table:style-name="ce15"/>
          <table:table-cell office:value-type="string" table:style-name="ce79">
            <text:p>Wantok</text:p>
            <text:p>newspaper 178</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table:number-columns-repeated="4" table:style-name="ce15"/>
          <table:table-cell office:value-type="string" table:style-name="ce15">
            <text:p>Slone</text:p>
          </table:table-cell>
          <table:table-cell office:value-type="string" table:style-name="ce15">
            <text:p>Slone (translation from Tok Pisin)</text:p>
          </table:table-cell>
          <table:table-cell table:style-name="ce15"/>
          <table:table-cell table:style-name="ce83"/>
          <table:table-cell table:style-name="ce82"/>
          <table:table-cell table:number-columns-repeated="5" table:style-name="ce15"/>
          <table:table-cell table:number-columns-repeated="5" table:style-name="ce10"/>
          <table:table-cell table:style-name="ce26"/>
          <table:table-cell table:number-columns-repeated="3" table:style-name="ce25"/>
          <table:table-cell table:style-name="ce27"/>
          <table:table-cell table:style-name="ce28"/>
          <table:table-cell table:number-columns-repeated="16348"/>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string" table:style-name="ce15">
            <text:p>86-87</text:p>
          </table:table-cell>
          <table:table-cell office:value-type="string" table:style-name="ce79">
            <text:p>Wantok</text:p>
            <text:p>newspaper 179,</text:p>
            <text:p>page 9</text:p>
          </table:table-cell>
          <table:table-cell table:style-name="ce79"/>
          <table:table-cell office:value-type="string" table:style-name="ce15">
            <text:p>Papua New Guinea</text:p>
          </table:table-cell>
          <table:table-cell table:style-name="ce15"/>
          <table:table-cell office:value-type="string" table:style-name="ce15">
            <text:p>Gasmata</text:p>
          </table:table-cell>
          <table:table-cell office:value-type="string" table:style-name="ce15">
            <text:p>English</text:p>
          </table:table-cell>
          <table:table-cell office:value-type="string" table:style-name="ce15">
            <text:p>No</text:p>
          </table:table-cell>
          <table:table-cell office:value-type="string" table:style-name="ce15">
            <text:p>Elizabeth Taikura</text:p>
          </table:table-cell>
          <table:table-cell office:value-type="float" office:value="1975" table:style-name="ce15">
            <text:p>1975</text:p>
          </table:table-cell>
          <table:table-cell office:value-type="string" table:style-name="ce15">
            <text:p>Ablingi Village [Gasmata People]</text:p>
            <text:p>Kandrian</text:p>
            <text:p>West New Britain Province</text:p>
          </table:table-cell>
          <table:table-cell office:value-type="string" table:style-name="ce15">
            <text:p>-6.298904, 150.069767</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179) Fish originated from a cave</text:p>
          </table:table-cell>
          <table:table-cell office:value-type="string" table:style-name="ce83">
            <text:p>[les poissons viennent d'une grotte]</text:p>
          </table:table-cell>
          <table:table-cell table:style-name="ce82"/>
          <table:table-cell office:value-type="string" table:style-name="ce15">
            <text:p>Two boys make the fishes their grandmother kept in a cave escape.</text:p>
          </table:table-cell>
          <table:table-cell office:value-type="string" table:style-name="ce15">
            <text:p>Didikalom lived with her two grandsons. She would often go into the garden and say “mus-muskip” (hole, close up!) and then “mus-mus pran” (cave, open up!). The two grandsons were curious about these words, so they did the same. After saying these words, the cave opened. Inside, there were lots of fish. The grandmother heard the cave open and saw that the fish were escaping from the cave into the river. She tried to hold the fish back, but to no avail. Ashamed, she never returned home. Since then, fish have been found everywhere.</text:p>
          </table:table-cell>
          <table:table-cell office:value-type="string" table:style-name="ce135">
            <text:p>Didikalom vivait avec ses deux petits-fils. Elle allait souvent dans le jardin et disait « mus-muskip » (trou, ferme-toi !) puis « mus-mus pran » (grotte, ouvre-toi !). Les deux petits-fils étaient curieux face à ces paroles, alors ils firent de même. Après avoir prononcé ces paroles, la grotte s'ouvrit. À l’intérieur, il y avait beaucoup de poissons. La grand-mère entendit la grotte s’ouvrir et vu que les poissons s’échappaient de la grotte vers la rivière. Elle essaya de retenir les poissons en vain. La grand-mère avait honte, elle ne retourna jamais chez elle. Depuis, on retrouve des poissons partout.</text:p>
          </table:table-cell>
          <table:table-cell office:value-type="string" table:style-name="ce15">
            <text:p>brothers ; grandmother ; cave ; fish ; family ; mistake</text:p>
          </table:table-cell>
          <table:table-cell office:value-type="string" table:style-name="ce15">
            <text:p>one's magical words have power §§ one's magical words have power to open a cave §§ one's magical words have power to close a cave §§ water is inevitable §§ woman try to hold back the flowing water §§ fish come from a cave §§ <text:s/>fish are unstoppable §§ woman try to hold back the flowing fish</text:p>
          </table:table-cell>
          <table:table-cell table:number-columns-repeated="4" table:style-name="ce10"/>
          <table:table-cell office:value-type="string" table:style-name="ce10">
            <text:p>Didikalom</text:p>
          </table:table-cell>
          <table:table-cell table:style-name="ce26"/>
          <table:table-cell table:style-name="ce25"/>
          <table:table-cell office:value-type="string" table:style-name="ce10">
            <text:p>semblable à l'histoire de Katapel</text:p>
          </table:table-cell>
          <table:table-cell office:value-type="string" table:style-name="ce67">
            <text:p>A woman holds a secret §§ One or more unaware people want to know this secret §§ These people unblock a hole that the woman always carefully closed §§ Water flows from this hole §§ The water is unstoppable §§ The woman tries to stop the water §§ She can't §§ She dies or goes into exile.</text:p>
          </table:table-cell>
          <table:table-cell table:style-name="ce27"/>
          <table:table-cell table:style-name="ce28"/>
          <table:table-cell table:number-columns-repeated="16348"/>
        </table:table-row>
        <table:table-row table:style-name="ro1">
          <table:table-cell table:number-columns-repeated="2" table:style-name="ce15"/>
          <table:table-cell office:value-type="string" table:style-name="ce15">
            <text:p>Slone</text:p>
          </table:table-cell>
          <table:table-cell table:style-name="ce15"/>
          <table:table-cell office:value-type="string" table:style-name="ce79">
            <text:p>Wantok</text:p>
            <text:p>newspaper 180</text:p>
          </table:table-cell>
          <table:table-cell table:style-name="ce79"/>
          <table:table-cell office:value-type="string" table:style-name="ce15">
            <text:p>Papua New Guinea</text:p>
          </table:table-cell>
          <table:table-cell table:style-name="ce15"/>
          <table:table-cell office:value-type="string" table:style-name="ce15">
            <text:p>Kuman</text:p>
          </table:table-cell>
          <table:table-cell office:value-type="string" table:style-name="ce15">
            <text:p>English</text:p>
          </table:table-cell>
          <table:table-cell office:value-type="string" table:style-name="ce15">
            <text:p>No</text:p>
          </table:table-cell>
          <table:table-cell table:number-columns-repeated="4" table:style-name="ce15"/>
          <table:table-cell office:value-type="string" table:style-name="ce15">
            <text:p>Slone</text:p>
          </table:table-cell>
          <table:table-cell office:value-type="string" table:style-name="ce15">
            <text:p>Slone (translation from Tok Pisin)</text:p>
          </table:table-cell>
          <table:table-cell table:style-name="ce15"/>
          <table:table-cell table:style-name="ce83"/>
          <table:table-cell table:style-name="ce82"/>
          <table:table-cell table:number-columns-repeated="2" table:style-name="ce15"/>
          <table:table-cell table:style-name="ce135"/>
          <table:table-cell table:number-columns-repeated="2" table:style-name="ce15"/>
          <table:table-cell table:number-columns-repeated="5" table:style-name="ce10"/>
          <table:table-cell table:style-name="ce26"/>
          <table:table-cell table:style-name="ce25"/>
          <table:table-cell table:style-name="ce10"/>
          <table:table-cell table:style-name="ce67"/>
          <table:table-cell table:style-name="ce27"/>
          <table:table-cell table:style-name="ce28"/>
          <table:table-cell table:number-columns-repeated="16348"/>
        </table:table-row>
        <table:table-row table:style-name="ro1">
          <table:table-cell table:number-columns-repeated="2" table:style-name="ce15"/>
          <table:table-cell office:value-type="string" table:style-name="ce15">
            <text:p>Slone</text:p>
          </table:table-cell>
          <table:table-cell table:style-name="ce15"/>
          <table:table-cell office:value-type="string" table:style-name="ce79">
            <text:p>Wantok</text:p>
            <text:p>newspaper 181</text:p>
          </table:table-cell>
          <table:table-cell table:style-name="ce79"/>
          <table:table-cell office:value-type="string" table:style-name="ce15">
            <text:p>Papua New Guinea</text:p>
          </table:table-cell>
          <table:table-cell table:style-name="ce15"/>
          <table:table-cell office:value-type="string" table:style-name="ce15">
            <text:p>Sawos</text:p>
          </table:table-cell>
          <table:table-cell office:value-type="string" table:style-name="ce15">
            <text:p>English</text:p>
          </table:table-cell>
          <table:table-cell office:value-type="string" table:style-name="ce15">
            <text:p>No</text:p>
          </table:table-cell>
          <table:table-cell table:number-columns-repeated="4" table:style-name="ce15"/>
          <table:table-cell office:value-type="string" table:style-name="ce15">
            <text:p>Slone</text:p>
          </table:table-cell>
          <table:table-cell office:value-type="string" table:style-name="ce15">
            <text:p>Slone (translation from Tok Pisin)</text:p>
          </table:table-cell>
          <table:table-cell table:style-name="ce15"/>
          <table:table-cell table:style-name="ce83"/>
          <table:table-cell table:style-name="ce82"/>
          <table:table-cell table:number-columns-repeated="2" table:style-name="ce15"/>
          <table:table-cell table:style-name="ce135"/>
          <table:table-cell table:number-columns-repeated="2" table:style-name="ce15"/>
          <table:table-cell table:number-columns-repeated="5" table:style-name="ce10"/>
          <table:table-cell table:style-name="ce26"/>
          <table:table-cell table:style-name="ce25"/>
          <table:table-cell table:style-name="ce10"/>
          <table:table-cell table:style-name="ce67"/>
          <table:table-cell table:style-name="ce27"/>
          <table:table-cell table:style-name="ce28"/>
          <table:table-cell table:number-columns-repeated="16348"/>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float" office:value="119" table:style-name="ce15">
            <text:p>119</text:p>
          </table:table-cell>
          <table:table-cell office:value-type="string" table:style-name="ce79">
            <text:p>Wantok</text:p>
            <text:p>newspaper 227,</text:p>
            <text:p>page 13</text:p>
          </table:table-cell>
          <table:table-cell table:style-name="ce79"/>
          <table:table-cell office:value-type="string" table:style-name="ce15">
            <text:p>Papua New Guinea</text:p>
          </table:table-cell>
          <table:table-cell table:style-name="ce15"/>
          <table:table-cell office:value-type="string" table:style-name="ce15">
            <text:p>Sawos</text:p>
          </table:table-cell>
          <table:table-cell office:value-type="string" table:style-name="ce15">
            <text:p>English</text:p>
          </table:table-cell>
          <table:table-cell office:value-type="string" table:style-name="ce15">
            <text:p>No</text:p>
          </table:table-cell>
          <table:table-cell office:value-type="string" table:style-name="ce15">
            <text:p>Joseph Whisky [Wiski]</text:p>
          </table:table-cell>
          <table:table-cell office:value-type="date" office:date-value="1978-07-15T00:00:00" table:style-name="ce123">
            <text:p>July 15, 1978</text:p>
          </table:table-cell>
          <table:table-cell office:value-type="string" table:style-name="ce15">
            <text:p>Warimb [Warimbi] Community School [Sawos People]</text:p>
            <text:p>Torembi</text:p>
            <text:p>East Sepik Province</text:p>
          </table:table-cell>
          <table:table-cell office:value-type="string" table:style-name="ce15">
            <text:p>-4.019250, 143.127271</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227) The Revenge of the Snake</text:p>
          </table:table-cell>
          <table:table-cell office:value-type="string" table:style-name="ce83">
            <text:p>[La revanche du serpent]</text:p>
          </table:table-cell>
          <table:table-cell table:style-name="ce82"/>
          <table:table-cell office:value-type="string" table:style-name="ce15">
            <text:p>A woman captured a snake which infiltrated her body and ate her from the inside but the snake was then eaten by the woman's son.</text:p>
          </table:table-cell>
          <table:table-cell office:value-type="string" table:style-name="ce15">
            <text:p>When Tuwai went to gather wood for the fire, she saw a snake named Pumakua. She didn't kill the snake, but wrapped it in leaves and put it in her basket. But Tuwai had an ulcer on her back, and the snake slithered inside. Back home, Tuwai asked her child to remove the snake from his ulcer. The child tried, but the snake got into Tuwai's belly, ate her from the inside and killed her. The child buried her. Then, after a month, the child dug up the body and saw that the snake was still there, so he captured it and ate it.</text:p>
          </table:table-cell>
          <table:table-cell office:value-type="string" table:style-name="ce47">
            <text:p>Tuwai était allée chercher du bois pour le feu, elle vit un serpent du nom de Pumakua. Elle ne tua pas le serpent, mais l’enferma dans des feuilles et le mit dans son panier. Mais Tuwai avait un ulcère dans le dos, et le serpent se faufila à l’intérieur. De retour à la maison, Tuwai demanda à son enfant de retirer le serpent de son ulcère. L’enfant essaya, mais le serpent se mit dans le ventre de Tuwai, puis il la mangea de l’intérieur et la tua. L’enfant l’enterra. Puis au bout d’un mois, l’enfant déterra le corps et vit que le serpent était toujours là, alors il le captura et le mangea.</text:p>
          </table:table-cell>
          <table:table-cell office:value-type="string" table:style-name="ce15">
            <text:p>snake ; murder ; mother and children ; burial <text:s/>; belly ; ulcer ; revenge</text:p>
          </table:table-cell>
          <table:table-cell office:value-type="string" table:style-name="ce15">
            <text:p>A woman finds an animal in the wild and doesn't kill it <text:s/>§§ an animal kills a human who wants to eat it §§ a snake kills a human who wants to eat it §§ an animal resists being cooked or eaten by humans §§ an animal penetrates a human through different organs §§ a child avenges his mother by killing her murderer §§ an animal/human victim is transported in a basket</text:p>
          </table:table-cell>
          <table:table-cell table:number-columns-repeated="4" table:style-name="ce10"/>
          <table:table-cell office:value-type="string" table:style-name="ce10">
            <text:p>Tuwai (the woman)</text:p>
            <text:p/>
            <text:p>Pumakua (the snake)</text:p>
          </table:table-cell>
          <table:table-cell table:style-name="ce26"/>
          <table:table-cell table:style-name="ce25"/>
          <table:table-cell table:style-name="ce10"/>
          <table:table-cell table:style-name="ce18"/>
          <table:table-cell table:style-name="ce47"/>
          <table:table-cell office:value-type="string" table:style-name="ce47">
            <text:p>A human/animal (A) finds an animal/human (B) and wants to eat it §§ however A doesn't kill B §§ A puts B in a basket and carries him §§ B isn't dead but manipulates his captor §§ B is in A's belly §§ B kills A from the inside</text:p>
          </table:table-cell>
          <table:table-cell table:number-columns-repeated="16348"/>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string" table:style-name="ce15">
            <text:p>122-123</text:p>
          </table:table-cell>
          <table:table-cell office:value-type="string" table:style-name="ce79">
            <text:p>Wantok</text:p>
            <text:p>newspaper 232,</text:p>
            <text:p>page 13</text:p>
          </table:table-cell>
          <table:table-cell table:style-name="ce79"/>
          <table:table-cell office:value-type="string" table:style-name="ce15">
            <text:p>Papua New Guinea</text:p>
          </table:table-cell>
          <table:table-cell table:style-name="ce15"/>
          <table:table-cell office:value-type="string" table:style-name="ce15">
            <text:p>Sirak</text:p>
          </table:table-cell>
          <table:table-cell office:value-type="string" table:style-name="ce15">
            <text:p>English</text:p>
          </table:table-cell>
          <table:table-cell office:value-type="string" table:style-name="ce15">
            <text:p>No</text:p>
          </table:table-cell>
          <table:table-cell office:value-type="string" table:style-name="ce15">
            <text:p>Dopenu Sawiembe</text:p>
          </table:table-cell>
          <table:table-cell office:value-type="string" table:style-name="ce15">
            <text:p>August 19, 1978,</text:p>
          </table:table-cell>
          <table:table-cell office:value-type="string" table:style-name="ce15">
            <text:p>L. C. Boana [Village, Sirak People]</text:p>
            <text:p>Morobe Province</text:p>
          </table:table-cell>
          <table:table-cell office:value-type="string" table:style-name="ce15">
            <text:p>-6.4322444, 146.8254903</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232) The Mother’s Mistake</text:p>
          </table:table-cell>
          <table:table-cell office:value-type="string" table:style-name="ce83">
            <text:p>[la faute de la mère]</text:p>
          </table:table-cell>
          <table:table-cell table:style-name="ce82"/>
          <table:table-cell office:value-type="string" table:style-name="ce15">
            <text:p>While two clans clash over fishing, a mother dies at the bottom of the ocean in a basket full of fish before the eyes of her children.</text:p>
          </table:table-cell>
          <table:table-cell office:value-type="string" table:style-name="ce15">
            <text:p>A father had made a bow for his little boy. He was practicing shooting in a yam garden. However, the boy was ruining the crops and shooting the cabbage plants, so the mother got angry with the father for making the bow. The father went to fetch his child and explained that the mother was so angry that they both had to leave the house. After a few hours, the mother was worried that neither her husband nor her son would return home, so she called out their names, but no one answered. She saw that they had left tracks in the earth, which she followed. She kept calling out their names. The father heard the mother and told his son to turn into a tree, he turned into a snake and went into a cave. When the mother arrived, no one was there and she began to cry. She slept by the tree, then returned home alone.</text:p>
          </table:table-cell>
          <table:table-cell office:value-type="string" table:style-name="ce15">
            <text:p>Un père avait fabriqué un arc pour son petit garçon. Il s’entraînait à tirer dans un jardin d'ignames. Cependant, l’enfant était en train de ruiner les récoltes et tirant sur les plants de chou, alors la mère s’énerva contre le père pour lui avoir fait cet arc. Le père alla chercher son enfant et lui expliqua que la mère était en colère qu’ils devaient tous deux quitter la maison. Au bout de quelques heures, la mère s’inquiétait ne voyant ni son mari ni son fils revenir à la maison, alors elle cria leur nom, mais personne ne répondait. Elle vit qu’ils avaient laissé des traces dans la terre, qu’elle suivit. Elle continuait à crier leur nom. Le père entendit la mère et dit à son fils de se transformer en arbre, lui se transforma en serpent et alla dans une grotte. Quand la mère arriva, il n’y avait plus personne, elle se mit à pleurer. Elle dormit auprès de l’arbre puis retourna seule chez elle.</text:p>
          </table:table-cell>
          <table:table-cell office:value-type="string" table:style-name="ce15">
            <text:p>mother and son ; father and son ; husband and wife ; yam ; bow ; conflict ; transformation</text:p>
          </table:table-cell>
          <table:table-cell office:value-type="string" table:style-name="ce15">
            <text:p>hybrid (human-animal) §§ hybrid (human-plant) §§ someone transforms into a tree §§ someone transforms into a plant §§ someone transforms into a snake §§ someone transforms into a animal §§ family quarrel leads to flight §§ cave seen as a refuge §§someone doesn't recognize family members in hybrid form</text:p>
          </table:table-cell>
          <table:table-cell table:number-columns-repeated="5" table:style-name="ce10"/>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string" table:style-name="ce15">
            <text:p>125-126</text:p>
          </table:table-cell>
          <table:table-cell office:value-type="string" table:style-name="ce79">
            <text:p>Wantok</text:p>
            <text:p>newspaper 23[6],</text:p>
            <text:p>page 19</text:p>
          </table:table-cell>
          <table:table-cell table:style-name="ce79"/>
          <table:table-cell office:value-type="string" table:style-name="ce15">
            <text:p>Papua New Guinea</text:p>
          </table:table-cell>
          <table:table-cell table:style-name="ce15"/>
          <table:table-cell office:value-type="string" table:style-name="ce15">
            <text:p>Mendi</text:p>
          </table:table-cell>
          <table:table-cell office:value-type="string" table:style-name="ce15">
            <text:p>English</text:p>
          </table:table-cell>
          <table:table-cell office:value-type="string" table:style-name="ce15">
            <text:p>No</text:p>
          </table:table-cell>
          <table:table-cell office:value-type="string" table:style-name="ce15">
            <text:p>Colman Nika</text:p>
          </table:table-cell>
          <table:table-cell office:value-type="string" table:style-name="ce15">
            <text:p>September 16, 1978,</text:p>
          </table:table-cell>
          <table:table-cell office:value-type="string" table:style-name="ce15">
            <text:p>Erave</text:p>
            <text:p>Southern Highlands Province</text:p>
          </table:table-cell>
          <table:table-cell office:value-type="string" table:style-name="ce15">
            <text:p>-6.6071601, 143.8970716</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236) Why Did the Ancestors Use Trees ?</text:p>
          </table:table-cell>
          <table:table-cell office:value-type="string" table:style-name="ce83">
            <text:p>[Pourquoi les ancêtres utilisaient des arbres ?]</text:p>
          </table:table-cell>
          <table:table-cell table:style-name="ce82"/>
          <table:table-cell office:value-type="string" table:style-name="ce15">
            <text:p>A man had his urethra and anus pierced by branches, allowing him to urinate and defecate.</text:p>
          </table:table-cell>
          <table:table-cell office:value-type="string" table:style-name="ce15">
            <text:p>Long ago, a man named Repes couldn't urinate or defecate because his anus and urethra were closed. Eating made him nauseous, so at every meal he climbed to the top of a tree and balanced himself on a branch to vomit. To work the fields, he used to sit and cut sugar cane with his legs, so he accidentally cut his legs all the time. He also ate large animals like pythons, or raw food. He lived in a makeshift house. One day, a member of his family named Muipumb heard him screaming, and arriving at his house to check on him, he saw the python meat and took exception to Repes' way of life; so he threw the meat away and burnt the house down. Arriving at Repes' tree, Muipumb cut off two sharp branches and positioned it where Repes was vomiting. Then he hid in the garden and saw Repes cutting his legs, Muipumb asked him why. Muipumb then showed Repes how to harvest without cutting himself - he had to stand up. He told him to cook the food inside the house. They ate the food, which made Repes bloated. He swung himself onto the tree, but the sharp branches pierced his anus and urethra. Now, people in the Southern Highlands province, descended from Repes, can urinate and defecate.</text:p>
            <text:p/>
          </table:table-cell>
          <table:table-cell office:value-type="string" table:style-name="ce15">
            <text:p>Il y a longtemps, un homme du nom de Repes n’urinait et ne déféquait pas, car son anus et urètre étaient fermés. Manger lui donnait des nausées, alors à chaque repas il montait au sommet d’un arbre et se balançait sur une branche pour vomir. Pour travailler les champs, il restait assis et coupait la canne à sucre avec ses jambes, alors il se coupait les jambes par accident sans cesse. Également, il se nourrissait de gros animaux comme le python, ou d’aliments crus. Il vivait dans une maison de fortune. Un jour, un membre de sa famille du nom de Muipumb l’entendit crier, et arrivant à sa maison pour vérifier si tout allait bien, il vit la viande de python et s’insurgea devant le mode de vie de Repes ; alors il jeta la viande et brûla la maison. Arrivant devant l’arbre de Repes, Muipumb coupa deux branches pointues et le positionna à l’endroit où Repes vomissait. Puis, il se cacha dans le jardin et vit Repes se couper les jambes, Muipumb lui demanda pourquoi. Puis, Muipumb montra à Repes comment prendre les récoltes sans se couper, il fallait se tenir debout. Il lui dit qu’il fallait cuire la nourriture à l’intérieur de la maison. Ils mangèrent la nourriture, ce qui ballonna Repes. Il se balança sur l’arbre, mais les branches pointues lui percèrent l'anus et l’urètre. Maintenant, les gens de la province des Hautes Terres du Sud, qui descendent de Repes, peuvent uriner et déféquer.</text:p>
          </table:table-cell>
          <table:table-cell office:value-type="string" table:style-name="ce15">
            <text:p>learning ; anus ; urethra ; vomit ; tree ; mutilation ; raw food ; python ; branches ; cooking</text:p>
          </table:table-cell>
          <table:table-cell office:value-type="string" table:style-name="ce15">
            <text:p>ancestor without anus §§ ancestor without urethra §§ history of the origin of the anus §§ history of the origin of the urethra §§ urethra and anus pierced by pointy branches §§ choose a tree §§ ancestor who passes on his knowledge §§ ancestor who cooks badly §§ ancestor who eats badly §§ ancestor who uses his legs like a knife</text:p>
            <text:p/>
          </table:table-cell>
          <table:table-cell table:number-columns-repeated="4" table:style-name="ce10"/>
          <table:table-cell office:value-type="string" table:style-name="ce10">
            <text:p>Muipumb <text:s/>; Repes</text:p>
          </table:table-cell>
          <table:table-cell table:style-name="ce26"/>
          <table:table-cell table:style-name="ce25"/>
          <table:table-cell table:number-columns-repeated="2" table:style-name="ce10"/>
          <table:table-cell table:style-name="ce27"/>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float" office:value="128" table:style-name="ce15">
            <text:p>128</text:p>
          </table:table-cell>
          <table:table-cell office:value-type="string" table:style-name="ce79">
            <text:p>Wantok</text:p>
            <text:p>newspaper 240,</text:p>
            <text:p>page 7</text:p>
          </table:table-cell>
          <table:table-cell table:style-name="ce79"/>
          <table:table-cell office:value-type="string" table:style-name="ce15">
            <text:p>Papua New Guinea</text:p>
          </table:table-cell>
          <table:table-cell table:style-name="ce15"/>
          <table:table-cell office:value-type="string" table:style-name="ce15">
            <text:p>Boiken</text:p>
          </table:table-cell>
          <table:table-cell office:value-type="string" table:style-name="ce15">
            <text:p>English</text:p>
          </table:table-cell>
          <table:table-cell office:value-type="string" table:style-name="ce15">
            <text:p>No</text:p>
          </table:table-cell>
          <table:table-cell office:value-type="string" table:style-name="ce15">
            <text:p>Christine K. Hualing</text:p>
          </table:table-cell>
          <table:table-cell office:value-type="string" table:style-name="ce15">
            <text:p>October 14, 1978,</text:p>
          </table:table-cell>
          <table:table-cell office:value-type="string" table:style-name="ce15">
            <text:p>Yangoru [Village, Boiken People]</text:p>
            <text:p>Wewak</text:p>
            <text:p>East Sepik Province</text:p>
          </table:table-cell>
          <table:table-cell office:value-type="string" table:style-name="ce15">
            <text:p>-3.7469119, 143.4500163</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240) The Python that Swallowed a Man</text:p>
          </table:table-cell>
          <table:table-cell office:value-type="string" table:style-name="ce83">
            <text:p>[Le python qui avala un homme]</text:p>
          </table:table-cell>
          <table:table-cell table:style-name="ce82"/>
          <table:table-cell office:value-type="string" table:style-name="ce15">
            <text:p>A man who slept in the field ends up getting eaten by a snake but escaped from him by cutting its belly from the inside.</text:p>
          </table:table-cell>
          <table:table-cell office:value-type="string" table:style-name="ce15">
            <text:p>One evening, a man was harvesting yams, but it was getting late, so he told his wife and child to go back into the house, while he slept outside. But a python came up to the man and wanted to know if he was asleep or dead. It gave the man a few blows, but he was in a deep sleep and didn't feel the snake's presence. So the python put the man in a basket and swallowed him. The man, still thinking he was asleep, wanted to turn around, but his movements were constrained inside the python's belly. Realizing his predicament, he cut the snake's belly with the stick he had used to extract the yams from the earth. The snake had approached a stream to relieve its pain, so the man followed the river and returned home. The men of the village saw the snake dead in the morning. That's why you shouldn't sleep in the fields.</text:p>
          </table:table-cell>
          <table:table-cell office:value-type="string" table:style-name="ce47">
            <text:p>Un soir, un homme récoltait des ignames, mais il commençait à se faire tard alors il dit à sa femme et son enfant de rentrer dans la maison, lui dormirait dehors. Mais, un python arriva près de l’homme et voulu savoir s'il dormait ou était mort. Il mit quelques coups à l’homme, mais il était dans un sommeil profond et ne sentait pas la présence du serpent. Alors, le python mit l’homme dans un panier, puis l’avala. L’homme, pensant toujours dormir, voulu se tourner, mais ses mouvements étaient contraints à l’intérieur du ventre du python. Comprenant sa situation, il coupa le ventre du serpent grâce au bâton qu’il avait utilisé pour extraire les ignames de la terre. Le serpent s’était rapproché d’un cours d’eau pour soulager sa douleur, alors l’homme remonta la rivière et rentra chez lui. Les hommes du village constatèrent la mort du serpent au matin. C’est pour cette raison qu’il ne faut pas dormir dans les champs.</text:p>
          </table:table-cell>
          <table:table-cell office:value-type="string" table:style-name="ce15">
            <text:p>snake ; python ; yams ; belly ; river</text:p>
          </table:table-cell>
          <table:table-cell office:value-type="string" table:style-name="ce15">
            <text:p>snake swallows someone §§ animal swallows someone §§ a human resists being cooked or eaten by a snake §§ <text:s/>a snake thinks a man is dead while the man sleeps §§ an animal/human victim is transported in a basket §§ <text:s/>someone comes out of an animal's belly killing it §§ <text:s/>someone comes out of a snake's belly killing it</text:p>
          </table:table-cell>
          <table:table-cell table:number-columns-repeated="5" table:style-name="ce10"/>
          <table:table-cell table:style-name="ce26"/>
          <table:table-cell table:style-name="ce25"/>
          <table:table-cell table:style-name="ce10"/>
          <table:table-cell table:style-name="ce18"/>
          <table:table-cell table:style-name="ce47"/>
          <table:table-cell office:value-type="string" table:style-name="ce47">
            <text:p>A human/animal (A) finds an animal/human (B) and wants to eat it §§ however A doesn't kill B §§ A puts B in a basket and carries him §§ B isn't dead but manipulates his captor §§ B is in A's belly §§ B kills A from the inside</text:p>
          </table:table-cell>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string" table:style-name="ce15">
            <text:p>129-130</text:p>
          </table:table-cell>
          <table:table-cell office:value-type="string" table:style-name="ce79">
            <text:p>Wantok</text:p>
            <text:p>newspaper 242,</text:p>
            <text:p>page 15</text:p>
          </table:table-cell>
          <table:table-cell table:style-name="ce79"/>
          <table:table-cell office:value-type="string" table:style-name="ce15">
            <text:p>Papua New Guinea</text:p>
          </table:table-cell>
          <table:table-cell table:number-columns-repeated="2" table:style-name="ce15"/>
          <table:table-cell office:value-type="string" table:style-name="ce15">
            <text:p>English</text:p>
          </table:table-cell>
          <table:table-cell office:value-type="string" table:style-name="ce15">
            <text:p>No</text:p>
          </table:table-cell>
          <table:table-cell office:value-type="string" table:style-name="ce15">
            <text:p>Mrs. C. Maspnulin</text:p>
          </table:table-cell>
          <table:table-cell office:value-type="string" table:style-name="ce15">
            <text:p>October 28, 1978,</text:p>
          </table:table-cell>
          <table:table-cell office:value-type="string" table:style-name="ce15">
            <text:p>P.O; Box 133</text:p>
            <text:p>Goroka</text:p>
            <text:p>Eastern Highlands Province</text:p>
          </table:table-cell>
          <table:table-cell office:value-type="string" table:style-name="ce15">
            <text:p>-6.073131, 145.392409</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242) The Brother Rose from Death</text:p>
          </table:table-cell>
          <table:table-cell office:value-type="string" table:style-name="ce83">
            <text:p>[le frère qui ressuscita]</text:p>
          </table:table-cell>
          <table:table-cell table:style-name="ce82"/>
          <table:table-cell office:value-type="string" table:style-name="ce15">
            <text:p>Two sisters refused to get married until they met a young man who died but was resurected by his brother.</text:p>
          </table:table-cell>
          <table:table-cell office:value-type="string" table:style-name="ce15">
            <text:p>Two sisters were constantly being courted, but refused their suitors. One day, they went to cut wood in the forest, but were spied on by a very handsome man, Mremengie. After the sisters left, Mremengie finished the work she'd started, so when they returned the next day they were surprised to see the job already done. This happened twice. The sisters were cooling off in a tree hole in which there was water, but Mremengie had previously washed with it, so there was none left. He climbed to the top of a tree and waited for the sisters. The sisters were very upset when they saw the water was gone. From the top of his tree, Mremengie spat out walnut juice and the sisters became aware of his presence. They asked him to come down and marry them, but he wouldn't do it. So the sisters built a big fire under the tree. Mremengie called her brother Peit, but he fell from the tree and died. <text:s/>Peit made it rain to put out the fire and put his brother's bones in the water. He spat a piece of ginger on the corpse. Suddenly, Mremengie was on his feet. Back in the village, the two sisters grabbed him by the bottom and told him he was their husband. So Mremengie married them.</text:p>
          </table:table-cell>
          <table:table-cell office:value-type="string" table:style-name="ce15">
            <text:p>Deux sœurs étaient sans cesse courtisées mais refusaient leurs prétendants. Un jour, elles allaient couper du bois dans la forêt, mais elles étaient espionnées par un très bel homme, Mremengie. Après le départ des soeurs, Mremengie finit le travail qu’elle avait commencé, alors quand elles revinrent le lendemain elles furent surprises de voir le travail déjà fait. Ceci se produisit deux fois. Les sœurs se rafraîchissaient dans le trou d’un arbre dans lequel il y avait de l’eau, mais auparavant Mremengie s’était lavé avec cette eau, il n’en restait donc plus. Il monta en haut d’un arbre et attendit les sœurs. Les sœurs étaient très énervées quand elles virent qu’il n’y avait plus d’eau. Du haut de son arbre, Mremengie cracha du jus de noix et les sœurs s’aperçurent de sa présence. Elles lui demandèrent de descendre et de les épouser, mais il ne voulait pas. Alors, les sœurs firent un grand feu sous l’arbre. Mremengie appela son frère, Peit, mais il tomba de l’arbre et mourut. <text:s/>Peit fit tomber la pluie pour éteindre le feu et mit les os de son frère dans l’eau. Il cracha un bout de gingembre sur le cadavre. D’un coup, Mremengie se mit debout. De retour au village, les deux sœurs le prirent par le bas dirent qu’il était leur mari. Alors, Mremengie les épousa.</text:p>
          </table:table-cell>
          <table:table-cell office:value-type="string" table:style-name="ce15">
            <text:p>resurrection ; brothers ; polygamy ; husband and wife ; murder ; fire</text:p>
          </table:table-cell>
          <table:table-cell office:value-type="string" table:style-name="ce15">
            <text:p>To woo women, a man does their work for them §§ someone is resurrected §§ someone is resurrected by his brother §§ someone is resurrected by a relative §§ someone is resurrected by putting his bones in water §§ someone is resurrected thanks to a piece of ginger §§ someone makes rain fall magically §§ out of jealousy, women burn their suitor alive §§ to kill someone, they set fire to his tree §§ someone marries someone who has killed him</text:p>
          </table:table-cell>
          <table:table-cell table:number-columns-repeated="4" table:style-name="ce10"/>
          <table:table-cell office:value-type="string" table:style-name="ce10">
            <text:p>Mremengie</text:p>
          </table:table-cell>
          <table:table-cell table:style-name="ce26"/>
          <table:table-cell table:number-columns-repeated="3" table:style-name="ce25"/>
          <table:table-cell table:style-name="ce27"/>
          <table:table-cell table:style-name="ce28"/>
          <table:table-cell table:number-columns-repeated="16348" table:style-name="ce1"/>
        </table:table-row>
        <table:table-row table:style-name="ro1">
          <table:table-cell office:value-type="string" table:style-name="ce15">
            <text:p>Léa Manini</text:p>
          </table:table-cell>
          <table:table-cell table:style-name="ce15"/>
          <table:table-cell office:value-type="string" table:style-name="ce15">
            <text:p>Slone</text:p>
          </table:table-cell>
          <table:table-cell office:value-type="string" table:style-name="ce15">
            <text:p>131-132</text:p>
          </table:table-cell>
          <table:table-cell office:value-type="string" table:style-name="ce79">
            <text:p>Wantok</text:p>
            <text:p>newspaper 245,</text:p>
            <text:p>page 15</text:p>
          </table:table-cell>
          <table:table-cell table:style-name="ce79"/>
          <table:table-cell office:value-type="string" table:style-name="ce15">
            <text:p>Papua New Guinea</text:p>
          </table:table-cell>
          <table:table-cell table:style-name="ce15"/>
          <table:table-cell office:value-type="string" table:style-name="ce15">
            <text:p>Wiru</text:p>
          </table:table-cell>
          <table:table-cell office:value-type="string" table:style-name="ce15">
            <text:p>English</text:p>
          </table:table-cell>
          <table:table-cell office:value-type="string" table:style-name="ce15">
            <text:p>No</text:p>
          </table:table-cell>
          <table:table-cell office:value-type="string" table:style-name="ce15">
            <text:p>Yawe Pu</text:p>
          </table:table-cell>
          <table:table-cell office:value-type="string" table:style-name="ce15">
            <text:p>November 18, 1978,</text:p>
          </table:table-cell>
          <table:table-cell office:value-type="string" table:style-name="ce15">
            <text:p>Tindua [Commercial] School [Wiru People?]</text:p>
            <text:p>Kerapali</text:p>
            <text:p>P.O. Pangia</text:p>
            <text:p>Southern Highlands Province</text:p>
          </table:table-cell>
          <table:table-cell office:value-type="string" table:style-name="ce15">
            <text:p>-6.3693101, 144.0359632</text:p>
          </table:table-cell>
          <table:table-cell office:value-type="string" table:style-name="ce15">
            <text:p>Slone</text:p>
          </table:table-cell>
          <table:table-cell office:value-type="string" table:style-name="ce15">
            <text:p>Slone (translation from Tok Pisin)</text:p>
          </table:table-cell>
          <table:table-cell office:value-type="string" table:style-name="ce15">
            <text:p>(245) The Sky Woman</text:p>
          </table:table-cell>
          <table:table-cell office:value-type="string" table:style-name="ce83">
            <text:p>[la femme du ciel]</text:p>
          </table:table-cell>
          <table:table-cell table:style-name="ce82"/>
          <table:table-cell office:value-type="string" table:style-name="ce15">
            <text:p>A man got married to a winged woman after having prevented her from escaping him, but she left him.</text:p>
          </table:table-cell>
          <table:table-cell office:value-type="string" table:style-name="ce15">
            <text:p>A man had gone into the forest, but a storm suddenly came up. Nevertheless, he stayed where he was. Suddenly, he saw winged women gathering leaves at the top of a tree. They all left, except for the last one, whom the man held tightly to prevent her from leaving. The beautiful young woman kept transforming herself, especially into a snake, to escape him, but the man held her too tightly. So she agreed to marry him. Only, she asked him never to go to festivals in neighboring villages, and he agreed. She turned him into a handsome young man, and they lived in a house of great wealth. But one day, when the man wanted to go to a festival, the woman promised to stay at home. Once her husband had left, she returned to the sky. The man tried to catch up with her by building a tall ladder, but suddenly it got dark and the woman dropped the ladder. The man fled into the forest.</text:p>
          </table:table-cell>
          <table:table-cell office:value-type="string" table:style-name="ce68">
            <text:p>Un homme était allé dans la forêt, mais un orage tomba subitement. Cependant, il resta là où il était. Soudain, il vit des femmes ailées cueillir des feuilles au sommet d’un arbre. Toutes partirent, sauf la dernière que l’homme serra fort pour ne pas la laisser partir. La belle jeune femme n’arrêtait pas de se transformer, en serpent notamment, pour lui échapper, mais l’homme la serrait trop fort. Alors, elle accepta de l’épouser. Seulement, elle lui demanda de ne jamais aller à des festivals dans les villages voisins et il l’accepta. Elle le transforma en un jeune homme d’une grande beauté et ils vécurent dans une maison pleine de richesse. Mais un jour, l’homme voulut se rendre à un festival, la femme promit de rester à la maison. Une fois son mari parti, elle retourna dans le ciel. L’homme voulut la rattraper en construisant une grande échelle, mais d’un coup, il fit sombre et la femme fit tomber l’échelle. L’homme s’exila dans la forêt.</text:p>
          </table:table-cell>
          <table:table-cell office:value-type="string" table:style-name="ce15">
            <text:p>husband and wife ; wings ; winged beings ; thief ; <text:s/>ladder ; festivals <text:s/>; forest ; sky ; transformation</text:p>
          </table:table-cell>
          <table:table-cell office:value-type="string" table:style-name="ce15">
            <text:p>one or several women have wings §§ A woman lives in the sky §§ a man kidnapps a woman §§ a man kidnapps a woman, then marries her §§ a man prevents a woman from returning to the sky §§ hybrid (human-animal) §§ a woman transforms herself into a snake <text:s/>§§ a woman takes advantage of her husband's absence to return to the sky §§ a husband tries to search for his wife in the sky using a ladder §§ ladder to reach the sky §§ husband fails to bring his wife back to his village §§ one spouse prevents the other from returning to its animal form</text:p>
          </table:table-cell>
          <table:table-cell table:number-columns-repeated="5" table:style-name="ce10"/>
          <table:table-cell table:style-name="ce26"/>
          <table:table-cell table:style-name="ce25"/>
          <table:table-cell office:value-type="string" table:style-name="ce10">
            <text:p>femme cygne</text:p>
          </table:table-cell>
          <table:table-cell table:style-name="ce18"/>
          <table:table-cell table:style-name="ce68"/>
          <table:table-cell office:value-type="string" table:style-name="ce68">
            <text:p>Women are winged §§ A man sees the winged women bathing or picking (he sees them arrive on earth) §§ the man prevents a woman from flying (steals her wings or kidnaps her) §§ the other winged women fly away and leave §§ the man and the winged woman get married (§§ the woman returns to heaven after her husband betrays her §§ the man tries to look for her in heaven but can't)</text:p>
          </table:table-cell>
          <table:table-cell table:number-columns-repeated="16348" table:style-name="ce1"/>
        </table:table-row>
        <table:table-row table:style-name="ro1">
          <table:table-cell office:value-type="string" table:style-name="ce28">
            <text:p>Baptiste</text:p>
            <text:p>Brun</text:p>
          </table:table-cell>
          <table:table-cell table:style-name="ce28"/>
          <table:table-cell office:value-type="string" table:style-name="ce15">
            <text:p>Slone</text:p>
          </table:table-cell>
          <table:table-cell office:value-type="string" table:style-name="ce15">
            <text:p>147-148</text:p>
          </table:table-cell>
          <table:table-cell office:value-type="string" table:style-name="ce101">
            <text:p>Wantok</text:p>
            <text:p>newspaper 270,</text:p>
            <text:p>page 17</text:p>
          </table:table-cell>
          <table:table-cell table:style-name="ce101"/>
          <table:table-cell office:value-type="string" table:style-name="ce28">
            <text:p>Papua New</text:p>
            <text:p>Guinea</text:p>
          </table:table-cell>
          <table:table-cell table:number-columns-repeated="2" table:style-name="ce28"/>
          <table:table-cell office:value-type="string" table:style-name="ce15">
            <text:p>English</text:p>
          </table:table-cell>
          <table:table-cell office:value-type="string" table:style-name="ce15">
            <text:p>No</text:p>
          </table:table-cell>
          <table:table-cell office:value-type="string" table:style-name="ce28">
            <text:p>Konrad Tigi</text:p>
          </table:table-cell>
          <table:table-cell office:value-type="date" office:date-value="1979-06-09T00:00:00" table:style-name="ce118">
            <text:p>June 9, 1979</text:p>
          </table:table-cell>
          <table:table-cell office:value-type="string" table:style-name="ce28">
            <text:p>Erave</text:p>
            <text:p/>
            <text:p>Southern</text:p>
            <text:p>Highlands</text:p>
            <text:p>Province</text:p>
          </table:table-cell>
          <table:table-cell office:value-type="string" table:style-name="ce28">
            <text:p>-6.61,</text:p>
            <text:p>143.90</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two spirit dogs</text:p>
          </table:table-cell>
          <table:table-cell office:value-type="string" table:style-name="ce120">
            <text:p>[Les deux chiens</text:p>
            <text:p>esprits]</text:p>
          </table:table-cell>
          <table:table-cell table:number-columns-repeated="2" table:style-name="ce28"/>
          <table:table-cell office:value-type="string" table:style-name="ce15">
            <text:p>One day, a poor man called Ari Paiyabe came to a place where a pig was going to be killed. While walking along the trail, Ari Paiyabe found two dogs lying there and believed they were men who had turned into dogs. He spoke to them and asked them to follow him to the pig killing. When they arrived, the other men ridiculed the dogs, but Paiyabe shared pork with them. After that, he gave them a package of pork on the trail and went home. The next evening, when he returned from the garden, he saw that the door of his house was open and found a huge bundle of cowry shells on his bed. He recognized the legs of the two dogs. With this wealth, he bought two pigs, took care of them, then bought a wife. The pigs multiplied, he became well off, and his descendants became plentiful and leaders.</text:p>
          </table:table-cell>
          <table:table-cell office:value-type="string" table:style-name="ce15">
            <text:p>Ari Paiyabe est un homme issu d'une famille pauvre. Un jour, un homme l'appela pour le conduire à un lieu où l'on allait abattre un cochon. En chemin, Ari Paiyabe trouva deux chiens couchés et crut qu'il s'agissait d'hommes transformés en chiens. Il leur parla et leur demanda de le suivre jusqu'à l'abattage. Arrivés sur place, les autres hommes se moquèrent des chiens, mais Paiyabe partagea du porc avec eux. Après quoi, il leur donna un paquet de viande de porc sur le chemin et rentra chez lui. Le lendemain soir, en revenant du jardin, il trouva la porte de sa maison ouverte et découvrit un énorme paquet de cauris sur son lit. Il reconnut les pattes des deux chiens. Grâce à cette richesse, il acheta deux cochons, en prit soin, puis prit une femme. Les cochons se multiplièrent, il devint riche et sa descendance nombreuse et influente.</text:p>
          </table:table-cell>
          <table:table-cell table:style-name="ce27"/>
          <table:table-cell table:style-name="ce15"/>
          <table:table-cell table:number-columns-repeated="4" table:style-name="ce27"/>
          <table:table-cell office:value-type="string" table:style-name="ce27">
            <text:p>Air Paiyabe</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206" table:style-name="ce15">
            <text:p>206</text:p>
          </table:table-cell>
          <table:table-cell office:value-type="string" table:style-name="ce101">
            <text:p>Wantok</text:p>
            <text:p>newspaper 344,</text:p>
            <text:p>page 19</text:p>
          </table:table-cell>
          <table:table-cell table:style-name="ce101"/>
          <table:table-cell office:value-type="string" table:style-name="ce28">
            <text:p>Papua New</text:p>
            <text:p>Guinea</text:p>
          </table:table-cell>
          <table:table-cell table:style-name="ce28"/>
          <table:table-cell office:value-type="string" table:style-name="ce28">
            <text:p>Hagen</text:p>
          </table:table-cell>
          <table:table-cell office:value-type="string" table:style-name="ce15">
            <text:p>English</text:p>
          </table:table-cell>
          <table:table-cell office:value-type="string" table:style-name="ce15">
            <text:p>No</text:p>
          </table:table-cell>
          <table:table-cell office:value-type="string" table:style-name="ce28">
            <text:p>Lukas Kela</text:p>
          </table:table-cell>
          <table:table-cell office:value-type="date" office:date-value="1980-12-06T00:00:00" table:style-name="ce118">
            <text:p>December 6, 1980</text:p>
          </table:table-cell>
          <table:table-cell office:value-type="string" table:style-name="ce28">
            <text:p>Keltiga [Kutiga]</text:p>
            <text:p>Village</text:p>
            <text:p/>
            <text:p>Mount Hagen</text:p>
            <text:p/>
            <text:p>Western</text:p>
            <text:p>Highlands</text:p>
            <text:p>Province</text:p>
          </table:table-cell>
          <table:table-cell office:value-type="string" table:style-name="ce28">
            <text:p>-5.88,</text:p>
            <text:p>144.17</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two women who</text:p>
            <text:p>became mountains</text:p>
          </table:table-cell>
          <table:table-cell office:value-type="string" table:style-name="ce120">
            <text:p>[Les deux femmes qui</text:p>
            <text:p>sont devenues des</text:p>
            <text:p>montagnes]</text:p>
          </table:table-cell>
          <table:table-cell table:style-name="ce28"/>
          <table:table-cell office:value-type="string" table:style-name="ce28">
            <text:p>Two beautiful and intelligent</text:p>
            <text:p>women, after being courted all</text:p>
            <text:p>night by men, go to bathe in</text:p>
            <text:p>the river and cut many vines to</text:p>
            <text:p>make bags, until they try to</text:p>
            <text:p>stand up and get stuck on the</text:p>
            <text:p>stones where they were sitting,</text:p>
            <text:p>on which they die and are</text:p>
            <text:p>transformed into mountains</text:p>
            <text:p>which grow grass when it rains.</text:p>
          </table:table-cell>
          <table:table-cell office:value-type="string" table:style-name="ce27">
            <text:p>Two beautiful and intelligent women, Mekal and Tekal, after being courted all night by men, woke up late in the morning. They decided to bathe in the river and cut down some vines to make bags. They cut down many vines and then went to sit on two sunny stones where they made their net bags from the cut vines. They sat for a long time, telling each other stories, but when they decided to go home, they remained stuck to the stones they were sitting on. They shouted loudly, but the village was too far away. They stayed all night in the rain, and then for four days without food. They began to eat everything they could find, even the grass around them. They eventually died, roasting in the sun, and the grass grew on their bodies. They then transformed into two large mountains, which rise when it rains and sink when it is dry.</text:p>
          </table:table-cell>
          <table:table-cell office:value-type="string" table:style-name="ce27">
            <text:p><text:s/>Deux belles et intelligentes femmes, Mekal et Tekal, après avoir été courtisées toute la nuit par des hommes, se réveillèrent tard le matin. Elles décidèrent de se baigner dans le ruisseau et de couper des lianes pour fabriquer des sacs. Elles coupèrent de nombreuses lianes, puis allèrent s'asseoir sur deux pierres ensoleillées où elles confectionnèrent leurs sacs en filet avec les lianes coupées. Elles restèrent assises longtemps, se racontant des histoires, mais lorsqu'elles décidèrent de rentrer chez elles, elles restèrent collées aux pierres. Elles crièrent de toutes leurs forces, mais le village était trop loin. Elles passèrent la nuit sous la pluie, puis quatre jours sans manger. Elles se mirent à manger tout ce qu'elles trouvaient, même l'herbe qui les entourait. Elles finirent par mourir, rôties par le soleil, et de l'herbe poussa sur leurs corps. Elles se transformèrent alors en deux grandes montagnes, qui grandissent lorsqu'il pleut et s'affaissent lorsqu'il fait sec.</text:p>
          </table:table-cell>
          <table:table-cell table:style-name="ce27"/>
          <table:table-cell office:value-type="string" table:style-name="ce15">
            <text:p>women make bags §§ women turn into mountains §§ two women turn into something §§ women are being courted by men §§ women bathes in a stream</text:p>
          </table:table-cell>
          <table:table-cell table:number-columns-repeated="4" table:style-name="ce27"/>
          <table:table-cell office:value-type="string" table:style-name="ce27">
            <text:p>Mekal ; Tekal</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219" table:style-name="ce15">
            <text:p>219</text:p>
          </table:table-cell>
          <table:table-cell office:value-type="string" table:style-name="ce101">
            <text:p>Wantok</text:p>
            <text:p>newspaper 359,</text:p>
            <text:p>page 19</text:p>
          </table:table-cell>
          <table:table-cell table:style-name="ce101"/>
          <table:table-cell office:value-type="string" table:style-name="ce28">
            <text:p>Papua New</text:p>
            <text:p>Guinea</text:p>
          </table:table-cell>
          <table:table-cell table:number-columns-repeated="2" table:style-name="ce28"/>
          <table:table-cell office:value-type="string" table:style-name="ce15">
            <text:p>English</text:p>
          </table:table-cell>
          <table:table-cell office:value-type="string" table:style-name="ce15">
            <text:p>No</text:p>
          </table:table-cell>
          <table:table-cell office:value-type="string" table:style-name="ce28">
            <text:p>Peter Las</text:p>
          </table:table-cell>
          <table:table-cell office:value-type="date" office:date-value="1981-03-28T00:00:00" table:style-name="ce118">
            <text:p>March 28, 1981</text:p>
          </table:table-cell>
          <table:table-cell office:value-type="string" table:style-name="ce28">
            <text:p>Lutheran National</text:p>
            <text:p>High School</text:p>
            <text:p/>
            <text:p>P.O. Box 323</text:p>
            <text:p/>
            <text:p>Madang</text:p>
            <text:p/>
            <text:p>Madang Province</text:p>
          </table:table-cell>
          <table:table-cell office:value-type="string" table:style-name="ce28">
            <text:p>-5.23,</text:p>
            <text:p>145.79</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two children became</text:p>
            <text:p>birds</text:p>
          </table:table-cell>
          <table:table-cell office:value-type="string" table:style-name="ce120">
            <text:p>[Les deux enfants qui</text:p>
            <text:p>sont devenus des</text:p>
            <text:p>oiseaux]</text:p>
          </table:table-cell>
          <table:table-cell table:style-name="ce28"/>
          <table:table-cell office:value-type="string" table:style-name="ce28">
            <text:p>When their parents refuse to</text:p>
            <text:p>feed them while they plant</text:p>
            <text:p>yams, two hungry children go</text:p>
            <text:p>to the stream to look for water</text:p>
            <text:p>and are transformed into birds.</text:p>
          </table:table-cell>
          <table:table-cell office:value-type="string" table:style-name="ce27">
            <text:p>One day, two parents and their children, a boy and a girl, were planting yams in the garden. They worked hard until it became very hot. The children were very hungry and asked their parents for yams, but they were ignored. The second time they asked for food, the parents became angry and told the children to fetch water with bamboo tubes. The children arrived at the stream and hit their bamboo tubes on stones. After that, the boy jumped into the water and transformed into a fish in front of his sister. Seeing that she didn't like it, he transformed into many things, but she didn't like them either, until he turned into a big bird that made the sound of bamboo being hitten against stones. Seeing this, the girl liked it and transformed into a bird as well. They flew back to the garden and made this sound next to their parents, who rushed to the stream and saw, speechless, the abandoned bamboo tubes there. They then return to the garden and dig up all the yams they had planted, cook them, and cry to go back to the village. From now on in this area, when children cry for yams, their parents give them some.</text:p>
          </table:table-cell>
          <table:table-cell office:value-type="string" table:style-name="ce27">
            <text:p>Un jour, deux parents et leurs enfants, un garçon et une fille, plantaient des ignames dans le jardin. Ils travaillèrent dur jusqu'à ce que la chaleur devienne accablante. Affamés, les enfants demandèrent des ignames à leurs parents, mais ceux-ci les ignorèrent. La deuxième fois qu'ils réclamèrent à manger, les parents se mirent en colère et leur ordonnèrent d'aller chercher de l'eau avec des tubes de bambou. Arrivés au ruisseau, les enfants frappèrent les tubes de bambou contre les pierres. Soudain, le garçon sauta dans l'eau et se transforma en poisson sous les yeux de sa sœur. Voyant que cela ne lui plaisait pas, il se métamorphosa en de nombreuses choses, mais elle ne les appréciait toujours pas, jusqu'à ce qu'il devienne un grand oiseau qui émettait le bruit du bambou frappant les pierres. À cette vue, la fille apprécia et se transforma elle aussi en oiseau. Ils s'envolèrent vers le jardin et firent ce bruit près de leurs parents, qui accoururent vers le ruisseau et découvrirent, stupéfaits, les tubes de bambou abandonnés. Ils retournèrent alors au jardin, déterrèrent toutes les ignames qu'ils avaient plantées, les firent cuire et, en pleurant, souhaitèrent rentrer au village. Désormais, dans cette région, quand les enfants pleureront pour avoir des ignames, leurs parents leur en donneront.</text:p>
          </table:table-cell>
          <table:table-cell table:style-name="ce27"/>
          <table:table-cell office:value-type="string" table:style-name="ce15">
            <text:p>children turn into birds §§ two children turn into something §§ a child turns into fish §§ a boy turn into fish §§ two parents refuse to feed their children §§ a family plants yams §§ children go to fetch water</text:p>
          </table:table-cell>
          <table:table-cell table:number-columns-repeated="5"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222" table:style-name="ce15">
            <text:p>222</text:p>
          </table:table-cell>
          <table:table-cell office:value-type="string" table:style-name="ce101">
            <text:p>Wantok</text:p>
            <text:p>newspaper 362,</text:p>
            <text:p>page 21</text:p>
          </table:table-cell>
          <table:table-cell table:style-name="ce101"/>
          <table:table-cell office:value-type="string" table:style-name="ce28">
            <text:p>Papua New</text:p>
            <text:p>Guinea</text:p>
          </table:table-cell>
          <table:table-cell table:number-columns-repeated="2" table:style-name="ce28"/>
          <table:table-cell office:value-type="string" table:style-name="ce15">
            <text:p>English</text:p>
          </table:table-cell>
          <table:table-cell office:value-type="string" table:style-name="ce15">
            <text:p>No</text:p>
          </table:table-cell>
          <table:table-cell office:value-type="string" table:style-name="ce28">
            <text:p>Maria Talom</text:p>
          </table:table-cell>
          <table:table-cell office:value-type="date" office:date-value="1981-04-18T00:00:00" table:style-name="ce118">
            <text:p>April 18, 1981</text:p>
          </table:table-cell>
          <table:table-cell office:value-type="string" table:style-name="ce28">
            <text:p>Holy Spirit</text:p>
            <text:p>Convent</text:p>
            <text:p/>
            <text:p>Alexishafen</text:p>
            <text:p/>
            <text:p>Madang Province</text:p>
            <text:p/>
          </table:table-cell>
          <table:table-cell office:value-type="string" table:style-name="ce28">
            <text:p>-5.09,</text:p>
            <text:p>145.81</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girl's mistake</text:p>
          </table:table-cell>
          <table:table-cell office:value-type="string" table:style-name="ce120">
            <text:p>[L'erreur de la fille]</text:p>
          </table:table-cell>
          <table:table-cell table:number-columns-repeated="2" table:style-name="ce28"/>
          <table:table-cell office:value-type="string" table:style-name="ce27">
            <text:p>An old woman and her granddaughter lived in a village. They went to the garden to pick sweet potatoes and to the stream to wash them. One day, the girl followed the stream and found pig fat and pig guts, which she brought to her grandmother. They cooked and ate them. Later, the girl wanted to see who lived upstream. She followed the stream and saw an old man who had no mouth or eyes. The old man removed food from an earth oven and put it into a hole in his head. The girl took some of his meat many times and brought it to her grandmother, and the old man did not know who was taking it. One day, the old man made a hole with spears and hid it with leaves and grasses. When the girl returned, she jumped into the hole and died.</text:p>
          </table:table-cell>
          <table:table-cell office:value-type="string" table:style-name="ce27">
            <text:p>Une vieille femme et sa petite-fille vivaient ensemble dans un village. Elles allaient au jardin pour ramasser des patates douces et au ruisseau pour les laver. Un jour, la fille suivit le ruisseau et trouva de la graisse de porc et des boyaux de porc, qu’elle rapporta à sa grand-mère. Elles les cuisirent et les mangèrent. Plus tard, la fille voulut savoir qui vivait en amont. Elle suivit le ruisseau et vit un vieil homme sans bouche ni yeux. Le vieil homme sortait de la nourriture d’un four de terre et la mettait dans un trou dans sa tête. La fille prenait souvent de la viande et l’apportait à sa grand-mère, et le vieil homme ne savait pas qui la prenait. Un jour, le vieil homme creusa un trou avec des lances et le cacha avec des feuilles et de l’herbe. Quand la fille revint, elle sauta dans le trou et mourut.</text:p>
          </table:table-cell>
          <table:table-cell table:style-name="ce27"/>
          <table:table-cell office:value-type="string" table:style-name="ce15">
            <text:p>a man has no mouth §§ a man has no eyes §§ a girl lives with har grandmother §§ a girl falls into a hole §§ a girl falls into a hole and dies §§ people pick sweet potatoes §§ people wash potetoes in a stream</text:p>
          </table:table-cell>
          <table:table-cell table:number-columns-repeated="5"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242-243</text:p>
          </table:table-cell>
          <table:table-cell office:value-type="string" table:style-name="ce101">
            <text:p>Wantok</text:p>
            <text:p>newspaper 383,</text:p>
            <text:p>page 17</text:p>
          </table:table-cell>
          <table:table-cell table:style-name="ce101"/>
          <table:table-cell office:value-type="string" table:style-name="ce28">
            <text:p>Papua New</text:p>
            <text:p>Guinea</text:p>
          </table:table-cell>
          <table:table-cell table:style-name="ce28"/>
          <table:table-cell office:value-type="string" table:style-name="ce28">
            <text:p>Maring</text:p>
          </table:table-cell>
          <table:table-cell office:value-type="string" table:style-name="ce15">
            <text:p>English</text:p>
          </table:table-cell>
          <table:table-cell office:value-type="string" table:style-name="ce15">
            <text:p>No</text:p>
          </table:table-cell>
          <table:table-cell office:value-type="string" table:style-name="ce28">
            <text:p>Latang Kenowa</text:p>
            <text:p>Pena</text:p>
          </table:table-cell>
          <table:table-cell office:value-type="string" table:style-name="ce27">
            <text:p>September</text:p>
            <text:p>12, 1981</text:p>
          </table:table-cell>
          <table:table-cell office:value-type="string" table:style-name="ce28">
            <text:p>Kapita Youth</text:p>
            <text:p>Group</text:p>
            <text:p/>
            <text:p>P.O. Box 246</text:p>
            <text:p/>
            <text:p>Mt. Hagen</text:p>
            <text:p/>
            <text:p>Western</text:p>
            <text:p>Highlands</text:p>
            <text:p>Province</text:p>
          </table:table-cell>
          <table:table-cell office:value-type="string" table:style-name="ce28">
            <text:p>-5.86,</text:p>
            <text:p>144.24</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A way to find a woman</text:p>
            <text:p>(A modern story)</text:p>
          </table:table-cell>
          <table:table-cell office:value-type="string" table:style-name="ce120">
            <text:p>[Un moyen de trouver une</text:p>
            <text:p>femme (une histoire</text:p>
            <text:p>moderne)]</text:p>
          </table:table-cell>
          <table:table-cell table:style-name="ce28"/>
          <table:table-cell office:value-type="string" table:style-name="ce28">
            <text:p>A man named Kokomili</text:p>
            <text:p>received a mirror from the</text:p>
            <text:p>white people and used it to</text:p>
            <text:p>scare a woman and her</text:p>
            <text:p>daughter into believing he was</text:p>
            <text:p>a ghost, so that he could</text:p>
            <text:p>force the mother to give him</text:p>
            <text:p>her child.</text:p>
          </table:table-cell>
          <table:table-cell office:value-type="string" table:style-name="ce27">
            <text:p>There is a man named Kokomili who lives in the Dei area. Long ago, when the white people first came to the Highlands, one of them gave him a looking glass. Kokomili was very happy with this new object and decided to use it to trick people who had never seen such a thing before. He went to the Jimi villages and met a woman and her child at the stream. He told the mother that he liked her daughter, but the mother became angry and cursed him. Kokomili then showed them the mirror. The woman and her daughter were terrified because they thought they were seeing a ghost. Kokomili hid the mirror and lied, saying that he could hold their spirit and that they would die if the mother did not give him her child. The old woman believed him, cried in fear, and finally agreed to give her daughter to Kokomili, who took the young woman to his house.</text:p>
          </table:table-cell>
          <table:table-cell office:value-type="string" table:style-name="ce27">
            <text:p>Un homme nommé Kokomili vit dans la région de Dei. Il y a longtemps, lorsque les Blancs arrivèrent pour la première fois dans les Hautes Terres, l’un d’eux lui donna un miroir. Kokomili fut très heureux de cet objet et décida de s’en servir pour tromper des gens qui n’en avaient jamais vu. Il alla dans les villages Jimi et rencontra une femme et sa fille au ruisseau. Il dit à la mère qu’il aimait sa fille, mais la mère se mit en colère et l’insulta. Alors Kokomili leur montra le miroir. La femme et sa fille furent terrifiées, car elles pensaient voir un fantôme. Kokomili cacha le miroir et mentit en disant qu’il pouvait retenir leur esprit et qu’elles mourraient si la mère ne lui donnait pas sa fille. La vieille femme le crut, pleura de peur, et accepta finalement de lui donner sa fille, que Kokomili emmena chez lui.</text:p>
          </table:table-cell>
          <table:table-cell table:style-name="ce27"/>
          <table:table-cell office:value-type="string" table:style-name="ce15">
            <text:p>women believe they have seen a ghost §§ the white people arrive in Papua New Guinea</text:p>
          </table:table-cell>
          <table:table-cell table:number-columns-repeated="4" table:style-name="ce27"/>
          <table:table-cell office:value-type="string" table:style-name="ce27">
            <text:p>Kokomili</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251" table:style-name="ce15">
            <text:p>251</text:p>
          </table:table-cell>
          <table:table-cell office:value-type="string" table:style-name="ce101">
            <text:p>Wantok</text:p>
            <text:p>newspaper 392,</text:p>
            <text:p>page 17</text:p>
          </table:table-cell>
          <table:table-cell table:style-name="ce101"/>
          <table:table-cell office:value-type="string" table:style-name="ce28">
            <text:p>Papua New</text:p>
            <text:p>Guinea</text:p>
          </table:table-cell>
          <table:table-cell table:number-columns-repeated="2" table:style-name="ce28"/>
          <table:table-cell office:value-type="string" table:style-name="ce15">
            <text:p>English</text:p>
          </table:table-cell>
          <table:table-cell office:value-type="string" table:style-name="ce15">
            <text:p>No</text:p>
          </table:table-cell>
          <table:table-cell office:value-type="string" table:style-name="ce28">
            <text:p>Felix Melipa</text:p>
          </table:table-cell>
          <table:table-cell office:value-type="string" table:style-name="ce27">
            <text:p>November 14,</text:p>
            <text:p>1981</text:p>
          </table:table-cell>
          <table:table-cell office:value-type="string" table:style-name="ce28">
            <text:p>Wamsis [Womisis]</text:p>
            <text:p>Village</text:p>
            <text:p>[Moutain Arapesh</text:p>
            <text:p>People]</text:p>
            <text:p/>
            <text:p>Aitape</text:p>
            <text:p/>
            <text:p>West Sepik</text:p>
            <text:p>Province</text:p>
          </table:table-cell>
          <table:table-cell office:value-type="string" table:style-name="ce28">
            <text:p>-3.14,</text:p>
            <text:p>142.35</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Bird of Paradise</text:p>
            <text:p>Woman Won</text:p>
          </table:table-cell>
          <table:table-cell office:value-type="string" table:style-name="ce120">
            <text:p>[La Femme Oiseau de</text:p>
            <text:p>Paradis a Gagné]</text:p>
          </table:table-cell>
          <table:table-cell table:style-name="ce28"/>
          <table:table-cell office:value-type="string" table:style-name="ce28">
            <text:p>A man who lives by a river and</text:p>
            <text:p>is in the habit of killing the birds</text:p>
            <text:p>that come to drink there, one</text:p>
            <text:p>day sees a bird of paradise</text:p>
            <text:p>come to the river and steal the</text:p>
            <text:p>armlet he was wearing. He</text:p>
            <text:p>then goes to find the bird, but</text:p>
            <text:p>this bird is a beautiful woman</text:p>
            <text:p>who asks him to live with her,</text:p>
            <text:p>and that is what they do after</text:p>
            <text:p>getting married.</text:p>
          </table:table-cell>
          <table:table-cell office:value-type="string" table:style-name="ce27">
            <text:p>A man who lived in a house by a river killed the birds that came to drink. One day, he saw a bird of paradise drinking and bathing in the water. This bird suddenly flew up to the man and snatched the armlet he was wearing. The man was surprised and decided to see where the bird was going. He saw it fly over five mountains. The bird wasn't a real bird, but a beautiful woman who lived with other young women. Worried about his armlet, the man followed the bird's path the next day and arrived at the woman's house. He asked her to return his armband, but the woman insisted that he stay. The man happily agreed to live with her; they married and lived in the woman's village.</text:p>
          </table:table-cell>
          <table:table-cell office:value-type="string" table:style-name="ce27">
            <text:p>Un homme qui vit dans une maison à côté d'une rivière tue les oiseaux qui viennent boire à la rivière. Un jour, il vit un oiseau du paradis boire et se baigner dans l'eau. Cet oiseau vint soudain vers l'homme et emporte le bracelet qui entourait le bras de l'homme. L'homme fut alors surpris et décida d'aller voir où l'oiseau partait, et il le vit traverser cinq montagnes. L'oiseau n'était pas un vrai oiseau mais une magnifique femme qui vivait avec d'autres jeunes femmes. Inquiet pour son bracelet, l'homme suivit le lendemain le chemin de l'oiseau et arruva chez la femme. Il lui demande de lui rendre son brassard mais la femme insista pour que l'homme reste. L'homme accepta alors avec plaisir de vivre avec elle, ils se marièrent et vécurent dans le village de la femme.</text:p>
          </table:table-cell>
          <table:table-cell table:style-name="ce27"/>
          <table:table-cell office:value-type="string" table:style-name="ce15">
            <text:p>a bird turns into a woman §§ a bird of paradise turn into a woman §§ a man marries a bird §§ a man marries a bird of paradise woman §§ a man kills birds §§ a bird steals an armlet §§ a woman steals an armlet</text:p>
          </table:table-cell>
          <table:table-cell table:number-columns-repeated="5"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256" table:style-name="ce15">
            <text:p>256</text:p>
          </table:table-cell>
          <table:table-cell office:value-type="string" table:style-name="ce101">
            <text:p>Wantok</text:p>
            <text:p>newspaper 398,</text:p>
            <text:p>page 25</text:p>
          </table:table-cell>
          <table:table-cell table:style-name="ce101"/>
          <table:table-cell office:value-type="string" table:style-name="ce28">
            <text:p>Papua New</text:p>
            <text:p>Guinea</text:p>
          </table:table-cell>
          <table:table-cell table:style-name="ce28"/>
          <table:table-cell office:value-type="string" table:style-name="ce28">
            <text:p>Fore</text:p>
          </table:table-cell>
          <table:table-cell office:value-type="string" table:style-name="ce15">
            <text:p>English</text:p>
          </table:table-cell>
          <table:table-cell office:value-type="string" table:style-name="ce15">
            <text:p>No</text:p>
          </table:table-cell>
          <table:table-cell office:value-type="string" table:style-name="ce28">
            <text:p>Sipha Tusuke</text:p>
          </table:table-cell>
          <table:table-cell office:value-type="string" table:style-name="ce27">
            <text:p>December 26,</text:p>
            <text:p>1981</text:p>
          </table:table-cell>
          <table:table-cell office:value-type="string" table:style-name="ce28">
            <text:p>Port Moresby</text:p>
            <text:p/>
            <text:p>National Capital</text:p>
            <text:p>District</text:p>
          </table:table-cell>
          <table:table-cell office:value-type="string" table:style-name="ce28">
            <text:p>-9.45,</text:p>
            <text:p>147.19</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text:s/><text:span text:style-name="T8">Masalai</text:span>'s Forest</text:p>
          </table:table-cell>
          <table:table-cell office:value-type="string" table:style-name="ce120">
            <text:p>[La Forêt du<text:s/><text:span text:style-name="T10">Masalai</text:span>]</text:p>
          </table:table-cell>
          <table:table-cell table:number-columns-repeated="2" table:style-name="ce28"/>
          <table:table-cell office:value-type="string" table:style-name="ce27">
            <text:p>A man from the Fore people, living near Okapa, went into the deep forest to hunt while his wife was about to give birth. That night, a woman who looked like his wife appeared with a baby, but the man realized she was a spirit. He tested her by asking her to fetch water from a specific stream, and she failed the test. Knowing she was dangerous, he escaped by climbing a pandanus tree with his dog. The ghost woman tried to trap him but eventually left. When the man returned to his village, he discovered that his real wife had died. He performed a ritual by shooting her corpse with arrows and burying her. The forest where this happened is said to be haunted, and many people who go there never return.</text:p>
          </table:table-cell>
          <table:table-cell office:value-type="string" table:style-name="ce27">
            <text:p>Un homme du peuple Fore, vivant vers Okapa, partit chasser dans la forêt profonde pendant que sa femme était sur le point d’accoucher. Le soir, une femme ressemblant à son épouse apparut avec un bébé, mais l’homme comprit qu’il s’agissait d’un fantôme. Il la mit à l’épreuve en lui demandant d’aller chercher de l’eau dans un ruisseau précis, et elle échoua. Comprenant qu’elle était dangereuse, il se réfugia dans un grand pandanus avec son chien. Le fantôme tenta de le piéger mais finit par partir. De retour au village, l’homme découvrit que sa véritable femme était morte. Il accomplit alors un rituel en tirant des flèches sur son corps avant de l’enterrer. La forêt où se déroule l’histoire est réputée hantée, et beaucoup de personnes qui s’y rendent ne reviennent jamais.</text:p>
          </table:table-cell>
          <table:table-cell table:style-name="ce27"/>
          <table:table-cell office:value-type="string" table:style-name="ce15">
            <text:p>a spirit turns into a woman §§ a spirit turns into a woman with a baby §§ a spirit lives in a forest §§ a spirit takes the form of a man's wife §§ a forest is haunted §§ a man hunts marsupials in a forest §§ a man hunts in a haunted forest §§ a man encounters a spirit in the forest §§ a man encounters a spirit while hunting marsupials</text:p>
          </table:table-cell>
          <table:table-cell table:number-columns-repeated="5"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292-293</text:p>
          </table:table-cell>
          <table:table-cell office:value-type="string" table:style-name="ce101">
            <text:p>Wantok</text:p>
            <text:p>newspaper 436,</text:p>
            <text:p>page 18</text:p>
          </table:table-cell>
          <table:table-cell table:style-name="ce101"/>
          <table:table-cell office:value-type="string" table:style-name="ce28">
            <text:p>Papua New</text:p>
            <text:p>Guinea</text:p>
          </table:table-cell>
          <table:table-cell table:number-columns-repeated="2" table:style-name="ce28"/>
          <table:table-cell office:value-type="string" table:style-name="ce15">
            <text:p>English</text:p>
          </table:table-cell>
          <table:table-cell office:value-type="string" table:style-name="ce15">
            <text:p>No</text:p>
          </table:table-cell>
          <table:table-cell office:value-type="string" table:style-name="ce28">
            <text:p>Nelson Karayo</text:p>
          </table:table-cell>
          <table:table-cell office:value-type="string" table:style-name="ce27">
            <text:p>September</text:p>
            <text:p>25, 1982</text:p>
          </table:table-cell>
          <table:table-cell office:value-type="string" table:style-name="ce28">
            <text:p>Ogelbeng</text:p>
            <text:p>Steamships</text:p>
            <text:p>Trading Company</text:p>
            <text:p/>
            <text:p>Mt. Hagen</text:p>
            <text:p/>
            <text:p>Western</text:p>
            <text:p>Highlands</text:p>
            <text:p>Province</text:p>
            <text:p/>
          </table:table-cell>
          <table:table-cell office:value-type="string" table:style-name="ce28">
            <text:p>-5.86,</text:p>
            <text:p>144.24</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Dog Took Care of a</text:p>
            <text:p>Baby Boy</text:p>
          </table:table-cell>
          <table:table-cell office:value-type="string" table:style-name="ce120">
            <text:p>[Le Chien prend soin</text:p>
            <text:p>d'un Bébé Garçon]</text:p>
          </table:table-cell>
          <table:table-cell table:style-name="ce28"/>
          <table:table-cell office:value-type="string" table:style-name="ce28">
            <text:p>A dog saves a baby from a</text:p>
            <text:p>snake while the baby's parents</text:p>
            <text:p>are in the garden, but upon</text:p>
            <text:p>returning the father kills the</text:p>
            <text:p>dog, thinking it had killed the</text:p>
            <text:p>baby.</text:p>
          </table:table-cell>
          <table:table-cell office:value-type="string" table:style-name="ce27">
            <text:p>Turi and Tari lived with their child and dog in a house. One day, as usual, they went into their garden, leaving their baby inside and asking the dog to watch over him. That day, a gigantic snake appeared, intent on eating the baby. The dog decided to protect the snake by fighting it. He killed the snake, and its blood spread throughout the house. When the father returned home, he saw the dog and killed it, thinking it had killed the baby. However, when he and his wife saw the giant snake's dead body and heard their son crying, they mourned their dog.</text:p>
          </table:table-cell>
          <table:table-cell office:value-type="string" table:style-name="ce27">
            <text:p>Le couple composé de Turi et de Tari vivaient avec leur enfant et leur chien dans une maison. Un jour, comme à leur habitude, le couple vont dans leur jardin en laissant leur bébé dans la maison, en demandant au chien de le surveiller. Ce jour là, un gigantesque serpent arriva pour manger le bébé et le chien décida donc de protéger le serpent en ce battant contre le serpent. Il tua le serpent et du sang de serpent se répandit dans toute la maison. En voyant cela lorsqu'il rentra dans la maison, le père tua le chien en pensant qu'il avait tué le bébé. Cependant, lorsque lui et sa femme virent le corps mort du serpent géant et qu'ils entendirent leur garçon pleurer, il pleurèrent leur chien.</text:p>
          </table:table-cell>
          <table:table-cell table:style-name="ce27"/>
          <table:table-cell office:value-type="string" table:style-name="ce15">
            <text:p>a dog watches over a baby §§ a dog fights a snake §§ a dog fights a huge snake §§ a dog kills a snake §§ a dog saves a baby §§ a snake wants to eat a baby §§ a huge snake wants to eat a baby §§ a man kills a dog</text:p>
          </table:table-cell>
          <table:table-cell table:number-columns-repeated="4" table:style-name="ce27"/>
          <table:table-cell office:value-type="string" table:style-name="ce27">
            <text:p>Turi ; Tari</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309" table:style-name="ce15">
            <text:p>309</text:p>
          </table:table-cell>
          <table:table-cell office:value-type="string" table:style-name="ce101">
            <text:p>Wantok</text:p>
            <text:p>newspaper 452,</text:p>
            <text:p>page 19</text:p>
          </table:table-cell>
          <table:table-cell table:style-name="ce101"/>
          <table:table-cell office:value-type="string" table:style-name="ce28">
            <text:p>Papua New</text:p>
            <text:p>Guinea</text:p>
          </table:table-cell>
          <table:table-cell table:style-name="ce28"/>
          <table:table-cell office:value-type="string" table:style-name="ce28">
            <text:p>Kuman</text:p>
          </table:table-cell>
          <table:table-cell office:value-type="string" table:style-name="ce15">
            <text:p>English</text:p>
          </table:table-cell>
          <table:table-cell office:value-type="string" table:style-name="ce15">
            <text:p>No</text:p>
          </table:table-cell>
          <table:table-cell office:value-type="string" table:style-name="ce28">
            <text:p>John Guande</text:p>
            <text:p>Mangrawai</text:p>
          </table:table-cell>
          <table:table-cell office:value-type="string" table:style-name="ce27">
            <text:p>January 22,</text:p>
            <text:p>1983</text:p>
          </table:table-cell>
          <table:table-cell office:value-type="string" table:style-name="ce28">
            <text:p>Genaiwame</text:p>
            <text:p>Village [Gena</text:p>
            <text:p>Village]</text:p>
            <text:p>[Kuman People]</text:p>
            <text:p/>
            <text:p>Simbu Province</text:p>
          </table:table-cell>
          <table:table-cell office:value-type="string" table:style-name="ce28">
            <text:p>-5.92,</text:p>
            <text:p>144.91</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A Ghost Chased Mende</text:p>
          </table:table-cell>
          <table:table-cell office:value-type="string" table:style-name="ce120">
            <text:p>[Un fantôme poursuivit</text:p>
            <text:p>Mende]</text:p>
          </table:table-cell>
          <table:table-cell table:number-columns-repeated="2" table:style-name="ce28"/>
          <table:table-cell office:value-type="string" table:style-name="ce27">
            <text:p>A man named Mende, whose mother had died, went hunting marsupials in the forest with his bow and arrows. He didn't find any marsupials until something fell on his head. He looked up and saw his mother's ghost hanging there like a marsupial, urinating on his face. Mende ran away as fast as he could, with his mother's ghost jumping out at him. Mende went into the cave and took out his axe while the ghost was there. His mother's ghost told him that she wanted to kill him because when she was alive, Mende refused to kill marsupials to give to her, but now he did. The ghost stayed there all night, and Mende didn't sleep. In the morning, the ghost left, and Mende slowly made his way home, leaving all his belongings in the cave. When he got home, he cooked a huge pig for his family and fell asleep, dying once the meal was ready. Now, no man wants to sleep in his place before going marsupial hunting in the forest.</text:p>
          </table:table-cell>
          <table:table-cell office:value-type="string" table:style-name="ce27">
            <text:p>Un homme nommé Mende dont la mère est mort va chasser des marsupiaux dans la forêt avec son arc et ses flèches. Il ne trouva aucun marsupial jusqu'à ce que quelque chose tombe sur sa tête. Il leva la tête et vit le fantôme de sa mère suspendu comme un marsupial et urinant sur son visage. Mende s'enfuit à toute vitesse, avec le fantôme de sa mère qui lui sauta dessus. Mende entra dans la grotte et prit sa hache alors que le fantôme était là. Le fantôme de sa mère lui dit qu'elle veut le tuer car quand elle était en vie, Mende ne voulait pas tuer de marsupiaux pour lui donner alors que maintenant il le fait. Le fantôme resta là toute la nuit et Mende ne dormit pas. Le matin, le fantôme partit puis Mende rentra lentement chez lui en laissant toutes ses affaires dans la grottes. En rentrant, il cuisina un énorme cochon pour les siens, et s'endormit et mourut une fois le repas prêt. Maintenant, aucun homme ne veut dormir à sa place avant d'aller chasser des marsupiaux en forêt.</text:p>
          </table:table-cell>
          <table:table-cell table:style-name="ce27"/>
          <table:table-cell office:value-type="string" table:style-name="ce15">
            <text:p>a man hunts marsupials §§ a man hunts marsupials in a forest §§ a man encounters a spirit §§ a man encounters a spirit in the forest §§ a man encounters a spirit while hunting marsupials §§ a spirit turns into a woman §§ a spirit turns into the mother of a man §§ a man flees from a spirit §§ a man dies after encountering a spirit</text:p>
          </table:table-cell>
          <table:table-cell table:number-columns-repeated="4" table:style-name="ce27"/>
          <table:table-cell office:value-type="string" table:style-name="ce27">
            <text:p>Mende</text:p>
          </table:table-cell>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313" table:style-name="ce15">
            <text:p>313</text:p>
          </table:table-cell>
          <table:table-cell office:value-type="string" table:style-name="ce101">
            <text:p>Wantok</text:p>
            <text:p>newspaper 456b,</text:p>
            <text:p>page 19</text:p>
          </table:table-cell>
          <table:table-cell table:style-name="ce101"/>
          <table:table-cell office:value-type="string" table:style-name="ce28">
            <text:p>Papua New</text:p>
            <text:p>Guinea</text:p>
          </table:table-cell>
          <table:table-cell table:number-columns-repeated="2" table:style-name="ce28"/>
          <table:table-cell office:value-type="string" table:style-name="ce15">
            <text:p>English</text:p>
          </table:table-cell>
          <table:table-cell office:value-type="string" table:style-name="ce15">
            <text:p>No</text:p>
          </table:table-cell>
          <table:table-cell office:value-type="string" table:style-name="ce28">
            <text:p>Bruno Malai</text:p>
          </table:table-cell>
          <table:table-cell office:value-type="string" table:style-name="ce27">
            <text:p>February 19,</text:p>
            <text:p>1983</text:p>
          </table:table-cell>
          <table:table-cell office:value-type="string" table:style-name="ce28">
            <text:p>Congregation</text:p>
            <text:p>of Mission</text:p>
            <text:p>Usino</text:p>
            <text:p/>
            <text:p>P.O. Walium</text:p>
            <text:p/>
            <text:p>Madang Province</text:p>
          </table:table-cell>
          <table:table-cell office:value-type="string" table:style-name="ce28">
            <text:p>-5.60,</text:p>
            <text:p>145.46</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The Man Who Became an</text:p>
            <text:p>Eel</text:p>
          </table:table-cell>
          <table:table-cell office:value-type="string" table:style-name="ce120">
            <text:p>[L'homme qui est devenu</text:p>
            <text:p>un anguille]</text:p>
          </table:table-cell>
          <table:table-cell table:style-name="ce28"/>
          <table:table-cell office:value-type="string" table:style-name="ce28">
            <text:p>A man transforms into an eel to</text:p>
            <text:p>escape his wife who wasn't</text:p>
            <text:p>returning quickly enough while</text:p>
            <text:p>he was taking care of their child.</text:p>
          </table:table-cell>
          <table:table-cell office:value-type="string" table:style-name="ce27">
            <text:p>Long ago, a man, his wife, and their baby lived in Kagarik Village. One morning, the mother went to work in the garden while the father stayed home with the baby. When the baby cried for milk, the father called the mother, but she didn’t return quickly. Trying to calm the baby, the father made an eel out of bamboo peels and put it on a plate. The mother scolded him, and in sorrow, the father transformed into a real eel and swam away down the stream. The wife tried to call him back, but he never returned. Today, in the village, there is a lake where men avoid fishing because they believe strong storms will come if they disturb it. Occasionally, an eel with two tails is seen, believed to be the transformed man. Since, women in the village never speak harshly to their husbands.</text:p>
          </table:table-cell>
          <table:table-cell office:value-type="string" table:style-name="ce27">
            <text:p>Il y a longtemps, un homme, sa femme et leur bébé vivaient au village de Kagarik. Un matin, la mère alla travailler dans le jardin pendant que le père restait à la maison avec le bébé. Quand le bébé pleura pour le lait, le père appela sa femme, mais elle ne revint pas rapidement. Pour calmer le bébé, le père fabriqua une anguille avec des épluchures de bambou et la plaça sur une assiette. La femme le gronda, et, attristé, le père se transforma en véritable anguille et s’éloigna par le ruisseau. La femme essaya de le rappeler, mais il ne revint jamais. Aujourd’hui, dans le village, il y a un lac où les hommes évitent de pêcher, croyant que de fortes tempêtes apparaîtront s’ils s’en approchent. Parfois, on voit une anguille à deux queues, censée être l’homme transformé. Depuis, les femmes du village ne disent plus de choses méchantes à leurs maris.</text:p>
          </table:table-cell>
          <table:table-cell table:style-name="ce27"/>
          <table:table-cell office:value-type="string" table:style-name="ce15">
            <text:p>a baby cries for his mother §§ a baby cries for its mother's milk §§ a woman clears a garden §§ a man watches his baby §§ a man takes care of his baby §§ a man runs away from his wife §§ a man turns into an eel §§ a man turns into an eel to escape his wife</text:p>
          </table:table-cell>
          <table:table-cell table:number-columns-repeated="5"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15">
            <text:p>315-316</text:p>
          </table:table-cell>
          <table:table-cell office:value-type="string" table:style-name="ce101">
            <text:p>Wantok</text:p>
            <text:p>newspaper 458b,</text:p>
            <text:p>page 21</text:p>
          </table:table-cell>
          <table:table-cell table:style-name="ce101"/>
          <table:table-cell office:value-type="string" table:style-name="ce28">
            <text:p>Papua New</text:p>
            <text:p>Guinea</text:p>
          </table:table-cell>
          <table:table-cell table:style-name="ce28"/>
          <table:table-cell office:value-type="string" table:style-name="ce28">
            <text:p>Asaro</text:p>
          </table:table-cell>
          <table:table-cell office:value-type="string" table:style-name="ce15">
            <text:p>English</text:p>
          </table:table-cell>
          <table:table-cell office:value-type="string" table:style-name="ce15">
            <text:p>No</text:p>
          </table:table-cell>
          <table:table-cell office:value-type="string" table:style-name="ce28">
            <text:p>Francis G.</text:p>
          </table:table-cell>
          <table:table-cell office:value-type="date" office:date-value="1983-03-05T00:00:00" table:style-name="ce118">
            <text:p>March 5, 1983</text:p>
          </table:table-cell>
          <table:table-cell office:value-type="string" table:style-name="ce28">
            <text:p>Box 1011</text:p>
            <text:p/>
            <text:p>Goroka</text:p>
            <text:p>[Asaro People]</text:p>
            <text:p/>
            <text:p>Eastern Highlands</text:p>
            <text:p>Province</text:p>
          </table:table-cell>
          <table:table-cell office:value-type="string" table:style-name="ce28">
            <text:p>-6.08,</text:p>
            <text:p>145.39</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How Did the Asaro Mud</text:p>
            <text:p>Men Come About?</text:p>
          </table:table-cell>
          <table:table-cell office:value-type="string" table:style-name="ce120">
            <text:p>[Comment les hommes</text:p>
            <text:p>de boue d'Asaro sont-il</text:p>
            <text:p>apparus ?]</text:p>
          </table:table-cell>
          <table:table-cell table:style-name="ce28"/>
          <table:table-cell office:value-type="string" table:style-name="ce28">
            <text:p>A clan that always loses when</text:p>
            <text:p>fighting another clan</text:p>
            <text:p>eventually wins one day by</text:p>
            <text:p>smearing their faces with mud</text:p>
            <text:p>to impersonate ancestral</text:p>
            <text:p>spirits.</text:p>
          </table:table-cell>
          <table:table-cell office:value-type="string" table:style-name="ce27">
            <text:p>Two enemy clans were fighting: the Gimisave and the Gomunive/Gomonive. The Gimisave clan always won, and few Gimisave remained. One day, the Gimisave chased the Gomunive deep into the forest where the ground was muddy. The Gomunive considered how to confront their enemies and decided to make masks like ancestral spirits by covering their faces in mud. This is how they defeated the Gimisave, who never returned to fight. The Gomunive then lived long lives and had many children. These "mud men" can now be seen at the Goroka Show.</text:p>
          </table:table-cell>
          <table:table-cell office:value-type="string" table:style-name="ce27">
            <text:p>Deux clans ennemis se battaient : les Gimisave et les Gomunive/Gomonive. Le clan Gimisave gagnaient tout le temps et peu de Gimisave étaient encore présents. Un jour, les Gimisave poursuivirent les Gomunive dans les profondeurs de la forêt où le sol et boueux. Les Gomunive réfléchirent à la manière d'affronter leurs ennemies et décidèrent de faire des masques comme les esprits ancestraux en se mettant de la boue sur le visage. C'est ainsi qu'ils gagnèrent contre les Gimisave qui ne revinrent jamais se battre. Les Gomunive vécurent alors longtemps et eurent beaucoup d'enfants. On peut maintenant voir ces "hommes de boue" au Goroka Show.</text:p>
          </table:table-cell>
          <table:table-cell table:style-name="ce27"/>
          <table:table-cell office:value-type="string" table:style-name="ce27">
            <text:p><text:s/>§§a clan confronts another clan §§ men put mud on their faces to look like spirits §§ a clan wins against another clan</text:p>
          </table:table-cell>
          <table:table-cell table:number-columns-repeated="5"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346" table:style-name="ce15">
            <text:p>346</text:p>
          </table:table-cell>
          <table:table-cell office:value-type="string" table:style-name="ce101">
            <text:p>Wantok</text:p>
            <text:p>newspaper 487,</text:p>
            <text:p>page 27</text:p>
          </table:table-cell>
          <table:table-cell table:style-name="ce101"/>
          <table:table-cell office:value-type="string" table:style-name="ce28">
            <text:p>Papua New</text:p>
            <text:p>Guinea</text:p>
          </table:table-cell>
          <table:table-cell table:style-name="ce28"/>
          <table:table-cell office:value-type="string" table:style-name="ce28">
            <text:p>Sio</text:p>
          </table:table-cell>
          <table:table-cell office:value-type="string" table:style-name="ce28">
            <text:p>English</text:p>
          </table:table-cell>
          <table:table-cell office:value-type="string" table:style-name="ce15">
            <text:p>No</text:p>
          </table:table-cell>
          <table:table-cell office:value-type="string" table:style-name="ce28">
            <text:p>Gibson Fenerio</text:p>
          </table:table-cell>
          <table:table-cell office:value-type="string" table:style-name="ce27">
            <text:p>September</text:p>
            <text:p>24, 1983</text:p>
          </table:table-cell>
          <table:table-cell office:value-type="string" table:style-name="ce28">
            <text:p>Mount Hageng</text:p>
            <text:p/>
            <text:p>Hagen Western</text:p>
            <text:p>Highlands</text:p>
            <text:p>Province</text:p>
          </table:table-cell>
          <table:table-cell office:value-type="string" table:style-name="ce28">
            <text:p>-5.86,</text:p>
            <text:p>144.23</text:p>
          </table:table-cell>
          <table:table-cell office:value-type="string" table:style-name="ce28">
            <text:p>Slone</text:p>
          </table:table-cell>
          <table:table-cell office:value-type="string" table:style-name="ce27">
            <text:p>Slone (translation from Tok Pisin)</text:p>
          </table:table-cell>
          <table:table-cell office:value-type="string" table:style-name="ce28">
            <text:p>An Ancestral Ghost</text:p>
            <text:p>Child Was the Father of</text:p>
            <text:p>the Barambu [Balambu]</text:p>
            <text:p>People</text:p>
          </table:table-cell>
          <table:table-cell office:value-type="string" table:style-name="ce136">
            <text:p>[L'enfant d'un fantôme</text:p>
            <text:p>ancestral fut le père du</text:p>
            <text:p>peuple Barambu</text:p>
            <text:p>[Balambu]]</text:p>
            <text:p/>
          </table:table-cell>
          <table:table-cell table:style-name="ce28"/>
          <table:table-cell table:style-name="ce82"/>
          <table:table-cell office:value-type="string" table:style-name="ce27">
            <text:p>One day, a man came to a stream and saw marsupials eating wild bananas. He decided to return with a bow and some food he had cooked, and he looked for the marsupials in the place where he had seen them eating the bananas. But instead, wild women came, and the man saw them when he unfortunately needed to urinate. He kept watching them as he urinated. A woman with a baby then saw the man's shoulder and thought it was a tree. She then slung a bag with her baby over the man's shoulder. Seeing this, the man took the baby and brought it back to the village. The wild woman, who then couldn't find her baby, decided to follow the man's tracks to the village. But the man had asked the villagers to close their gates. When the woman arrived in the village, the man told her that she had given him her baby and that he couldn't return it. The woman then told him to take care of the baby. The baby, who was a girl, grew up to be very beautiful. The man then sent the girl to another man to marry. They had three children. One afternoon, one of the children cried, and his father scolded him, saying that if he were a human child, he would be heard. However, this child was not human; he was the child of an ancestral spirit. The child repeated to his mother what his father had said, and the mother wept terribly. The mother then took her child and left with him, leaving the other two children with their father. A mixed-race group with red skin can now be seen in a village called Barambu.</text:p>
          </table:table-cell>
          <table:table-cell office:value-type="string" table:style-name="ce133">
            <text:p>Un jour, un homme vint au ruisseau Bama et vit des marsupiaux en train de manger des bananes sauvages. L'homme décida alors revenir avec un arc et de la nourriture qu'il a cuisiné, et il chercha les marsupiaux à l'endroit où il les avait vu manger les bananes. Mais ce sont des femmes sauvages qui sont venus à la place, et l'homme les a vu alors qu'il devait malheureusement uriner. Il continue de les regarder alors qu'il urinait. Une femme avec un bébé vit alors l'épaule de l'homme et pensa qu'il s'agissait d'un arbre. Elle accrocha alors un sac avec son bébé sur l'épaule de l'homme. En voyant cela, l'homme prit le bébé et le ramena au village. La femme sauvage, qui ne retrouva alors pas on bébé, décida de suivre les traces de l'homme jusqu'au village. Mais l'homme avait demandé aux hommes du village de fermer leurs portes. Quand la femme arriva au village, l'homme lui répondit qu'elle lui avait donné son bébé et qu'il ne pouvait pas lui rendre. La femme lui dit alors de prendre soin du bébé. Ce bébé, qui était une fille, grandit et devint très belle. L'homme evoya alors le jeune fille à un autre homme pour qu'ils se marient. Ils eurent alors trois enfants. Un après-midi, un des enfants pleura et son père le gronda en lui disant que s'il était un enfant humain, il serait entendu. Cependant, cet enfant n'était pas humain, c'était l'enfant d'un esprit ancestrale. L'enfant répéta à sa mère ce que son père lui avait dit et la mère pleura terriblement. La mère pris alors son enfant et partit avec lui, en laissant les deux autres enfants à leur père. On peut maintenant voir un groupe métis à la peau rouge dans un village appelé Barambu.</text:p>
          </table:table-cell>
          <table:table-cell table:style-name="ce133"/>
          <table:table-cell table:style-name="ce15"/>
          <table:table-cell table:style-name="ce27"/>
          <table:table-cell table:number-columns-repeated="4" table:style-name="ce133"/>
          <table:table-cell table:style-name="ce28"/>
          <table:table-cell table:number-columns-repeated="3" table:style-name="ce82"/>
          <table:table-cell table:style-name="ce27"/>
          <table:table-cell table:style-name="ce28"/>
          <table:table-cell table:number-columns-repeated="3" table:style-name="ce82"/>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369" table:style-name="ce28">
            <text:p>369</text:p>
          </table:table-cell>
          <table:table-cell office:value-type="string" table:style-name="ce27">
            <text:p>Wantok</text:p>
            <text:p>newspaper 506,</text:p>
            <text:p>page 26</text:p>
          </table:table-cell>
          <table:table-cell table:style-name="ce28"/>
          <table:table-cell office:value-type="string" table:style-name="ce28">
            <text:p>Papua New</text:p>
            <text:p>Guinea</text:p>
          </table:table-cell>
          <table:table-cell table:style-name="ce28"/>
          <table:table-cell office:value-type="string" table:style-name="ce28">
            <text:p>Hagen</text:p>
          </table:table-cell>
          <table:table-cell office:value-type="string" table:style-name="ce28">
            <text:p>English</text:p>
          </table:table-cell>
          <table:table-cell office:value-type="string" table:style-name="ce28">
            <text:p>No</text:p>
          </table:table-cell>
          <table:table-cell office:value-type="string" table:style-name="ce28">
            <text:p>Mr. T. Mang</text:p>
          </table:table-cell>
          <table:table-cell office:value-type="string" table:style-name="ce28">
            <text:p>February 11,</text:p>
            <text:p>1984</text:p>
          </table:table-cell>
          <table:table-cell office:value-type="string" table:style-name="ce28">
            <text:p>P.O. Box 35</text:p>
            <text:p/>
            <text:p>Mount Hagen</text:p>
            <text:p/>
            <text:p>Western</text:p>
            <text:p>Highlands</text:p>
            <text:p>Province</text:p>
          </table:table-cell>
          <table:table-cell office:value-type="string" table:style-name="ce28">
            <text:p>-5.85,</text:p>
            <text:p>144.24</text:p>
          </table:table-cell>
          <table:table-cell office:value-type="string" table:style-name="ce28">
            <text:p>Slone</text:p>
          </table:table-cell>
          <table:table-cell office:value-type="string" table:style-name="ce28">
            <text:p>Slone (translation from Tok Pisin)</text:p>
          </table:table-cell>
          <table:table-cell office:value-type="string" table:style-name="ce28">
            <text:p>Kondumung's Mistake</text:p>
          </table:table-cell>
          <table:table-cell office:value-type="string" table:style-name="ce28">
            <text:p>[L'erreur de Kondumung]</text:p>
          </table:table-cell>
          <table:table-cell table:number-columns-repeated="6" table:style-name="ce28"/>
          <table:table-cell table:number-columns-repeated="5"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501" table:style-name="ce28">
            <text:p>501</text:p>
          </table:table-cell>
          <table:table-cell office:value-type="string" table:style-name="ce27">
            <text:p>Wantok</text:p>
            <text:p>newspaper 603,</text:p>
            <text:p>page 20</text:p>
          </table:table-cell>
          <table:table-cell table:style-name="ce28"/>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8">
            <text:p>No</text:p>
          </table:table-cell>
          <table:table-cell office:value-type="string" table:style-name="ce28">
            <text:p>Simon Yesim</text:p>
          </table:table-cell>
          <table:table-cell office:value-type="string" table:style-name="ce28">
            <text:p>January 11,</text:p>
            <text:p>1986</text:p>
          </table:table-cell>
          <table:table-cell office:value-type="string" table:style-name="ce28">
            <text:p>World Vision</text:p>
            <text:p/>
            <text:p>P.O. Box 409</text:p>
            <text:p/>
            <text:p>Hagen</text:p>
            <text:p/>
            <text:p>Western Highlands</text:p>
            <text:p>Province</text:p>
          </table:table-cell>
          <table:table-cell office:value-type="string" table:style-name="ce28">
            <text:p>-5.852916,</text:p>
            <text:p>144.239851</text:p>
          </table:table-cell>
          <table:table-cell office:value-type="string" table:style-name="ce28">
            <text:p>Slone</text:p>
          </table:table-cell>
          <table:table-cell office:value-type="string" table:style-name="ce28">
            <text:p>Slone (translation</text:p>
            <text:p>from Tok Pisin)</text:p>
          </table:table-cell>
          <table:table-cell office:value-type="string" table:style-name="ce28">
            <text:p>How the Stone Axe Came</text:p>
            <text:p>About?</text:p>
          </table:table-cell>
          <table:table-cell office:value-type="string" table:style-name="ce28">
            <text:p>[Comment la hache de</text:p>
            <text:p>pierre est apparue ?]</text:p>
          </table:table-cell>
          <table:table-cell table:number-columns-repeated="6" table:style-name="ce28"/>
          <table:table-cell table:number-columns-repeated="5"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float" office:value="515" table:style-name="ce28">
            <text:p>515</text:p>
          </table:table-cell>
          <table:table-cell office:value-type="string" table:style-name="ce28">
            <text:p>Wantok</text:p>
            <text:p>newspaper</text:p>
            <text:p>617, page 23</text:p>
          </table:table-cell>
          <table:table-cell table:style-name="ce28"/>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8">
            <text:p>No</text:p>
          </table:table-cell>
          <table:table-cell office:value-type="string" table:style-name="ce28">
            <text:p>Ricky M.</text:p>
          </table:table-cell>
          <table:table-cell office:value-type="string" table:style-name="ce28">
            <text:p>April 26,</text:p>
            <text:p>1986</text:p>
          </table:table-cell>
          <table:table-cell office:value-type="string" table:style-name="ce28">
            <text:p>Goroka</text:p>
            <text:p/>
            <text:p>Eastern Highlands</text:p>
            <text:p>Province</text:p>
          </table:table-cell>
          <table:table-cell office:value-type="string" table:style-name="ce28">
            <text:p>-6.082905,</text:p>
            <text:p>145.386114</text:p>
          </table:table-cell>
          <table:table-cell office:value-type="string" table:style-name="ce28">
            <text:p>Slone</text:p>
          </table:table-cell>
          <table:table-cell office:value-type="string" table:style-name="ce28">
            <text:p>Slone (translation</text:p>
            <text:p>from Tok Pisin)</text:p>
          </table:table-cell>
          <table:table-cell office:value-type="string" table:style-name="ce28">
            <text:p>From Where Did the</text:p>
            <text:p>Insects in House Posts</text:p>
            <text:p>Come?</text:p>
          </table:table-cell>
          <table:table-cell office:value-type="string" table:style-name="ce28">
            <text:p>[D'où viennent les insectes</text:p>
            <text:p>dans les poteaux de</text:p>
            <text:p>maison ?]</text:p>
          </table:table-cell>
          <table:table-cell table:number-columns-repeated="6" table:style-name="ce28"/>
          <table:table-cell table:number-columns-repeated="5" table:style-name="ce27"/>
          <table:table-cell table:number-columns-repeated="4" table:style-name="ce28"/>
          <table:table-cell table:style-name="ce27"/>
          <table:table-cell table:number-columns-repeated="4" table:style-name="ce28"/>
          <table:table-cell table:number-columns-repeated="16345"/>
        </table:table-row>
        <table:table-row table:style-name="ro1">
          <table:table-cell office:value-type="string" table:style-name="ce28">
            <text:p>Baptiste</text:p>
            <text:p>Brun</text:p>
          </table:table-cell>
          <table:table-cell table:style-name="ce28"/>
          <table:table-cell office:value-type="string" table:style-name="ce28">
            <text:p>Slone</text:p>
          </table:table-cell>
          <table:table-cell office:value-type="string" table:style-name="ce28">
            <text:p>532-533</text:p>
          </table:table-cell>
          <table:table-cell office:value-type="string" table:style-name="ce28">
            <text:p>Wantok</text:p>
            <text:p>newspaper</text:p>
            <text:p>632, page 20</text:p>
          </table:table-cell>
          <table:table-cell table:style-name="ce28"/>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8">
            <text:p>No</text:p>
          </table:table-cell>
          <table:table-cell office:value-type="string" table:style-name="ce28">
            <text:p>Peter Rewi</text:p>
          </table:table-cell>
          <table:table-cell office:value-type="string" table:style-name="ce28">
            <text:p>August 9,</text:p>
            <text:p>1986</text:p>
          </table:table-cell>
          <table:table-cell office:value-type="string" table:style-name="ce28">
            <text:p>Goroka</text:p>
            <text:p/>
            <text:p>Eastern Highlands</text:p>
            <text:p>Province</text:p>
          </table:table-cell>
          <table:table-cell office:value-type="string" table:style-name="ce28">
            <text:p>-6.082905,</text:p>
            <text:p>145.386114</text:p>
          </table:table-cell>
          <table:table-cell office:value-type="string" table:style-name="ce28">
            <text:p>Slone</text:p>
          </table:table-cell>
          <table:table-cell office:value-type="string" table:style-name="ce28">
            <text:p>Slone (translation</text:p>
            <text:p>from Tok Pisin)</text:p>
          </table:table-cell>
          <table:table-cell office:value-type="string" table:style-name="ce28">
            <text:p>A Woman Ruined Two</text:p>
            <text:p>Brothers</text:p>
          </table:table-cell>
          <table:table-cell office:value-type="string" table:style-name="ce28">
            <text:p>[Une femme a ruiné</text:p>
            <text:p>deux frères]</text:p>
          </table:table-cell>
          <table:table-cell table:number-columns-repeated="6" table:style-name="ce28"/>
          <table:table-cell table:number-columns-repeated="5" table:style-name="ce27"/>
          <table:table-cell table:number-columns-repeated="4" table:style-name="ce28"/>
          <table:table-cell table:style-name="ce27"/>
          <table:table-cell table:number-columns-repeated="4" table:style-name="ce28"/>
          <table:table-cell table:number-columns-repeated="16345"/>
        </table:table-row>
        <table:table-row table:number-rows-repeated="2" table:style-name="ro1">
          <table:table-cell office:value-type="string" table:style-name="ce28">
            <text:p>Baptiste</text:p>
            <text:p>Brun</text:p>
          </table:table-cell>
          <table:table-cell table:style-name="ce28"/>
          <table:table-cell office:value-type="string" table:style-name="ce28">
            <text:p>Slone</text:p>
          </table:table-cell>
          <table:table-cell table:style-name="ce28"/>
          <table:table-cell office:value-type="string" table:style-name="ce28">
            <text:p>Wantok</text:p>
            <text:p>newspaper</text:p>
          </table:table-cell>
          <table:table-cell table:style-name="ce28"/>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8">
            <text:p>No</text:p>
          </table:table-cell>
          <table:table-cell table:number-columns-repeated="4" table:style-name="ce28"/>
          <table:table-cell office:value-type="string" table:style-name="ce28">
            <text:p>Slone</text:p>
          </table:table-cell>
          <table:table-cell office:value-type="string" table:style-name="ce28">
            <text:p>Slone (translation</text:p>
            <text:p>from Tok Pisin)</text:p>
          </table:table-cell>
          <table:table-cell table:number-columns-repeated="8" table:style-name="ce28"/>
          <table:table-cell table:number-columns-repeated="5" table:style-name="ce27"/>
          <table:table-cell table:number-columns-repeated="4" table:style-name="ce28"/>
          <table:table-cell table:style-name="ce27"/>
          <table:table-cell table:number-columns-repeated="4" table:style-name="ce28"/>
          <table:table-cell table:number-columns-repeated="16345"/>
        </table:table-row>
        <table:table-row table:number-rows-repeated="27" table:style-name="ro1">
          <table:table-cell office:value-type="string" table:style-name="ce28">
            <text:p>Baptiste</text:p>
            <text:p>Brun</text:p>
          </table:table-cell>
          <table:table-cell table:style-name="ce28"/>
          <table:table-cell office:value-type="string" table:style-name="ce28">
            <text:p>Slone</text:p>
          </table:table-cell>
          <table:table-cell table:style-name="ce28"/>
          <table:table-cell office:value-type="string" table:style-name="ce28">
            <text:p>Wantok</text:p>
            <text:p>newspaper</text:p>
          </table:table-cell>
          <table:table-cell table:style-name="ce28"/>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8">
            <text:p>No</text:p>
          </table:table-cell>
          <table:table-cell table:number-columns-repeated="4" table:style-name="ce28"/>
          <table:table-cell office:value-type="string" table:style-name="ce28">
            <text:p>Slone</text:p>
          </table:table-cell>
          <table:table-cell office:value-type="string" table:style-name="ce28">
            <text:p>Slone (translation</text:p>
            <text:p>from Tok Pisin)</text:p>
          </table:table-cell>
          <table:table-cell table:number-columns-repeated="11" table:style-name="ce28"/>
          <table:table-cell table:style-name="ce27"/>
          <table:table-cell table:number-columns-repeated="5" table:style-name="ce28"/>
          <table:table-cell table:style-name="ce27"/>
          <table:table-cell table:number-columns-repeated="4" table:style-name="ce28"/>
          <table:table-cell table:number-columns-repeated="16345"/>
        </table:table-row>
        <table:table-row table:number-rows-repeated="3" table:style-name="ro1">
          <table:table-cell office:value-type="string" table:style-name="ce28">
            <text:p>Baptiste</text:p>
            <text:p>Brun</text:p>
          </table:table-cell>
          <table:table-cell table:style-name="ce28"/>
          <table:table-cell office:value-type="string" table:style-name="ce28">
            <text:p>Slone</text:p>
          </table:table-cell>
          <table:table-cell table:style-name="ce28"/>
          <table:table-cell office:value-type="string" table:style-name="ce28">
            <text:p>Wantok</text:p>
            <text:p>newspaper</text:p>
          </table:table-cell>
          <table:table-cell table:style-name="ce28"/>
          <table:table-cell office:value-type="string" table:style-name="ce28">
            <text:p>Papua New</text:p>
            <text:p>Guinea</text:p>
          </table:table-cell>
          <table:table-cell table:number-columns-repeated="2" table:style-name="ce28"/>
          <table:table-cell office:value-type="string" table:style-name="ce28">
            <text:p>English</text:p>
          </table:table-cell>
          <table:table-cell office:value-type="string" table:style-name="ce28">
            <text:p>No</text:p>
          </table:table-cell>
          <table:table-cell table:number-columns-repeated="4" table:style-name="ce28"/>
          <table:table-cell office:value-type="string" table:style-name="ce28">
            <text:p>Slone</text:p>
          </table:table-cell>
          <table:table-cell office:value-type="string" table:style-name="ce28">
            <text:p>Slone (translation</text:p>
            <text:p>from Tok Pisin)</text:p>
          </table:table-cell>
          <table:table-cell table:number-columns-repeated="17" table:style-name="ce28"/>
          <table:table-cell table:style-name="ce27"/>
          <table:table-cell table:number-columns-repeated="4" table:style-name="ce28"/>
          <table:table-cell table:number-columns-repeated="16345"/>
        </table:table-row>
        <table:table-row table:style-name="ro9">
          <table:table-cell office:value-type="string" table:style-name="ce27">
            <text:p>Sandrine Bessis</text:p>
          </table:table-cell>
          <table:table-cell office:value-type="string" table:style-name="ce27">
            <text:p>Second hand</text:p>
          </table:table-cell>
          <table:table-cell office:value-type="string" table:style-name="ce27">
            <text:p>René Zimmer, Masalai or Lord of the Land (2012)</text:p>
          </table:table-cell>
          <table:table-cell office:value-type="float" office:value="2" table:style-name="ce27">
            <text:p>2</text:p>
          </table:table-cell>
          <table:table-cell office:value-type="string" table:style-name="ce27">
            <text:p>McElhanon, K. A. (1982) From the mouths of ancestors. Ukarumpa: Summer Institute of Linguistics. Tale n°69</text:p>
            <text:p/>
            <text:p/>
          </table:table-cell>
          <table:table-cell office:value-type="string" table:style-name="ce27">
            <text:p>?</text:p>
          </table:table-cell>
          <table:table-cell office:value-type="string" table:style-name="ce27">
            <text:p>Papua New Guinea</text:p>
          </table:table-cell>
          <table:table-cell table:style-name="ce27"/>
          <table:table-cell office:value-type="string" table:style-name="ce27">
            <text:p>?</text:p>
          </table:table-cell>
          <table:table-cell office:value-type="string" table:style-name="ce27">
            <text:p>English</text:p>
          </table:table-cell>
          <table:table-cell office:value-type="string" table:style-name="ce27">
            <text:p>No</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office:value-type="string" table:style-name="ce27">
            <text:p>McElhanon</text:p>
          </table:table-cell>
          <table:table-cell office:value-type="string" table:style-name="ce27">
            <text:p>McElhanon (?)</text:p>
          </table:table-cell>
          <table:table-cell office:value-type="string" table:style-name="ce27">
            <text:p>Tapulupulu and the Giant</text:p>
          </table:table-cell>
          <table:table-cell office:value-type="string" table:style-name="ce27">
            <text:p>Tapulupulu et le Géant</text:p>
          </table:table-cell>
          <table:table-cell table:style-name="ce27"/>
          <table:table-cell office:value-type="string" table:style-name="ce27">
            <text:p>Tapulupulu, an armless and legless child, borrows the limbs of a giant, outwits him, and ultimately kills him, keeping his own arms and legs forever.</text:p>
          </table:table-cell>
          <table:table-cell office:value-type="string" table:style-name="ce27">
            <text:p>Tapulupulu is an armless, legless child who lies down all the time. His mother and father go off to the garden and the child lies there on the veranda. A man called Giant comes and asks the child to climb up the coconut tree and get some coconuts; the boy replies he has neither legs nor arms. The giant tells the boy he will give him his arms and legs so that he can get the coconuts. He sits close to the boy and says: “Change place, my arms! Change place, my legs!” and his legs and arms cross over to the boy. The giant falls down and lies there and the boy climbs up the tree. Following the giant’s instructions, the boy picks up two coconuts, husks one of them, cracks it open and grates it, and puts the other one aside for the giant, for him to do the same and go home. The giant asks the boy to come next to him and he pronounces the same words, and the legs and arms cross over to the giant again, and off he goes./ Later in the day, the mother and father come back home and wonder about the coconuts. Tapulupulu explains what has happened: the giant’s call and his suggestion to lend him his legs and his arms, the words he pronounces to have this done, in order to give him the means of climbing the coconut. “Oh, why did you not kill him and keep his arms and legs?” asked his parents. “But he is a great big man,” was the boy’s answer. Then the three of them conceive of a stratagem./ The giant comes back the following day and the same scenario takes place. While the parents are off to the garden, he provides the child with his arms and legs and the boy climbs up to a tall coconut tree, but acts in such a way as to proceed slowly. The giant calls out for the boy to come down as quickly as possible, but he remains stuck to the tree. The father and mother come back from their garden to the village and kill the giant by throwing a log at him. They tell the boy to bring the green coconuts he has picked and send him into the forest to cut up wood to build a fire. They singe the giant, cut him up, boil him and eat him. “The boy kept his arms and legs forever.”</text:p>
          </table:table-cell>
          <table:table-cell office:value-type="string" table:style-name="ce27">
            <text:p>Tapulupu est un enfant qui n'a ni jambes ni bras et reste allongé tout le temps. Sa mère et son père vont au jardin, et le garçon reste là, dans la veranda. A homme du nom de Giant se présente et demande à l'enfant de monter pour lui au cocotier et de lui redescendre quelques noix de coco ; le garçon répond qu'il n'a ni jambes, ni bras. Le géant lui repond qu'il lui donnera ses propres membres et qu'ainsi il pourra monter à l'arbre. Il s'assoit près du garçon et dit: " changez de place, mes bras ! Changez de place, mes jambes" et ses membres s'attachent au garçon. Suivant les instructions du géant, le garçon prend deux noix de coco, en épluche une, la casse, la râpe, et met l’autre de côté pour le géant, afin que ce dernier fasse de même avant de rentrer chez lui. Le geant demande au garçon de venir près de lui, il prononce les mêmes mots et les membres reviennent à leur place. Plus tard dans la journée, la mère et le père se questionnent à propos des noix de coco. Tapulupunu raconte ce qu'il s'est passé: la demande du géant, sa proposition de lui prêter jambes et bras, les mots qu'il a prononcés pour lui donner les moyens d'accomplir sa volonté. "Oh, pourquoi ne l'as tu pas tué, pour garder ses membres ?" demandent ses parents. "Mais, c'est un très grand homme, très imposant" dit le garçon. Les trois se mettent alors à comploter. Le géant revient quelques jours plus tard, et le même scenario se reproduit. Alors qe les parents sont au jardin, il donne à l'enfant ses jambes et ses bras. L'enfant monte bien à l'arbre mais il s'execute aussi doucement que possible. Le géant demande alors à l'enfant de se dépêcher mais celui-ci reste perché dans l'arbre. Le père et la mère reviennent alors du jardin et tuent le géant au moyen d'une bûche, qu'ils lui jettent dessus. Ils disent au garçon de leur apporter les noix de coco qu'il a ramassées et l'envoient dans la forêt cueillir du bois pour le feu. Ils roussissent le géant, le coupent, le font bouillir et le mange. Le garçon garde ensuite ses membres à jamais."</text:p>
          </table:table-cell>
          <table:table-cell office:value-type="string" table:style-name="ce27">
            <text:p>armless; legless ; Giant ; trick ; coconut ; plot ; anthropophagy ; stratagem ; benefactor ; <text:s/>immoral advice ; ungrateful boy <text:s/>; a human-like creature</text:p>
          </table:table-cell>
          <table:table-cell office:value-type="string" table:style-name="ce27">
            <text:p>§§ a child is left home alone</text:p>
            <text:p>§§ adults leave the village to work in the garden</text:p>
            <text:p>§§ a non-human enters s.o.'s house uninvited</text:p>
            <text:p>§§ a non-human asks a favor to a lone child</text:p>
            <text:p>§§ a non-human asks s.o. to climb a tree for him</text:p>
            <text:p>§§ a non-human asks s.o. to gather and prepare food for him</text:p>
            <text:p>§§ s.o tricks a non-human</text:p>
            <text:p>§§ s.o tricks a human-like creature</text:p>
            <text:p>§§ a group of humans plot to kill a human-like creature</text:p>
            <text:p>§§ a human kills a non-human</text:p>
            <text:p>§§ s.o. kills a non-human and eat him</text:p>
            <text:p>§§ s.o. kills a human-like creature and eat him</text:p>
            <text:p>§§ s.o. kills a non-human and cut him into pieces</text:p>
            <text:p>§§ s.o. kills a non-human creature and roast him</text:p>
            <text:p>§§ s.o. gives their limbs (legs and/or arms) to s.o. else</text:p>
            <text:p>§§ s.o. benefits from the power of s.o. else</text:p>
            <text:p>§§ one's magical words have power</text:p>
            <text:p>§§ one's parents kill a human-like creature</text:p>
            <text:p>§§ s.o. kills a non-human by throwing an object at him</text:p>
            <text:p>§§ s.o. kills a non-human by throwing a wooden log at him</text:p>
            <text:p>§§ s.o. with a deformity is cured</text:p>
            <text:p>§§ s.o. stays up in a tree to avoid being caught</text:p>
            <text:p>§§ s.o. refuses to come down from a tree</text:p>
            <text:p>§§ s.o. hides in a tree</text:p>
            <text:p>§§ s.o. stays in a tree while s.o. else gets rid of a threat</text:p>
            <text:p>§§ adults give a strange or immoral advice to a child</text:p>
            <text:p>§§ the narrative ends well for the hero</text:p>
            <text:p>§§ s.o is offered the physical attribute of s.o else</text:p>
            <text:p>§§ s.o keeps s.o else's physical attribute for themself</text:p>
          </table:table-cell>
          <table:table-cell table:style-name="ce27"/>
          <table:table-cell office:value-type="string" table:style-name="ce27">
            <text:p>coconut</text:p>
          </table:table-cell>
          <table:table-cell table:number-columns-repeated="2" table:style-name="ce27"/>
          <table:table-cell office:value-type="string" table:style-name="ce27">
            <text:p>Tapulupu ; Giant</text:p>
          </table:table-cell>
          <table:table-cell table:style-name="ce27"/>
          <table:table-cell office:value-type="string" table:style-name="ce27">
            <text:p>level 4</text:p>
          </table:table-cell>
          <table:table-cell office:value-type="string" table:style-name="ce27">
            <text:p>seina (sandrine) = la mère</text:p>
          </table:table-cell>
          <table:table-cell office:value-type="string" table:style-name="ce27">
            <text:p>A does not have B. C has B. C lends B to A. A kills C to keep B. A has now C.</text:p>
          </table:table-cell>
          <table:table-cell table:style-name="ce27"/>
          <table:table-cell office:value-type="string" table:style-name="ce27">
            <text:p>What's yours is mine: Il manque quelque chose à quelqu'un, un étranger lui prête ce qui lui manque, celui qui reçoit tue le prêteur, il possède maintenant ce qu'il n'avait pas avant</text:p>
          </table:table-cell>
          <table:table-cell table:number-columns-repeated="2" table:style-name="ce27"/>
          <table:table-cell office:value-type="string" table:style-name="ce29">
            <text:p>ATU 327–328 (trahison et meurtre entre compagnons)</text:p>
          </table:table-cell>
          <table:table-cell table:number-columns-repeated="16345"/>
        </table:table-row>
        <table:table-row table:style-name="ro1">
          <table:table-cell office:value-type="string" table:style-name="ce28">
            <text:p>Sandrine Bessis</text:p>
          </table:table-cell>
          <table:table-cell office:value-type="string" table:style-name="ce28">
            <text:p>second hand</text:p>
          </table:table-cell>
          <table:table-cell office:value-type="string" table:style-name="ce28">
            <text:p>The Dragon and</text:p>
            <text:p>the Rainbow</text:p>
            <text:p>Man's Oldest Story</text:p>
          </table:table-cell>
          <table:table-cell office:value-type="float" office:value="63" table:style-name="ce28">
            <text:p>63</text:p>
          </table:table-cell>
          <table:table-cell office:value-type="string" table:style-name="ce28">
            <text:p>cF. polynesia data base</text:p>
          </table:table-cell>
          <table:table-cell table:style-name="ce28"/>
          <table:table-cell office:value-type="string" table:style-name="ce28">
            <text:p>Hawai</text:p>
          </table:table-cell>
          <table:table-cell table:number-columns-repeated="2" table:style-name="ce28"/>
          <table:table-cell office:value-type="string" table:style-name="ce28">
            <text:p>English</text:p>
          </table:table-cell>
          <table:table-cell table:number-columns-repeated="5" table:style-name="ce28"/>
          <table:table-cell office:value-type="string" table:style-name="ce28">
            <text:p>Brill</text:p>
          </table:table-cell>
          <table:table-cell table:style-name="ce28"/>
          <table:table-cell office:value-type="string" table:style-name="ce85">
            <text:p>The battle of Wailuku</text:p>
          </table:table-cell>
          <table:table-cell office:value-type="string" table:style-name="ce28">
            <text:p>La Bataille de Wailuku</text:p>
          </table:table-cell>
          <table:table-cell table:style-name="ce28"/>
          <table:table-cell office:value-type="string" table:style-name="ce28">
            <text:p>Hina lives in a cave inside a waterfall, but she is trapped by Kuna, who tries to kill her, until she calls Maui to fix the situation.</text:p>
          </table:table-cell>
          <table:table-cell office:value-type="string" table:style-name="ce85">
            <text:p>According to a Hawaiian legend which occurs in several versions that differ only in details, Maui’s mother, Hina, lived in the large cave formed by hydraulic erosion under the falls, where she was being harassed by a giantmo’o, or reptilian monster named Kuna, who lived above the cascade, and continually troubled her by sending logs, stones, and other trash down to her dwelling. She protested this behavior, and in an angry response he 64 chapter 3 sent a large stone over the falls to partially block the entrance to her cave, allowing water to enter it and flood her home, but preventing her escape. Fearful of drowning, Hina called out to her son, Maui, to confront this monster, and this resulted in the Battle of Wailuku, in which the culture hero saved his mother and vanquished the beast</text:p>
          </table:table-cell>
          <table:table-cell office:value-type="string" table:style-name="ce28">
            <text:p>Selon une légende hawaïenne qui existe en plusieurs versions ne différant que par des détails, la mère de Maui, Hina, vivait dans la grande grotte formée par l’érosion sous la chute d’eau. Là, elle était harcelée par un mo’o, c’est-à-dire un monstre reptilien géant nommé Kuna, qui habitait au-dessus de la cascade et la tourmentait sans cesse en envoyant des troncs, des pierres et divers débris vers son habitation.</text:p>
            <text:p>§§ Elle protesta contre ce comportement et, dans une réponse furieuse, il envoya une grosse pierre par-dessus la chute afin de bloquer partiellement l’entrée de sa grotte. L’eau put alors y pénétrer et inonder sa demeure, tout en l’empêchant de s’échapper. §§Craignant de se noyer, Hina appela son fils Maui pour affronter le monstre. Cela donna lieu à la bataille de Wailuku, au cours de laquelle le héros culturel sauve sa mère et vient à bout de la créature</text:p>
          </table:table-cell>
          <table:table-cell office:value-type="string" table:style-name="ce28">
            <text:p>Waterfall ; cave ; giant ; Maui ; Hina ; reptile ; mo'o ; Kuna</text:p>
          </table:table-cell>
          <table:table-cell office:value-type="string" table:style-name="ce28">
            <text:p>§§ someone lives in a cave</text:p>
            <text:p>§§ someone lives in a waterfall</text:p>
            <text:p>§§ a non-human bothers a human</text:p>
            <text:p>§§ a mum lives alone</text:p>
            <text:p>§§ a non-human tries to kill a human</text:p>
            <text:p>§§ a human upsets a non-human</text:p>
            <text:p>§§ a mum call her son to the her rescue</text:p>
            <text:p>§§ someone is trapped in a cave</text:p>
            <text:p>§§ someone is trapped in a cave that is filling up with water</text:p>
            <text:p>§§ a son saves his mum from a non-human</text:p>
            <text:p/>
            <text:p/>
          </table:table-cell>
          <table:table-cell table:number-columns-repeated="4" table:style-name="ce28"/>
          <table:table-cell office:value-type="string" table:style-name="ce28">
            <text:p>Maui ; Hina ; Kuna</text:p>
          </table:table-cell>
          <table:table-cell table:style-name="ce28"/>
          <table:table-cell office:value-type="string" table:style-name="ce28">
            <text:p>level 5</text:p>
          </table:table-cell>
          <table:table-cell table:style-name="ce28"/>
          <table:table-cell office:value-type="string" table:style-name="ce28">
            <text:p>A bothers B. B reacts and A tries to kill B. B calls C to its rescue. A dies.</text:p>
          </table:table-cell>
          <table:table-cell table:style-name="ce27"/>
          <table:table-cell office:value-type="string" table:style-name="ce28">
            <text:p>Out from a cave</text:p>
          </table:table-cell>
          <table:table-cell table:number-columns-repeated="3" table:style-name="ce28"/>
          <table:table-cell table:number-columns-repeated="16345"/>
        </table:table-row>
        <table:table-row table:style-name="ro1">
          <table:table-cell office:value-type="string" table:style-name="ce28">
            <text:p>Sandrine Bessis</text:p>
          </table:table-cell>
          <table:table-cell office:value-type="string" table:style-name="ce28">
            <text:p>first hand</text:p>
          </table:table-cell>
          <table:table-cell office:value-type="string" table:style-name="ce111">
            <text:p>Souvenir des ancêtres et histoire orale au Vanuatu. Les récits des chefferies anciennes aux îles Shepherd.</text:p>
          </table:table-cell>
          <table:table-cell office:value-type="float" office:value="524" table:style-name="ce28">
            <text:p>524</text:p>
          </table:table-cell>
          <table:table-cell office:value-type="string" table:style-name="ce28">
            <text:p>Annexe 2, volume 2, <text:s/>77-92</text:p>
          </table:table-cell>
          <table:table-cell office:value-type="string" table:style-name="ce28">
            <text:p>https://doi.org/10.24397/pangloss-0007510</text:p>
          </table:table-cell>
          <table:table-cell office:value-type="string" table:style-name="ce28">
            <text:p>Vanuatu Central</text:p>
          </table:table-cell>
          <table:table-cell office:value-type="string" table:style-name="ce28">
            <text:p>Efate-Shepherd</text:p>
          </table:table-cell>
          <table:table-cell office:value-type="string" table:style-name="ce28">
            <text:p>Namakura</text:p>
          </table:table-cell>
          <table:table-cell office:value-type="string" table:style-name="ce28">
            <text:p>Namakura-French</text:p>
          </table:table-cell>
          <table:table-cell office:value-type="string" table:style-name="ce28">
            <text:p>yes</text:p>
          </table:table-cell>
          <table:table-cell office:value-type="string" table:style-name="ce28">
            <text:p>John Robert Muri</text:p>
          </table:table-cell>
          <table:table-cell office:value-type="date" office:date-value="2015-11-01T00:00:00" table:style-name="ce137">
            <text:p>November 2015</text:p>
          </table:table-cell>
          <table:table-cell office:value-type="string" table:style-name="ce28">
            <text:p>Makira island</text:p>
          </table:table-cell>
          <table:table-cell office:value-type="string" table:style-name="ce138">
            <text:p>-17.129912, 168.430740</text:p>
          </table:table-cell>
          <table:table-cell office:value-type="string" table:style-name="ce28">
            <text:p>Sandrine Bessis</text:p>
          </table:table-cell>
          <table:table-cell office:value-type="string" table:style-name="ce28">
            <text:p>Sandrine Bessis</text:p>
          </table:table-cell>
          <table:table-cell office:value-type="string" table:style-name="ce28">
            <text:p>Le mythe de Kuwae. Version de Makira, 2015;</text:p>
          </table:table-cell>
          <table:table-cell office:value-type="string" table:style-name="ce28">
            <text:p>The Myth of Kuwae. 2015</text:p>
          </table:table-cell>
          <table:table-cell table:style-name="ce28"/>
          <table:table-cell office:value-type="string" table:style-name="ce28">
            <text:p>Unwittingly made guilty of the sin of incest, the hero takes revenge by destroying the island of Kuwae, whose remains are later resettled by two survivors with the help of the inhabitants of Makira.</text:p>
          </table:table-cell>
          <table:table-cell office:value-type="string" table:style-name="ce28">
            <text:p>Leiwot and her husband live on the island of Kuwae with their son Tombu. The father dies. Tombu is strong-willed—stronger than the other villagers. They decide to play a cruel trick on him and lure him into a warriors’ house of prostitution, where one cannot see with whom one lies. However, instead of placing a young woman inside, they put Tombu’s mother there. After sleeping with her, Tombu touches her body and recognizes the scar on her ribs. §§ When he realizes what has happened, Tombu goes to seek the help of his paternal uncle on the island of Ambrym. His uncle gives him the son of the volcano, as well as the secrets of the magical ritual that allows one to control it. Each day, for six days, Tombu kills a pig, removes its testicles, smokes them in the hearth, and eats the rest of the animal with his mother. On the sixth day, he hangs the testicles from the top of an oak tree. As he pierces them one by one, the volcano awakens and grows increasingly agitated. When he pierces the last one, the volcano erupts, destroying the island of Kuwae, which splits into six parts (Tongoa, Tongariki, Valea, Ewose, Buninga). Tombu’s head separates from his body and crashes onto his uncle’s island, Ambrym.§§ Two inhabitants manage to survive: Smet and Tarifaket. Smet escapes the lava by sheltering inside a ceremonial drum, while Tarifaket hides in a cave. When everything becomes calm again, Tarifaket finds Smet’s drum and digs it out with her adze. To survive, they unearth a manda, a traditional underground food reserve. They make a fire to cook their food. From the island of Makira, a chief sees the smoke rising from Tongariki and sends men to rescue them. They return to live with him on his island.§§ One day, the chief decides to return to the remains of Kuwae and travels with his men to Tongoa. There, they find a plant called worotongo, which inspires the name Tongoa. They return a second time, bringing kuma’ir trees and tilimian vines. Even today, these trees can be seen on Tongoa and Tongariki, and the vines on the cliffs of Panita.§§ Smet and Tarifaket have two children, a boy and a girl, with whom they go to settle on Tongoa, along with several men from Makira. This is why the Namakura language is still spoken on Tongoa today: its speakers are descended from the first people who returned to settle the island.</text:p>
          </table:table-cell>
          <table:table-cell office:value-type="string" table:style-name="ce28">
            <text:p>Leiwot et son époux vivent sur l'île de Kuwae avec leur fils Tombu. Le père décède. Tombu est une forte tête, plus fort que les autres villageois. Ils decident de lui jouer un mauvais tour et l'attirent dans une maison de passe pour guerriers, où l'on ne voit pas avec qui l'on faute. Cependant, au lieu d'y faire attendre une jeune fille, ils y mettent la mère de Tombu. Celui-ci, après avoir couché avec sa mère, touche son corps et reconnait la cicatrice sur ses côtes. Quand il s'en aperçoit, Tombu va quérir l'aide de son oncle paternel sur l'île d'Ambrym. Celui-ci lui offre le fils du volcan ainsi que les secrets du rituel magique qui permet de contrôler le volcan. Chaque jour, pendant six jours, il tue un cochon dont ils prélève les testicule, avant de les fumer dans la cuisine, et mange avec sa mère le reste de chaque cochon. Le sixième jour, il suspend les testicules du sommet au tronc d'un chêne. A mesure qu'il les creve, le volcan se reveille et s'agite un peu plus. Quand il crève la dernière, le volcan entre en éruption, détruit l'île de Kuwae, qui se sépare en six (Tongoa ; Tongariki, Valea ; Ewose ; Buninga) . Et la tête de Tombu se sépare de son corps et va s'écraser chez son oncle à Ambrym. Deux habitants parviennent à en réchapper : Smet et Tarifaket. Smet echappe à la lave en s'abritant dans un tambour cérémoniel. Et Tarifaket s'abrite dans une grotte. Quand tout redevient calme, Tarifaket trouve le tambour de Smet qu'elle deterre avec son herminette. Pour survivre, ils deterrent une manda, une reserve de nourriture traditionnelement cachée dans le sol. Ils font un feu pour faire cuire leur nourriture, ils font du feu. Depuis l'île de Makira, le chef aperçoit la fumée sur l'île de Tongariki et envoit des hommes à leur rescousse. Ils rentrent vivre avec eux sur leur île. Un jour, le chef décide de retourner sur les vestiges de l'île de Kuwae, et part avec ses hommes sur Tongoa. Il y trouvent une plante nommée<text:s/><text:span text:style-name="T8">worotongo</text:span>, ce qui inspire le nom de Tongoa. Ils retournent ensuite une seconde fois sur l'île avec des arbres<text:s/><text:span text:style-name="T8">kuma'ir</text:span><text:s/>et des lianes<text:s/><text:span text:style-name="T8">tilimian.<text:s/></text:span>Aujourd'hui encore nous pouvons voir ces arbres à Tongoa et Tongariki, et les lianes sur les falaises de Panita. Smet et Tarifaket ont deux enfants, un garçon et une fille, avec lesquels ils partent s'installer sur Tongoa; ainsi qu'avec quelques hommes de Makira. C'est pourquoi aujourd'hui, la langue Namakura est parlée à Tongoa, les locuteurs descendent des premiers hommes à être retournés sur Tongoa.</text:p>
          </table:table-cell>
          <table:table-cell office:value-type="string" table:style-name="ce28">
            <text:p>incest; revenge; volcano; eruption; destruction; re-creation; language; landscape; resettlement ; islands ; magic ; ritual ; pig; pig testicles ; survivors ; Kuwae ; Shepherd ; first plant</text:p>
          </table:table-cell>
          <table:table-cell table:number-columns-repeated="2" table:style-name="ce28"/>
          <table:table-cell office:value-type="string" table:style-name="ce28">
            <text:p>worotongo (eggplant) ; tilimian ( liana) ; kuma'ir (tree of life)</text:p>
          </table:table-cell>
          <table:table-cell table:style-name="ce28"/>
          <table:table-cell office:value-type="string" table:style-name="ce28">
            <text:p>Kuwae ; Ambrym ; Makira ; Tongoa ; Tongariki ; Buninga ; Valea ; Ewose ; Panita</text:p>
          </table:table-cell>
          <table:table-cell office:value-type="string" table:style-name="ce28">
            <text:p>Smet ; Tarifaket ; Tombu ; Leiwot (the scarred woman)</text:p>
          </table:table-cell>
          <table:table-cell table:style-name="ce28"/>
          <table:table-cell office:value-type="string" table:style-name="ce28">
            <text:p>level 1</text:p>
          </table:table-cell>
          <table:table-cell table:number-columns-repeated="2" table:style-name="ce28"/>
          <table:table-cell office:value-type="string" table:style-name="ce27">
            <text:p>Re-creation myth</text:p>
          </table:table-cell>
          <table:table-cell table:number-columns-repeated="4" table:style-name="ce28"/>
          <table:table-cell table:number-columns-repeated="16345"/>
        </table:table-row>
        <table:table-row table:style-name="ro1">
          <table:table-cell office:value-type="string" table:style-name="ce28">
            <text:p>Sandrine Bessis</text:p>
          </table:table-cell>
          <table:table-cell office:value-type="string" table:style-name="ce28">
            <text:p>first hand</text:p>
          </table:table-cell>
          <table:table-cell office:value-type="string" table:style-name="ce111">
            <text:p>Souvenir des ancêtres et histoire orale au Vanuatu. Les récits des chefferies anciennes aux îles Shepherd.</text:p>
          </table:table-cell>
          <table:table-cell office:value-type="float" office:value="530" table:style-name="ce28">
            <text:p>530</text:p>
          </table:table-cell>
          <table:table-cell office:value-type="string" table:style-name="ce28">
            <text:p>Annexe 2, volume 2, <text:s/>93-95</text:p>
          </table:table-cell>
          <table:table-cell office:value-type="string" table:style-name="ce139">
            <text:p>https://doi.org/10.24397/pangloss-0007512</text:p>
          </table:table-cell>
          <table:table-cell office:value-type="string" table:style-name="ce28">
            <text:p>Vanuatu Central</text:p>
          </table:table-cell>
          <table:table-cell office:value-type="string" table:style-name="ce28">
            <text:p>Efate-Shepherd</text:p>
          </table:table-cell>
          <table:table-cell office:value-type="string" table:style-name="ce28">
            <text:p>Namakura</text:p>
          </table:table-cell>
          <table:table-cell office:value-type="string" table:style-name="ce28">
            <text:p>Namakura-French</text:p>
          </table:table-cell>
          <table:table-cell office:value-type="string" table:style-name="ce28">
            <text:p>yes</text:p>
          </table:table-cell>
          <table:table-cell office:value-type="string" table:style-name="ce28">
            <text:p>Jimmy Viu</text:p>
          </table:table-cell>
          <table:table-cell office:value-type="date" office:date-value="2016-12-01T00:00:00" table:style-name="ce137">
            <text:p>December 2016</text:p>
          </table:table-cell>
          <table:table-cell office:value-type="string" table:style-name="ce28">
            <text:p>Efate, Port-Vila, Agathis</text:p>
          </table:table-cell>
          <table:table-cell office:value-type="string" table:style-name="ce28">
            <text:p>-17.713889, 168.311546</text:p>
          </table:table-cell>
          <table:table-cell office:value-type="string" table:style-name="ce28">
            <text:p>Sandrine Bessis</text:p>
          </table:table-cell>
          <table:table-cell office:value-type="string" table:style-name="ce28">
            <text:p>Sandrine Bessis</text:p>
          </table:table-cell>
          <table:table-cell office:value-type="string" table:style-name="ce28">
            <text:p>The Kuwae Myth. The Third Version from Makira, 2016.</text:p>
          </table:table-cell>
          <table:table-cell office:value-type="string" table:style-name="ce28">
            <text:p>Le mythe de Kuwae. La troisième version de Makira, 2016.</text:p>
          </table:table-cell>
          <table:table-cell table:style-name="ce28"/>
          <table:table-cell office:value-type="string" table:style-name="ce28">
            <text:p>After the destruction of Kuwae, Chief Tarimas of Makira sends his men to Tongoa, where a worotongo has grown, and then to Tongariki to rescue two eruption survivors; they treat them and return them to Tongariki <text:s/>island.</text:p>
          </table:table-cell>
          <table:table-cell office:value-type="string" table:style-name="ce28">
            <text:p>When the island of Kuwae was destroyed, it was divided into several islands: Tongoa, Tongariki, and Buninga. The chief of Makira, Tarimas, then sent his men to Tongoa, where they saw that a worotongo (eggplant) had grown. He then named the island Tongoa. Seeing smoke, he sent his men to Tongariki to rescue the survivors of the eruption. They brought the man and woman to Makira, where they had children. Tarimas later returned them to the island of Tongariki.</text:p>
          </table:table-cell>
          <table:table-cell office:value-type="string" table:style-name="ce28">
            <text:p>Quand l'île de Kuwae fut détruite, elle fut divisée en plusieurs îles : Tongoa, Tongariki et Buninga. Le chef de Makira, Tarimas, envoie alors ses hommes sur l'île de Tongoa, lesquels constatent qu'un worotongo (aubergine) a poussé. Il nomme alors l'île Tongoa. Il aperçoit de la fumée et envoie ses hommes sur Tongariki secourir les rescapés de l'éruption. Ils emmènent l'homme et la femme à Makira, où ils ont des enfants. Tarimas les ramène ensuite sur l'île de Tongariki.</text:p>
          </table:table-cell>
          <table:table-cell office:value-type="string" table:style-name="ce28">
            <text:p><text:s/>volcano; eruption; destruction; re-creation; landscape; resettlement ; islands ; survivors ; Kuwae; Shepherd ; first plant</text:p>
          </table:table-cell>
          <table:table-cell table:number-columns-repeated="2" table:style-name="ce28"/>
          <table:table-cell office:value-type="string" table:style-name="ce28">
            <text:p>worotongo (eggplant)</text:p>
          </table:table-cell>
          <table:table-cell table:style-name="ce28"/>
          <table:table-cell office:value-type="string" table:style-name="ce28">
            <text:p>Kuwae ; Tongoa ; Tongariki ; Buninga ; Makira</text:p>
          </table:table-cell>
          <table:table-cell office:value-type="string" table:style-name="ce28">
            <text:p>Chief Tarimas</text:p>
          </table:table-cell>
          <table:table-cell table:style-name="ce28"/>
          <table:table-cell office:value-type="string" table:style-name="ce28">
            <text:p>level 1</text:p>
          </table:table-cell>
          <table:table-cell table:number-columns-repeated="2" table:style-name="ce28"/>
          <table:table-cell office:value-type="string" table:style-name="ce27">
            <text:p>Re-creation myth</text:p>
          </table:table-cell>
          <table:table-cell table:number-columns-repeated="4" table:style-name="ce28"/>
          <table:table-cell table:number-columns-repeated="16345"/>
        </table:table-row>
        <table:table-row table:style-name="ro1">
          <table:table-cell office:value-type="string" table:style-name="ce28">
            <text:p>Sandrine Bessis</text:p>
          </table:table-cell>
          <table:table-cell office:value-type="string" table:style-name="ce28">
            <text:p>first hand</text:p>
          </table:table-cell>
          <table:table-cell office:value-type="string" table:style-name="ce111">
            <text:p>Souvenir des ancêtres et histoire orale au Vanuatu. Les récits des chefferies anciennes aux îles Shepherd.</text:p>
          </table:table-cell>
          <table:table-cell office:value-type="float" office:value="540" table:style-name="ce28">
            <text:p>540</text:p>
          </table:table-cell>
          <table:table-cell office:value-type="string" table:style-name="ce28">
            <text:p>Annexe 2, volume 2, <text:s/>130-138</text:p>
          </table:table-cell>
          <table:table-cell office:value-type="string" table:style-name="ce139">
            <text:p>https://doi.org/10.24397/pangloss-0007508</text:p>
          </table:table-cell>
          <table:table-cell office:value-type="string" table:style-name="ce28">
            <text:p>Vanuatu Central</text:p>
          </table:table-cell>
          <table:table-cell office:value-type="string" table:style-name="ce28">
            <text:p>Efate-Shepherd</text:p>
          </table:table-cell>
          <table:table-cell office:value-type="string" table:style-name="ce28">
            <text:p>Namakura</text:p>
          </table:table-cell>
          <table:table-cell office:value-type="string" table:style-name="ce28">
            <text:p>Namakura-French</text:p>
          </table:table-cell>
          <table:table-cell office:value-type="string" table:style-name="ce28">
            <text:p>yes</text:p>
          </table:table-cell>
          <table:table-cell office:value-type="string" table:style-name="ce28">
            <text:p>Chief Maripalu</text:p>
          </table:table-cell>
          <table:table-cell office:value-type="date" office:date-value="2017-12-23T00:00:00" table:style-name="ce140">
            <text:p>23/12/2017</text:p>
          </table:table-cell>
          <table:table-cell office:value-type="string" table:style-name="ce28">
            <text:p>Makira island</text:p>
          </table:table-cell>
          <table:table-cell office:value-type="string" table:style-name="ce141">
            <text:p>-17.131228, 168.432473</text:p>
          </table:table-cell>
          <table:table-cell office:value-type="string" table:style-name="ce28">
            <text:p>Sandrine Bessis</text:p>
          </table:table-cell>
          <table:table-cell office:value-type="string" table:style-name="ce28">
            <text:p>Sandrine Bessis</text:p>
          </table:table-cell>
          <table:table-cell office:value-type="string" table:style-name="ce28">
            <text:p>The Kuwae Myth. The Fourth Version from Makira, 2017.</text:p>
          </table:table-cell>
          <table:table-cell office:value-type="string" table:style-name="ce28">
            <text:p>Le mythe de Kuwae. La quatrième version de Makira, 2017.</text:p>
          </table:table-cell>
          <table:table-cell table:style-name="ce28"/>
          <table:table-cell office:value-type="string" table:style-name="ce28">
            <text:p>Unwittingly made guilty of the sin of incest, the hero takes revenge by destroying the island of Kuwae, whose remains are later resettled by two survivors with the help of the inhabitants of Makira.</text:p>
          </table:table-cell>
          <table:table-cell office:value-type="string" table:style-name="ce28">
            <text:p>A woman and her husband live on the island of Kuwae with their son Tombu. The father dies. The villagers decide to play a cruel trick on him and lure him into a warriors’ house of prostitution, where one cannot see who one lies with. However, instead of placing a young woman inside, they put Tombu’s mother there. When he realizes what has happened, Tombu seeks the help of his paternal uncle on the island of Ambrym. His uncle teaches him the secrets of a magical ritual that allows one to control the volcano. Each day, for six days, Tombu kills a pig, removes its testicles, smokes them in the sun, and eats the rest of the animal with his mother. On the sixth day, he hangs the testicles from the top of an oak tree. He chants a spell of destruction and strikes the testicles. As he pierces them one by one, the volcano awakens and grows increasingly agitated. When he pierces the last one, the volcano erupts, destroying the island of Kuwae, which splits into six parts (Tongoa; Tongariki; Valea; Ewose; Buninga). Tombu and the tree on which he is perched are hurled away. He dies. Two inhabitants manage to survive: a man and a woman. The man escapes the lava by sheltering inside a ceremonial drum, while the woman hides in the waters. When everything calms down, she finds Smet’s drum and digs it out with her adze. The landscape is desolate. To survive, they cook the woman’s shellfish and then a manda (a traditional underground food reserve). From the island of Makira, Chief Tarimas sees smoke rising from Tongariki and sends men to rescue them. They land at "Kahov" and bring the survivors to live with them on Makira. Chief Tarimas builds them a house, instructs them to have children, and to give birth to the new chiefs of Kuwae to replace those who were lost. One day, the chief decides to return to the remains of Kuwae and sends his men to Tongoa. There, they find a plant called worotongo, which inspires Tarimas to name the island Tongoa. They then try to produce heirs for the two survivors, but they are unable to procreate. The man prepares a laplap (a traditional communal dish) and asks the men of Makira to take his place in the task. One by one, the men of Makira couple with the woman until she becomes pregnant and gives birth to all the future chiefs of Tongoa. They take seeds of the tilimian vine, some cuttings of the red namele-lulu plant, and cuttings of kuma'ir trees. They leave with Titongo and the other future chiefs of Tongoa and land at Ravenga. Tarimas distributes the lands: each planted tree marks a boundary, where he places a chief. He then asks the other chiefs to complete the land division on the islands of Tongoa and Tongariki, which he names after Tongoa as “Little Tongoa.” Tarimas returns to Makira without having completed the division himself. This is why land disputes still exist today.</text:p>
          </table:table-cell>
          <table:table-cell office:value-type="string" table:style-name="ce28">
            <text:p>Une femme et son époux vivent sur l'île de Kuwae avec leur fils Tombu. Le père décède. Les villageois décident de lui jouer un mauvais tour et l'attirent dans une maison de passe pour guerriers, où l'on ne voit pas avec qui l'on couche. Cependant, au lieu d'y faire attendre une jeune fille, ils y mettent la mère de Tombu. Quand il s'en aperçoit, Tombu va quérir l'aide de son oncle paternel sur l'île d'Ambrym. Celui-ci lui enseigne les secrets du rituel magique qui permet de contrôler le volcan. Chaque jour, pendant six jours, il tue un cochon dont ils prélèvent les testicules, avant de les fumer au soleil, et mange avec sa mère le reste de chaque cochon. Le sixième jour, il suspend les testicules du sommet au tronc d'un chêne. Il entonne une incantation de destruction et frappe sur les testicules. À mesure qu'il les crève, le volcan se réveille et s'agite un peu plus. Quand il crève la dernière, le volcan entre en éruption, détruit l'île de Kuwae, qui se sépare en six (Tongoa ; Tongariki ; Valea ; Ewose ; Buninga). Tombu et l'arbre sur lequel il est perché sont projetés au loin. Il meurt.Deux habitants parviennent à en réchapper : un homme et une femme. L'homme échappe à la lave en s'abritant dans un tambour cérémoniel, et la femme s'abrite dans les flots. Quand tout redevient calme, elle trouve le tambour de Smet et le déterre à l'aide de son herminette. Le paysage est désolé. Pour survivre, ils font cuire les coquillages de la femme, puis une manda (réserve de nourriture traditionnelle enterrée dans le sol). Depuis l'île de Makira, le chef Tarimas aperçoit la fumée sur l'île de Tongariki et envoie des hommes à leur rescousse. Ils abordent à "Kahov" et ramènent les rescapés vivre avec eux à Makira. Le chef Tarimas leur construit une demeure, leur commande d'enfanter, et de donner le jour aux nouveaux chefs de Kuwae pour remplacer ceux qui ont été décimés. Un jour, le chef décide de retourner sur les vestiges de l'île de Kuwae et envoie ses hommes sur Tongoa. Ils y trouvent une plante nommée worotongo, ce qui inspire à Tarimas le nom de Tongoa. Puis ils tentent d’assurer des héritiers pour les deux rescapés, mais ceux-ci ne sont pas en mesure de procréer. L'homme prépare alors un laplap (plat traditionnel partagé par la communauté) et demande aux hommes de Makira de le remplacer dans sa tâche. Les hommes de Makira s'accouplent avec la femme un à un, jusqu'à ce qu'elle tombe enceinte et donne naissance à tous les futurs chefs de Tongoa. Ils emportent des graines de liane tilimian, quelques boutures de plantes rouges namele-lulu, ainsi que des boutures d'arbres kuma'ir. Ils partent avec Titongo et les autres futurs chefs de Tongoa et accostent à Ravenga. Tarimas répartit les terres : à chaque arbre planté correspond une frontière, au niveau de laquelle il dépose un chef. Puis il demande aux autres chefs d'achever la répartition des terres sur l'île de Tongoa et sur l'île de Tongariki, qu'il nomme ainsi d'après Tongoa, soit "la petite Tongoa". Tarimas retourne à Makira sans avoir achevé lui-même la répartition. C'est pourquoi aujourd'hui, il y a des querelles foncières.</text:p>
          </table:table-cell>
          <table:table-cell office:value-type="string" table:style-name="ce28">
            <text:p>incest; revenge; volcano; eruption; destruction; re-creation; landscape; resettlement ; islands ; magic ; ritual ; pig; pig testicles ; survivors ; Kuwae ; Shepherd ; patrilineal ; childbearing ; mistake ; land distribution ; first plant<text:s text:c="2"/></text:p>
          </table:table-cell>
          <table:table-cell table:number-columns-repeated="2" table:style-name="ce28"/>
          <table:table-cell office:value-type="string" table:style-name="ce28">
            <text:p>worotongo (eggplant) ; tilimian ( liana) ; kuma'ir (tree of life) ; melu-lulu</text:p>
          </table:table-cell>
          <table:table-cell table:style-name="ce28"/>
          <table:table-cell office:value-type="string" table:style-name="ce28">
            <text:p>Ravenga ; Kahov ; Kuwae ; Tongoa ; Tongariki ; Buninga ; Makira ;<text:s text:c="2"/></text:p>
          </table:table-cell>
          <table:table-cell office:value-type="string" table:style-name="ce28">
            <text:p>Tarimas ; Titongo .</text:p>
          </table:table-cell>
          <table:table-cell table:style-name="ce28"/>
          <table:table-cell office:value-type="string" table:style-name="ce28">
            <text:p>level 2</text:p>
          </table:table-cell>
          <table:table-cell table:number-columns-repeated="2" table:style-name="ce28"/>
          <table:table-cell office:value-type="string" table:style-name="ce27">
            <text:p>Re-creation myth</text:p>
          </table:table-cell>
          <table:table-cell table:number-columns-repeated="4" table:style-name="ce28"/>
          <table:table-cell table:number-columns-repeated="16345"/>
        </table:table-row>
        <table:table-row table:style-name="ro1">
          <table:table-cell office:value-type="string" table:style-name="ce28">
            <text:p>Sandrine Bessis</text:p>
          </table:table-cell>
          <table:table-cell office:value-type="string" table:style-name="ce28">
            <text:p>first hand</text:p>
          </table:table-cell>
          <table:table-cell office:value-type="string" table:style-name="ce111">
            <text:p>Souvenir des ancêtres et histoire orale au Vanuatu. Les récits des chefferies anciennes aux îles Shepherd.</text:p>
          </table:table-cell>
          <table:table-cell office:value-type="float" office:value="618" table:style-name="ce28">
            <text:p>618</text:p>
          </table:table-cell>
          <table:table-cell office:value-type="string" table:style-name="ce28">
            <text:p>Annexe 2, volume 2, <text:s/>291-306</text:p>
          </table:table-cell>
          <table:table-cell office:value-type="string" table:style-name="ce139">
            <text:p>https://doi.org/10.24397/pangloss-0007514</text:p>
          </table:table-cell>
          <table:table-cell office:value-type="string" table:style-name="ce28">
            <text:p>Vanuatu Central</text:p>
          </table:table-cell>
          <table:table-cell office:value-type="string" table:style-name="ce28">
            <text:p>Efate-Shepherd</text:p>
          </table:table-cell>
          <table:table-cell office:value-type="string" table:style-name="ce28">
            <text:p>Namakura</text:p>
          </table:table-cell>
          <table:table-cell office:value-type="string" table:style-name="ce28">
            <text:p>Namakura-French</text:p>
          </table:table-cell>
          <table:table-cell office:value-type="string" table:style-name="ce28">
            <text:p>yes</text:p>
          </table:table-cell>
          <table:table-cell office:value-type="string" table:style-name="ce28">
            <text:p>Jimmy Viu</text:p>
          </table:table-cell>
          <table:table-cell office:value-type="date" office:date-value="2017-12-01T00:00:00" table:style-name="ce137">
            <text:p>December 2017</text:p>
          </table:table-cell>
          <table:table-cell office:value-type="string" table:style-name="ce28">
            <text:p>Efate, Port-Vila, Agathis</text:p>
          </table:table-cell>
          <table:table-cell office:value-type="string" table:style-name="ce28">
            <text:p>-17.713889, 168.311546</text:p>
          </table:table-cell>
          <table:table-cell office:value-type="string" table:style-name="ce28">
            <text:p>Sandrine Bessis</text:p>
          </table:table-cell>
          <table:table-cell office:value-type="string" table:style-name="ce28">
            <text:p>Sandrine Bessis</text:p>
          </table:table-cell>
          <table:table-cell office:value-type="string" table:style-name="ce28">
            <text:p>Toutoune and Marapoune</text:p>
          </table:table-cell>
          <table:table-cell office:value-type="string" table:style-name="ce28">
            <text:p>Toutoune et Marapoune</text:p>
          </table:table-cell>
          <table:table-cell table:style-name="ce28"/>
          <table:table-cell office:value-type="string" table:style-name="ce28">
            <text:p>Because the father does not heed the warning of his dying wife, the children are put in danger, and the mother must return from the land of the dead to save them.</text:p>
          </table:table-cell>
          <table:table-cell office:value-type="string" table:style-name="ce28">
            <text:p>A mother falls ill and, in her final breath, warns the father of their two children that a demon lives at the top of the mountain, at the Vitituru stone, <text:s/>and that he must never go there. However, one day, while he goes alone into the mountains, he forgets this promise and throws rubbish at the demon’s door. The demon appears and demands the father’s possessions: clothes and food. He follows him and refuses to leave. When the father gives in, the demon finds a pretext to slip away and go mistreat the children. He enters their home and steals the food their father had left them. He then returns to the father, leaving the children without food. In the evening, the children tell their father what happened, and he promises to prevent the demon from returning the next day. But the wrongdoing continues until the children decide to deal with the problem themselves. Toutoune climbs onto the back of her brother Marapoune, and they cry/sing while calling for their mother. They first go to Woraha, cry/sing, and reach na-tan lulu on the other side of the island, where the dead live. Their mother is sitting among the demons, weaving a mat. The children throw a natapoa fruit at her chest so that she notices them. She flies to her children, who tell her how their father disobeyed her warning and how the demon mistreats them. The mother promises to come and kill the demon that evening, accompanied by the other demons in the form of bats. She tells the children to pretend to cry when they hear noise in the leaves of the mahe outside the house.That evening, the demon returns again and mistreats the family. Then a noise is heard in the mahe leaves; to avoid having to go out and chase the bats, Marapoune creates a distraction by crying. The demon takes a sugarcane stalk and goes out to chase them away. The mother swoops down on the demon, seizes him in her claws, and dismembers him. The pieces are thrown to the sharks, which devour him. To make amends, the father kills a pig and swears never to neglect his children again. They eat on the beach, and the story ends here.</text:p>
          </table:table-cell>
          <table:table-cell office:value-type="string" table:style-name="ce28">
            <text:p>Une mère de famille tombe malade et, dans son dernier souffle, elle prévient le père de leurs deux enfants qu'un démon vit au sommet de la montagne au niveau de la pierre de Vitituru et qu'il ne doit jamais y aller. Cependant, un jour, alors qu'il part seul dans la montagne, il oublie cette promesse et jette des détritus sur la porte du démon. Celui-ci se présente et réclame les possessions du père : vêtements, nourriture. Il le suit et refuse de s'en aller. Quand le père cède, le démon trouve un prétexte pour s'esquiver et aller maltraiter les enfants. Il entre chez eux et leur vole la nourriture que leur père leur avait laissée. Il repart ensuite retrouver le père, laissant les enfants sans nourriture. Le soir, les enfants racontent les événements à leur père, qui promet d'empêcher le démon de revenir le lendemain. Mais le méfait se répète jusqu'à ce que les enfants décident de régler le problème eux-mêmes. Toutoune monte sur le dos de son frère Marapoune, et ils pleurent/chantent en appelant leur mère. Ils vont d'abord à Woraha, chantent/pleurent et arrivent à na-tan lulu, de l'autre côté de l'île, là où vivent les morts. La mère est assise au milieu des démons et tisse une natte. Les enfants lui lancent un fruit de natapoa dans la poitrine pour qu'elle les remarque. Elle vole jusqu'à ses enfants, qui lui racontent comment leur père a désobéi à son interdit et comment le démon les malmène. La mère promet de venir tuer le démon le soir, accompagnée des autres démons, sous forme de chauves-souris. Elle demande aux enfants de prétendre pleurer quand il y aura du bruit dans les feuilles du mahe à l'extérieur de la maison. Le soir venu, le démon s'est à nouveau invité et malmène la famille. On entend alors du bruit dans le feuillage du<text:s/><text:span text:style-name="T8">mahe</text:span><text:s/>; pour ne pas avoir à sortir chasser les chauves-souris, Marapoune fait diversion en pleurant. Le démon prend une canne à sucre et sort chasser les importunes. La mère fond sur le démon, le prend dans ses griffes et le démembre. Les morceaux sont lâchés aux requins qui le dévorent. Pour faire amende honorable, le père tue un cochon et jure de ne plus négliger ses enfants. Ils mangent sur la plage et l'histoire s'arrête ici.</text:p>
          </table:table-cell>
          <table:table-cell office:value-type="string" table:style-name="ce28">
            <text:p>taboo ; children ; father ; devil ; place of the dead ; back from the dead ; metamorphosis ; bat ; victory ; motherhood</text:p>
          </table:table-cell>
          <table:table-cell table:number-columns-repeated="2" table:style-name="ce28"/>
          <table:table-cell office:value-type="string" table:style-name="ce28">
            <text:p>bat</text:p>
          </table:table-cell>
          <table:table-cell office:value-type="string" table:style-name="ce28">
            <text:p>samuan</text:p>
          </table:table-cell>
          <table:table-cell office:value-type="string" table:style-name="ce28">
            <text:p>Tevelo ; na-tan lulu <text:s/>; vititiru ; woraha</text:p>
          </table:table-cell>
          <table:table-cell table:number-columns-repeated="2" table:style-name="ce28"/>
          <table:table-cell office:value-type="string" table:style-name="ce28">
            <text:p>level 2</text:p>
          </table:table-cell>
          <table:table-cell table:style-name="ce28"/>
          <table:table-cell office:value-type="string" table:style-name="ce28">
            <text:p>A tells B not to do something. B does it anyway which brings C into the picture. C tortures B, D and E. A comes back from the dead to kill C. B, D and E are free.</text:p>
          </table:table-cell>
          <table:table-cell office:value-type="string" table:style-name="ce27">
            <text:p>Victory over a non-human</text:p>
          </table:table-cell>
          <table:table-cell table:style-name="ce28"/>
          <table:table-cell office:value-type="string" table:style-name="ce28">
            <text:p>The musical transcription of the song is available on Pangloss and in the thesis.</text:p>
          </table:table-cell>
          <table:table-cell table:number-columns-repeated="2" table:style-name="ce28"/>
          <table:table-cell table:number-columns-repeated="16345"/>
        </table:table-row>
        <table:table-row table:style-name="ro1">
          <table:table-cell office:value-type="string" table:style-name="ce28">
            <text:p>Sandrine Bessis</text:p>
          </table:table-cell>
          <table:table-cell office:value-type="string" table:style-name="ce28">
            <text:p>first hand</text:p>
          </table:table-cell>
          <table:table-cell office:value-type="string" table:style-name="ce111">
            <text:p>Souvenir des ancêtres et histoire orale au Vanuatu. Les récits des chefferies anciennes aux îles Shepherd.</text:p>
          </table:table-cell>
          <table:table-cell office:value-type="float" office:value="552" table:style-name="ce28">
            <text:p>552</text:p>
          </table:table-cell>
          <table:table-cell table:style-name="ce28"/>
          <table:table-cell office:value-type="string" table:style-name="ce139">
            <text:p>https://doi.org/10.24397/pangloss-0007517</text:p>
          </table:table-cell>
          <table:table-cell office:value-type="string" table:style-name="ce28">
            <text:p>Vanuatu Central</text:p>
          </table:table-cell>
          <table:table-cell office:value-type="string" table:style-name="ce28">
            <text:p>Efate-Shepherd</text:p>
          </table:table-cell>
          <table:table-cell office:value-type="string" table:style-name="ce28">
            <text:p>Namakura</text:p>
          </table:table-cell>
          <table:table-cell office:value-type="string" table:style-name="ce28">
            <text:p>Namakura-French</text:p>
          </table:table-cell>
          <table:table-cell office:value-type="string" table:style-name="ce28">
            <text:p>yes</text:p>
          </table:table-cell>
          <table:table-cell office:value-type="string" table:style-name="ce28">
            <text:p>Chief Titongoamat, Chief of Lewahima, Tongariki</text:p>
          </table:table-cell>
          <table:table-cell office:value-type="date" office:date-value="2019-03-01T00:00:00" table:style-name="ce137">
            <text:p>March 2019</text:p>
          </table:table-cell>
          <table:table-cell office:value-type="string" table:style-name="ce28">
            <text:p>Efate, Port-Vila, 21 Jump street</text:p>
          </table:table-cell>
          <table:table-cell office:value-type="string" table:style-name="ce28">
            <text:p>-17.003770, 168.618486</text:p>
          </table:table-cell>
          <table:table-cell office:value-type="string" table:style-name="ce28">
            <text:p>Sandrine Bessis</text:p>
          </table:table-cell>
          <table:table-cell office:value-type="string" table:style-name="ce28">
            <text:p>Sandrine Bessis</text:p>
          </table:table-cell>
          <table:table-cell office:value-type="string" table:style-name="ce28">
            <text:p>The Kuwae Myth. The Version from Tongariki, 2019.</text:p>
          </table:table-cell>
          <table:table-cell office:value-type="string" table:style-name="ce28">
            <text:p>Le mythe de Kuwae. La version de Tongariki, 2019.</text:p>
          </table:table-cell>
          <table:table-cell table:style-name="ce28"/>
          <table:table-cell office:value-type="string" table:style-name="ce28">
            <text:p>Unwittingly made guilty of the sin of incest, the hero takes revenge by destroying the island of Kuwae, whose remains are later resettled by two survivors with the help of the inhabitants of Makira.</text:p>
          </table:table-cell>
          <table:table-cell office:value-type="string" table:style-name="ce28">
            <text:p>A woman and her son live on the island of Kuwae. The villagers decide to play a cruel trick on him and lure him into a warriors’ house of prostitution, where one cannot see with whom one lies. However, instead of placing a young woman there, they put his mother. When he realizes this, Tombu goes to seek the help of his paternal uncle on the island of Lopevi. His uncle teaches him the secrets of a magical ritual that allows one to control the volcano and gives him a lizard enclosed in a bamboo. Each day, for six days, he kills a pig, from which they remove the testicles, then smoke them in the sun, and eat the rest of each pig with his mother. On the sixth day, he hangs the testicles from the top of an oak tree and also ties the lizard in the bamboo to it. He sets fire to the trunk of the tree. He chants an incantation of destruction and strikes the testicles. As he pierces them one by one, the volcano awakens and grows increasingly agitated. When he pierces the last one, the volcano erupts, destroying the island of Kuwae, which splits into six parts (Tongoa; Tongariki; Valea; Ewose; Buninga). Tombu, or Pako in the Nakanamanga language, breaks his neck and his head is thrown to Lopevi. Matanauretong is in the village of Vitito and takes refuge in Samak’s drum. Tarifekit, from the village of Tavi, takes refuge at Vaval in a cave now known as “Tarifekit’s cave.” When everything becomes calm again, she finds the drum at the nakamal of Lakilia belonging to Smet and digs it out with her adze. The landscape is desolate. To survive, they cook a manda (a traditional underground food reserve). From the island of Makira, people see smoke rising from Tongariki and send men to their rescue. They land at “Masing,” now called “elo Kahov,” and bring the survivors back to live with them on Makira. One day, they decide to return to Tongariki. They bring some cuttings of kuma'ir trees and distribute them across Tongariki. Matanauretong has two daughters, Sin and Nawa. They are the ones who distribute the chiefs and the lands on Tongariki and Tongoa, and it is their descendants who form the chiefly lines, and then the population of these two new islands. They install Sasamak, Titongoamat, Tarikokos, and then the atavi Tongsaot.</text:p>
          </table:table-cell>
          <table:table-cell office:value-type="string" table:style-name="ce28">
            <text:p>Une femme et son fils vivent sur l'île de Kuwae. Les villageois décident de lui jouer un mauvais tour et l'attirent dans une maison de passe pour guerriers, où l'on ne voit pas avec qui l'on couche. Cependant, au lieu d'y faire attendre une jeune fille, ils y mettent sa mère. Quand il s'en aperçoit, Tombu va quérir l'aide de son oncle paternel sur l'île de Lopevi. Celui-ci lui enseigne les secrets du rituel magique qui permet de contrôler le volcan et lui donne un lézard enfermé dans un bambou. Chaque jour, pendant six jours, il tue un cochon dont ils prélèvent les testicules, avant de les fumer au soleil, et mange avec sa mère le reste de chaque cochon. Le sixième jour, il suspend les testicules du sommet au tronc d'un chêne et y noue également le lézard dans le bambou. Il met le feu au tronc de l'arbre. Il entonne une incantation de destruction et frappe sur les testicules. À mesure qu'il les crève, le volcan se réveille et s'agite un peu plus. Quand il crève la dernière, le volcan entre en éruption, détruit l'île de Kuwae, qui se sépare en six (Tongoa ; Tongariki ; Valea ; Ewose ; Buninga). Tombu, ou Pako en langue nakanamanga, se casse la nuque et sa tête part s'écraser sur Lopevi. Matanauretong est au village de Vitito et se réfugie dans le tambour de Samak. Tarifekit, du village de Tavi, se réfugie à Vaval dans une grotte qu'on appelle aujourd'hui « la grotte de Tarifekit ». Quand tout redevient calme, elle trouve le tambour au nakamal de Lakilia de Smet et le déterre à l'aide de son herminette. Le paysage est désolé. Pour survivre, ils font cuire une manda (réserve de nourriture traditionnelle enterrée dans le sol). Depuis l'île de Makira, les hommes aperçoivent la fumée sur l'île de Tongariki et envoient des hommes à leur rescousse. Ils abordent à la « Masing », qui depuis s'appelle « elo Kahov », et ramènent les rescapés vivre avec eux à Makira. Un jour, ils décident de revenir sur Tongariki. Ils apportent quelques boutures d'arbres kuma'ir. Ils répartissent les arbres sur Tongariki. Matanauretong a deux filles : Sin et Nawa. Ce sont elles qui répartissent les chefs et les terres sur Tongariki et Tongoa, et c'est leur descendance qui constitue la chefferie, puis la population de ces deux nouvelles îles. Elles placent Sasamak, Titongoamat, Tarikokos, puis l'atavi Tongsaot.</text:p>
          </table:table-cell>
          <table:table-cell office:value-type="string" table:style-name="ce28">
            <text:p>incest; revenge; volcano; eruption; destruction; re-creation; language; landscape; resettlement ; islands ; magic ; ritual ; pig; pig testicles ; survivors ; Kuwae ; Shepherd ;</text:p>
          </table:table-cell>
          <table:table-cell table:number-columns-repeated="2" table:style-name="ce28"/>
          <table:table-cell office:value-type="string" table:style-name="ce28">
            <text:p>Kuma'ir tree</text:p>
          </table:table-cell>
          <table:table-cell table:style-name="ce28"/>
          <table:table-cell office:value-type="string" table:style-name="ce29">
            <text:p>Tongoa; Tongariki; Valea; Ewose; Buninga, Lopevi ; Vitito ; Tavi ; Lakilia ; Naval <text:s/>; Tarifekit's cave ; Masing ; Elo Kahov</text:p>
          </table:table-cell>
          <table:table-cell office:value-type="string" table:style-name="ce28">
            <text:p>Tombu ; Pako ; Sasamak ; Tarifekit ; Smet ; Matanauretong ; Sin ; Nawa ; Sasamak, Titongoamat, Tarikokos ; atavi Tongsaot</text:p>
          </table:table-cell>
          <table:table-cell table:style-name="ce28"/>
          <table:table-cell office:value-type="string" table:style-name="ce28">
            <text:p>level 2</text:p>
          </table:table-cell>
          <table:table-cell table:number-columns-repeated="2" table:style-name="ce28"/>
          <table:table-cell office:value-type="string" table:style-name="ce27">
            <text:p>Re-creation myth</text:p>
          </table:table-cell>
          <table:table-cell table:number-columns-repeated="4" table:style-name="ce28"/>
          <table:table-cell table:number-columns-repeated="16345"/>
        </table:table-row>
        <table:table-row table:style-name="ro1">
          <table:table-cell office:value-type="string" table:style-name="ce28">
            <text:p>Sandrine Bessis</text:p>
          </table:table-cell>
          <table:table-cell office:value-type="string" table:style-name="ce28">
            <text:p>first hand</text:p>
          </table:table-cell>
          <table:table-cell office:value-type="string" table:style-name="ce111">
            <text:p>Souvenir des ancêtres et histoire orale au Vanuatu. Les récits des chefferies anciennes aux îles Shepherd.</text:p>
          </table:table-cell>
          <table:table-cell office:value-type="float" office:value="562" table:style-name="ce28">
            <text:p>562</text:p>
          </table:table-cell>
          <table:table-cell office:value-type="string" table:style-name="ce28">
            <text:p>Annexe 2, volume 2, <text:s/>159-167</text:p>
          </table:table-cell>
          <table:table-cell office:value-type="string" table:style-name="ce139">
            <text:p>https://doi.org/10.24397/pangloss-0007521</text:p>
          </table:table-cell>
          <table:table-cell office:value-type="string" table:style-name="ce28">
            <text:p>Vanuatu Central</text:p>
          </table:table-cell>
          <table:table-cell office:value-type="string" table:style-name="ce28">
            <text:p>Efate-Shepherd</text:p>
          </table:table-cell>
          <table:table-cell office:value-type="string" table:style-name="ce28">
            <text:p>Namakura</text:p>
          </table:table-cell>
          <table:table-cell office:value-type="string" table:style-name="ce28">
            <text:p>Namakura-French</text:p>
          </table:table-cell>
          <table:table-cell office:value-type="string" table:style-name="ce28">
            <text:p>yes</text:p>
          </table:table-cell>
          <table:table-cell office:value-type="string" table:style-name="ce28">
            <text:p>Marie Anna Daniel</text:p>
          </table:table-cell>
          <table:table-cell office:value-type="date" office:date-value="2019-01-01T00:00:00" table:style-name="ce137">
            <text:p>January 2019</text:p>
          </table:table-cell>
          <table:table-cell office:value-type="string" table:style-name="ce28">
            <text:p>Tongariki, Erat</text:p>
          </table:table-cell>
          <table:table-cell office:value-type="string" table:style-name="ce142">
            <text:p>-17.000646, 168.621877</text:p>
          </table:table-cell>
          <table:table-cell office:value-type="string" table:style-name="ce28">
            <text:p>Sandrine Bessis</text:p>
          </table:table-cell>
          <table:table-cell office:value-type="string" table:style-name="ce28">
            <text:p>Sandrine Bessis</text:p>
          </table:table-cell>
          <table:table-cell office:value-type="string" table:style-name="ce28">
            <text:p>How the Rat of Amor Got Its Tail.</text:p>
          </table:table-cell>
          <table:table-cell office:value-type="string" table:style-name="ce28">
            <text:p>Comment le rat d'Amor obtint sa queue.</text:p>
          </table:table-cell>
          <table:table-cell table:style-name="ce28"/>
          <table:table-cell office:value-type="string" table:style-name="ce28">
            <text:p>A rat is swept by rainwater into the ocean and begs help from every animal he meets, until an octopus agrees to carry him, but faced with his ingratitude, she drives an oak branch into his backside, giving him a tail</text:p>
          </table:table-cell>
          <table:table-cell office:value-type="string" table:style-name="ce28">
            <text:p>In the village of Erat, the rats feed on chestnuts. One day, a torrential rain falls and a rat is swept away. He drifts and encounters a Mwar bird, to whom he asks for help, but the Mwar refuses, claiming the rat did not share his food. So the rat sings/cries. Then he asks a chicken for help, which also refuses. He sings/cries again, and then asks the Likalak bird for help, which again refuses. He drifts all the way to Leikoko, and then to the ocean. An octopus agrees to carry him on its back, but the rat mocks him, and in anger, the octopus drives an oak branch into the rat’s backside. From that day on, the rats seen in Amor have tails that look like oak branches.</text:p>
          </table:table-cell>
          <table:table-cell office:value-type="string" table:style-name="ce28">
            <text:p>Au village d'Erat, les rats se nourrissent de châtaignes. Un jour, une pluie diluvienne tombe et un rat est emporté. Il dérive et croise un oiseau Mwar auquel il demande de l'aide, mais le Mwar refuse au prétexte que le rat n'a pas partagé sa nourriture avec lui. Alors le rat chante/pleure. Puis il demande de l'aide à un poulet, qui refuse à son tour. Il chante/pleure à nouveau, puis demande de l'aide à l'oiseau Likalak, lequel refuse encore. Il dérive jusqu'à Leikoko, puis jusqu'à l'océan. Le poulpe accepte de le prendre sur son dos, mais le rat se moque de lui, et de colère, le poulpe prend une branche de chêne et l'enfonce dans le derrière du rat. Depuis ce jour, les rats que l'on voit à Amor ont une queue qui ressemble à une branche de chêne.</text:p>
          </table:table-cell>
          <table:table-cell office:value-type="string" table:style-name="ce28">
            <text:p>etiological myth ; tail ; rat ; allied animals ; punishment</text:p>
          </table:table-cell>
          <table:table-cell table:number-columns-repeated="2" table:style-name="ce28"/>
          <table:table-cell office:value-type="string" table:style-name="ce28">
            <text:p>rat</text:p>
          </table:table-cell>
          <table:table-cell table:style-name="ce28"/>
          <table:table-cell office:value-type="string" table:style-name="ce28">
            <text:p>Erat ; Amor ; Tongariki <text:s/>; Leikoko</text:p>
          </table:table-cell>
          <table:table-cell table:number-columns-repeated="2" table:style-name="ce28"/>
          <table:table-cell office:value-type="string" table:style-name="ce28">
            <text:p>level 2</text:p>
          </table:table-cell>
          <table:table-cell table:style-name="ce28"/>
          <table:table-cell office:value-type="string" table:style-name="ce28">
            <text:p>A is drawning and asks for help to C, D and E. F helps out but A make fun of F. F punishes A.</text:p>
          </table:table-cell>
          <table:table-cell office:value-type="string" table:style-name="ce27">
            <text:p>etiological myth</text:p>
          </table:table-cell>
          <table:table-cell table:style-name="ce28"/>
          <table:table-cell office:value-type="string" table:style-name="ce28">
            <text:p>The musical transcription of the song is available on Pangloss and in the thesis.</text:p>
          </table:table-cell>
          <table:table-cell table:style-name="ce28"/>
          <table:table-cell office:value-type="string" table:style-name="ce28">
            <text:p>animaux transportés ; animaux non reconnaissants</text:p>
          </table:table-cell>
          <table:table-cell table:number-columns-repeated="16345"/>
        </table:table-row>
        <table:table-row table:style-name="ro1">
          <table:table-cell office:value-type="string" table:style-name="ce28">
            <text:p>Sandrine Bessis</text:p>
          </table:table-cell>
          <table:table-cell office:value-type="string" table:style-name="ce28">
            <text:p>first hand</text:p>
          </table:table-cell>
          <table:table-cell office:value-type="string" table:style-name="ce111">
            <text:p>Souvenir des ancêtres et histoire orale au Vanuatu. Les récits des chefferies anciennes aux îles Shepherd.</text:p>
          </table:table-cell>
          <table:table-cell office:value-type="string" table:style-name="ce28">
            <text:p>567-570</text:p>
          </table:table-cell>
          <table:table-cell office:value-type="string" table:style-name="ce28">
            <text:p>Annexe 2, volume 2, 168-176</text:p>
          </table:table-cell>
          <table:table-cell office:value-type="string" table:style-name="ce139">
            <text:p>https://doi.org/10.24397/pangloss-0007524</text:p>
          </table:table-cell>
          <table:table-cell office:value-type="string" table:style-name="ce28">
            <text:p>Vanuatu Central</text:p>
          </table:table-cell>
          <table:table-cell office:value-type="string" table:style-name="ce28">
            <text:p>Efate-Shepherd</text:p>
          </table:table-cell>
          <table:table-cell office:value-type="string" table:style-name="ce28">
            <text:p>Namakura</text:p>
          </table:table-cell>
          <table:table-cell office:value-type="string" table:style-name="ce28">
            <text:p>Namakura-French</text:p>
          </table:table-cell>
          <table:table-cell office:value-type="string" table:style-name="ce28">
            <text:p>yes</text:p>
          </table:table-cell>
          <table:table-cell office:value-type="string" table:style-name="ce28">
            <text:p>Elder Sandy Marang</text:p>
          </table:table-cell>
          <table:table-cell office:value-type="date" office:date-value="2019-01-01T00:00:00" table:style-name="ce137">
            <text:p>January 2019</text:p>
          </table:table-cell>
          <table:table-cell office:value-type="string" table:style-name="ce28">
            <text:p>Tongariki, Muur</text:p>
          </table:table-cell>
          <table:table-cell office:value-type="string" table:style-name="ce143">
            <text:p>-17.006167, 168.626205</text:p>
          </table:table-cell>
          <table:table-cell office:value-type="string" table:style-name="ce28">
            <text:p>Sandrine Bessis</text:p>
          </table:table-cell>
          <table:table-cell office:value-type="string" table:style-name="ce28">
            <text:p>Sandrine Bessis</text:p>
          </table:table-cell>
          <table:table-cell office:value-type="string" table:style-name="ce85">
            <text:p>White bats and black bats</text:p>
          </table:table-cell>
          <table:table-cell office:value-type="string" table:style-name="ce28">
            <text:p>Chauves-souris blanches et noires</text:p>
          </table:table-cell>
          <table:table-cell table:style-name="ce28"/>
          <table:table-cell office:value-type="string" table:style-name="ce28">
            <text:p>A white bat and a black bat are inseparable until a quarrel separates them, scattering the two species to opposite sides of the island.</text:p>
          </table:table-cell>
          <table:table-cell office:value-type="string" table:style-name="ce28">
            <text:p>Two species of bats live on the cove of Baletiri: one white and one black. The two lived in harmony until one of them ate the other’s share of food. The black bat became angry and told the white bat to go see the chief of Lekimbale. The white bat then flew away, singing/crying, stopping at each of the island’s peaks, moving a little farther each time: Nae, Hakik, Sinamuel, Wahu. The white bat eventually reaches her chief at Lekimbale, and since then, the black and white bats have lived at opposite points of the island.</text:p>
          </table:table-cell>
          <table:table-cell office:value-type="string" table:style-name="ce28">
            <text:p>Deux espèces de chauves-souris vivent sur la crique de Baletiri : une blanche et une noire. Les deux vivaient en bonne intelligence jusqu'à ce que l'une d'elles mange la part de nourriture de l'autre. La chauve-souris noire se fâche donc et dit à la blanche d'aller voir le chef de Lekimbale. Puis la chauve-souris blanche s'en va en chantant/pleurant et s'arrête à chacun des sommets de l'île, en s'éloignant toujours un peu plus : Nae, Hakik, Sinamuel, Wahu. La chauve-souris blanche retrouve son chef à Lekimbale et depuis, les chauves-souris noires et blanches vivent à des points opposés de l'île.</text:p>
          </table:table-cell>
          <table:table-cell office:value-type="string" table:style-name="ce28">
            <text:p>bat ; species repartition ; glutonny ; mountains</text:p>
          </table:table-cell>
          <table:table-cell table:number-columns-repeated="2" table:style-name="ce28"/>
          <table:table-cell office:value-type="string" table:style-name="ce28">
            <text:p>bat</text:p>
          </table:table-cell>
          <table:table-cell table:style-name="ce28"/>
          <table:table-cell office:value-type="string" table:style-name="ce28">
            <text:p>Baletiri ; Nae, Hakik, Sinamuel, Wahu ; Lekimbale</text:p>
          </table:table-cell>
          <table:table-cell table:number-columns-repeated="2" table:style-name="ce28"/>
          <table:table-cell office:value-type="string" table:style-name="ce28">
            <text:p>level 2</text:p>
          </table:table-cell>
          <table:table-cell table:style-name="ce28"/>
          <table:table-cell office:value-type="string" table:style-name="ce28">
            <text:p>A and B lives together. A eats all the food, B gets upset and leaves. A and B don't live together anymore.</text:p>
          </table:table-cell>
          <table:table-cell office:value-type="string" table:style-name="ce27">
            <text:p>repartition of species</text:p>
          </table:table-cell>
          <table:table-cell table:style-name="ce28"/>
          <table:table-cell office:value-type="string" table:style-name="ce28">
            <text:p>The musical transcription of the song is available on Pangloss and in the thesis.</text:p>
          </table:table-cell>
          <table:table-cell table:number-columns-repeated="2" table:style-name="ce28"/>
          <table:table-cell table:number-columns-repeated="16345"/>
        </table:table-row>
        <table:table-row table:style-name="ro1">
          <table:table-cell office:value-type="string" table:style-name="ce28">
            <text:p>Sandrine Bessis</text:p>
          </table:table-cell>
          <table:table-cell office:value-type="string" table:style-name="ce28">
            <text:p>first hand</text:p>
          </table:table-cell>
          <table:table-cell office:value-type="string" table:style-name="ce111">
            <text:p>Souvenir des ancêtres et histoire orale au Vanuatu. Les récits des chefferies anciennes aux îles Shepherd.</text:p>
          </table:table-cell>
          <table:table-cell office:value-type="string" table:style-name="ce28">
            <text:p>573-578</text:p>
          </table:table-cell>
          <table:table-cell office:value-type="string" table:style-name="ce28">
            <text:p>Annexe 2, volume 2, 178-191</text:p>
          </table:table-cell>
          <table:table-cell office:value-type="string" table:style-name="ce139">
            <text:p>https://doi.org/10.24397/pangloss-0007527</text:p>
          </table:table-cell>
          <table:table-cell office:value-type="string" table:style-name="ce28">
            <text:p>Vanuatu Central</text:p>
          </table:table-cell>
          <table:table-cell office:value-type="string" table:style-name="ce28">
            <text:p>Efate-Shepherd</text:p>
          </table:table-cell>
          <table:table-cell office:value-type="string" table:style-name="ce28">
            <text:p>Namakura</text:p>
          </table:table-cell>
          <table:table-cell office:value-type="string" table:style-name="ce28">
            <text:p>Namakura-French</text:p>
          </table:table-cell>
          <table:table-cell office:value-type="string" table:style-name="ce28">
            <text:p>yes</text:p>
          </table:table-cell>
          <table:table-cell office:value-type="string" table:style-name="ce28">
            <text:p>Toar and his mum, Lei Pakoa Winnie</text:p>
          </table:table-cell>
          <table:table-cell office:value-type="date" office:date-value="2019-01-01T00:00:00" table:style-name="ce137">
            <text:p>January 2019</text:p>
          </table:table-cell>
          <table:table-cell office:value-type="string" table:style-name="ce28">
            <text:p>Tongariki, Lakilia</text:p>
          </table:table-cell>
          <table:table-cell office:value-type="string" table:style-name="ce141">
            <text:p>-17.002586, 168.622387</text:p>
          </table:table-cell>
          <table:table-cell office:value-type="string" table:style-name="ce28">
            <text:p>Sandrine Bessis</text:p>
          </table:table-cell>
          <table:table-cell office:value-type="string" table:style-name="ce28">
            <text:p>Sandrine Bessis</text:p>
          </table:table-cell>
          <table:table-cell office:value-type="string" table:style-name="ce85">
            <text:p>Son of Malao</text:p>
          </table:table-cell>
          <table:table-cell office:value-type="string" table:style-name="ce28">
            <text:p>Fils de Malao</text:p>
          </table:table-cell>
          <table:table-cell table:style-name="ce28"/>
          <table:table-cell office:value-type="string" table:style-name="ce28">
            <text:p>A couple adopts an animal child, who later discovers its origins and transforms back into a bird, never to return again.</text:p>
          </table:table-cell>
          <table:table-cell office:value-type="string" table:style-name="ce28">
            <text:p>A childless couple finds a bird’s egg, which they adopt as their own child. The child grows up and becomes better than the others at hunting. One day, while they are preparing a laplap with yam, each child brings a white yam, but he brings a red one, which annoys the other children. The next day, they cook a laplap again, and everyone brings a red yam, but he brings a white one. In anger, they tell him he is not a human child but a bird’s child, and they reject him. The child asks his parents for the truth, but they choose to lie to him. So the child becomes angry and kills a pig, cutting it into six parts. Each time he eats a piece, he sings, and a part of his body transforms into a bird. He finishes with the pig’s head and becomes completely a bird. He flies to the cliff where he remains, leaving his parents in sorrow.</text:p>
          </table:table-cell>
          <table:table-cell office:value-type="string" table:style-name="ce28">
            <text:p>Un couple sans enfant trouve un œuf d'oiseau qu'ils adoptent comme leur enfant. L'enfant grandit et est meilleur que les autres à la chasse. Un jour, alors qu'ils préparent ensemble un laplap à l'igname, chaque enfant amène une igname blanche, mais il en apporte une rouge, ce qui agace les autres enfants. Le lendemain, ils cuisinent à nouveau un laplap et apportent tous une igname rouge, mais lui en apporte une blanche. De colère, ils lui disent qu'il n'est pas fils d'homme mais fils d'oiseau et le rejettent. L'enfant demande la vérité à ses parents, mais ils choisissent de lui mentir. Alors l'enfant se fâche et part tuer un cochon qu'il coupe en six parties. À chaque fois qu'il en mange un morceau, il chante et une partie de son corps se transforme en oiseau. Il termine par la tête du cochon et devient complètement un oiseau. Il s'envole vers la falaise où il demeure, laissant ses parents dans la tristesse.</text:p>
          </table:table-cell>
          <table:table-cell office:value-type="string" table:style-name="ce28">
            <text:p>adoption ; enfant-animal ; oiseau ; metamorphose ; séparation</text:p>
          </table:table-cell>
          <table:table-cell table:number-columns-repeated="2" table:style-name="ce28"/>
          <table:table-cell office:value-type="string" table:style-name="ce28">
            <text:p>Malao (moorhen)</text:p>
          </table:table-cell>
          <table:table-cell table:number-columns-repeated="6" table:style-name="ce28"/>
          <table:table-cell office:value-type="string" table:style-name="ce28">
            <text:p>A is not like B, but A adpts B. B finds out he is not like A. B takes his form back and leaves A forever.</text:p>
          </table:table-cell>
          <table:table-cell office:value-type="string" table:style-name="ce27">
            <text:p>Impossible meeting of two worlds : adoption of an animal-child</text:p>
          </table:table-cell>
          <table:table-cell table:style-name="ce28"/>
          <table:table-cell office:value-type="string" table:style-name="ce28">
            <text:p>The musical transcription of the song is available on Pangloss and in the thesis.</text:p>
          </table:table-cell>
          <table:table-cell table:number-columns-repeated="2" table:style-name="ce28"/>
          <table:table-cell table:number-columns-repeated="16345"/>
        </table:table-row>
        <table:table-row table:style-name="ro1">
          <table:table-cell office:value-type="string" table:style-name="ce28">
            <text:p>Sandrine Bessis</text:p>
          </table:table-cell>
          <table:table-cell office:value-type="string" table:style-name="ce28">
            <text:p>first hand</text:p>
          </table:table-cell>
          <table:table-cell office:value-type="string" table:style-name="ce111">
            <text:p>Souvenir des ancêtres et histoire orale au Vanuatu. Les récits des chefferies anciennes aux îles Shepherd.</text:p>
          </table:table-cell>
          <table:table-cell office:value-type="string" table:style-name="ce28">
            <text:p>579-586</text:p>
          </table:table-cell>
          <table:table-cell office:value-type="string" table:style-name="ce28">
            <text:p>Annexe 2, volume 2, 192-209</text:p>
          </table:table-cell>
          <table:table-cell office:value-type="string" table:style-name="ce103">
            <text:p>https://doi.org/10.24397/pangloss-0007530</text:p>
          </table:table-cell>
          <table:table-cell office:value-type="string" table:style-name="ce28">
            <text:p>Vanuatu Central</text:p>
          </table:table-cell>
          <table:table-cell office:value-type="string" table:style-name="ce28">
            <text:p>Efate-Shepherd</text:p>
          </table:table-cell>
          <table:table-cell office:value-type="string" table:style-name="ce28">
            <text:p>Namakura</text:p>
          </table:table-cell>
          <table:table-cell office:value-type="string" table:style-name="ce28">
            <text:p>Namakura-French</text:p>
          </table:table-cell>
          <table:table-cell office:value-type="string" table:style-name="ce28">
            <text:p>yes</text:p>
          </table:table-cell>
          <table:table-cell office:value-type="string" table:style-name="ce28">
            <text:p>Lei Mala</text:p>
          </table:table-cell>
          <table:table-cell office:value-type="date" office:date-value="2019-01-01T00:00:00" table:style-name="ce137">
            <text:p>January 2019</text:p>
          </table:table-cell>
          <table:table-cell office:value-type="string" table:style-name="ce28">
            <text:p>Tongariki, Lewahima</text:p>
          </table:table-cell>
          <table:table-cell office:value-type="string" table:style-name="ce141">
            <text:p>-17.001967, 168.620648</text:p>
          </table:table-cell>
          <table:table-cell office:value-type="string" table:style-name="ce28">
            <text:p>Sandrine Bessis</text:p>
          </table:table-cell>
          <table:table-cell office:value-type="string" table:style-name="ce28">
            <text:p>Sandrine Bessis</text:p>
          </table:table-cell>
          <table:table-cell office:value-type="string" table:style-name="ce28">
            <text:p>The two sisters and the snake</text:p>
          </table:table-cell>
          <table:table-cell office:value-type="string" table:style-name="ce28">
            <text:p>Les doeux soeurs et le serpent</text:p>
          </table:table-cell>
          <table:table-cell table:style-name="ce28"/>
          <table:table-cell office:value-type="string" table:style-name="ce28">
            <text:p>One of two sisters marries an animal-man, her sister gets jealous and kills her, the animal man suicides himself.</text:p>
          </table:table-cell>
          <table:table-cell office:value-type="string" table:style-name="ce28">
            <text:p>Two sisters, Leiriki and Leinaur, go to fetch water. Their mother forbids them from playing with their stick in the branches along the way. They disobey, and a serpent begins to follow them, singing or weeping. It passes with them through all the barriers leading to their home. Once there, the serpent invites itself in and asks to sleep with one of the sisters. The elder refuses, but the younger agrees. The next day, they go to bathe in the cove of Tokatok. The animal asks the young woman to leave, but she hides behind a rock. The serpent removes its skin and reveals itself to be a handsome young man. The younger sister steals his animal skin and throws it into the fire. The young man warns her that if he remains in human form, she will be murdered. That evening, the younger sister goes to bed, but orange stalks have been placed all over it. They prick her, wound her, and kill her. The elder sister then asks the young man to marry her. He refuses, and in order to join his wife in death, he locks himself inside the house and sets it on fire.</text:p>
          </table:table-cell>
          <table:table-cell office:value-type="string" table:style-name="ce28">
            <text:p>Deux soeurs, Leiriki et Leinaur, vont chercher de l'eau, leur mère leur interdit de jouer de leur bâton dans les branches sur le chemin. Elles desobeissent et un serpent se met à les suivre en chantant/ pleurant. IL passe avec elles toutes les barrières qui mènent à leur maison. Une fois chez eux, le serpent s'invite et demande à dormir avec l'unde des soeurs. L'ainée refuse, la cadette accepte. <text:s/>Le lendemain, ils vont se baigner dans la crique de Tokatok. L'animal demande à la jeune femme de s'en aller mais elle se cache deriière un rocher. Le serpent retire sa peau et se révèle être un beau jeune homme. La cadette vole sa peau-animale et la jette au feu. Le jeune homme l'avertit que s'il reste sous sa forme humaine elle sera assassinée. Le soir, la cadette va se coucher mais des pédoncules d'orange ont été disposés partout sur son lit. Ils la piquent, la blessent et la tuent. L'ainée demande alors au jeune homme de l'épouser. Il s'y refuse et pour rejoindre son épouse dans la mort,il s'enferme à l'intérieur de la maison et y met le feu.</text:p>
          </table:table-cell>
          <table:table-cell table:style-name="ce28"/>
          <table:table-cell office:value-type="string" table:style-name="ce28">
            <text:p>animal-skin <text:s/>; snake ; animal-husband ; two sisters ; jealousy</text:p>
          </table:table-cell>
          <table:table-cell table:number-columns-repeated="3" table:style-name="ce28"/>
          <table:table-cell office:value-type="string" table:style-name="ce28">
            <text:p>tokatok</text:p>
          </table:table-cell>
          <table:table-cell office:value-type="string" table:style-name="ce28">
            <text:p>Leinaur ; Leiriki</text:p>
          </table:table-cell>
          <table:table-cell table:style-name="ce28"/>
          <table:table-cell office:value-type="string" table:style-name="ce28">
            <text:p>level 2</text:p>
          </table:table-cell>
          <table:table-cell table:style-name="ce28"/>
          <table:table-cell office:value-type="string" table:style-name="ce28">
            <text:p>A and B disobey their mum and bring C home. B accepts to sleep with C. C removes his skin and is beautifull. A gets jealous and kills B. C refuses to marry A and suicides himself.<text:s text:c="2"/></text:p>
          </table:table-cell>
          <table:table-cell office:value-type="string" table:style-name="ce27">
            <text:p>Impossible meeting of two worlds: marriage to a non-human spouse</text:p>
          </table:table-cell>
          <table:table-cell office:value-type="string" table:style-name="ce28">
            <text:p>swan maiden</text:p>
          </table:table-cell>
          <table:table-cell office:value-type="string" table:style-name="ce28">
            <text:p>The musical transcription of the song is available on Pangloss and in the thesis.</text:p>
          </table:table-cell>
          <table:table-cell table:style-name="ce28"/>
          <table:table-cell office:value-type="string" table:style-name="ce28">
            <text:p>habit de l'animal volé</text:p>
          </table:table-cell>
          <table:table-cell table:number-columns-repeated="16345"/>
        </table:table-row>
        <table:table-row table:style-name="ro1">
          <table:table-cell office:value-type="string" table:style-name="ce53">
            <text:p>Sandrine Bessis</text:p>
          </table:table-cell>
          <table:table-cell office:value-type="string" table:style-name="ce53">
            <text:p>first hand</text:p>
          </table:table-cell>
          <table:table-cell office:value-type="string" table:style-name="ce53">
            <text:p>Paradisec</text:p>
          </table:table-cell>
          <table:table-cell table:number-columns-repeated="2" table:style-name="ce53"/>
          <table:table-cell office:value-type="string" table:style-name="ce144">
            <text:p><text:a xlink:href="https://dx.doi.org/10.26278/sn1n-wz46">Sandrine Bessis (collector), sandrine Bessis (depositor), Tom Iakapas (performer), 2025. Narrative. MPEG/WAV. SB03-TN12_KG_06082025_TI at catalog.paradisec.org.au. https://dx.doi.org/10.26278/sn1n-wz46</text:a></text:p>
          </table:table-cell>
          <table:table-cell office:value-type="string" table:style-name="ce53">
            <text:p>Southern Vanuatu</text:p>
          </table:table-cell>
          <table:table-cell office:value-type="string" table:style-name="ce53">
            <text:p>Tanna</text:p>
          </table:table-cell>
          <table:table-cell office:value-type="string" table:style-name="ce53">
            <text:p>Kwamera</text:p>
          </table:table-cell>
          <table:table-cell office:value-type="string" table:style-name="ce53">
            <text:p>Kwamera</text:p>
          </table:table-cell>
          <table:table-cell office:value-type="string" table:style-name="ce53">
            <text:p>no</text:p>
          </table:table-cell>
          <table:table-cell office:value-type="string" table:style-name="ce53">
            <text:p>Tom Iakapas</text:p>
          </table:table-cell>
          <table:table-cell office:value-type="string" table:style-name="ce53">
            <text:p>Aout 2025</text:p>
          </table:table-cell>
          <table:table-cell office:value-type="string" table:style-name="ce53">
            <text:p>Vanuatu, Tanna, yakutapuna</text:p>
          </table:table-cell>
          <table:table-cell office:value-type="string" table:style-name="ce145">
            <text:p>-19.542621; 169,435068</text:p>
          </table:table-cell>
          <table:table-cell office:value-type="string" table:style-name="ce53">
            <text:p>Sandrine Bessis</text:p>
          </table:table-cell>
          <table:table-cell office:value-type="string" table:style-name="ce53">
            <text:p>Sandrine Bessis</text:p>
          </table:table-cell>
          <table:table-cell office:value-type="string" table:style-name="ce53">
            <text:p>Mwatiktiki comes from Futuna, Taramsimus comes from Tanna</text:p>
          </table:table-cell>
          <table:table-cell office:value-type="string" table:style-name="ce53">
            <text:p>Mwatiktiki vient de Futuna et Taramsimus vient de Tanna</text:p>
          </table:table-cell>
          <table:table-cell table:style-name="ce53"/>
          <table:table-cell office:value-type="string" table:style-name="ce53">
            <text:p>Mwatiktiki s'installe avec celle qu'il croit être sa femme sur une montagne mais il s'agit du démon Tarmasimus qui a prit sa place, pendant que la malheureuse se refugie sur l'île de Futuna.<text:s text:c="2"/></text:p>
          </table:table-cell>
          <table:table-cell office:value-type="string" table:style-name="ce53">
            <text:p>Mwatiktiki lives with his wife, who is pregnant with twins, on a hill. One day, the wife goes to fish for shellfish. The demon Taramsimus sees her go and hides, striking her so that she falls into the water and is carried away by the tide. As the wife struggles, Taramsimus swallows a rock called “naponga” [which resembles white coral] and transforms into a woman. When he approaches in the guise of his wife, Mwatiktiki does not realize that it is the demon. The wife, on the verge of drowning, calls upon her ancestors for help and asks them to send her land where she can rest. Then, the island of Futuna appears. The wife settles there, and her two children are born, one large and one small. One day, the children ask to know their father. The mother tells them that he lives on the island where they can see smoke. She allows them to go, but on the condition that they do not bring their father back with them. The children place white kava and a rooster on a canoe and set out for Tanna. Hearing the rooster crow as they approach the canoe, Mwatiktiki comes to meet his children. He then identifies Taramsimus as a demon; the children kill him and leave him for dead on Tanna. Mwatiktiki then accompanies them to Futuna. Since the mother refuses to sleep with her husband, the two children decide to drink coconut water and urinate on their father’s hair. Unable to sleep with his children, Mwatiktiki’s wife invites him to return to his own bed. If one walks south on Tanna, one can see Mwatiktiki’s footprints, but they lead to Futuna, where he comes from. On Tanna, it is Taramsimus who must be honored first, because he is a local demon.</text:p>
          </table:table-cell>
          <table:table-cell office:value-type="string" table:style-name="ce53">
            <text:p>Mwatiktiki vit avec sa femme, enceinte de jumeaux, <text:s/>sur une colline. Un jour, la femme part pêcher des coquillages. Le démon Taramsimus la voit s'éloigner, il se cache et la frappe pour qu'elle tombe dans l'eau et soit emportée par la marée. Alors que la femme se débat, Taramsimus avale un rocher du nom de "naponga" [qui ressemble à du corail blanc] et se métamorphose en femme. Quand il voit Taramsimus arriver sous les traits de sa femme, Mwatiktiki ne réalise pas qu'il s'agit du démon. La femme quand à elle, sur le point de se noyer, implore l'aide de ses ancêtres, et leur demande de lui envoyer une terre pour qu'elle puisse se reposer. Alors, l'île de Futuna apparait. La femme s'y installe, et ses deux enfants viennent au monde, un grand et un petit. Un jour les enfants demandent à connaitre leur père, la mère leur indique celui-ci vit sur l'île où ils peuvent voir de la fumée. Elle leur permet d'y aller mais à condition qu'ils ne ramènent pas leur père avec eux. Les enfants mettent du kava blanc et un coq sur une pirogue et se rendent à Tanna. En entendant le coq chanter, à l'approche de la priogue, Mwatiktiki vient à la recontre de ses enfants. Il identifie ensuite Tarmsimus comme étant un démon, ses enfants le tuent et le laissent pour mort à Tanna. Mwatiktiki les accompagne ensuite à Futuna. Comme la mère refuse de dormir avec son époux, les deux enfants décident de boire de l'eau de coco et de pisser sur les cheveux de leur père. Comme Mwatiktiki ne peut plus dormir avec ses enfants, sa femme l'invite à regagner sa couche. Si on marche vers le sud de Tanna on peut voir les empeintes de Mwatiktiki, mais elles partent vers Futuna, d'où il vient. A tanna, c'est à Taramsimus qu'il faut rendre hommage en premier, parce qu'il est un démon local.</text:p>
          </table:table-cell>
          <table:table-cell office:value-type="string" table:style-name="ce53">
            <text:p>double; metamorphosis ; devil ; Taramsimus ; Futuna ; Mwatiktiki ; pregnant woman ; shape shifter ; Mauitikitiki</text:p>
          </table:table-cell>
          <table:table-cell table:number-columns-repeated="3" table:style-name="ce53"/>
          <table:table-cell office:value-type="string" table:style-name="ce53">
            <text:p>Taramsimus</text:p>
          </table:table-cell>
          <table:table-cell office:value-type="string" table:style-name="ce53">
            <text:p>Tanna ; Futuna</text:p>
          </table:table-cell>
          <table:table-cell office:value-type="string" table:style-name="ce53">
            <text:p>Mwatiktiki <text:s/>; Taramsimus</text:p>
          </table:table-cell>
          <table:table-cell table:style-name="ce53"/>
          <table:table-cell office:value-type="string" table:style-name="ce53">
            <text:p>level 3</text:p>
          </table:table-cell>
          <table:table-cell table:style-name="ce53"/>
          <table:table-cell office:value-type="string" table:style-name="ce53">
            <text:p>A is married to B. C takes the place of B. B gives birth to D and E. D and E kill C to have B back. A and B get back together</text:p>
          </table:table-cell>
          <table:table-cell office:value-type="string" table:style-name="ce52">
            <text:p>Victory over a non-human</text:p>
          </table:table-cell>
          <table:table-cell table:number-columns-repeated="4" table:style-name="ce53"/>
          <table:table-cell table:number-columns-repeated="16345"/>
        </table:table-row>
        <table:table-row table:style-name="ro1">
          <table:table-cell office:value-type="string" table:style-name="ce53">
            <text:p>Sandrine Bessis</text:p>
          </table:table-cell>
          <table:table-cell office:value-type="string" table:style-name="ce53">
            <text:p>first hand</text:p>
          </table:table-cell>
          <table:table-cell office:value-type="string" table:style-name="ce53">
            <text:p>Pangloss</text:p>
          </table:table-cell>
          <table:table-cell table:number-columns-repeated="2" table:style-name="ce53"/>
          <table:table-cell office:value-type="string" table:style-name="ce103">
            <text:p><text:a xlink:href="https://doi.org/10.24397/pangloss-0010651">https://doi.org/10.24397/pangloss-0010651</text:a></text:p>
          </table:table-cell>
          <table:table-cell office:value-type="string" table:style-name="ce53">
            <text:p>Southern Vanuatu</text:p>
          </table:table-cell>
          <table:table-cell office:value-type="string" table:style-name="ce53">
            <text:p>Tanna</text:p>
          </table:table-cell>
          <table:table-cell office:value-type="string" table:style-name="ce53">
            <text:p>Kwamera</text:p>
          </table:table-cell>
          <table:table-cell office:value-type="string" table:style-name="ce53">
            <text:p>Kwamera</text:p>
          </table:table-cell>
          <table:table-cell office:value-type="string" table:style-name="ce53">
            <text:p>no</text:p>
          </table:table-cell>
          <table:table-cell office:value-type="string" table:style-name="ce53">
            <text:p>Jimmy Iouma</text:p>
          </table:table-cell>
          <table:table-cell office:value-type="string" table:style-name="ce53">
            <text:p>Septembre 2025</text:p>
          </table:table-cell>
          <table:table-cell office:value-type="string" table:style-name="ce53">
            <text:p>Vanuatu, Tanna, greenpoint</text:p>
          </table:table-cell>
          <table:table-cell office:value-type="string" table:style-name="ce146">
            <text:p>-19.61730196222947, 169.35481076172175</text:p>
          </table:table-cell>
          <table:table-cell office:value-type="string" table:style-name="ce53">
            <text:p>Sandrine Bessis</text:p>
          </table:table-cell>
          <table:table-cell office:value-type="string" table:style-name="ce53">
            <text:p>Sandrine Bessis</text:p>
          </table:table-cell>
          <table:table-cell office:value-type="string" table:style-name="ce53">
            <text:p>On Tangarua and the menstrual cycle</text:p>
          </table:table-cell>
          <table:table-cell office:value-type="string" table:style-name="ce53">
            <text:p>Sur Tangarua et le cycle menstruel</text:p>
          </table:table-cell>
          <table:table-cell table:style-name="ce53"/>
          <table:table-cell office:value-type="string" table:style-name="ce53">
            <text:p>Tangarua, a succubus, drinks Niaure’s blood and becomes pregnant alongside his wife, leading to the birth of two indistinguishable children whose tragic suicide, after Niaure kills Tangarua, explains menstrual taboos on Tanna.</text:p>
          </table:table-cell>
          <table:table-cell office:value-type="string" table:style-name="ce53">
            <text:p>Tangarua lives with Niaure, who is unaware of her existence. One day, while Niaure is scaling a marau fish, he cuts his hand and his blood flows into the water hole where he is standing. He then goes back to the village, and Tangarua takes the opportunity to drink his blood. Tangarua becomes pregnant, and that very same evening Niaure’s wife also becomes pregnant. Both give birth on the same day. §§ When Niaure goes to the nakamal to traditionally declare his child—by drinking kava and performing a tamafa—he does not realize that he is declaring two children under his name. §§The child grows up, and one day Niaure asks his wife to send their son to the nakamal to bring him a mouth-rinse. However, Niaure’s son is slower than Tangarua’s son, who arrives first. He gives the mouth-rinse to his father, and when the second child arrives with another mouth-rinse, Niaure is confused. §§ The next day, the same thing happens again. Niaure sends his son back to the village with the second mouth-rinse, which he gives to his mother. The mother, confused, questions the father and asks why he humiliates their son by sending him back with the nofonu mouth-rinses he brings.§§ On the third day, when Tangarua’s child brings the mouth-rinse, Niaure tells him to wait a moment, and Niaure’s son also arrives with a mouth-rinse. The father no longer knows which one is his son, so he asks them where their mother is. One answers that his mother is on the other side of the river, the other that his mother is in the village.§§ The father lets both children go, and with his wife goes into the forest to find Tangarua, but without success. He then decides to return to the nakamal the next day and proceed as before: drink, perform the tamafa, and call for Niaure’s son. The strategy works—the two children appear and both return to the village.§§ Niaure then decides, with his wife, to poison Tangarua. During the night, Tangarua slips into the children’s room and tells them that she will be poisoned the next day, when they are sent to bathe. The succubus massages them with coconut milk and ties their hair and legs with a nipen (a local elastic).§§ The next day, the children are indeed sent to bathe. Tangarua tells them not to go into the water hole. The villagers burn Tangarua, and the children, who have ashes in their hair, return to the village and throw themselves into the fire.§§ This story explains why, when women have their menstrual periods, they must not touch food. This story belongs exclusively to Green Point, where Tangarua’s stone can be seen.</text:p>
          </table:table-cell>
          <table:table-cell office:value-type="string" table:style-name="ce53">
            <text:p>Tangarua vit chez Niaure qui ignore son existence. Un jour que Niaure écaille un poisson marau , il se coupe la main et son sang se deverse dans le trou d'eau dans lequel il se tient. Il part au village et Tangarua en profite pour boire son sang. Tangarua tombe alors enceinte, et le soir même la femme de Niaure tombe également enceinte. <text:s/>Les deux mettent leur enfant au monde le même jour. Quand Niaure va au nakamal déclarer son enfant traditionnelment, en buvant le kava et en effectuant un tamafa, il ignore qu'il déclare deux enfants sous son nom. L'enfant grandit et un jour, Niaure demande à son épouse d'envoyer son fils au nakamal lui apporter un rince bouche. <text:s/>Cependant Niaure fils est plus lent que Niaure Tangarua, qui arrive le premier. Il donne le rince bouche à son père, quand le second arrive avec un second rince-bouche, Niaure père est confus. Le lendemain, la même scène se répète et Niaure père renvoit Niaure fils au village, avec le second rince-bouche qu'il donne à sa mère. La mère confuse, interroge le père et lui demande pourquoi il humilie leur fils en le renvoyant avec les rince-bouches nofonu qu'il lui apporte. Quand le troisième jour, Niaure Tangarua apporte le rince-bouche, Niaure père lui commande d'attendre un peu, et Niaure fils arrive également avec un rince bouche. Le père ne sait plus lequel est son fils, alors il leur demande où est leur mère. L'un répond que sa mère est de l'autre côté de la rivierre, l'autre que sa mère est au village. Le père laisse partir les deux enfants, et avec sa femme, va dans la forêt trouver Tangarua, en vain. Alors il décide de retourner au nakamal le lendemain, et de procéder comme les premières fois, boire, effectuer le tamafa et appeller Niaure fils. Le stratagème fonctionne, les deux enfants se présentent, et rentrent tous deux au village. Niaure père décide alors avec sa femme d'empoisonner Tangarua. La nuit, Tangarua se glisse dans la chambre des deux enfants et leur annonce quelle sera empoisonnée le lendemain, quand ils seront envoyés se baigner". Alors le succube les masse au lait de coco et leur attache les cheveux et les jambes avec un nipen (elastique local). Le lendemain effectivement les enfants sont envoyés se baigner. Tangarua leur dit de ne pas aller dans le trou d'eau. Les villageois brulent tangarua, et <text:s/>les enfants qui ont des cendres dans les cheveux, remontent au village et se jettent dans le feu. Cette histoire explique pourquoi lorsque les femmes ont leur règles, elles ne doivent pas toucher la nourriture. Cette histoire appartient exclusivement à Green point où l'on voit la pierre de Tangarua.</text:p>
          </table:table-cell>
          <table:table-cell office:value-type="string" table:style-name="ce53">
            <text:p>namesake ; murder ; pregnancy ; double ; succubus ; tamafa ; menstrual cycle ; blood ; origin of cultural practice ; Tangarua ; Tangaloa</text:p>
          </table:table-cell>
          <table:table-cell table:number-columns-repeated="2" table:style-name="ce53"/>
          <table:table-cell office:value-type="string" table:style-name="ce53">
            <text:p>fish marau ;</text:p>
          </table:table-cell>
          <table:table-cell office:value-type="string" table:style-name="ce53">
            <text:p>Tangarua</text:p>
          </table:table-cell>
          <table:table-cell office:value-type="string" table:style-name="ce53">
            <text:p>Nakamal Imrever ;</text:p>
          </table:table-cell>
          <table:table-cell office:value-type="string" table:style-name="ce53">
            <text:p>Tangarua ; Niaure</text:p>
          </table:table-cell>
          <table:table-cell table:style-name="ce53"/>
          <table:table-cell office:value-type="string" table:style-name="ce53">
            <text:p>level 3</text:p>
          </table:table-cell>
          <table:table-cell table:number-columns-repeated="2" table:style-name="ce53"/>
          <table:table-cell office:value-type="string" table:style-name="ce52">
            <text:p>Origin of a cultural practice</text:p>
          </table:table-cell>
          <table:table-cell table:number-columns-repeated="4" table:style-name="ce53"/>
          <table:table-cell table:number-columns-repeated="16345"/>
        </table:table-row>
        <table:table-row table:style-name="ro1">
          <table:table-cell office:value-type="string" table:style-name="ce147">
            <text:p>Sandrine Bessis</text:p>
          </table:table-cell>
          <table:table-cell office:value-type="string" table:style-name="ce148">
            <text:p>first hand</text:p>
          </table:table-cell>
          <table:table-cell office:value-type="string" table:style-name="ce148">
            <text:p>Pangloss</text:p>
          </table:table-cell>
          <table:table-cell table:style-name="ce104"/>
          <table:table-cell table:style-name="ce149"/>
          <table:table-cell office:value-type="string" table:style-name="ce150">
            <text:p><text:a xlink:href="https://doi.org/10.24397/pangloss-0010649">https://doi.org/10.24397/pangloss-0010649</text:a></text:p>
          </table:table-cell>
          <table:table-cell office:value-type="string" table:style-name="ce147">
            <text:p>Southern Vanuatu</text:p>
          </table:table-cell>
          <table:table-cell office:value-type="string" table:style-name="ce147">
            <text:p>Tanna</text:p>
          </table:table-cell>
          <table:table-cell office:value-type="string" table:style-name="ce147">
            <text:p>Kwamera</text:p>
          </table:table-cell>
          <table:table-cell office:value-type="string" table:style-name="ce147">
            <text:p>Kwamera</text:p>
          </table:table-cell>
          <table:table-cell office:value-type="string" table:style-name="ce147">
            <text:p>no</text:p>
          </table:table-cell>
          <table:table-cell office:value-type="string" table:style-name="ce148">
            <text:p>Roseline</text:p>
          </table:table-cell>
          <table:table-cell office:value-type="string" table:style-name="ce151">
            <text:p>Aout 2025</text:p>
          </table:table-cell>
          <table:table-cell office:value-type="string" table:style-name="ce152">
            <text:p>Vanuatu,Tanna,Pahur</text:p>
          </table:table-cell>
          <table:table-cell office:value-type="string" table:style-name="ce153">
            <text:p>-19.562503, 169.450474</text:p>
          </table:table-cell>
          <table:table-cell office:value-type="string" table:style-name="ce148">
            <text:p>Sandrine Bessis</text:p>
          </table:table-cell>
          <table:table-cell office:value-type="string" table:style-name="ce148">
            <text:p>Sandrine Bessis</text:p>
          </table:table-cell>
          <table:table-cell office:value-type="string" table:style-name="ce148">
            <text:p>On the coconut</text:p>
          </table:table-cell>
          <table:table-cell office:value-type="string" table:style-name="ce148">
            <text:p>Sur la noix de coco</text:p>
          </table:table-cell>
          <table:table-cell table:style-name="ce154"/>
          <table:table-cell office:value-type="string" table:style-name="ce148">
            <text:p>Tangarua vole les ailes d'une femme oiseau et lui fait enfant, quand Tangarua meurt il devient noix de coco qui remplace l'ancienne manière de se nourrir et de se laver.</text:p>
          </table:table-cell>
          <table:table-cell office:value-type="string" table:style-name="ce151">
            <text:p>Five bird-women flew from Aneityum to bathe on Tanna, but one forgot her wings on the shore, which Tangarua stole so she would stay with him; they had a child whom they kept hidden, though a villager sensed he was different, and after the father was killed and buried beside the house, a fruit grew from his grave—the first coconut—whose two “eyes” came from Tangarua and whose gift, meant to be protected, sustained and cleansed people, until the child revealed the secret, causing the mother to weep and sing.</text:p>
          </table:table-cell>
          <table:table-cell office:value-type="string" table:style-name="ce151">
            <text:p>Cinq femmes oiseaux viennt en volant depuis Aneytium se baigner à Tanna, l'une d'elle oublie ses ailes sur rive. Tangarua vole ses ailes, pour que la femme reste avec lui. Il lui fait un enfant qui grandit mais qu'ils cachent. Un homme du village sait que cet enfant est différent des autres enfants du village. Le père de l'enfant est tué et comme il l'avait demandé, il est enterré à côté de la maison. Après trois jours, un fruit à poussé depuis la tombe. <text:s text:c="2"/>C'est la première noix de coco. Elle est partagée entre la mer et la terre, et a deux eux : le premier oeil de ta,garua pour la chair, le deuxième oeil pour l'eau. Tangarua avait dit à ses enfant de prendre soin de cette ressourve. La coco grandit, et nourrit tout le monde, et tout le monde peut également se laver avec elle., ou en faire de l'huile. Avant l'arrivée de la noix de coco, on se lavait avec du kwankariten. L'enfant de Tangarua, sur ordre de sa mère doit garder le secret mais l'enfant le divulgue. La mère pleure/chante.</text:p>
          </table:table-cell>
          <table:table-cell office:value-type="string" table:style-name="ce151">
            <text:p>Tangarua ; coconut ; swan maiden ; origin story ; eyes; Tangaloa</text:p>
          </table:table-cell>
          <table:table-cell table:style-name="ce104"/>
          <table:table-cell table:style-name="ce155"/>
          <table:table-cell office:value-type="string" table:style-name="ce148">
            <text:p>coconut</text:p>
          </table:table-cell>
          <table:table-cell office:value-type="string" table:style-name="ce148">
            <text:p>Tangarua</text:p>
          </table:table-cell>
          <table:table-cell office:value-type="string" table:style-name="ce148">
            <text:p>Aneytium ;</text:p>
          </table:table-cell>
          <table:table-cell office:value-type="string" table:style-name="ce148">
            <text:p>Tangarua</text:p>
          </table:table-cell>
          <table:table-cell table:style-name="ce147"/>
          <table:table-cell office:value-type="string" table:style-name="ce148">
            <text:p>level 3</text:p>
          </table:table-cell>
          <table:table-cell office:value-type="string" table:style-name="ce148">
            <text:p>swan maiden</text:p>
          </table:table-cell>
          <table:table-cell table:style-name="ce154"/>
          <table:table-cell office:value-type="string" table:style-name="ce155">
            <text:p>Impossible meeting of two worlds: marriage to a non-human spouse upgraded to Origin of fauna then to origin of a cultural practice</text:p>
          </table:table-cell>
          <table:table-cell office:value-type="string" table:style-name="ce147">
            <text:p>swan maiden</text:p>
          </table:table-cell>
          <table:table-cell table:number-columns-repeated="2" table:style-name="ce154"/>
          <table:table-cell office:value-type="string" table:style-name="ce148">
            <text:p>habit de l'animal volé</text:p>
          </table:table-cell>
          <table:table-cell table:number-columns-repeated="16345"/>
        </table:table-row>
        <table:table-row table:style-name="ro1">
          <table:table-cell office:value-type="string" table:style-name="ce85">
            <text:p>Sandrine Bessis</text:p>
          </table:table-cell>
          <table:table-cell office:value-type="string" table:style-name="ce85">
            <text:p>first hand</text:p>
          </table:table-cell>
          <table:table-cell office:value-type="string" table:style-name="ce85">
            <text:p>Paradisec</text:p>
          </table:table-cell>
          <table:table-cell table:style-name="ce15"/>
          <table:table-cell table:style-name="ce101"/>
          <table:table-cell table:style-name="ce156"/>
          <table:table-cell office:value-type="string" table:style-name="ce53">
            <text:p>Southern Vanuatu</text:p>
          </table:table-cell>
          <table:table-cell office:value-type="string" table:style-name="ce53">
            <text:p>Tanna</text:p>
          </table:table-cell>
          <table:table-cell office:value-type="string" table:style-name="ce53">
            <text:p>Kwamera</text:p>
          </table:table-cell>
          <table:table-cell office:value-type="string" table:style-name="ce53">
            <text:p>Kwamera</text:p>
          </table:table-cell>
          <table:table-cell office:value-type="string" table:style-name="ce53">
            <text:p>no</text:p>
          </table:table-cell>
          <table:table-cell office:value-type="string" table:style-name="ce85">
            <text:p>Kelson</text:p>
          </table:table-cell>
          <table:table-cell office:value-type="string" table:style-name="ce133">
            <text:p>Aout 2025</text:p>
          </table:table-cell>
          <table:table-cell office:value-type="string" table:style-name="ce86">
            <text:p>Vanuatu,Tanna, yakutapuna</text:p>
          </table:table-cell>
          <table:table-cell table:style-name="ce157"/>
          <table:table-cell office:value-type="string" table:style-name="ce85">
            <text:p>Sandrine Bessis</text:p>
          </table:table-cell>
          <table:table-cell office:value-type="string" table:style-name="ce85">
            <text:p>Sandrine Bessis</text:p>
          </table:table-cell>
          <table:table-cell office:value-type="string" table:style-name="ce85">
            <text:p>Yasur</text:p>
          </table:table-cell>
          <table:table-cell office:value-type="string" table:style-name="ce85">
            <text:p>Yasur</text:p>
          </table:table-cell>
          <table:table-cell table:style-name="ce82"/>
          <table:table-cell office:value-type="string" table:style-name="ce85">
            <text:p>Mwatiktiki has a son named Yasur who marries two women and has four children, but when they fail to prepare the laplap he requested, Mwatiktiki becomes angry, opens the ground, and casts the family into its depths, giving rise to all the volcano’s present-day activity—fire, smoke, and eruptions.</text:p>
          </table:table-cell>
          <table:table-cell office:value-type="string" table:style-name="ce133">
            <text:p>Mwatiktiki has a son named Yasur, and they live on the hill called Maren. The volcano asks Mwatiktiki for a bow and arrows to go hunting chickens, and goes to Japang Nuwing to look for kpang birds. He shoots one, which falls into the sugarcane, and while searching for it he meets two women who ask to follow him. They return together to the village, passing by the hill Marin to their village Nekpang Kasawa, where he asks his father for permission to marry them, and Mwatiktiki agrees. §§ They live there and the two women each give birth to two boys—Krajsun, Kuvahivahi, Kahunaun, and Kasmwiren. One day, the volcano stretches his legs and causes the mountain to crumble. He then leaves with his bow and arrows to settle in his present place, Jankahi, where he lives with his children with his father’s permission. Each day, he visits his father to drink a shell of kava—never more.§§ The volcano asks his wives to prepare laplap with a fish that the children are to catch, but they return too late. Angered, the father turns the volcano into a pig. The pig lies on the earth oven, and when the children see it, they become angry and kill it. At the moment it dies, the ground opens and everyone falls in, and they begin to make fire and smoke, using black stones. §§ The meaning of the volcano is laplap, which comes from the volcano’s pit. That is why the volcano has four vents, corresponding to the four sons. For us, the volcano is our ancestor—it gives us fertile land. It is our god.</text:p>
          </table:table-cell>
          <table:table-cell office:value-type="string" table:style-name="ce133">
            <text:p>Mwatiktiki a un fils qui s'appelle Yasur, ils vivent sur la colline nommée Maren. Le volcan demande à Mwatiktiki un arc et des flêches pour aller chasser le poulet. Il se rend à "japang nuwing" pour aller chercher des oiseaux Kpang. Il en tire un qui tombe dans les cannes à sucre. En allant le chercher, il trouve deux femmes qui demandent à le suivre. Ils rentrent ensemble au village pour demander à son père l'autorisation de les épouser. Ils passent par la colline "Marin" jusqu'à leur village qui s'appelle "nekpang kasawa". Le volcan se présente avec les deux femmes, et le père accepte qu'il les épouse. Ils mangent et retournent vivre au village. Les deux femmes mettent au monde quatre garçons, deux chacune : Krajsun, Kuvahivahi ; kahunaun ; kasmwiren . Un jour le volcan veut étendre ses jambes, et fait s'éffriter la montagne. Il part avec son arc et ses flêches s'installer sur son lieu de résidence actuel "Jankahi", et s'y installe avec ses enfants, <text:s/>avec l'autorisation de Mwatiktiki son père. Chaque jour, le volcan rend viste à son père pour boire un sel de kava, jamais plus. <text:s/>Le volcan demande à ses femmes de leur préparer un laplap avec un poisson que les enfants auront été chercher. <text:s/>Mais, ils ne rentrent pas à temps pour donner le poisson au père, qui s'énerve et change le volcan en cochon. Celui-ci dort sur le four, quand ils voient le cochon les enfants s'enervent et le tuent. Au moment où le cocon meurt, le sol s'ouvre et tout le monde tombe. Et ils se mettent à faire du feu, et de la fumée, à utiliser les pierres noires. La signification du volcan c'est le laplap, qui vient du trou du volcan. C'est pour ça que le volcan a quatre trous, qui correspondent aux quatre fils. Pour nous le volcan est notre aieul, <text:s/>il nous donne une bonne terre, C'est notre dieu.</text:p>
          </table:table-cell>
          <table:table-cell office:value-type="string" table:style-name="ce133">
            <text:p>volcanoe ; Mwatiktiki; Commensality; Yasur ; pig ; God ; metamorphosis ; origin story ; shape shifter; Mauitikitiki</text:p>
          </table:table-cell>
          <table:table-cell table:style-name="ce15"/>
          <table:table-cell table:style-name="ce27"/>
          <table:table-cell table:style-name="ce82"/>
          <table:table-cell office:value-type="string" table:style-name="ce85">
            <text:p>Mwatiktiki ; Yasur</text:p>
          </table:table-cell>
          <table:table-cell office:value-type="string" table:style-name="ce85">
            <text:p>Maren (the hill)</text:p>
            <text:p>Japang Nuwing</text:p>
            <text:p>Marin (the hill)</text:p>
            <text:p>Nekpang Kasawa (the village)</text:p>
            <text:p>Jankahi (the volcano’s place)</text:p>
          </table:table-cell>
          <table:table-cell office:value-type="string" table:style-name="ce85">
            <text:p>Mwatiktiki</text:p>
            <text:p>Yasur (the volcano, son of Mwatiktiki)</text:p>
            <text:p>Krajsun</text:p>
            <text:p>Kuvahivahi</text:p>
            <text:p>Kahunaun</text:p>
            <text:p>Kasmwiren</text:p>
          </table:table-cell>
          <table:table-cell table:style-name="ce28"/>
          <table:table-cell office:value-type="string" table:style-name="ce85">
            <text:p>level 3</text:p>
          </table:table-cell>
          <table:table-cell table:number-columns-repeated="2" table:style-name="ce82"/>
          <table:table-cell office:value-type="string" table:style-name="ce27">
            <text:p>Landscape mythology</text:p>
          </table:table-cell>
          <table:table-cell table:style-name="ce28"/>
          <table:table-cell table:number-columns-repeated="3" table:style-name="ce82"/>
          <table:table-cell table:number-columns-repeated="16345"/>
        </table:table-row>
        <table:table-row table:style-name="ro1">
          <table:table-cell office:value-type="string" table:style-name="ce85">
            <text:p>Sandrine Bessis</text:p>
          </table:table-cell>
          <table:table-cell office:value-type="string" table:style-name="ce85">
            <text:p>First Hand</text:p>
          </table:table-cell>
          <table:table-cell office:value-type="string" table:style-name="ce85">
            <text:p>Paradisec</text:p>
          </table:table-cell>
          <table:table-cell table:style-name="ce15"/>
          <table:table-cell table:style-name="ce101"/>
          <table:table-cell table:style-name="ce158"/>
          <table:table-cell office:value-type="string" table:style-name="ce53">
            <text:p>Southern Vanuatu</text:p>
          </table:table-cell>
          <table:table-cell office:value-type="string" table:style-name="ce53">
            <text:p>Tanna</text:p>
          </table:table-cell>
          <table:table-cell office:value-type="string" table:style-name="ce53">
            <text:p>Kwamera</text:p>
          </table:table-cell>
          <table:table-cell office:value-type="string" table:style-name="ce53">
            <text:p>Kwamera</text:p>
          </table:table-cell>
          <table:table-cell office:value-type="string" table:style-name="ce53">
            <text:p>no</text:p>
          </table:table-cell>
          <table:table-cell office:value-type="string" table:style-name="ce85">
            <text:p>Charlie Yakapas</text:p>
          </table:table-cell>
          <table:table-cell office:value-type="string" table:style-name="ce133">
            <text:p>Aout 2025</text:p>
          </table:table-cell>
          <table:table-cell office:value-type="string" table:style-name="ce86">
            <text:p>Vanuatu,Tanna, yakutapuna</text:p>
          </table:table-cell>
          <table:table-cell table:style-name="ce157"/>
          <table:table-cell office:value-type="string" table:style-name="ce85">
            <text:p>Sandrine Bessis</text:p>
          </table:table-cell>
          <table:table-cell office:value-type="string" table:style-name="ce85">
            <text:p>Sandrine Bessis</text:p>
          </table:table-cell>
          <table:table-cell office:value-type="string" table:style-name="ce85">
            <text:p>Mahung and Sapaj</text:p>
          </table:table-cell>
          <table:table-cell office:value-type="string" table:style-name="ce85">
            <text:p>Mahung et Sapaj</text:p>
          </table:table-cell>
          <table:table-cell table:number-columns-repeated="2" table:style-name="ce82"/>
          <table:table-cell office:value-type="string" table:style-name="ce133">
            <text:p>Mwatiktiki asked his son Yasur to go fetch a chicken for him, but when he returned, Yasur was accompanied by two women, Mahung and Sapaj. He asked his father for permission to marry them, and Mwatiktiki agreed. For their marriage, they gave the women food, pigs, kava, mats, and pandanus leaves, which they placed in a large basket and brought to them.Yasur and his two wives then lived in Nepang Kasawa. But when Yasur stretched his legs, he kept hitting the stones because he was too tall. So he told his father that he wanted to move. Mwatiktiki allowed him, and they went to settle with his wives at "Imahi Nuas." Each of the two women gave birth to two children. Yasur visited his father Mwatiktiki and his mother every day. On the way, he would kill chickens and bring them as gifts to their home in "Nebang Sawa." One day, he asked his wives to prepare a laplap for his parents, and he sent his children to catch a fish to add to it. But they caught nothing. Meanwhile, as the two women waited in the rain, they saw a hairless pig, a kepiapia, approaching. It was cold, so it settled into the laplap hole to stay warm. They told the children to kill the pig for dinner since their father was late returning. But what they did not know was that this pig was their father, standing on the stones of the laplap. When they killed him, he burst into flames and stretched his legs, dragging the whole family into the laplap hole, which became the volcano—with its laplap stones (kwankwikwa), fire, and ashes. The volcano represents the father whom the children had killed. The two holes represent the two women, and the small holes from which the laplap stones emerge are the sons: Krajsun, Kasmwiren, Avun Awun, and Kuvahivahi. The entire family is inside the volcano. At Siwi, one can still see the baskets of the two women, which are the two mountains. The leaves of the volcano are at NakaMal Pangnuwin, and all the ancestors there are Kwiver and can speak with the volcano. If the volcano stirs, messages are sent there, and the ancestors speak to calm it. Yasur is their ancestor.</text:p>
          </table:table-cell>
          <table:table-cell office:value-type="string" table:style-name="ce159">
            <text:p>Mwatiktiki demande à son fils yasur d'aller lui chercher un poulet mais à son retour le fils est accompagné de deux femmes, Mahung et Sapaj. Il demande à son père de les épouser, Mwatiktiki accepte. Pour leur marriage ils donnent aux femmes : de la nourriture, des cochons, du kava, des nattes, des feuilles de pandanus, qu'ils mettent un grand panier qu'ils leur apportent. Yasur et ses deux femmes vivent alors à nepang kasawa. Mais quand yasur étire ses jambes, ils se cogne sur les pierres, car il est trop grand. Alors il dit à son père qu'il veut déménager. Mwatiktiki l'y autorise, et ils partent s'intsaller avec ses femmes à "imahi nuas". Les deux femmes mettent chacune au monde deux enfants. Yasur rend visite chaque jour à son père Mwatiktiki et à sa mère. Il en profite pour tuer des poulets sur le chemin et pour les leur offrir chez eux à "nebang sawa". Un jour il demande à ses femme de préparer un laplap pour ses parents, et ) ses enfants d'aller chercher un poisson pour l'agrémenter. Mais ils n'attrappent rien. Pendant ce temps, les deux femmes attendent ous la pluie voient un cochon kepiapia (sans poil) arriver. Il a froid alors il vient s'installer dans le trou du laplap pour avoir chaud. Elles disent alors aux enfants de tuer le cochon pour le diner, puisque le père tarde à rentrer. Mais ce qu'ils ignorent c'est que ce cochon est leur père, qui se tient debout sur les pierres du laplap. Quand ils le tuent, il s'enflamme et étire ses pates, entrainant ainsi toute la famille dans le trou du laplap qui devient le volcan, avec ses pierres à laplap kwankwikwa, son feu, ses cendres. Le volcan, c'est le père que ses enfants ont tué. Les deux trous sont les deux femmes. Et les petits trous dont sorte,nt les pierres à laplap, ce sont les fils: krajsun, kasmwiren, avun awun and kuvahivahi. Toute la famille est dans le volcan. A siwi, on peut encore voir les paniers des deux femmes, ce sont les deux montagnes. Les feuilles du volcan sont au nakamal Pangnuwin, et tous encêtres la-bas sont des kwiver et peuvent parler avec le volcan. Si nous voyons que le volcan s'agite, nous envoyons des messages la-bas, et eux, ils parlent aux ancêtres et le volcan se calme. Yasur est leur ancêtre.</text:p>
          </table:table-cell>
          <table:table-cell office:value-type="string" table:style-name="ce133">
            <text:p>volcanoe ; Mwatiktiki; Commensality; Yasur ; pig ; God ; metamorphosis ; origin story</text:p>
          </table:table-cell>
          <table:table-cell table:style-name="ce15"/>
          <table:table-cell table:style-name="ce56"/>
          <table:table-cell table:style-name="ce25"/>
          <table:table-cell office:value-type="string" table:style-name="ce24">
            <text:p>Mwatiktiki ; Yasur</text:p>
          </table:table-cell>
          <table:table-cell office:value-type="string" table:style-name="ce24">
            <text:p>"Nepang Kasawa" – where Yasur and his wives initially live</text:p>
            <text:p>"Imahi Nuas" – where Yasur moves with his wives</text:p>
            <text:p>"Nebang Sawa" – the home where Yasur brings chickens to his parents</text:p>
            <text:p>"Siwi" – where one can still see the baskets of the two women, the two mountains</text:p>
            <text:p>"NakaMal Pangnuwin" – where the leaves of the volcano are and where the ancestors (Kwiver) reside</text:p>
          </table:table-cell>
          <table:table-cell office:value-type="string" table:style-name="ce24">
            <text:p>Mwatiktiki</text:p>
            <text:p>Yasur (the volcano, son of Mwatiktiki)</text:p>
            <text:p>Krajsun</text:p>
            <text:p>Kuvahivahi</text:p>
            <text:p>Kahunaun</text:p>
            <text:p>Kasmwiren ; Mahung ; Sapaj</text:p>
          </table:table-cell>
          <table:table-cell table:style-name="ce26"/>
          <table:table-cell office:value-type="string" table:style-name="ce24">
            <text:p>level 1</text:p>
          </table:table-cell>
          <table:table-cell table:number-columns-repeated="2" table:style-name="ce25"/>
          <table:table-cell office:value-type="string" table:style-name="ce27">
            <text:p>Landscape mythology</text:p>
          </table:table-cell>
          <table:table-cell table:style-name="ce28"/>
          <table:table-cell table:number-columns-repeated="3" table:style-name="ce25"/>
          <table:table-cell table:number-columns-repeated="16345"/>
        </table:table-row>
        <table:table-row table:style-name="ro1">
          <table:table-cell office:value-type="string" table:style-name="ce160">
            <text:p>Sandrine Bessis</text:p>
          </table:table-cell>
          <table:table-cell office:value-type="string" table:style-name="ce160">
            <text:p>First Hand</text:p>
          </table:table-cell>
          <table:table-cell office:value-type="string" table:style-name="ce160">
            <text:p>Paradisec</text:p>
          </table:table-cell>
          <table:table-cell table:style-name="ce135"/>
          <table:table-cell table:style-name="ce161"/>
          <table:table-cell table:style-name="ce160"/>
          <table:table-cell office:value-type="string" table:style-name="ce162">
            <text:p>Southern Vanuatu</text:p>
          </table:table-cell>
          <table:table-cell office:value-type="string" table:style-name="ce162">
            <text:p>Tanna</text:p>
          </table:table-cell>
          <table:table-cell office:value-type="string" table:style-name="ce162">
            <text:p>Kwamera</text:p>
          </table:table-cell>
          <table:table-cell office:value-type="string" table:style-name="ce162">
            <text:p>Kwamera</text:p>
          </table:table-cell>
          <table:table-cell office:value-type="string" table:style-name="ce162">
            <text:p>no</text:p>
          </table:table-cell>
          <table:table-cell office:value-type="string" table:style-name="ce160">
            <text:p>Nekwaren Nekahi</text:p>
          </table:table-cell>
          <table:table-cell office:value-type="string" table:style-name="ce163">
            <text:p>Aout 2025</text:p>
          </table:table-cell>
          <table:table-cell office:value-type="string" table:style-name="ce164">
            <text:p>Vanuatu,Tanna, Janaskau</text:p>
          </table:table-cell>
          <table:table-cell table:style-name="ce165"/>
          <table:table-cell office:value-type="string" table:style-name="ce160">
            <text:p>Sandrine Bessis</text:p>
          </table:table-cell>
          <table:table-cell office:value-type="string" table:style-name="ce160">
            <text:p>Sandrine Bessis</text:p>
          </table:table-cell>
          <table:table-cell office:value-type="string" table:style-name="ce160">
            <text:p>Taramsimus et Mwatiktiki</text:p>
          </table:table-cell>
          <table:table-cell office:value-type="string" table:style-name="ce160">
            <text:p>Taramsemus, Mwatiktiki et Futuna<text:s text:c="2"/></text:p>
          </table:table-cell>
          <table:table-cell table:number-columns-repeated="2" table:style-name="ce166"/>
          <table:table-cell table:number-columns-repeated="3" table:style-name="ce163"/>
          <table:table-cell table:style-name="ce135"/>
          <table:table-cell table:style-name="ce167"/>
          <table:table-cell table:style-name="ce168"/>
          <table:table-cell table:number-columns-repeated="3" table:style-name="ce169"/>
          <table:table-cell table:style-name="ce170"/>
          <table:table-cell table:style-name="ce169"/>
          <table:table-cell table:number-columns-repeated="2" table:style-name="ce168"/>
          <table:table-cell table:style-name="ce171"/>
          <table:table-cell table:style-name="ce162"/>
          <table:table-cell table:number-columns-repeated="3" table:style-name="ce168"/>
          <table:table-cell table:number-columns-repeated="16345"/>
        </table:table-row>
        <table:table-row table:style-name="ro1">
          <table:table-cell office:value-type="string" table:style-name="ce172">
            <text:p>Sandrine <text:s/>Bessis</text:p>
          </table:table-cell>
          <table:table-cell office:value-type="string" table:style-name="ce172">
            <text:p>second hand</text:p>
          </table:table-cell>
          <table:table-cell office:value-type="string" table:style-name="ce172">
            <text:p>Tanna Times, Lindstrom</text:p>
          </table:table-cell>
          <table:table-cell office:value-type="string" table:style-name="ce173">
            <text:p>22-23</text:p>
          </table:table-cell>
          <table:table-cell office:value-type="string" table:style-name="ce174">
            <text:p>Free access</text:p>
          </table:table-cell>
          <table:table-cell office:value-type="string" table:style-name="ce175">
            <text:p><text:a xlink:href="https://library.oapen.org/bitstream/handle/20.500.12657/42982/9780824886684.pdf;jsessionid=EB7B7D95C1E0FE383646EB778A3C6F7B?sequence=1">https://library.oapen.org/bitstream/handle/20.500.12657/42982/9780824886684.pdf;jsessionid=EB7B7D95C1E0FE383646EB778A3C6F7B?sequence=1</text:a></text:p>
          </table:table-cell>
          <table:table-cell office:value-type="string" table:style-name="ce146">
            <text:p>Southern Vanuatu</text:p>
          </table:table-cell>
          <table:table-cell office:value-type="string" table:style-name="ce172">
            <text:p>Tanna</text:p>
          </table:table-cell>
          <table:table-cell office:value-type="string" table:style-name="ce172">
            <text:p>Kwamera</text:p>
          </table:table-cell>
          <table:table-cell office:value-type="string" table:style-name="ce172">
            <text:p>English</text:p>
          </table:table-cell>
          <table:table-cell office:value-type="string" table:style-name="ce172">
            <text:p>no</text:p>
          </table:table-cell>
          <table:table-cell office:value-type="string" table:style-name="ce172">
            <text:p>?</text:p>
          </table:table-cell>
          <table:table-cell table:style-name="ce176"/>
          <table:table-cell office:value-type="string" table:style-name="ce172">
            <text:p>Vanuatu, Tanna, Kwamera area</text:p>
          </table:table-cell>
          <table:table-cell table:style-name="ce177"/>
          <table:table-cell office:value-type="string" table:style-name="ce172">
            <text:p>Sandrine Bessis</text:p>
          </table:table-cell>
          <table:table-cell office:value-type="string" table:style-name="ce172">
            <text:p>Lindstrom Lamont</text:p>
          </table:table-cell>
          <table:table-cell office:value-type="string" table:style-name="ce172">
            <text:p>Mwatiktiki brings kava</text:p>
          </table:table-cell>
          <table:table-cell office:value-type="string" table:style-name="ce172">
            <text:p>Mwatiktiki apporte le kava</text:p>
          </table:table-cell>
          <table:table-cell table:number-columns-repeated="2" table:style-name="ce177"/>
          <table:table-cell office:value-type="string" table:style-name="ce172">
            <text:p>Mwatiktiki brought kava to Tanna as well. Two women were down on the beach washing and peeling wild yams. They failed to notice that Mwatiktiki had hidden a kava root in a nearby tide pool. A kava shoot rose up and thrust into the vagina of one of the squatting women. She said to herself, “I feel something good, something sweet!” Kava continued to poke. She turned to her sister to ask, “What is pleasuring me?” They saw that it was kava. They took the satisfying shoot and planted it secretly in their garden. At the time, men only drank wild kava—not the real thing. When the sisters’ kava plant had matured, they dug it up, prepared food, and brought the root to men gathered at a village clearing. “Drink this,” they said, “and you will feel something good!” So the men did, and from then they forbid women to drink kava, monopolizing the drug for themselves. From that place, kava has reached every village on the island. Women discovered it, rst nding and then enjoying Mwatiktiki’s seaside gi . They continue to plant, weed, and harvest it; but only men may drink.</text:p>
          </table:table-cell>
          <table:table-cell office:value-type="string" table:style-name="ce172">
            <text:p>Mwatiktiki apporta aussi le kava à Tanna. Selon deux femmes étaient sur la plage en train de laver et d’éplucher des ignames sauvages. Elles ne remarquèrent pas que Mwatiktiki avait caché une racine de kava dans une mare de marée toute proche. Une pousse de kava surgit et pénétra le vagin de l’une des femmes accroupies. Elle se dit : « Je sens quelque chose de bon, quelque chose de doux ! » Le kava continua à la stimuler. Elle se tourna vers sa sœur pour demander : « Qu’est-ce qui me procure ce plaisir ? » Elles virent que c’était le kava. Elles prirent cette pousse satisfaisante et la plantèrent en secret dans leur jardin. À cette époque, les hommes ne buvaient que du kava sauvage — pas le véritable. Lorsque la plante des sœurs eut mûri, elles la déterrèrent, préparèrent de la nourriture et apportèrent la racine aux hommes rassemblés sur la place du village. « Buvez ceci, dirent-elles, et vous ressentirez quelque chose de bon ! » Les hommes obéirent, et à partir de ce moment-là, ils interdirent aux femmes de boire du kava, monopolisant la substance pour eux-mêmes. De cet endroit, le kava se répandit dans tous les villages de l’île. Les femmes l’avaient découvert, trouvant puis appréciant le don marin de Mwatiktiki. Elles continuent de le planter, de le désherber et de le récolter ; mais seuls les hommes ont le droit de le boire.</text:p>
          </table:table-cell>
          <table:table-cell office:value-type="string" table:style-name="ce176">
            <text:p>kava ; origin myth ; man ; woman ; genitals ; pleasure ; taboo ;</text:p>
          </table:table-cell>
          <table:table-cell table:style-name="ce173"/>
          <table:table-cell table:style-name="ce178"/>
          <table:table-cell office:value-type="string" table:style-name="ce179">
            <text:p>kava</text:p>
          </table:table-cell>
          <table:table-cell office:value-type="string" table:style-name="ce179">
            <text:p>Mwatiktiki</text:p>
          </table:table-cell>
          <table:table-cell table:style-name="ce180"/>
          <table:table-cell office:value-type="string" table:style-name="ce179">
            <text:p>Mwatiktiki</text:p>
          </table:table-cell>
          <table:table-cell table:style-name="ce181"/>
          <table:table-cell office:value-type="string" table:style-name="ce179">
            <text:p>level 4</text:p>
          </table:table-cell>
          <table:table-cell office:value-type="string" table:style-name="ce179">
            <text:p>kava origin alex</text:p>
          </table:table-cell>
          <table:table-cell table:style-name="ce180"/>
          <table:table-cell office:value-type="string" table:style-name="ce178">
            <text:p>Social practice and plant origin myth</text:p>
          </table:table-cell>
          <table:table-cell table:style-name="ce181"/>
          <table:table-cell table:number-columns-repeated="3" table:style-name="ce180"/>
          <table:table-cell table:number-columns-repeated="16345"/>
        </table:table-row>
        <table:table-row table:style-name="ro1">
          <table:table-cell office:value-type="string" table:style-name="ce172">
            <text:p>Sandrine <text:s/>Bessis</text:p>
          </table:table-cell>
          <table:table-cell office:value-type="string" table:style-name="ce172">
            <text:p>second hand</text:p>
          </table:table-cell>
          <table:table-cell office:value-type="string" table:style-name="ce172">
            <text:p>Tanna Times, Lindstrom</text:p>
          </table:table-cell>
          <table:table-cell office:value-type="float" office:value="28" table:style-name="ce173">
            <text:p>28</text:p>
          </table:table-cell>
          <table:table-cell office:value-type="string" table:style-name="ce174">
            <text:p>Free access</text:p>
          </table:table-cell>
          <table:table-cell office:value-type="string" table:style-name="ce174">
            <text:p>https://library.oapen.org/bitstream/handle/20.500.12657/42982/9780824886684.pdf;jsessionid=EB7B7D95C1E0FE383646EB778A3C6F7B?sequence=2</text:p>
          </table:table-cell>
          <table:table-cell office:value-type="string" table:style-name="ce146">
            <text:p>Southern Vanuatu</text:p>
          </table:table-cell>
          <table:table-cell office:value-type="string" table:style-name="ce172">
            <text:p>Tanna</text:p>
          </table:table-cell>
          <table:table-cell office:value-type="string" table:style-name="ce172">
            <text:p>Kwamera</text:p>
          </table:table-cell>
          <table:table-cell office:value-type="string" table:style-name="ce172">
            <text:p>English</text:p>
          </table:table-cell>
          <table:table-cell office:value-type="string" table:style-name="ce172">
            <text:p>no</text:p>
          </table:table-cell>
          <table:table-cell office:value-type="string" table:style-name="ce172">
            <text:p>?</text:p>
          </table:table-cell>
          <table:table-cell office:value-type="float" office:value="1983" table:style-name="ce176">
            <text:p>1983</text:p>
          </table:table-cell>
          <table:table-cell office:value-type="string" table:style-name="ce172">
            <text:p>Vanuatu, Tanna, Samaria</text:p>
          </table:table-cell>
          <table:table-cell table:style-name="ce177"/>
          <table:table-cell office:value-type="string" table:style-name="ce172">
            <text:p>Sandrine Bessis</text:p>
          </table:table-cell>
          <table:table-cell office:value-type="string" table:style-name="ce172">
            <text:p>Lindstrom Lamont</text:p>
          </table:table-cell>
          <table:table-cell office:value-type="string" table:style-name="ce172">
            <text:p>Mwatiktiki and Futuna</text:p>
          </table:table-cell>
          <table:table-cell office:value-type="string" table:style-name="ce172">
            <text:p>Mwatiktiki et Futuna.</text:p>
          </table:table-cell>
          <table:table-cell table:number-columns-repeated="2" table:style-name="ce177"/>
          <table:table-cell office:value-type="string" table:style-name="ce172">
            <text:p>Mwatiktiki’s wife ran away from the evil female spirit Nihirapein (Shitstinks) who had deviously assumed her appearance and spousal identity. Escaping, Mwatiktiki’s true wife swam out to sea. On her way, she commanded Futuna Island to surface above the waves so that she might nd a place to rest. She next ordered Futuna to rise up even higher so she might look back from its raised lo y summit to her Tanna home. Eventually she sent two sons back to Tanna who denounced their mother’s imposter. Mwatiktiki quickly made an earth oven and pushed Shitstinks onto its hot rocks, covering her with earth. The evil, roasting spirit exploded, leading to a happy family reunion (although Mwatiktiki’s sleeping sons, reunited now with their father, accidentally urinated on him)</text:p>
          </table:table-cell>
          <table:table-cell office:value-type="string" table:style-name="ce172">
            <text:p>L’épouse de Mwatiktiki s’enfuit pour échapper à l’esprit féminin malveillant Nihirapein (« Ça-pue »), qui avait pris son apparence et son identité d’épouse. En fuyant, la véritable femme de Mwatiktiki nagea vers le large. En chemin, elle ordonna à l’île de Futuna de surgir au-dessus des flots afin d’y trouver un lieu de repos. Elle lui commanda ensuite de s’élever encore davantage pour pouvoir, depuis son sommet élevé, jeter un regard en arrière vers son foyer à Tanna. Finalement, elle envoya ses deux fils à Tanna, où ils dénoncèrent l’imposture de leur prétendue mère. Mwatiktiki prépara aussitôt un four de terre et y poussa « Nihirapein» sur les pierres brûlantes, puis la recouvrit de terre. L’esprit maléfique, en train de rôtir, explosa, ce qui permit des retrouvailles familiales heureuses même si les fils de Mwatiktiki, endormis et désormais réunis avec leur père, urinèrent accidentellement sur lui.</text:p>
          </table:table-cell>
          <table:table-cell office:value-type="string" table:style-name="ce176">
            <text:p>double; metamorphosis ; devil ; Futuna ; Mwatiktiki ; pregnant woman ; shape shifter</text:p>
          </table:table-cell>
          <table:table-cell table:style-name="ce173"/>
          <table:table-cell table:style-name="ce182"/>
          <table:table-cell table:style-name="ce177"/>
          <table:table-cell office:value-type="string" table:style-name="ce172">
            <text:p>Nihirapein ; Mwatiktiki</text:p>
          </table:table-cell>
          <table:table-cell office:value-type="string" table:style-name="ce172">
            <text:p>Futuna</text:p>
          </table:table-cell>
          <table:table-cell office:value-type="string" table:style-name="ce172">
            <text:p>Nihirapein ; Mwatiktiki</text:p>
          </table:table-cell>
          <table:table-cell table:style-name="ce146"/>
          <table:table-cell table:style-name="ce177"/>
          <table:table-cell office:value-type="string" table:style-name="ce172">
            <text:p>Taramsemus, Mwatiktiki et Futuna<text:s text:c="2"/></text:p>
          </table:table-cell>
          <table:table-cell table:style-name="ce177"/>
          <table:table-cell office:value-type="string" table:style-name="ce182">
            <text:p>Landscape mythology</text:p>
          </table:table-cell>
          <table:table-cell table:style-name="ce146"/>
          <table:table-cell table:number-columns-repeated="3" table:style-name="ce177"/>
          <table:table-cell table:number-columns-repeated="16345"/>
        </table:table-row>
        <table:table-row table:style-name="ro1">
          <table:table-cell office:value-type="string" table:style-name="ce172">
            <text:p>Sandrine Bessis</text:p>
          </table:table-cell>
          <table:table-cell office:value-type="string" table:style-name="ce172">
            <text:p>second hand</text:p>
          </table:table-cell>
          <table:table-cell office:value-type="string" table:style-name="ce172">
            <text:p>Tanna Times, Lindstrom</text:p>
          </table:table-cell>
          <table:table-cell office:value-type="float" office:value="28" table:style-name="ce173">
            <text:p>28</text:p>
          </table:table-cell>
          <table:table-cell office:value-type="string" table:style-name="ce174">
            <text:p>Free access</text:p>
          </table:table-cell>
          <table:table-cell office:value-type="string" table:style-name="ce174">
            <text:p>https://library.oapen.org/bitstream/handle/20.500.12657/42982/9780824886684.pdf;jsessionid=EB7B7D95C1E0FE383646EB778A3C6F7B?sequence=3</text:p>
          </table:table-cell>
          <table:table-cell office:value-type="string" table:style-name="ce146">
            <text:p>Southern Vanuatu</text:p>
          </table:table-cell>
          <table:table-cell office:value-type="string" table:style-name="ce172">
            <text:p>Tanna</text:p>
          </table:table-cell>
          <table:table-cell office:value-type="string" table:style-name="ce172">
            <text:p>Kwamera</text:p>
          </table:table-cell>
          <table:table-cell office:value-type="string" table:style-name="ce172">
            <text:p>English</text:p>
          </table:table-cell>
          <table:table-cell office:value-type="string" table:style-name="ce172">
            <text:p>no</text:p>
          </table:table-cell>
          <table:table-cell office:value-type="string" table:style-name="ce172">
            <text:p>?</text:p>
          </table:table-cell>
          <table:table-cell office:value-type="float" office:value="1983" table:style-name="ce176">
            <text:p>1983</text:p>
          </table:table-cell>
          <table:table-cell office:value-type="string" table:style-name="ce172">
            <text:p>Vanuatu, Tanna, Samaria</text:p>
          </table:table-cell>
          <table:table-cell table:style-name="ce177"/>
          <table:table-cell office:value-type="string" table:style-name="ce172">
            <text:p>Sandrine Bessis</text:p>
          </table:table-cell>
          <table:table-cell office:value-type="string" table:style-name="ce172">
            <text:p>Lindstrom Lamont</text:p>
          </table:table-cell>
          <table:table-cell office:value-type="string" table:style-name="ce172">
            <text:p>Mwatiktiki's island.</text:p>
          </table:table-cell>
          <table:table-cell office:value-type="string" table:style-name="ce172">
            <text:p>L'île de Mwatiktiki</text:p>
          </table:table-cell>
          <table:table-cell table:number-columns-repeated="2" table:style-name="ce177"/>
          <table:table-cell office:value-type="string" table:style-name="ce176">
            <text:p>Mwatiktiki confused a party of men canoeing from Tanna to Aneityum, and they came ashore instead on Imwainei, Mwatiktiki’s private shadowy island that has the power to rise up and then fall back down beneath the sea. Mwatiktiki appeared to his visitors as a small boy, but he astounded everyone with feats of strength including chewing an entire kava root in a single mouthful. He revealed his wind power stone hidden inside his house, a</text:p>
            <text:p>house with seven windows each of which releases one of the seven winds. “When people on Tanna call up a wind,” Mwatiktiki explained, “I open one window and close up all the others.” Imwainei’s trees also provide the dri wood that people, back on Tanna, burn to roast the fi_x000c_rst yam fruits for Mwatiktiki to eat. After some months on Imwainei, Mwatiktiki guided the visitors’ canoe nearly home to Tanna. When close to shore, he hopped o</text:p>
            <text:p>and rode two coconuts, one under each foot, back to Imwainei blowing his panpipes as he floated along his way. Today, one sometimes can glimpse Mwatiktiki’s island, just visible within ocean mists when this rises up and out of the southern seas. And ghostly panpiping occasionally pierces the air.</text:p>
          </table:table-cell>
          <table:table-cell office:value-type="string" table:style-name="ce172">
            <text:p>Mwatiktiki trompa un groupe d’hommes qui faisaient du canoë de Tanna à Aneityum, et ils abordèrent à la place sur Imwainei, l’île privée et ombreuse de Mwatiktiki, qui a le pouvoir de s’élever au-dessus de la mer puis de s’y enfoncer à nouveau. Mwatiktiki apparut à ses visiteurs sous la forme d’un petit garçon, mais il stupéfia tout le monde par des exploits de force, notamment en mâchant une racine entière de kava en une seule bouchée. Il leur montra sa pierre de pouvoir du vent, cachée dans sa maison — une maison percée de sept fenêtres, chacune libérant l’un des sept vents. « Lorsque les gens de Tanna invoquent un vent, expliqua Mwatiktiki, j’ouvre une fenêtre et je ferme toutes les autres." Les arbres d’Imwainei fournissent également le bois flotté que les habitants de Tanna utilisent pour faire rôtir les premières ignames, destinées à être mangées par Mwatiktiki. Après quelques mois passés sur Imwainei, Mwatiktiki guida le canoë des visiteurs presque jusqu’à Tanna. Arrivé près du rivage, il sauta et repartit vers Imwainei en glissant sur deux noix de coco, une sous chaque pied, tout en jouant de sa flûte de Pan, flottant au fil de son trajet. Aujourd’hui encore, on peut parfois apercevoir l’île de Mwatiktiki, à peine visible dans les brumes marines lorsqu’elle surgit des mers du sud. Et il arrive que le son fantomatique de sa flûte de Pan perce l’air.</text:p>
          </table:table-cell>
          <table:table-cell table:style-name="ce176"/>
          <table:table-cell table:style-name="ce173"/>
          <table:table-cell table:style-name="ce183"/>
          <table:table-cell table:number-columns-repeated="2" table:style-name="ce184"/>
          <table:table-cell office:value-type="string" table:style-name="ce185">
            <text:p>Tanna</text:p>
            <text:p>Aneityum</text:p>
            <text:p>Imwainei</text:p>
          </table:table-cell>
          <table:table-cell office:value-type="string" table:style-name="ce185">
            <text:p>Mwatiktiki</text:p>
          </table:table-cell>
          <table:table-cell table:style-name="ce186"/>
          <table:table-cell table:style-name="ce184"/>
          <table:table-cell office:value-type="string" table:style-name="ce185">
            <text:p>island of araki</text:p>
          </table:table-cell>
          <table:table-cell table:style-name="ce184"/>
          <table:table-cell office:value-type="string" table:style-name="ce182">
            <text:p>Landscape mythology / origin of winds ?</text:p>
          </table:table-cell>
          <table:table-cell table:style-name="ce146"/>
          <table:table-cell table:number-columns-repeated="2" table:style-name="ce184"/>
          <table:table-cell office:value-type="string" table:style-name="ce185">
            <text:p>drifting island ; magical island</text:p>
          </table:table-cell>
          <table:table-cell table:number-columns-repeated="16345"/>
        </table:table-row>
        <table:table-row table:style-name="ro1">
          <table:table-cell office:value-type="string" table:style-name="ce172">
            <text:p>Sandrine Bessis</text:p>
          </table:table-cell>
          <table:table-cell office:value-type="string" table:style-name="ce172">
            <text:p>second hand</text:p>
          </table:table-cell>
          <table:table-cell office:value-type="string" table:style-name="ce172">
            <text:p>Tanna Times, Lindstrom</text:p>
          </table:table-cell>
          <table:table-cell office:value-type="float" office:value="74" table:style-name="ce173">
            <text:p>74</text:p>
          </table:table-cell>
          <table:table-cell office:value-type="string" table:style-name="ce174">
            <text:p>Free access</text:p>
          </table:table-cell>
          <table:table-cell office:value-type="string" table:style-name="ce174">
            <text:p>https://library.oapen.org/bitstream/handle/20.500.12657/42982/9780824886684.pdf;jsessionid=EB7B7D95C1E0FE383646EB778A3C6F7B?sequence=4</text:p>
          </table:table-cell>
          <table:table-cell office:value-type="string" table:style-name="ce146">
            <text:p>Southern Vanuatu</text:p>
          </table:table-cell>
          <table:table-cell office:value-type="string" table:style-name="ce172">
            <text:p>Tanna</text:p>
          </table:table-cell>
          <table:table-cell office:value-type="string" table:style-name="ce172">
            <text:p>Kwamera</text:p>
          </table:table-cell>
          <table:table-cell office:value-type="string" table:style-name="ce172">
            <text:p>English</text:p>
          </table:table-cell>
          <table:table-cell office:value-type="string" table:style-name="ce172">
            <text:p>no</text:p>
          </table:table-cell>
          <table:table-cell office:value-type="string" table:style-name="ce172">
            <text:p>?</text:p>
          </table:table-cell>
          <table:table-cell office:value-type="float" office:value="1983" table:style-name="ce176">
            <text:p>1983</text:p>
          </table:table-cell>
          <table:table-cell office:value-type="string" table:style-name="ce172">
            <text:p>Vanuatu, Tanna, Green point</text:p>
          </table:table-cell>
          <table:table-cell table:style-name="ce177"/>
          <table:table-cell office:value-type="string" table:style-name="ce172">
            <text:p>Sandrine Bessis</text:p>
          </table:table-cell>
          <table:table-cell office:value-type="string" table:style-name="ce172">
            <text:p>Lindstrom Lamont</text:p>
          </table:table-cell>
          <table:table-cell office:value-type="string" table:style-name="ce172">
            <text:p>John Frum</text:p>
          </table:table-cell>
          <table:table-cell office:value-type="string" table:style-name="ce172">
            <text:p>John Frum</text:p>
          </table:table-cell>
          <table:table-cell table:number-columns-repeated="2" table:style-name="ce177"/>
          <table:table-cell office:value-type="string" table:style-name="ce176">
            <text:p>Various stories circulated. John Frum wore a white robe with a white veil that covered his face; or he wore long white trousers, white shirt, and tie; or he wore a long coat with shiny gold buttons. He spoke Nafe language, or he spoke some mystical spiritual tongue. He spoke with a high squeaky voice, a voice later described as “like radar.” He cured disease with jabs. He foretold that the island would turn over. High and low places would level out, and the land would connect with neighboring Erromango and Aneityum Islands. John Frum preached: People must unite and disputes should cease. Hard work is vanished. Whites will leave Tanna along with their money. Islanders from elsewhere should likewise go home. He will provide new money, John Frum money, to support a comfortable life. John Frum wrote down requests for favors in a big heavy book. One man requested power to revive circle dancing (nupu), banned among Christian converts. Another from Bethel village wanted a truck. Johnson Abil begged for wisdom. People today are pleased to argue that John Frum fullfiled most of these requests. Many trucks</text:p>
            <text:p>today drive Tanna’s potholed roads. Nearly everyone dances nupu at important</text:p>
            <text:p>occasions. Johnson Abil’s grandson was elected president of Vanuatu. Only one</text:p>
            <text:p>request failed to be fullfiled. A man from north Tanna, the last in line, wanted</text:p>
            <text:p>to become a child again after he died. John Frum refused the appeal, saying it</text:p>
            <text:p>was too late</text:p>
          </table:table-cell>
          <table:table-cell office:value-type="string" table:style-name="ce176">
            <text:p>Divers récits circulaient. John Frum portait une robe blanche avec un voile blanc qui couvrait son visage ; ou bien il portait un long pantalon blanc, une chemise blanche et une cravate ; ou encore un long manteau orné de boutons dorés brillants. Il parlait la langue nafe, ou bien une langue spirituelle mystérieuse. Sa voix était aiguë et grinçante, décrite plus tard comme « semblable à un radar ». Il guérissait les maladies à l’aide d’injections. Il prophétisait que l’île se retournerait : les hauteurs et les bas-fonds s’aplaniraient, et la terre se relierait aux îles voisines d’Erromango et d’Aneityum. John Frum prêchait : les gens doivent s’unir et cesser les querelles. Le travail pénible disparaîtra. Les Blancs quitteront Tanna avec leur argent. Les insulaires venus d’ailleurs devront eux aussi rentrer chez eux. Il fournira une nouvelle monnaie, la monnaie de John Frum, pour permettre une vie confortable. John Frum notait les requêtes de faveurs dans un grand livre lourd. Un homme demanda le pouvoir de faire revivre la danse en cercle (nupu), interdite parmi les convertis chrétiens. Un autre, du village de Bethel, voulait un camion. Johnson Abil implora la sagesse. Aujourd’hui, beaucoup aiment affirmer que John Frum a exaucé la plupart de ces demandes. De nombreux camions circulent désormais sur les routes défoncées de Tanna. Presque tout le monde danse le nupu lors des grandes occasions. Le petit-fils de Johnson Abil a été élu président du Vanuatu. Une seule requête n’a pas été exaucée. Un homme du nord de Tanna, le dernier de la file, souhaitait redevenir un enfant après sa mort. John Frum refusa, disant qu’il était trop tard.</text:p>
          </table:table-cell>
          <table:table-cell table:style-name="ce176"/>
          <table:table-cell table:style-name="ce173"/>
          <table:table-cell table:style-name="ce182"/>
          <table:table-cell table:number-columns-repeated="2" table:style-name="ce177"/>
          <table:table-cell office:value-type="string" table:style-name="ce172">
            <text:p>Green Point</text:p>
          </table:table-cell>
          <table:table-cell office:value-type="string" table:style-name="ce172">
            <text:p>John Frum</text:p>
          </table:table-cell>
          <table:table-cell table:style-name="ce146"/>
          <table:table-cell table:number-columns-repeated="3" table:style-name="ce177"/>
          <table:table-cell table:style-name="ce182"/>
          <table:table-cell table:style-name="ce146"/>
          <table:table-cell table:number-columns-repeated="3" table:style-name="ce177"/>
          <table:table-cell table:number-columns-repeated="16345"/>
        </table:table-row>
        <table:table-row table:style-name="ro1">
          <table:table-cell office:value-type="string" table:style-name="ce172">
            <text:p>Sandrine Bessis</text:p>
          </table:table-cell>
          <table:table-cell office:value-type="string" table:style-name="ce172">
            <text:p>second hand</text:p>
          </table:table-cell>
          <table:table-cell office:value-type="string" table:style-name="ce172">
            <text:p>Tanna Times, Lindstrom</text:p>
          </table:table-cell>
          <table:table-cell office:value-type="float" office:value="83" table:style-name="ce173">
            <text:p>83</text:p>
          </table:table-cell>
          <table:table-cell office:value-type="string" table:style-name="ce174">
            <text:p>Free access</text:p>
          </table:table-cell>
          <table:table-cell office:value-type="string" table:style-name="ce174">
            <text:p>https://library.oapen.org/bitstream/handle/20.500.12657/42982/9780824886684.pdf;jsessionid=EB7B7D95C1E0FE383646EB778A3C6F7B?sequence=5</text:p>
          </table:table-cell>
          <table:table-cell office:value-type="string" table:style-name="ce146">
            <text:p>Southern Vanuatu</text:p>
          </table:table-cell>
          <table:table-cell office:value-type="string" table:style-name="ce172">
            <text:p>Tanna</text:p>
          </table:table-cell>
          <table:table-cell office:value-type="string" table:style-name="ce172">
            <text:p>Kwamera</text:p>
          </table:table-cell>
          <table:table-cell office:value-type="string" table:style-name="ce172">
            <text:p>English</text:p>
          </table:table-cell>
          <table:table-cell office:value-type="string" table:style-name="ce172">
            <text:p>no</text:p>
          </table:table-cell>
          <table:table-cell office:value-type="string" table:style-name="ce172">
            <text:p>?</text:p>
          </table:table-cell>
          <table:table-cell office:value-type="float" office:value="1983" table:style-name="ce176">
            <text:p>1983</text:p>
          </table:table-cell>
          <table:table-cell office:value-type="string" table:style-name="ce172">
            <text:p>Vanuatu, Tanna</text:p>
          </table:table-cell>
          <table:table-cell table:number-columns-repeated="2" table:style-name="ce177"/>
          <table:table-cell office:value-type="string" table:style-name="ce172">
            <text:p>Lindstrom Lamont</text:p>
          </table:table-cell>
          <table:table-cell office:value-type="string" table:style-name="ce172">
            <text:p>John Frum</text:p>
          </table:table-cell>
          <table:table-cell office:value-type="string" table:style-name="ce172">
            <text:p>John Frum</text:p>
          </table:table-cell>
          <table:table-cell table:number-columns-repeated="2" table:style-name="ce177"/>
          <table:table-cell office:value-type="string" table:style-name="ce176">
            <text:p>People at Green Point today say that Karapenumun, now John, first appeared</text:p>
            <text:p>to them along with Nakwa, his evil twin spirit. The two island spirits struggled</text:p>
            <text:p>and wrestled until John vanquished Nakwa, who escaped, disappearing over the</text:p>
            <text:p>mountain. Some Green Pointers jealously suggest that the runaway Nakwa was</text:p>
            <text:p>the bogus, second John Frum who materialized later in 1941 to girls at Sulphur</text:p>
            <text:p>Bay. Still others, defenders of true kastom, castigate John Frum followers everywhere as seriously misled. If Karapenumun truly had come down to Green Point</text:p>
            <text:p>as John Frum, he would have sported a kastom penis wrapper and not wrapped</text:p>
            <text:p>himself in some white bedsheet or buttoned jacket.</text:p>
          </table:table-cell>
          <table:table-cell table:number-columns-repeated="2" table:style-name="ce176"/>
          <table:table-cell table:style-name="ce173"/>
          <table:table-cell table:style-name="ce182"/>
          <table:table-cell table:number-columns-repeated="4" table:style-name="ce177"/>
          <table:table-cell table:style-name="ce146"/>
          <table:table-cell table:number-columns-repeated="3" table:style-name="ce177"/>
          <table:table-cell table:style-name="ce182"/>
          <table:table-cell table:style-name="ce146"/>
          <table:table-cell table:number-columns-repeated="3" table:style-name="ce177"/>
          <table:table-cell table:number-columns-repeated="16345"/>
        </table:table-row>
        <table:table-row table:style-name="ro1">
          <table:table-cell office:value-type="string" table:style-name="ce172">
            <text:p>Sandrine Bessis</text:p>
          </table:table-cell>
          <table:table-cell office:value-type="string" table:style-name="ce172">
            <text:p>second hand</text:p>
          </table:table-cell>
          <table:table-cell office:value-type="string" table:style-name="ce172">
            <text:p>Tanna Times, Lindstrom</text:p>
          </table:table-cell>
          <table:table-cell office:value-type="float" office:value="93" table:style-name="ce173">
            <text:p>93</text:p>
          </table:table-cell>
          <table:table-cell office:value-type="string" table:style-name="ce174">
            <text:p>Free access</text:p>
          </table:table-cell>
          <table:table-cell office:value-type="string" table:style-name="ce174">
            <text:p>https://library.oapen.org/bitstream/handle/20.500.12657/42982/9780824886684.pdf;jsessionid=EB7B7D95C1E0FE383646EB778A3C6F7B?sequence=6</text:p>
          </table:table-cell>
          <table:table-cell office:value-type="string" table:style-name="ce146">
            <text:p>Southern Vanuatu</text:p>
          </table:table-cell>
          <table:table-cell office:value-type="string" table:style-name="ce172">
            <text:p>Tanna</text:p>
          </table:table-cell>
          <table:table-cell office:value-type="string" table:style-name="ce172">
            <text:p>Kwamera</text:p>
          </table:table-cell>
          <table:table-cell office:value-type="string" table:style-name="ce172">
            <text:p>English</text:p>
          </table:table-cell>
          <table:table-cell office:value-type="string" table:style-name="ce172">
            <text:p>no</text:p>
          </table:table-cell>
          <table:table-cell office:value-type="string" table:style-name="ce172">
            <text:p>?</text:p>
          </table:table-cell>
          <table:table-cell office:value-type="float" office:value="1983" table:style-name="ce176">
            <text:p>1983</text:p>
          </table:table-cell>
          <table:table-cell office:value-type="string" table:style-name="ce172">
            <text:p>Vanuatu, Tanna</text:p>
          </table:table-cell>
          <table:table-cell table:number-columns-repeated="2" table:style-name="ce177"/>
          <table:table-cell office:value-type="string" table:style-name="ce172">
            <text:p>Lindstrom Lamont</text:p>
          </table:table-cell>
          <table:table-cell office:value-type="string" table:style-name="ce172">
            <text:p>John Frum</text:p>
          </table:table-cell>
          <table:table-cell office:value-type="string" table:style-name="ce172">
            <text:p>John Frum</text:p>
          </table:table-cell>
          <table:table-cell table:number-columns-repeated="2" table:style-name="ce177"/>
          <table:table-cell office:value-type="string" table:style-name="ce176">
            <text:p>John Frum had already told people that men would come. America. They</text:p>
            <text:p>would arrive and that when we meet America, don’t be afraid. We knew</text:p>
            <text:p>that our brothers were coming. John Frum had already predicted this to us</text:p>
            <text:p>Nouar so we weren’t afraid of dying. He advised us that Americans would come.</text:p>
            <text:p>We were ignorant of planes and he was the first to say that planes would</text:p>
            <text:p>arrive. We were ignorant of lots of things but he said that trucks would</text:p>
            <text:p>arrive. Our trucks would come. Our planes would come. Our ships would</text:p>
            <text:p>come. Since then we have understood, and today black men have all these</text:p>
            <text:p>things. John Frum was the _x0004_rst to say the name of America. We know that</text:p>
            <text:p>he spoke truly in that we saw America arrive.</text:p>
          </table:table-cell>
          <table:table-cell table:number-columns-repeated="2" table:style-name="ce176"/>
          <table:table-cell table:style-name="ce173"/>
          <table:table-cell table:style-name="ce183"/>
          <table:table-cell table:number-columns-repeated="4" table:style-name="ce184"/>
          <table:table-cell table:style-name="ce186"/>
          <table:table-cell table:number-columns-repeated="3" table:style-name="ce184"/>
          <table:table-cell table:style-name="ce182"/>
          <table:table-cell table:style-name="ce146"/>
          <table:table-cell table:number-columns-repeated="3" table:style-name="ce184"/>
          <table:table-cell table:number-columns-repeated="16345"/>
        </table:table-row>
        <table:table-row table:style-name="ro1">
          <table:table-cell office:value-type="string" table:style-name="ce111">
            <text:p>Sandrine Bessis</text:p>
          </table:table-cell>
          <table:table-cell office:value-type="string" table:style-name="ce111">
            <text:p>second hand</text:p>
          </table:table-cell>
          <table:table-cell office:value-type="string" table:style-name="ce51">
            <text:p>Stories from the Southern New Hebrides, with Introduction and Notes</text:p>
          </table:table-cell>
          <table:table-cell office:value-type="float" office:value="147" table:style-name="ce15">
            <text:p>147</text:p>
          </table:table-cell>
          <table:table-cell office:value-type="string" table:style-name="ce113">
            <text:p>Free access</text:p>
          </table:table-cell>
          <table:table-cell office:value-type="string" table:style-name="ce51">
            <text:p>http://www.jstor.org/stable/2842791 .</text:p>
          </table:table-cell>
          <table:table-cell office:value-type="string" table:style-name="ce53">
            <text:p>Southern Vanuatu</text:p>
          </table:table-cell>
          <table:table-cell office:value-type="string" table:style-name="ce111">
            <text:p>Futuna</text:p>
          </table:table-cell>
          <table:table-cell office:value-type="string" table:style-name="ce111">
            <text:p>?</text:p>
          </table:table-cell>
          <table:table-cell office:value-type="string" table:style-name="ce111">
            <text:p>English</text:p>
          </table:table-cell>
          <table:table-cell office:value-type="string" table:style-name="ce111">
            <text:p>no</text:p>
          </table:table-cell>
          <table:table-cell office:value-type="string" table:style-name="ce111">
            <text:p>?</text:p>
          </table:table-cell>
          <table:table-cell office:value-type="float" office:value="1901" table:style-name="ce187">
            <text:p>1901</text:p>
          </table:table-cell>
          <table:table-cell office:value-type="string" table:style-name="ce111">
            <text:p>Vanuatu, Futuna</text:p>
          </table:table-cell>
          <table:table-cell table:style-name="ce110"/>
          <table:table-cell office:value-type="string" table:style-name="ce111">
            <text:p>Sidney H. Ray</text:p>
          </table:table-cell>
          <table:table-cell office:value-type="string" table:style-name="ce111">
            <text:p>Rev. Dr. Gunn</text:p>
          </table:table-cell>
          <table:table-cell office:value-type="string" table:style-name="ce111">
            <text:p>Moshikishiki and Tapoiesi</text:p>
          </table:table-cell>
          <table:table-cell office:value-type="string" table:style-name="ce188">
            <text:p>Moshikishiki et Tapoiesi</text:p>
          </table:table-cell>
          <table:table-cell table:number-columns-repeated="2" table:style-name="ce110"/>
          <table:table-cell table:style-name="ce187"/>
          <table:table-cell office:value-type="string" table:style-name="ce187">
            <text:p>Taposiesi is a cannibal that trapp children in his marae at Pau, make them fat and eat them. One day, he goes to <text:s/>Kirisavini and meets up with Moshikishiki <text:s/>who had metamorphosed into a young boy. He invites him in his marae. Taposiesi goes to his plantation leaving the children alone. Moshikishiki then tells the other kids Taposiesi is deceiving them to eat them all. He takes them to Tavesua. When Taposiesi returns, the marae is empty. He finds them on the beach and want to trap them in the rocks, but Moshikishilki cut the rocks at Masuataga, and they go toward the sea. They go to Taringakasi, and weilt on to Sia, and climbed up Feiava, and went <text:s/>towards Mounga. They climb Tamakopu. Then Moshikishiki hide them into the seeds of a breadfruit. Taposiesi wants to cook it but they urinate and take out the fire. He goes away to get more food, they leave tamakopu and climb into the sky. Taposiesi asks for the vine to join them into the sky. They throw it down to him but evrytime he tries to clim they let it go until he dies. A boy metamorphosis into a fly, another one into a <text:s/>large black ant to examine him, entering at the</text:p>
          </table:table-cell>
          <table:table-cell office:value-type="string" table:style-name="ce187">
            <text:p>cannibalism ; metamorphosis ; shape shifter ;</text:p>
          </table:table-cell>
          <table:table-cell table:style-name="ce15"/>
          <table:table-cell table:style-name="ce52"/>
          <table:table-cell table:style-name="ce110"/>
          <table:table-cell office:value-type="string" table:style-name="ce111">
            <text:p>Taposiesi</text:p>
          </table:table-cell>
          <table:table-cell office:value-type="string" table:style-name="ce111">
            <text:p>marae of Pau ; Kirisavini ; Tavesua ; Masuataga; <text:s/>Taringakasi ; <text:s/>Sia ; Feiava ; Mounga ; Tamakopu</text:p>
          </table:table-cell>
          <table:table-cell office:value-type="string" table:style-name="ce111">
            <text:p>Taposiesi (cannibal) ; Moshikishiki (shape shifter) ;</text:p>
          </table:table-cell>
          <table:table-cell table:style-name="ce53"/>
          <table:table-cell table:style-name="ce110"/>
          <table:table-cell office:value-type="string" table:style-name="ce111">
            <text:p>na-batav (buninga) = cacher les enfants dans les graines du BF ; Likeele (mele)= cannibale qui mange tout le monde ; of course Mautikitiki (pour le shape shifter/ la force, le nom etc.)</text:p>
          </table:table-cell>
          <table:table-cell table:style-name="ce110"/>
          <table:table-cell table:style-name="ce52"/>
          <table:table-cell table:style-name="ce53"/>
          <table:table-cell table:number-columns-repeated="3" table:style-name="ce110"/>
          <table:table-cell table:number-columns-repeated="16345"/>
        </table:table-row>
        <table:table-row table:number-rows-repeated="2" table:style-name="ro1">
          <table:table-cell table:style-name="ce189"/>
          <table:table-cell table:number-columns-repeated="2" table:style-name="ce1"/>
          <table:table-cell table:style-name="ce190"/>
          <table:table-cell table:number-columns-repeated="2" table:style-name="ce48"/>
          <table:table-cell table:style-name="ce191"/>
          <table:table-cell table:number-columns-repeated="5" table:style-name="ce1"/>
          <table:table-cell table:style-name="ce192"/>
          <table:table-cell table:number-columns-repeated="5" table:style-name="ce1"/>
          <table:table-cell table:style-name="ce193"/>
          <table:table-cell table:number-columns-repeated="2" table:style-name="ce1"/>
          <table:table-cell table:number-columns-repeated="2" table:style-name="ce194"/>
          <table:table-cell table:style-name="ce195"/>
          <table:table-cell table:style-name="ce14"/>
          <table:table-cell table:style-name="ce196"/>
          <table:table-cell table:number-columns-repeated="4" table:style-name="ce1"/>
          <table:table-cell table:style-name="ce46"/>
          <table:table-cell table:number-columns-repeated="3" table:style-name="ce1"/>
          <table:table-cell table:style-name="ce27"/>
          <table:table-cell table:style-name="ce28"/>
          <table:table-cell table:number-columns-repeated="16348" table:style-name="ce1"/>
        </table:table-row>
        <table:table-row table:style-name="ro1">
          <table:table-cell table:style-name="ce189"/>
          <table:table-cell table:number-columns-repeated="2" table:style-name="ce1"/>
          <table:table-cell table:style-name="ce190"/>
          <table:table-cell table:number-columns-repeated="2" table:style-name="ce48"/>
          <table:table-cell table:style-name="ce191"/>
          <table:table-cell table:number-columns-repeated="5" table:style-name="ce1"/>
          <table:table-cell table:style-name="ce192"/>
          <table:table-cell table:number-columns-repeated="5" table:style-name="ce1"/>
          <table:table-cell table:style-name="ce193"/>
          <table:table-cell table:number-columns-repeated="2" table:style-name="ce1"/>
          <table:table-cell table:number-columns-repeated="2" table:style-name="ce194"/>
          <table:table-cell table:style-name="ce195"/>
          <table:table-cell table:style-name="ce194"/>
          <table:table-cell table:style-name="ce196"/>
          <table:table-cell table:number-columns-repeated="4" table:style-name="ce1"/>
          <table:table-cell table:style-name="ce46"/>
          <table:table-cell table:number-columns-repeated="3" table:style-name="ce1"/>
          <table:table-cell table:style-name="ce27"/>
          <table:table-cell table:style-name="ce28"/>
          <table:table-cell table:number-columns-repeated="16348" table:style-name="ce1"/>
        </table:table-row>
        <table:table-row table:number-rows-repeated="751" table:style-name="ro1">
          <table:table-cell table:style-name="ce189"/>
          <table:table-cell table:number-columns-repeated="2" table:style-name="ce1"/>
          <table:table-cell table:style-name="ce190"/>
          <table:table-cell table:number-columns-repeated="2" table:style-name="ce48"/>
          <table:table-cell table:style-name="ce191"/>
          <table:table-cell table:number-columns-repeated="5" table:style-name="ce1"/>
          <table:table-cell table:style-name="ce192"/>
          <table:table-cell table:number-columns-repeated="5" table:style-name="ce1"/>
          <table:table-cell table:style-name="ce193"/>
          <table:table-cell table:number-columns-repeated="2" table:style-name="ce1"/>
          <table:table-cell table:number-columns-repeated="2" table:style-name="ce194"/>
          <table:table-cell table:style-name="ce195"/>
          <table:table-cell table:style-name="ce194"/>
          <table:table-cell table:style-name="ce196"/>
          <table:table-cell table:number-columns-repeated="4" table:style-name="ce1"/>
          <table:table-cell table:style-name="ce46"/>
          <table:table-cell table:number-columns-repeated="3" table:style-name="ce1"/>
          <table:table-cell table:style-name="ce27"/>
          <table:table-cell table:style-name="ce28"/>
          <table:table-cell table:number-columns-repeated="16348"/>
        </table:table-row>
        <table:table-row table:number-rows-repeated="1047473" table:style-name="ro10">
          <table:table-cell table:number-columns-repeated="16384"/>
        </table:table-row>
      </table:table>
      <table:table table:name="Sheet2" table:style-name="ta2">
        <table:table-column table:style-name="co29" table:number-columns-repeated="2" table:default-cell-style-name="ce1"/>
        <table:table-column table:style-name="co31" table:default-cell-style-name="ce1"/>
        <table:table-column table:style-name="co29" table:number-columns-repeated="4" table:default-cell-style-name="ce1"/>
        <table:table-column table:style-name="co32" table:default-cell-style-name="ce1"/>
        <table:table-column table:style-name="co33" table:default-cell-style-name="ce1"/>
        <table:table-column table:style-name="co34" table:default-cell-style-name="ce1"/>
        <table:table-column table:style-name="co29" table:default-cell-style-name="ce1"/>
        <table:table-column table:style-name="co35" table:default-cell-style-name="ce1"/>
        <table:table-column table:style-name="co34" table:default-cell-style-name="ce1"/>
        <table:table-column table:style-name="co29" table:number-columns-repeated="1011" table:default-cell-style-name="ce1"/>
        <table:table-column table:style-name="co30" table:number-columns-repeated="15360" table:default-cell-style-name="ce1"/>
        <table:table-row table:style-name="ro11">
          <table:table-cell office:value-type="string" table:style-name="ce2">
            <text:p>territory</text:p>
          </table:table-cell>
          <table:table-cell office:value-type="string" table:style-name="ce2">
            <text:p>corpus</text:p>
          </table:table-cell>
          <table:table-cell office:value-type="string" table:style-name="ce3">
            <text:p>Story title (Eng)</text:p>
          </table:table-cell>
          <table:table-cell office:value-type="string" table:style-name="ce2">
            <text:p>Num</text:p>
          </table:table-cell>
          <table:table-cell office:value-type="string" table:style-name="ce2">
            <text:p>motifs gen</text:p>
          </table:table-cell>
          <table:table-cell office:value-type="string" table:style-name="ce2">
            <text:p>motifs spe</text:p>
          </table:table-cell>
          <table:table-cell office:value-type="string" table:style-name="ce3">
            <text:p>megamotifs</text:p>
          </table:table-cell>
          <table:table-cell table:number-columns-repeated="2" table:style-name="ce1"/>
          <table:table-cell table:style-name="ce197"/>
          <table:table-cell table:number-columns-repeated="2" table:style-name="ce1"/>
          <table:table-cell table:style-name="ce197"/>
          <table:table-cell table:number-columns-repeated="16371"/>
        </table:table-row>
        <table:table-row table:number-rows-repeated="6" table:style-name="ro11">
          <table:table-cell table:number-columns-repeated="9" table:style-name="ce1"/>
          <table:table-cell table:style-name="ce197"/>
          <table:table-cell table:number-columns-repeated="2" table:style-name="ce1"/>
          <table:table-cell table:style-name="ce197"/>
          <table:table-cell table:number-columns-repeated="16371"/>
        </table:table-row>
        <table:table-row table:style-name="ro12">
          <table:table-cell table:number-columns-repeated="7" table:style-name="ce1"/>
          <table:table-cell office:value-type="string" table:style-name="ce10">
            <text:p>Nouvelle caledonie / rivierre / le truc de poulpe / 1</text:p>
          </table:table-cell>
          <table:table-cell office:value-type="string" table:style-name="ce29">
            <text:p>motifs 1</text:p>
          </table:table-cell>
          <table:table-cell table:style-name="ce197"/>
          <table:table-cell table:number-columns-repeated="2" table:style-name="ce1"/>
          <table:table-cell table:style-name="ce197"/>
          <table:table-cell table:number-columns-repeated="16371"/>
        </table:table-row>
        <table:table-row table:number-rows-repeated="8" table:style-name="ro11">
          <table:table-cell table:number-columns-repeated="9" table:style-name="ce1"/>
          <table:table-cell table:style-name="ce197"/>
          <table:table-cell table:number-columns-repeated="2" table:style-name="ce1"/>
          <table:table-cell table:style-name="ce197"/>
          <table:table-cell table:number-columns-repeated="16371"/>
        </table:table-row>
        <table:table-row table:style-name="ro11">
          <table:table-cell table:number-columns-repeated="7"/>
          <table:table-cell table:number-columns-repeated="2" table:style-name="ce1"/>
          <table:table-cell table:style-name="ce197"/>
          <table:table-cell table:number-columns-repeated="2" table:style-name="ce1"/>
          <table:table-cell table:style-name="ce197"/>
          <table:table-cell table:number-columns-repeated="16371"/>
        </table:table-row>
        <table:table-row table:style-name="ro11">
          <table:table-cell table:number-columns-repeated="7"/>
          <table:table-cell office:value-type="string" table:style-name="ce198">
            <text:p>Motifs 1</text:p>
          </table:table-cell>
          <table:table-cell office:value-type="string" table:style-name="ce29">
            <text:p>Titre de l'histoire</text:p>
          </table:table-cell>
          <table:table-cell table:style-name="ce197"/>
          <table:table-cell table:number-columns-repeated="2" table:style-name="ce1"/>
          <table:table-cell table:style-name="ce197"/>
          <table:table-cell table:number-columns-repeated="16371"/>
        </table:table-row>
        <table:table-row table:style-name="ro11">
          <table:table-cell table:number-columns-repeated="7"/>
          <table:table-cell table:style-name="ce1"/>
          <table:table-cell table:style-name="ce29"/>
          <table:table-cell table:style-name="ce197"/>
          <table:table-cell table:number-columns-repeated="2" table:style-name="ce1"/>
          <table:table-cell table:style-name="ce197"/>
          <table:table-cell table:number-columns-repeated="16371"/>
        </table:table-row>
        <table:table-row table:style-name="ro11">
          <table:table-cell table:number-columns-repeated="7"/>
          <table:table-cell table:number-columns-repeated="2" table:style-name="ce1"/>
          <table:table-cell table:style-name="ce199"/>
          <table:table-cell office:value-type="string" table:style-name="ce198">
            <text:p>Motifs 2</text:p>
          </table:table-cell>
          <table:table-cell office:value-type="string" table:style-name="ce29">
            <text:p>Titre de l'histoire</text:p>
          </table:table-cell>
          <table:table-cell table:style-name="ce199"/>
          <table:table-cell table:number-columns-repeated="16371"/>
        </table:table-row>
        <table:table-row table:style-name="ro11">
          <table:table-cell table:number-columns-repeated="7"/>
          <table:table-cell table:number-columns-repeated="2" table:style-name="ce1"/>
          <table:table-cell table:style-name="ce199"/>
          <table:table-cell office:value-type="string" table:style-name="ce198">
            <text:p>Motifs 3</text:p>
          </table:table-cell>
          <table:table-cell office:value-type="string" table:style-name="ce29">
            <text:p>Titre de l'histoire</text:p>
          </table:table-cell>
          <table:table-cell table:style-name="ce199"/>
          <table:table-cell table:number-columns-repeated="16371"/>
        </table:table-row>
        <table:table-row table:number-rows-repeated="11" table:style-name="ro11">
          <table:table-cell table:number-columns-repeated="7"/>
          <table:table-cell table:number-columns-repeated="2" table:style-name="ce1"/>
          <table:table-cell table:style-name="ce197"/>
          <table:table-cell table:number-columns-repeated="2" table:style-name="ce1"/>
          <table:table-cell table:style-name="ce197"/>
          <table:table-cell table:number-columns-repeated="16371"/>
        </table:table-row>
        <table:table-row table:number-rows-repeated="968" table:style-name="ro11">
          <table:table-cell table:number-columns-repeated="9"/>
          <table:table-cell table:style-name="ce197"/>
          <table:table-cell table:number-columns-repeated="2" table:style-name="ce1"/>
          <table:table-cell table:style-name="ce197"/>
          <table:table-cell table:number-columns-repeated="16371"/>
        </table:table-row>
        <table:table-row table:number-rows-repeated="1047576"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Ubuntu" svg:font-family="Ubuntu"/>
    <style:font-face style:name="Google Sans" svg:font-family="&quot;Google Sans&quot;"/>
    <style:font-face style:name="&quot;Google Sans&quot;" svg:font-family="&quot;&quot;Google Sans&quot;&quot;"/>
    <style:font-face style:name="Roboto" svg:font-family="Roboto"/>
    <style:font-face style:name="Cambria" svg:font-family="Cambria"/>
  </office:font-face-decls>
  <office:styles>
    <number:number-style style:name="N0">
      <number:number number:min-integer-digits="1"/>
    </number:number-style>
    <number:date-style style:name="N36">
      <number:day/>
      <number:text>-</number:text>
      <number:month/>
    </number:date-style>
    <number:date-style style:name="N37">
      <number:month number:style="long" number:textual="true"/>
      <number:text> </number:text>
      <number:year number:style="long"/>
    </number:date-style>
    <number:date-style style:name="N38">
      <number:day number:style="long"/>
      <number:text>/</number:text>
      <number:month number:style="long"/>
      <number:text>/</number:text>
      <number:year number:style="long"/>
    </number:date-style>
    <number:date-style style:name="N39">
      <number:month number:style="long" number:textual="true"/>
      <number:text> </number:text>
      <number:day/>
      <number:text>, </number:text>
      <number:year number:style="long"/>
    </number:date-style>
    <number:date-style style:name="N40">
      <number:month number:style="long" number:textual="true"/>
      <number:text> </number:text>
      <number:day/>
      <number:text>,</number:text>
      <number:year number:style="long"/>
    </number:date-style>
    <number:date-style style:name="N41">
      <number:day/>
      <number:text>/</number:text>
      <number:month/>
      <number:text>/</number:text>
      <number:year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landscape" style:print-page-order="ltr" style:first-page-number="continue" style:scale-to="100%" style:table-centering="horizontal" style:print="grid 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928</meta:generator>
    <dc:creator>Sebastien Christian</dc:creator>
    <dc:date>2026-04-18T14:31:22Z</dc:date>
  </office:meta>
</office:document-meta>
</file>